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OwlUrnLaw<text:tab/>IMG_20170818_034537.jpg</text:span></text:p>
      <text:p text:style-name="P1"><text:span text:style-name="T1">WagLawOwl<text:tab/>StorageProviderId=OneDrive&amp;id=65DA6F39E7CAFAA0!633</text:span></text:p>
      <text:p text:style-name="P1"><text:span text:style-name="T1">JokeYakLog<text:tab/>C</text:span></text:p>
      <text:p text:style-name="P1"><text:span text:style-name="T1">FigEmuHam<text:tab/>3bSI</text:span></text:p>
      <text:p text:style-name="P1"><text:span text:style-name="T1">MawCakeRed<text:tab/>received_347863178984210.jpeg</text:span></text:p>
      <text:p text:style-name="P1"><text:span text:style-name="T1">FlyOwlFar<text:tab/>1 65DA6F39E7CAFAA0!101 WLS_SubscriptionId_867DA8F9-B362-4B9D-B3EC-B7F390FD25A8</text:span></text:p>
      <text:p text:style-name="P1"><text:span text:style-name="T1">BudPewForth<text:tab/>IMG_20170702_140916.jpg</text:span></text:p>
      <text:p text:style-name="P1"><text:span text:style-name="T1">WowBigIcy<text:tab/>[0-9]</text:span></text:p>
      <text:p text:style-name="P1"><text:span text:style-name="T1">RodOafGad<text:tab/>Users</text:span></text:p>
      <text:p text:style-name="P1"><text:span text:style-name="T1">HamYakTax<text:tab/>1497302692208-kerilynn88</text:span></text:p>
      <text:p text:style-name="P1"><text:span text:style-name="T1">FoxOneSo<text:tab/>([a-zA-Z0-9])+</text:span></text:p>
      <text:p text:style-name="P1"><text:span text:style-name="T1">MawPieTruck<text:tab/>Personal</text:span></text:p>
      <text:p text:style-name="P1"><text:span text:style-name="T1">FlyFlyJump<text:tab/>1504292824950.jpg</text:span></text:p>
      <text:p text:style-name="P1"><text:span text:style-name="T1">VoltFooWolf<text:tab/>StorageProviderId=OneDrive&amp;id=65DA6F39E7CAFAA0!674</text:span></text:p>
      <text:p text:style-name="P1"><text:span text:style-name="T1">LogCarSo<text:tab/>Joshua Nolan</text:span></text:p>
      <text:p text:style-name="P1"><text:span text:style-name="T1">HerHerRed<text:tab/>1548243702</text:span></text:p>
      <text:p text:style-name="P1"><text:span text:style-name="T1">MuchGadSea<text:tab/>OneDrive</text:span></text:p>
      <text:p text:style-name="P1"><text:span text:style-name="T1">RedGoodGood<text:tab/>StorageProviderId=OneDrive&amp;id=65DA6F39E7CAFAA0!481</text:span></text:p>
      <text:p text:style-name="P1"><text:span text:style-name="T1">HazGemGad<text:tab/>received_10211724836134018</text:span></text:p>
      <text:p text:style-name="P1"><text:span text:style-name="T1">FooDownPal<text:tab/>onedrive</text:span></text:p>
      <text:p text:style-name="P1"><text:span text:style-name="T1">UghAteDoge<text:tab/>FB_IMG_1496768939647.jpg</text:span></text:p>
      <text:p text:style-name="P1"><text:span text:style-name="T1">YakDogeLog<text:tab/>Update</text:span></text:p>
      <text:p text:style-name="P1"><text:span text:style-name="T1">SwimEarNorth<text:tab/>1503077116151-kerilynn88</text:span></text:p>
      <text:p text:style-name="P1"><text:span text:style-name="T1">QuillHazZag<text:tab/>IMG_20170703_221957</text:span></text:p>
      <text:p text:style-name="P1"><text:span text:style-name="T1">CakeDaySew<text:tab/>IMG_20170811_141601-kerilynn88</text:span></text:p>
      <text:p text:style-name="P1"><text:span text:style-name="T1">TaxZigPen<text:tab/>AppData</text:span></text:p>
      <text:p text:style-name="P1"><text:span text:style-name="T1">YakBarRight<text:tab/>IMG_20170614_194714.jpg</text:span></text:p>
      <text:p text:style-name="P1"><text:span text:style-name="T1">OneZigBar<text:tab/>IMG_20170818_033241</text:span></text:p>
      <text:p text:style-name="P1"><text:span text:style-name="T1">IcyMawA<text:tab/>IMG_20170615_215749</text:span></text:p>
      <text:p text:style-name="P1"><text:span text:style-name="T1">HisAmWry<text:tab/>$)</text:span></text:p>
      <text:p text:style-name="P1"><text:span text:style-name="T1">AAweYup<text:tab/>3d63684335985523</text:span></text:p>
      <text:p text:style-name="P1"><text:span text:style-name="T1">PewForthFish<text:tab/>settings</text:span></text:p>
      <text:p text:style-name="P1"><text:span text:style-name="T1">RedAweAwe<text:tab/>IMG_20170620_160136-kerilynn88</text:span></text:p>
      <text:p text:style-name="P1"><text:span text:style-name="T1">WarPewMuch<text:tab/>Local</text:span></text:p>
      <text:p text:style-name="P1"><text:span text:style-name="T1">JoyLeftUp<text:tab/>65DA6F39E7CAFAA0!465</text:span></text:p>
      <text:p text:style-name="P1"><text:span text:style-name="T1">FishCanGad<text:tab/>65DA6F39E7CAFAA0!719</text:span></text:p>
      <text:p text:style-name="P1"><text:span text:style-name="T1">FoxHogRag<text:tab/>569ffcda9a83253aba0382eb7c67b933--kiss-lip-tattoos-sister-tattoos</text:span></text:p>
      <text:p text:style-name="P1"><text:span text:style-name="T1">AteBarDoge<text:tab/>login.live.com</text:span></text:p>
      <text:p text:style-name="P1"><text:span text:style-name="T1">TheForthRat<text:tab/>3bEP</text:span></text:p>
      <text:p text:style-name="P1"><text:span text:style-name="T1">VatUpVat<text:tab/>PreSignInSettingsConfig</text:span></text:p>
      <text:p text:style-name="P1"><text:span text:style-name="T1">MuchOrbQuill<text:tab/>drive</text:span></text:p>
      <text:p text:style-name="P1"><text:span text:style-name="T1">TaxOneRight<text:tab/>65DA6F39E7CAFAA0!101-65DA6F39E7CAFAA0!108-65DA6F39E7CAFAA0!485-e76ebafda4aa0a2ba915d8a957910ec7a5ef7fd7</text:span></text:p>
      <text:p text:style-name="P1"><text:span text:style-name="T1">BugYakFox<text:tab/>3654</text:span></text:p>
      <text:p text:style-name="P1"><text:span text:style-name="T1">UpCanDown<text:tab/>received_321092808284735</text:span></text:p>
      <text:p text:style-name="P1"><text:span text:style-name="T1">PenFoxRag<text:tab/>Microsoft</text:span></text:p>
      <text:p text:style-name="P1"><text:span text:style-name="T1">VatBlueSea<text:tab/>65DA6F39E7CAFAA0!101-65DA6F39E7CAFAA0!108-65DA6F39E7CAFAA0!454-f45e6c5a047a3800a0ee0c3f36272f1db453b796</text:span></text:p>
      <text:p text:style-name="P1"><text:span text:style-name="T1">FooJoyBag<text:tab/>3d63683840686543</text:span></text:p>
      <text:p text:style-name="P1"><text:span text:style-name="T1">HazEggZoo<text:tab/>vt(2)</text:span></text:p>
      <text:p text:style-name="P1"><text:span text:style-name="T1">BarHogMug<text:tab/>10</text:span></text:p>
      <text:p text:style-name="P1"><text:span text:style-name="T1">BagPewDog<text:tab/>65DA6F39E7CAFAA0!471</text:span></text:p>
      <text:p text:style-name="P1"><text:span text:style-name="T1">DownForthCat<text:tab/>IMG_20170818_033637-kerilynn88</text:span></text:p>
      <text:p text:style-name="P1"><text:span text:style-name="T1">DogeTaxRight<text:tab/>1000</text:span></text:p>
      <text:p text:style-name="P1"><text:span text:style-name="T1">HogTaxFig<text:tab/>rs=ACT90oE9jw9QfyYXZOMwNcEkgxRYuVqNqg</text:span></text:p>
      <text:p text:style-name="P1"><text:span text:style-name="T1">FarTruckCake<text:tab/>65DA6F39E7CAFAA0!486</text:span></text:p>
      <text:p text:style-name="P1"><text:span text:style-name="T1">GoodSewOwl<text:tab/>IMG_20170703_221524</text:span></text:p>
      <text:p text:style-name="P1"><text:span text:style-name="T1">RodQuillBlue<text:tab/>DeviceFailureDatagram</text:span></text:p>
      <text:p text:style-name="P1"><text:span text:style-name="T1">BugFigAte<text:tab/>Camera</text:span></text:p>
      <text:p text:style-name="P1"><text:span text:style-name="T1">GadHisUp<text:tab/>IMG_20170701_205935</text:span></text:p>
      <text:p text:style-name="P1"><text:span text:style-name="T1">MuchHazKoi<text:tab/>vt(13)</text:span></text:p>
      <text:p text:style-name="P1"><text:span text:style-name="T1">KidUghRag<text:tab/>65DA6F39E7CAFAA0!208</text:span></text:p>
      <text:p text:style-name="P1"><text:span text:style-name="T1">QuillSumTad<text:tab/>IMG_20170818_034109</text:span></text:p>
      <text:p text:style-name="P1"><text:span text:style-name="T1">MadForthFish<text:tab/>update</text:span></text:p>
      <text:p text:style-name="P1"><text:span text:style-name="T1">TheDogFish<text:tab/>.live(-tst)</text:span></text:p>
      <text:p text:style-name="P1"><text:span text:style-name="T1">NorthTruckEar<text:tab/>IMG_20170617_201055.jpg</text:span></text:p>
      <text:p text:style-name="P1"><text:span text:style-name="T1">HugBudHug<text:tab/>IMG_20170614_213035-kerilynn88</text:span></text:p>
      <text:p text:style-name="P1"><text:span text:style-name="T1">UrnAYup<text:tab/>65DA6F39E7CAFAA0!994</text:span></text:p>
      <text:p text:style-name="P1"><text:span text:style-name="T1">BudSumDog<text:tab/>IMG_20170826_151001</text:span></text:p>
      <text:p text:style-name="P1"><text:span text:style-name="T1">TruckYupRed<text:tab/>StorageProviderId=OneDrive&amp;id=65DA6F39E7CAFAA0!1021</text:span></text:p>
      <text:p text:style-name="P1"><text:span text:style-name="T1">WolfSeaJoy<text:tab/>logs</text:span></text:p>
      <text:p text:style-name="P1"><text:span text:style-name="T1">OwlCakeNorth<text:tab/>(</text:span></text:p>
      <text:p text:style-name="P1"><text:span text:style-name="T1">SeaGadRich<text:tab/>1534956090</text:span></text:p>
      <text:p text:style-name="P1"><text:span text:style-name="T1">FoxZigRight<text:tab/>DeviceConfiguration</text:span></text:p>
      <text:p text:style-name="P1"><text:span text:style-name="T1">FoxPenJoke<text:tab/>4|16|99,100;C|Cen|word</text:span></text:p>
      <text:p text:style-name="P1"><text:span text:style-name="T1">BugFigFox<text:tab/>IMG_20170703_220913</text:span></text:p>
      <text:p text:style-name="P1"><text:span text:style-name="T1">OwlWowSew<text:tab/>StorageProviderId=OneDrive&amp;id=65DA6F39E7CAFAA0!603</text:span></text:p>
      <text:p text:style-name="P1"><text:span text:style-name="T1">CakeRedAwe<text:tab/>excel;Microsoft.Office.Desktop.Visio,Visio,visio.exe</text:span></text:p>
      <text:p text:style-name="P1"><text:span text:style-name="T1">HugVatNew<text:tab/>2b</text:span></text:p>
      <text:p text:style-name="P1"><text:span text:style-name="T1">TruckYupEar<text:tab/>IMG_20170427_081654</text:span></text:p>
      <text:p text:style-name="P1"><text:span text:style-name="T1">YakRagHam<text:tab/>StorageProviderId=OneDrive&amp;id=65DA6F39E7CAFAA0!1185</text:span></text:p>
      <text:p text:style-name="P1"><text:span text:style-name="T1">MadQuillZoo<text:tab/>1 4 65DA6F39E7CAFAA0!101 1513046555 "SkyDrive" Me personal "</text:span></text:p>
      <text:p text:style-name="P1"><text:span text:style-name="T1">WagAweEar<text:tab/>IMG_20170704_200001-kerilynn88</text:span></text:p>
      <text:p text:style-name="P1"><text:span text:style-name="T1">TheBagFish<text:tab/>StorageProviderId=OneDrive&amp;id=65DA6F39E7CAFAA0!1006</text:span></text:p>
      <text:p text:style-name="P1"><text:span text:style-name="T1">PieFlyMaw<text:tab/>65da6f39e7cafaa0</text:span></text:p>
      <text:p text:style-name="P1"><text:span text:style-name="T1">AwePieWag<text:tab/>received_10213186830882973</text:span></text:p>
      <text:p text:style-name="P1"><text:span text:style-name="T1">DogeLogEmu<text:tab/>StorageProviderId=OneDrive&amp;id=65DA6F39E7CAFAA0!1079</text:span></text:p>
      <text:p text:style-name="P1"><text:span text:style-name="T1">NorthCakeYup<text:tab/>received_10210496294832812.jpeg</text:span></text:p>
      <text:p text:style-name="P1"><text:span text:style-name="T1">RatLeftSum<text:tab/>IMG_20170507_160153</text:span></text:p>
      <text:p text:style-name="P1"><text:span text:style-name="T1">WryYewTad<text:tab/>IMG_20170424_084458-kerilynn88</text:span></text:p>
      <text:p text:style-name="P1"><text:span text:style-name="T1">FooHazTad<text:tab/>JOSHUA~1</text:span></text:p>
      <text:p text:style-name="P1"><text:span text:style-name="T1">JokeJokeUgh<text:tab/>3d63684338212620</text:span></text:p>
      <text:p text:style-name="P1"><text:span text:style-name="T1">BatPalJoy<text:tab/>IMG_20170423_174011-kerilynn88</text:span></text:p>
      <text:p text:style-name="P1"><text:span text:style-name="T1">TwoOrbZag<text:tab/>65DA6F39E7CAFAA0!101-65DA6F39E7CAFAA0!108-65DA6F39E7CAFAA0!393-1b4b6befafe771b8b927beac0cc5a299d0c0dc72</text:span></text:p>
      <text:p text:style-name="P1"><text:span text:style-name="T1">EmuRagVine<text:tab/>StorageProviderId=OneDrive&amp;id=65DA6F39E7CAFAA0!1010</text:span></text:p>
      <text:p text:style-name="P1"><text:span text:style-name="T1">WarDownTwo<text:tab/>65DA6F39E7CAFAA0!125</text:span></text:p>
      <text:p text:style-name="P1"><text:span text:style-name="T1">HisHazRich<text:tab/>3bSG</text:span></text:p>
      <text:p text:style-name="P1"><text:span text:style-name="T1">RodLeftEye<text:tab/>IMG_20170702_140337-kerilynn88</text:span></text:p>
      <text:p text:style-name="P1"><text:span text:style-name="T1">AGoodNorth<text:tab/>undo_poly</text:span></text:p>
      <text:p text:style-name="P1"><text:span text:style-name="T1">VatCatOaf<text:tab/>IMG_20170818_203359-kerilynn88</text:span></text:p>
      <text:p text:style-name="P1"><text:span text:style-name="T1">SwimSwimIcy<text:tab/>false</text:span></text:p>
      <text:p text:style-name="P1"><text:span text:style-name="T1">RodAmazeJoy<text:tab/>72</text:span></text:p>
      <text:p text:style-name="P1"><text:span text:style-name="T1">MawYupUrn<text:tab/>34794</text:span></text:p>
      <text:p text:style-name="P1"><text:span text:style-name="T1">BudMadLeft<text:tab/>SkyDrive</text:span></text:p>
      <text:p text:style-name="P1"><text:span text:style-name="T1">WagPieTruck<text:tab/>65DA6F39E7CAFAA0!101-65DA6F39E7CAFAA0!108-65DA6F39E7CAFAA0!973-d68d3224c0b45ec2f181e02f8c3d5b2da7411367</text:span></text:p>
      <text:p text:style-name="P1"><text:span text:style-name="T1">TadHugWry<text:tab/>Thumbs</text:span></text:p>
      <text:p text:style-name="P1"><text:span text:style-name="T1">VatOrbPal<text:tab/>received_244405872620096</text:span></text:p>
      <text:p text:style-name="P1"><text:span text:style-name="T1">GoodUrnA<text:tab/>IMG_20170414_225916</text:span></text:p>
      <text:p text:style-name="P1"><text:span text:style-name="T1">FigFigWee<text:tab/>StorageProviderId=OneDrive&amp;id=65DA6F39E7CAFAA0!1045</text:span></text:p>
      <text:p text:style-name="P1"><text:span text:style-name="T1">FooYewBud<text:tab/>65DA6F39E7CAFAA0!978</text:span></text:p>
      <text:p text:style-name="P1"><text:span text:style-name="T1">RagTaxKid<text:tab/>5</text:span></text:p>
      <text:p text:style-name="P1"><text:span text:style-name="T1">CakeWagCake<text:tab/>0</text:span></text:p>
      <text:p text:style-name="P1"><text:span text:style-name="T1">MugSoTax<text:tab/>hdphoto_2017_04_24_21_38_17</text:span></text:p>
      <text:p text:style-name="P1"><text:span text:style-name="T1">AmazeHazRich<text:tab/>IMG_20170818_034537</text:span></text:p>
      <text:p text:style-name="P1"><text:span text:style-name="T1">EyeWryBlue<text:tab/>StorageProviderId=OneDrive&amp;id=65DA6F39E7CAFAA0!1044</text:span></text:p>
      <text:p text:style-name="P1"><text:span text:style-name="T1">TaxUghLog<text:tab/>65DA6F39E7CAFAA0!979</text:span></text:p>
      <text:p text:style-name="P1"><text:span text:style-name="T1">DayYupGood<text:tab/>4</text:span></text:p>
      <text:p text:style-name="P1"><text:span text:style-name="T1">EggGadForth<text:tab/>3bID</text:span></text:p>
      <text:p text:style-name="P1"><text:span text:style-name="T1">EyeBudHug<text:tab/>iFH5jlx</text:span></text:p>
      <text:p text:style-name="P1"><text:span text:style-name="T1">WagBigSwim<text:tab/>IMG_20170818_190922.jpg</text:span></text:p>
      <text:p text:style-name="P1"><text:span text:style-name="T1">OwlCakeAwe<text:tab/>IMG_20170703_221018_001_COVER-kerilynn88</text:span></text:p>
      <text:p text:style-name="P1"><text:span text:style-name="T1">BugRagRight<text:tab/>86400</text:span></text:p>
      <text:p text:style-name="P1"><text:span text:style-name="T1">BudZooAmaze<text:tab/>StorageProviderId=OneDrive&amp;id=65DA6F39E7CAFAA0!1152</text:span></text:p>
      <text:p text:style-name="P1"><text:span text:style-name="T1">ImpCatSea<text:tab/>desktop</text:span></text:p>
      <text:p text:style-name="P1"><text:span text:style-name="T1">SewLawSew<text:tab/>65DA6F39E7CAFAA0!607</text:span></text:p>
      <text:p text:style-name="P1"><text:span text:style-name="T1">GemCatTad<text:tab/>true</text:span></text:p>
      <text:p text:style-name="P1"><text:span text:style-name="T1">OneFigFox<text:tab/>65DA6F39E7CAFAA0!1004</text:span></text:p>
      <text:p text:style-name="P1"><text:span text:style-name="T1">OrbEggVolt<text:tab/>3d1</text:span></text:p>
      <text:p text:style-name="P1"><text:span text:style-name="T1">WowPieWag<text:tab/>In CommonUtil</text:span></text:p>
      <text:p text:style-name="P1"><text:span text:style-name="T1">TaxAteEmu<text:tab/>IMG_20170818_033524.jpg</text:span></text:p>
      <text:p text:style-name="P1"><text:span text:style-name="T1">TheQuillFish<text:tab/>{}</text:span></text:p>
      <text:p text:style-name="P1"><text:span text:style-name="T1">LeftCatImp<text:tab/>docs(-df|-bvt|-s3|-gd|-current|-dev)</text:span></text:p>
      <text:p text:style-name="P1"><text:span text:style-name="T1">EmuLogRight<text:tab/>oauth20_token</text:span></text:p>
      <text:p text:style-name="P1"><text:span text:style-name="T1">VineEmuFig<text:tab/>.([a-zA-Z0-9</text:span></text:p>
      <text:p text:style-name="P1"><text:span text:style-name="T1">DayOwlWow<text:tab/>client</text:span></text:p>
      <text:p text:style-name="P1"><text:span text:style-name="T1">MuchHazFoo<text:tab/>special</text:span></text:p>
      <text:p text:style-name="P1"><text:span text:style-name="T1">TadGadSea<text:tab/>FB_IMG_1503085455293</text:span></text:p>
      <text:p text:style-name="P1"><text:span text:style-name="T1">WeeMugFox<text:tab/>arc.msn.com</text:span></text:p>
      <text:p text:style-name="P1"><text:span text:style-name="T1">DayBigWag<text:tab/>100</text:span></text:p>
      <text:p text:style-name="P1"><text:span text:style-name="T1">LabEggGad<text:tab/>IMG_20170827_165208.jpg</text:span></text:p>
      <text:p text:style-name="P1"><text:span text:style-name="T1">EyeWarCat<text:tab/>1</text:span></text:p>
      <text:p text:style-name="P1"><text:span text:style-name="T1">CanHugWry<text:tab/>2 65DA6F39E7CAFAA0!101 WLS_SubscriptionId_981DE89F-57C6-4BAC-809A-CC641220BEB8</text:span></text:p>
      <text:p text:style-name="P1"><text:span text:style-name="T1">RightRightHog<text:tab/>1503077091969-kerilynn88</text:span></text:p>
      <text:p text:style-name="P1"><text:span text:style-name="T1">DogeUghYak<text:tab/>65DA6F39E7CAFAA0!124</text:span></text:p>
      <text:p text:style-name="P1"><text:span text:style-name="T1">BudRatRich<text:tab/>SPO</text:span></text:p>
      <text:p text:style-name="P1"><text:span text:style-name="T1">SeaRatAmaze<text:tab/>IMG_20170811_141124</text:span></text:p>
      <text:p text:style-name="P1"><text:span text:style-name="T1">SwimPieMaw<text:tab/>StorageProviderId=OneDrive&amp;id=65DA6F39E7CAFAA0!1011</text:span></text:p>
      <text:p text:style-name="P1"><text:span text:style-name="T1">RatForthNew<text:tab/>IMG_20170701_143044.jpg</text:span></text:p>
      <text:p text:style-name="P1"><text:span text:style-name="T1">CarLogWee<text:tab/>Temp</text:span></text:p>
      <text:p text:style-name="P1"><text:span text:style-name="T1">YewLeftMad<text:tab/>wct70EA</text:span></text:p>
      <text:p text:style-name="P1"><text:span text:style-name="T1">MuchPewWry<text:tab/>4096</text:span></text:p>
      <text:p text:style-name="P1"><text:span text:style-name="T1">TheKoiZoo<text:tab/>65DA6F39E7CAFAA0!101-65DA6F39E7CAFAA0!108-65DA6F39E7CAFAA0!719-64587db8276f053f72381acf6171ebcb5c5c90d1</text:span></text:p>
      <text:p text:style-name="P1"><text:span text:style-name="T1">JumpSewSew<text:tab/>https</text:span></text:p>
      <text:p text:style-name="P1"><text:span text:style-name="T1">LeftZooForth<text:tab/>cb=gapi</text:span></text:p>
      <text:p text:style-name="P1"><text:span text:style-name="T1">ZagZooLeft<text:tab/>LiveFolders</text:span></text:p>
      <text:p text:style-name="P1"><text:span text:style-name="T1">EarPieNorth<text:tab/>65DA6F39E7CAFAA0!786</text:span></text:p>
      <text:p text:style-name="P1"><text:span text:style-name="T1">RagFoxHam<text:tab/>wct8406</text:span></text:p>
      <text:p text:style-name="P1"><text:span text:style-name="T1">RightVineMug<text:tab/>65DA6F39E7CAFAA0!1000</text:span></text:p>
      <text:p text:style-name="P1"><text:span text:style-name="T1">RagVineDoge<text:tab/>IMG_20170811_141124.jpg</text:span></text:p>
      <text:p text:style-name="P1"><text:span text:style-name="T1">WagDayDay<text:tab/>IMG_20170818_031333</text:span></text:p>
      <text:p text:style-name="P1"><text:span text:style-name="T1">CanLabEgg<text:tab/>OneDriveSetup</text:span></text:p>
      <text:p text:style-name="P1"><text:span text:style-name="T1">DogeHamEmu<text:tab/>65DA6F39E7CAFAA0!101-65DA6F39E7CAFAA0!108-65DA6F39E7CAFAA0!442-e759074af915bbb3489be664510350385c074204</text:span></text:p>
      <text:p text:style-name="P1"><text:span text:style-name="T1">WryRatImp<text:tab/>token=AwYAAAAsnWWp8lsS1BqpnaHajzc3HTZ1wwlh5Vj7sjSsYzo4eIlWWCIqYyBZRfQ1EIGKDNbG10TtBgqqPiFslIiJsv8l</text:span></text:p>
      <text:p text:style-name="P1"><text:span text:style-name="T1">KoiRodGem<text:tab/>stats.js</text:span></text:p>
      <text:p text:style-name="P1"><text:span text:style-name="T1">WeeFoxKid<text:tab/>IMG_20170826_153046</text:span></text:p>
      <text:p text:style-name="P1"><text:span text:style-name="T1">GadPalZoo<text:tab/>e5e5e982-c0e9-4324-867f-5a66969387a6</text:span></text:p>
      <text:p text:style-name="P1"><text:span text:style-name="T1">VoltSeaFish<text:tab/>2017-07-22 joshs</text:span></text:p>
      <text:p text:style-name="P1"><text:span text:style-name="T1">ForthTheEgg<text:tab/>22Timestamp</text:span></text:p>
      <text:p text:style-name="P1"><text:span text:style-name="T1">JumpGoodRed<text:tab/>e2f8771f-8a55-4d86-9d7c-68a395e3177c</text:span></text:p>
      <text:p text:style-name="P1"><text:span text:style-name="T1">HugForthNew<text:tab/>StorageProviderId=OneDrive&amp;id=65DA6F39E7CAFAA0!1189</text:span></text:p>
      <text:p text:style-name="P1"><text:span text:style-name="T1">UghTaxMug<text:tab/>HOO5SQ4DSEPGXRTBC7PC74YZGQ</text:span></text:p>
      <text:p text:style-name="P1"><text:span text:style-name="T1">YakDogeTax<text:tab/>IMG_20170826_153258</text:span></text:p>
      <text:p text:style-name="P1"><text:span text:style-name="T1">BugKidFox<text:tab/>1548243701</text:span></text:p>
      <text:p text:style-name="P1"><text:span text:style-name="T1">SwimOwlJump<text:tab/>65DA6F39E7CAFAA0!101-65DA6F39E7CAFAA0!108-65DA6F39E7CAFAA0!1177-63f1ca63fdee2ad48c4fdc1e2fcb37a882a934f1</text:span></text:p>
      <text:p text:style-name="P1"><text:span text:style-name="T1">JoyWryNew<text:tab/>1497302754663</text:span></text:p>
      <text:p text:style-name="P1"><text:span text:style-name="T1">SwimCakeEar<text:tab/>StorageProviderId=OneDrive&amp;id=65DA6F39E7CAFAA0!442</text:span></text:p>
      <text:p text:style-name="P1"><text:span text:style-name="T1">HazEggGad<text:tab/>IMG_20170812_001654-kerilynn88</text:span></text:p>
      <text:p text:style-name="P1"><text:span text:style-name="T1">BagUpHis<text:tab/>3d63684335595913</text:span></text:p>
      <text:p text:style-name="P1"><text:span text:style-name="T1">SwimOwlSwim<text:tab/>received_10202684153783214</text:span></text:p>
      <text:p text:style-name="P1"><text:span text:style-name="T1">SwimMawWow<text:tab/>IMG_20170704_200551</text:span></text:p>
      <text:p text:style-name="P1"><text:span text:style-name="T1">BarUghLog<text:tab/>.)</text:span></text:p>
      <text:p text:style-name="P1"><text:span text:style-name="T1">TruckGoodTruck<text:tab/>IMG_20170818_191008</text:span></text:p>
      <text:p text:style-name="P1"><text:span text:style-name="T1">FlyHerFar<text:tab/>IMG_20170818_023012.jpg</text:span></text:p>
      <text:p text:style-name="P1"><text:span text:style-name="T1">BatVatCat<text:tab/>IMG_20170818_125224.jpg</text:span></text:p>
      <text:p text:style-name="P1"><text:span text:style-name="T1">WagIcyJump<text:tab/>59956832</text:span></text:p>
      <text:p text:style-name="P1"><text:span text:style-name="T1">OneDogeKid<text:tab/>Last Session</text:span></text:p>
      <text:p text:style-name="P1"><text:span text:style-name="T1">KidLogHam<text:tab/>IMG_20170729_204316-kerilynn88</text:span></text:p>
      <text:p text:style-name="P1"><text:span text:style-name="T1">YupRedGood<text:tab/>IMG_20170812_044630-kerilynn88</text:span></text:p>
      <text:p text:style-name="P1"><text:span text:style-name="T1">GoodNorthNorth<text:tab/>8 65DA6F39E7CAFAA0!101 push_WLS_SubscriptionId_424ea155-2bd0-4462-90ae-42d83b22de33</text:span></text:p>
      <text:p text:style-name="P1"><text:span text:style-name="T1">NewZagPew<text:tab/>skyapi.live</text:span></text:p>
      <text:p text:style-name="P1"><text:span text:style-name="T1">CakeWowTruck<text:tab/>IMG_20170826_153349.jpg</text:span></text:p>
      <text:p text:style-name="P1"><text:span text:style-name="T1">BagEyeKoi<text:tab/>65DA6F39E7CAFAA0!662</text:span></text:p>
      <text:p text:style-name="P1"><text:span text:style-name="T1">PenFoxDoge<text:tab/>OneDrive" 1 854c02a3-f811-4dc5-8cf8-2ce27055d514</text:span></text:p>
      <text:p text:style-name="P1"><text:span text:style-name="T1">VoltForthFish<text:tab/>^(</text:span></text:p>
      <text:p text:style-name="P1"><text:span text:style-name="T1">PieFarJump<text:tab/>20170701_140204</text:span></text:p>
      <text:p text:style-name="P1"><text:span text:style-name="T1">HisGadDog<text:tab/>StorageProviderId=OneDrive&amp;id=65DA6F39E7CAFAA0!1031</text:span></text:p>
      <text:p text:style-name="P1"><text:span text:style-name="T1">EggJoyGem<text:tab/>Microsoft.Office.Desktop.Word,Word,winword.exe,winwordd.exe,microsoft word</text:span></text:p>
      <text:p text:style-name="P1"><text:span text:style-name="T1">AFlyPie<text:tab/>clientlogs</text:span></text:p>
      <text:p text:style-name="P1"><text:span text:style-name="T1">LabMuchEye<text:tab/>StorageProviderId=OneDrive&amp;id=65DA6F39E7CAFAA0!391</text:span></text:p>
      <text:p text:style-name="P1"><text:span text:style-name="T1">AteHogKid<text:tab/>60</text:span></text:p>
      <text:p text:style-name="P1"><text:span text:style-name="T1">QuillBlueBag<text:tab/>IMG_20170818_035157-kerilynn88</text:span></text:p>
      <text:p text:style-name="P1"><text:span text:style-name="T1">WolfImpRod<text:tab/>http|https)</text:span></text:p>
      <text:p text:style-name="P1"><text:span text:style-name="T1">TheDogHaz<text:tab/>65DA6F39E7CAFAA0!467</text:span></text:p>
      <text:p text:style-name="P1"><text:span text:style-name="T1">DogeTaxOne<text:tab/>65DA6F39E7CAFAA0!1018</text:span></text:p>
      <text:p text:style-name="P1"><text:span text:style-name="T1">PieFlyTruck<text:tab/>StorageProviderId=OneDrive&amp;id=65DA6F39E7CAFAA0!457</text:span></text:p>
      <text:p text:style-name="P1"><text:span text:style-name="T1">BlueLeftBat<text:tab/>GetResourceStringsForSyncRoot got display name resource</text:span></text:p>
      <text:p text:style-name="P1"><text:span text:style-name="T1">WarUpHis<text:tab/>65DA6F39E7CAFAA0!451</text:span></text:p>
      <text:p text:style-name="P1"><text:span text:style-name="T1">TwoGadWar<text:tab/>IMG_20170703_221927-kerilynn88</text:span></text:p>
      <text:p text:style-name="P1"><text:span text:style-name="T1">AmFooUp<text:tab/>-]+</text:span></text:p>
      <text:p text:style-name="P1"><text:span text:style-name="T1">WarWolfZag<text:tab/>30</text:span></text:p>
      <text:p text:style-name="P1"><text:span text:style-name="T1">FlyWowEar<text:tab/>.net(</text:span></text:p>
      <text:p text:style-name="P1"><text:span text:style-name="T1">SumMuchPew<text:tab/>65DA6F39E7CAFAA0!442</text:span></text:p>
      <text:p text:style-name="P1"><text:span text:style-name="T1">PalAmForth<text:tab/>Favicons</text:span></text:p>
      <text:p text:style-name="P1"><text:span text:style-name="T1">CanGadTwo<text:tab/>IMG_20170818_033323-kerilynn88</text:span></text:p>
      <text:p text:style-name="P1"><text:span text:style-name="T1">DayIcyLaw<text:tab/>)</text:span></text:p>
      <text:p text:style-name="P1"><text:span text:style-name="T1">KidRagFig<text:tab/>'cid'(</text:span></text:p>
      <text:p text:style-name="P1"><text:span text:style-name="T1">DownHisEye<text:tab/>65DA6F39E7CAFAA0!1154</text:span></text:p>
      <text:p text:style-name="P1"><text:span text:style-name="T1">FoxUghYak<text:tab/>[A-Fa-f0-9]</text:span></text:p>
      <text:p text:style-name="P1"><text:span text:style-name="T1">WryWolfPal<text:tab/>2147483647</text:span></text:p>
      <text:p text:style-name="P1"><text:span text:style-name="T1">NewTadAm<text:tab/>65DA6F39E7CAFAA0!993</text:span></text:p>
      <text:p text:style-name="P1"><text:span text:style-name="T1">PenHamUgh<text:tab/>IMG_20170729_204243</text:span></text:p>
      <text:p text:style-name="P1"><text:span text:style-name="T1">UghBugBug<text:tab/>StorageProviderId=OneDrive&amp;id=65DA6F39E7CAFAA0!1026</text:span></text:p>
      <text:p text:style-name="P1"><text:span text:style-name="T1">TruckAweMaw<text:tab/>IMG_20170826_151319-kerilynn88</text:span></text:p>
      <text:p text:style-name="P1"><text:span text:style-name="T1">TadBlueEgg<text:tab/>))(</text:span></text:p>
      <text:p text:style-name="P1"><text:span text:style-name="T1">LeftGadTad<text:tab/>IMG_20170826_153258.jpg</text:span></text:p>
      <text:p text:style-name="P1"><text:span text:style-name="T1">EmuOneFig<text:tab/>CKCCTVRA5KXE3DOD3DPBO5LAU4</text:span></text:p>
      <text:p text:style-name="P1"><text:span text:style-name="T1">SoOneDoge<text:tab/>65DA6F39E7CAFAA0!1087</text:span></text:p>
      <text:p text:style-name="P1"><text:span text:style-name="T1">AmazeCatForth<text:tab/>'path'(</text:span></text:p>
      <text:p text:style-name="P1"><text:span text:style-name="T1">FigBugLog<text:tab/>docx,docm,dotx,dotm,xlsx,xlsm,xlsb,pptx,pptm,potx,potm,ppsx,ppsm</text:span></text:p>
      <text:p text:style-name="P1"><text:span text:style-name="T1">JumpSewWag<text:tab/>65DA6F39E7CAFAA0!358</text:span></text:p>
      <text:p text:style-name="P1"><text:span text:style-name="T1">LogZigJoke<text:tab/>37794</text:span></text:p>
      <text:p text:style-name="P1"><text:span text:style-name="T1">LawUrnGood<text:tab/>65DA6F39E7CAFAA0!603</text:span></text:p>
      <text:p text:style-name="P1"><text:span text:style-name="T1">HamRightMug<text:tab/>StorageProviderId=OneDrive&amp;id=65DA6F39E7CAFAA0!762</text:span></text:p>
      <text:p text:style-name="P1"><text:span text:style-name="T1">CakeJumpBig<text:tab/>IMG_20170826_151330</text:span></text:p>
      <text:p text:style-name="P1"><text:span text:style-name="T1">ZooGemVolt<text:tab/>.</text:span></text:p>
      <text:p text:style-name="P1"><text:span text:style-name="T1">LeftAmAmaze<text:tab/>294</text:span></text:p>
      <text:p text:style-name="P1"><text:span text:style-name="T1">WeeRagAte<text:tab/>3d65DA6F39E7CAFAA0!101</text:span></text:p>
      <text:p text:style-name="P1"><text:span text:style-name="T1">OwlSewOwl<text:tab/>IMG_20170729_204307-kerilynn88</text:span></text:p>
      <text:p text:style-name="P1"><text:span text:style-name="T1">OrbImpRod<text:tab/>88194</text:span></text:p>
      <text:p text:style-name="P1"><text:span text:style-name="T1">ForthWolfDog<text:tab/>IMG_20170618_082611</text:span></text:p>
      <text:p text:style-name="P1"><text:span text:style-name="T1">GadTadOrb<text:tab/>65DA6F39E7CAFAA0!1078</text:span></text:p>
      <text:p text:style-name="P1"><text:span text:style-name="T1">DogeFigTax<text:tab/>IMG_20170701_165611</text:span></text:p>
      <text:p text:style-name="P1"><text:span text:style-name="T1">GemWolfRich<text:tab/>vt(6)</text:span></text:p>
      <text:p text:style-name="P1"><text:span text:style-name="T1">OafGadFoo<text:tab/>IMG_20170812_001635</text:span></text:p>
      <text:p text:style-name="P1"><text:span text:style-name="T1">WolfForthDown<text:tab/>50</text:span></text:p>
      <text:p text:style-name="P1"><text:span text:style-name="T1">KoiHazLeft<text:tab/>IMG_20170703_224031</text:span></text:p>
      <text:p text:style-name="P1"><text:span text:style-name="T1">ZagJoyGem<text:tab/>16320</text:span></text:p>
      <text:p text:style-name="P1"><text:span text:style-name="T1">OwlHerEar<text:tab/>StorageProviderId=OneDrive&amp;id=65DA6F39E7CAFAA0!672</text:span></text:p>
      <text:p text:style-name="P1"><text:span text:style-name="T1">WarDownHis<text:tab/>IMG_20170610_233746</text:span></text:p>
      <text:p text:style-name="P1"><text:span text:style-name="T1">PalSumGem<text:tab/>IMG_20170618_042526</text:span></text:p>
      <text:p text:style-name="P1"><text:span text:style-name="T1">HerEarSew<text:tab/>8160</text:span></text:p>
      <text:p text:style-name="P1"><text:span text:style-name="T1">JumpWowA<text:tab/>received_10153828401826970.jpeg</text:span></text:p>
      <text:p text:style-name="P1"><text:span text:style-name="T1">TadDownAmaze<text:tab/>53687091200</text:span></text:p>
      <text:p text:style-name="P1"><text:span text:style-name="T1">EggEyeOaf<text:tab/>IMG_20170630_223851</text:span></text:p>
      <text:p text:style-name="P1"><text:span text:style-name="T1">OafSumAmaze<text:tab/>StorageProviderId=OneDrive&amp;id=65DA6F39E7CAFAA0!634</text:span></text:p>
      <text:p text:style-name="P1"><text:span text:style-name="T1">AweHerPie<text:tab/>D</text:span></text:p>
      <text:p text:style-name="P1"><text:span text:style-name="T1">RagPenAte<text:tab/>IMG_20170702_141039</text:span></text:p>
      <text:p text:style-name="P1"><text:span text:style-name="T1">RagVineKid<text:tab/>Bio-Mechanical-Monster-Tattoo-Design</text:span></text:p>
      <text:p text:style-name="P1"><text:span text:style-name="T1">WryHazKoi<text:tab/>|doc|docm|docx|dot|dotm|dotx|odc|odp|ods|odt|pot|potm|potx|pps|ppsm|ppsx|ppt|pptm|pptx|rtf|vdw|vdx|vsd|vsdm|vsdx|vssm|vssx|vst|vstm|vstx|vsw|vsx|vtx|xla|xlam|xlm|xls|xlsb|xlsm|xlsx|xlt|xltm|xltx|xlw|</text:span></text:p>
      <text:p text:style-name="P1"><text:span text:style-name="T1">HisMadBud<text:tab/>65DA6F39E7CAFAA0!101-65DA6F39E7CAFAA0!108-65DA6F39E7CAFAA0!209-216bcc0dad9b5f7de26d20f8e04a84ac482e6f8a</text:span></text:p>
      <text:p text:style-name="P1"><text:span text:style-name="T1">UghZigSo<text:tab/>StorageProviderId=OneDrive&amp;id=65DA6F39E7CAFAA0!1019</text:span></text:p>
      <text:p text:style-name="P1"><text:span text:style-name="T1">MadTadMad<text:tab/>65DA6F39E7CAFAA0!101-65DA6F39E7CAFAA0!108-65DA6F39E7CAFAA0!508-d06c3c784cb1967f69aa85f70a276b36e6243ec5</text:span></text:p>
      <text:p text:style-name="P1"><text:span text:style-name="T1">AmazePewHis<text:tab/>1504698164396-kerilynn88</text:span></text:p>
      <text:p text:style-name="P1"><text:span text:style-name="T1">LabQuillOrb<text:tab/>IMG_20170414_225650-kerilynn88</text:span></text:p>
      <text:p text:style-name="P1"><text:span text:style-name="T1">AmazePewVat<text:tab/>IMG_20170414_225621.jpg</text:span></text:p>
      <text:p text:style-name="P1"><text:span text:style-name="T1">OneHamHog<text:tab/>location-gray</text:span></text:p>
      <text:p text:style-name="P1"><text:span text:style-name="T1">UghHogAte<text:tab/>|doc|docm|docx|odt|odp|pps|ppsm|ppsx|ppt|pptm|pptx|vsd|vsdx|ods|xls|xlsb|xlsm|xlsx|</text:span></text:p>
      <text:p text:style-name="P1"><text:span text:style-name="T1">ForthSumKoi<text:tab/>65DA6F39E7CAFAA0!101-65DA6F39E7CAFAA0!108-65DA6F39E7CAFAA0!1303-d24d95ad07b6ed32ed2d6e050832e0b90264b10b</text:span></text:p>
      <text:p text:style-name="P1"><text:span text:style-name="T1">CakeIcyUrn<text:tab/>7B</text:span></text:p>
      <text:p text:style-name="P1"><text:span text:style-name="T1">DownZagSum<text:tab/>C|D|word</text:span></text:p>
      <text:p text:style-name="P1"><text:span text:style-name="T1">LogFoxLog<text:tab/>IMG_20170826_150907</text:span></text:p>
      <text:p text:style-name="P1"><text:span text:style-name="T1">VoltLeftYew<text:tab/>StorageProviderId=OneDrive&amp;id=65DA6F39E7CAFAA0!1065</text:span></text:p>
      <text:p text:style-name="P1"><text:span text:style-name="T1">ImpVoltWry<text:tab/>65DA6F39E7CAFAA0!1162</text:span></text:p>
      <text:p text:style-name="P1"><text:span text:style-name="T1">WowSwimIcy<text:tab/>4,excel</text:span></text:p>
      <text:p text:style-name="P1"><text:span text:style-name="T1">OneBugTax<text:tab/>4,powerpoint</text:span></text:p>
      <text:p text:style-name="P1"><text:span text:style-name="T1">JoyHisEye<text:tab/>IMG_20170818_022959</text:span></text:p>
      <text:p text:style-name="P1"><text:span text:style-name="T1">HamDogeVine<text:tab/>IMG_20170705_141700-kerilynn88</text:span></text:p>
      <text:p text:style-name="P1"><text:span text:style-name="T1">RatMuchBat<text:tab/>3A59Z&amp;sp=w</text:span></text:p>
      <text:p text:style-name="P1"><text:span text:style-name="T1">SoFoxLog<text:tab/>IMG_20170729_204243.jpg</text:span></text:p>
      <text:p text:style-name="P1"><text:span text:style-name="T1">YakRightTax<text:tab/>4,visio</text:span></text:p>
      <text:p text:style-name="P1"><text:span text:style-name="T1">PalSumBud<text:tab/>20971520</text:span></text:p>
      <text:p text:style-name="P1"><text:span text:style-name="T1">MuchDownMuch<text:tab/>22QuotaRemaining</text:span></text:p>
      <text:p text:style-name="P1"><text:span text:style-name="T1">MadMuchVolt<text:tab/>IMG_20170414_225504</text:span></text:p>
      <text:p text:style-name="P1"><text:span text:style-name="T1">TwoLabMuch<text:tab/>id=root&amp;qt=recyclebin</text:span></text:p>
      <text:p text:style-name="P1"><text:span text:style-name="T1">VoltWryHaz<text:tab/>Filtermax|application</text:span></text:p>
      <text:p text:style-name="P1"><text:span text:style-name="T1">HerSewMaw<text:tab/>3d63684335985057</text:span></text:p>
      <text:p text:style-name="P1"><text:span text:style-name="T1">PalEyeSea<text:tab/>IMG_20170826_153046-kerilynn88</text:span></text:p>
      <text:p text:style-name="P1"><text:span text:style-name="T1">CanBatTwo<text:tab/>IMG_20170729_204314</text:span></text:p>
      <text:p text:style-name="P1"><text:span text:style-name="T1">BlueRichWolf<text:tab/>4|16|43,44;C|M|word</text:span></text:p>
      <text:p text:style-name="P1"><text:span text:style-name="T1">TadWolfOaf<text:tab/>6,excel</text:span></text:p>
      <text:p text:style-name="P1"><text:span text:style-name="T1">UghAteHam<text:tab/>6,powerpoint</text:span></text:p>
      <text:p text:style-name="P1"><text:span text:style-name="T1">TwoDownLeft<text:tab/>65DA6F39E7CAFAA0!101-65DA6F39E7CAFAA0!108-65DA6F39E7CAFAA0!1021-31484ef4a08634a5d15d8c90fa24a296f72e33e5</text:span></text:p>
      <text:p text:style-name="P1"><text:span text:style-name="T1">HugBagDown<text:tab/>a</text:span></text:p>
      <text:p text:style-name="P1"><text:span text:style-name="T1">GadAmazeMad<text:tab/>22QuotaUsed</text:span></text:p>
      <text:p text:style-name="P1"><text:span text:style-name="T1">LogRightBar<text:tab/>65DA6F39E7CAFAA0!101-65DA6F39E7CAFAA0!108-65DA6F39E7CAFAA0!396-5e72e0b0090481f3ebe2e327bc7c68d9e741d781</text:span></text:p>
      <text:p text:style-name="P1"><text:span text:style-name="T1">FooRatTwo<text:tab/>6,visio</text:span></text:p>
      <text:p text:style-name="P1"><text:span text:style-name="T1">ForthCatDog<text:tab/>3d3&amp;View=SkyDriveSync</text:span></text:p>
      <text:p text:style-name="P1"><text:span text:style-name="T1">LabTadJoy<text:tab/>policy</text:span></text:p>
      <text:p text:style-name="P1"><text:span text:style-name="T1">IcyWowAwe<text:tab/>65DA6F39E7CAFAA0!1222</text:span></text:p>
      <text:p text:style-name="P1"><text:span text:style-name="T1">JokeMugBug<text:tab/>6|16|146,147;C|Mac|word</text:span></text:p>
      <text:p text:style-name="P1"><text:span text:style-name="T1">KidUghMug<text:tab/>IMG_20170818_030717</text:span></text:p>
      <text:p text:style-name="P1"><text:span text:style-name="T1">PieFarNorth<text:tab/>7,excel</text:span></text:p>
      <text:p text:style-name="P1"><text:span text:style-name="T1">ZagSumCan<text:tab/>IMG_20170818_190944.jpg</text:span></text:p>
      <text:p text:style-name="P1"><text:span text:style-name="T1">BudRatQuill<text:tab/>VGKOFFDZFJPFXUJMZS6K45DG4M</text:span></text:p>
      <text:p text:style-name="P1"><text:span text:style-name="T1">MugLogHog<text:tab/>7,powerpoint</text:span></text:p>
      <text:p text:style-name="P1"><text:span text:style-name="T1">NorthGoodPie<text:tab/>IMG_20170427_161311-kerilynn88</text:span></text:p>
      <text:p text:style-name="P1"><text:span text:style-name="T1">TaxMugCar<text:tab/>65DA6F39E7CAFAA0!1048</text:span></text:p>
      <text:p text:style-name="P1"><text:span text:style-name="T1">BatBagBlue<text:tab/>IMG_20170826_153337-kerilynn88</text:span></text:p>
      <text:p text:style-name="P1"><text:span text:style-name="T1">CakeUrnGood<text:tab/>IMG_20170824_143919</text:span></text:p>
      <text:p text:style-name="P1"><text:span text:style-name="T1">HugDogDown<text:tab/>Screenshot_20181214-175608</text:span></text:p>
      <text:p text:style-name="P1"><text:span text:style-name="T1">AweWagLaw<text:tab/>StorageProviderId=OneDrive&amp;id=65DA6F39E7CAFAA0!478</text:span></text:p>
      <text:p text:style-name="P1"><text:span text:style-name="T1">BagAmQuill<text:tab/>7|16|230,231;</text:span></text:p>
      <text:p text:style-name="P1"><text:span text:style-name="T1">SumTwoBat<text:tab/>device.ra.live.com</text:span></text:p>
      <text:p text:style-name="P1"><text:span text:style-name="T1">AteDogeOne<text:tab/>65DA6F39E7CAFAA0!101-65DA6F39E7CAFAA0!108-65DA6F39E7CAFAA0!146-a5587aa03c942ea198f2c0ddfce27f1274d29d5a</text:span></text:p>
      <text:p text:style-name="P1"><text:span text:style-name="T1">ZooFooOrb<text:tab/>IMG_20170826_150907.jpg</text:span></text:p>
      <text:p text:style-name="P1"><text:span text:style-name="T1">PenVineLog<text:tab/>Microsoft.Office.CentCan,Microsoft.Office</text:span></text:p>
      <text:p text:style-name="P1"><text:span text:style-name="T1">LogBugOne<text:tab/>65DA6F39E7CAFAA0!723</text:span></text:p>
      <text:p text:style-name="P1"><text:span text:style-name="T1">SewWowPie<text:tab/>word;Microsoft.Office.Desktop.PowerPoint,PowerPoint,powerpnt.exe,microsoft powerpoint</text:span></text:p>
      <text:p text:style-name="P1"><text:span text:style-name="T1">MuchMadWry<text:tab/>IMG_20170821_153024</text:span></text:p>
      <text:p text:style-name="P1"><text:span text:style-name="T1">HugAmazeThe<text:tab/>65DA6F39E7CAFAA0!101-65DA6F39E7CAFAA0!108-65DA6F39E7CAFAA0!1252-ff8549e03f33081ab3a4e3e820c3abb0f22bc050</text:span></text:p>
      <text:p text:style-name="P1"><text:span text:style-name="T1">AYupFar<text:tab/>dm2305.storage.live.com</text:span></text:p>
      <text:p text:style-name="P1"><text:span text:style-name="T1">WeeDogeRag<text:tab/>powerpoint;Microsoft.Office.Desktop.Excel,Excel,excel.exe,microsoft excel</text:span></text:p>
      <text:p text:style-name="P1"><text:span text:style-name="T1">EggRodTwo<text:tab/>StorageProviderId=OneDrive&amp;id=65DA6F39E7CAFAA0!975</text:span></text:p>
      <text:p text:style-name="P1"><text:span text:style-name="T1">HazDogHaz<text:tab/>Items</text:span></text:p>
      <text:p text:style-name="P1"><text:span text:style-name="T1">TwoHugEgg<text:tab/>65DA6F39E7CAFAA0!1298</text:span></text:p>
      <text:p text:style-name="P1"><text:span text:style-name="T1">ZigUghCar<text:tab/>3d63683840605717</text:span></text:p>
      <text:p text:style-name="P1"><text:span text:style-name="T1">FlyHerIcy<text:tab/>1503340995559-kerilynn88</text:span></text:p>
      <text:p text:style-name="P1"><text:span text:style-name="T1">OafZooTad<text:tab/>visio;</text:span></text:p>
      <text:p text:style-name="P1"><text:span text:style-name="T1">GadWryJoy<text:tab/>IMG_20170427_061344-kerilynn88</text:span></text:p>
      <text:p text:style-name="P1"><text:span text:style-name="T1">WowSewDay<text:tab/>1024000</text:span></text:p>
      <text:p text:style-name="P1"><text:span text:style-name="T1">HugImpEye<text:tab/>1497302692208</text:span></text:p>
      <text:p text:style-name="P1"><text:span text:style-name="T1">VoltBagDown<text:tab/>IMG_20170502_075528</text:span></text:p>
      <text:p text:style-name="P1"><text:span text:style-name="T1">RightVineSo<text:tab/>received_450298925363067.jpeg</text:span></text:p>
      <text:p text:style-name="P1"><text:span text:style-name="T1">DayWagBig<text:tab/>3600</text:span></text:p>
      <text:p text:style-name="P1"><text:span text:style-name="T1">EyeOafVolt<text:tab/>65DA6F39E7CAFAA0!101-65DA6F39E7CAFAA0!108-65DA6F39E7CAFAA0!1084-63e77ee4da9b36d5b010b9f0d9d2b0bd0086f962</text:span></text:p>
      <text:p text:style-name="P1"><text:span text:style-name="T1">PieBigUrn<text:tab/>kerilynn88</text:span></text:p>
      <text:p text:style-name="P1"><text:span text:style-name="T1">AmazeGadFoo<text:tab/>RegisterSyncRootAppSpecificSettings for sync root with scopeId 65DA6F39E7CAFAA0!101</text:span></text:p>
      <text:p text:style-name="P1"><text:span text:style-name="T1">CanMadWry<text:tab/>m=QOeQr</text:span></text:p>
      <text:p text:style-name="P1"><text:span text:style-name="T1">CatTwoLab<text:tab/>65DA6F39E7CAFAA0!470</text:span></text:p>
      <text:p text:style-name="P1"><text:span text:style-name="T1">AmOafBat<text:tab/>d.docs.live.net</text:span></text:p>
      <text:p text:style-name="P1"><text:span text:style-name="T1">OneFigUgh<text:tab/>{hexcid}</text:span></text:p>
      <text:p text:style-name="P1"><text:span text:style-name="T1">CanEyeVat<text:tab/>IMG_20170423_000832</text:span></text:p>
      <text:p text:style-name="P1"><text:span text:style-name="T1">VineJokeDoge<text:tab/>{path}</text:span></text:p>
      <text:p text:style-name="P1"><text:span text:style-name="T1">CatGemRod<text:tab/>2017-07-22</text:span></text:p>
      <text:p text:style-name="P1"><text:span text:style-name="T1">BugRightFig<text:tab/>d.docs.live</text:span></text:p>
      <text:p text:style-name="P1"><text:span text:style-name="T1">RichGadKoi<text:tab/>a.docs.live.net</text:span></text:p>
      <text:p text:style-name="P1"><text:span text:style-name="T1">NorthSewYup<text:tab/>635609481510470931.jpg</text:span></text:p>
      <text:p text:style-name="P1"><text:span text:style-name="T1">DayDayGood<text:tab/>2bLuPjtKdhFIidI0hd3tvyiiUDkO4NfLggqWbDAoaXDDWB4qdRfpeK910r4SEpsZf</text:span></text:p>
      <text:p text:style-name="P1"><text:span text:style-name="T1">TadAmMuch<text:tab/>65DA6F39E7CAFAA0!101-65DA6F39E7CAFAA0!108-65DA6F39E7CAFAA0!853-37216eb95577af28cec401fcc7cb1a22f0d2fd85</text:span></text:p>
      <text:p text:style-name="P1"><text:span text:style-name="T1">ZigZigJoke<text:tab/>65DA6F39E7CAFAA0!1251</text:span></text:p>
      <text:p text:style-name="P1"><text:span text:style-name="T1">MugTaxMug<text:tab/>IMG_20170811_183944</text:span></text:p>
      <text:p text:style-name="P1"><text:span text:style-name="T1">BarSoFig<text:tab/>StorageProviderId=OneDrive&amp;id=65DA6F39E7CAFAA0!221</text:span></text:p>
      <text:p text:style-name="P1"><text:span text:style-name="T1">JokeHamTax<text:tab/>IMG_20170818_031333.jpg</text:span></text:p>
      <text:p text:style-name="P1"><text:span text:style-name="T1">CatZagJoy<text:tab/>a.docs.live</text:span></text:p>
      <text:p text:style-name="P1"><text:span text:style-name="T1">PieGoodA<text:tab/>IMG_20170826_153349</text:span></text:p>
      <text:p text:style-name="P1"><text:span text:style-name="T1">SeaPewKoi<text:tab/>IMG_20170427_061344</text:span></text:p>
      <text:p text:style-name="P1"><text:span text:style-name="T1">VoltGemYew<text:tab/>skydrive.live.com</text:span></text:p>
      <text:p text:style-name="P1"><text:span text:style-name="T1">PalRodMuch<text:tab/>cid={hexcid}&amp;id={resourceid}&amp;action=Share</text:span></text:p>
      <text:p text:style-name="P1"><text:span text:style-name="T1">EmuSoKid<text:tab/>IMG_20170619_212901-kerilynn88</text:span></text:p>
      <text:p text:style-name="P1"><text:span text:style-name="T1">WryWolfQuill<text:tab/>Office.LocalSyncClient</text:span></text:p>
      <text:p text:style-name="P1"><text:span text:style-name="T1">BagRatImp<text:tab/>crosslilytattooMS-350x300</text:span></text:p>
      <text:p text:style-name="P1"><text:span text:style-name="T1">DownGemRod<text:tab/>3d63684337207683</text:span></text:p>
      <text:p text:style-name="P1"><text:span text:style-name="T1">LeftWolfTad<text:tab/>HKEY_CURRENT_USER</text:span></text:p>
      <text:p text:style-name="P1"><text:span text:style-name="T1">CanWolfEgg<text:tab/>onedrive.live.com</text:span></text:p>
      <text:p text:style-name="P1"><text:span text:style-name="T1">FishAmazeFish<text:tab/>Photos</text:span></text:p>
      <text:p text:style-name="P1"><text:span text:style-name="T1">WryCatOaf<text:tab/>Software</text:span></text:p>
      <text:p text:style-name="P1"><text:span text:style-name="T1">ZigLogFox<text:tab/>65DA6F39E7CAFAA0!1159</text:span></text:p>
      <text:p text:style-name="P1"><text:span text:style-name="T1">VineMugDoge<text:tab/>Office</text:span></text:p>
      <text:p text:style-name="P1"><text:span text:style-name="T1">CatKoiPew<text:tab/>IMG_20170702_165415</text:span></text:p>
      <text:p text:style-name="P1"><text:span text:style-name="T1">GemWolfAmaze<text:tab/>sv=2014-02-14&amp;sr=b&amp;sig=AEl7Qn2qWxv</text:span></text:p>
      <text:p text:style-name="P1"><text:span text:style-name="T1">WarBlueGem<text:tab/>15</text:span></text:p>
      <text:p text:style-name="P1"><text:span text:style-name="T1">JumpIcySwim<text:tab/>IMG_20170818_033323</text:span></text:p>
      <text:p text:style-name="P1"><text:span text:style-name="T1">GadAmazeMad<text:tab/>IMG_20170818_232235-kerilynn88</text:span></text:p>
      <text:p text:style-name="P1"><text:span text:style-name="T1">CarRagTax<text:tab/>Documents</text:span></text:p>
      <text:p text:style-name="P1"><text:span text:style-name="T1">JumpYupFar<text:tab/>65DA6F39E7CAFAA0!101-65DA6F39E7CAFAA0!108-65DA6F39E7CAFAA0!716-16008f594f8bc2f719ef10d93b90f62e99683d3d</text:span></text:p>
      <text:p text:style-name="P1"><text:span text:style-name="T1">SewIcyBig<text:tab/>09ab675745073a9c95b6f0d65e5ddde3</text:span></text:p>
      <text:p text:style-name="P1"><text:span text:style-name="T1">MuchVoltWry<text:tab/>0-|Office|Zip;4096-256000|ALL|Filtermax;256000-|ALL|FixedChunk4MBSha1</text:span></text:p>
      <text:p text:style-name="P1"><text:span text:style-name="T1">GadWryOrb<text:tab/>|</text:span></text:p>
      <text:p text:style-name="P1"><text:span text:style-name="T1">HisRodTad<text:tab/>65DA6F39E7CAFAA0!101-65DA6F39E7CAFAA0!108-65DA6F39E7CAFAA0!481-4f01f17e6b3f2b9aea09fc75749cdcbe82dffa1d</text:span></text:p>
      <text:p text:style-name="P1"><text:span text:style-name="T1">JumpNorthJump<text:tab/>redir.aspx</text:span></text:p>
      <text:p text:style-name="P1"><text:span text:style-name="T1">BarPenDoge<text:tab/>65DA6F39E7CAFAA0!101-65DA6F39E7CAFAA0!108-65DA6F39E7CAFAA0!1153-13b3d198e7d18d42b4aa259338c67b43245e330f</text:span></text:p>
      <text:p text:style-name="P1"><text:span text:style-name="T1">JokeKidDoge<text:tab/>cid={hexcid}&amp;resid={ResourceID}&amp;type=3</text:span></text:p>
      <text:p text:style-name="P1"><text:span text:style-name="T1">CatGemWolf<text:tab/>Pictures</text:span></text:p>
      <text:p text:style-name="P1"><text:span text:style-name="T1">BugUghVine<text:tab/>537600</text:span></text:p>
      <text:p text:style-name="P1"><text:span text:style-name="T1">BatZagOrb<text:tab/>IMG_20170827_165158.jpg</text:span></text:p>
      <text:p text:style-name="P1"><text:span text:style-name="T1">CarHogFig<text:tab/>1546827352</text:span></text:p>
      <text:p text:style-name="P1"><text:span text:style-name="T1">DownRichYew<text:tab/>IMG_20170507_160428.jpg</text:span></text:p>
      <text:p text:style-name="P1"><text:span text:style-name="T1">EyeEggOrb<text:tab/>2500000</text:span></text:p>
      <text:p text:style-name="P1"><text:span text:style-name="T1">WarJoyTwo<text:tab/>65DA6F39E7CAFAA0!1259</text:span></text:p>
      <text:p text:style-name="P1"><text:span text:style-name="T1">YakTaxFig<text:tab/>MyData</text:span></text:p>
      <text:p text:style-name="P1"><text:span text:style-name="T1">BlueCanBat<text:tab/>{ResourceID}</text:span></text:p>
      <text:p text:style-name="P1"><text:span text:style-name="T1">ZooEggOrb<text:tab/>1503167645950-kerilynn88</text:span></text:p>
      <text:p text:style-name="P1"><text:span text:style-name="T1">GadLeftWolf<text:tab/>IMG_20170818_030554</text:span></text:p>
      <text:p text:style-name="P1"><text:span text:style-name="T1">LabWryRat<text:tab/>IMG_20170618_041458-kerilynn88</text:span></text:p>
      <text:p text:style-name="P1"><text:span text:style-name="T1">DayYupOwl<text:tab/>1440</text:span></text:p>
      <text:p text:style-name="P1"><text:span text:style-name="T1">HerLawWag<text:tab/>IMG_20170701_143047-kerilynn88</text:span></text:p>
      <text:p text:style-name="P1"><text:span text:style-name="T1">RagZigBar<text:tab/>StorageProviderId=OneDrive&amp;id=65DA6F39E7CAFAA0!1043</text:span></text:p>
      <text:p text:style-name="P1"><text:span text:style-name="T1">DayLawFar<text:tab/>3d63684336388633</text:span></text:p>
      <text:p text:style-name="P1"><text:span text:style-name="T1">AmBagBlue<text:tab/>IMG_20170617_165517-kerilynn88</text:span></text:p>
      <text:p text:style-name="P1"><text:span text:style-name="T1">RodSeaUp<text:tab/>IMG_20170831_204312</text:span></text:p>
      <text:p text:style-name="P1"><text:span text:style-name="T1">MawLawYup<text:tab/>3</text:span></text:p>
      <text:p text:style-name="P1"><text:span text:style-name="T1">FarSewWag<text:tab/>StorageProviderId=OneDrive&amp;id=65DA6F39E7CAFAA0!1046</text:span></text:p>
      <text:p text:style-name="P1"><text:span text:style-name="T1">EmuHogOne<text:tab/>IMG_20170507_160203-kerilynn88</text:span></text:p>
      <text:p text:style-name="P1"><text:span text:style-name="T1">UghLogEmu<text:tab/>6</text:span></text:p>
      <text:p text:style-name="P1"><text:span text:style-name="T1">EmuMugRag<text:tab/>65DA6F39E7CAFAA0!101-65DA6F39E7CAFAA0!108-65DA6F39E7CAFAA0!1008-447c0bdd1fac8b1ec82e67fbb641edf11b93111c</text:span></text:p>
      <text:p text:style-name="P1"><text:span text:style-name="T1">YewSeaThe<text:tab/>IMG_20170818_033728</text:span></text:p>
      <text:p text:style-name="P1"><text:span text:style-name="T1">ZagMadHis<text:tab/>bc01a7aef9a4a899ae85ab7e7b4bec38--the-vikings-poe</text:span></text:p>
      <text:p text:style-name="P1"><text:span text:style-name="T1">MugHamHog<text:tab/>StorageProviderId=OneDrive&amp;id=65DA6F39E7CAFAA0!125</text:span></text:p>
      <text:p text:style-name="P1"><text:span text:style-name="T1">JumpSewHer<text:tab/>PathChange</text:span></text:p>
      <text:p text:style-name="P1"><text:span text:style-name="T1">EarNorthFar<text:tab/>IMG_20170617_200700</text:span></text:p>
      <text:p text:style-name="P1"><text:span text:style-name="T1">PenDogeYak<text:tab/>IMG_20170701_210008</text:span></text:p>
      <text:p text:style-name="P1"><text:span text:style-name="T1">HerCakeBig<text:tab/>StorageProviderId=OneDrive&amp;id=65DA6F39E7CAFAA0!1161</text:span></text:p>
      <text:p text:style-name="P1"><text:span text:style-name="T1">SwimWowSew<text:tab/>604800</text:span></text:p>
      <text:p text:style-name="P1"><text:span text:style-name="T1">EggOrbDog<text:tab/>Saved Pictures</text:span></text:p>
      <text:p text:style-name="P1"><text:span text:style-name="T1">TwoHugGem<text:tab/>65DA6F39E7CAFAA0!484</text:span></text:p>
      <text:p text:style-name="P1"><text:span text:style-name="T1">EggYewVat<text:tab/>IMG_20170423_000840-kerilynn88</text:span></text:p>
      <text:p text:style-name="P1"><text:span text:style-name="T1">SeaCatAmaze<text:tab/>IMG_20170703_221526</text:span></text:p>
      <text:p text:style-name="P1"><text:span text:style-name="T1">MawTruckBig<text:tab/>120</text:span></text:p>
      <text:p text:style-name="P1"><text:span text:style-name="T1">LogUghYak<text:tab/>65DA6F39E7CAFAA0!101-65DA6F39E7CAFAA0!108-65DA6F39E7CAFAA0!1169-877cf9fc7a4fb0341ca4078146448c9ad5e8098f</text:span></text:p>
      <text:p text:style-name="P1"><text:span text:style-name="T1">NorthIcyJump<text:tab/>600</text:span></text:p>
      <text:p text:style-name="P1"><text:span text:style-name="T1">RodOafYew<text:tab/>65DA6F39E7CAFAA0!101-65DA6F39E7CAFAA0!108-65DA6F39E7CAFAA0!1173-43c1370aa48e229641bf2637f2be9b42266d8218</text:span></text:p>
      <text:p text:style-name="P1"><text:span text:style-name="T1">UghJokeWee<text:tab/>0cf9ef37f487050f30dc6142b4b2f6ca6728fd47</text:span></text:p>
      <text:p text:style-name="P1"><text:span text:style-name="T1">MugVineFig<text:tab/>IMG_20170824_143919-kerilynn88</text:span></text:p>
      <text:p text:style-name="P1"><text:span text:style-name="T1">UghBugUgh<text:tab/>300</text:span></text:p>
      <text:p text:style-name="P1"><text:span text:style-name="T1">LabDogYew<text:tab/>IMG_20170818_030035</text:span></text:p>
      <text:p text:style-name="P1"><text:span text:style-name="T1">BagTheForth<text:tab/>4294967295</text:span></text:p>
      <text:p text:style-name="P1"><text:span text:style-name="T1">BugFoxFig<text:tab/>65DA6F39E7CAFAA0!101-65DA6F39E7CAFAA0!108-65DA6F39E7CAFAA0!856-296b1434b26e674930a6b31732d3cf1d40e31bdc</text:span></text:p>
      <text:p text:style-name="P1"><text:span text:style-name="T1">GoodIcyMaw<text:tab/>15.9999.9999</text:span></text:p>
      <text:p text:style-name="P1"><text:span text:style-name="T1">IcyIcyYup<text:tab/>65DA6F39E7CAFAA0!351</text:span></text:p>
      <text:p text:style-name="P1"><text:span text:style-name="T1">VineMugJoke<text:tab/>IMG_20170427_013918.jpg</text:span></text:p>
      <text:p text:style-name="P1"><text:span text:style-name="T1">AmazeSumTwo<text:tab/>16.9999.9999</text:span></text:p>
      <text:p text:style-name="P1"><text:span text:style-name="T1">SoCarBug<text:tab/>IMG_20170818_033121.jpg</text:span></text:p>
      <text:p text:style-name="P1"><text:span text:style-name="T1">TadUpLeft<text:tab/>useraction</text:span></text:p>
      <text:p text:style-name="P1"><text:span text:style-name="T1">BagPewCan<text:tab/>received_258111291249554.jpeg</text:span></text:p>
      <text:p text:style-name="P1"><text:span text:style-name="T1">AmazeHazMuch<text:tab/>22AccountType</text:span></text:p>
      <text:p text:style-name="P1"><text:span text:style-name="T1">KidAteLog<text:tab/>SHA1Hash</text:span></text:p>
      <text:p text:style-name="P1"><text:span text:style-name="T1">FoxYakBug<text:tab/>IMG_20170818_190958-kerilynn88</text:span></text:p>
      <text:p text:style-name="P1"><text:span text:style-name="T1">AmazeAmVat<text:tab/>Camera imports</text:span></text:p>
      <text:p text:style-name="P1"><text:span text:style-name="T1">BagHazCan<text:tab/>65DA6F39E7CAFAA0!1148</text:span></text:p>
      <text:p text:style-name="P1"><text:span text:style-name="T1">CarFigOne<text:tab/>429</text:span></text:p>
      <text:p text:style-name="P1"><text:span text:style-name="T1">NewOafAm<text:tab/>StorageProviderId=OneDrive&amp;id=65DA6F39E7CAFAA0!1166</text:span></text:p>
      <text:p text:style-name="P1"><text:span text:style-name="T1">WowBigCake<text:tab/>500</text:span></text:p>
      <text:p text:style-name="P1"><text:span text:style-name="T1">FigSoMug<text:tab/>received_480039078997495</text:span></text:p>
      <text:p text:style-name="P1"><text:span text:style-name="T1">RedSwimOwl<text:tab/>65DA6F39E7CAFAA0!612</text:span></text:p>
      <text:p text:style-name="P1"><text:span text:style-name="T1">BudHugKoi<text:tab/>IMG_20170630_223851.jpg</text:span></text:p>
      <text:p text:style-name="P1"><text:span text:style-name="T1">AmSeaMad<text:tab/>65DA6F39E7CAFAA0!101-65DA6F39E7CAFAA0!108-65DA6F39E7CAFAA0!616-c712ebe3887402308b657ebe8b5866f99f42fa7a</text:span></text:p>
      <text:p text:style-name="P1"><text:span text:style-name="T1">OwlFlyDay<text:tab/>IMG_20170414_225621</text:span></text:p>
      <text:p text:style-name="P1"><text:span text:style-name="T1">TwoAmPal<text:tab/>StorageProviderId=OneDrive&amp;id=65DA6F39E7CAFAA0!1165</text:span></text:p>
      <text:p text:style-name="P1"><text:span text:style-name="T1">RichEyeVat<text:tab/>503</text:span></text:p>
      <text:p text:style-name="P1"><text:span text:style-name="T1">RightHogHam<text:tab/>65DA6F39E7CAFAA0!412</text:span></text:p>
      <text:p text:style-name="P1"><text:span text:style-name="T1">TadEyeZag<text:tab/>2|8|24</text:span></text:p>
      <text:p text:style-name="P1"><text:span text:style-name="T1">NewCanVolt<text:tab/>1504292758380</text:span></text:p>
      <text:p text:style-name="P1"><text:span text:style-name="T1">AteKidWee<text:tab/>IMG_20170630_215501</text:span></text:p>
      <text:p text:style-name="P1"><text:span text:style-name="T1">BigAOwl<text:tab/>StorageProviderId=OneDrive&amp;id=65DA6F39E7CAFAA0!508</text:span></text:p>
      <text:p text:style-name="P1"><text:span text:style-name="T1">PalHugQuill<text:tab/>80</text:span></text:p>
      <text:p text:style-name="P1"><text:span text:style-name="T1">MuchFishLeft<text:tab/>65DA6F39E7CAFAA0!101-65DA6F39E7CAFAA0!108-65DA6F39E7CAFAA0!357-1eb3d2676b5667f2ddc4b0b8e29f2f9d1ac2b664</text:span></text:p>
      <text:p text:style-name="P1"><text:span text:style-name="T1">TwoUpTad<text:tab/>70</text:span></text:p>
      <text:p text:style-name="P1"><text:span text:style-name="T1">CarPenOne<text:tab/>261120</text:span></text:p>
      <text:p text:style-name="P1"><text:span text:style-name="T1">MugVineKid<text:tab/>StorageProviderId=OneDrive&amp;id=65DA6F39E7CAFAA0!993</text:span></text:p>
      <text:p text:style-name="P1"><text:span text:style-name="T1">WolfKoiMad<text:tab/>65DA6F39E7CAFAA0!101-65DA6F39E7CAFAA0!108-65DA6F39E7CAFAA0!1148-d8bc13a8e79b290ef0132965b99327c75ad8fd0b</text:span></text:p>
      <text:p text:style-name="P1"><text:span text:style-name="T1">FlyRedMaw<text:tab/>65DA6F39E7CAFAA0!674</text:span></text:p>
      <text:p text:style-name="P1"><text:span text:style-name="T1">TadWolfVat<text:tab/>{00000000-0000-0000-0000-000000000000}</text:span></text:p>
      <text:p text:style-name="P1"><text:span text:style-name="T1">WryAmSea<text:tab/>65DA6F39E7CAFAA0!101-65DA6F39E7CAFAA0!108-65DA6F39E7CAFAA0!285-22ac7c9e9830f79b05ee8015fe7eeb44e752fa41</text:span></text:p>
      <text:p text:style-name="P1"><text:span text:style-name="T1">DogCatBag<text:tab/>2</text:span></text:p>
      <text:p text:style-name="P1"><text:span text:style-name="T1">HogRagAte<text:tab/>IMG_20170826_153240</text:span></text:p>
      <text:p text:style-name="P1"><text:span text:style-name="T1">PieGoodAwe<text:tab/>onion.js</text:span></text:p>
      <text:p text:style-name="P1"><text:span text:style-name="T1">BarFoxMug<text:tab/>65DA6F39E7CAFAA0!101-65DA6F39E7CAFAA0!108-65DA6F39E7CAFAA0!156-2a6e4cab7d9dace4fc46d6f70e277d1d52e4bd9a</text:span></text:p>
      <text:p text:style-name="P1"><text:span text:style-name="T1">CatVatBat<text:tab/>512000</text:span></text:p>
      <text:p text:style-name="P1"><text:span text:style-name="T1">LeftVoltFoo<text:tab/>97920</text:span></text:p>
      <text:p text:style-name="P1"><text:span text:style-name="T1">PewLeftNew<text:tab/>StorageProviderId=OneDrive&amp;id=65DA6F39E7CAFAA0!1180</text:span></text:p>
      <text:p text:style-name="P1"><text:span text:style-name="T1">EyePalLab<text:tab/>IMG_20170818_034601.jpg</text:span></text:p>
      <text:p text:style-name="P1"><text:span text:style-name="T1">BagZooQuill<text:tab/>65DA6F39E7CAFAA0!622</text:span></text:p>
      <text:p text:style-name="P1"><text:span text:style-name="T1">MadTwoDown<text:tab/>21600</text:span></text:p>
      <text:p text:style-name="P1"><text:span text:style-name="T1">YakZigUgh<text:tab/>65DA6F39E7CAFAA0!101-65DA6F39E7CAFAA0!108-65DA6F39E7CAFAA0!1012-082f5da1803690bb4b71d64837657fc1f7b55daf</text:span></text:p>
      <text:p text:style-name="P1"><text:span text:style-name="T1">ZigRagZig<text:tab/>StorageProviderId=OneDrive&amp;id=65DA6F39E7CAFAA0!210</text:span></text:p>
      <text:p text:style-name="P1"><text:span text:style-name="T1">DogFishRich<text:tab/>StorageProviderId=OneDrive&amp;id=65DA6F39E7CAFAA0!157</text:span></text:p>
      <text:p text:style-name="P1"><text:span text:style-name="T1">SwimJumpIcy<text:tab/>uploadlocation</text:span></text:p>
      <text:p text:style-name="P1"><text:span text:style-name="T1">RightDogeUgh<text:tab/>65DA6F39E7CAFAA0!101-65DA6F39E7CAFAA0!108-65DA6F39E7CAFAA0!1158-8843fadb0e05415e3f5a96dc4d1de47739dd2fa7</text:span></text:p>
      <text:p text:style-name="P1"><text:span text:style-name="T1">OrbBudLab<text:tab/>xml,xps,docx,docm,dotx,dotm,xlsx,xlsm,xlsb,xltx,xltm,xlam,pptx,pptm,potx,potm,thmx,ppsx,ppsm,doc,dot,xls,xlt,xla,ppt,pot,pps,pdf</text:span></text:p>
      <text:p text:style-name="P1"><text:span text:style-name="T1">PalBatCan<text:tab/>5000</text:span></text:p>
      <text:p text:style-name="P1"><text:span text:style-name="T1">VoltBagLab<text:tab/>IMG_20170818_033524</text:span></text:p>
      <text:p text:style-name="P1"><text:span text:style-name="T1">WowGoodSew<text:tab/>1503058166544</text:span></text:p>
      <text:p text:style-name="P1"><text:span text:style-name="T1">FishRichYew<text:tab/>received_347862848984243.jpeg</text:span></text:p>
      <text:p text:style-name="P1"><text:span text:style-name="T1">VatOrbForth<text:tab/>StorageProviderId=OneDrive&amp;id=65DA6F39E7CAFAA0!461</text:span></text:p>
      <text:p text:style-name="P1"><text:span text:style-name="T1">CatFooBat<text:tab/>7D&amp;Platform=10.0.0.0.17134</text:span></text:p>
      <text:p text:style-name="P1"><text:span text:style-name="T1">UrnIcyA<text:tab/>24</text:span></text:p>
      <text:p text:style-name="P1"><text:span text:style-name="T1">EarSewLaw<text:tab/>m=maph</text:span></text:p>
      <text:p text:style-name="P1"><text:span text:style-name="T1">ImpHazTad<text:tab/>65DA6F39E7CAFAA0!101-65DA6F39E7CAFAA0!108-65DA6F39E7CAFAA0!1024-54b0b483bd4631f025be2b75dbddd363aed0ef87</text:span></text:p>
      <text:p text:style-name="P1"><text:span text:style-name="T1">WarLabVat<text:tab/>StorageProviderId=OneDrive&amp;id=65DA6F39E7CAFAA0!1077</text:span></text:p>
      <text:p text:style-name="P1"><text:span text:style-name="T1">AteTaxCar<text:tab/>StorageProviderId=OneDrive&amp;id=65DA6F39E7CAFAA0!1008</text:span></text:p>
      <text:p text:style-name="P1"><text:span text:style-name="T1">WryYewFoo<text:tab/>-1</text:span></text:p>
      <text:p text:style-name="P1"><text:span text:style-name="T1">SoBugOne<text:tab/>IMG_20170826_150907-kerilynn88</text:span></text:p>
      <text:p text:style-name="P1"><text:span text:style-name="T1">WryYewZag<text:tab/>e85dec836cebfbc91827e6c446a7772e--halloween-tattoo-tattoo-me</text:span></text:p>
      <text:p text:style-name="P1"><text:span text:style-name="T1">VoltRichNew<text:tab/>18.168.0820</text:span></text:p>
      <text:p text:style-name="P1"><text:span text:style-name="T1">BugHogLog<text:tab/>d</text:span></text:p>
      <text:p text:style-name="P1"><text:span text:style-name="T1">UrnRedSwim<text:tab/>Signature</text:span></text:p>
      <text:p text:style-name="P1"><text:span text:style-name="T1">FarHerOwl<text:tab/>8192</text:span></text:p>
      <text:p text:style-name="P1"><text:span text:style-name="T1">RatWarWolf<text:tab/>StorageProviderId=OneDrive&amp;id=65DA6F39E7CAFAA0!1097</text:span></text:p>
      <text:p text:style-name="P1"><text:span text:style-name="T1">WagRedFar<text:tab/>65DA6F39E7CAFAA0!635</text:span></text:p>
      <text:p text:style-name="P1"><text:span text:style-name="T1">HamTaxHog<text:tab/>201</text:span></text:p>
      <text:p text:style-name="P1"><text:span text:style-name="T1">SewPieBig<text:tab/>1496684217582</text:span></text:p>
      <text:p text:style-name="P1"><text:span text:style-name="T1">DownRichYew<text:tab/>32640</text:span></text:p>
      <text:p text:style-name="P1"><text:span text:style-name="T1">MadMuchCat<text:tab/>IMG_20170703_220720-kerilynn88</text:span></text:p>
      <text:p text:style-name="P1"><text:span text:style-name="T1">WolfZagHaz<text:tab/>IMG_20170507_160203</text:span></text:p>
      <text:p text:style-name="P1"><text:span text:style-name="T1">DownHisRod<text:tab/>vnd.ms-deltasig-filtermax|ms-delta-filtermax</text:span></text:p>
      <text:p text:style-name="P1"><text:span text:style-name="T1">RatOafNew<text:tab/>1503058166544-kerilynn88</text:span></text:p>
      <text:p text:style-name="P1"><text:span text:style-name="T1">AmazeDownAmaze<text:tab/>FixedChunk|application</text:span></text:p>
      <text:p text:style-name="P1"><text:span text:style-name="T1">FoxDogeRag<text:tab/>vnd.ms-deltasig-fixedchunk4mbsha1|ms-delta-fixedchunk4mbsha1|4096|Sha1</text:span></text:p>
      <text:p text:style-name="P1"><text:span text:style-name="T1">ZagFishTwo<text:tab/>vnd.ms-deltasig-fixedchunk3mbsha1|ms-delta-fixedchunk3mbsha1|3072|Sha1</text:span></text:p>
      <text:p text:style-name="P1"><text:span text:style-name="T1">BugDogeRight<text:tab/>IMG_20170620_172938.jpg</text:span></text:p>
      <text:p text:style-name="P1"><text:span text:style-name="T1">RodEggWolf<text:tab/>Zip|application</text:span></text:p>
      <text:p text:style-name="P1"><text:span text:style-name="T1">SwimAEar<text:tab/>IMG_20170818_232201.jpg</text:span></text:p>
      <text:p text:style-name="P1"><text:span text:style-name="T1">HerFlySwim<text:tab/>button_down</text:span></text:p>
      <text:p text:style-name="P1"><text:span text:style-name="T1">OafSumBag<text:tab/>StorageProviderId=OneDrive&amp;id=65DA6F39E7CAFAA0!853</text:span></text:p>
      <text:p text:style-name="P1"><text:span text:style-name="T1">CatBagBat<text:tab/>vnd.ms-deltasig-zip|ms-delta-zip</text:span></text:p>
      <text:p text:style-name="P1"><text:span text:style-name="T1">ZigPenMug<text:tab/>IMG_20170818_031333-kerilynn88</text:span></text:p>
      <text:p text:style-name="P1"><text:span text:style-name="T1">SumVatRod<text:tab/>WUX3DeqI6Nf259CYSZ4=</text:span></text:p>
      <text:p text:style-name="P1"><text:span text:style-name="T1">OneRagOne<text:tab/>IMG_20170818_035157.jpg</text:span></text:p>
      <text:p text:style-name="P1"><text:span text:style-name="T1">OafSumHis<text:tab/>65DA6F39E7CAFAA0!101-65DA6F39E7CAFAA0!108-65DA6F39E7CAFAA0!426-7fadc09e0c4b0c4721ba5d26d550b3137d74507a</text:span></text:p>
      <text:p text:style-name="P1"><text:span text:style-name="T1">TadNewPal<text:tab/>1548243674</text:span></text:p>
      <text:p text:style-name="P1"><text:span text:style-name="T1">DogeUghCar<text:tab/>received_347862848984243</text:span></text:p>
      <text:p text:style-name="P1"><text:span text:style-name="T1">RichVoltHis<text:tab/>received_10210333798961357</text:span></text:p>
      <text:p text:style-name="P1"><text:span text:style-name="T1">WowAweSwim<text:tab/>windowsdefender</text:span></text:p>
      <text:p text:style-name="P1"><text:span text:style-name="T1">HerDayMaw<text:tab/>65DA6F39E7CAFAA0!483</text:span></text:p>
      <text:p text:style-name="P1"><text:span text:style-name="T1">BlueOafUp<text:tab/>received_10210496310113194</text:span></text:p>
      <text:p text:style-name="P1"><text:span text:style-name="T1">BigCakeRed<text:tab/>FB_IMG_1503085455293-kerilynn88</text:span></text:p>
      <text:p text:style-name="P1"><text:span text:style-name="T1">RodTwoVolt<text:tab/>IMG_20170614_213146.jpg</text:span></text:p>
      <text:p text:style-name="P1"><text:span text:style-name="T1">VatSumPal<text:tab/>StorageProviderId=OneDrive&amp;id=65DA6F39E7CAFAA0!1066</text:span></text:p>
      <text:p text:style-name="P1"><text:span text:style-name="T1">ImpBatBag<text:tab/>65DA6F39E7CAFAA0!1161</text:span></text:p>
      <text:p text:style-name="P1"><text:span text:style-name="T1">AGoodSwim<text:tab/>downloads3</text:span></text:p>
      <text:p text:style-name="P1"><text:span text:style-name="T1">CarYakHam<text:tab/>message</text:span></text:p>
      <text:p text:style-name="P1"><text:span text:style-name="T1">BatCanEye<text:tab/>FB_IMG_1503085482725</text:span></text:p>
      <text:p text:style-name="P1"><text:span text:style-name="T1">AteAteTax<text:tab/>65DA6F39E7CAFAA0!1001</text:span></text:p>
      <text:p text:style-name="P1"><text:span text:style-name="T1">OafCatImp<text:tab/>skydrivesync.policies.live.net</text:span></text:p>
      <text:p text:style-name="P1"><text:span text:style-name="T1">AmEggJoy<text:tab/>SkyDriveSyncV1</text:span></text:p>
      <text:p text:style-name="P1"><text:span text:style-name="T1">CakeJumpSew<text:tab/>IMG_20170617_165517.jpg</text:span></text:p>
      <text:p text:style-name="P1"><text:span text:style-name="T1">YupNorthUrn<text:tab/>IMG_20190107_125531.jpg</text:span></text:p>
      <text:p text:style-name="P1"><text:span text:style-name="T1">GoodCakeOwl<text:tab/>65DA6F39E7CAFAA0!1012</text:span></text:p>
      <text:p text:style-name="P1"><text:span text:style-name="T1">RichTheMuch<text:tab/>ClientPolicy</text:span></text:p>
      <text:p text:style-name="P1"><text:span text:style-name="T1">LeftSumFoo<text:tab/>IMG_20170818_035554-kerilynn88</text:span></text:p>
      <text:p text:style-name="P1"><text:span text:style-name="T1">AmazePewTwo<text:tab/>Program Files</text:span></text:p>
      <text:p text:style-name="P1"><text:span text:style-name="T1">BudJoyFoo<text:tab/>Windows Defender</text:span></text:p>
      <text:p text:style-name="P1"><text:span text:style-name="T1">OrbVatUp<text:tab/>65DA6F39E7CAFAA0!1112</text:span></text:p>
      <text:p text:style-name="P1"><text:span text:style-name="T1">TheQuillBat<text:tab/>MSASCui</text:span></text:p>
      <text:p text:style-name="P1"><text:span text:style-name="T1">DogRodLeft<text:tab/>IMG_20170620_160136.jpg</text:span></text:p>
      <text:p text:style-name="P1"><text:span text:style-name="T1">CarBugUgh<text:tab/>received_10203502615444244</text:span></text:p>
      <text:p text:style-name="P1"><text:span text:style-name="T1">UpImpRat<text:tab/>3d69</text:span></text:p>
      <text:p text:style-name="P1"><text:span text:style-name="T1">CakeUrnA<text:tab/>65DA6F39E7CAFAA0!829</text:span></text:p>
      <text:p text:style-name="P1"><text:span text:style-name="T1">QuillHazBag<text:tab/>api</text:span></text:p>
      <text:p text:style-name="P1"><text:span text:style-name="T1">PenHogUgh<text:tab/>FB_IMG_1503085911622-kerilynn88</text:span></text:p>
      <text:p text:style-name="P1"><text:span text:style-name="T1">YewQuillLab<text:tab/>IMG_20170703_221757</text:span></text:p>
      <text:p text:style-name="P1"><text:span text:style-name="T1">SumBudEye<text:tab/>v1</text:span></text:p>
      <text:p text:style-name="P1"><text:span text:style-name="T1">TaxRagOne<text:tab/>IMG_20170818_033344.jpg</text:span></text:p>
      <text:p text:style-name="P1"><text:span text:style-name="T1">BatWryJoy<text:tab/>messaging</text:span></text:p>
      <text:p text:style-name="P1"><text:span text:style-name="T1">MuchYewEgg<text:tab/>root</text:span></text:p>
      <text:p text:style-name="P1"><text:span text:style-name="T1">BlueVatThe<text:tab/>65DA6F39E7CAFAA0!101-65DA6F39E7CAFAA0!108-65DA6F39E7CAFAA0!1719-c33b569f5b2e0fc9041b414cf8a048e2c72b321d</text:span></text:p>
      <text:p text:style-name="P1"><text:span text:style-name="T1">FoxPenTax<text:tab/>IMG_20170818_030717-kerilynn88</text:span></text:p>
      <text:p text:style-name="P1"><text:span text:style-name="T1">RichAmTwo<text:tab/>received_347862898984238</text:span></text:p>
      <text:p text:style-name="P1"><text:span text:style-name="T1">WryVoltRich<text:tab/>1546131015913.jpg</text:span></text:p>
      <text:p text:style-name="P1"><text:span text:style-name="T1">RichSumPal<text:tab/>65DA6F39E7CAFAA0!857</text:span></text:p>
      <text:p text:style-name="P1"><text:span text:style-name="T1">ZagHazSea<text:tab/>StorageProviderId=OneDrive&amp;id=65DA6F39E7CAFAA0!361</text:span></text:p>
      <text:p text:style-name="P1"><text:span text:style-name="T1">BudGadRich<text:tab/>dm3p.notify.windows.com</text:span></text:p>
      <text:p text:style-name="P1"><text:span text:style-name="T1">AmazeTheFoo<text:tab/>CID=65da6f39e7cafaa0&amp;MachineKey=909fec76-5577-0403-2481-4f581dba84c0&amp;Version=18.240.1202.0004&amp;source=ODSC_WinAC&amp;source=OneDrive_NGSC_ActivityCenter_Windows&amp;source=ODSC_BasicToast&amp;Locale=en-US&amp;SystemLocale=en-US&amp;OffVer=16.0.11126.20266&amp;data=</text:span></text:p>
      <text:p text:style-name="P1"><text:span text:style-name="T1">RatWryJoy<text:tab/>CommonUtil</text:span></text:p>
      <text:p text:style-name="P1"><text:span text:style-name="T1">CanYewMuch<text:tab/>IMG_20170614_194726.jpg</text:span></text:p>
      <text:p text:style-name="P1"><text:span text:style-name="T1">PalLabZag<text:tab/>22</text:span></text:p>
      <text:p text:style-name="P1"><text:span text:style-name="T1">RagMugSo<text:tab/>IMG_20170618_041438</text:span></text:p>
      <text:p text:style-name="P1"><text:span text:style-name="T1">DogUpEgg<text:tab/>StorageProviderId=OneDrive&amp;id=65DA6F39E7CAFAA0!465</text:span></text:p>
      <text:p text:style-name="P1"><text:span text:style-name="T1">UghYakYak<text:tab/>20</text:span></text:p>
      <text:p text:style-name="P1"><text:span text:style-name="T1">LabZagOrb<text:tab/>65DA6F39E7CAFAA0!101-65DA6F39E7CAFAA0!108-65DA6F39E7CAFAA0!1113-5f3fb879d61b45c6178ae78c5a39b49ef7b75c91</text:span></text:p>
      <text:p text:style-name="P1"><text:span text:style-name="T1">DayNorthTruck<text:tab/>IMG_20170423_000840</text:span></text:p>
      <text:p text:style-name="P1"><text:span text:style-name="T1">EmuKidHam<text:tab/>65DA6F39E7CAFAA0!1084</text:span></text:p>
      <text:p text:style-name="P1"><text:span text:style-name="T1">BarHamCar<text:tab/>22Consumer</text:span></text:p>
      <text:p text:style-name="P1"><text:span text:style-name="T1">BarKidRight<text:tab/>IMG_20170827_165158</text:span></text:p>
      <text:p text:style-name="P1"><text:span text:style-name="T1">QuillVoltEgg<text:tab/>FB_IMG_1503085675231-kerilynn88</text:span></text:p>
      <text:p text:style-name="P1"><text:span text:style-name="T1">OneWeeAte<text:tab/>IMG_20170618_041501-kerilynn88</text:span></text:p>
      <text:p text:style-name="P1"><text:span text:style-name="T1">AweOwlHer<text:tab/>22,</text:span></text:p>
      <text:p text:style-name="P1"><text:span text:style-name="T1">YewZagNew<text:tab/>1503058245877-kerilynn88</text:span></text:p>
      <text:p text:style-name="P1"><text:span text:style-name="T1">YewLeftPew<text:tab/>IMG_20170702_140944-kerilynn88</text:span></text:p>
      <text:p text:style-name="P1"><text:span text:style-name="T1">HogJokeFox<text:tab/>IMG_20170729_204251</text:span></text:p>
      <text:p text:style-name="P1"><text:span text:style-name="T1">HogFoxZig<text:tab/>StorageProviderId=OneDrive&amp;id=65DA6F39E7CAFAA0!1052</text:span></text:p>
      <text:p text:style-name="P1"><text:span text:style-name="T1">ImpUpSea<text:tab/>22DaysSinceFirstSignIn</text:span></text:p>
      <text:p text:style-name="P1"><text:span text:style-name="T1">HamWeeBug<text:tab/>IMG_20170818_031401</text:span></text:p>
      <text:p text:style-name="P1"><text:span text:style-name="T1">PalYewKoi<text:tab/>IMG_20170619_013456-kerilynn88</text:span></text:p>
      <text:p text:style-name="P1"><text:span text:style-name="T1">CakeEarRed<text:tab/>65DA6F39E7CAFAA0!101-65DA6F39E7CAFAA0!108-65DA6F39E7CAFAA0!1151-4d76ac9b4ae81c64c3cfbedeb94b9ff6716d8362</text:span></text:p>
      <text:p text:style-name="P1"><text:span text:style-name="T1">MadAmazeSum<text:tab/>d8bec4152c756c8a41cb634da06146be--teddy-bear-tattoos-drawing-tattoos</text:span></text:p>
      <text:p text:style-name="P1"><text:span text:style-name="T1">LabWarWolf<text:tab/>2078,</text:span></text:p>
      <text:p text:style-name="P1"><text:span text:style-name="T1">BudUpBud<text:tab/>received_10209795473743563</text:span></text:p>
      <text:p text:style-name="P1"><text:span text:style-name="T1">LeftVoltImp<text:tab/>StorageProviderId=OneDrive&amp;id=65DA6F39E7CAFAA0!1162</text:span></text:p>
      <text:p text:style-name="P1"><text:span text:style-name="T1">HugWarBlue<text:tab/>22Delinquent</text:span></text:p>
      <text:p text:style-name="P1"><text:span text:style-name="T1">SoKidRag<text:tab/>received_10203720708895401</text:span></text:p>
      <text:p text:style-name="P1"><text:span text:style-name="T1">HerNorthSwim<text:tab/>c</text:span></text:p>
      <text:p text:style-name="P1"><text:span text:style-name="T1">PalWolfEgg<text:tab/>65DA6F39E7CAFAA0!101-65DA6F39E7CAFAA0!108-65DA6F39E7CAFAA0!1162-f7135a6273c7973b65b75e8f05af5f3b84081559</text:span></text:p>
      <text:p text:style-name="P1"><text:span text:style-name="T1">SwimAweJump<text:tab/>util.js</text:span></text:p>
      <text:p text:style-name="P1"><text:span text:style-name="T1">AmazeDownBag<text:tab/>20false,</text:span></text:p>
      <text:p text:style-name="P1"><text:span text:style-name="T1">MadCanRod<text:tab/>-pb.local.pushes-master</text:span></text:p>
      <text:p text:style-name="P1"><text:span text:style-name="T1">RedAweSew<text:tab/>IMG_20170615_211622</text:span></text:p>
      <text:p text:style-name="P1"><text:span text:style-name="T1">RodRichRat<text:tab/>65DA6F39E7CAFAA0!479</text:span></text:p>
      <text:p text:style-name="P1"><text:span text:style-name="T1">SeaGadGem<text:tab/>VID_20180807_141453</text:span></text:p>
      <text:p text:style-name="P1"><text:span text:style-name="T1">UrnUrnHer<text:tab/>65DA6F39E7CAFAA0!1030</text:span></text:p>
      <text:p text:style-name="P1"><text:span text:style-name="T1">WryBlueDog<text:tab/>IMG_20170827_165150-kerilynn88</text:span></text:p>
      <text:p text:style-name="P1"><text:span text:style-name="T1">EmuOneKid<text:tab/>65DA6F39E7CAFAA0!101-65DA6F39E7CAFAA0!108-65DA6F39E7CAFAA0!1250-cd661f8da21e467ac78e31aa9a0ab66357597e55</text:span></text:p>
      <text:p text:style-name="P1"><text:span text:style-name="T1">OneLogEmu<text:tab/>22IsPremium</text:span></text:p>
      <text:p text:style-name="P1"><text:span text:style-name="T1">RightYakFig<text:tab/>IMG_20170818_232224</text:span></text:p>
      <text:p text:style-name="P1"><text:span text:style-name="T1">DogVoltGem<text:tab/>received_347862855650909.jpeg</text:span></text:p>
      <text:p text:style-name="P1"><text:span text:style-name="T1">MawOwlCake<text:tab/>22QuotaState</text:span></text:p>
      <text:p text:style-name="P1"><text:span text:style-name="T1">PieAJump<text:tab/>22KFMLaunchSource</text:span></text:p>
      <text:p text:style-name="P1"><text:span text:style-name="T1">TaxDogeCar<text:tab/>saved_resource</text:span></text:p>
      <text:p text:style-name="P1"><text:span text:style-name="T1">WarEyeImp<text:tab/>IMG_20170818_023332-kerilynn88</text:span></text:p>
      <text:p text:style-name="P1"><text:span text:style-name="T1">HazBagThe<text:tab/>StorageProviderId=OneDrive&amp;id=65DA6F39E7CAFAA0!452</text:span></text:p>
      <text:p text:style-name="P1"><text:span text:style-name="T1">LawNorthFar<text:tab/>200,</text:span></text:p>
      <text:p text:style-name="P1"><text:span text:style-name="T1">DogTheZag<text:tab/>65DA6F39E7CAFAA0!454</text:span></text:p>
      <text:p text:style-name="P1"><text:span text:style-name="T1">TheTadThe<text:tab/>vt(8)</text:span></text:p>
      <text:p text:style-name="P1"><text:span text:style-name="T1">HerGoodWow<text:tab/>22KFMSucceeded</text:span></text:p>
      <text:p text:style-name="P1"><text:span text:style-name="T1">TadPewTad<text:tab/>IMG_20170703_220713-kerilynn88</text:span></text:p>
      <text:p text:style-name="P1"><text:span text:style-name="T1">VoltQuillMad<text:tab/>IMG_20170826_153315</text:span></text:p>
      <text:p text:style-name="P1"><text:span text:style-name="T1">LabCanZoo<text:tab/>22KFMUpsell</text:span></text:p>
      <text:p text:style-name="P1"><text:span text:style-name="T1">HerSwimFar<text:tab/>65DA6F39E7CAFAA0!101-65DA6F39E7CAFAA0!108-65DA6F39E7CAFAA0!1057-1f676075b333ec5a7dfa8dcc33c5f37d0490e4a3</text:span></text:p>
      <text:p text:style-name="P1"><text:span text:style-name="T1">ZooBudAm<text:tab/>65DA6F39E7CAFAA0!1247</text:span></text:p>
      <text:p text:style-name="P1"><text:span text:style-name="T1">TaxWeeTax<text:tab/>65DA6F39E7CAFAA0!101-65DA6F39E7CAFAA0!108-65DA6F39E7CAFAA0!358-caf51f22aa446641538a3253cc5033be1d262932</text:span></text:p>
      <text:p text:style-name="P1"><text:span text:style-name="T1">OrbDogZoo<text:tab/>U</text:span></text:p>
      <text:p text:style-name="P1"><text:span text:style-name="T1">BigWowEar<text:tab/>65DA6F39E7CAFAA0!101-65DA6F39E7CAFAA0!108-65DA6F39E7CAFAA0!618-6879a9b43ce54152a5ac33f5816200da1678adde</text:span></text:p>
      <text:p text:style-name="P1"><text:span text:style-name="T1">PalLabTwo<text:tab/>22PlaceholdersEnabled</text:span></text:p>
      <text:p text:style-name="P1"><text:span text:style-name="T1">FishBagRod<text:tab/>65DA6F39E7CAFAA0!967</text:span></text:p>
      <text:p text:style-name="P1"><text:span text:style-name="T1">OwlAIcy<text:tab/>IMG_20170424_170245.jpg</text:span></text:p>
      <text:p text:style-name="P1"><text:span text:style-name="T1">CarVineLog<text:tab/>22Normal</text:span></text:p>
      <text:p text:style-name="P1"><text:span text:style-name="T1">BigCakeOwl<text:tab/>globe</text:span></text:p>
      <text:p text:style-name="P1"><text:span text:style-name="T1">MugLogUgh<text:tab/>IMG_20170702_140949.jpg</text:span></text:p>
      <text:p text:style-name="P1"><text:span text:style-name="T1">SwimHerJump<text:tab/>received_470916599942788</text:span></text:p>
      <text:p text:style-name="P1"><text:span text:style-name="T1">VineOneBar<text:tab/>received_1980516692167456</text:span></text:p>
      <text:p text:style-name="P1"><text:span text:style-name="T1">AmazeBlueTwo<text:tab/>1496349277560-kerilynn88</text:span></text:p>
      <text:p text:style-name="P1"><text:span text:style-name="T1">MugOneHam<text:tab/>222019-01-29T04</text:span></text:p>
      <text:p text:style-name="P1"><text:span text:style-name="T1">EggFishVat<text:tab/>received_321092808284735.jpeg</text:span></text:p>
      <text:p text:style-name="P1"><text:span text:style-name="T1">VatBlueVat<text:tab/>57</text:span></text:p>
      <text:p text:style-name="P1"><text:span text:style-name="T1">UghDogeOne<text:tab/>Screenshot_20181129-182412</text:span></text:p>
      <text:p text:style-name="P1"><text:span text:style-name="T1">VineVinePen<text:tab/>FB_IMG_1503085641325</text:span></text:p>
      <text:p text:style-name="P1"><text:span text:style-name="T1">FooDownMuch<text:tab/>IMG_20170818_191008-kerilynn88</text:span></text:p>
      <text:p text:style-name="P1"><text:span text:style-name="T1">AMawOwl<text:tab/>39</text:span></text:p>
      <text:p text:style-name="P1"><text:span text:style-name="T1">FigTaxHog<text:tab/>common.js</text:span></text:p>
      <text:p text:style-name="P1"><text:span text:style-name="T1">TwoSumZag<text:tab/>65DA6F39E7CAFAA0!101-65DA6F39E7CAFAA0!108-65DA6F39E7CAFAA0!713-2870db19568e88a51f78714174cae21934b64685</text:span></text:p>
      <text:p text:style-name="P1"><text:span text:style-name="T1">YakVineYak<text:tab/>IMG_20170701_143044</text:span></text:p>
      <text:p text:style-name="P1"><text:span text:style-name="T1">UghBarKid<text:tab/>IMG_20170826_153240-kerilynn88</text:span></text:p>
      <text:p text:style-name="P1"><text:span text:style-name="T1">CatHisUp<text:tab/>IMG_20170818_033436</text:span></text:p>
      <text:p text:style-name="P1"><text:span text:style-name="T1">RedNorthMaw<text:tab/>20excuse</text:span></text:p>
      <text:p text:style-name="P1"><text:span text:style-name="T1">ZooHisWolf<text:tab/>65DA6F39E7CAFAA0!101-65DA6F39E7CAFAA0!108-65DA6F39E7CAFAA0!1251-d80e462bfa522ea8937fb5d7d80b30cb37d2deb8</text:span></text:p>
      <text:p text:style-name="P1"><text:span text:style-name="T1">FarGoodIcy<text:tab/>Windows</text:span></text:p>
      <text:p text:style-name="P1"><text:span text:style-name="T1">TwoOrbTad<text:tab/>3bTD</text:span></text:p>
      <text:p text:style-name="P1"><text:span text:style-name="T1">HogBugVine<text:tab/>StorageProviderId=OneDrive&amp;id=65DA6F39E7CAFAA0!1195</text:span></text:p>
      <text:p text:style-name="P1"><text:span text:style-name="T1">ZagRodBud<text:tab/>api.onedrive.com</text:span></text:p>
      <text:p text:style-name="P1"><text:span text:style-name="T1">HogDogeSo<text:tab/>1502294405449(1)</text:span></text:p>
      <text:p text:style-name="P1"><text:span text:style-name="T1">SwimDayWow<text:tab/>IMG_20170826_153024.jpg</text:span></text:p>
      <text:p text:style-name="P1"><text:span text:style-name="T1">MadSeaDown<text:tab/>v1.0</text:span></text:p>
      <text:p text:style-name="P1"><text:span text:style-name="T1">OneTaxZig<text:tab/>65DA6F39E7CAFAA0!101-65DA6F39E7CAFAA0!108-65DA6F39E7CAFAA0!1000-dbf632e99f3ab083389aa1782c481a9a172d8373</text:span></text:p>
      <text:p text:style-name="P1"><text:span text:style-name="T1">PewFooDown<text:tab/>65DA6F39E7CAFAA0!1151</text:span></text:p>
      <text:p text:style-name="P1"><text:span text:style-name="T1">DogZooForth<text:tab/>65DA6F39E7CAFAA0!101-65DA6F39E7CAFAA0!108-65DA6F39E7CAFAA0!734-285f35308ad342bc6b0ccf2bebeb23918d13e3f0</text:span></text:p>
      <text:p text:style-name="P1"><text:span text:style-name="T1">VatHazFoo<text:tab/>IMG_20170818_033637.jpg</text:span></text:p>
      <text:p text:style-name="P1"><text:span text:style-name="T1">AmDogRat<text:tab/>65DA6F39E7CAFAA0!972</text:span></text:p>
      <text:p text:style-name="P1"><text:span text:style-name="T1">UghBarHog<text:tab/>3bLR</text:span></text:p>
      <text:p text:style-name="P1"><text:span text:style-name="T1">TaxAteAte<text:tab/>IMG_20170826_153024-kerilynn88</text:span></text:p>
      <text:p text:style-name="P1"><text:span text:style-name="T1">IcyASew<text:tab/>CameraImports</text:span></text:p>
      <text:p text:style-name="P1"><text:span text:style-name="T1">DayMawPie<text:tab/>IMG_20170829_152521.jpg</text:span></text:p>
      <text:p text:style-name="P1"><text:span text:style-name="T1">VineJokeHam<text:tab/>IMG_20170826_153337.jpg</text:span></text:p>
      <text:p text:style-name="P1"><text:span text:style-name="T1">OneHogLog<text:tab/>IMG_20170427_161311.jpg</text:span></text:p>
      <text:p text:style-name="P1"><text:span text:style-name="T1">AmazePewZag<text:tab/>3bPI</text:span></text:p>
      <text:p text:style-name="P1"><text:span text:style-name="T1">TwoTheSea<text:tab/>select=name,parentReference,id</text:span></text:p>
      <text:p text:style-name="P1"><text:span text:style-name="T1">TruckEarSwim<text:tab/>CID=65da6f39e7cafaa0&amp;MachineKey=909fec76-5577-0403-2481-4f581dba84c0&amp;Version=18.240.1202.0004&amp;source=OneDrive_NGSC_ActivityCenter_Windows&amp;Locale=en-US&amp;SystemLocale=en-US&amp;TransactionID=77073d71806f4df080048702f02d569c&amp;CampaignID=P425002120-T700174936-C836-O6303;2e94c9bc1de94233948c87c415c9642a&amp;ContentID=425002120&amp;UserAction=Processed&amp;Timestamp=2019-01-29T04</text:span></text:p>
      <text:p text:style-name="P1"><text:span text:style-name="T1">SeaGadImp<text:tab/>IMG_20170424_170251.jpg</text:span></text:p>
      <text:p text:style-name="P1"><text:span text:style-name="T1">EarGoodFar<text:tab/>m=NTK3If,MlUUse</text:span></text:p>
      <text:p text:style-name="P1"><text:span text:style-name="T1">OwlDayUrn<text:tab/>IMG_20170729_204251-kerilynn88</text:span></text:p>
      <text:p text:style-name="P1"><text:span text:style-name="T1">YakWeeUgh<text:tab/>41&amp;Platform=10.0.0.0</text:span></text:p>
      <text:p text:style-name="P1"><text:span text:style-name="T1">TheZagFish<text:tab/>65DA6F39E7CAFAA0!621</text:span></text:p>
      <text:p text:style-name="P1"><text:span text:style-name="T1">YakWeeRag<text:tab/>65DA6F39E7CAFAA0!101-65DA6F39E7CAFAA0!108-65DA6F39E7CAFAA0!1069-0dd4a90085b52b38b58db79f87e9628c2ca52bb0</text:span></text:p>
      <text:p text:style-name="P1"><text:span text:style-name="T1">MawWagFly<text:tab/>bn3pap002.device.ra.live.com</text:span></text:p>
      <text:p text:style-name="P1"><text:span text:style-name="T1">RatZagAm<text:tab/>IMG_20170619_212901</text:span></text:p>
      <text:p text:style-name="P1"><text:span text:style-name="T1">BigGoodEar<text:tab/>IMG_20170427_161306-kerilynn88</text:span></text:p>
      <text:p text:style-name="P1"><text:span text:style-name="T1">LogHamHog<text:tab/>IMG_20170818_232231</text:span></text:p>
      <text:p text:style-name="P1"><text:span text:style-name="T1">DownDogFish<text:tab/>65DA6F39E7CAFAA0!101-65DA6F39E7CAFAA0!108-65DA6F39E7CAFAA0!1257-2da4f850f92f53c596941099af485104e167b052</text:span></text:p>
      <text:p text:style-name="P1"><text:span text:style-name="T1">EggFishCan<text:tab/>u</text:span></text:p>
      <text:p text:style-name="P1"><text:span text:style-name="T1">EarIcyAwe<text:tab/>65DA6F39E7CAFAA0!1025</text:span></text:p>
      <text:p text:style-name="P1"><text:span text:style-name="T1">DogeCarBug<text:tab/>Filter=changes&amp;InlineBlobs=false&amp;MaxItemCount=50&amp;SyncToken=LM</text:span></text:p>
      <text:p text:style-name="P1"><text:span text:style-name="T1">LeftUpBag<text:tab/>StorageProviderId=OneDrive&amp;id=65DA6F39E7CAFAA0!415</text:span></text:p>
      <text:p text:style-name="P1"><text:span text:style-name="T1">KoiRodFoo<text:tab/>IMG_20170818_022655</text:span></text:p>
      <text:p text:style-name="P1"><text:span text:style-name="T1">PieHerPie<text:tab/>EX7CB3XT3LLOSROOLIJXV3PDFY</text:span></text:p>
      <text:p text:style-name="P1"><text:span text:style-name="T1">VineFigHam<text:tab/>IMG_20170702_165415-kerilynn88</text:span></text:p>
      <text:p text:style-name="P1"><text:span text:style-name="T1">HugRichBat<text:tab/>dbs</text:span></text:p>
      <text:p text:style-name="P1"><text:span text:style-name="T1">BigWowFar<text:tab/>map.js</text:span></text:p>
      <text:p text:style-name="P1"><text:span text:style-name="T1">WowAweJump<text:tab/>sh</text:span></text:p>
      <text:p text:style-name="P1"><text:span text:style-name="T1">SeaPewKoi<text:tab/>IMG_20170811_183925</text:span></text:p>
      <text:p text:style-name="P1"><text:span text:style-name="T1">ZigUghFig<text:tab/>1503058151597</text:span></text:p>
      <text:p text:style-name="P1"><text:span text:style-name="T1">RightUghRight<text:tab/>65DA6F39E7CAFAA0!101-65DA6F39E7CAFAA0!108-65DA6F39E7CAFAA0!486-b37a4d04cbbfb59db7930405622e53cb898d9452</text:span></text:p>
      <text:p text:style-name="P1"><text:span text:style-name="T1">WryBlueLeft<text:tab/>odct</text:span></text:p>
      <text:p text:style-name="P1"><text:span text:style-name="T1">EmuBarHam<text:tab/>0108_135257_1</text:span></text:p>
      <text:p text:style-name="P1"><text:span text:style-name="T1">PieFlySwim<text:tab/>cmd</text:span></text:p>
      <text:p text:style-name="P1"><text:span text:style-name="T1">DogeHogCar<text:tab/>Diazepam(Valium)_DOJ</text:span></text:p>
      <text:p text:style-name="P1"><text:span text:style-name="T1">BudJoyAmaze<text:tab/>StorageProviderId=OneDrive&amp;id=65DA6F39E7CAFAA0!1204</text:span></text:p>
      <text:p text:style-name="P1"><text:span text:style-name="T1">WryHugZag<text:tab/>IMG_20170425_224300</text:span></text:p>
      <text:p text:style-name="P1"><text:span text:style-name="T1">FooUpSea<text:tab/>product</text:span></text:p>
      <text:p text:style-name="P1"><text:span text:style-name="T1">CarYakRag<text:tab/>wns</text:span></text:p>
      <text:p text:style-name="P1"><text:span text:style-name="T1">ImpAmOaf<text:tab/>IMG_20190110_160730</text:span></text:p>
      <text:p text:style-name="P1"><text:span text:style-name="T1">MadVatFish<text:tab/>StorageProviderId=OneDrive&amp;id=65DA6F39E7CAFAA0!1709</text:span></text:p>
      <text:p text:style-name="P1"><text:span text:style-name="T1">HamZigEmu<text:tab/>1519315116046-kerilynn88</text:span></text:p>
      <text:p text:style-name="P1"><text:span text:style-name="T1">QuillEyeGem<text:tab/>65DA6F39E7CAFAA0!1008</text:span></text:p>
      <text:p text:style-name="P1"><text:span text:style-name="T1">YewWarJoy<text:tab/>trans</text:span></text:p>
      <text:p text:style-name="P1"><text:span text:style-name="T1">WarFishMuch<text:tab/>StorageProviderId=OneDrive&amp;id=65DA6F39E7CAFAA0!1103</text:span></text:p>
      <text:p text:style-name="P1"><text:span text:style-name="T1">AmWarNew<text:tab/>IMG_20170703_224031.jpg</text:span></text:p>
      <text:p text:style-name="P1"><text:span text:style-name="T1">TruckOwlAwe<text:tab/>wnpconnmanager</text:span></text:p>
      <text:p text:style-name="P1"><text:span text:style-name="T1">RatPalSum<text:tab/>65DA6F39E7CAFAA0!101</text:span></text:p>
      <text:p text:style-name="P1"><text:span text:style-name="T1">MawAweSwim<text:tab/>received_1980543698831422</text:span></text:p>
      <text:p text:style-name="P1"><text:span text:style-name="T1">BatHisHaz<text:tab/>65DA6F39E7CAFAA0!101-65DA6F39E7CAFAA0!108-65DA6F39E7CAFAA0!1159-89fa31c1dfae7fbdfbf55bdaa88e12b46e29a659</text:span></text:p>
      <text:p text:style-name="P1"><text:span text:style-name="T1">PalDownKoi<text:tab/>fsHelper</text:span></text:p>
      <text:p text:style-name="P1"><text:span text:style-name="T1">ZooCanRod<text:tab/>StorageProviderId=OneDrive&amp;id=65DA6F39E7CAFAA0!635</text:span></text:p>
      <text:p text:style-name="P1"><text:span text:style-name="T1">WeeKidBug<text:tab/>E</text:span></text:p>
      <text:p text:style-name="P1"><text:span text:style-name="T1">WolfBagAm<text:tab/>StorageProviderId=OneDrive&amp;id=65DA6F39E7CAFAA0!1018</text:span></text:p>
      <text:p text:style-name="P1"><text:span text:style-name="T1">ForthEyeImp<text:tab/>3bSO</text:span></text:p>
      <text:p text:style-name="P1"><text:span text:style-name="T1">AmazeCatEgg<text:tab/>1547804766356.jpg</text:span></text:p>
      <text:p text:style-name="P1"><text:span text:style-name="T1">WolfKoiThe<text:tab/>WINDOWS</text:span></text:p>
      <text:p text:style-name="P1"><text:span text:style-name="T1">VoltWryEye<text:tab/>c8c2cef72fa71b6602b13c3b2bac6d9b--cross-tattoos-for-guys-tattoo-cross-for-women</text:span></text:p>
      <text:p text:style-name="P1"><text:span text:style-name="T1">BlueFooHug<text:tab/>IMG_20170827_165150</text:span></text:p>
      <text:p text:style-name="P1"><text:span text:style-name="T1">WagFarNorth<text:tab/>d8bec4152c756c8a41cb634da06146be--teddy-bear-tattoos-drawing-tattoos-kerilynn88</text:span></text:p>
      <text:p text:style-name="P1"><text:span text:style-name="T1">RichMadBag<text:tab/>IMG_20170818_031401-kerilynn88</text:span></text:p>
      <text:p text:style-name="P1"><text:span text:style-name="T1">ZooPalJoy<text:tab/>trash</text:span></text:p>
      <text:p text:style-name="P1"><text:span text:style-name="T1">SewFarA<text:tab/>IMG_20170811_021207-kerilynn88</text:span></text:p>
      <text:p text:style-name="P1"><text:span text:style-name="T1">HerGoodPie<text:tab/>StorageProviderId=OneDrive&amp;id=65DA6F39E7CAFAA0!472</text:span></text:p>
      <text:p text:style-name="P1"><text:span text:style-name="T1">ZigBugKid<text:tab/>OneDriveTemp</text:span></text:p>
      <text:p text:style-name="P1"><text:span text:style-name="T1">LabZagFish<text:tab/>S-1-5-21-2146042567-1914705411-1580236383-1001</text:span></text:p>
      <text:p text:style-name="P1"><text:span text:style-name="T1">NorthJumpUrn<text:tab/>1546131008263</text:span></text:p>
      <text:p text:style-name="P1"><text:span text:style-name="T1">KoiUpBud<text:tab/>3d18</text:span></text:p>
      <text:p text:style-name="P1"><text:span text:style-name="T1">BugDogeVine<text:tab/>IMG_20170427_061338</text:span></text:p>
      <text:p text:style-name="P1"><text:span text:style-name="T1">EyeLeftCat<text:tab/>65DA6F39E7CAFAA0!101-65DA6F39E7CAFAA0!108-65DA6F39E7CAFAA0!1708-618ad9a5219b40561064aec0edbd94e41011ac8d</text:span></text:p>
      <text:p text:style-name="P1"><text:span text:style-name="T1">PenLogTax<text:tab/>IMG_20190110_160756.jpg</text:span></text:p>
      <text:p text:style-name="P1"><text:span text:style-name="T1">HazSeaEye<text:tab/>65DA6F39E7CAFAA0!147</text:span></text:p>
      <text:p text:style-name="P1"><text:span text:style-name="T1">WolfTwoLab<text:tab/>3dTrue</text:span></text:p>
      <text:p text:style-name="P1"><text:span text:style-name="T1">DogeBugYak<text:tab/>65DA6F39E7CAFAA0!1007</text:span></text:p>
      <text:p text:style-name="P1"><text:span text:style-name="T1">BugTaxBar<text:tab/>65DA6F39E7CAFAA0!101-65DA6F39E7CAFAA0!108-65DA6F39E7CAFAA0!1058-3158713f6e3a3b09e40b723a718daaca0935d158</text:span></text:p>
      <text:p text:style-name="P1"><text:span text:style-name="T1">BudRodQuill<text:tab/>IMG_20170704_200239.jpg</text:span></text:p>
      <text:p text:style-name="P1"><text:span text:style-name="T1">MuchGadForth<text:tab/>3d2</text:span></text:p>
      <text:p text:style-name="P1"><text:span text:style-name="T1">WagTruckMaw<text:tab/>1503077116151</text:span></text:p>
      <text:p text:style-name="P1"><text:span text:style-name="T1">TadUpDog<text:tab/>65DA6F39E7CAFAA0!601</text:span></text:p>
      <text:p text:style-name="P1"><text:span text:style-name="T1">IcyRedOwl<text:tab/>IMG_20170811_141601</text:span></text:p>
      <text:p text:style-name="P1"><text:span text:style-name="T1">LeftVoltOaf<text:tab/>Camera Roll</text:span></text:p>
      <text:p text:style-name="P1"><text:span text:style-name="T1">JumpWowNorth<text:tab/>1497302754663.jpg</text:span></text:p>
      <text:p text:style-name="P1"><text:span text:style-name="T1">SoJokeJoke<text:tab/>65DA6F39E7CAFAA0!101-65DA6F39E7CAFAA0!108-65DA6F39E7CAFAA0!1187-f44a354cd05592d143067286c283e3f1b948a41f</text:span></text:p>
      <text:p text:style-name="P1"><text:span text:style-name="T1">CakeMawFly<text:tab/>IMG_20170818_232231-kerilynn88</text:span></text:p>
      <text:p text:style-name="P1"><text:span text:style-name="T1">HerSewJump<text:tab/>IMG_20170818_022710</text:span></text:p>
      <text:p text:style-name="P1"><text:span text:style-name="T1">PewPalNew<text:tab/>2017-07-21</text:span></text:p>
      <text:p text:style-name="P1"><text:span text:style-name="T1">TadYewBud<text:tab/>65DA6F39E7CAFAA0!101-65DA6F39E7CAFAA0!108-65DA6F39E7CAFAA0!1166-b9c311b4d4dde69299b98d173fec4c3deff109d1</text:span></text:p>
      <text:p text:style-name="P1"><text:span text:style-name="T1">BudSumQuill<text:tab/>1503058095068.jpg</text:span></text:p>
      <text:p text:style-name="P1"><text:span text:style-name="T1">FoxSoMug<text:tab/>IMG_20170617_201158.jpg</text:span></text:p>
      <text:p text:style-name="P1"><text:span text:style-name="T1">VineKidDoge<text:tab/>IMG_20170519_165200-EFFECTS</text:span></text:p>
      <text:p text:style-name="P1"><text:span text:style-name="T1">TaxDogeMug<text:tab/>IMG_20170614_205255.jpg</text:span></text:p>
      <text:p text:style-name="P1"><text:span text:style-name="T1">WowFarCake<text:tab/>3d63684336835820</text:span></text:p>
      <text:p text:style-name="P1"><text:span text:style-name="T1">EyeForthEye<text:tab/>1497302754663-kerilynn88</text:span></text:p>
      <text:p text:style-name="P1"><text:span text:style-name="T1">SoZigYak<text:tab/>1546131015913</text:span></text:p>
      <text:p text:style-name="P1"><text:span text:style-name="T1">BudEyeVat<text:tab/>IMG_20180731_072758</text:span></text:p>
      <text:p text:style-name="P1"><text:span text:style-name="T1">CarUghPen<text:tab/>1504034665817-kerilynn88</text:span></text:p>
      <text:p text:style-name="P1"><text:span text:style-name="T1">UghLogZig<text:tab/>IMG_20170826_153008-kerilynn88</text:span></text:p>
      <text:p text:style-name="P1"><text:span text:style-name="T1">VatPewMuch<text:tab/>received_377083092685706</text:span></text:p>
      <text:p text:style-name="P1"><text:span text:style-name="T1">EggZooRich<text:tab/>IMG_20170818_232235</text:span></text:p>
      <text:p text:style-name="P1"><text:span text:style-name="T1">DogTheDog<text:tab/>StorageProviderId=OneDrive&amp;id=65DA6F39E7CAFAA0!411</text:span></text:p>
      <text:p text:style-name="P1"><text:span text:style-name="T1">BatWryZoo<text:tab/>IMG_20170615_215852-kerilynn88</text:span></text:p>
      <text:p text:style-name="P1"><text:span text:style-name="T1">ImpUpKoi<text:tab/>q</text:span></text:p>
      <text:p text:style-name="P1"><text:span text:style-name="T1">SewBigFar<text:tab/>65DA6F39E7CAFAA0!1021</text:span></text:p>
      <text:p text:style-name="P1"><text:span text:style-name="T1">VatZooLeft<text:tab/>4DH2CNYJVC4K2O5TJ4ODDYEV3Q</text:span></text:p>
      <text:p text:style-name="P1"><text:span text:style-name="T1">LawPieHer<text:tab/>IMG_20170818_022655.jpg</text:span></text:p>
      <text:p text:style-name="P1"><text:span text:style-name="T1">YakMugEmu<text:tab/>StorageProviderId=OneDrive&amp;id=65DA6F39E7CAFAA0!709</text:span></text:p>
      <text:p text:style-name="P1"><text:span text:style-name="T1">HazFooEye<text:tab/>IMG_20170826_153112-kerilynn88</text:span></text:p>
      <text:p text:style-name="P1"><text:span text:style-name="T1">PalBlueForth<text:tab/>65DA6F39E7CAFAA0!1188</text:span></text:p>
      <text:p text:style-name="P1"><text:span text:style-name="T1">PewWarGad<text:tab/>IMG_20170702_140944.jpg</text:span></text:p>
      <text:p text:style-name="P1"><text:span text:style-name="T1">SumTwoOrb<text:tab/>e</text:span></text:p>
      <text:p text:style-name="P1"><text:span text:style-name="T1">BlueRichOrb<text:tab/>65DA6F39E7CAFAA0!101-65DA6F39E7CAFAA0!108-65DA6F39E7CAFAA0!1182-69df25ce487ca4bb4e27aa61419ec430cbef55d9</text:span></text:p>
      <text:p text:style-name="P1"><text:span text:style-name="T1">TaxPenDoge<text:tab/>location</text:span></text:p>
      <text:p text:style-name="P1"><text:span text:style-name="T1">FigYakRag<text:tab/>IMG_20170427_081654-kerilynn88</text:span></text:p>
      <text:p text:style-name="P1"><text:span text:style-name="T1">UrnDayWag<text:tab/>received_470916599942788.jpeg</text:span></text:p>
      <text:p text:style-name="P1"><text:span text:style-name="T1">BatEggPew<text:tab/>received_1980516692167456.jpeg</text:span></text:p>
      <text:p text:style-name="P1"><text:span text:style-name="T1">SewNorthPie<text:tab/>n</text:span></text:p>
      <text:p text:style-name="P1"><text:span text:style-name="T1">BarZigDoge<text:tab/>Music</text:span></text:p>
      <text:p text:style-name="P1"><text:span text:style-name="T1">JumpSewUrn<text:tab/>received_10210496296392851</text:span></text:p>
      <text:p text:style-name="P1"><text:span text:style-name="T1">BigEarEar<text:tab/>RegisterSyncRootWithShell for sync root with scopeId 65DA6F39E7CAFAA0!101</text:span></text:p>
      <text:p text:style-name="P1"><text:span text:style-name="T1">IcySewSew<text:tab/>IMG_20170818_023034</text:span></text:p>
      <text:p text:style-name="P1"><text:span text:style-name="T1">WagIcyOwl<text:tab/>65DA6F39E7CAFAA0!101-65DA6F39E7CAFAA0!108-65DA6F39E7CAFAA0!1030-7d90eb6452735a3faf7dc603e83fc0b46fd75076</text:span></text:p>
      <text:p text:style-name="P1"><text:span text:style-name="T1">PenHogCar<text:tab/>UnregisterLegacySyncRootManagerKeyIfExists for instanceId=Personal and subRootKey=</text:span></text:p>
      <text:p text:style-name="P1"><text:span text:style-name="T1">RightSoOne<text:tab/>IMG_20170818_022703</text:span></text:p>
      <text:p text:style-name="P1"><text:span text:style-name="T1">MugTaxSo<text:tab/>IMG_20170617_200648-kerilynn88</text:span></text:p>
      <text:p text:style-name="P1"><text:span text:style-name="T1">TruckAweIcy<text:tab/>IMG_20170818_034934-kerilynn88</text:span></text:p>
      <text:p text:style-name="P1"><text:span text:style-name="T1">FlyAEar<text:tab/>65DA6F39E7CAFAA0!101-65DA6F39E7CAFAA0!108-65DA6F39E7CAFAA0!614-f04e1ba81c1263636a9b1db9ca8619436c49caa0</text:span></text:p>
      <text:p text:style-name="P1"><text:span text:style-name="T1">DaySewWow<text:tab/>UnregisterSyncRootFromShellForCurrentUser for instanceId=Personal</text:span></text:p>
      <text:p text:style-name="P1"><text:span text:style-name="T1">HisPewCan<text:tab/>65DA6F39E7CAFAA0!706</text:span></text:p>
      <text:p text:style-name="P1"><text:span text:style-name="T1">PewCanUp<text:tab/>IMG_20170427_013903-kerilynn88</text:span></text:p>
      <text:p text:style-name="P1"><text:span text:style-name="T1">ForthHugFoo<text:tab/>IMG_20170818_035649</text:span></text:p>
      <text:p text:style-name="P1"><text:span text:style-name="T1">UpWarDown<text:tab/>StorageProviderId=OneDrive&amp;id=65DA6F39E7CAFAA0!358</text:span></text:p>
      <text:p text:style-name="P1"><text:span text:style-name="T1">OneRagBar<text:tab/>IMG_20170818_025637</text:span></text:p>
      <text:p text:style-name="P1"><text:span text:style-name="T1">IcyJumpAwe<text:tab/>View=SkyDriveSync&amp;Depth=1&amp;web3s.paging=0,100</text:span></text:p>
      <text:p text:style-name="P1"><text:span text:style-name="T1">ForthZooGem<text:tab/>IMG_20170614_213146-kerilynn88</text:span></text:p>
      <text:p text:style-name="P1"><text:span text:style-name="T1">FooAmRich<text:tab/>RegisterFlags for sync root with scopeId 65DA6F39E7CAFAA0!101</text:span></text:p>
      <text:p text:style-name="P1"><text:span text:style-name="T1">EggFishTad<text:tab/>65DA6F39E7CAFAA0!634</text:span></text:p>
      <text:p text:style-name="P1"><text:span text:style-name="T1">YewGemUp<text:tab/>FB_IMG_1504921132733</text:span></text:p>
      <text:p text:style-name="P1"><text:span text:style-name="T1">DogBatGem<text:tab/>65DA6F39E7CAFAA0!1257</text:span></text:p>
      <text:p text:style-name="P1"><text:span text:style-name="T1">ASewA<text:tab/>IMG_20170614_213035</text:span></text:p>
      <text:p text:style-name="P1"><text:span text:style-name="T1">LabAmazeHaz<text:tab/>StorageProviderId=OneDrive&amp;id=65DA6F39E7CAFAA0!1248</text:span></text:p>
      <text:p text:style-name="P1"><text:span text:style-name="T1">PalGadTad<text:tab/>Attachments</text:span></text:p>
      <text:p text:style-name="P1"><text:span text:style-name="T1">DogeTaxLog<text:tab/>Apps</text:span></text:p>
      <text:p text:style-name="P1"><text:span text:style-name="T1">YewFooAm<text:tab/>Getting started with OneDrive</text:span></text:p>
      <text:p text:style-name="P1"><text:span text:style-name="T1">FlyLawGood<text:tab/>StorageProviderId=OneDrive&amp;id=65DA6F39E7CAFAA0!477</text:span></text:p>
      <text:p text:style-name="P1"><text:span text:style-name="T1">VatPewTad<text:tab/>IMG_20170619_212918</text:span></text:p>
      <text:p text:style-name="P1"><text:span text:style-name="T1">ACakeWag<text:tab/>65DA6F39E7CAFAA0!1002</text:span></text:p>
      <text:p text:style-name="P1"><text:span text:style-name="T1">RagZigSo<text:tab/>token=AwYAAADCx8QfyheRd9RxKO8bDpDcnhf1hOrFybbN1FTsD972gF5B3Er1ISHhPY67LGTjoSx88mZf</text:span></text:p>
      <text:p text:style-name="P1"><text:span text:style-name="T1">CatKoiUp<text:tab/>2fuIX4rvHYXFVXuvEzm5LSgFzlm7YT8iFuWSO4SlAfOi0wuD1iwRJXNfHcxwEImsTDZVhEBKj0ToJlVI</text:span></text:p>
      <text:p text:style-name="P1"><text:span text:style-name="T1">ForthYewBag<text:tab/>IMG_20170811_183925-kerilynn88</text:span></text:p>
      <text:p text:style-name="P1"><text:span text:style-name="T1">UrnFlyEar<text:tab/>JOYx3W5PzoQFRZAOzhrT8YIZJDIx1URDMPi7CeVLUwM.js</text:span></text:p>
      <text:p text:style-name="P1"><text:span text:style-name="T1">FishCanThe<text:tab/>NotificationSubscriptions</text:span></text:p>
      <text:p text:style-name="P1"><text:span text:style-name="T1">PenSoOne<text:tab/>StorageProviderId=OneDrive&amp;id=65DA6F39E7CAFAA0!1032</text:span></text:p>
      <text:p text:style-name="P1"><text:span text:style-name="T1">RagRightRight<text:tab/>201.jpeg</text:span></text:p>
      <text:p text:style-name="P1"><text:span text:style-name="T1">WolfOafBlue<text:tab/>received_347863178984210</text:span></text:p>
      <text:p text:style-name="P1"><text:span text:style-name="T1">PewWrySum<text:tab/>IMG_20170729_204148-kerilynn88</text:span></text:p>
      <text:p text:style-name="P1"><text:span text:style-name="T1">UghTaxBar<text:tab/>NotificationSubscriptions(WLS_SubscriptionId_867DA8F9-B362-4B9D-B3EC-B7F390FD25A8)</text:span></text:p>
      <text:p text:style-name="P1"><text:span text:style-name="T1">MadPalRod<text:tab/>subscriptions</text:span></text:p>
      <text:p text:style-name="P1"><text:span text:style-name="T1">RagYakFig<text:tab/>vt(12)</text:span></text:p>
      <text:p text:style-name="P1"><text:span text:style-name="T1">CanTheWry<text:tab/>push_WLS_SubscriptionId_424ea155-2bd0-4462-90ae-42d83b22de33</text:span></text:p>
      <text:p text:style-name="P1"><text:span text:style-name="T1">DownKoiJoy<text:tab/>NotificationSubscriptions(WLS_SubscriptionId_981DE89F-57C6-4BAC-809A-CC641220BEB8)</text:span></text:p>
      <text:p text:style-name="P1"><text:span text:style-name="T1">DogeVineFig<text:tab/>65DA6F39E7CAFAA0!128</text:span></text:p>
      <text:p text:style-name="P1"><text:span text:style-name="T1">TruckTruckBig<text:tab/>IMG_20170811_141128</text:span></text:p>
      <text:p text:style-name="P1"><text:span text:style-name="T1">TruckFarIcy<text:tab/>widget</text:span></text:p>
      <text:p text:style-name="P1"><text:span text:style-name="T1">DayMawWow<text:tab/>65DA6F39E7CAFAA0!101-65DA6F39E7CAFAA0!108-65DA6F39E7CAFAA0!1246-044a05e463e4a076ceef252d95b4784b1d813029</text:span></text:p>
      <text:p text:style-name="P1"><text:span text:style-name="T1">PewMuchEye<text:tab/>65DA6F39E7CAFAA0!117</text:span></text:p>
      <text:p text:style-name="P1"><text:span text:style-name="T1">SoOneFig<text:tab/>IMG_20170811_141117</text:span></text:p>
      <text:p text:style-name="P1"><text:span text:style-name="T1">SumKoiZoo<text:tab/>StorageProviderId=OneDrive&amp;id=65DA6F39E7CAFAA0!1000</text:span></text:p>
      <text:p text:style-name="P1"><text:span text:style-name="T1">RichRodHis<text:tab/>1502294405449</text:span></text:p>
      <text:p text:style-name="P1"><text:span text:style-name="T1">SoDogePen<text:tab/>1502139419713</text:span></text:p>
      <text:p text:style-name="P1"><text:span text:style-name="T1">UghJokePen<text:tab/>IMG_20170703_220942</text:span></text:p>
      <text:p text:style-name="P1"><text:span text:style-name="T1">FarWowIcy<text:tab/>IMG_20170427_013918</text:span></text:p>
      <text:p text:style-name="P1"><text:span text:style-name="T1">SewAweCake<text:tab/>65DA6F39E7CAFAA0!1178</text:span></text:p>
      <text:p text:style-name="P1"><text:span text:style-name="T1">ZigZigFig<text:tab/>IMG_20170818_033121</text:span></text:p>
      <text:p text:style-name="P1"><text:span text:style-name="T1">SeaAmTwo<text:tab/>65DA6F39E7CAFAA0!997</text:span></text:p>
      <text:p text:style-name="P1"><text:span text:style-name="T1">FoxFoxFig<text:tab/>received_10210496294832812</text:span></text:p>
      <text:p text:style-name="P1"><text:span text:style-name="T1">BudNewKoi<text:tab/>StorageProviderId=OneDrive&amp;id=65DA6F39E7CAFAA0!1022</text:span></text:p>
      <text:p text:style-name="P1"><text:span text:style-name="T1">MugHamPen<text:tab/>IMG_20170618_082611-kerilynn88</text:span></text:p>
      <text:p text:style-name="P1"><text:span text:style-name="T1">ForthHazBud<text:tab/>IMG_20170617_200729</text:span></text:p>
      <text:p text:style-name="P1"><text:span text:style-name="T1">BlueEggPew<text:tab/>1496854906296</text:span></text:p>
      <text:p text:style-name="P1"><text:span text:style-name="T1">TaxTaxFox<text:tab/>IMG_20170704_200711</text:span></text:p>
      <text:p text:style-name="P1"><text:span text:style-name="T1">LogRightSo<text:tab/>StorageProviderId=OneDrive&amp;id=65DA6F39E7CAFAA0!851</text:span></text:p>
      <text:p text:style-name="P1"><text:span text:style-name="T1">UghJokeHog<text:tab/>FB_IMG_1508123412368</text:span></text:p>
      <text:p text:style-name="P1"><text:span text:style-name="T1">AweCakeLaw<text:tab/>65DA6F39E7CAFAA0!887</text:span></text:p>
      <text:p text:style-name="P1"><text:span text:style-name="T1">YupAHer<text:tab/>vt(7)</text:span></text:p>
      <text:p text:style-name="P1"><text:span text:style-name="T1">GoodIcyWow<text:tab/>IMG_20170818_035554</text:span></text:p>
      <text:p text:style-name="P1"><text:span text:style-name="T1">BigRedOwl<text:tab/>1503080130621</text:span></text:p>
      <text:p text:style-name="P1"><text:span text:style-name="T1">TruckLawYup<text:tab/>IMG_20170617_200739</text:span></text:p>
      <text:p text:style-name="P1"><text:span text:style-name="T1">CarDogeUgh<text:tab/>FB_IMG_1507665039074</text:span></text:p>
      <text:p text:style-name="P1"><text:span text:style-name="T1">OrbBudPew<text:tab/>65DA6F39E7CAFAA0!101-65DA6F39E7CAFAA0!108-65DA6F39E7CAFAA0!1010-6474d2e7aa4042024a7cd68cfebf8ef6e471232a</text:span></text:p>
      <text:p text:style-name="P1"><text:span text:style-name="T1">LawRedSew<text:tab/>IMG_20170818_033344</text:span></text:p>
      <text:p text:style-name="P1"><text:span text:style-name="T1">NewMuchVolt<text:tab/>IMG_20170702_140916-kerilynn88</text:span></text:p>
      <text:p text:style-name="P1"><text:span text:style-name="T1">FoxVineVine<text:tab/>IMG_20170829_152521</text:span></text:p>
      <text:p text:style-name="P1"><text:span text:style-name="T1">SewLawTruck<text:tab/>IMG_20170818_033637</text:span></text:p>
      <text:p text:style-name="P1"><text:span text:style-name="T1">JokePenVine<text:tab/>IMG_20170818_034003</text:span></text:p>
      <text:p text:style-name="P1"><text:span text:style-name="T1">DogeOneWee<text:tab/>IMG_20170818_030250</text:span></text:p>
      <text:p text:style-name="P1"><text:span text:style-name="T1">DownBagEye<text:tab/>65DA6F39E7CAFAA0!472</text:span></text:p>
      <text:p text:style-name="P1"><text:span text:style-name="T1">WowDayCake<text:tab/>IMG_20170818_034210</text:span></text:p>
      <text:p text:style-name="P1"><text:span text:style-name="T1">HogUghPen<text:tab/>IMG_20170818_034322</text:span></text:p>
      <text:p text:style-name="P1"><text:span text:style-name="T1">WryNewWry<text:tab/>IMG_20170818_034343</text:span></text:p>
      <text:p text:style-name="P1"><text:span text:style-name="T1">HugWarGad<text:tab/>IMG_20170818_034601</text:span></text:p>
      <text:p text:style-name="P1"><text:span text:style-name="T1">CakeMawNorth<text:tab/>IMG_20170809_095148</text:span></text:p>
      <text:p text:style-name="P1"><text:span text:style-name="T1">KidZigMug<text:tab/>IMG_20170414_225504-kerilynn88</text:span></text:p>
      <text:p text:style-name="P1"><text:span text:style-name="T1">DownGemPew<text:tab/>IMG_20170818_034934</text:span></text:p>
      <text:p text:style-name="P1"><text:span text:style-name="T1">CanRodSea<text:tab/>IMG_20170617_200648</text:span></text:p>
      <text:p text:style-name="P1"><text:span text:style-name="T1">PieRedIcy<text:tab/>65DA6F39E7CAFAA0!101-65DA6F39E7CAFAA0!108-65DA6F39E7CAFAA0!1022-f22a52e3323b54ca4dd730f2612ee69862f81b4c</text:span></text:p>
      <text:p text:style-name="P1"><text:span text:style-name="T1">DayPieBig<text:tab/>IMG_20170818_035157</text:span></text:p>
      <text:p text:style-name="P1"><text:span text:style-name="T1">LabPalZoo<text:tab/>FB_IMG_1503085675231</text:span></text:p>
      <text:p text:style-name="P1"><text:span text:style-name="T1">GoodIcyOwl<text:tab/>IMG_20170618_041501</text:span></text:p>
      <text:p text:style-name="P1"><text:span text:style-name="T1">UpBagGad<text:tab/>1503058245877</text:span></text:p>
      <text:p text:style-name="P1"><text:span text:style-name="T1">BigYupPie<text:tab/>65DA6F39E7CAFAA0!101-65DA6F39E7CAFAA0!108-65DA6F39E7CAFAA0!334-28ca6a84e7cb14f4b2b5fb2c6bada3114a538e70</text:span></text:p>
      <text:p text:style-name="P1"><text:span text:style-name="T1">SwimUrnRed<text:tab/>1503058185075</text:span></text:p>
      <text:p text:style-name="P1"><text:span text:style-name="T1">FoxYakZig<text:tab/>received_1980543698831422.jpeg</text:span></text:p>
      <text:p text:style-name="P1"><text:span text:style-name="T1">FigWeeJoke<text:tab/>IMG_20170619_212918-kerilynn88</text:span></text:p>
      <text:p text:style-name="P1"><text:span text:style-name="T1">CarLogRag<text:tab/>1503058115587</text:span></text:p>
      <text:p text:style-name="P1"><text:span text:style-name="T1">ADayUrn<text:tab/>1503058095068</text:span></text:p>
      <text:p text:style-name="P1"><text:span text:style-name="T1">TheOafNew<text:tab/>IMG_20170617_201158</text:span></text:p>
      <text:p text:style-name="P1"><text:span text:style-name="T1">PenPenAte<text:tab/>IMG_20170424_170251-kerilynn88</text:span></text:p>
      <text:p text:style-name="P1"><text:span text:style-name="T1">GoodFlyJump<text:tab/>3A59Z&amp;se=2019-01-29T05</text:span></text:p>
      <text:p text:style-name="P1"><text:span text:style-name="T1">GadMuchRod<text:tab/>IMG_20170730_103032</text:span></text:p>
      <text:p text:style-name="P1"><text:span text:style-name="T1">BagHazBud<text:tab/>65DA6F39E7CAFAA0!1013</text:span></text:p>
      <text:p text:style-name="P1"><text:span text:style-name="T1">TruckCakeA<text:tab/>IMG_20170818_034003.jpg</text:span></text:p>
      <text:p text:style-name="P1"><text:span text:style-name="T1">TruckAweJump<text:tab/>StorageProviderId=OneDrive&amp;id=65DA6F39E7CAFAA0!1050</text:span></text:p>
      <text:p text:style-name="P1"><text:span text:style-name="T1">WolfRichFish<text:tab/>IMG_20170826_153252</text:span></text:p>
      <text:p text:style-name="P1"><text:span text:style-name="T1">SewPieDay<text:tab/>65DA6F39E7CAFAA0!101-65DA6F39E7CAFAA0!108-65DA6F39E7CAFAA0!1015-bda1a624e8554cee48d8c4d5f145da9848be2e5c</text:span></text:p>
      <text:p text:style-name="P1"><text:span text:style-name="T1">BatWryAm<text:tab/>1503077091969</text:span></text:p>
      <text:p text:style-name="P1"><text:span text:style-name="T1">YakKidJoke<text:tab/>IMG_20170818_023012</text:span></text:p>
      <text:p text:style-name="P1"><text:span text:style-name="T1">FishZagGad<text:tab/>IMG_20170818_125224</text:span></text:p>
      <text:p text:style-name="P1"><text:span text:style-name="T1">VineDogeBug<text:tab/>65DA6F39E7CAFAA0!359</text:span></text:p>
      <text:p text:style-name="P1"><text:span text:style-name="T1">KidEmuCar<text:tab/>FB_IMG_1503085427623</text:span></text:p>
      <text:p text:style-name="P1"><text:span text:style-name="T1">ZagGadSea<text:tab/>StorageProviderId=OneDrive&amp;id=65DA6F39E7CAFAA0!978</text:span></text:p>
      <text:p text:style-name="P1"><text:span text:style-name="T1">BarVineEmu<text:tab/>FB_IMG_1503085641352</text:span></text:p>
      <text:p text:style-name="P1"><text:span text:style-name="T1">BudFishAmaze<text:tab/>IMG_20170818_190944-kerilynn88</text:span></text:p>
      <text:p text:style-name="P1"><text:span text:style-name="T1">AweAweFar<text:tab/>FB_IMG_1503085911622</text:span></text:p>
      <text:p text:style-name="P1"><text:span text:style-name="T1">TaxJokeRag<text:tab/>IMG_20170818_190910</text:span></text:p>
      <text:p text:style-name="P1"><text:span text:style-name="T1">LabEggZoo<text:tab/>IMG_20170818_190958</text:span></text:p>
      <text:p text:style-name="P1"><text:span text:style-name="T1">LeftNewHis<text:tab/>IMG_20170618_041438-kerilynn88</text:span></text:p>
      <text:p text:style-name="P1"><text:span text:style-name="T1">IcyOwlJump<text:tab/>65DA6F39E7CAFAA0!101-65DA6F39E7CAFAA0!108-65DA6F39E7CAFAA0!1154-05d912041203772cb5363c9a123d2fa03fa9f5b8</text:span></text:p>
      <text:p text:style-name="P1"><text:span text:style-name="T1">WryLabAmaze<text:tab/>IMG_20170818_190944</text:span></text:p>
      <text:p text:style-name="P1"><text:span text:style-name="T1">DogZooRich<text:tab/>IMG_20170818_190922</text:span></text:p>
      <text:p text:style-name="P1"><text:span text:style-name="T1">UghTaxAte<text:tab/>3d63684338197667</text:span></text:p>
      <text:p text:style-name="P1"><text:span text:style-name="T1">MadCanNew<text:tab/>StorageProviderId=OneDrive&amp;id=65DA6F39E7CAFAA0!1158</text:span></text:p>
      <text:p text:style-name="P1"><text:span text:style-name="T1">UpHisRod<text:tab/>IMG_20170702_140337</text:span></text:p>
      <text:p text:style-name="P1"><text:span text:style-name="T1">UghTaxWee<text:tab/>IMG_20170818_203359</text:span></text:p>
      <text:p text:style-name="P1"><text:span text:style-name="T1">HazBudFish<text:tab/>IMG_20170818_232226</text:span></text:p>
      <text:p text:style-name="P1"><text:span text:style-name="T1">WarUpLeft<text:tab/>IMG_20170617_200842</text:span></text:p>
      <text:p text:style-name="P1"><text:span text:style-name="T1">RodKoiEye<text:tab/>bc01a7aef9a4a899ae85ab7e7b4bec38--the-vikings-poe-kerilynn88</text:span></text:p>
      <text:p text:style-name="P1"><text:span text:style-name="T1">KidRightYak<text:tab/>IMG_20170818_232201</text:span></text:p>
      <text:p text:style-name="P1"><text:span text:style-name="T1">WarRodGem<text:tab/>IMG_20170818_033728-kerilynn88</text:span></text:p>
      <text:p text:style-name="P1"><text:span text:style-name="T1">EmuUghCar<text:tab/>65DA6F39E7CAFAA0!101-65DA6F39E7CAFAA0!108-65DA6F39E7CAFAA0!1161-d86858f9700794694a8843b185edcf06c10c6a6b</text:span></text:p>
      <text:p text:style-name="P1"><text:span text:style-name="T1">RodZagDown<text:tab/>1496349277560.jpg</text:span></text:p>
      <text:p text:style-name="P1"><text:span text:style-name="T1">PieLawSew<text:tab/>received_375748159485866</text:span></text:p>
      <text:p text:style-name="P1"><text:span text:style-name="T1">GoodWagUrn<text:tab/>IMG_20170701_143047</text:span></text:p>
      <text:p text:style-name="P1"><text:span text:style-name="T1">OneKidBar<text:tab/>IMG_20170618_041458</text:span></text:p>
      <text:p text:style-name="P1"><text:span text:style-name="T1">UrnFarIcy<text:tab/>1503167645950</text:span></text:p>
      <text:p text:style-name="P1"><text:span text:style-name="T1">VinePenKid<text:tab/>1503167715976</text:span></text:p>
      <text:p text:style-name="P1"><text:span text:style-name="T1">FishTadRod<text:tab/>received_1579727888749181</text:span></text:p>
      <text:p text:style-name="P1"><text:span text:style-name="T1">OrbKoiWolf<text:tab/>StorageProviderId=OneDrive&amp;id=65DA6F39E7CAFAA0!997</text:span></text:p>
      <text:p text:style-name="P1"><text:span text:style-name="T1">GoodYupFar<text:tab/>IMG_20170703_221524.jpg</text:span></text:p>
      <text:p text:style-name="P1"><text:span text:style-name="T1">BigEarPie<text:tab/>IMG_20170827_165208</text:span></text:p>
      <text:p text:style-name="P1"><text:span text:style-name="T1">CanWolfDog<text:tab/>65DA6F39E7CAFAA0!670</text:span></text:p>
      <text:p text:style-name="P1"><text:span text:style-name="T1">SewYupSwim<text:tab/>received_477959799253811</text:span></text:p>
      <text:p text:style-name="P1"><text:span text:style-name="T1">MugUghZig<text:tab/>65DA6F39E7CAFAA0!1045</text:span></text:p>
      <text:p text:style-name="P1"><text:span text:style-name="T1">YakHamRag<text:tab/>IMG_20170615_211613</text:span></text:p>
      <text:p text:style-name="P1"><text:span text:style-name="T1">NorthFarWag<text:tab/>received_455685488138103</text:span></text:p>
      <text:p text:style-name="P1"><text:span text:style-name="T1">ForthUpRich<text:tab/>IMG_20170507_160458</text:span></text:p>
      <text:p text:style-name="P1"><text:span text:style-name="T1">FarPieBig<text:tab/>received_10211732127836306</text:span></text:p>
      <text:p text:style-name="P1"><text:span text:style-name="T1">SoBugEmu<text:tab/>vt(4)</text:span></text:p>
      <text:p text:style-name="P1"><text:span text:style-name="T1">AweEarPie<text:tab/>IMG_20170617_165507</text:span></text:p>
      <text:p text:style-name="P1"><text:span text:style-name="T1">SeaWolfImp<text:tab/>IMG_20170703_221524-kerilynn88</text:span></text:p>
      <text:p text:style-name="P1"><text:span text:style-name="T1">OneBarEmu<text:tab/>1503340995559</text:span></text:p>
      <text:p text:style-name="P1"><text:span text:style-name="T1">FooRodBag<text:tab/>IMG_20170821_153134</text:span></text:p>
      <text:p text:style-name="P1"><text:span text:style-name="T1">FooTheBud<text:tab/>1547804767342</text:span></text:p>
      <text:p text:style-name="P1"><text:span text:style-name="T1">AteRightZig<text:tab/>StorageProviderId=OneDrive&amp;id=65DA6F39E7CAFAA0!621</text:span></text:p>
      <text:p text:style-name="P1"><text:span text:style-name="T1">JoyGemRod<text:tab/>IMG_20170618_015620</text:span></text:p>
      <text:p text:style-name="P1"><text:span text:style-name="T1">CatMuchUp<text:tab/>IMG_20170729_204148</text:span></text:p>
      <text:p text:style-name="P1"><text:span text:style-name="T1">VineLogRight<text:tab/>IMG_20170826_150936.jpg</text:span></text:p>
      <text:p text:style-name="P1"><text:span text:style-name="T1">AAweWow<text:tab/>1503080130621-kerilynn88</text:span></text:p>
      <text:p text:style-name="P1"><text:span text:style-name="T1">UpOafYew<text:tab/>IMG_20170729_204231</text:span></text:p>
      <text:p text:style-name="P1"><text:span text:style-name="T1">MadSeaVolt<text:tab/>IMG_20170617_200739-kerilynn88</text:span></text:p>
      <text:p text:style-name="P1"><text:span text:style-name="T1">RagTaxAte<text:tab/>IMG_20170729_204255</text:span></text:p>
      <text:p text:style-name="P1"><text:span text:style-name="T1">HamPenHog<text:tab/>StorageProviderId=OneDrive&amp;id=65DA6F39E7CAFAA0!1056</text:span></text:p>
      <text:p text:style-name="P1"><text:span text:style-name="T1">FishWryFish<text:tab/>IMG_20170729_204307</text:span></text:p>
      <text:p text:style-name="P1"><text:span text:style-name="T1">PenTaxPen<text:tab/>65DA6F39E7CAFAA0!101-65DA6F39E7CAFAA0!108-65DA6F39E7CAFAA0!1184-d2ab5d2741b76d61f6a24ff7c44bf30befa63be0</text:span></text:p>
      <text:p text:style-name="P1"><text:span text:style-name="T1">EmuBarEmu<text:tab/>65DA6F39E7CAFAA0!101-65DA6F39E7CAFAA0!108-65DA6F39E7CAFAA0!1062-5e37a0a800427b200eb18bcd28105041f9d0dc02</text:span></text:p>
      <text:p text:style-name="P1"><text:span text:style-name="T1">OafEyeQuill<text:tab/>IMG_20170812_044630</text:span></text:p>
      <text:p text:style-name="P1"><text:span text:style-name="T1">WryYewEgg<text:tab/>IMG_20170729_204316</text:span></text:p>
      <text:p text:style-name="P1"><text:span text:style-name="T1">CarAtePen<text:tab/>received_1164219193635849</text:span></text:p>
      <text:p text:style-name="P1"><text:span text:style-name="T1">MuchSumRich<text:tab/>IMG_20170703_221526-kerilynn88</text:span></text:p>
      <text:p text:style-name="P1"><text:span text:style-name="T1">SoBugSo<text:tab/>ec3da9485f28cac3bdc45e23272573d6---tattoo-tattoo-free</text:span></text:p>
      <text:p text:style-name="P1"><text:span text:style-name="T1">EyeVatEye<text:tab/>StorageProviderId=OneDrive&amp;id=65DA6F39E7CAFAA0!1087</text:span></text:p>
      <text:p text:style-name="P1"><text:span text:style-name="T1">GadTwoVolt<text:tab/>IMG_20170426_235437</text:span></text:p>
      <text:p text:style-name="P1"><text:span text:style-name="T1">IcyFlyMaw<text:tab/>IMG_20170420_144453</text:span></text:p>
      <text:p text:style-name="P1"><text:span text:style-name="T1">VoltWarFish<text:tab/>IMG_20170701_165559</text:span></text:p>
      <text:p text:style-name="P1"><text:span text:style-name="T1">UpPalGad<text:tab/>1546131016030.jpg</text:span></text:p>
      <text:p text:style-name="P1"><text:span text:style-name="T1">VineYakCar<text:tab/>635609481510470931</text:span></text:p>
      <text:p text:style-name="P1"><text:span text:style-name="T1">ANorthJump<text:tab/>65DA6F39E7CAFAA0!101-65DA6F39E7CAFAA0!108-65DA6F39E7CAFAA0!1114-1ef0dd7a7746c87fbed88403b2a02d29f65c37e7</text:span></text:p>
      <text:p text:style-name="P1"><text:span text:style-name="T1">ImpMadDog<text:tab/>IMG_20170617_165541.jpg</text:span></text:p>
      <text:p text:style-name="P1"><text:span text:style-name="T1">ZagAmCan<text:tab/>StorageProviderId=OneDrive&amp;id=65DA6F39E7CAFAA0!416</text:span></text:p>
      <text:p text:style-name="P1"><text:span text:style-name="T1">LawFlyLaw<text:tab/>65DA6F39E7CAFAA0!101-65DA6F39E7CAFAA0!108-65DA6F39E7CAFAA0!1248-afcb9af65bc2b2066d2c27fa8cd533721239ca6b</text:span></text:p>
      <text:p text:style-name="P1"><text:span text:style-name="T1">PalMadZag<text:tab/>IMG_20170414_230500-kerilynn88</text:span></text:p>
      <text:p text:style-name="P1"><text:span text:style-name="T1">YakUghVine<text:tab/>received_347862855650909</text:span></text:p>
      <text:p text:style-name="P1"><text:span text:style-name="T1">EarFarHer<text:tab/>65DA6F39E7CAFAA0!101-65DA6F39E7CAFAA0!108-65DA6F39E7CAFAA0!1049-ded0c6a0421c5c2b74b2edf71ba341651d1cfb6f</text:span></text:p>
      <text:p text:style-name="P1"><text:span text:style-name="T1">ImpNewSea<text:tab/>vt(3)</text:span></text:p>
      <text:p text:style-name="P1"><text:span text:style-name="T1">LogRightBug<text:tab/>received_10211673146561811</text:span></text:p>
      <text:p text:style-name="P1"><text:span text:style-name="T1">BatWarEye<text:tab/>IMG_20170818_034343-kerilynn88</text:span></text:p>
      <text:p text:style-name="P1"><text:span text:style-name="T1">OrbWarZoo<text:tab/>IMG_20170617_165517</text:span></text:p>
      <text:p text:style-name="P1"><text:span text:style-name="T1">AweJumpOwl<text:tab/>StorageProviderId=OneDrive&amp;id=65DA6F39E7CAFAA0!1013</text:span></text:p>
      <text:p text:style-name="P1"><text:span text:style-name="T1">NorthFlySew<text:tab/>IMG_20190107_125531</text:span></text:p>
      <text:p text:style-name="P1"><text:span text:style-name="T1">RichNewMuch<text:tab/>received_10211685050539403</text:span></text:p>
      <text:p text:style-name="P1"><text:span text:style-name="T1">HugMuchUp<text:tab/>StorageProviderId=OneDrive&amp;id=65DA6F39E7CAFAA0!617</text:span></text:p>
      <text:p text:style-name="P1"><text:span text:style-name="T1">SewOwlTruck<text:tab/>IMG_20170617_165541</text:span></text:p>
      <text:p text:style-name="P1"><text:span text:style-name="T1">TruckSwimTruck<text:tab/>IMG_20171102_031752</text:span></text:p>
      <text:p text:style-name="P1"><text:span text:style-name="T1">DayJumpTruck<text:tab/>IMG_20170618_082611.jpg</text:span></text:p>
      <text:p text:style-name="P1"><text:span text:style-name="T1">BlueEggHug<text:tab/>28699134-Cannabis-leafs-and-skull-on-black-grunge-background-Stock-Vector.jpg</text:span></text:p>
      <text:p text:style-name="P1"><text:span text:style-name="T1">BudCatPal<text:tab/>IMG_20170826_153008</text:span></text:p>
      <text:p text:style-name="P1"><text:span text:style-name="T1">MadKoiNew<text:tab/>1504034665817</text:span></text:p>
      <text:p text:style-name="P1"><text:span text:style-name="T1">AmazeBlueMuch<text:tab/>ui+en</text:span></text:p>
      <text:p text:style-name="P1"><text:span text:style-name="T1">HogHogHam<text:tab/>65DA6F39E7CAFAA0!101-65DA6F39E7CAFAA0!108-65DA6F39E7CAFAA0!620-d0fc8a6a875c890b98194aa03f3c70dd69a772e4</text:span></text:p>
      <text:p text:style-name="P1"><text:span text:style-name="T1">RagFigJoke<text:tab/>IMG_20170615_215852</text:span></text:p>
      <text:p text:style-name="P1"><text:span text:style-name="T1">JoyHisHug<text:tab/>IMG_20170620_155005</text:span></text:p>
      <text:p text:style-name="P1"><text:span text:style-name="T1">PewForthNew<text:tab/>IMG_20170821_153024-kerilynn88</text:span></text:p>
      <text:p text:style-name="P1"><text:span text:style-name="T1">BigLawLaw<text:tab/>IMG_20170620_160136</text:span></text:p>
      <text:p text:style-name="P1"><text:span text:style-name="T1">MawJumpFar<text:tab/>65DA6F39E7CAFAA0!101-65DA6F39E7CAFAA0!108-65DA6F39E7CAFAA0!627-47e09ac21b9c22539a2c2bb2394c544bb5b512a5</text:span></text:p>
      <text:p text:style-name="P1"><text:span text:style-name="T1">KidRightFox<text:tab/>IMG_20170619_013456</text:span></text:p>
      <text:p text:style-name="P1"><text:span text:style-name="T1">AteFoxRight<text:tab/>IMG_20170420_144453-kerilynn88</text:span></text:p>
      <text:p text:style-name="P1"><text:span text:style-name="T1">UghAteFox<text:tab/>IMG_20170701_165559-kerilynn88</text:span></text:p>
      <text:p text:style-name="P1"><text:span text:style-name="T1">PalDownTwo<text:tab/>IMG_20170619_014803</text:span></text:p>
      <text:p text:style-name="P1"><text:span text:style-name="T1">FarEarUrn<text:tab/>IMG_20170420_144453.jpg</text:span></text:p>
      <text:p text:style-name="P1"><text:span text:style-name="T1">LeftCatImp<text:tab/>IMG_20170618_082542</text:span></text:p>
      <text:p text:style-name="P1"><text:span text:style-name="T1">VoltHisJoy<text:tab/>IMG_20170701_165559.jpg</text:span></text:p>
      <text:p text:style-name="P1"><text:span text:style-name="T1">GoodFarUrn<text:tab/>StorageProviderId=OneDrive&amp;id=65DA6F39E7CAFAA0!624</text:span></text:p>
      <text:p text:style-name="P1"><text:span text:style-name="T1">FoxLogJoke<text:tab/>65DA6F39E7CAFAA0!101-65DA6F39E7CAFAA0!108-65DA6F39E7CAFAA0!624-fac0f64d57a81ed2b980aa0fb5ae6ae5fbadc163</text:span></text:p>
      <text:p text:style-name="P1"><text:span text:style-name="T1">RightVineBar<text:tab/>IMG_20170618_015625</text:span></text:p>
      <text:p text:style-name="P1"><text:span text:style-name="T1">WagTruckCake<text:tab/>IMG_20170818_190910.jpg</text:span></text:p>
      <text:p text:style-name="P1"><text:span text:style-name="T1">ZigHogRight<text:tab/>IMG_20170618_082449</text:span></text:p>
      <text:p text:style-name="P1"><text:span text:style-name="T1">OafVoltWry<text:tab/>1503080130621.jpg</text:span></text:p>
      <text:p text:style-name="P1"><text:span text:style-name="T1">CakeEarGood<text:tab/>IMG_20170617_200739.jpg</text:span></text:p>
      <text:p text:style-name="P1"><text:span text:style-name="T1">HugWryNew<text:tab/>StorageProviderId=OneDrive&amp;id=65DA6F39E7CAFAA0!1249</text:span></text:p>
      <text:p text:style-name="P1"><text:span text:style-name="T1">BigWagA<text:tab/>IMG_20170826_150936</text:span></text:p>
      <text:p text:style-name="P1"><text:span text:style-name="T1">AweSewFar<text:tab/>IMG_20170826_151024</text:span></text:p>
      <text:p text:style-name="P1"><text:span text:style-name="T1">CarTaxCar<text:tab/>StorageProviderId=OneDrive&amp;id=65DA6F39E7CAFAA0!1004</text:span></text:p>
      <text:p text:style-name="P1"><text:span text:style-name="T1">DogMadTad<text:tab/>IMG_20170704_195801</text:span></text:p>
      <text:p text:style-name="P1"><text:span text:style-name="T1">RightCarEmu<text:tab/>65DA6F39E7CAFAA0!990</text:span></text:p>
      <text:p text:style-name="P1"><text:span text:style-name="T1">PewOafGad<text:tab/>IMG_20170826_151005</text:span></text:p>
      <text:p text:style-name="P1"><text:span text:style-name="T1">BatImpOrb<text:tab/>StorageProviderId=OneDrive&amp;id=65DA6F39E7CAFAA0!1025</text:span></text:p>
      <text:p text:style-name="P1"><text:span text:style-name="T1">ForthLabOaf<text:tab/>IMG_20170826_151319</text:span></text:p>
      <text:p text:style-name="P1"><text:span text:style-name="T1">YewHisHaz<text:tab/>65DA6F39E7CAFAA0!101-65DA6F39E7CAFAA0!108-65DA6F39E7CAFAA0!1222-bdff5f2943d7c0800268ca767d225a3efb4205d5</text:span></text:p>
      <text:p text:style-name="P1"><text:span text:style-name="T1">PewForthZoo<text:tab/>StorageProviderId=OneDrive&amp;id=65DA6F39E7CAFAA0!1711</text:span></text:p>
      <text:p text:style-name="P1"><text:span text:style-name="T1">BudHazZag<text:tab/>IMG_20170427_161259-kerilynn88</text:span></text:p>
      <text:p text:style-name="P1"><text:span text:style-name="T1">YupFlyWag<text:tab/>65DA6F39E7CAFAA0!101-65DA6F39E7CAFAA0!108-65DA6F39E7CAFAA0!471-59ce94f7b1904bacebb0e2b26178b8c649882bbd</text:span></text:p>
      <text:p text:style-name="P1"><text:span text:style-name="T1">OwlFarJump<text:tab/>IMG_20170507_160450</text:span></text:p>
      <text:p text:style-name="P1"><text:span text:style-name="T1">MuchHazWar<text:tab/>IMG_20170826_152718</text:span></text:p>
      <text:p text:style-name="P1"><text:span text:style-name="T1">FarLawFar<text:tab/>IMG_20170818_023136</text:span></text:p>
      <text:p text:style-name="P1"><text:span text:style-name="T1">DownQuillBlue<text:tab/>IMG_20170414_225621-kerilynn88</text:span></text:p>
      <text:p text:style-name="P1"><text:span text:style-name="T1">VatGadBud<text:tab/>IMG_20170826_153024</text:span></text:p>
      <text:p text:style-name="P1"><text:span text:style-name="T1">EmuHamJoke<text:tab/>IMG_20170826_153057</text:span></text:p>
      <text:p text:style-name="P1"><text:span text:style-name="T1">PenHamUgh<text:tab/>IMG_20170414_225549-kerilynn88</text:span></text:p>
      <text:p text:style-name="P1"><text:span text:style-name="T1">LabMuchMad<text:tab/>65DA6F39E7CAFAA0!360</text:span></text:p>
      <text:p text:style-name="P1"><text:span text:style-name="T1">GadTwoBlue<text:tab/>IMG_20170826_153112</text:span></text:p>
      <text:p text:style-name="P1"><text:span text:style-name="T1">ThePalMad<text:tab/>65DA6F39E7CAFAA0!101-65DA6F39E7CAFAA0!108-65DA6F39E7CAFAA0!412-dc996e2baa2c90ed8356d20ab7b0191a2fe91299</text:span></text:p>
      <text:p text:style-name="P1"><text:span text:style-name="T1">DayPieFar<text:tab/>IMG_20170826_153101</text:span></text:p>
      <text:p text:style-name="P1"><text:span text:style-name="T1">VineWeePen<text:tab/>IMG_20170826_153337</text:span></text:p>
      <text:p text:style-name="P1"><text:span text:style-name="T1">TheTwoSum<text:tab/>IMG_20170427_161311</text:span></text:p>
      <text:p text:style-name="P1"><text:span text:style-name="T1">FarIcyWag<text:tab/>IMG_20170620_172938</text:span></text:p>
      <text:p text:style-name="P1"><text:span text:style-name="T1">EmuJokeJoke<text:tab/>6a67b4411cc3cbad0318a544166c8d65--tattoo-flash-art-tattoo-art-kerilynn88</text:span></text:p>
      <text:p text:style-name="P1"><text:span text:style-name="T1">PalDownDog<text:tab/>IMG_20170818_030335-kerilynn88</text:span></text:p>
      <text:p text:style-name="P1"><text:span text:style-name="T1">GoodTruckWow<text:tab/>65DA6F39E7CAFAA0!976</text:span></text:p>
      <text:p text:style-name="P1"><text:span text:style-name="T1">OneHamCar<text:tab/>IMG_20170614_194726</text:span></text:p>
      <text:p text:style-name="P1"><text:span text:style-name="T1">BudVoltWry<text:tab/>1503167715976-kerilynn88</text:span></text:p>
      <text:p text:style-name="P1"><text:span text:style-name="T1">GoodCakeYup<text:tab/>IMG_20170614_205255</text:span></text:p>
      <text:p text:style-name="P1"><text:span text:style-name="T1">VinePenJoke<text:tab/>CyberLink</text:span></text:p>
      <text:p text:style-name="P1"><text:span text:style-name="T1">RagKidCar<text:tab/>IMG_20170818_030222</text:span></text:p>
      <text:p text:style-name="P1"><text:span text:style-name="T1">VineLogHam<text:tab/>IMG_20170425_224300 1-kerilynn88</text:span></text:p>
      <text:p text:style-name="P1"><text:span text:style-name="T1">AmazeFishCan<text:tab/>IMG_20170615_163053</text:span></text:p>
      <text:p text:style-name="P1"><text:span text:style-name="T1">MadVatSum<text:tab/>65DA6F39E7CAFAA0!1702</text:span></text:p>
      <text:p text:style-name="P1"><text:span text:style-name="T1">SewNorthSwim<text:tab/>StorageProviderId=OneDrive&amp;id=65DA6F39E7CAFAA0!417</text:span></text:p>
      <text:p text:style-name="P1"><text:span text:style-name="T1">LogRightBar<text:tab/>IMG_20170704_200001</text:span></text:p>
      <text:p text:style-name="P1"><text:span text:style-name="T1">OrbSeaBat<text:tab/>IMG_20170827_170726</text:span></text:p>
      <text:p text:style-name="P1"><text:span text:style-name="T1">PieYupOwl<text:tab/>65DA6F39E7CAFAA0!1195</text:span></text:p>
      <text:p text:style-name="P1"><text:span text:style-name="T1">FoxKidZig<text:tab/>IMG_20170818_034322-kerilynn88</text:span></text:p>
      <text:p text:style-name="P1"><text:span text:style-name="T1">BatTadDown<text:tab/>IMG_20170614_213146</text:span></text:p>
      <text:p text:style-name="P1"><text:span text:style-name="T1">EyeAmazeZoo<text:tab/>65DA6F39E7CAFAA0!1076</text:span></text:p>
      <text:p text:style-name="P1"><text:span text:style-name="T1">LogBugAte<text:tab/>65DA6F39E7CAFAA0!101-65DA6F39E7CAFAA0!108-65DA6F39E7CAFAA0!1709-f27806cf9b79e6e8dbf69a4674b29dff6abdfc7a</text:span></text:p>
      <text:p text:style-name="P1"><text:span text:style-name="T1">ImpGadAmaze<text:tab/>FB_IMG_1504029371354</text:span></text:p>
      <text:p text:style-name="P1"><text:span text:style-name="T1">UrnNorthIcy<text:tab/>IMG_20170614_194714</text:span></text:p>
      <text:p text:style-name="P1"><text:span text:style-name="T1">OrbRichLab<text:tab/>65DA6F39E7CAFAA0!357</text:span></text:p>
      <text:p text:style-name="P1"><text:span text:style-name="T1">GemMadOaf<text:tab/>d8bec4152c756c8a41cb634da06146be--teddy-bear-tattoos-drawing-tattoos.jpg</text:span></text:p>
      <text:p text:style-name="P1"><text:span text:style-name="T1">RagKidRag<text:tab/>StorageProviderId=OneDrive&amp;id=65DA6F39E7CAFAA0!351</text:span></text:p>
      <text:p text:style-name="P1"><text:span text:style-name="T1">WarLabKoi<text:tab/>StorageProviderId=OneDrive&amp;id=65DA6F39E7CAFAA0!1176</text:span></text:p>
      <text:p text:style-name="P1"><text:span text:style-name="T1">LabQuillVolt<text:tab/>1504034610235</text:span></text:p>
      <text:p text:style-name="P1"><text:span text:style-name="T1">LabMuchCat<text:tab/>StorageProviderId=OneDrive&amp;id=65DA6F39E7CAFAA0!1155</text:span></text:p>
      <text:p text:style-name="P1"><text:span text:style-name="T1">BagNewForth<text:tab/>IMG_20170818_023332</text:span></text:p>
      <text:p text:style-name="P1"><text:span text:style-name="T1">RedIcyWow<text:tab/>IMG_20170818_023018</text:span></text:p>
      <text:p text:style-name="P1"><text:span text:style-name="T1">UrnAweBig<text:tab/>6a67b4411cc3cbad0318a544166c8d65--tattoo-flash-art-tattoo-art</text:span></text:p>
      <text:p text:style-name="P1"><text:span text:style-name="T1">ImpZooRich<text:tab/>IMG_20170818_030335</text:span></text:p>
      <text:p text:style-name="P1"><text:span text:style-name="T1">BudLabBag<text:tab/>IMG_20170704_200324.jpg</text:span></text:p>
      <text:p text:style-name="P1"><text:span text:style-name="T1">DogeJokeOne<text:tab/>1545387113256.jpg</text:span></text:p>
      <text:p text:style-name="P1"><text:span text:style-name="T1">EmuRightEmu<text:tab/>IMG_20170818_033344-kerilynn88</text:span></text:p>
      <text:p text:style-name="P1"><text:span text:style-name="T1">BudUpFoo<text:tab/>FB_IMG_1504067213060</text:span></text:p>
      <text:p text:style-name="P1"><text:span text:style-name="T1">CarMugKid<text:tab/>StorageProviderId=OneDrive&amp;id=65DA6F39E7CAFAA0!1062</text:span></text:p>
      <text:p text:style-name="P1"><text:span text:style-name="T1">RagLogHog<text:tab/>65DA6F39E7CAFAA0!1165</text:span></text:p>
      <text:p text:style-name="P1"><text:span text:style-name="T1">TwoUpAmaze<text:tab/>IMG_20170507_160207</text:span></text:p>
      <text:p text:style-name="P1"><text:span text:style-name="T1">GadBagUp<text:tab/>received_10202660493191714</text:span></text:p>
      <text:p text:style-name="P1"><text:span text:style-name="T1">YupOwlUrn<text:tab/>c8c2cef72fa71b6602b13c3b2bac6d9b--cross-tattoos-for-guys-tattoo-cross-for-women.jpg</text:span></text:p>
      <text:p text:style-name="P1"><text:span text:style-name="T1">RatGemEye<text:tab/>IMG_20170507_160428</text:span></text:p>
      <text:p text:style-name="P1"><text:span text:style-name="T1">OafDownFoo<text:tab/>1504194519085</text:span></text:p>
      <text:p text:style-name="P1"><text:span text:style-name="T1">RichMadZag<text:tab/>65DA6F39E7CAFAA0!618</text:span></text:p>
      <text:p text:style-name="P1"><text:span text:style-name="T1">CarKidUgh<text:tab/>IMG_20170704_200239</text:span></text:p>
      <text:p text:style-name="P1"><text:span text:style-name="T1">TheFooEye<text:tab/>1545387113256</text:span></text:p>
      <text:p text:style-name="P1"><text:span text:style-name="T1">TruckHerGood<text:tab/>StorageProviderId=OneDrive&amp;id=65DA6F39E7CAFAA0!1197</text:span></text:p>
      <text:p text:style-name="P1"><text:span text:style-name="T1">PalZooMuch<text:tab/>IMG_20170704_200324</text:span></text:p>
      <text:p text:style-name="P1"><text:span text:style-name="T1">YewImpZoo<text:tab/>IMG_20170703_222000</text:span></text:p>
      <text:p text:style-name="P1"><text:span text:style-name="T1">AmImpHaz<text:tab/>StorageProviderId=OneDrive&amp;id=65DA6F39E7CAFAA0!1173</text:span></text:p>
      <text:p text:style-name="P1"><text:span text:style-name="T1">SwimHerLaw<text:tab/>1504292824950</text:span></text:p>
      <text:p text:style-name="P1"><text:span text:style-name="T1">LeftCatSea<text:tab/>IMG_20170703_220708.jpg</text:span></text:p>
      <text:p text:style-name="P1"><text:span text:style-name="T1">OwlCakeLaw<text:tab/>IMG_20170414_230653</text:span></text:p>
      <text:p text:style-name="P1"><text:span text:style-name="T1">HerIcyNorth<text:tab/>Timeline_files</text:span></text:p>
      <text:p text:style-name="P1"><text:span text:style-name="T1">HogSoLog<text:tab/>StorageProviderId=OneDrive&amp;id=65DA6F39E7CAFAA0!419</text:span></text:p>
      <text:p text:style-name="P1"><text:span text:style-name="T1">JokeRightMug<text:tab/>65DA6F39E7CAFAA0!1029</text:span></text:p>
      <text:p text:style-name="P1"><text:span text:style-name="T1">WeePenCar<text:tab/>IMG_20170414_230723</text:span></text:p>
      <text:p text:style-name="P1"><text:span text:style-name="T1">VoltImpYew<text:tab/>received_10155886440618197</text:span></text:p>
      <text:p text:style-name="P1"><text:span text:style-name="T1">CakeNorthTruck<text:tab/>IMG_20170705_141700</text:span></text:p>
      <text:p text:style-name="P1"><text:span text:style-name="T1">EarWowYup<text:tab/>IMG_20170414_230500</text:span></text:p>
      <text:p text:style-name="P1"><text:span text:style-name="T1">EarFlyFly<text:tab/>StorageProviderId=OneDrive&amp;id=65DA6F39E7CAFAA0!1017</text:span></text:p>
      <text:p text:style-name="P1"><text:span text:style-name="T1">OneDogeHam<text:tab/>ec3da9485f28cac3bdc45e23272573d6---tattoo-tattoo-free.jpg</text:span></text:p>
      <text:p text:style-name="P1"><text:span text:style-name="T1">SumHisLab<text:tab/>1504698164396</text:span></text:p>
      <text:p text:style-name="P1"><text:span text:style-name="T1">FooPewTwo<text:tab/>IMG_20170414_225650</text:span></text:p>
      <text:p text:style-name="P1"><text:span text:style-name="T1">IcySewJump<text:tab/>65DA6F39E7CAFAA0!101-65DA6F39E7CAFAA0!108-65DA6F39E7CAFAA0!762-afd77b25bb581a71343df183e0e0e86b0b690749</text:span></text:p>
      <text:p text:style-name="P1"><text:span text:style-name="T1">CatWarZoo<text:tab/>IMG_20170414_225549</text:span></text:p>
      <text:p text:style-name="P1"><text:span text:style-name="T1">SwimAweNorth<text:tab/>2740fd917aee0b84dd17039f6df5353f6b159472</text:span></text:p>
      <text:p text:style-name="P1"><text:span text:style-name="T1">HugFooThe<text:tab/>65DA6F39E7CAFAA0!101-65DA6F39E7CAFAA0!108-65DA6F39E7CAFAA0!158-63a6ce68715c6a6c4b8976eb31c1c7d3ef6ac2d4</text:span></text:p>
      <text:p text:style-name="P1"><text:span text:style-name="T1">HisNewTad<text:tab/>StorageProviderId=OneDrive&amp;id=65DA6F39E7CAFAA0!441</text:span></text:p>
      <text:p text:style-name="P1"><text:span text:style-name="T1">TruckJumpFly<text:tab/>IMG_20170818_232224-kerilynn88</text:span></text:p>
      <text:p text:style-name="P1"><text:span text:style-name="T1">HazFooOrb<text:tab/>65DA6F39E7CAFAA0!447</text:span></text:p>
      <text:p text:style-name="P1"><text:span text:style-name="T1">ZagOrbAmaze<text:tab/>65DA6F39E7CAFAA0!1071</text:span></text:p>
      <text:p text:style-name="P1"><text:span text:style-name="T1">WeeBarRag<text:tab/>IMG_20170414_225557</text:span></text:p>
      <text:p text:style-name="P1"><text:span text:style-name="T1">TruckCakeBig<text:tab/>IMG_20170426_091018</text:span></text:p>
      <text:p text:style-name="P1"><text:span text:style-name="T1">AmEggSum<text:tab/>IMG_20170424_170245</text:span></text:p>
      <text:p text:style-name="P1"><text:span text:style-name="T1">YakOneAte<text:tab/>IMG_20170703_222646</text:span></text:p>
      <text:p text:style-name="P1"><text:span text:style-name="T1">NewCanJoy<text:tab/>StorageProviderId=OneDrive&amp;id=65DA6F39E7CAFAA0!707</text:span></text:p>
      <text:p text:style-name="P1"><text:span text:style-name="T1">HamVineCar<text:tab/>65DA6F39E7CAFAA0!1186</text:span></text:p>
      <text:p text:style-name="P1"><text:span text:style-name="T1">LeftBatTad<text:tab/>IMG_20170427_013913</text:span></text:p>
      <text:p text:style-name="P1"><text:span text:style-name="T1">BugVineTax<text:tab/>65DA6F39E7CAFAA0!1173</text:span></text:p>
      <text:p text:style-name="P1"><text:span text:style-name="T1">RedHerDay<text:tab/>IMG_20170703_221558</text:span></text:p>
      <text:p text:style-name="P1"><text:span text:style-name="T1">WeeSoHam<text:tab/>Screenshot_20181214-175603.png</text:span></text:p>
      <text:p text:style-name="P1"><text:span text:style-name="T1">RightUghYak<text:tab/>IMG_20170420_191320.jpg</text:span></text:p>
      <text:p text:style-name="P1"><text:span text:style-name="T1">TruckWagRed<text:tab/>IMG_20170425_224300 1</text:span></text:p>
      <text:p text:style-name="P1"><text:span text:style-name="T1">HogKidFox<text:tab/>2FPgoyiv36lA</text:span></text:p>
      <text:p text:style-name="P1"><text:span text:style-name="T1">RichBlueZag<text:tab/>e85dec836cebfbc91827e6c446a7772e--halloween-tattoo-tattoo-me-kerilynn88</text:span></text:p>
      <text:p text:style-name="P1"><text:span text:style-name="T1">UghRightBar<text:tab/>StorageProviderId=OneDrive&amp;id=65DA6F39E7CAFAA0!2439</text:span></text:p>
      <text:p text:style-name="P1"><text:span text:style-name="T1">BagJoyForth<text:tab/>IMG_20170425_224900</text:span></text:p>
      <text:p text:style-name="P1"><text:span text:style-name="T1">PewVatBlue<text:tab/>IMG_20170826_153258-kerilynn88</text:span></text:p>
      <text:p text:style-name="P1"><text:span text:style-name="T1">ForthHazBud<text:tab/>IMG_20170427_013903</text:span></text:p>
      <text:p text:style-name="P1"><text:span text:style-name="T1">EmuDogeKid<text:tab/>StorageProviderId=OneDrive&amp;id=65DA6F39E7CAFAA0!1064</text:span></text:p>
      <text:p text:style-name="P1"><text:span text:style-name="T1">CatTwoVolt<text:tab/>65DA6F39E7CAFAA0!1163</text:span></text:p>
      <text:p text:style-name="P1"><text:span text:style-name="T1">EggVoltGem<text:tab/>StorageProviderId=OneDrive&amp;id=65DA6F39E7CAFAA0!392</text:span></text:p>
      <text:p text:style-name="P1"><text:span text:style-name="T1">AWagWow<text:tab/>IMG_20170424_170251</text:span></text:p>
      <text:p text:style-name="P1"><text:span text:style-name="T1">FoxZigUgh<text:tab/>1504292758380-kerilynn88</text:span></text:p>
      <text:p text:style-name="P1"><text:span text:style-name="T1">ZigSoBar<text:tab/>IMG_20170630_215501-kerilynn88</text:span></text:p>
      <text:p text:style-name="P1"><text:span text:style-name="T1">WeeDogeDoge<text:tab/>IMG_20170702_141027-kerilynn88</text:span></text:p>
      <text:p text:style-name="P1"><text:span text:style-name="T1">YupWagHer<text:tab/>IMG_20170510_195822</text:span></text:p>
      <text:p text:style-name="P1"><text:span text:style-name="T1">AmPalThe<text:tab/>FB_IMG_1493347238199</text:span></text:p>
      <text:p text:style-name="P1"><text:span text:style-name="T1">OwlASew<text:tab/>StorageProviderId=OneDrive&amp;id=65DA6F39E7CAFAA0!1194</text:span></text:p>
      <text:p text:style-name="P1"><text:span text:style-name="T1">OneVineOne<text:tab/>received_480039078997495.jpeg</text:span></text:p>
      <text:p text:style-name="P1"><text:span text:style-name="T1">PewTadEye<text:tab/>3d63684335049880</text:span></text:p>
      <text:p text:style-name="P1"><text:span text:style-name="T1">GoodOwlGood<text:tab/>IMG_20170618_015620-kerilynn88</text:span></text:p>
      <text:p text:style-name="P1"><text:span text:style-name="T1">TruckWowFar<text:tab/>IMG_20170427_161306</text:span></text:p>
      <text:p text:style-name="P1"><text:span text:style-name="T1">DogeDogeHog<text:tab/>IMG_20170704_200324-kerilynn88</text:span></text:p>
      <text:p text:style-name="P1"><text:span text:style-name="T1">LeftLabOaf<text:tab/>IMG_20170427_161259</text:span></text:p>
      <text:p text:style-name="P1"><text:span text:style-name="T1">BudPewZag<text:tab/>IMG_20170703_221750</text:span></text:p>
      <text:p text:style-name="P1"><text:span text:style-name="T1">UrnLawGood<text:tab/>evil-wizard-tattoo-design</text:span></text:p>
      <text:p text:style-name="P1"><text:span text:style-name="T1">NewOafAm<text:tab/>IMG_20170617_200645-kerilynn88</text:span></text:p>
      <text:p text:style-name="P1"><text:span text:style-name="T1">BagBatOaf<text:tab/>Evil-Demon-Face-Tattoo-Design-3</text:span></text:p>
      <text:p text:style-name="P1"><text:span text:style-name="T1">VinePenSo<text:tab/>StorageProviderId=OneDrive&amp;id=65DA6F39E7CAFAA0!677</text:span></text:p>
      <text:p text:style-name="P1"><text:span text:style-name="T1">TruckWagRed<text:tab/>20170701_140204-kerilynn88</text:span></text:p>
      <text:p text:style-name="P1"><text:span text:style-name="T1">VoltAmazeThe<text:tab/>FB_IMG_1496768939647</text:span></text:p>
      <text:p text:style-name="P1"><text:span text:style-name="T1">IcyBigUrn<text:tab/>2017-07-22 her phone2</text:span></text:p>
      <text:p text:style-name="P1"><text:span text:style-name="T1">TwoOrbBud<text:tab/>1496349277560</text:span></text:p>
      <text:p text:style-name="P1"><text:span text:style-name="T1">LawRedPie<text:tab/>IMG_20170826_153057.jpg</text:span></text:p>
      <text:p text:style-name="P1"><text:span text:style-name="T1">SewEarJump<text:tab/>IMG_20170818_035554.jpg</text:span></text:p>
      <text:p text:style-name="P1"><text:span text:style-name="T1">WowHerSwim<text:tab/>28699134-Cannabis-leafs-and-skull-on-black-grunge-background-Stock-Vector</text:span></text:p>
      <text:p text:style-name="P1"><text:span text:style-name="T1">BagJoyAmaze<text:tab/>IMG_20170423_174011</text:span></text:p>
      <text:p text:style-name="P1"><text:span text:style-name="T1">RedSwimNorth<text:tab/>65DA6F39E7CAFAA0!101-65DA6F39E7CAFAA0!108-65DA6F39E7CAFAA0!607-6135f9025f81f84cdce2b6679faa9c9af8160c56</text:span></text:p>
      <text:p text:style-name="P1"><text:span text:style-name="T1">KidSoBar<text:tab/>IMG_20170617_200624-kerilynn88</text:span></text:p>
      <text:p text:style-name="P1"><text:span text:style-name="T1">SoCarDoge<text:tab/>IMG_20170821_153134-kerilynn88</text:span></text:p>
      <text:p text:style-name="P1"><text:span text:style-name="T1">FishSeaJoy<text:tab/>IMG_20170818_030250-kerilynn88</text:span></text:p>
      <text:p text:style-name="P1"><text:span text:style-name="T1">JoyWarGad<text:tab/>IMG_20170618_041458.jpg</text:span></text:p>
      <text:p text:style-name="P1"><text:span text:style-name="T1">TaxMugHog<text:tab/>IMG_20170423_000858</text:span></text:p>
      <text:p text:style-name="P1"><text:span text:style-name="T1">TaxAteKid<text:tab/>IMG_20170703_101343</text:span></text:p>
      <text:p text:style-name="P1"><text:span text:style-name="T1">RightWeeYak<text:tab/>IMG_20170701_143047.jpg</text:span></text:p>
      <text:p text:style-name="P1"><text:span text:style-name="T1">WeeFoxDoge<text:tab/>65DA6F39E7CAFAA0!466</text:span></text:p>
      <text:p text:style-name="P1"><text:span text:style-name="T1">ImpZooKoi<text:tab/>IMG_20170703_221750-kerilynn88</text:span></text:p>
      <text:p text:style-name="P1"><text:span text:style-name="T1">CatFooRod<text:tab/>received_1165581200149581</text:span></text:p>
      <text:p text:style-name="P1"><text:span text:style-name="T1">AmForthHaz<text:tab/>22d534cae83ff52e77ccb128076922c9--leaf-tattoos-rebel-flags</text:span></text:p>
      <text:p text:style-name="P1"><text:span text:style-name="T1">WowIcyA<text:tab/>1547592695500.jpg</text:span></text:p>
      <text:p text:style-name="P1"><text:span text:style-name="T1">FigFigBug<text:tab/>IMG_20170614_194726-kerilynn88</text:span></text:p>
      <text:p text:style-name="P1"><text:span text:style-name="T1">CanSumAmaze<text:tab/>65DA6F39E7CAFAA0!101-65DA6F39E7CAFAA0!108-65DA6F39E7CAFAA0!211-cc7865b1e596b87f551a7bbf38ea5e8d6be85987</text:span></text:p>
      <text:p text:style-name="P1"><text:span text:style-name="T1">AWowTruck<text:tab/>IMG_20170420_182419</text:span></text:p>
      <text:p text:style-name="P1"><text:span text:style-name="T1">FlyWagOwl<text:tab/>IMG_20170420_191320</text:span></text:p>
      <text:p text:style-name="P1"><text:span text:style-name="T1">DayIcyDay<text:tab/>StorageProviderId=OneDrive&amp;id=65DA6F39E7CAFAA0!1005</text:span></text:p>
      <text:p text:style-name="P1"><text:span text:style-name="T1">PieWowMaw<text:tab/>IMG_20170703_220903</text:span></text:p>
      <text:p text:style-name="P1"><text:span text:style-name="T1">GadTadGad<text:tab/>65DA6F39E7CAFAA0!417</text:span></text:p>
      <text:p text:style-name="P1"><text:span text:style-name="T1">OwlTruckMaw<text:tab/>567cfcc7a5a5f2c136533f42989a9230</text:span></text:p>
      <text:p text:style-name="P1"><text:span text:style-name="T1">OneFoxFox<text:tab/>IMG_20170420_144547</text:span></text:p>
      <text:p text:style-name="P1"><text:span text:style-name="T1">TaxHogYak<text:tab/>65DA6F39E7CAFAA0!101-65DA6F39E7CAFAA0!108-65DA6F39E7CAFAA0!612-b414be950542262a8232b5a43b12414694a8f4c1</text:span></text:p>
      <text:p text:style-name="P1"><text:span text:style-name="T1">WagAHer<text:tab/>65DA6F39E7CAFAA0!101-65DA6F39E7CAFAA0!108-65DA6F39E7CAFAA0!1152-1eb11e2dcd05a4894dbafadaeed04471a4a832c8</text:span></text:p>
      <text:p text:style-name="P1"><text:span text:style-name="T1">AteDogePen<text:tab/>IMG_20170703_221927</text:span></text:p>
      <text:p text:style-name="P1"><text:span text:style-name="T1">UghVineHog<text:tab/>65DA6F39E7CAFAA0!101-65DA6F39E7CAFAA0!108-65DA6F39E7CAFAA0!1157-280af3ba4f1a87383049bf7ade50c2f3b15e37f3</text:span></text:p>
      <text:p text:style-name="P1"><text:span text:style-name="T1">OneHamDoge<text:tab/>1519735253919</text:span></text:p>
      <text:p text:style-name="P1"><text:span text:style-name="T1">RagHogOne<text:tab/>IMG_20170703_221930</text:span></text:p>
      <text:p text:style-name="P1"><text:span text:style-name="T1">WagNorthLaw<text:tab/>IMG_20170507_160203.jpg</text:span></text:p>
      <text:p text:style-name="P1"><text:span text:style-name="T1">RedNorthWow<text:tab/>StorageProviderId=OneDrive&amp;id=65DA6F39E7CAFAA0!887</text:span></text:p>
      <text:p text:style-name="P1"><text:span text:style-name="T1">PewOafVolt<text:tab/>1496684373555</text:span></text:p>
      <text:p text:style-name="P1"><text:span text:style-name="T1">TaxRagJoke<text:tab/>1503058245877.jpg</text:span></text:p>
      <text:p text:style-name="P1"><text:span text:style-name="T1">EmuRightZig<text:tab/>StorageProviderId=OneDrive&amp;id=65DA6F39E7CAFAA0!1053</text:span></text:p>
      <text:p text:style-name="P1"><text:span text:style-name="T1">UrnSewWow<text:tab/>IMG_20170818_023136-kerilynn88</text:span></text:p>
      <text:p text:style-name="P1"><text:span text:style-name="T1">PieGoodSwim<text:tab/>IMG_20170424_084531</text:span></text:p>
      <text:p text:style-name="P1"><text:span text:style-name="T1">LawGoodOwl<text:tab/>1504644198819</text:span></text:p>
      <text:p text:style-name="P1"><text:span text:style-name="T1">SewIcyPie<text:tab/>65DA6F39E7CAFAA0!101-65DA6F39E7CAFAA0!108-65DA6F39E7CAFAA0!1048-b371e62e20ed16a4f1c0e6a62b700e7414ee2cd7</text:span></text:p>
      <text:p text:style-name="P1"><text:span text:style-name="T1">NorthTruckAwe<text:tab/>StorageProviderId=OneDrive&amp;id=65DA6F39E7CAFAA0!627</text:span></text:p>
      <text:p text:style-name="P1"><text:span text:style-name="T1">OafDownImp<text:tab/>IMG_20170420_182419-kerilynn88</text:span></text:p>
      <text:p text:style-name="P1"><text:span text:style-name="T1">EggWolfBag<text:tab/>IMG_20170702_141027</text:span></text:p>
      <text:p text:style-name="P1"><text:span text:style-name="T1">KidHogWee<text:tab/>StorageProviderId=OneDrive&amp;id=65DA6F39E7CAFAA0!1078</text:span></text:p>
      <text:p text:style-name="P1"><text:span text:style-name="T1">PalAmTad<text:tab/>IMG_20170703_221520</text:span></text:p>
      <text:p text:style-name="P1"><text:span text:style-name="T1">JokeDogeSo<text:tab/>marker.js</text:span></text:p>
      <text:p text:style-name="P1"><text:span text:style-name="T1">NorthUrnPie<text:tab/>FB_IMG_1507665039074-kerilynn88</text:span></text:p>
      <text:p text:style-name="P1"><text:span text:style-name="T1">UghLogWee<text:tab/>tooltip</text:span></text:p>
      <text:p text:style-name="P1"><text:span text:style-name="T1">RedYupMaw<text:tab/>IMG_20170704_200001.jpg</text:span></text:p>
      <text:p text:style-name="P1"><text:span text:style-name="T1">HugTwoLab<text:tab/>65DA6F39E7CAFAA0!610</text:span></text:p>
      <text:p text:style-name="P1"><text:span text:style-name="T1">VatZooImp<text:tab/>IMG_20170617_201055</text:span></text:p>
      <text:p text:style-name="P1"><text:span text:style-name="T1">PenFigCar<text:tab/>65DA6F39E7CAFAA0!101-65DA6F39E7CAFAA0!108-65DA6F39E7CAFAA0!367-a15def6b5854fa58766559d4e9d4cd1347cf7bb7</text:span></text:p>
      <text:p text:style-name="P1"><text:span text:style-name="T1">SwimUrnFar<text:tab/>IMG_20170811_183955</text:span></text:p>
      <text:p text:style-name="P1"><text:span text:style-name="T1">WeeDogeHam<text:tab/>StorageProviderId=OneDrive&amp;id=65DA6F39E7CAFAA0!1076</text:span></text:p>
      <text:p text:style-name="P1"><text:span text:style-name="T1">WeeRightAte<text:tab/>overlay.js</text:span></text:p>
      <text:p text:style-name="P1"><text:span text:style-name="T1">GadLeftBat<text:tab/>StorageProviderId=OneDrive&amp;id=65DA6F39E7CAFAA0!1009</text:span></text:p>
      <text:p text:style-name="P1"><text:span text:style-name="T1">SeaPewImp<text:tab/>65DA6F39E7CAFAA0!101-65DA6F39E7CAFAA0!108-65DA6F39E7CAFAA0!626-689c7920f4893560e76abe97458701e6c802e953</text:span></text:p>
      <text:p text:style-name="P1"><text:span text:style-name="T1">DownAmazeWolf<text:tab/>IMG_20170424_170245-kerilynn88</text:span></text:p>
      <text:p text:style-name="P1"><text:span text:style-name="T1">RichTheCan<text:tab/>FB_IMG_1496533360624</text:span></text:p>
      <text:p text:style-name="P1"><text:span text:style-name="T1">TruckAweTruck<text:tab/>1503058185075-kerilynn88</text:span></text:p>
      <text:p text:style-name="P1"><text:span text:style-name="T1">RichRodTad<text:tab/>FB_IMG_1496534337009</text:span></text:p>
      <text:p text:style-name="P1"><text:span text:style-name="T1">EyePalFish<text:tab/>IMG_20170610_233756</text:span></text:p>
      <text:p text:style-name="P1"><text:span text:style-name="T1">FlyPieWag<text:tab/>IMG_20170703_221018_001_COVER</text:span></text:p>
      <text:p text:style-name="P1"><text:span text:style-name="T1">MuchHazTwo<text:tab/>65DA6F39E7CAFAA0!101-65DA6F39E7CAFAA0!108-65DA6F39E7CAFAA0!461-252e523f417d7ff53898b6c877add18e335ce178</text:span></text:p>
      <text:p text:style-name="P1"><text:span text:style-name="T1">HerAGood<text:tab/>IMG_20170703_220911</text:span></text:p>
      <text:p text:style-name="P1"><text:span text:style-name="T1">KidMugFox<text:tab/>received_10210496296392851.jpeg</text:span></text:p>
      <text:p text:style-name="P1"><text:span text:style-name="T1">UghJokeRight<text:tab/>IMG_20170812_001931</text:span></text:p>
      <text:p text:style-name="P1"><text:span text:style-name="T1">JokeTaxSo<text:tab/>IMG_20170703_220720</text:span></text:p>
      <text:p text:style-name="P1"><text:span text:style-name="T1">CarDogeMug<text:tab/>65DA6F39E7CAFAA0!313</text:span></text:p>
      <text:p text:style-name="P1"><text:span text:style-name="T1">TaxAteFox<text:tab/>vt(9)</text:span></text:p>
      <text:p text:style-name="P1"><text:span text:style-name="T1">WeeUghBar<text:tab/>IMG_20170818_190922-kerilynn88</text:span></text:p>
      <text:p text:style-name="P1"><text:span text:style-name="T1">BigWagWag<text:tab/>IMG_20170812_001654</text:span></text:p>
      <text:p text:style-name="P1"><text:span text:style-name="T1">MugYakRag<text:tab/>65DA6F39E7CAFAA0!101-65DA6F39E7CAFAA0!108-65DA6F39E7CAFAA0!673-c481fa439a0a8f286a2ad246a0b04eb03facfa8d</text:span></text:p>
      <text:p text:style-name="P1"><text:span text:style-name="T1">EggLabZag<text:tab/>IMG_20170703_220708</text:span></text:p>
      <text:p text:style-name="P1"><text:span text:style-name="T1">YupNorthMaw<text:tab/>IMG_20170703_220713</text:span></text:p>
      <text:p text:style-name="P1"><text:span text:style-name="T1">PalEyeBud<text:tab/>IMG_20170424_084458</text:span></text:p>
      <text:p text:style-name="P1"><text:span text:style-name="T1">PieSewCake<text:tab/>1496415556180</text:span></text:p>
      <text:p text:style-name="P1"><text:span text:style-name="T1">BugAteZig<text:tab/>IMG_20170818_022703-kerilynn88</text:span></text:p>
      <text:p text:style-name="P1"><text:span text:style-name="T1">PewQuillAm<text:tab/>1496349381573</text:span></text:p>
      <text:p text:style-name="P1"><text:span text:style-name="T1">JoyLeftJoy<text:tab/>IMG_20170702_140916</text:span></text:p>
      <text:p text:style-name="P1"><text:span text:style-name="T1">BatTwoYew<text:tab/>IMG_20170702_140944</text:span></text:p>
      <text:p text:style-name="P1"><text:span text:style-name="T1">BugFigYak<text:tab/>chalee excuse</text:span></text:p>
      <text:p text:style-name="P1"><text:span text:style-name="T1">FlyPieMaw<text:tab/>65DA6F39E7CAFAA0!101-65DA6F39E7CAFAA0!108-65DA6F39E7CAFAA0!1112-56595fdb88eefb602c03a88db6e317e121e98e4f</text:span></text:p>
      <text:p text:style-name="P1"><text:span text:style-name="T1">HugRichGad<text:tab/>StorageProviderId=OneDrive&amp;id=65DA6F39E7CAFAA0!1171</text:span></text:p>
      <text:p text:style-name="P1"><text:span text:style-name="T1">WagJumpJump<text:tab/>IMG_20170702_140949</text:span></text:p>
      <text:p text:style-name="P1"><text:span text:style-name="T1">BagBlueSea<text:tab/>StorageProviderId=OneDrive&amp;id=65DA6F39E7CAFAA0!622</text:span></text:p>
      <text:p text:style-name="P1"><text:span text:style-name="T1">EggGadDog<text:tab/>IMG_20180227_160021</text:span></text:p>
      <text:p text:style-name="P1"><text:span text:style-name="T1">BarMugOne<text:tab/>received_258111291249554</text:span></text:p>
      <text:p text:style-name="P1"><text:span text:style-name="T1">MawYupIcy<text:tab/>received_264867547240595</text:span></text:p>
      <text:p text:style-name="P1"><text:span text:style-name="T1">HazFooAm<text:tab/>received_1674287759310322</text:span></text:p>
      <text:p text:style-name="P1"><text:span text:style-name="T1">UpBudEye<text:tab/>65DA6F39E7CAFAA0!101-65DA6F39E7CAFAA0!108-65DA6F39E7CAFAA0!676-d15d9e8dab4a7e3194e0529f75b5178c26b40c4d</text:span></text:p>
      <text:p text:style-name="P1"><text:span text:style-name="T1">AmazeUpDog<text:tab/>1503167645950.jpg</text:span></text:p>
      <text:p text:style-name="P1"><text:span text:style-name="T1">TadHugOaf<text:tab/>IMG_20170818_034210-kerilynn88</text:span></text:p>
      <text:p text:style-name="P1"><text:span text:style-name="T1">JokeYakHog<text:tab/>1519315116046</text:span></text:p>
      <text:p text:style-name="P1"><text:span text:style-name="T1">TruckPieCake<text:tab/>received_10155886440493197</text:span></text:p>
      <text:p text:style-name="P1"><text:span text:style-name="T1">ZooCanUp<text:tab/>1496854906296-kerilynn88</text:span></text:p>
      <text:p text:style-name="P1"><text:span text:style-name="T1">BudMadOaf<text:tab/>Google</text:span><text:span text:style-name="T2">⁠</text:span><text:span text:style-name="T3"><text:s/>Download Your Data</text:span></text:p>
      <text:p text:style-name="P1"><text:span text:style-name="T3">SumEggNew<text:tab/>IMG_20170617_200729-kerilynn88</text:span></text:p>
      <text:p text:style-name="P1"><text:span text:style-name="T3">FlyNorthIcy<text:tab/>20180301_014617_0</text:span></text:p>
      <text:p text:style-name="P1"><text:span text:style-name="T3">BlueGemRat<text:tab/>65DA6F39E7CAFAA0!852</text:span></text:p>
      <text:p text:style-name="P1"><text:span text:style-name="T3">EyeRichAm<text:tab/>65DA6F39E7CAFAA0!1169</text:span></text:p>
      <text:p text:style-name="P1"><text:span text:style-name="T3">SeaBlueForth<text:tab/>received_1980516695500789</text:span></text:p>
      <text:p text:style-name="P1"><text:span text:style-name="T3">CakeOwlOwl<text:tab/>received_1980516662167459</text:span></text:p>
      <text:p text:style-name="P1"><text:span text:style-name="T3">RedNorthA<text:tab/>received_10202662959453369</text:span></text:p>
      <text:p text:style-name="P1"><text:span text:style-name="T3">JoyKoiWolf<text:tab/>StorageProviderId=OneDrive&amp;id=65DA6F39E7CAFAA0!995</text:span></text:p>
      <text:p text:style-name="P1"><text:span text:style-name="T3">RodKoiAm<text:tab/>IMG_20170414_225916-kerilynn88</text:span></text:p>
      <text:p text:style-name="P1"><text:span text:style-name="T3">LogMugHam<text:tab/>65DA6F39E7CAFAA0!672</text:span></text:p>
      <text:p text:style-name="P1"><text:span text:style-name="T3">HerNorthWow<text:tab/>65DA6F39E7CAFAA0!101-65DA6F39E7CAFAA0!108-65DA6F39E7CAFAA0!670-d19ffde672fd2a914a43490194edc6b4313f715d</text:span></text:p>
      <text:p text:style-name="P1"><text:span text:style-name="T3">BudBatSea<text:tab/>received_10202668288906602</text:span></text:p>
      <text:p text:style-name="P1"><text:span text:style-name="T3">FishSeaOrb<text:tab/>IMG_20170703_222646.jpg</text:span></text:p>
      <text:p text:style-name="P1"><text:span text:style-name="T3">OafMadOaf<text:tab/>IMG_20170729_204314-kerilynn88</text:span></text:p>
      <text:p text:style-name="P1"><text:span text:style-name="T3">DownForthVolt<text:tab/>received_10202696943862958</text:span></text:p>
      <text:p text:style-name="P1"><text:span text:style-name="T3">FoxHogHog<text:tab/>received_10202701226930032</text:span></text:p>
      <text:p text:style-name="P1"><text:span text:style-name="T3">UpRichSum<text:tab/>VID_20170621_091733</text:span></text:p>
      <text:p text:style-name="P1"><text:span text:style-name="T3">AmOafDown<text:tab/>65DA6F39E7CAFAA0!101-65DA6F39E7CAFAA0!108-65DA6F39E7CAFAA0!280-bb69b8ef274cc0d715db930a8d913e469d33ed89</text:span></text:p>
      <text:p text:style-name="P1"><text:span text:style-name="T3">LogKidSo<text:tab/>StorageProviderId=OneDrive&amp;id=65DA6F39E7CAFAA0!1230</text:span></text:p>
      <text:p text:style-name="P1"><text:span text:style-name="T3">FishRichJoy<text:tab/>received_1165581246816243</text:span></text:p>
      <text:p text:style-name="P1"><text:span text:style-name="T3">MugCarDoge<text:tab/>65DA6F39E7CAFAA0!101-65DA6F39E7CAFAA0!108-65DA6F39E7CAFAA0!1711-52ed12d5985a981b825b718c00c1e16dcde867ae</text:span></text:p>
      <text:p text:style-name="P1"><text:span text:style-name="T3">LeftOrbForth<text:tab/>IMG_20170811_183955-kerilynn88</text:span></text:p>
      <text:p text:style-name="P1"><text:span text:style-name="T3">MawSewJump<text:tab/>IMG_20170415_143055</text:span></text:p>
      <text:p text:style-name="P1"><text:span text:style-name="T3">SumAmazeWolf<text:tab/>received_10153828401841970</text:span></text:p>
      <text:p text:style-name="P1"><text:span text:style-name="T3">UrnSwimNorth<text:tab/>received_10153828401826970</text:span></text:p>
      <text:p text:style-name="P1"><text:span text:style-name="T3">OrbHisJoy<text:tab/>received_450298925363067</text:span></text:p>
      <text:p text:style-name="P1"><text:span text:style-name="T3">RedSwimUrn<text:tab/>received_452480105144949</text:span></text:p>
      <text:p text:style-name="P1"><text:span text:style-name="T3">MadZagUp<text:tab/>65DA6F39E7CAFAA0!101-65DA6F39E7CAFAA0!108-65DA6F39E7CAFAA0!1298-7284aa54ce8e9afe94033162ef58d54c4181856d</text:span></text:p>
      <text:p text:style-name="P1"><text:span text:style-name="T3">OafPewCan<text:tab/>FB_IMG_1503085427623-kerilynn88</text:span></text:p>
      <text:p text:style-name="P1"><text:span text:style-name="T3">RedUrnCake<text:tab/>IMG_20170617_200842-kerilynn88</text:span></text:p>
      <text:p text:style-name="P1"><text:span text:style-name="T3">FooLabImp<text:tab/>IMG_20170729_204231.jpg</text:span></text:p>
      <text:p text:style-name="P1"><text:span text:style-name="T3">ZigHamOne<text:tab/>65DA6F39E7CAFAA0!1149</text:span></text:p>
      <text:p text:style-name="P1"><text:span text:style-name="T3">ImpOrbCan<text:tab/>IMG_20170818_232226-kerilynn88</text:span></text:p>
      <text:p text:style-name="P1"><text:span text:style-name="T3">WryNewTad<text:tab/>received_10211424338461764 1</text:span></text:p>
      <text:p text:style-name="P1"><text:span text:style-name="T3">RagVineVine<text:tab/>65DA6F39E7CAFAA0!1114</text:span></text:p>
      <text:p text:style-name="P1"><text:span text:style-name="T3">KidRightOne<text:tab/>StorageProviderId=OneDrive&amp;id=65DA6F39E7CAFAA0!623</text:span></text:p>
      <text:p text:style-name="P1"><text:span text:style-name="T3">BudFishLeft<text:tab/>received_462815620778064</text:span></text:p>
      <text:p text:style-name="P1"><text:span text:style-name="T3">LogLogMug<text:tab/>onedriveclucprodbn20010.blob.core.windows.net</text:span></text:p>
      <text:p text:style-name="P1"><text:span text:style-name="T3">ZigYakBug<text:tab/>2019-01-29</text:span></text:p>
      <text:p text:style-name="P1"><text:span text:style-name="T3">PenRightMug<text:tab/>7339300837246302880-909fec76-5577-0403-2481-4f581dba84c0-2019-01-29-04-57-59-4868</text:span></text:p>
      <text:p text:style-name="P1"><text:span text:style-name="T3">NewVatBlue<text:tab/>IMG_20170614_194714-kerilynn88</text:span></text:p>
      <text:p text:style-name="P1"><text:span text:style-name="T3">PenFoxJoke<text:tab/>2BpFn2LRarJU9tAXj3BGGu</text:span></text:p>
      <text:p text:style-name="P1"><text:span text:style-name="T3">GemYewTad<text:tab/>3D&amp;st=2019-01-28T18</text:span></text:p>
      <text:p text:style-name="P1"><text:span text:style-name="T3">UghHamHam<text:tab/>3A57</text:span></text:p>
      <text:p text:style-name="P1"><text:span text:style-name="T3">WolfBagRat<text:tab/>Timeline</text:span></text:p>
      <text:p text:style-name="P1"><text:span text:style-name="T3">SoFigUgh<text:tab/>IMG_20170420_144547-kerilynn88</text:span></text:p>
      <text:p text:style-name="P1"><text:span text:style-name="T3">FoxPenOne<text:tab/>65DA6F39E7CAFAA0!101-65DA6F39E7CAFAA0!108-65DA6F39E7CAFAA0!416-5c7c90940a00a6dc9e9cf2cc91096d86303c34f4</text:span></text:p>
      <text:p text:style-name="P1"><text:span text:style-name="T3">RedNorthHer<text:tab/>IMG_20170827_170726-kerilynn88</text:span></text:p>
      <text:p text:style-name="P1"><text:span text:style-name="T3">LawRedIcy<text:tab/>IMG_20190110_160820.jpg</text:span></text:p>
      <text:p text:style-name="P1"><text:span text:style-name="T3">VoltImpEye<text:tab/>IMG_20170827_165208-kerilynn88</text:span></text:p>
      <text:p text:style-name="P1"><text:span text:style-name="T3">JumpFlyRed<text:tab/>IMG_20170827_165158-kerilynn88</text:span></text:p>
      <text:p text:style-name="P1"><text:span text:style-name="T3">AHerLaw<text:tab/>65DA6F39E7CAFAA0!1150</text:span></text:p>
      <text:p text:style-name="P1"><text:span text:style-name="T3">RightKidRight<text:tab/>vt(5)</text:span></text:p>
      <text:p text:style-name="P1"><text:span text:style-name="T3">VoltTadPew<text:tab/>IMG_20170618_015625.jpg</text:span></text:p>
      <text:p text:style-name="P1"><text:span text:style-name="T3">BarKidZig<text:tab/>IMG_20170826_153315-kerilynn88</text:span></text:p>
      <text:p text:style-name="P1"><text:span text:style-name="T3">RodSeaOrb<text:tab/>65DA6F39E7CAFAA0!973</text:span></text:p>
      <text:p text:style-name="P1"><text:span text:style-name="T3">BudRatForth<text:tab/>IMG_20170826_153252-kerilynn88</text:span></text:p>
      <text:p text:style-name="P1"><text:span text:style-name="T3">HisBatTwo<text:tab/>IMG_20170826_153101-kerilynn88</text:span></text:p>
      <text:p text:style-name="P1"><text:span text:style-name="T3">TheAmazeSum<text:tab/>IMG_20170826_153057-kerilynn88</text:span></text:p>
      <text:p text:style-name="P1"><text:span text:style-name="T3">HogUghLog<text:tab/>IMG_20170507_160450-kerilynn88</text:span></text:p>
      <text:p text:style-name="P1"><text:span text:style-name="T3">MuchHugPal<text:tab/>65DA6F39E7CAFAA0!101-65DA6F39E7CAFAA0!108-65DA6F39E7CAFAA0!1002-dd080a00736982e6016acda642df013d5e28de5c</text:span></text:p>
      <text:p text:style-name="P1"><text:span text:style-name="T3">ForthBlueEgg<text:tab/>received_10211724836134018.gif</text:span></text:p>
      <text:p text:style-name="P1"><text:span text:style-name="T3">GoodTruckJump<text:tab/>IMG_20170826_152718-kerilynn88</text:span></text:p>
      <text:p text:style-name="P1"><text:span text:style-name="T3">AweRedDay<text:tab/>IMG_20170826_151330-kerilynn88</text:span></text:p>
      <text:p text:style-name="P1"><text:span text:style-name="T3">PenSoLog<text:tab/>IMG_20170704_195801-kerilynn88</text:span></text:p>
      <text:p text:style-name="P1"><text:span text:style-name="T3">MugZigHog<text:tab/>IMG_20170826_151024-kerilynn88</text:span></text:p>
      <text:p text:style-name="P1"><text:span text:style-name="T3">FoxCarEmu<text:tab/>IMG_20170826_151005-kerilynn88</text:span></text:p>
      <text:p text:style-name="P1"><text:span text:style-name="T3">AmazePewBud<text:tab/>IMG_20170826_151001-kerilynn88</text:span></text:p>
      <text:p text:style-name="P1"><text:span text:style-name="T3">MawHerDay<text:tab/>IMG_20170826_150936-kerilynn88</text:span></text:p>
      <text:p text:style-name="P1"><text:span text:style-name="T3">MuchRatKoi<text:tab/>65DA6F39E7CAFAA0!101-65DA6F39E7CAFAA0!108-65DA6F39E7CAFAA0!1023-ddc0cfc494de041c58ad7acc47126e2a0db79bf0</text:span></text:p>
      <text:p text:style-name="P1"><text:span text:style-name="T3">MawLawFly<text:tab/>IMG_20170818_232201-kerilynn88</text:span></text:p>
      <text:p text:style-name="P1"><text:span text:style-name="T3">FigHogCar<text:tab/>main</text:span></text:p>
      <text:p text:style-name="P1"><text:span text:style-name="T3">DogHazForth<text:tab/>IMG_20170818_190910-kerilynn88</text:span></text:p>
      <text:p text:style-name="P1"><text:span text:style-name="T3">JokeRightAte<text:tab/>IMG_20170818_125224-kerilynn88</text:span></text:p>
      <text:p text:style-name="P1"><text:span text:style-name="T3">BudWolfForth<text:tab/>IMG_20170818_035649-kerilynn88</text:span></text:p>
      <text:p text:style-name="P1"><text:span text:style-name="T3">EggHazSea<text:tab/>1519735253919.jpg</text:span></text:p>
      <text:p text:style-name="P1"><text:span text:style-name="T3">CatCanAm<text:tab/>IMG_20170818_034601-kerilynn88</text:span></text:p>
      <text:p text:style-name="P1"><text:span text:style-name="T3">GoodAweTruck<text:tab/>IMG_20170818_034537-kerilynn88</text:span></text:p>
      <text:p text:style-name="P1"><text:span text:style-name="T3">WowLawPie<text:tab/>hdphoto_2017_04_24_21_38_17-kerilynn88</text:span></text:p>
      <text:p text:style-name="P1"><text:span text:style-name="T3">BudHazEgg<text:tab/>IMG_20170818_034109-kerilynn88</text:span></text:p>
      <text:p text:style-name="P1"><text:span text:style-name="T3">OneEmuKid<text:tab/>IMG_20170818_034003-kerilynn88</text:span></text:p>
      <text:p text:style-name="P1"><text:span text:style-name="T3">FigOneJoke<text:tab/>IMG_20170818_033524-kerilynn88</text:span></text:p>
      <text:p text:style-name="P1"><text:span text:style-name="T3">GadFooLab<text:tab/>IMG_20170818_033436-kerilynn88</text:span></text:p>
      <text:p text:style-name="P1"><text:span text:style-name="T3">WagOwlFar<text:tab/>IMG_20170618_082542.jpg</text:span></text:p>
      <text:p text:style-name="P1"><text:span text:style-name="T3">HogTaxDoge<text:tab/>IMG_20170615_215749-kerilynn88</text:span></text:p>
      <text:p text:style-name="P1"><text:span text:style-name="T3">HerWagLaw<text:tab/>IMG_20170818_033241-kerilynn88</text:span></text:p>
      <text:p text:style-name="P1"><text:span text:style-name="T3">YewKoiBlue<text:tab/>IMG_20170818_033121-kerilynn88</text:span></text:p>
      <text:p text:style-name="P1"><text:span text:style-name="T3">UrnLawYup<text:tab/>IMG_20170427_013918-kerilynn88</text:span></text:p>
      <text:p text:style-name="P1"><text:span text:style-name="T3">BugSoHog<text:tab/>IMG_20170818_030554-kerilynn88</text:span></text:p>
      <text:p text:style-name="P1"><text:span text:style-name="T3">WeeOneCar<text:tab/>vt(10)</text:span></text:p>
      <text:p text:style-name="P1"><text:span text:style-name="T3">OafUpWar<text:tab/>blank</text:span></text:p>
      <text:p text:style-name="P1"><text:span text:style-name="T3">VineRightYak<text:tab/>StorageProviderId=OneDrive&amp;id=65DA6F39E7CAFAA0!1170</text:span></text:p>
      <text:p text:style-name="P1"><text:span text:style-name="T3">RedOwlSew<text:tab/>IMG_20170818_030222-kerilynn88</text:span></text:p>
      <text:p text:style-name="P1"><text:span text:style-name="T3">MadSeaPew<text:tab/>IMG_20170818_030035-kerilynn88</text:span></text:p>
      <text:p text:style-name="P1"><text:span text:style-name="T3">PalRodHis<text:tab/>IMG_20170818_025637-kerilynn88</text:span></text:p>
      <text:p text:style-name="P1"><text:span text:style-name="T3">RodTwoBlue<text:tab/>StorageProviderId=OneDrive&amp;id=65DA6F39E7CAFAA0!1183</text:span></text:p>
      <text:p text:style-name="P1"><text:span text:style-name="T3">EmuWeePen<text:tab/>65DA6F39E7CAFAA0!996</text:span></text:p>
      <text:p text:style-name="P1"><text:span text:style-name="T3">ZooAmazeHug<text:tab/>IMG_20170818_023034-kerilynn88</text:span></text:p>
      <text:p text:style-name="P1"><text:span text:style-name="T3">AteYakZig<text:tab/>StorageProviderId=OneDrive&amp;id=65DA6F39E7CAFAA0!1023</text:span></text:p>
      <text:p text:style-name="P1"><text:span text:style-name="T3">RightPenKid<text:tab/>StorageProviderId=OneDrive&amp;id=65DA6F39E7CAFAA0!723</text:span></text:p>
      <text:p text:style-name="P1"><text:span text:style-name="T3">DownRichJoy<text:tab/>IMG_20170818_023018-kerilynn88</text:span></text:p>
      <text:p text:style-name="P1"><text:span text:style-name="T3">CanYewBud<text:tab/>IMG_20170818_023012-kerilynn88</text:span></text:p>
      <text:p text:style-name="P1"><text:span text:style-name="T3">UrnWowOwl<text:tab/>IMG_20170818_022959-kerilynn88</text:span></text:p>
      <text:p text:style-name="P1"><text:span text:style-name="T3">OrbFooHug<text:tab/>IMG_20170818_022710-kerilynn88</text:span></text:p>
      <text:p text:style-name="P1"><text:span text:style-name="T3">GemSumOaf<text:tab/>65DA6F39E7CAFAA0!101-65DA6F39E7CAFAA0!108-65DA6F39E7CAFAA0!1009-23e5b542da237b474a13bf0e1e0c2ded58e09fa0</text:span></text:p>
      <text:p text:style-name="P1"><text:span text:style-name="T3">YewImpDown<text:tab/>IMG_20170818_022655-kerilynn88</text:span></text:p>
      <text:p text:style-name="P1"><text:span text:style-name="T3">PalRatVat<text:tab/>65DA6F39E7CAFAA0!770</text:span></text:p>
      <text:p text:style-name="P1"><text:span text:style-name="T3">LabPalSum<text:tab/>IMG_20170826_151024.jpg</text:span></text:p>
      <text:p text:style-name="P1"><text:span text:style-name="T3">DownRichWolf<text:tab/>IMG_20170812_001931-kerilynn88</text:span></text:p>
      <text:p text:style-name="P1"><text:span text:style-name="T3">RatHisJoy<text:tab/>65DA6F39E7CAFAA0!101-65DA6F39E7CAFAA0!108-65DA6F39E7CAFAA0!708-b8bcba8a272b3a3f2d0885124be075ce55a1552f</text:span></text:p>
      <text:p text:style-name="P1"><text:span text:style-name="T3">ZagMadEgg<text:tab/>IMG_20170703_224031-kerilynn88</text:span></text:p>
      <text:p text:style-name="P1"><text:span text:style-name="T3">ACakeSew<text:tab/>IMG_20170812_001635-kerilynn88</text:span></text:p>
      <text:p text:style-name="P1"><text:span text:style-name="T3">YewDogBlue<text:tab/>IMG_20170811_183944-kerilynn88</text:span></text:p>
      <text:p text:style-name="P1"><text:span text:style-name="T3">VineBugRight<text:tab/>65DA6F39E7CAFAA0!101-65DA6F39E7CAFAA0!108-65DA6F39E7CAFAA0!1053-eb9f73076d03fb3a8c7f2705660a610818aea0cf</text:span></text:p>
      <text:p text:style-name="P1"><text:span text:style-name="T3">HisZooWry<text:tab/>IMG_20170811_141128-kerilynn88</text:span></text:p>
      <text:p text:style-name="P1"><text:span text:style-name="T3">NorthWagHer<text:tab/>IMG_20170811_141124-kerilynn88</text:span></text:p>
      <text:p text:style-name="P1"><text:span text:style-name="T3">NewOafUp<text:tab/>65DA6F39E7CAFAA0!101-65DA6F39E7CAFAA0!108-65DA6F39E7CAFAA0!1181-74756f95f0805953ef86626ef70c1d20753052a6</text:span></text:p>
      <text:p text:style-name="P1"><text:span text:style-name="T3">FishFooOrb<text:tab/>StorageProviderId=OneDrive&amp;id=65DA6F39E7CAFAA0!480</text:span></text:p>
      <text:p text:style-name="P1"><text:span text:style-name="T3">RatSeaBlue<text:tab/>IMG_20170811_141117-kerilynn88</text:span></text:p>
      <text:p text:style-name="P1"><text:span text:style-name="T3">DogUpLeft<text:tab/>IMG_20170809_095148-kerilynn88</text:span></text:p>
      <text:p text:style-name="P1"><text:span text:style-name="T3">YakHamBug<text:tab/>IMG_20170730_103032-kerilynn88</text:span></text:p>
      <text:p text:style-name="P1"><text:span text:style-name="T3">AmBagLab<text:tab/>65DA6F39E7CAFAA0!101-65DA6F39E7CAFAA0!108-65DA6F39E7CAFAA0!1160-5d2db4ce982e85eda4d1505a121ca5963a020e91</text:span></text:p>
      <text:p text:style-name="P1"><text:span text:style-name="T3">AmRichGad<text:tab/>IMG_20170729_204255-kerilynn88</text:span></text:p>
      <text:p text:style-name="P1"><text:span text:style-name="T3">OrbEggGad<text:tab/>IMG_20170729_204243-kerilynn88</text:span></text:p>
      <text:p text:style-name="P1"><text:span text:style-name="T3">TheBudGad<text:tab/>65DA6F39E7CAFAA0!101-65DA6F39E7CAFAA0!108-65DA6F39E7CAFAA0!622-2a9fe6d08376750a15e4474fe397c199dd881067</text:span></text:p>
      <text:p text:style-name="P1"><text:span text:style-name="T3">LabLeftGad<text:tab/>IMG_20170729_204231-kerilynn88</text:span></text:p>
      <text:p text:style-name="P1"><text:span text:style-name="T3">JoyFooBlue<text:tab/>adbkey</text:span></text:p>
      <text:p text:style-name="P1"><text:span text:style-name="T3">AteUghWee<text:tab/>FB_IMG_1508123412368-kerilynn88</text:span></text:p>
      <text:p text:style-name="P1"><text:span text:style-name="T3">QuillMadFoo<text:tab/>IMG_20170704_200711-kerilynn88</text:span></text:p>
      <text:p text:style-name="P1"><text:span text:style-name="T3">OrbBudFish<text:tab/>IMG_20170704_200551-kerilynn88</text:span></text:p>
      <text:p text:style-name="P1"><text:span text:style-name="T3">PewImpDown<text:tab/>IMG_20170730_103032.jpg</text:span></text:p>
      <text:p text:style-name="P1"><text:span text:style-name="T3">DogeYakEmu<text:tab/>IMG_20170704_200239-kerilynn88</text:span></text:p>
      <text:p text:style-name="P1"><text:span text:style-name="T3">BatTadVolt<text:tab/>IMG_20170703_222646-kerilynn88</text:span></text:p>
      <text:p text:style-name="P1"><text:span text:style-name="T3">GoodNorthWag<text:tab/>IMG_20170703_222000-kerilynn88</text:span></text:p>
      <text:p text:style-name="P1"><text:span text:style-name="T3">BatEggEye<text:tab/>IMG_20170703_221957-kerilynn88</text:span></text:p>
      <text:p text:style-name="P1"><text:span text:style-name="T3">UpSeaEye<text:tab/>received_10213186830882973.jpeg</text:span></text:p>
      <text:p text:style-name="P1"><text:span text:style-name="T3">HugTwoRat<text:tab/>IMG_20171102_031752.jpg</text:span></text:p>
      <text:p text:style-name="P1"><text:span text:style-name="T3">BarHamEmu<text:tab/>IMG_20170826_151330.jpg</text:span></text:p>
      <text:p text:style-name="P1"><text:span text:style-name="T3">DogPewSea<text:tab/>1519735253919-kerilynn88</text:span></text:p>
      <text:p text:style-name="P1"><text:span text:style-name="T3">PewDogLab<text:tab/>IMG_20170703_221930-kerilynn88</text:span></text:p>
      <text:p text:style-name="P1"><text:span text:style-name="T3">QuillEyeLeft<text:tab/>IMG_20170703_221757-kerilynn88</text:span></text:p>
      <text:p text:style-name="P1"><text:span text:style-name="T3">EyeBudBlue<text:tab/>StorageProviderId=OneDrive&amp;id=65DA6F39E7CAFAA0!1187</text:span></text:p>
      <text:p text:style-name="P1"><text:span text:style-name="T3">BudJoySea<text:tab/>65DA6F39E7CAFAA0!101-65DA6F39E7CAFAA0!108-65DA6F39E7CAFAA0!451-d466ba583e6e4f3767e1d48819430527527fd0bb</text:span></text:p>
      <text:p text:style-name="P1"><text:span text:style-name="T3">FooBlueLeft<text:tab/>IMG_20170703_221558-kerilynn88</text:span></text:p>
      <text:p text:style-name="P1"><text:span text:style-name="T3">KidYakPen<text:tab/>StorageProviderId=OneDrive&amp;id=65DA6F39E7CAFAA0!1113</text:span></text:p>
      <text:p text:style-name="P1"><text:span text:style-name="T3">MugWeePen<text:tab/>65DA6F39E7CAFAA0!157</text:span></text:p>
      <text:p text:style-name="P1"><text:span text:style-name="T3">WarZooDog<text:tab/>IMG_20170818_022959.jpg</text:span></text:p>
      <text:p text:style-name="P1"><text:span text:style-name="T3">JoyWryWolf<text:tab/>StorageProviderId=OneDrive&amp;id=65DA6F39E7CAFAA0!612</text:span></text:p>
      <text:p text:style-name="P1"><text:span text:style-name="T3">EyeQuillBat<text:tab/>IMG_20170703_221520-kerilynn88</text:span></text:p>
      <text:p text:style-name="P1"><text:span text:style-name="T3">FoxRightSo<text:tab/>IMG_20170703_220942-kerilynn88</text:span></text:p>
      <text:p text:style-name="P1"><text:span text:style-name="T3">RatLeftLab<text:tab/>1502139419713-kerilynn88</text:span></text:p>
      <text:p text:style-name="P1"><text:span text:style-name="T3">DownBudSum<text:tab/>IMG_20170703_220913-kerilynn88</text:span></text:p>
      <text:p text:style-name="P1"><text:span text:style-name="T3">WagSwimWag<text:tab/>1503058151597.jpg</text:span></text:p>
      <text:p text:style-name="P1"><text:span text:style-name="T3">AteLogAte<text:tab/>IMG_20170703_220911-kerilynn88</text:span></text:p>
      <text:p text:style-name="P1"><text:span text:style-name="T3">RagDogeEmu<text:tab/>65DA6F39E7CAFAA0!101-65DA6F39E7CAFAA0!108-65DA6F39E7CAFAA0!417-c9ff5ba27b0975836718885985e11284d53a21ee</text:span></text:p>
      <text:p text:style-name="P1"><text:span text:style-name="T3">SeaOrbOaf<text:tab/>567cfcc7a5a5f2c136533f42989a9230-kerilynn88</text:span></text:p>
      <text:p text:style-name="P1"><text:span text:style-name="T3">VatBlueImp<text:tab/>65DA6F39E7CAFAA0!1204</text:span></text:p>
      <text:p text:style-name="P1"><text:span text:style-name="T3">YewBudMad<text:tab/>IMG_20170703_220903-kerilynn88</text:span></text:p>
      <text:p text:style-name="P1"><text:span text:style-name="T3">CakeFlyFly<text:tab/>IMG_20170703_220708-kerilynn88</text:span></text:p>
      <text:p text:style-name="P1"><text:span text:style-name="T3">VatNewPal<text:tab/>IMG_20170423_000858-kerilynn88</text:span></text:p>
      <text:p text:style-name="P1"><text:span text:style-name="T3">WarRodLeft<text:tab/>IMG_20170812_044630.jpg</text:span></text:p>
      <text:p text:style-name="P1"><text:span text:style-name="T3">WeePenPen<text:tab/>IMG_20170729_204316.jpg</text:span></text:p>
      <text:p text:style-name="P1"><text:span text:style-name="T3">AmazeRatBud<text:tab/>StorageProviderId=OneDrive&amp;id=65DA6F39E7CAFAA0!1251</text:span></text:p>
      <text:p text:style-name="P1"><text:span text:style-name="T3">BarYakKid<text:tab/>IMG_20170703_101343-kerilynn88</text:span></text:p>
      <text:p text:style-name="P1"><text:span text:style-name="T3">FarWagWag<text:tab/>Bio-Mechanical-Monster-Tattoo-Design-kerilynn88</text:span></text:p>
      <text:p text:style-name="P1"><text:span text:style-name="T3">ZigEmuAte<text:tab/>IMG_20170702_141039-kerilynn88</text:span></text:p>
      <text:p text:style-name="P1"><text:span text:style-name="T3">WagMawAwe<text:tab/>IMG_20170702_140949-kerilynn88</text:span></text:p>
      <text:p text:style-name="P1"><text:span text:style-name="T3">FooNewZag<text:tab/>65DA6F39E7CAFAA0!101-65DA6F39E7CAFAA0!108-65DA6F39E7CAFAA0!636-dae2e70b5ca84e687a0b60c68438d2ec7f48fc6f</text:span></text:p>
      <text:p text:style-name="P1"><text:span text:style-name="T3">BagUpTwo<text:tab/>chalee excuse-kerilynn88</text:span></text:p>
      <text:p text:style-name="P1"><text:span text:style-name="T3">HogDogeDoge<text:tab/>IMG_20170701_210008-kerilynn88</text:span></text:p>
      <text:p text:style-name="P1"><text:span text:style-name="T3">GoodCakeWow<text:tab/>IMG_20170617_200700-kerilynn88</text:span></text:p>
      <text:p text:style-name="P1"><text:span text:style-name="T3">PieWagPie<text:tab/>IMG_20170701_205935-kerilynn88</text:span></text:p>
      <text:p text:style-name="P1"><text:span text:style-name="T3">TwoRatMuch<text:tab/>IMG_20170701_165611-kerilynn88</text:span></text:p>
      <text:p text:style-name="P1"><text:span text:style-name="T3">LogKidCar<text:tab/>IMG_20170701_143044-kerilynn88</text:span></text:p>
      <text:p text:style-name="P1"><text:span text:style-name="T3">JokeWeeDoge<text:tab/>IMG_20170630_223851-kerilynn88</text:span></text:p>
      <text:p text:style-name="P1"><text:span text:style-name="T3">PewKoiSum<text:tab/>IMG_20170620_172938-kerilynn88</text:span></text:p>
      <text:p text:style-name="P1"><text:span text:style-name="T3">GoodMawWag<text:tab/>IMG_20170620_155005-kerilynn88</text:span></text:p>
      <text:p text:style-name="P1"><text:span text:style-name="T3">JumpMawWow<text:tab/>received_10210496310113194.jpeg</text:span></text:p>
      <text:p text:style-name="P1"><text:span text:style-name="T3">HisHugCan<text:tab/>IMG_20170818_031401.jpg</text:span></text:p>
      <text:p text:style-name="P1"><text:span text:style-name="T3">FishBagNew<text:tab/>IMG_20170619_014803-kerilynn88</text:span></text:p>
      <text:p text:style-name="P1"><text:span text:style-name="T3">AweWowTruck<text:tab/>IMG_20170618_082542-kerilynn88</text:span></text:p>
      <text:p text:style-name="P1"><text:span text:style-name="T3">WarUpWar<text:tab/>IMG_20170618_082449-kerilynn88</text:span></text:p>
      <text:p text:style-name="P1"><text:span text:style-name="T3">VinePenVine<text:tab/>IMG_20170610_233746-kerilynn88</text:span></text:p>
      <text:p text:style-name="P1"><text:span text:style-name="T3">CanRodZag<text:tab/>IMG_20170618_042526-kerilynn88</text:span></text:p>
      <text:p text:style-name="P1"><text:span text:style-name="T3">BagHazZag<text:tab/>IMG_20170618_015625-kerilynn88</text:span></text:p>
      <text:p text:style-name="P1"><text:span text:style-name="T3">AteMugDoge<text:tab/>1503058095068-kerilynn88</text:span></text:p>
      <text:p text:style-name="P1"><text:span text:style-name="T3">VineFigFig<text:tab/>IMG_20170617_201158-kerilynn88</text:span></text:p>
      <text:p text:style-name="P1"><text:span text:style-name="T3">EyeCanCat<text:tab/>65DA6F39E7CAFAA0!101-65DA6F39E7CAFAA0!108-65DA6F39E7CAFAA0!1001-807f8bb8aaaa32739c39a21b5a9aece1a0a8d5a0</text:span></text:p>
      <text:p text:style-name="P1"><text:span text:style-name="T3">TadNewRich<text:tab/>IMG_20170617_201055-kerilynn88</text:span></text:p>
      <text:p text:style-name="P1"><text:span text:style-name="T3">FishBudUp<text:tab/>65DA6F39E7CAFAA0!101-65DA6F39E7CAFAA0!108-65DA6F39E7CAFAA0!1155-8d8987fff8a6f087fcc73ce175b4cd509b9ecefa</text:span></text:p>
      <text:p text:style-name="P1"><text:span text:style-name="T3">HerFarIcy<text:tab/>IMG_20170617_165541-kerilynn88</text:span></text:p>
      <text:p text:style-name="P1"><text:span text:style-name="T3">RedUrnWag<text:tab/>StorageProviderId=OneDrive&amp;id=65DA6F39E7CAFAA0!1196</text:span></text:p>
      <text:p text:style-name="P1"><text:span text:style-name="T3">GoodPieDay<text:tab/>IMG_20170617_165507-kerilynn88</text:span></text:p>
      <text:p text:style-name="P1"><text:span text:style-name="T3">RichDownGem<text:tab/>IMG_20170615_211622-kerilynn88</text:span></text:p>
      <text:p text:style-name="P1"><text:span text:style-name="T3">NewMuchBlue<text:tab/>IMG_20170507_160458-kerilynn88</text:span></text:p>
      <text:p text:style-name="P1"><text:span text:style-name="T3">DogeRightWee<text:tab/>IMG_20170615_211613-kerilynn88</text:span></text:p>
      <text:p text:style-name="P1"><text:span text:style-name="T3">OneKidSo<text:tab/>IMG_20170615_163053-kerilynn88</text:span></text:p>
      <text:p text:style-name="P1"><text:span text:style-name="T3">TwoUpGem<text:tab/>IMG_20170614_205255-kerilynn88</text:span></text:p>
      <text:p text:style-name="P1"><text:span text:style-name="T3">DogeKidTax<text:tab/>65DA6F39E7CAFAA0!716</text:span></text:p>
      <text:p text:style-name="P1"><text:span text:style-name="T3">UpImpSum<text:tab/>IMG_20170610_233756-kerilynn88</text:span></text:p>
      <text:p text:style-name="P1"><text:span text:style-name="T3">FoxHogOne<text:tab/>65DA6F39E7CAFAA0!101-65DA6F39E7CAFAA0!108-65DA6F39E7CAFAA0!1189-e9861f978adc35f1be074ace530095cf49882b6f</text:span></text:p>
      <text:p text:style-name="P1"><text:span text:style-name="T3">RedOwlEar<text:tab/>IMG_20170510_195822-kerilynn88</text:span></text:p>
      <text:p text:style-name="P1"><text:span text:style-name="T3">YakHogKid<text:tab/>IMG_20170507_160428-kerilynn88</text:span></text:p>
      <text:p text:style-name="P1"><text:span text:style-name="T3">OneEmuEmu<text:tab/>IMG_20190110_160815.jpg</text:span></text:p>
      <text:p text:style-name="P1"><text:span text:style-name="T3">HerSewMaw<text:tab/>IMG_20170507_160207-kerilynn88</text:span></text:p>
      <text:p text:style-name="P1"><text:span text:style-name="T3">KidFigWee<text:tab/>IMG_20170507_160153-kerilynn88</text:span></text:p>
      <text:p text:style-name="P1"><text:span text:style-name="T3">RodCanCat<text:tab/>IMG_20170502_075528-kerilynn88</text:span></text:p>
      <text:p text:style-name="P1"><text:span text:style-name="T3">UpKoiJoy<text:tab/>65DA6F39E7CAFAA0!101-65DA6F39E7CAFAA0!108-65DA6F39E7CAFAA0!1193-01c1e43db7ca354700e60f40cd38c094446fb362</text:span></text:p>
      <text:p text:style-name="P1"><text:span text:style-name="T3">PieGoodOwl<text:tab/>IMG_20170427_061338-kerilynn88</text:span></text:p>
      <text:p text:style-name="P1"><text:span text:style-name="T3">ZagLabPal<text:tab/>65DA6F39E7CAFAA0!1053</text:span></text:p>
      <text:p text:style-name="P1"><text:span text:style-name="T3">TruckDayPie<text:tab/>IMG_20170427_013913-kerilynn88</text:span></text:p>
      <text:p text:style-name="P1"><text:span text:style-name="T3">LeftAmAmaze<text:tab/>FB_IMG_1496533360624.jpg</text:span></text:p>
      <text:p text:style-name="P1"><text:span text:style-name="T3">SoWeeDoge<text:tab/>ec3da9485f28cac3bdc45e23272573d6---tattoo-tattoo-free-kerilynn88</text:span></text:p>
      <text:p text:style-name="P1"><text:span text:style-name="T3">WagFarJump<text:tab/>IMG_20170426_235437-kerilynn88</text:span></text:p>
      <text:p text:style-name="P1"><text:span text:style-name="T3">ZigFigTax<text:tab/>vt(11)</text:span></text:p>
      <text:p text:style-name="P1"><text:span text:style-name="T3">TaxJokeWee<text:tab/>IMG_20170426_091018-kerilynn88</text:span></text:p>
      <text:p text:style-name="P1"><text:span text:style-name="T3">GoodHerFly<text:tab/>IMG_20170818_022710.jpg</text:span></text:p>
      <text:p text:style-name="P1"><text:span text:style-name="T3">NorthJumpIcy<text:tab/>IMG_20170425_224900-kerilynn88</text:span></text:p>
      <text:p text:style-name="P1"><text:span text:style-name="T3">SoEmuHam<text:tab/>IMG_20170425_224300-kerilynn88</text:span></text:p>
      <text:p text:style-name="P1"><text:span text:style-name="T3">FoxBarRag<text:tab/>1504644198819-kerilynn88</text:span></text:p>
      <text:p text:style-name="P1"><text:span text:style-name="T3">TaxYakTax<text:tab/>IMG_20170424_084531-kerilynn88</text:span></text:p>
      <text:p text:style-name="P1"><text:span text:style-name="T3">LogVineZig<text:tab/>IMG_20170423_000832-kerilynn88</text:span></text:p>
      <text:p text:style-name="P1"><text:span text:style-name="T3">OrbWryJoy<text:tab/>IMG_20170420_191320-kerilynn88</text:span></text:p>
      <text:p text:style-name="P1"><text:span text:style-name="T3">TheBagVolt<text:tab/>65DA6F39E7CAFAA0!101-65DA6F39E7CAFAA0!108-65DA6F39E7CAFAA0!1718-f977027a9c83d3f25b6953154294237ab13f496f</text:span></text:p>
      <text:p text:style-name="P1"><text:span text:style-name="T3">FlyIcyRed<text:tab/>IMG_20170415_143055-kerilynn88</text:span></text:p>
      <text:p text:style-name="P1"><text:span text:style-name="T3">OwlOwlSew<text:tab/>2130837535(2)</text:span></text:p>
      <text:p text:style-name="P1"><text:span text:style-name="T3">BagUpWar<text:tab/>65DA6F39E7CAFAA0!1152</text:span></text:p>
      <text:p text:style-name="P1"><text:span text:style-name="T3">GoodNorthOwl<text:tab/>IMG_20170414_230723-kerilynn88</text:span></text:p>
      <text:p text:style-name="P1"><text:span text:style-name="T3">YupMawMaw<text:tab/>IMG_20170414_230653-kerilynn88</text:span></text:p>
      <text:p text:style-name="P1"><text:span text:style-name="T3">BlueFooJoy<text:tab/>StorageProviderId=OneDrive&amp;id=65DA6F39E7CAFAA0!334</text:span></text:p>
      <text:p text:style-name="P1"><text:span text:style-name="T3">BatPalBat<text:tab/>65DA6F39E7CAFAA0!101-65DA6F39E7CAFAA0!108-65DA6F39E7CAFAA0!463-a7a512e9edd0395ec9ff1005869133c60b28dc9f</text:span></text:p>
      <text:p text:style-name="P1"><text:span text:style-name="T3">OrbHisSum<text:tab/>IMG_20170414_225557-kerilynn88</text:span></text:p>
      <text:p text:style-name="P1"><text:span text:style-name="T3">CanPewTad<text:tab/>1547804765512</text:span></text:p>
      <text:p text:style-name="P1"><text:span text:style-name="T3">GadAmazeCat<text:tab/>IMG_20170811_141601.jpg</text:span></text:p>
      <text:p text:style-name="P1"><text:span text:style-name="T3">IcyCakeWow<text:tab/>StorageProviderId=OneDrive&amp;id=65DA6F39E7CAFAA0!1175</text:span></text:p>
      <text:p text:style-name="P1"><text:span text:style-name="T3">BarYakAte<text:tab/>FB_IMG_1504921132733-kerilynn88</text:span></text:p>
      <text:p text:style-name="P1"><text:span text:style-name="T3">LeftRatImp<text:tab/>1503077116151.jpg</text:span></text:p>
      <text:p text:style-name="P1"><text:span text:style-name="T3">MadCanThe<text:tab/>65DA6F39E7CAFAA0!101-65DA6F39E7CAFAA0!108-65DA6F39E7CAFAA0!1186-bc4fc70a0db36ad26fad35f6d9f6f7ded5c0f884</text:span></text:p>
      <text:p text:style-name="P1"><text:span text:style-name="T3">BarLogEmu<text:tab/>FB_IMG_1504067213060-kerilynn88</text:span></text:p>
      <text:p text:style-name="P1"><text:span text:style-name="T3">FigTaxHog<text:tab/>FB_IMG_1504029371354-kerilynn88</text:span></text:p>
      <text:p text:style-name="P1"><text:span text:style-name="T3">RedWagBig<text:tab/>65DA6F39E7CAFAA0!306</text:span></text:p>
      <text:p text:style-name="P1"><text:span text:style-name="T3">WryRodCan<text:tab/>FB_IMG_1503085641352-kerilynn88</text:span></text:p>
      <text:p text:style-name="P1"><text:span text:style-name="T3">HazOafRod<text:tab/>how_you_spend_your_time-01</text:span></text:p>
      <text:p text:style-name="P1"><text:span text:style-name="T3">RagRightPen<text:tab/>FB_IMG_1503085641325-kerilynn88</text:span></text:p>
      <text:p text:style-name="P1"><text:span text:style-name="T3">TruckPieHer<text:tab/>StorageProviderId=OneDrive&amp;id=65DA6F39E7CAFAA0!626</text:span></text:p>
      <text:p text:style-name="P1"><text:span text:style-name="T3">CarHogYak<text:tab/>1547592695500</text:span></text:p>
      <text:p text:style-name="P1"><text:span text:style-name="T3">PenOneRag<text:tab/>FB_IMG_1503085482725-kerilynn88</text:span></text:p>
      <text:p text:style-name="P1"><text:span text:style-name="T3">RagDogeFig<text:tab/>FB_IMG_1496768939647-kerilynn88</text:span></text:p>
      <text:p text:style-name="P1"><text:span text:style-name="T3">KoiRatFoo<text:tab/>FB_IMG_1496534337009-kerilynn88</text:span></text:p>
      <text:p text:style-name="P1"><text:span text:style-name="T3">BigHerMaw<text:tab/>FB_IMG_1496533360624-kerilynn88</text:span></text:p>
      <text:p text:style-name="P1"><text:span text:style-name="T3">AmKoiMad<text:tab/>3d63684335273193</text:span></text:p>
      <text:p text:style-name="P1"><text:span text:style-name="T3">HamBarPen<text:tab/>StorageProviderId=OneDrive&amp;id=65DA6F39E7CAFAA0!973</text:span></text:p>
      <text:p text:style-name="P1"><text:span text:style-name="T3">HisAmDog<text:tab/>StorageProviderId=OneDrive&amp;id=65DA6F39E7CAFAA0!976</text:span></text:p>
      <text:p text:style-name="P1"><text:span text:style-name="T3">LeftBlueQuill<text:tab/>FB_IMG_1493347238199-kerilynn88</text:span></text:p>
      <text:p text:style-name="P1"><text:span text:style-name="T3">HisOrbHis<text:tab/>evil-wizard-tattoo-design-kerilynn88</text:span></text:p>
      <text:p text:style-name="P1"><text:span text:style-name="T3">JumpBigCake<text:tab/>Evil-Demon-Face-Tattoo-Design-3-kerilynn88</text:span></text:p>
      <text:p text:style-name="P1"><text:span text:style-name="T3">NewOafMad<text:tab/>Diazepam(Valium)_DOJ-kerilynn88</text:span></text:p>
      <text:p text:style-name="P1"><text:span text:style-name="T3">HazEggNew<text:tab/>crosslilytattooMS-350x300-kerilynn88</text:span></text:p>
      <text:p text:style-name="P1"><text:span text:style-name="T3">GadZagGad<text:tab/>65DA6F39E7CAFAA0!101-65DA6F39E7CAFAA0!108-65DA6F39E7CAFAA0!456-c0c8749e2c0b03b56e379b3212623338b406f7d4</text:span></text:p>
      <text:p text:style-name="P1"><text:span text:style-name="T3">WowDayWag<text:tab/>com.facebook.katana</text:span></text:p>
      <text:p text:style-name="P1"><text:span text:style-name="T3">JokeHamJoke<text:tab/>IMG_20170826_153252.jpg</text:span></text:p>
      <text:p text:style-name="P1"><text:span text:style-name="T3">BudFishRich<text:tab/>65DA6F39E7CAFAA0!101-65DA6F39E7CAFAA0!108-65DA6F39E7CAFAA0!1005-48c082c0cdca213b9971940034438b938c75fa85</text:span></text:p>
      <text:p text:style-name="P1"><text:span text:style-name="T3">HerWagJump<text:tab/>65DA6F39E7CAFAA0!1005</text:span></text:p>
      <text:p text:style-name="P1"><text:span text:style-name="T3">MugSoJoke<text:tab/>c8c2cef72fa71b6602b13c3b2bac6d9b--cross-tattoos-for-guys-tattoo-cross-for-women-kerilynn88</text:span></text:p>
      <text:p text:style-name="P1"><text:span text:style-name="T3">BarSoKid<text:tab/>635609481510470931-kerilynn88</text:span></text:p>
      <text:p text:style-name="P1"><text:span text:style-name="T3">JokeYakWee<text:tab/>569ffcda9a83253aba0382eb7c67b933--kiss-lip-tattoos-sister-tattoos-kerilynn88</text:span></text:p>
      <text:p text:style-name="P1"><text:span text:style-name="T3">RedFarOwl<text:tab/>28699134-Cannabis-leafs-and-skull-on-black-grunge-background-Stock-Vector-kerilynn88</text:span></text:p>
      <text:p text:style-name="P1"><text:span text:style-name="T3">TaxJokeRight<text:tab/>StorageProviderId=OneDrive&amp;id=65DA6F39E7CAFAA0!601</text:span></text:p>
      <text:p text:style-name="P1"><text:span text:style-name="T3">QuillRatWar<text:tab/>22d534cae83ff52e77ccb128076922c9--leaf-tattoos-rebel-flags-kerilynn88</text:span></text:p>
      <text:p text:style-name="P1"><text:span text:style-name="T3">AmPalJoy<text:tab/>20180301_014617_0-kerilynn88</text:span></text:p>
      <text:p text:style-name="P1"><text:span text:style-name="T3">PewQuillHaz<text:tab/>65DA6F39E7CAFAA0!101-65DA6F39E7CAFAA0!108-65DA6F39E7CAFAA0!621-797f9bd2fcbb266b702de1bcaa13748e9ad75956</text:span></text:p>
      <text:p text:style-name="P1"><text:span text:style-name="T3">NewBudLab<text:tab/>1504292824950-kerilynn88</text:span></text:p>
      <text:p text:style-name="P1"><text:span text:style-name="T3">SumCanWolf<text:tab/>1546131084052</text:span></text:p>
      <text:p text:style-name="P1"><text:span text:style-name="T3">OafCatWar<text:tab/>1504194519085-kerilynn88</text:span></text:p>
      <text:p text:style-name="P1"><text:span text:style-name="T3">LogYakCar<text:tab/>1504034610235-kerilynn88</text:span></text:p>
      <text:p text:style-name="P1"><text:span text:style-name="T3">SeaBlueVat<text:tab/>1503058151597-kerilynn88</text:span></text:p>
      <text:p text:style-name="P1"><text:span text:style-name="T3">TaxSoRag<text:tab/>IMG_20170618_041438.jpg</text:span></text:p>
      <text:p text:style-name="P1"><text:span text:style-name="T3">JokeHogVine<text:tab/>1503058115587-kerilynn88</text:span></text:p>
      <text:p text:style-name="P1"><text:span text:style-name="T3">LawEarFar<text:tab/>1502294405449-kerilynn88</text:span></text:p>
      <text:p text:style-name="P1"><text:span text:style-name="T3">PenAteYak<text:tab/>StorageProviderId=OneDrive&amp;id=65DA6F39E7CAFAA0!1181</text:span></text:p>
      <text:p text:style-name="P1"><text:span text:style-name="T3">FigSoLog<text:tab/>1496684373555-kerilynn88</text:span></text:p>
      <text:p text:style-name="P1"><text:span text:style-name="T3">VatZooLeft<text:tab/>1496684217582-kerilynn88</text:span></text:p>
      <text:p text:style-name="P1"><text:span text:style-name="T3">PenYakVine<text:tab/>1496415556180-kerilynn88</text:span></text:p>
      <text:p text:style-name="P1"><text:span text:style-name="T3">WarVoltPal<text:tab/>65DA6F39E7CAFAA0!416</text:span></text:p>
      <text:p text:style-name="P1"><text:span text:style-name="T3">AwePieBig<text:tab/>1496349381573-kerilynn88</text:span></text:p>
      <text:p text:style-name="P1"><text:span text:style-name="T3">OrbWarUp<text:tab/>65DA6F39E7CAFAA0!101-65DA6F39E7CAFAA0!108-65DA6F39E7CAFAA0!1017-8d5f452403a20f1380563542dc0944cd4af8fb12</text:span></text:p>
      <text:p text:style-name="P1"><text:span text:style-name="T3">VineYakMug<text:tab/>09ab675745073a9c95b6f0d65e5ddde3-kerilynn88</text:span></text:p>
      <text:p text:style-name="P1"><text:span text:style-name="T3">BigSwimDay<text:tab/>IMG_20170618_042526.jpg</text:span></text:p>
      <text:p text:style-name="P1"><text:span text:style-name="T3">DogeUghUgh<text:tab/>65DA6F39E7CAFAA0!1006</text:span></text:p>
      <text:p text:style-name="P1"><text:span text:style-name="T3">RedYupAwe<text:tab/>vt(14)</text:span></text:p>
      <text:p text:style-name="P1"><text:span text:style-name="T3">RatGemNew<text:tab/>65DA6F39E7CAFAA0!1110</text:span></text:p>
      <text:p text:style-name="P1"><text:span text:style-name="T3">EarHerYup<text:tab/>65DA6F39E7CAFAA0!101-65DA6F39E7CAFAA0!108-65DA6F39E7CAFAA0!1188-b7c05f62332e29c0178f77e0da20ccc143c5c753</text:span></text:p>
      <text:p text:style-name="P1"><text:span text:style-name="T3">CarYakFig<text:tab/>vt(1)</text:span></text:p>
      <text:p text:style-name="P1"><text:span text:style-name="T3">AteSoSo<text:tab/>vt</text:span></text:p>
      <text:p text:style-name="P1"><text:span text:style-name="T3">MadMuchBat<text:tab/>Top Sites (1)</text:span></text:p>
      <text:p text:style-name="P1"><text:span text:style-name="T3">TwoMadCan<text:tab/>Top Sites</text:span></text:p>
      <text:p text:style-name="P1"><text:span text:style-name="T3">EmuFigWee<text:tab/>IMG_20170510_195822.jpg</text:span></text:p>
      <text:p text:style-name="P1"><text:span text:style-name="T3">WryGadRich<text:tab/>StorageProviderId=OneDrive&amp;id=65DA6F39E7CAFAA0!671</text:span></text:p>
      <text:p text:style-name="P1"><text:span text:style-name="T3">OwlHerIcy<text:tab/>the-real-index</text:span></text:p>
      <text:p text:style-name="P1"><text:span text:style-name="T3">DayFlyGood<text:tab/>6a67b4411cc3cbad0318a544166c8d65--tattoo-flash-art-tattoo-art.jpg</text:span></text:p>
      <text:p text:style-name="P1"><text:span text:style-name="T3">TruckFlyA<text:tab/>saved_resource(2)</text:span></text:p>
      <text:p text:style-name="P1"><text:span text:style-name="T3">RedJumpJump<text:tab/>IMG_20170818_030335.jpg</text:span></text:p>
      <text:p text:style-name="P1"><text:span text:style-name="T3">BigLawYup<text:tab/>65DA6F39E7CAFAA0!101-65DA6F39E7CAFAA0!108-65DA6F39E7CAFAA0!1312-b23c47d997951deb35a0e514311206cfe82a2403</text:span></text:p>
      <text:p text:style-name="P1"><text:span text:style-name="T3">CarVineHam<text:tab/>65DA6F39E7CAFAA0!461</text:span></text:p>
      <text:p text:style-name="P1"><text:span text:style-name="T3">YewBudHug<text:tab/>saved_resource(1)</text:span></text:p>
      <text:p text:style-name="P1"><text:span text:style-name="T3">UpVatVolt<text:tab/>3d63684337412730</text:span></text:p>
      <text:p text:style-name="P1"><text:span text:style-name="T3">AHerBig<text:tab/>rs=AA2YrTuJfzAMyYg-qXXDzXYxjMYpRKngAQ</text:span></text:p>
      <text:p text:style-name="P1"><text:span text:style-name="T3">ImpSumBag<text:tab/>poly.js</text:span></text:p>
      <text:p text:style-name="P1"><text:span text:style-name="T3">YakYakBar<text:tab/>StorageProviderId=OneDrive&amp;id=65DA6F39E7CAFAA0!1247</text:span></text:p>
      <text:p text:style-name="P1"><text:span text:style-name="T3">GoodPieSew<text:tab/>NotificationUxBroker.011</text:span></text:p>
      <text:p text:style-name="P1"><text:span text:style-name="T3">LeftFishVat<text:tab/>65DA6F39E7CAFAA0!101-65DA6F39E7CAFAA0!108-65DA6F39E7CAFAA0!1004-bbcdf654f13f891ed7bd955dc93a7b5326b567e6</text:span></text:p>
      <text:p text:style-name="P1"><text:span text:style-name="T3">TadDownTwo<text:tab/>StorageProviderId=OneDrive&amp;id=65DA6F39E7CAFAA0!1302</text:span></text:p>
      <text:p text:style-name="P1"><text:span text:style-name="T3">YupDayHer<text:tab/>StorageProviderId=OneDrive&amp;id=65DA6F39E7CAFAA0!484</text:span></text:p>
      <text:p text:style-name="P1"><text:span text:style-name="T3">PenPenTax<text:tab/>lazy.min.js</text:span></text:p>
      <text:p text:style-name="P1"><text:span text:style-name="T3">EmuBugHog<text:tab/>jsapi</text:span></text:p>
      <text:p text:style-name="P1"><text:span text:style-name="T3">TwoAmKoi<text:tab/>65DA6F39E7CAFAA0!1303</text:span></text:p>
      <text:p text:style-name="P1"><text:span text:style-name="T3">ZooAmazeLab<text:tab/>js</text:span></text:p>
      <text:p text:style-name="P1"><text:span text:style-name="T3">FoxBarWee<text:tab/>icon</text:span></text:p>
      <text:p text:style-name="P1"><text:span text:style-name="T3">BagBlueSea<text:tab/>format+en,default+en,ui+en,corechart+en.I.js</text:span></text:p>
      <text:p text:style-name="P1"><text:span text:style-name="T3">GoodYupJump<text:tab/>65DA6F39E7CAFAA0!101-65DA6F39E7CAFAA0!108-65DA6F39E7CAFAA0!450-362ebdc3c465203aede830edd9035b7d361ad369</text:span></text:p>
      <text:p text:style-name="P1"><text:span text:style-name="T3">WarZooQuill<text:tab/>Favicons (1)</text:span></text:p>
      <text:p text:style-name="P1"><text:span text:style-name="T3">KidHogFox<text:tab/>IMG_20170705_141700.jpg</text:span></text:p>
      <text:p text:style-name="P1"><text:span text:style-name="T3">DownForthUp<text:tab/>dn.js</text:span></text:p>
      <text:p text:style-name="P1"><text:span text:style-name="T3">CarHogYak<text:tab/>css(1)</text:span></text:p>
      <text:p text:style-name="P1"><text:span text:style-name="T3">ForthOrbSea<text:tab/>StorageProviderId=OneDrive&amp;id=65DA6F39E7CAFAA0!1070</text:span></text:p>
      <text:p text:style-name="P1"><text:span text:style-name="T3">IcyAweFar<text:tab/>css</text:span></text:p>
      <text:p text:style-name="P1"><text:span text:style-name="T3">WarWolfHis<text:tab/>65DA6F39E7CAFAA0!1054</text:span></text:p>
      <text:p text:style-name="P1"><text:span text:style-name="T3">RightFoxMug<text:tab/>controls.js</text:span></text:p>
      <text:p text:style-name="P1"><text:span text:style-name="T3">OwlWagMaw<text:tab/>cb=gapi(1)</text:span></text:p>
      <text:p text:style-name="P1"><text:span text:style-name="T3">OneAteKid<text:tab/>api.js</text:span></text:p>
      <text:p text:style-name="P1"><text:span text:style-name="T3">FarNorthCake<text:tab/>65DA6F39E7CAFAA0!101-65DA6F39E7CAFAA0!108-65DA6F39E7CAFAA0!1071-59ef792e9fae2925f3c74000be0c09276496f1b3</text:span></text:p>
      <text:p text:style-name="P1"><text:span text:style-name="T3">DayUrnSew<text:tab/>2130837535</text:span></text:p>
      <text:p text:style-name="P1"><text:span text:style-name="T3">FooWolfHis<text:tab/>IMG_20170615_215852.jpg</text:span></text:p>
      <text:p text:style-name="P1"><text:span text:style-name="T3">QuillHazImp<text:tab/>IMG_20170811_183955.jpg</text:span></text:p>
      <text:p text:style-name="P1"><text:span text:style-name="T3">ZigLogYak<text:tab/>2130837535(1)</text:span></text:p>
      <text:p text:style-name="P1"><text:span text:style-name="T3">BudMadFoo<text:tab/>1502290272932</text:span></text:p>
      <text:p text:style-name="P1"><text:span text:style-name="T3">EarWowA<text:tab/>0cf9ef37f487050f30dc6142b4b2f6ca6728fd47 (2)</text:span></text:p>
      <text:p text:style-name="P1"><text:span text:style-name="T3">SewIcyMaw<text:tab/>0cf9ef37f487050f30dc6142b4b2f6ca6728fd47 (1)</text:span></text:p>
      <text:p text:style-name="P1"><text:span text:style-name="T3">KidHogRag<text:tab/>65DA6F39E7CAFAA0!101-65DA6F39E7CAFAA0!108-65DA6F39E7CAFAA0!465-f532e656614471fed56f023fcbe6e3094afbe576</text:span></text:p>
      <text:p text:style-name="P1"><text:span text:style-name="T3">RatTadCat<text:tab/>StorageProviderId=OneDrive&amp;id=65DA6F39E7CAFAA0!440</text:span></text:p>
      <text:p text:style-name="P1"><text:span text:style-name="T3">FigFoxJoke<text:tab/>65DA6F39E7CAFAA0!767</text:span></text:p>
      <text:p text:style-name="P1"><text:span text:style-name="T3">FishDogVolt<text:tab/>65DA6F39E7CAFAA0!2158</text:span></text:p>
      <text:p text:style-name="P1"><text:span text:style-name="T3">FoxJokeHog<text:tab/>65DA6F39E7CAFAA0!446</text:span></text:p>
      <text:p text:style-name="P1"><text:span text:style-name="T3">NorthGoodYup<text:tab/>2019-01-28</text:span></text:p>
      <text:p text:style-name="P1"><text:span text:style-name="T3">DownImpEye<text:tab/>IMG_20170818_030250.jpg</text:span></text:p>
      <text:p text:style-name="P1"><text:span text:style-name="T3">PenHamRag<text:tab/>3d63683841638047</text:span></text:p>
      <text:p text:style-name="P1"><text:span text:style-name="T3">BigRedEar<text:tab/>3d63684334666820</text:span></text:p>
      <text:p text:style-name="P1"><text:span text:style-name="T3">MawJumpFar<text:tab/>1503058166544.jpg</text:span></text:p>
      <text:p text:style-name="P1"><text:span text:style-name="T3">OrbQuillVolt<text:tab/>Screenshot_20181214-175409</text:span></text:p>
      <text:p text:style-name="P1"><text:span text:style-name="T3">BatHisRat<text:tab/>Screenshot_20181214-175553</text:span></text:p>
      <text:p text:style-name="P1"><text:span text:style-name="T3">LawRedBig<text:tab/>65DA6F39E7CAFAA0!101-65DA6F39E7CAFAA0!108-65DA6F39E7CAFAA0!1067-24226ba0f1704b22e07dd36ac3854c6884c1b0e2</text:span></text:p>
      <text:p text:style-name="P1"><text:span text:style-name="T3">WeeRagKid<text:tab/>Screenshot_20181214-175603</text:span></text:p>
      <text:p text:style-name="P1"><text:span text:style-name="T3">MugBugHam<text:tab/>IMG_20181217_161638</text:span></text:p>
      <text:p text:style-name="P1"><text:span text:style-name="T3">FarHerTruck<text:tab/>IMG_20190110_160756</text:span></text:p>
      <text:p text:style-name="P1"><text:span text:style-name="T3">CarPenBar<text:tab/>IMG_20190110_160815</text:span></text:p>
      <text:p text:style-name="P1"><text:span text:style-name="T3">PalSumBud<text:tab/>StorageProviderId=OneDrive&amp;id=65DA6F39E7CAFAA0!1178</text:span></text:p>
      <text:p text:style-name="P1"><text:span text:style-name="T3">RatImpBlue<text:tab/>65DA6F39E7CAFAA0!101-65DA6F39E7CAFAA0!108-65DA6F39E7CAFAA0!967-ee1d0a113513ed1421844595d32041c9a6e65a98</text:span></text:p>
      <text:p text:style-name="P1"><text:span text:style-name="T3">LogMugMug<text:tab/>IMG_20170729_204255.jpg</text:span></text:p>
      <text:p text:style-name="P1"><text:span text:style-name="T3">MadSeaVolt<text:tab/>IMG_20190110_160820</text:span></text:p>
      <text:p text:style-name="P1"><text:span text:style-name="T3">FishKoiEye<text:tab/>1547804766356</text:span></text:p>
      <text:p text:style-name="P1"><text:span text:style-name="T3">EyeWarCat<text:tab/>1547804766861</text:span></text:p>
      <text:p text:style-name="P1"><text:span text:style-name="T3">DayRedPie<text:tab/>1546130968257</text:span></text:p>
      <text:p text:style-name="P1"><text:span text:style-name="T3">CarLogHog<text:tab/>1546130968059</text:span></text:p>
      <text:p text:style-name="P1"><text:span text:style-name="T3">UpOafLab<text:tab/>1546131015802</text:span></text:p>
      <text:p text:style-name="P1"><text:span text:style-name="T3">ZagUpAmaze<text:tab/>65DA6F39E7CAFAA0!464</text:span></text:p>
      <text:p text:style-name="P1"><text:span text:style-name="T3">WowBigTruck<text:tab/>1546131016030</text:span></text:p>
      <text:p text:style-name="P1"><text:span text:style-name="T3">ZigTaxRight<text:tab/>65DA6F39E7CAFAA0!101-65DA6F39E7CAFAA0!108-65DA6F39E7CAFAA0!1178-8354341ca296950a1fdef2b9afe7338f118d5a8e</text:span></text:p>
      <text:p text:style-name="P1"><text:span text:style-name="T3">BudSumTwo<text:tab/>1546131016141</text:span></text:p>
      <text:p text:style-name="P1"><text:span text:style-name="T3">ZagRodHis<text:tab/>65DA6F39E7CAFAA0!1302</text:span></text:p>
      <text:p text:style-name="P1"><text:span text:style-name="T3">CakeHerWow<text:tab/>sysid[1]</text:span></text:p>
      <text:p text:style-name="P1"><text:span text:style-name="T3">MuchZooRich<text:tab/>New folder</text:span></text:p>
      <text:p text:style-name="P1"><text:span text:style-name="T3">BarHogPen<text:tab/>2017-07-27</text:span></text:p>
      <text:p text:style-name="P1"><text:span text:style-name="T3">DogeBugFig<text:tab/>2017-07-22 her phone</text:span></text:p>
      <text:p text:style-name="P1"><text:span text:style-name="T3">HugQuillUp<text:tab/>2017-07-22 lg josh</text:span></text:p>
      <text:p text:style-name="P1"><text:span text:style-name="T3">JoyCanRod<text:tab/>PowerDVD14</text:span></text:p>
      <text:p text:style-name="P1"><text:span text:style-name="T3">HerNorthCake<text:tab/>65DA6F39E7CAFAA0!1079</text:span></text:p>
      <text:p text:style-name="P1"><text:span text:style-name="T3">LeftNewGem<text:tab/>tattoos</text:span></text:p>
      <text:p text:style-name="P1"><text:span text:style-name="T3">DownLeftJoy<text:tab/>65DA6F39E7CAFAA0!101-65DA6F39E7CAFAA0!108-65DA6F39E7CAFAA0!464-c6d465195f77f655ccc8269f5ec10b28aa730c69</text:span></text:p>
      <text:p text:style-name="P1"><text:span text:style-name="T3">WeeJokeRag<text:tab/>65DA6F39E7CAFAA0!1278</text:span></text:p>
      <text:p text:style-name="P1"><text:span text:style-name="T3">WeePenJoke<text:tab/>20Roll</text:span></text:p>
      <text:p text:style-name="P1"><text:span text:style-name="T3">AmazeHugKoi<text:tab/>IMG_20170811_141128.jpg</text:span></text:p>
      <text:p text:style-name="P1"><text:span text:style-name="T3">TruckTruckLaw<text:tab/>65DA6F39E7CAFAA0!1113</text:span></text:p>
      <text:p text:style-name="P1"><text:span text:style-name="T3">RodHisThe<text:tab/>65DA6F39E7CAFAA0!101-65DA6F39E7CAFAA0!108-65DA6F39E7CAFAA0!1007-87537c90c8393a9cca244f022d9deeb1e144f6a9</text:span></text:p>
      <text:p text:style-name="P1"><text:span text:style-name="T3">TruckYupAwe<text:tab/>StorageProviderId=OneDrive&amp;id=65DA6F39E7CAFAA0!1708</text:span></text:p>
      <text:p text:style-name="P1"><text:span text:style-name="T3">MugHamTax<text:tab/>IMG_20170702_165415.jpg</text:span></text:p>
      <text:p text:style-name="P1"><text:span text:style-name="T3">BigEarGood<text:tab/>65DA6F39E7CAFAA0!1009</text:span></text:p>
      <text:p text:style-name="P1"><text:span text:style-name="T3">DogeBarDoge<text:tab/>65DA6F39E7CAFAA0!1010</text:span></text:p>
      <text:p text:style-name="P1"><text:span text:style-name="T3">AAUrn<text:tab/>View=SkyDriveSync&amp;SyncToken=LM</text:span></text:p>
      <text:p text:style-name="P1"><text:span text:style-name="T3">EarBigLaw<text:tab/>IMG_20170615_163053.jpg</text:span></text:p>
      <text:p text:style-name="P1"><text:span text:style-name="T3">ZooOafVolt<text:tab/>3d63684334710490</text:span></text:p>
      <text:p text:style-name="P1"><text:span text:style-name="T3">HerUrnDay<text:tab/>65DA6F39E7CAFAA0!101-65DA6F39E7CAFAA0!108-65DA6F39E7CAFAA0!452-f9bc5c36ccd227f7b7f3b151486952497488e576</text:span></text:p>
      <text:p text:style-name="P1"><text:span text:style-name="T3">NewGemAm<text:tab/>3d3</text:span></text:p>
      <text:p text:style-name="P1"><text:span text:style-name="T3">GoodJumpOwl<text:tab/>3d63684334724820</text:span></text:p>
      <text:p text:style-name="P1"><text:span text:style-name="T3">WarSumFoo<text:tab/>65DA6F39E7CAFAA0!101-65DA6F39E7CAFAA0!108-65DA6F39E7CAFAA0!1302-44073c49c1e5c576042584733ec80e42d1bd1f2e</text:span></text:p>
      <text:p text:style-name="P1"><text:span text:style-name="T3">OrbGemOrb<text:tab/>65DA6F39E7CAFAA0!458</text:span></text:p>
      <text:p text:style-name="P1"><text:span text:style-name="T3">DayMawIcy<text:tab/>65DA6F39E7CAFAA0!1011</text:span></text:p>
      <text:p text:style-name="P1"><text:span text:style-name="T3">DogUpHis<text:tab/>1502294405449.jpg</text:span></text:p>
      <text:p text:style-name="P1"><text:span text:style-name="T3">HamDogeYak<text:tab/>1502139419713.jpg</text:span></text:p>
      <text:p text:style-name="P1"><text:span text:style-name="T3">BatFooDown<text:tab/>IMG_20170811_141117.jpg</text:span></text:p>
      <text:p text:style-name="P1"><text:span text:style-name="T3">EyeTwoBat<text:tab/>StorageProviderId=OneDrive&amp;id=65DA6F39E7CAFAA0!1002</text:span></text:p>
      <text:p text:style-name="P1"><text:span text:style-name="T3">OrbRichEye<text:tab/>65DA6F39E7CAFAA0!101-65DA6F39E7CAFAA0!108-65DA6F39E7CAFAA0!1006-fde35c949812644e8fa2774488b95d9bab1892d8</text:span></text:p>
      <text:p text:style-name="P1"><text:span text:style-name="T3">FooCatFoo<text:tab/>65DA6F39E7CAFAA0!101-65DA6F39E7CAFAA0!108-65DA6F39E7CAFAA0!1063-583d84e3aa020524c271cd8da4627af9b5ad2004</text:span></text:p>
      <text:p text:style-name="P1"><text:span text:style-name="T3">FlyFlyFly<text:tab/>IMG_20170617_200729.jpg</text:span></text:p>
      <text:p text:style-name="P1"><text:span text:style-name="T3">PalDownKoi<text:tab/>20imports</text:span></text:p>
      <text:p text:style-name="P1"><text:span text:style-name="T3">HazOafThe<text:tab/>Screenshot_20181129-182412.png</text:span></text:p>
      <text:p text:style-name="P1"><text:span text:style-name="T3">NewLeftGad<text:tab/>StorageProviderId=OneDrive</text:span></text:p>
      <text:p text:style-name="P1"><text:span text:style-name="T3">DogeYakZig<text:tab/>IMG_20170818_033728.jpg</text:span></text:p>
      <text:p text:style-name="P1"><text:span text:style-name="T3">TadVoltTad<text:tab/>Screenshot_20181214-175409.png</text:span></text:p>
      <text:p text:style-name="P1"><text:span text:style-name="T3">YakPenHam<text:tab/>65DA6F39E7CAFAA0!1248</text:span></text:p>
      <text:p text:style-name="P1"><text:span text:style-name="T3">YewLeftVolt<text:tab/>Screenshot_20181214-175553.png</text:span></text:p>
      <text:p text:style-name="P1"><text:span text:style-name="T3">BlueVatThe<text:tab/>Screenshot_20181214-175608.png</text:span></text:p>
      <text:p text:style-name="P1"><text:span text:style-name="T3">BarFoxSo<text:tab/>65DA6F39E7CAFAA0!1157</text:span></text:p>
      <text:p text:style-name="P1"><text:span text:style-name="T3">AWagNorth<text:tab/>IMG_20181217_161638.jpg</text:span></text:p>
      <text:p text:style-name="P1"><text:span text:style-name="T3">MawBigRed<text:tab/>65DA6F39E7CAFAA0!1014</text:span></text:p>
      <text:p text:style-name="P1"><text:span text:style-name="T3">HugQuillThe<text:tab/>65DA6F39E7CAFAA0!1015</text:span></text:p>
      <text:p text:style-name="P1"><text:span text:style-name="T3">WolfZagFish<text:tab/>IMG_20190110_160730.jpg</text:span></text:p>
      <text:p text:style-name="P1"><text:span text:style-name="T3">QuillWolfGem<text:tab/>65DA6F39E7CAFAA0!101-65DA6F39E7CAFAA0!108-65DA6F39E7CAFAA0!600-a4540ff7a02027a0f1ffcddb084b46350594b8df</text:span></text:p>
      <text:p text:style-name="P1"><text:span text:style-name="T3">AweLawMaw<text:tab/>65DA6F39E7CAFAA0!1016</text:span></text:p>
      <text:p text:style-name="P1"><text:span text:style-name="T3">SeaSumBud<text:tab/>65DA6F39E7CAFAA0!101-65DA6F39E7CAFAA0!108-65DA6F39E7CAFAA0!1249-14e9423a58a58974b73753a4325a7551e5f53783</text:span></text:p>
      <text:p text:style-name="P1"><text:span text:style-name="T3">TruckOwlUrn<text:tab/>1547804765512.jpg</text:span></text:p>
      <text:p text:style-name="P1"><text:span text:style-name="T3">DogeBugMug<text:tab/>1547804766861.jpg</text:span></text:p>
      <text:p text:style-name="P1"><text:span text:style-name="T3">ASewWag<text:tab/>IMG_20170618_015620.jpg</text:span></text:p>
      <text:p text:style-name="P1"><text:span text:style-name="T3">RagWeeTax<text:tab/>1547804767342.jpg</text:span></text:p>
      <text:p text:style-name="P1"><text:span text:style-name="T3">OrbKoiAm<text:tab/>65DA6F39E7CAFAA0!101-65DA6F39E7CAFAA0!108-65DA6F39E7CAFAA0!1103-dc30a8a56e86443654190e34fe9de50f779a1592</text:span></text:p>
      <text:p text:style-name="P1"><text:span text:style-name="T3">HugZagNew<text:tab/>1546131008263.jpg</text:span></text:p>
      <text:p text:style-name="P1"><text:span text:style-name="T3">NorthFlyLaw<text:tab/>65DA6F39E7CAFAA0!101-65DA6F39E7CAFAA0!108-65DA6F39E7CAFAA0!1204-301edee2fc9dd3b71803a40c85a4fa8708583ccd</text:span></text:p>
      <text:p text:style-name="P1"><text:span text:style-name="T3">HogVineCar<text:tab/>1546131084052.jpg</text:span></text:p>
      <text:p text:style-name="P1"><text:span text:style-name="T3">MawYupRed<text:tab/>1546130968257.jpg</text:span></text:p>
      <text:p text:style-name="P1"><text:span text:style-name="T3">OrbFooFish<text:tab/>65DA6F39E7CAFAA0!101-65DA6F39E7CAFAA0!108-65DA6F39E7CAFAA0!1016-68f35d630e110f1d08e2d8a064673f60dbf668d9</text:span></text:p>
      <text:p text:style-name="P1"><text:span text:style-name="T3">SwimLawWow<text:tab/>65DA6F39E7CAFAA0!1017</text:span></text:p>
      <text:p text:style-name="P1"><text:span text:style-name="T3">JokeFoxJoke<text:tab/>StorageProviderId=OneDrive&amp;id=65DA6F39E7CAFAA0!458</text:span></text:p>
      <text:p text:style-name="P1"><text:span text:style-name="T3">ZagPewEgg<text:tab/>65DA6F39E7CAFAA0!1019</text:span></text:p>
      <text:p text:style-name="P1"><text:span text:style-name="T3">ZigWeeWee<text:tab/>StorageProviderId=OneDrive&amp;id=65DA6F39E7CAFAA0!456</text:span></text:p>
      <text:p text:style-name="P1"><text:span text:style-name="T3">AmazeRatLeft<text:tab/>65DA6F39E7CAFAA0!450</text:span></text:p>
      <text:p text:style-name="P1"><text:span text:style-name="T3">WryUpImp<text:tab/>65DA6F39E7CAFAA0!101-65DA6F39E7CAFAA0!108-65DA6F39E7CAFAA0!1014-61b916b4683a7839dd7ec52bc05fdda86e040e0d</text:span></text:p>
      <text:p text:style-name="P1"><text:span text:style-name="T3">OneWeeUgh<text:tab/>65DA6F39E7CAFAA0!102</text:span></text:p>
      <text:p text:style-name="P1"><text:span text:style-name="T3">TwoLabFoo<text:tab/>1546131016141.jpg</text:span></text:p>
      <text:p text:style-name="P1"><text:span text:style-name="T3">UrnGoodWow<text:tab/>1546131015802.jpg</text:span></text:p>
      <text:p text:style-name="P1"><text:span text:style-name="T3">RedFlySew<text:tab/>65DA6F39E7CAFAA0!1020</text:span></text:p>
      <text:p text:style-name="P1"><text:span text:style-name="T3">SumTwoNew<text:tab/>1546130968059.jpg</text:span></text:p>
      <text:p text:style-name="P1"><text:span text:style-name="T3">TadRodFoo<text:tab/>65DA6F39E7CAFAA0!1229</text:span></text:p>
      <text:p text:style-name="P1"><text:span text:style-name="T3">HerUrnUrn<text:tab/>FB_IMG_1507665039074.jpg</text:span></text:p>
      <text:p text:style-name="P1"><text:span text:style-name="T3">FishHisBat<text:tab/>StorageProviderId=OneDrive&amp;id=65DA6F39E7CAFAA0!285</text:span></text:p>
      <text:p text:style-name="P1"><text:span text:style-name="T3">LeftRodImp<text:tab/>IMG_20170818_033241.jpg</text:span></text:p>
      <text:p text:style-name="P1"><text:span text:style-name="T3">AweOwlDay<text:tab/>IMG_20170615_215749.jpg</text:span></text:p>
      <text:p text:style-name="P1"><text:span text:style-name="T3">LabQuillRat<text:tab/>received_347862898984238.jpeg</text:span></text:p>
      <text:p text:style-name="P1"><text:span text:style-name="T3">SumImpCat<text:tab/>IMG_20170818_033436.jpg</text:span></text:p>
      <text:p text:style-name="P1"><text:span text:style-name="T3">DogBlueOaf<text:tab/>StorageProviderId=OneDrive&amp;id=65DA6F39E7CAFAA0!1012</text:span></text:p>
      <text:p text:style-name="P1"><text:span text:style-name="T3">DownVatGad<text:tab/>IMG_20170818_035649.jpg</text:span></text:p>
      <text:p text:style-name="P1"><text:span text:style-name="T3">GemUpCan<text:tab/>StorageProviderId=OneDrive&amp;id=65DA6F39E7CAFAA0!1015</text:span></text:p>
      <text:p text:style-name="P1"><text:span text:style-name="T3">HugBagYew<text:tab/>65DA6F39E7CAFAA0!101-65DA6F39E7CAFAA0!108-65DA6F39E7CAFAA0!707-cb9e1ecabaf343d97671dd4f52f2ac4da4c4c4b8</text:span></text:p>
      <text:p text:style-name="P1"><text:span text:style-name="T3">MadFooSum<text:tab/>StorageProviderId=OneDrive&amp;id=65DA6F39E7CAFAA0!1016</text:span></text:p>
      <text:p text:style-name="P1"><text:span text:style-name="T3">CarLogJoke<text:tab/>StorageProviderId=OneDrive&amp;id=65DA6F39E7CAFAA0!464</text:span></text:p>
      <text:p text:style-name="P1"><text:span text:style-name="T3">DayLawBig<text:tab/>65DA6F39E7CAFAA0!101-65DA6F39E7CAFAA0!108-65DA6F39E7CAFAA0!1019-ae7fffd065ea6d0f1826ef94453074fa321ba639</text:span></text:p>
      <text:p text:style-name="P1"><text:span text:style-name="T3">MuchYewHis<text:tab/>65DA6F39E7CAFAA0!101-65DA6F39E7CAFAA0!101-65DA6F39E7CAFAA0!102-5017cba27a9f964634d2a4724e2a5b1e86d0443e</text:span></text:p>
      <text:p text:style-name="P1"><text:span text:style-name="T3">YakOneEmu<text:tab/>FB_IMG_1508123412368.jpg</text:span></text:p>
      <text:p text:style-name="P1"><text:span text:style-name="T3">PalYewBud<text:tab/>StorageProviderId=OneDrive&amp;id=65DA6F39E7CAFAA0!1303</text:span></text:p>
      <text:p text:style-name="P1"><text:span text:style-name="T3">UghRagJoke<text:tab/>StorageProviderId=OneDrive&amp;id=65DA6F39E7CAFAA0!485</text:span></text:p>
      <text:p text:style-name="P1"><text:span text:style-name="T3">JumpOwlA<text:tab/>65DA6F39E7CAFAA0!101-65DA6F39E7CAFAA0!108-65DA6F39E7CAFAA0!1011-691ac5884efe5492890d18fdd168c50fa08d2628</text:span></text:p>
      <text:p text:style-name="P1"><text:span text:style-name="T3">ImpAmAmaze<text:tab/>StorageProviderId=OneDrive&amp;id=65DA6F39E7CAFAA0!352</text:span></text:p>
      <text:p text:style-name="P1"><text:span text:style-name="T3">ForthBlueBud<text:tab/>65DA6F39E7CAFAA0!1022</text:span></text:p>
      <text:p text:style-name="P1"><text:span text:style-name="T3">CatWarZoo<text:tab/>65DA6F39E7CAFAA0!1023</text:span></text:p>
      <text:p text:style-name="P1"><text:span text:style-name="T3">HamSoWee<text:tab/>StorageProviderId=OneDrive&amp;id=65DA6F39E7CAFAA0!1112</text:span></text:p>
      <text:p text:style-name="P1"><text:span text:style-name="T3">OrbRichBat<text:tab/>65DA6F39E7CAFAA0!116</text:span></text:p>
      <text:p text:style-name="P1"><text:span text:style-name="T3">NorthAweBig<text:tab/>StorageProviderId=OneDrive&amp;id=65DA6F39E7CAFAA0!1001</text:span></text:p>
      <text:p text:style-name="P1"><text:span text:style-name="T3">WeeHogSo<text:tab/>65DA6F39E7CAFAA0!101-65DA6F39E7CAFAA0!108-65DA6F39E7CAFAA0!1020-d06a67a75afb4e7ad78cdaba42514c4b9f62153b</text:span></text:p>
      <text:p text:style-name="P1"><text:span text:style-name="T3">AteRightHam<text:tab/>65DA6F39E7CAFAA0!101-65DA6F39E7CAFAA0!108-65DA6F39E7CAFAA0!976-d6eb43c493533166dc7b50c0504390ee77562259</text:span></text:p>
      <text:p text:style-name="P1"><text:span text:style-name="T3">OrbWarEye<text:tab/>65DA6F39E7CAFAA0!1024</text:span></text:p>
      <text:p text:style-name="P1"><text:span text:style-name="T3">EggEyeCan<text:tab/>65DA6F39E7CAFAA0!1026</text:span></text:p>
      <text:p text:style-name="P1"><text:span text:style-name="T3">NorthUrnLaw<text:tab/>65DA6F39E7CAFAA0!101-65DA6F39E7CAFAA0!108-65DA6F39E7CAFAA0!1018-17039bbda0b6838e4b23f01e8f3fee43c131f993</text:span></text:p>
      <text:p text:style-name="P1"><text:span text:style-name="T3">FishGemZoo<text:tab/>65DA6F39E7CAFAA0!1027</text:span></text:p>
      <text:p text:style-name="P1"><text:span text:style-name="T3">VatPewTad<text:tab/>20170701_140204.jpeg</text:span></text:p>
      <text:p text:style-name="P1"><text:span text:style-name="T3">AweWagJump<text:tab/>65DA6F39E7CAFAA0!1028</text:span></text:p>
      <text:p text:style-name="P1"><text:span text:style-name="T3">FlyDayRed<text:tab/>IMG_20170818_025637.jpg</text:span></text:p>
      <text:p text:style-name="P1"><text:span text:style-name="T3">HazBagSum<text:tab/>65DA6F39E7CAFAA0!101-65DA6F39E7CAFAA0!108-65DA6F39E7CAFAA0!1013-e370f5615d16433df38a4f743ed86af2fc02cabb</text:span></text:p>
      <text:p text:style-name="P1"><text:span text:style-name="T3">FigZigFox<text:tab/>65DA6F39E7CAFAA0!101-65DA6F39E7CAFAA0!108-65DA6F39E7CAFAA0!629-47b91ce931a421e72d2683d5b78fba7240ec9c98</text:span></text:p>
      <text:p text:style-name="P1"><text:span text:style-name="T3">MugBugOne<text:tab/>StorageProviderId=OneDrive&amp;id=65DA6F39E7CAFAA0!1007</text:span></text:p>
      <text:p text:style-name="P1"><text:span text:style-name="T3">AweYupBig<text:tab/>65DA6F39E7CAFAA0!101-65DA6F39E7CAFAA0!108-65DA6F39E7CAFAA0!1026-9998890a4cde50655b4f08b56ae54ac3ef819b42</text:span></text:p>
      <text:p text:style-name="P1"><text:span text:style-name="T3">BagCatFoo<text:tab/>65DA6F39E7CAFAA0!478</text:span></text:p>
      <text:p text:style-name="P1"><text:span text:style-name="T3">VoltGemLab<text:tab/>65DA6F39E7CAFAA0!1031</text:span></text:p>
      <text:p text:style-name="P1"><text:span text:style-name="T3">OwlBigTruck<text:tab/>StorageProviderId=OneDrive&amp;id=65DA6F39E7CAFAA0!1014</text:span></text:p>
      <text:p text:style-name="P1"><text:span text:style-name="T3">HazQuillSum<text:tab/>IMG_20170818_034210.jpg</text:span></text:p>
      <text:p text:style-name="P1"><text:span text:style-name="T3">YupOwlRed<text:tab/>65DA6F39E7CAFAA0!101-65DA6F39E7CAFAA0!108-65DA6F39E7CAFAA0!1029-6d3c155be62baff1d7609704bd31a2bad5516131</text:span></text:p>
      <text:p text:style-name="P1"><text:span text:style-name="T3">TheMuchRod<text:tab/>65DA6F39E7CAFAA0!1032</text:span></text:p>
      <text:p text:style-name="P1"><text:span text:style-name="T3">RodVatCat<text:tab/>65DA6F39E7CAFAA0!101-65DA6F39E7CAFAA0!108-65DA6F39E7CAFAA0!1027-e960f921ed3be62a1ad004aa9b4cbc77f3c33550</text:span></text:p>
      <text:p text:style-name="P1"><text:span text:style-name="T3">AweWowYup<text:tab/>65DA6F39E7CAFAA0!101-65DA6F39E7CAFAA0!108-65DA6F39E7CAFAA0!1025-e6e942108a9d28f66bb6831e6d6e8579d1814e97</text:span></text:p>
      <text:p text:style-name="P1"><text:span text:style-name="T3">KoiRatCan<text:tab/>65DA6F39E7CAFAA0!101-65DA6F39E7CAFAA0!108-65DA6F39E7CAFAA0!674-296067987822654b07c3d7436f7837011f47306d</text:span></text:p>
      <text:p text:style-name="P1"><text:span text:style-name="T3">WowYupPie<text:tab/>65DA6F39E7CAFAA0!1043</text:span></text:p>
      <text:p text:style-name="P1"><text:span text:style-name="T3">RichHugWry<text:tab/>65DA6F39E7CAFAA0!1044</text:span></text:p>
      <text:p text:style-name="P1"><text:span text:style-name="T3">KidRagOne<text:tab/>IMG_20170818_033323.jpg</text:span></text:p>
      <text:p text:style-name="P1"><text:span text:style-name="T3">BudLabBag<text:tab/>StorageProviderId=OneDrive&amp;id=65DA6F39E7CAFAA0!156</text:span></text:p>
      <text:p text:style-name="P1"><text:span text:style-name="T3">MawSewBig<text:tab/>StorageProviderId=OneDrive&amp;id=65DA6F39E7CAFAA0!211</text:span></text:p>
      <text:p text:style-name="P1"><text:span text:style-name="T3">FigMugZig<text:tab/>65DA6F39E7CAFAA0!101-65DA6F39E7CAFAA0!108-65DA6F39E7CAFAA0!1028-9f2650749261062e52269af4406de15ba1d04610</text:span></text:p>
      <text:p text:style-name="P1"><text:span text:style-name="T3">DogRodFoo<text:tab/>IMG_20170818_034322.jpg</text:span></text:p>
      <text:p text:style-name="P1"><text:span text:style-name="T3">TaxJokeOne<text:tab/>65DA6F39E7CAFAA0!995</text:span></text:p>
      <text:p text:style-name="P1"><text:span text:style-name="T3">BagFishVat<text:tab/>StorageProviderId=OneDrive&amp;id=65DA6F39E7CAFAA0!1020</text:span></text:p>
      <text:p text:style-name="P1"><text:span text:style-name="T3">AJumpYup<text:tab/>65DA6F39E7CAFAA0!101-65DA6F39E7CAFAA0!108-65DA6F39E7CAFAA0!1196-55e7e93ec26f2c84507a68eb8dca725d1ab14289</text:span></text:p>
      <text:p text:style-name="P1"><text:span text:style-name="T3">EarFlyFar<text:tab/>65DA6F39E7CAFAA0!1046</text:span></text:p>
      <text:p text:style-name="P1"><text:span text:style-name="T3">BigWowPie<text:tab/>IMG_20170818_034343.jpg</text:span></text:p>
      <text:p text:style-name="P1"><text:span text:style-name="T3">VatMadImp<text:tab/>65DA6F39E7CAFAA0!991</text:span></text:p>
      <text:p text:style-name="P1"><text:span text:style-name="T3">FarTruckFly<text:tab/>StorageProviderId=OneDrive&amp;id=65DA6F39E7CAFAA0!1024</text:span></text:p>
      <text:p text:style-name="P1"><text:span text:style-name="T3">SoOneOne<text:tab/>IMG_20170818_034109.jpg</text:span></text:p>
      <text:p text:style-name="P1"><text:span text:style-name="T3">YewHisBat<text:tab/>IMG_20170809_095148.jpg</text:span></text:p>
      <text:p text:style-name="P1"><text:span text:style-name="T3">WryCatGem<text:tab/>65DA6F39E7CAFAA0!629</text:span></text:p>
      <text:p text:style-name="P1"><text:span text:style-name="T3">IcySewHer<text:tab/>65DA6F39E7CAFAA0!101-65DA6F39E7CAFAA0!108-65DA6F39E7CAFAA0!1031-437bbe92883347262c8ef16dbb4e1931641c3be5</text:span></text:p>
      <text:p text:style-name="P1"><text:span text:style-name="T3">BugPenLog<text:tab/>65DA6F39E7CAFAA0!1047</text:span></text:p>
      <text:p text:style-name="P1"><text:span text:style-name="T3">WarCatForth<text:tab/>65DA6F39E7CAFAA0!101-65DA6F39E7CAFAA0!108-65DA6F39E7CAFAA0!1047-fa81eeed26f6733009262f100bdab62f2f1a32b9</text:span></text:p>
      <text:p text:style-name="P1"><text:span text:style-name="T3">OwlEarLaw<text:tab/>button_normal</text:span></text:p>
      <text:p text:style-name="P1"><text:span text:style-name="T3">PalMadMuch<text:tab/>StorageProviderId=OneDrive&amp;id=65DA6F39E7CAFAA0!1086</text:span></text:p>
      <text:p text:style-name="P1"><text:span text:style-name="T3">BatEggEye<text:tab/>65DA6F39E7CAFAA0!101-65DA6F39E7CAFAA0!108-65DA6F39E7CAFAA0!1044-b2488d3daa59eb90dab0fb4cf811cd8354761aeb</text:span></text:p>
      <text:p text:style-name="P1"><text:span text:style-name="T3">MawUrnLaw<text:tab/>65DA6F39E7CAFAA0!101-65DA6F39E7CAFAA0!108-65DA6F39E7CAFAA0!419-6f46ff119a2b41aa8317b85d2d0120422a6cb4d2</text:span></text:p>
      <text:p text:style-name="P1"><text:span text:style-name="T3">PewMuchWolf<text:tab/>65DA6F39E7CAFAA0!1049</text:span></text:p>
      <text:p text:style-name="P1"><text:span text:style-name="T3">EyeOafJoy<text:tab/>65DA6F39E7CAFAA0!992</text:span></text:p>
      <text:p text:style-name="P1"><text:span text:style-name="T3">LeftBatGem<text:tab/>StorageProviderId=OneDrive&amp;id=65DA6F39E7CAFAA0!1027</text:span></text:p>
      <text:p text:style-name="P1"><text:span text:style-name="T3">RagYakWee<text:tab/>65DA6F39E7CAFAA0!101-65DA6F39E7CAFAA0!108-65DA6F39E7CAFAA0!619-d70bea22e021dd354dc8406d11affb49eea0becc</text:span></text:p>
      <text:p text:style-name="P1"><text:span text:style-name="T3">WeeFoxEmu<text:tab/>65DA6F39E7CAFAA0!477</text:span></text:p>
      <text:p text:style-name="P1"><text:span text:style-name="T3">RagBarAte<text:tab/>1503058185075.jpg</text:span></text:p>
      <text:p text:style-name="P1"><text:span text:style-name="T3">JumpGoodWow<text:tab/>StorageProviderId=OneDrive&amp;id=65DA6F39E7CAFAA0!1028</text:span></text:p>
      <text:p text:style-name="P1"><text:span text:style-name="T3">NorthACake<text:tab/>StorageProviderId=OneDrive&amp;id=65DA6F39E7CAFAA0!1029</text:span></text:p>
      <text:p text:style-name="P1"><text:span text:style-name="T3">MadEggUp<text:tab/>StorageProviderId=OneDrive&amp;id=65DA6F39E7CAFAA0!1030</text:span></text:p>
      <text:p text:style-name="P1"><text:span text:style-name="T3">FarSwimUrn<text:tab/>1503058115587.jpg</text:span></text:p>
      <text:p text:style-name="P1"><text:span text:style-name="T3">FishBudBat<text:tab/>65DA6F39E7CAFAA0!101-65DA6F39E7CAFAA0!108-65DA6F39E7CAFAA0!1043-611b037c6e163b43be4f95e5f3d3905ff05ee724</text:span></text:p>
      <text:p text:style-name="P1"><text:span text:style-name="T3">WryJoyRich<text:tab/>65DA6F39E7CAFAA0!419</text:span></text:p>
      <text:p text:style-name="P1"><text:span text:style-name="T3">DayMawYup<text:tab/>65DA6F39E7CAFAA0!1050</text:span></text:p>
      <text:p text:style-name="P1"><text:span text:style-name="T3">JokeUghCar<text:tab/>StorageProviderId=OneDrive&amp;id=65DA6F39E7CAFAA0!1673</text:span></text:p>
      <text:p text:style-name="P1"><text:span text:style-name="T3">MadTadZoo<text:tab/>65DA6F39E7CAFAA0!418</text:span></text:p>
      <text:p text:style-name="P1"><text:span text:style-name="T3">MugYakAte<text:tab/>65DA6F39E7CAFAA0!1051</text:span></text:p>
      <text:p text:style-name="P1"><text:span text:style-name="T3">VineZigEmu<text:tab/>65DA6F39E7CAFAA0!1052</text:span></text:p>
      <text:p text:style-name="P1"><text:span text:style-name="T3">SewFlyDay<text:tab/>65DA6F39E7CAFAA0!101-65DA6F39E7CAFAA0!108-65DA6F39E7CAFAA0!1050-eeffffe57e944a81861c9d78d4c3ca8ef8e0abb1</text:span></text:p>
      <text:p text:style-name="P1"><text:span text:style-name="T3">GoodOwlOwl<text:tab/>65DA6F39E7CAFAA0!101-65DA6F39E7CAFAA0!108-65DA6F39E7CAFAA0!369-94b13b43f0fe76d0b0a779c6a9e784fd88912b08</text:span></text:p>
      <text:p text:style-name="P1"><text:span text:style-name="T3">BagVoltForth<text:tab/>StorageProviderId=OneDrive&amp;id=65DA6F39E7CAFAA0!1051</text:span></text:p>
      <text:p text:style-name="P1"><text:span text:style-name="T3">DayAFar<text:tab/>65DA6F39E7CAFAA0!101-65DA6F39E7CAFAA0!108-65DA6F39E7CAFAA0!1045-d8040226877fa3f0c734ad93c35abb9ae4abcf2f</text:span></text:p>
      <text:p text:style-name="P1"><text:span text:style-name="T3">OwlDayDay<text:tab/>65DA6F39E7CAFAA0!101-65DA6F39E7CAFAA0!108-65DA6F39E7CAFAA0!1051-b6557670a32bb25e9ed94a71ee91d0518fad35ee</text:span></text:p>
      <text:p text:style-name="P1"><text:span text:style-name="T3">AFlyFly<text:tab/>IMG_20170818_034934.jpg</text:span></text:p>
      <text:p text:style-name="P1"><text:span text:style-name="T3">ImpSumZag<text:tab/>IMG_20170617_200648.jpg</text:span></text:p>
      <text:p text:style-name="P1"><text:span text:style-name="T3">JoyFooMad<text:tab/>StorageProviderId=OneDrive&amp;id=65DA6F39E7CAFAA0!1312</text:span></text:p>
      <text:p text:style-name="P1"><text:span text:style-name="T3">BudVoltQuill<text:tab/>65DA6F39E7CAFAA0!101-65DA6F39E7CAFAA0!108-65DA6F39E7CAFAA0!1052-b6557670a32bb25e9ed94a71ee91d0518fad35ee</text:span></text:p>
      <text:p text:style-name="P1"><text:span text:style-name="T3">BigJumpLaw<text:tab/>3d63684337321137</text:span></text:p>
      <text:p text:style-name="P1"><text:span text:style-name="T3">HugAmazeBlue<text:tab/>65DA6F39E7CAFAA0!1055</text:span></text:p>
      <text:p text:style-name="P1"><text:span text:style-name="T3">MawYupEar<text:tab/>65DA6F39E7CAFAA0!1056</text:span></text:p>
      <text:p text:style-name="P1"><text:span text:style-name="T3">RedYupLaw<text:tab/>65DA6F39E7CAFAA0!101-65DA6F39E7CAFAA0!108-65DA6F39E7CAFAA0!1046-b943a8b4efd46d89f33e329a1d197913b09f23f9</text:span></text:p>
      <text:p text:style-name="P1"><text:span text:style-name="T3">VineVineHog<text:tab/>65DA6F39E7CAFAA0!1057</text:span></text:p>
      <text:p text:style-name="P1"><text:span text:style-name="T3">VineFoxDoge<text:tab/>65DA6F39E7CAFAA0!101-65DA6F39E7CAFAA0!108-65DA6F39E7CAFAA0!1032-5d8cc0b19853ce0c626a636f66f28296a5d7a5eb</text:span></text:p>
      <text:p text:style-name="P1"><text:span text:style-name="T3">VineUghCar<text:tab/>65DA6F39E7CAFAA0!1058</text:span></text:p>
      <text:p text:style-name="P1"><text:span text:style-name="T3">ZooGemZoo<text:tab/>65DA6F39E7CAFAA0!101-65DA6F39E7CAFAA0!108-65DA6F39E7CAFAA0!972-2ad435bea121aac32a5b50b93b62a47990abe7de</text:span></text:p>
      <text:p text:style-name="P1"><text:span text:style-name="T3">NorthAweUrn<text:tab/>65DA6F39E7CAFAA0!411</text:span></text:p>
      <text:p text:style-name="P1"><text:span text:style-name="T3">UrnLawTruck<text:tab/>65DA6F39E7CAFAA0!101-65DA6F39E7CAFAA0!108-65DA6F39E7CAFAA0!1056-103b7ba78f7f83d6ad94f9b49c533db8af8d3936</text:span></text:p>
      <text:p text:style-name="P1"><text:span text:style-name="T3">ZagFishOaf<text:tab/>received_10202668288906602.jpeg</text:span></text:p>
      <text:p text:style-name="P1"><text:span text:style-name="T3">PewTadRod<text:tab/>IMG_20170414_225916.jpg</text:span></text:p>
      <text:p text:style-name="P1"><text:span text:style-name="T3">PenSoZig<text:tab/>65DA6F39E7CAFAA0!1059</text:span></text:p>
      <text:p text:style-name="P1"><text:span text:style-name="T3">BudPewMuch<text:tab/>65DA6F39E7CAFAA0!1061</text:span></text:p>
      <text:p text:style-name="P1"><text:span text:style-name="T3">ImpPewGem<text:tab/>65DA6F39E7CAFAA0!1062</text:span></text:p>
      <text:p text:style-name="P1"><text:span text:style-name="T3">BagJoyQuill<text:tab/>65DA6F39E7CAFAA0!101-65DA6F39E7CAFAA0!108-65DA6F39E7CAFAA0!1061-586de2cfe4971a0a37b19098b9b9f715baca2148</text:span></text:p>
      <text:p text:style-name="P1"><text:span text:style-name="T3">WagCakeYup<text:tab/>FB_IMG_1503085482725.jpg</text:span></text:p>
      <text:p text:style-name="P1"><text:span text:style-name="T3">NewForthDown<text:tab/>StorageProviderId=OneDrive&amp;id=65DA6F39E7CAFAA0!1047</text:span></text:p>
      <text:p text:style-name="P1"><text:span text:style-name="T3">EmuLogRight<text:tab/>StorageProviderId=OneDrive&amp;id=65DA6F39E7CAFAA0!209</text:span></text:p>
      <text:p text:style-name="P1"><text:span text:style-name="T3">HerSewGood<text:tab/>StorageProviderId=OneDrive&amp;id=65DA6F39E7CAFAA0!128</text:span></text:p>
      <text:p text:style-name="P1"><text:span text:style-name="T3">JokeMugPen<text:tab/>65DA6F39E7CAFAA0!101-65DA6F39E7CAFAA0!108-65DA6F39E7CAFAA0!1059-a2061a3da965e83a8ad63bdb2b13f9da506e3223</text:span></text:p>
      <text:p text:style-name="P1"><text:span text:style-name="T3">DogHugImp<text:tab/>65DA6F39E7CAFAA0!101-65DA6F39E7CAFAA0!108-65DA6F39E7CAFAA0!770-b3afd3926f36cf77c26ef67720dbcc47a210864f</text:span></text:p>
      <text:p text:style-name="P1"><text:span text:style-name="T3">PieHerFar<text:tab/>65DA6F39E7CAFAA0!101-65DA6F39E7CAFAA0!108-65DA6F39E7CAFAA0!1055-a4f756175c34d1660be0c0cd27175028f99f82a9</text:span></text:p>
      <text:p text:style-name="P1"><text:span text:style-name="T3">BarRightCar<text:tab/>1503077091969.jpg</text:span></text:p>
      <text:p text:style-name="P1"><text:span text:style-name="T3">AmTadOrb<text:tab/>e85dec836cebfbc91827e6c446a7772e--halloween-tattoo-tattoo-me.jpg</text:span></text:p>
      <text:p text:style-name="P1"><text:span text:style-name="T3">SeaUpOaf<text:tab/>65DA6F39E7CAFAA0!1063</text:span></text:p>
      <text:p text:style-name="P1"><text:span text:style-name="T3">ZigAteZig<text:tab/>StorageProviderId=OneDrive&amp;id=65DA6F39E7CAFAA0!979</text:span></text:p>
      <text:p text:style-name="P1"><text:span text:style-name="T3">KoiWolfTwo<text:tab/>65DA6F39E7CAFAA0!101-65DA6F39E7CAFAA0!108-65DA6F39E7CAFAA0!1054-62662e2be31cd801134941198be9cbb8b63404f9</text:span></text:p>
      <text:p text:style-name="P1"><text:span text:style-name="T3">MuchFishLeft<text:tab/>VID_20170621_091733.mp4</text:span></text:p>
      <text:p text:style-name="P1"><text:span text:style-name="T3">RedHerA<text:tab/>FB_IMG_1503085455293.jpg</text:span></text:p>
      <text:p text:style-name="P1"><text:span text:style-name="T3">UghMugYak<text:tab/>IMG_20180227_160021.jpg</text:span></text:p>
      <text:p text:style-name="P1"><text:span text:style-name="T3">ImpOrbTwo<text:tab/>StorageProviderId=OneDrive&amp;id=65DA6F39E7CAFAA0!306</text:span></text:p>
      <text:p text:style-name="P1"><text:span text:style-name="T3">TruckPieRed<text:tab/>65DA6F39E7CAFAA0!975</text:span></text:p>
      <text:p text:style-name="P1"><text:span text:style-name="T3">TadGadForth<text:tab/>StorageProviderId=OneDrive&amp;id=65DA6F39E7CAFAA0!1048</text:span></text:p>
      <text:p text:style-name="P1"><text:span text:style-name="T3">AweIcyTruck<text:tab/>65DA6F39E7CAFAA0!1064</text:span></text:p>
      <text:p text:style-name="P1"><text:span text:style-name="T3">AmazeHugFoo<text:tab/>3d63684336110430</text:span></text:p>
      <text:p text:style-name="P1"><text:span text:style-name="T3">BlueForthRat<text:tab/>65DA6F39E7CAFAA0!1065</text:span></text:p>
      <text:p text:style-name="P1"><text:span text:style-name="T3">SewJumpLaw<text:tab/>65DA6F39E7CAFAA0!1066</text:span></text:p>
      <text:p text:style-name="P1"><text:span text:style-name="T3">VineRagHog<text:tab/>65DA6F39E7CAFAA0!1067</text:span></text:p>
      <text:p text:style-name="P1"><text:span text:style-name="T3">BlueRichVolt<text:tab/>StorageProviderId=OneDrive&amp;id=65DA6F39E7CAFAA0!713</text:span></text:p>
      <text:p text:style-name="P1"><text:span text:style-name="T3">AteRightAte<text:tab/>FB_IMG_1503085427623.jpg</text:span></text:p>
      <text:p text:style-name="P1"><text:span text:style-name="T3">LeftBatEgg<text:tab/>65DA6F39E7CAFAA0!974</text:span></text:p>
      <text:p text:style-name="P1"><text:span text:style-name="T3">LabOafZoo<text:tab/>StorageProviderId=OneDrive&amp;id=65DA6F39E7CAFAA0!1049</text:span></text:p>
      <text:p text:style-name="P1"><text:span text:style-name="T3">ASwimGood<text:tab/>FB_IMG_1503085675231.jpg</text:span></text:p>
      <text:p text:style-name="P1"><text:span text:style-name="T3">SumWryRod<text:tab/>65DA6F39E7CAFAA0!101-65DA6F39E7CAFAA0!108-65DA6F39E7CAFAA0!852-81ffc36fe5c03732def98872a2e9d14a6b0bee5b</text:span></text:p>
      <text:p text:style-name="P1"><text:span text:style-name="T3">GadZagEye<text:tab/>IMG_20170618_041501.jpg</text:span></text:p>
      <text:p text:style-name="P1"><text:span text:style-name="T3">YakZigAte<text:tab/>FB_IMG_1503085641325.jpg</text:span></text:p>
      <text:p text:style-name="P1"><text:span text:style-name="T3">LeftMadRich<text:tab/>StorageProviderId=OneDrive&amp;id=65DA6F39E7CAFAA0!1085</text:span></text:p>
      <text:p text:style-name="P1"><text:span text:style-name="T3">CakeOwlWag<text:tab/>StorageProviderId=OneDrive&amp;id=65DA6F39E7CAFAA0!279</text:span></text:p>
      <text:p text:style-name="P1"><text:span text:style-name="T3">OafSumOaf<text:tab/>FB_IMG_1503085641352.jpg</text:span></text:p>
      <text:p text:style-name="P1"><text:span text:style-name="T3">SewHerDay<text:tab/>65DA6F39E7CAFAA0!1069</text:span></text:p>
      <text:p text:style-name="P1"><text:span text:style-name="T3">BigWowSew<text:tab/>StorageProviderId=OneDrive&amp;id=65DA6F39E7CAFAA0!1059</text:span></text:p>
      <text:p text:style-name="P1"><text:span text:style-name="T3">SoCarHam<text:tab/>IMG_20170818_203359.jpg</text:span></text:p>
      <text:p text:style-name="P1"><text:span text:style-name="T3">MawFarSew<text:tab/>StorageProviderId=OneDrive&amp;id=65DA6F39E7CAFAA0!1061</text:span></text:p>
      <text:p text:style-name="P1"><text:span text:style-name="T3">EyeImpZoo<text:tab/>65DA6F39E7CAFAA0!1166</text:span></text:p>
      <text:p text:style-name="P1"><text:span text:style-name="T3">WarDownGem<text:tab/>65DA6F39E7CAFAA0!1070</text:span></text:p>
      <text:p text:style-name="P1"><text:span text:style-name="T3">DogLabLeft<text:tab/>FB_IMG_1503085911622.jpg</text:span></text:p>
      <text:p text:style-name="P1"><text:span text:style-name="T3">SeaWolfFoo<text:tab/>IMG_20170818_191008.jpg</text:span></text:p>
      <text:p text:style-name="P1"><text:span text:style-name="T3">TwoOrbQuill<text:tab/>StorageProviderId=OneDrive&amp;id=65DA6F39E7CAFAA0!1055</text:span></text:p>
      <text:p text:style-name="P1"><text:span text:style-name="T3">LogTaxZig<text:tab/>IMG_20170818_190958.jpg</text:span></text:p>
      <text:p text:style-name="P1"><text:span text:style-name="T3">KidBugTax<text:tab/>StorageProviderId=OneDrive&amp;id=65DA6F39E7CAFAA0!1057</text:span></text:p>
      <text:p text:style-name="P1"><text:span text:style-name="T3">CakeTruckHer<text:tab/>StorageProviderId=OneDrive&amp;id=65DA6F39E7CAFAA0!1058</text:span></text:p>
      <text:p text:style-name="P1"><text:span text:style-name="T3">PalLabHis<text:tab/>StorageProviderId=OneDrive&amp;id=65DA6F39E7CAFAA0!1054</text:span></text:p>
      <text:p text:style-name="P1"><text:span text:style-name="T3">EyeGemAm<text:tab/>65DA6F39E7CAFAA0!101-65DA6F39E7CAFAA0!108-65DA6F39E7CAFAA0!1064-e9dc51c0672edf29b2efa7aae775af130fa8ca4f</text:span></text:p>
      <text:p text:style-name="P1"><text:span text:style-name="T3">AweYupOwl<text:tab/>StorageProviderId=OneDrive&amp;id=65DA6F39E7CAFAA0!1067</text:span></text:p>
      <text:p text:style-name="P1"><text:span text:style-name="T3">HogJokeLog<text:tab/>65DA6F39E7CAFAA0!1160</text:span></text:p>
      <text:p text:style-name="P1"><text:span text:style-name="T3">HamPenHam<text:tab/>IMG_20170818_232235.jpg</text:span></text:p>
      <text:p text:style-name="P1"><text:span text:style-name="T3">BigRedBig<text:tab/>3d63684338197997</text:span></text:p>
      <text:p text:style-name="P1"><text:span text:style-name="T3">YupEarA<text:tab/>65DA6F39E7CAFAA0!101-65DA6F39E7CAFAA0!108-65DA6F39E7CAFAA0!480-2825b5d5f06bc7d710c1e8fa0c0a4c364b830450</text:span></text:p>
      <text:p text:style-name="P1"><text:span text:style-name="T3">EarYupWag<text:tab/>IMG_20170818_232226.jpg</text:span></text:p>
      <text:p text:style-name="P1"><text:span text:style-name="T3">DayRedBig<text:tab/>65DA6F39E7CAFAA0!101-65DA6F39E7CAFAA0!108-65DA6F39E7CAFAA0!1066-f1cb4b3f60e9739390faafc2d69b4b7c2dfe4c3d</text:span></text:p>
      <text:p text:style-name="P1"><text:span text:style-name="T3">ForthOrbWar<text:tab/>65DA6F39E7CAFAA0!101-65DA6F39E7CAFAA0!108-65DA6F39E7CAFAA0!1065-6cb11a4a7cdf194fe87114191513cede52dcffb5</text:span></text:p>
      <text:p text:style-name="P1"><text:span text:style-name="T3">BigSewFar<text:tab/>65DA6F39E7CAFAA0!1077</text:span></text:p>
      <text:p text:style-name="P1"><text:span text:style-name="T3">DogWolfQuill<text:tab/>65DA6F39E7CAFAA0!101-65DA6F39E7CAFAA0!108-65DA6F39E7CAFAA0!1164-b6fdf4f3f253381dbb18cb9b3469059185fb6982</text:span></text:p>
      <text:p text:style-name="P1"><text:span text:style-name="T3">ZagRodOaf<text:tab/>65DA6F39E7CAFAA0!101-65DA6F39E7CAFAA0!108-65DA6F39E7CAFAA0!1070-576f6f6726333aaccf31449b4d07a2fdb21edf6f</text:span></text:p>
      <text:p text:style-name="P1"><text:span text:style-name="T3">DogPewTad<text:tab/>65DA6F39E7CAFAA0!101-65DA6F39E7CAFAA0!108-65DA6F39E7CAFAA0!1076-f1a2558e71bc24d69f3b72f5492f41d2f541d81c</text:span></text:p>
      <text:p text:style-name="P1"><text:span text:style-name="T3">ZooRichAm<text:tab/>65DA6F39E7CAFAA0!101-65DA6F39E7CAFAA0!108-65DA6F39E7CAFAA0!1077-a6e648af5ba1aead730cdbc7a2243636ae97185c</text:span></text:p>
      <text:p text:style-name="P1"><text:span text:style-name="T3">LabBudHug<text:tab/>IMG_20170729_204307.jpg</text:span></text:p>
      <text:p text:style-name="P1"><text:span text:style-name="T3">ForthZooOaf<text:tab/>received_477959799253811.jpeg</text:span></text:p>
      <text:p text:style-name="P1"><text:span text:style-name="T3">GoodCakeCake<text:tab/>FB_IMG_1496534337009.jpg</text:span></text:p>
      <text:p text:style-name="P1"><text:span text:style-name="T3">OrbMuchUp<text:tab/>StorageProviderId=OneDrive&amp;id=65DA6F39E7CAFAA0!1071</text:span></text:p>
      <text:p text:style-name="P1"><text:span text:style-name="T3">DogeAteKid<text:tab/>IMG_20170818_232231.jpg</text:span></text:p>
      <text:p text:style-name="P1"><text:span text:style-name="T3">DogeZigTax<text:tab/>StorageProviderId=OneDrive&amp;id=65DA6F39E7CAFAA0!1063</text:span></text:p>
      <text:p text:style-name="P1"><text:span text:style-name="T3">GemMadAmaze<text:tab/>65DA6F39E7CAFAA0!1164</text:span></text:p>
      <text:p text:style-name="P1"><text:span text:style-name="T3">AteSoLog<text:tab/>65DA6F39E7CAFAA0!101-65DA6F39E7CAFAA0!108-65DA6F39E7CAFAA0!1078-01cc4bd03e0f9af7f800d4adc0bc30025023656a</text:span></text:p>
      <text:p text:style-name="P1"><text:span text:style-name="T3">WagLawOwl<text:tab/>65DA6F39E7CAFAA0!101-65DA6F39E7CAFAA0!108-65DA6F39E7CAFAA0!857-6afed9a4106cc0382e98fdedd66c3105b55750ba</text:span></text:p>
      <text:p text:style-name="P1"><text:span text:style-name="T3">BatCanVolt<text:tab/>65DA6F39E7CAFAA0!101-65DA6F39E7CAFAA0!108-65DA6F39E7CAFAA0!1079-e50c617537e47375e9666707c9ba1613cad85b7f</text:span></text:p>
      <text:p text:style-name="P1"><text:span text:style-name="T3">WolfRichRat<text:tab/>65DA6F39E7CAFAA0!1085</text:span></text:p>
      <text:p text:style-name="P1"><text:span text:style-name="T3">MawFarCake<text:tab/>65DA6F39E7CAFAA0!101-65DA6F39E7CAFAA0!108-65DA6F39E7CAFAA0!1097-63c3a6a3475c0dd5423a60e03a8ce14e886392c9</text:span></text:p>
      <text:p text:style-name="P1"><text:span text:style-name="T3">YupNorthFar<text:tab/>65DA6F39E7CAFAA0!101-65DA6F39E7CAFAA0!108-65DA6F39E7CAFAA0!472-4bf5dc55169c5e84712863c04013740ca2fc3995</text:span></text:p>
      <text:p text:style-name="P1"><text:span text:style-name="T3">AmazeHugRich<text:tab/>65DA6F39E7CAFAA0!101-65DA6F39E7CAFAA0!108-65DA6F39E7CAFAA0!306-bf586a9cfe5996b955335db0b19793e088519e8e</text:span></text:p>
      <text:p text:style-name="P1"><text:span text:style-name="T3">LogOneUgh<text:tab/>StorageProviderId=OneDrive&amp;id=65DA6F39E7CAFAA0!466</text:span></text:p>
      <text:p text:style-name="P1"><text:span text:style-name="T3">UpAmazeRat<text:tab/>65DA6F39E7CAFAA0!1086</text:span></text:p>
      <text:p text:style-name="P1"><text:span text:style-name="T3">WagIcyJump<text:tab/>65DA6F39E7CAFAA0!101-65DA6F39E7CAFAA0!108-65DA6F39E7CAFAA0!479-6c5a4a4feb1b4144173000feb79a0c9066ff32bc</text:span></text:p>
      <text:p text:style-name="P1"><text:span text:style-name="T3">RatGemYew<text:tab/>IMG_20170818_232224.jpg</text:span></text:p>
      <text:p text:style-name="P1"><text:span text:style-name="T3">WeeHogEmu<text:tab/>1503167715976.jpg</text:span></text:p>
      <text:p text:style-name="P1"><text:span text:style-name="T3">YupPieGood<text:tab/>65DA6F39E7CAFAA0!101-65DA6F39E7CAFAA0!108-65DA6F39E7CAFAA0!1087-c2e82249bbef5b3fa85bc8c0f8cdfc41ca18ab03</text:span></text:p>
      <text:p text:style-name="P1"><text:span text:style-name="T3">DogeFigKid<text:tab/>received_10211732127836306.jpeg</text:span></text:p>
      <text:p text:style-name="P1"><text:span text:style-name="T3">LeftHugQuill<text:tab/>1504034665817.jpg</text:span></text:p>
      <text:p text:style-name="P1"><text:span text:style-name="T3">YakFoxPen<text:tab/>IMG_20170826_153008.jpg</text:span></text:p>
      <text:p text:style-name="P1"><text:span text:style-name="T3">OneHamFox<text:tab/>65DA6F39E7CAFAA0!211</text:span></text:p>
      <text:p text:style-name="P1"><text:span text:style-name="T3">DogeFoxJoke<text:tab/>65DA6F39E7CAFAA0!856</text:span></text:p>
      <text:p text:style-name="P1"><text:span text:style-name="T3">JumpYupAwe<text:tab/>65DA6F39E7CAFAA0!101-65DA6F39E7CAFAA0!108-65DA6F39E7CAFAA0!829-5743ed0d5b3a734da5357c05378fc96ba8484c8a</text:span></text:p>
      <text:p text:style-name="P1"><text:span text:style-name="T3">MawOwlBig<text:tab/>Diazepam(Valium)_DOJ.jpg</text:span></text:p>
      <text:p text:style-name="P1"><text:span text:style-name="T3">BugLogDoge<text:tab/>StorageProviderId=OneDrive&amp;id=65DA6F39E7CAFAA0!967</text:span></text:p>
      <text:p text:style-name="P1"><text:span text:style-name="T3">VinePenAte<text:tab/>65DA6F39E7CAFAA0!855</text:span></text:p>
      <text:p text:style-name="P1"><text:span text:style-name="T3">RightHamRag<text:tab/>StorageProviderId=OneDrive&amp;id=65DA6F39E7CAFAA0!1069</text:span></text:p>
      <text:p text:style-name="P1"><text:span text:style-name="T3">MawRedMaw<text:tab/>received_455685488138103.jpeg</text:span></text:p>
      <text:p text:style-name="P1"><text:span text:style-name="T3">ZooHisPew<text:tab/>65DA6F39E7CAFAA0!101-65DA6F39E7CAFAA0!108-65DA6F39E7CAFAA0!478-8f21bc82a5bda3450274d622810bd2b570005fcf</text:span></text:p>
      <text:p text:style-name="P1"><text:span text:style-name="T3">FoxPenJoke<text:tab/>65DA6F39E7CAFAA0!854</text:span></text:p>
      <text:p text:style-name="P1"><text:span text:style-name="T3">MawDaySew<text:tab/>65DA6F39E7CAFAA0!853</text:span></text:p>
      <text:p text:style-name="P1"><text:span text:style-name="T3">HerCakeIcy<text:tab/>1503340995559.jpg</text:span></text:p>
      <text:p text:style-name="P1"><text:span text:style-name="T3">BlueOafBat<text:tab/>IMG_20170826_152718.jpg</text:span></text:p>
      <text:p text:style-name="P1"><text:span text:style-name="T3">RatZagGad<text:tab/>StorageProviderId=OneDrive&amp;id=65DA6F39E7CAFAA0!1084</text:span></text:p>
      <text:p text:style-name="P1"><text:span text:style-name="T3">RedBigJump<text:tab/>StorageProviderId=OneDrive&amp;id=65DA6F39E7CAFAA0!829</text:span></text:p>
      <text:p text:style-name="P1"><text:span text:style-name="T3">DogTheHis<text:tab/>65DA6F39E7CAFAA0!101-65DA6F39E7CAFAA0!108-65DA6F39E7CAFAA0!1085-be85cccf16b96b803e702d5917d57e86dd7952dd</text:span></text:p>
      <text:p text:style-name="P1"><text:span text:style-name="T3">DownWarAm<text:tab/>IMG_20170617_165507.jpg</text:span></text:p>
      <text:p text:style-name="P1"><text:span text:style-name="T3">SoMugZig<text:tab/>IMG_20170615_211613.jpg</text:span></text:p>
      <text:p text:style-name="P1"><text:span text:style-name="T3">FishQuillLab<text:tab/>IMG_20170811_183944.jpg</text:span></text:p>
      <text:p text:style-name="P1"><text:span text:style-name="T3">AweSwimMaw<text:tab/>StorageProviderId=OneDrive&amp;id=65DA6F39E7CAFAA0!479</text:span></text:p>
      <text:p text:style-name="P1"><text:span text:style-name="T3">OrbWryRod<text:tab/>65DA6F39E7CAFAA0!851</text:span></text:p>
      <text:p text:style-name="P1"><text:span text:style-name="T3">OafBlueBag<text:tab/>65DA6F39E7CAFAA0!101-65DA6F39E7CAFAA0!108-65DA6F39E7CAFAA0!1086-5f98b6bcb4330e3c726ea37e316b024f9936223b</text:span></text:p>
      <text:p text:style-name="P1"><text:span text:style-name="T3">CatForthMad<text:tab/>65DA6F39E7CAFAA0!850</text:span></text:p>
      <text:p text:style-name="P1"><text:span text:style-name="T3">LawSewWag<text:tab/>hdphoto_2017_04_24_21_38_17.png</text:span></text:p>
      <text:p text:style-name="P1"><text:span text:style-name="T3">HogRightPen<text:tab/>65DA6F39E7CAFAA0!101-65DA6F39E7CAFAA0!108-65DA6F39E7CAFAA0!457-f6f2f3d5aa569ffd61bf08721ff95ce716a081cf</text:span></text:p>
      <text:p text:style-name="P1"><text:span text:style-name="T3">SwimGoodAwe<text:tab/>StorageProviderId=OneDrive&amp;id=65DA6F39E7CAFAA0!471</text:span></text:p>
      <text:p text:style-name="P1"><text:span text:style-name="T3">DayIcyBig<text:tab/>65DA6F39E7CAFAA0!101-65DA6F39E7CAFAA0!108-65DA6F39E7CAFAA0!855-b5aa72ddab12a77863bc5941f4f8ddbee36d2b50</text:span></text:p>
      <text:p text:style-name="P1"><text:span text:style-name="T3">LabRichAm<text:tab/>65DA6F39E7CAFAA0!364</text:span></text:p>
      <text:p text:style-name="P1"><text:span text:style-name="T3">AteHogSo<text:tab/>IMG_20170615_211622.jpg</text:span></text:p>
      <text:p text:style-name="P1"><text:span text:style-name="T3">FishWarRod<text:tab/>65DA6F39E7CAFAA0!1097</text:span></text:p>
      <text:p text:style-name="P1"><text:span text:style-name="T3">BagSumTad<text:tab/>65DA6F39E7CAFAA0!101-65DA6F39E7CAFAA0!108-65DA6F39E7CAFAA0!854-5de7bd65671acf265f3baf2a0f6e954650b933bd</text:span></text:p>
      <text:p text:style-name="P1"><text:span text:style-name="T3">OwlFarSew<text:tab/>IMG_20170729_204148.jpg</text:span></text:p>
      <text:p text:style-name="P1"><text:span text:style-name="T3">TheFooCat<text:tab/>StorageProviderId=OneDrive&amp;id=65DA6F39E7CAFAA0!857</text:span></text:p>
      <text:p text:style-name="P1"><text:span text:style-name="T3">OneHamYak<text:tab/>IMG_20170821_153024.jpg</text:span></text:p>
      <text:p text:style-name="P1"><text:span text:style-name="T3">PiePieUrn<text:tab/>StorageProviderId=OneDrive&amp;id=65DA6F39E7CAFAA0!856</text:span></text:p>
      <text:p text:style-name="P1"><text:span text:style-name="T3">TadUpCan<text:tab/>65DA6F39E7CAFAA0!413</text:span></text:p>
      <text:p text:style-name="P1"><text:span text:style-name="T3">LogJokeJoke<text:tab/>IMG_20170821_153134.jpg</text:span></text:p>
      <text:p text:style-name="P1"><text:span text:style-name="T3">BudEyeQuill<text:tab/>IMG_20170703_221927.jpg</text:span></text:p>
      <text:p text:style-name="P1"><text:span text:style-name="T3">ZooVatEye<text:tab/>65DA6F39E7CAFAA0!101-65DA6F39E7CAFAA0!108-65DA6F39E7CAFAA0!208-484d93b35b99a97319048c1d88b1c8380a93b150</text:span></text:p>
      <text:p text:style-name="P1"><text:span text:style-name="T3">HazWryPew<text:tab/>65DA6F39E7CAFAA0!1103</text:span></text:p>
      <text:p text:style-name="P1"><text:span text:style-name="T3">WarBlueTad<text:tab/>65DA6F39E7CAFAA0!101-65DA6F39E7CAFAA0!108-65DA6F39E7CAFAA0!851-5856dd0018fc2c4fa741a4eb072a6876ff6fee20</text:span></text:p>
      <text:p text:style-name="P1"><text:span text:style-name="T3">EmuFigCar<text:tab/>65DA6F39E7CAFAA0!101-65DA6F39E7CAFAA0!108-65DA6F39E7CAFAA0!413-ca65b6b021906cf39059cf7c45df3f4e4f379938</text:span></text:p>
      <text:p text:style-name="P1"><text:span text:style-name="T3">ZigYakYak<text:tab/>65DA6F39E7CAFAA0!101-65DA6F39E7CAFAA0!108-65DA6F39E7CAFAA0!850-7f53945921a30ea9b9f68e75b28cc45b3cf643c7</text:span></text:p>
      <text:p text:style-name="P1"><text:span text:style-name="T3">GoodDayJump<text:tab/>65DA6F39E7CAFAA0!415</text:span></text:p>
      <text:p text:style-name="P1"><text:span text:style-name="T3">MugFoxVine<text:tab/>65DA6F39E7CAFAA0!414</text:span></text:p>
      <text:p text:style-name="P1"><text:span text:style-name="T3">MawLawLaw<text:tab/>65DA6F39E7CAFAA0!101-65DA6F39E7CAFAA0!108-65DA6F39E7CAFAA0!411-76efd413b6f59ed5d6ef8e5689420746f51cf70a</text:span></text:p>
      <text:p text:style-name="P1"><text:span text:style-name="T3">WarAmBag<text:tab/>65DA6F39E7CAFAA0!209</text:span></text:p>
      <text:p text:style-name="P1"><text:span text:style-name="T3">FigBarZig<text:tab/>65DA6F39E7CAFAA0!101-65DA6F39E7CAFAA0!108-65DA6F39E7CAFAA0!418-0b09f1898316a5b6bfb9507a2f24486caca644ab</text:span></text:p>
      <text:p text:style-name="P1"><text:span text:style-name="T3">ImpSumKoi<text:tab/>IMG_20170427_061338.jpg</text:span></text:p>
      <text:p text:style-name="P1"><text:span text:style-name="T3">GemHazVat<text:tab/>65DA6F39E7CAFAA0!101-65DA6F39E7CAFAA0!108-65DA6F39E7CAFAA0!415-46232415960aad5f45e46ebe33b159a2cb52e914</text:span></text:p>
      <text:p text:style-name="P1"><text:span text:style-name="T3">PenHamUgh<text:tab/>65DA6F39E7CAFAA0!1111</text:span></text:p>
      <text:p text:style-name="P1"><text:span text:style-name="T3">WryJoyCan<text:tab/>65DA6F39E7CAFAA0!101-65DA6F39E7CAFAA0!108-65DA6F39E7CAFAA0!1110-779a1cb5f6de206462ae4c8cdf2922123f53c737</text:span></text:p>
      <text:p text:style-name="P1"><text:span text:style-name="T3">DogeBarMug<text:tab/>StorageProviderId=OneDrive&amp;id=65DA6F39E7CAFAA0!1177</text:span></text:p>
      <text:p text:style-name="P1"><text:span text:style-name="T3">ForthPewVat<text:tab/>65DA6F39E7CAFAA0!101-65DA6F39E7CAFAA0!108-65DA6F39E7CAFAA0!1111-085dd8fba28df17c7286b9a232cafe812ee7bbc3</text:span></text:p>
      <text:p text:style-name="P1"><text:span text:style-name="T3">BarUghVine<text:tab/>65DA6F39E7CAFAA0!463</text:span></text:p>
      <text:p text:style-name="P1"><text:span text:style-name="T3">AweAweWag<text:tab/>65DA6F39E7CAFAA0!101-65DA6F39E7CAFAA0!108-65DA6F39E7CAFAA0!157-35fb2a933bd28bf5617034ff6ff9025ec48f1b63</text:span></text:p>
      <text:p text:style-name="P1"><text:span text:style-name="T3">LogBugBug<text:tab/>65DA6F39E7CAFAA0!101-65DA6F39E7CAFAA0!108-65DA6F39E7CAFAA0!466-21b0ba7bb7cad2aaba9a8016c7962345550a3df6</text:span></text:p>
      <text:p text:style-name="P1"><text:span text:style-name="T3">JokeRagHog<text:tab/>65DA6F39E7CAFAA0!101-65DA6F39E7CAFAA0!108-65DA6F39E7CAFAA0!414-9b93b300f190f70ffe29c6d578bc1b419bb06aa1</text:span></text:p>
      <text:p text:style-name="P1"><text:span text:style-name="T3">EyeTwoBat<text:tab/>65DA6F39E7CAFAA0!615</text:span></text:p>
      <text:p text:style-name="P1"><text:span text:style-name="T3">EyeOafDown<text:tab/>65DA6F39E7CAFAA0!101-65DA6F39E7CAFAA0!108-65DA6F39E7CAFAA0!978-d4c4064df5c0c449845ea42867b087448afa86a5</text:span></text:p>
      <text:p text:style-name="P1"><text:span text:style-name="T3">UghBarKid<text:tab/>65DA6F39E7CAFAA0!1312</text:span></text:p>
      <text:p text:style-name="P1"><text:span text:style-name="T3">CanCatForth<text:tab/>65DA6F39E7CAFAA0!476</text:span></text:p>
      <text:p text:style-name="P1"><text:span text:style-name="T3">TheOafRod<text:tab/>65DA6F39E7CAFAA0!101-65DA6F39E7CAFAA0!108-65DA6F39E7CAFAA0!467-2031dbbcd4af7a81f1ce3c70a01037be3108399d</text:span></text:p>
      <text:p text:style-name="P1"><text:span text:style-name="T3">GoodPieOwl<text:tab/>65DA6F39E7CAFAA0!101-65DA6F39E7CAFAA0!108-65DA6F39E7CAFAA0!979-ba73b16138b7cc567a2249eb3526697809065286</text:span></text:p>
      <text:p text:style-name="P1"><text:span text:style-name="T3">RedLawLaw<text:tab/>65DA6F39E7CAFAA0!762</text:span></text:p>
      <text:p text:style-name="P1"><text:span text:style-name="T3">TruckPieA<text:tab/>65DA6F39E7CAFAA0!443</text:span></text:p>
      <text:p text:style-name="P1"><text:span text:style-name="T3">SwimCakeTruck<text:tab/>65DA6F39E7CAFAA0!101-65DA6F39E7CAFAA0!108-65DA6F39E7CAFAA0!477-ebad4c317002d43d61f9748d4e8e678322ebce6b</text:span></text:p>
      <text:p text:style-name="P1"><text:span text:style-name="T3">UpLeftEye<text:tab/>65DA6F39E7CAFAA0!101-65DA6F39E7CAFAA0!108-65DA6F39E7CAFAA0!470-998fe52dab2df531fae0707915aefc2530f12ab3</text:span></text:p>
      <text:p text:style-name="P1"><text:span text:style-name="T3">UpRichLab<text:tab/>StorageProviderId=OneDrive&amp;id=65DA6F39E7CAFAA0!447</text:span></text:p>
      <text:p text:style-name="P1"><text:span text:style-name="T3">AteLogZig<text:tab/>65DA6F39E7CAFAA0!441</text:span></text:p>
      <text:p text:style-name="P1"><text:span text:style-name="T3">BarMugUgh<text:tab/>StorageProviderId=OneDrive&amp;id=65DA6F39E7CAFAA0!446</text:span></text:p>
      <text:p text:style-name="P1"><text:span text:style-name="T3">SoCarBug<text:tab/>65DA6F39E7CAFAA0!440</text:span></text:p>
      <text:p text:style-name="P1"><text:span text:style-name="T3">FishTwoUp<text:tab/>65DA6F39E7CAFAA0!101-65DA6F39E7CAFAA0!108-65DA6F39E7CAFAA0!476-e35e18f7b96caeca4093498c71c3b18e62947ad9</text:span></text:p>
      <text:p text:style-name="P1"><text:span text:style-name="T3">CarVineDoge<text:tab/>65DA6F39E7CAFAA0!101-65DA6F39E7CAFAA0!108-65DA6F39E7CAFAA0!446-e7d1fdd501b7562602784886b851835a103d996d</text:span></text:p>
      <text:p text:style-name="P1"><text:span text:style-name="T3">JokeUghFig<text:tab/>65DA6F39E7CAFAA0!101-65DA6F39E7CAFAA0!108-65DA6F39E7CAFAA0!447-3364365928d51da59ba2bc9520a163402b1040f7</text:span></text:p>
      <text:p text:style-name="P1"><text:span text:style-name="T3">HamAteKid<text:tab/>IMG_20170704_195801.jpg</text:span></text:p>
      <text:p text:style-name="P1"><text:span text:style-name="T3">SeaMadForth<text:tab/>StorageProviderId=OneDrive&amp;id=65DA6F39E7CAFAA0!455</text:span></text:p>
      <text:p text:style-name="P1"><text:span text:style-name="T3">MuchRodAmaze<text:tab/>65DA6F39E7CAFAA0!453</text:span></text:p>
      <text:p text:style-name="P1"><text:span text:style-name="T3">FigPenFig<text:tab/>StorageProviderId=OneDrive&amp;id=65DA6F39E7CAFAA0!454</text:span></text:p>
      <text:p text:style-name="P1"><text:span text:style-name="T3">DogeFoxBar<text:tab/>65DA6F39E7CAFAA0!452</text:span></text:p>
      <text:p text:style-name="P1"><text:span text:style-name="T3">FoxHogVine<text:tab/>65DA6F39E7CAFAA0!101-65DA6F39E7CAFAA0!108-65DA6F39E7CAFAA0!443-19ed416fc9a812c8622f8e086114434550ba83ea</text:span></text:p>
      <text:p text:style-name="P1"><text:span text:style-name="T3">WowMawSwim<text:tab/>StorageProviderId=OneDrive&amp;id=65DA6F39E7CAFAA0!453</text:span></text:p>
      <text:p text:style-name="P1"><text:span text:style-name="T3">MawNorthIcy<text:tab/>65DA6F39E7CAFAA0!455</text:span></text:p>
      <text:p text:style-name="P1"><text:span text:style-name="T3">HogMugZig<text:tab/>65DA6F39E7CAFAA0!101-65DA6F39E7CAFAA0!108-65DA6F39E7CAFAA0!440-e762c3b8a2641a4c97ee72e95818067d4acfbd50</text:span></text:p>
      <text:p text:style-name="P1"><text:span text:style-name="T3">AmazeAmTwo<text:tab/>3d63684337597980</text:span></text:p>
      <text:p text:style-name="P1"><text:span text:style-name="T3">TheRichZoo<text:tab/>IMG_20170426_091018.jpg</text:span></text:p>
      <text:p text:style-name="P1"><text:span text:style-name="T3">BigRedIcy<text:tab/>65DA6F39E7CAFAA0!101-65DA6F39E7CAFAA0!108-65DA6F39E7CAFAA0!453-82ab35a52babfb3ae142ecb37edc2c8bfc65615a</text:span></text:p>
      <text:p text:style-name="P1"><text:span text:style-name="T3">DogAmBag<text:tab/>StorageProviderId=OneDrive&amp;id=65DA6F39E7CAFAA0!451</text:span></text:p>
      <text:p text:style-name="P1"><text:span text:style-name="T3">PalSumEgg<text:tab/>3d63684338212370</text:span></text:p>
      <text:p text:style-name="P1"><text:span text:style-name="T3">FigRagDoge<text:tab/>65DA6F39E7CAFAA0!457</text:span></text:p>
      <text:p text:style-name="P1"><text:span text:style-name="T3">HamYakRag<text:tab/>65DA6F39E7CAFAA0!101-65DA6F39E7CAFAA0!108-65DA6F39E7CAFAA0!441-55eea6a4221ae637d572f15d65886b3463f8e794</text:span></text:p>
      <text:p text:style-name="P1"><text:span text:style-name="T3">AweTruckYup<text:tab/>StorageProviderId=OneDrive&amp;id=65DA6F39E7CAFAA0!450</text:span></text:p>
      <text:p text:style-name="P1"><text:span text:style-name="T3">UrnJumpSwim<text:tab/>65DA6F39E7CAFAA0!456</text:span></text:p>
      <text:p text:style-name="P1"><text:span text:style-name="T3">ZagHugTwo<text:tab/>65DA6F39E7CAFAA0!101-65DA6F39E7CAFAA0!108-65DA6F39E7CAFAA0!455-aa54974853f83302ab182d78c52b4081f19477d8</text:span></text:p>
      <text:p text:style-name="P1"><text:span text:style-name="T3">AmPalJoy<text:tab/>65DA6F39E7CAFAA0!101-65DA6F39E7CAFAA0!108-65DA6F39E7CAFAA0!458-64e78bb9262b2f5a8c2e5844726bb58fdfedb06f</text:span></text:p>
      <text:p text:style-name="P1"><text:span text:style-name="T3">HisJoyOaf<text:tab/>2019-01-28 (1)</text:span></text:p>
      <text:p text:style-name="P1"><text:span text:style-name="T3">AteYakVine<text:tab/>StorageProviderId=OneDrive&amp;id=65DA6F39E7CAFAA0!158</text:span></text:p>
      <text:p text:style-name="P1"><text:span text:style-name="T3">SwimFlySew<text:tab/>65DA6F39E7CAFAA0!101-65DA6F39E7CAFAA0!108-65DA6F39E7CAFAA0!1149-c8647b918ea72ed4d01115137496772c9f120b31</text:span></text:p>
      <text:p text:style-name="P1"><text:span text:style-name="T3">WeeLogTax<text:tab/>65DA6F39E7CAFAA0!1153</text:span></text:p>
      <text:p text:style-name="P1"><text:span text:style-name="T3">TaxLogZig<text:tab/>65DA6F39E7CAFAA0!1155</text:span></text:p>
      <text:p text:style-name="P1"><text:span text:style-name="T3">BugMugOne<text:tab/>65DA6F39E7CAFAA0!1156</text:span></text:p>
      <text:p text:style-name="P1"><text:span text:style-name="T3">HisTheImp<text:tab/>65DA6F39E7CAFAA0!1158</text:span></text:p>
      <text:p text:style-name="P1"><text:span text:style-name="T3">WagABig<text:tab/>65DA6F39E7CAFAA0!101-65DA6F39E7CAFAA0!108-65DA6F39E7CAFAA0!1171-e08b19f40d0dc3867e1c08097d0225a70854eccc</text:span></text:p>
      <text:p text:style-name="P1"><text:span text:style-name="T3">RightDogeBar<text:tab/>65DA6F39E7CAFAA0!101-65DA6F39E7CAFAA0!108-65DA6F39E7CAFAA0!1150-d275892e3f7e803c1c57aa446a4606dc6ae0b8f9</text:span></text:p>
      <text:p text:style-name="P1"><text:span text:style-name="T3">DownForthEye<text:tab/>3d63684335050833</text:span></text:p>
      <text:p text:style-name="P1"><text:span text:style-name="T3">ZooBudDown<text:tab/>IMG_20170831_204312.jpg</text:span></text:p>
      <text:p text:style-name="P1"><text:span text:style-name="T3">TwoDownQuill<text:tab/>65DA6F39E7CAFAA0!101-65DA6F39E7CAFAA0!108-65DA6F39E7CAFAA0!116-8e5e719433a0323c76de21c0b941b1259a42e8c3</text:span></text:p>
      <text:p text:style-name="P1"><text:span text:style-name="T3">WeeZigVine<text:tab/>65DA6F39E7CAFAA0!101-65DA6F39E7CAFAA0!108-65DA6F39E7CAFAA0!1163-05e463ce2e70cc3501d1eda9c3cc96ec94604e32</text:span></text:p>
      <text:p text:style-name="P1"><text:span text:style-name="T3">LogUghEmu<text:tab/>65DA6F39E7CAFAA0!1167</text:span></text:p>
      <text:p text:style-name="P1"><text:span text:style-name="T3">SoRightHog<text:tab/>65DA6F39E7CAFAA0!101-65DA6F39E7CAFAA0!108-65DA6F39E7CAFAA0!1165-d96d231bb5408229c1f4518408a3c0807a4e5fdd</text:span></text:p>
      <text:p text:style-name="P1"><text:span text:style-name="T3">VoltWryGad<text:tab/>65DA6F39E7CAFAA0!101-65DA6F39E7CAFAA0!108-65DA6F39E7CAFAA0!1167-5e950112d56554e61b6289e8480c1ce000a1d2e2</text:span></text:p>
      <text:p text:style-name="P1"><text:span text:style-name="T3">APieSew<text:tab/>65DA6F39E7CAFAA0!1170</text:span></text:p>
      <text:p text:style-name="P1"><text:span text:style-name="T3">LeftVoltWar<text:tab/>65DA6F39E7CAFAA0!101-65DA6F39E7CAFAA0!108-65DA6F39E7CAFAA0!1156-838f74009b6a8de849e836825be89e121b9503e0</text:span></text:p>
      <text:p text:style-name="P1"><text:span text:style-name="T3">BatBudWolf<text:tab/>65DA6F39E7CAFAA0!1171</text:span></text:p>
      <text:p text:style-name="P1"><text:span text:style-name="T3">LeftBlueVat<text:tab/>65DA6F39E7CAFAA0!101-65DA6F39E7CAFAA0!108-65DA6F39E7CAFAA0!117-d71065b1b52bab9bcb17a338afbddda38250f6ef</text:span></text:p>
      <text:p text:style-name="P1"><text:span text:style-name="T3">WeeBugRight<text:tab/>StorageProviderId=OneDrive&amp;id=65DA6F39E7CAFAA0!706</text:span></text:p>
      <text:p text:style-name="P1"><text:span text:style-name="T3">LogLogDoge<text:tab/>65DA6F39E7CAFAA0!1187</text:span></text:p>
      <text:p text:style-name="P1"><text:span text:style-name="T3">KoiGadBud<text:tab/>65DA6F39E7CAFAA0!481</text:span></text:p>
      <text:p text:style-name="P1"><text:span text:style-name="T3">YewImpZoo<text:tab/>65DA6F39E7CAFAA0!480</text:span></text:p>
      <text:p text:style-name="P1"><text:span text:style-name="T3">OwlOwlLaw<text:tab/>65DA6F39E7CAFAA0!101-65DA6F39E7CAFAA0!108-65DA6F39E7CAFAA0!1170-2b1e0b13a40115890f264e0746ffab86fad886dd</text:span></text:p>
      <text:p text:style-name="P1"><text:span text:style-name="T3">MadBudCat<text:tab/>received_10211685050539403.jpeg</text:span></text:p>
      <text:p text:style-name="P1"><text:span text:style-name="T3">EggUpTad<text:tab/>65DA6F39E7CAFAA0!101-65DA6F39E7CAFAA0!108-65DA6F39E7CAFAA0!483-97607b0f185d11fc7a75e451cea8afaa0f63c4dd</text:span></text:p>
      <text:p text:style-name="P1"><text:span text:style-name="T3">EyeEggCat<text:tab/>65DA6F39E7CAFAA0!1175</text:span></text:p>
      <text:p text:style-name="P1"><text:span text:style-name="T3">EmuWeeCar<text:tab/>65DA6F39E7CAFAA0!485</text:span></text:p>
      <text:p text:style-name="P1"><text:span text:style-name="T3">SewGoodTruck<text:tab/>65DA6F39E7CAFAA0!101-65DA6F39E7CAFAA0!108-65DA6F39E7CAFAA0!1175-f355ebde6167286cce7b508285ad9b593ef96591</text:span></text:p>
      <text:p text:style-name="P1"><text:span text:style-name="T3">EmuWeeJoke<text:tab/>65DA6F39E7CAFAA0!1176</text:span></text:p>
      <text:p text:style-name="P1"><text:span text:style-name="T3">DogeRagBar<text:tab/>65DA6F39E7CAFAA0!101-65DA6F39E7CAFAA0!108-65DA6F39E7CAFAA0!484-4f30d8aadf57d1a002cfd416cc817c4855bddfee</text:span></text:p>
      <text:p text:style-name="P1"><text:span text:style-name="T3">FlyDayYup<text:tab/>65DA6F39E7CAFAA0!1177</text:span></text:p>
      <text:p text:style-name="P1"><text:span text:style-name="T3">BagBatOaf<text:tab/>65DA6F39E7CAFAA0!1180</text:span></text:p>
      <text:p text:style-name="P1"><text:span text:style-name="T3">BarCarZig<text:tab/>65DA6F39E7CAFAA0!1181</text:span></text:p>
      <text:p text:style-name="P1"><text:span text:style-name="T3">AmVatPew<text:tab/>65DA6F39E7CAFAA0!1182</text:span></text:p>
      <text:p text:style-name="P1"><text:span text:style-name="T3">CakeUrnGood<text:tab/>65DA6F39E7CAFAA0!101-65DA6F39E7CAFAA0!108-65DA6F39E7CAFAA0!1176-d7f9943a2660c7569d1c88b7323f4f948d763b32</text:span></text:p>
      <text:p text:style-name="P1"><text:span text:style-name="T3">YewHisSum<text:tab/>65DA6F39E7CAFAA0!101-65DA6F39E7CAFAA0!108-65DA6F39E7CAFAA0!628-8b3d03138de1d1055e1533539c793d333bcf89e2</text:span></text:p>
      <text:p text:style-name="P1"><text:span text:style-name="T3">EarSewYup<text:tab/>65DA6F39E7CAFAA0!1183</text:span></text:p>
      <text:p text:style-name="P1"><text:span text:style-name="T3">PewHisUp<text:tab/>65DA6F39E7CAFAA0!101-65DA6F39E7CAFAA0!108-65DA6F39E7CAFAA0!1180-b6f4c4eab2e9abbeafe4dc245e3fec5fea1d92f6</text:span></text:p>
      <text:p text:style-name="P1"><text:span text:style-name="T3">DogeYakTax<text:tab/>65DA6F39E7CAFAA0!1184</text:span></text:p>
      <text:p text:style-name="P1"><text:span text:style-name="T3">RedRedHer<text:tab/>65DA6F39E7CAFAA0!1185</text:span></text:p>
      <text:p text:style-name="P1"><text:span text:style-name="T3">LawAweOwl<text:tab/>StorageProviderId=OneDrive&amp;id=65DA6F39E7CAFAA0!708</text:span></text:p>
      <text:p text:style-name="P1"><text:span text:style-name="T3">GoodCakeFar<text:tab/>65DA6F39E7CAFAA0!1189</text:span></text:p>
      <text:p text:style-name="P1"><text:span text:style-name="T3">WarZooZag<text:tab/>StorageProviderId=OneDrive&amp;id=65DA6F39E7CAFAA0!476</text:span></text:p>
      <text:p text:style-name="P1"><text:span text:style-name="T3">LabForthHug<text:tab/>IMG_20170703_221526.jpg</text:span></text:p>
      <text:p text:style-name="P1"><text:span text:style-name="T3">DayDayBig<text:tab/>received_1164219193635849.jpeg</text:span></text:p>
      <text:p text:style-name="P1"><text:span text:style-name="T3">GadEggBlue<text:tab/>1504034610235.jpg</text:span></text:p>
      <text:p text:style-name="P1"><text:span text:style-name="T3">SewFarHer<text:tab/>FB_IMG_1504029371354.jpg</text:span></text:p>
      <text:p text:style-name="P1"><text:span text:style-name="T3">FlyNorthEar<text:tab/>StorageProviderId=OneDrive&amp;id=65DA6F39E7CAFAA0!850</text:span></text:p>
      <text:p text:style-name="P1"><text:span text:style-name="T3">LeftBlueWry<text:tab/>IMG_20170827_170726.jpg</text:span></text:p>
      <text:p text:style-name="P1"><text:span text:style-name="T3">HisHazZag<text:tab/>StorageProviderId=OneDrive&amp;id=65DA6F39E7CAFAA0!1169</text:span></text:p>
      <text:p text:style-name="P1"><text:span text:style-name="T3">BudHazPal<text:tab/>IMG_20170827_165150.jpg</text:span></text:p>
      <text:p text:style-name="P1"><text:span text:style-name="T3">WryTheTad<text:tab/>StorageProviderId=OneDrive&amp;id=65DA6F39E7CAFAA0!1167</text:span></text:p>
      <text:p text:style-name="P1"><text:span text:style-name="T3">ForthDownQuill<text:tab/>IMG_20170826_153315.jpg</text:span></text:p>
      <text:p text:style-name="P1"><text:span text:style-name="T3">WagLawTruck<text:tab/>StorageProviderId=OneDrive&amp;id=65DA6F39E7CAFAA0!1164</text:span></text:p>
      <text:p text:style-name="P1"><text:span text:style-name="T3">LeftWolfQuill<text:tab/>IMG_20170826_153240.jpg</text:span></text:p>
      <text:p text:style-name="P1"><text:span text:style-name="T3">HisJoyLeft<text:tab/>StorageProviderId=OneDrive&amp;id=65DA6F39E7CAFAA0!1163</text:span></text:p>
      <text:p text:style-name="P1"><text:span text:style-name="T3">WolfPalYew<text:tab/>65DA6F39E7CAFAA0!101-65DA6F39E7CAFAA0!108-65DA6F39E7CAFAA0!284-d4e4e660937bd4b96d6a353fa519429260c1e29a</text:span></text:p>
      <text:p text:style-name="P1"><text:span text:style-name="T3">YakEmuUgh<text:tab/>IMG_20170826_153112.jpg</text:span></text:p>
      <text:p text:style-name="P1"><text:span text:style-name="T3">UrnSewNorth<text:tab/>StorageProviderId=OneDrive&amp;id=65DA6F39E7CAFAA0!1160</text:span></text:p>
      <text:p text:style-name="P1"><text:span text:style-name="T3">AmazeRodBud<text:tab/>65DA6F39E7CAFAA0!101-65DA6F39E7CAFAA0!108-65DA6F39E7CAFAA0!610-8d62972ed31de9c5285df63dc1efd965841d6039</text:span></text:p>
      <text:p text:style-name="P1"><text:span text:style-name="T3">OrbRichThe<text:tab/>IMG_20170826_153101.jpg</text:span></text:p>
      <text:p text:style-name="P1"><text:span text:style-name="T3">KidTaxZig<text:tab/>StorageProviderId=OneDrive&amp;id=65DA6F39E7CAFAA0!1159</text:span></text:p>
      <text:p text:style-name="P1"><text:span text:style-name="T3">TwoDownBag<text:tab/>StorageProviderId=OneDrive&amp;id=65DA6F39E7CAFAA0!990</text:span></text:p>
      <text:p text:style-name="P1"><text:span text:style-name="T3">DayFarMaw<text:tab/>65DA6F39E7CAFAA0!677</text:span></text:p>
      <text:p text:style-name="P1"><text:span text:style-name="T3">NewVatRat<text:tab/>IMG_20170826_153046.jpg</text:span></text:p>
      <text:p text:style-name="P1"><text:span text:style-name="T3">OrbDogRat<text:tab/>StorageProviderId=OneDrive&amp;id=65DA6F39E7CAFAA0!1157</text:span></text:p>
      <text:p text:style-name="P1"><text:span text:style-name="T3">FooHugEgg<text:tab/>StorageProviderId=OneDrive&amp;id=65DA6F39E7CAFAA0!1156</text:span></text:p>
      <text:p text:style-name="P1"><text:span text:style-name="T3">BarSoHog<text:tab/>StorageProviderId=OneDrive&amp;id=65DA6F39E7CAFAA0!1154</text:span></text:p>
      <text:p text:style-name="P1"><text:span text:style-name="T3">VoltLeftBlue<text:tab/>IMG_20170704_200551.jpg</text:span></text:p>
      <text:p text:style-name="P1"><text:span text:style-name="T3">PewTadCat<text:tab/>65DA6F39E7CAFAA0!508</text:span></text:p>
      <text:p text:style-name="P1"><text:span text:style-name="T3">CatEggRod<text:tab/>65DA6F39E7CAFAA0!1260</text:span></text:p>
      <text:p text:style-name="P1"><text:span text:style-name="T3">HisRodWar<text:tab/>IMG_20170826_151319.jpg</text:span></text:p>
      <text:p text:style-name="P1"><text:span text:style-name="T3">AmazeOrbOaf<text:tab/>StorageProviderId=OneDrive&amp;id=65DA6F39E7CAFAA0!1153</text:span></text:p>
      <text:p text:style-name="P1"><text:span text:style-name="T3">DogeZigTax<text:tab/>StorageProviderId=OneDrive&amp;id=65DA6F39E7CAFAA0!1151</text:span></text:p>
      <text:p text:style-name="P1"><text:span text:style-name="T3">ForthVoltForth<text:tab/>IMG_20170826_151005.jpg</text:span></text:p>
      <text:p text:style-name="P1"><text:span text:style-name="T3">QuillUpFoo<text:tab/>IMG_20170826_151001.jpg</text:span></text:p>
      <text:p text:style-name="P1"><text:span text:style-name="T3">RatMuchDown<text:tab/>StorageProviderId=OneDrive&amp;id=65DA6F39E7CAFAA0!1150</text:span></text:p>
      <text:p text:style-name="P1"><text:span text:style-name="T3">TruckWagFar<text:tab/>IMG_20170426_235437.jpg</text:span></text:p>
      <text:p text:style-name="P1"><text:span text:style-name="T3">LogHogSo<text:tab/>StorageProviderId=OneDrive&amp;id=65DA6F39E7CAFAA0!1149</text:span></text:p>
      <text:p text:style-name="P1"><text:span text:style-name="T3">RodTadBlue<text:tab/>StorageProviderId=OneDrive&amp;id=65DA6F39E7CAFAA0!1148</text:span></text:p>
      <text:p text:style-name="P1"><text:span text:style-name="T3">KidUghEmu<text:tab/>65DA6F39E7CAFAA0!101-65DA6F39E7CAFAA0!108-65DA6F39E7CAFAA0!1230-b424c47f7e80d266f8c72f72c2f455bb79168162</text:span></text:p>
      <text:p text:style-name="P1"><text:span text:style-name="T3">RichHazTad<text:tab/>65DA6F39E7CAFAA0!1250</text:span></text:p>
      <text:p text:style-name="P1"><text:span text:style-name="T3">AIcyBig<text:tab/>IMG_20170824_143919.jpg</text:span></text:p>
      <text:p text:style-name="P1"><text:span text:style-name="T3">FarAweUrn<text:tab/>StorageProviderId=OneDrive&amp;id=65DA6F39E7CAFAA0!1114</text:span></text:p>
      <text:p text:style-name="P1"><text:span text:style-name="T3">CakeDayAwe<text:tab/>StorageProviderId=OneDrive&amp;id=65DA6F39E7CAFAA0!1110</text:span></text:p>
      <text:p text:style-name="P1"><text:span text:style-name="T3">IcyDayPie<text:tab/>StorageProviderId=OneDrive&amp;id=65DA6F39E7CAFAA0!1111</text:span></text:p>
      <text:p text:style-name="P1"><text:span text:style-name="T3">QuillMadOaf<text:tab/>received_10203720708895401.jpeg</text:span></text:p>
      <text:p text:style-name="P1"><text:span text:style-name="T3">RightDogeEmu<text:tab/>IMG_20170818_023332.jpg</text:span></text:p>
      <text:p text:style-name="P1"><text:span text:style-name="T3">EggGadVat<text:tab/>65DA6F39E7CAFAA0!101-65DA6F39E7CAFAA0!108-65DA6F39E7CAFAA0!335-32d06693456abef44f5c9484ba699402a5f7a950</text:span></text:p>
      <text:p text:style-name="P1"><text:span text:style-name="T3">WeeHamDoge<text:tab/>65DA6F39E7CAFAA0!101-65DA6F39E7CAFAA0!108-65DA6F39E7CAFAA0!671-d1987807ef15185fd65ba4d8620e015278305b86</text:span></text:p>
      <text:p text:style-name="P1"><text:span text:style-name="T3">LeftAmZag<text:tab/>IMG_20170818_023136.jpg</text:span></text:p>
      <text:p text:style-name="P1"><text:span text:style-name="T3">HisCatCan<text:tab/>65DA6F39E7CAFAA0!101-65DA6F39E7CAFAA0!108-65DA6F39E7CAFAA0!1183-0181cd81624d5577f0c7d2d88599c0006e5ed798</text:span></text:p>
      <text:p text:style-name="P1"><text:span text:style-name="T3">AteCarBar<text:tab/>65DA6F39E7CAFAA0!1190</text:span></text:p>
      <text:p text:style-name="P1"><text:span text:style-name="T3">JumpEarA<text:tab/>65DA6F39E7CAFAA0!101-65DA6F39E7CAFAA0!108-65DA6F39E7CAFAA0!1185-d0c49c2a4976ce828671ce4d37e027817f6d2c8b</text:span></text:p>
      <text:p text:style-name="P1"><text:span text:style-name="T3">IcyWowOwl<text:tab/>1504292758380.jpg</text:span></text:p>
      <text:p text:style-name="P1"><text:span text:style-name="T3">BarMugWee<text:tab/>IMG_20170630_215501.jpg</text:span></text:p>
      <text:p text:style-name="P1"><text:span text:style-name="T3">CarBarUgh<text:tab/>65DA6F39E7CAFAA0!1191</text:span></text:p>
      <text:p text:style-name="P1"><text:span text:style-name="T3">BlueBudDown<text:tab/>65DA6F39E7CAFAA0!1192</text:span></text:p>
      <text:p text:style-name="P1"><text:span text:style-name="T3">BugBugLog<text:tab/>65DA6F39E7CAFAA0!1193</text:span></text:p>
      <text:p text:style-name="P1"><text:span text:style-name="T3">PieYupWow<text:tab/>received_10211673146561811.gif</text:span></text:p>
      <text:p text:style-name="P1"><text:span text:style-name="T3">SumMuchSum<text:tab/>StorageProviderId=OneDrive&amp;id=65DA6F39E7CAFAA0!972</text:span></text:p>
      <text:p text:style-name="P1"><text:span text:style-name="T3">PalLabRich<text:tab/>IMG_20170617_200700.jpg</text:span></text:p>
      <text:p text:style-name="P1"><text:span text:style-name="T3">ImpYewMuch<text:tab/>IMG_20170701_210008.jpg</text:span></text:p>
      <text:p text:style-name="P1"><text:span text:style-name="T3">ZagYewVat<text:tab/>IMG_20170701_205935.jpg</text:span></text:p>
      <text:p text:style-name="P1"><text:span text:style-name="T3">ImpRatPal<text:tab/>StorageProviderId=OneDrive&amp;id=65DA6F39E7CAFAA0!412</text:span></text:p>
      <text:p text:style-name="P1"><text:span text:style-name="T3">RichOrbRich<text:tab/>StorageProviderId=OneDrive&amp;id=65DA6F39E7CAFAA0!413</text:span></text:p>
      <text:p text:style-name="P1"><text:span text:style-name="T3">VineOneBar<text:tab/>IMG_20170701_165611.jpg</text:span></text:p>
      <text:p text:style-name="P1"><text:span text:style-name="T3">FarFarJump<text:tab/>StorageProviderId=OneDrive&amp;id=65DA6F39E7CAFAA0!414</text:span></text:p>
      <text:p text:style-name="P1"><text:span text:style-name="T3">YupPieBig<text:tab/>StorageProviderId=OneDrive&amp;id=65DA6F39E7CAFAA0!418</text:span></text:p>
      <text:p text:style-name="P1"><text:span text:style-name="T3">YewForthLab<text:tab/>IMG_20170619_212901.jpg</text:span></text:p>
      <text:p text:style-name="P1"><text:span text:style-name="T3">BugHogEmu<text:tab/>StorageProviderId=OneDrive&amp;id=65DA6F39E7CAFAA0!443</text:span></text:p>
      <text:p text:style-name="P1"><text:span text:style-name="T3">RichTheWry<text:tab/>IMG_20170620_155005.jpg</text:span></text:p>
      <text:p text:style-name="P1"><text:span text:style-name="T3">SewYupTruck<text:tab/>IMG_20170619_212918.jpg</text:span></text:p>
      <text:p text:style-name="P1"><text:span text:style-name="T3">EmuVineBug<text:tab/>IMG_20170619_014803.jpg</text:span></text:p>
      <text:p text:style-name="P1"><text:span text:style-name="T3">PewVatVolt<text:tab/>IMG_20170619_013456.jpg</text:span></text:p>
      <text:p text:style-name="P1"><text:span text:style-name="T3">HugWarGad<text:tab/>IMG_20170618_082449.jpg</text:span></text:p>
      <text:p text:style-name="P1"><text:span text:style-name="T3">SewIcyWag<text:tab/>StorageProviderId=OneDrive&amp;id=65DA6F39E7CAFAA0!467</text:span></text:p>
      <text:p text:style-name="P1"><text:span text:style-name="T3">SoFoxAte<text:tab/>IMG_20170617_200842.jpg</text:span></text:p>
      <text:p text:style-name="P1"><text:span text:style-name="T3">HisPewMuch<text:tab/>StorageProviderId=OneDrive&amp;id=65DA6F39E7CAFAA0!463</text:span></text:p>
      <text:p text:style-name="P1"><text:span text:style-name="T3">RightZigEmu<text:tab/>StorageProviderId=OneDrive&amp;id=65DA6F39E7CAFAA0!470</text:span></text:p>
      <text:p text:style-name="P1"><text:span text:style-name="T3">TadSumLeft<text:tab/>IMG_20170614_213035.jpg</text:span></text:p>
      <text:p text:style-name="P1"><text:span text:style-name="T3">ZagFishDog<text:tab/>StorageProviderId=OneDrive&amp;id=65DA6F39E7CAFAA0!483</text:span></text:p>
      <text:p text:style-name="P1"><text:span text:style-name="T3">UrnLawGood<text:tab/>StorageProviderId=OneDrive&amp;id=65DA6F39E7CAFAA0!486</text:span></text:p>
      <text:p text:style-name="P1"><text:span text:style-name="T3">MawFarWag<text:tab/>StorageProviderId=OneDrive&amp;id=65DA6F39E7CAFAA0!116</text:span></text:p>
      <text:p text:style-name="P1"><text:span text:style-name="T3">WowSwimTruck<text:tab/>1497302692208.jpg</text:span></text:p>
      <text:p text:style-name="P1"><text:span text:style-name="T3">FoxFigMug<text:tab/>StorageProviderId=OneDrive&amp;id=65DA6F39E7CAFAA0!117</text:span></text:p>
      <text:p text:style-name="P1"><text:span text:style-name="T3">GadWryNew<text:tab/>StorageProviderId=OneDrive&amp;id=65DA6F39E7CAFAA0!208</text:span></text:p>
      <text:p text:style-name="P1"><text:span text:style-name="T3">CarEmuUgh<text:tab/>IMG_20170729_204314.jpg</text:span></text:p>
      <text:p text:style-name="P1"><text:span text:style-name="T3">AteVineLog<text:tab/>StorageProviderId=OneDrive&amp;id=65DA6F39E7CAFAA0!852</text:span></text:p>
      <text:p text:style-name="P1"><text:span text:style-name="T3">OrbOafGad<text:tab/>IMG_20170729_204251.jpg</text:span></text:p>
      <text:p text:style-name="P1"><text:span text:style-name="T3">QuillAmVat<text:tab/>StorageProviderId=OneDrive&amp;id=65DA6F39E7CAFAA0!678</text:span></text:p>
      <text:p text:style-name="P1"><text:span text:style-name="T3">FigRagZig<text:tab/>StorageProviderId=OneDrive&amp;id=65DA6F39E7CAFAA0!854</text:span></text:p>
      <text:p text:style-name="P1"><text:span text:style-name="T3">PieGoodDay<text:tab/>IMG_20170818_030222.jpg</text:span></text:p>
      <text:p text:style-name="P1"><text:span text:style-name="T3">DownTwoZoo<text:tab/>StorageProviderId=OneDrive&amp;id=65DA6F39E7CAFAA0!679</text:span></text:p>
      <text:p text:style-name="P1"><text:span text:style-name="T3">SumVatHug<text:tab/>StorageProviderId=OneDrive&amp;id=65DA6F39E7CAFAA0!855</text:span></text:p>
      <text:p text:style-name="P1"><text:span text:style-name="T3">JumpSewIcy<text:tab/>StorageProviderId=OneDrive&amp;id=65DA6F39E7CAFAA0!220</text:span></text:p>
      <text:p text:style-name="P1"><text:span text:style-name="T3">FarSwimCake<text:tab/>65DA6F39E7CAFAA0!101-65DA6F39E7CAFAA0!108-65DA6F39E7CAFAA0!1191-5b19b2c67a99d98c842422e441f7652b0e3ce026</text:span></text:p>
      <text:p text:style-name="P1"><text:span text:style-name="T3">VatZooWar<text:tab/>65DA6F39E7CAFAA0!101-65DA6F39E7CAFAA0!108-65DA6F39E7CAFAA0!1699-6ab0b2df4c79e51a1d60cf12ce364927e94f4804</text:span></text:p>
      <text:p text:style-name="P1"><text:span text:style-name="T3">RichZooGem<text:tab/>65DA6F39E7CAFAA0!1194</text:span></text:p>
      <text:p text:style-name="P1"><text:span text:style-name="T3">UrnBigCake<text:tab/>65DA6F39E7CAFAA0!1196</text:span></text:p>
      <text:p text:style-name="P1"><text:span text:style-name="T3">SeaPewKoi<text:tab/>65DA6F39E7CAFAA0!101-65DA6F39E7CAFAA0!108-65DA6F39E7CAFAA0!635-8914845fe0f2369222955ab8bc3eb2ec219a9429</text:span></text:p>
      <text:p text:style-name="P1"><text:span text:style-name="T3">AwePieMaw<text:tab/>65DA6F39E7CAFAA0!1197</text:span></text:p>
      <text:p text:style-name="P1"><text:span text:style-name="T3">ZigEmuHam<text:tab/>65DA6F39E7CAFAA0!101-65DA6F39E7CAFAA0!108-65DA6F39E7CAFAA0!1190-def5588d86cea5dbf2c751b7240f1a2af27a2511</text:span></text:p>
      <text:p text:style-name="P1"><text:span text:style-name="T3">HerMawCake<text:tab/>IMG_20170427_161306.jpg</text:span></text:p>
      <text:p text:style-name="P1"><text:span text:style-name="T3">MuchDownRich<text:tab/>65DA6F39E7CAFAA0!353</text:span></text:p>
      <text:p text:style-name="P1"><text:span text:style-name="T3">ZooBudAm<text:tab/>65DA6F39E7CAFAA0!101-65DA6F39E7CAFAA0!108-65DA6F39E7CAFAA0!1197-977a476983f04d9cfeae692345ca021bdfc9cf10</text:span></text:p>
      <text:p text:style-name="P1"><text:span text:style-name="T3">VineFoxFox<text:tab/>65DA6F39E7CAFAA0!101-65DA6F39E7CAFAA0!108-65DA6F39E7CAFAA0!1192-23d59a4ca7fe5f4f667185d9f327d64e1f309590</text:span></text:p>
      <text:p text:style-name="P1"><text:span text:style-name="T3">EarMawTruck<text:tab/>65DA6F39E7CAFAA0!606</text:span></text:p>
      <text:p text:style-name="P1"><text:span text:style-name="T3">TheAmazeGad<text:tab/>65DA6F39E7CAFAA0!101-65DA6F39E7CAFAA0!108-65DA6F39E7CAFAA0!1194-d9e74dc80f13048d3d555eaed4e153b3b995b7ae</text:span></text:p>
      <text:p text:style-name="P1"><text:span text:style-name="T3">HerRedEar<text:tab/>StorageProviderId=OneDrive&amp;id=65DA6F39E7CAFAA0!1186</text:span></text:p>
      <text:p text:style-name="P1"><text:span text:style-name="T3">GemWolfRich<text:tab/>IMG_20170818_023034.jpg</text:span></text:p>
      <text:p text:style-name="P1"><text:span text:style-name="T3">PenFoxBug<text:tab/>StorageProviderId=OneDrive&amp;id=65DA6F39E7CAFAA0!1184</text:span></text:p>
      <text:p text:style-name="P1"><text:span text:style-name="T3">PalCatWar<text:tab/>65DA6F39E7CAFAA0!101-65DA6F39E7CAFAA0!108-65DA6F39E7CAFAA0!353-6bf1686c79df68a8b3daba33f7d9e2bef4fa2f96</text:span></text:p>
      <text:p text:style-name="P1"><text:span text:style-name="T3">ZagHazDog<text:tab/>65DA6F39E7CAFAA0!708</text:span></text:p>
      <text:p text:style-name="P1"><text:span text:style-name="T3">TadFishWar<text:tab/>65DA6F39E7CAFAA0!101-65DA6F39E7CAFAA0!108-65DA6F39E7CAFAA0!603-3b6efc9b228a0efd4d136b2d1c0531b7f23011b0</text:span></text:p>
      <text:p text:style-name="P1"><text:span text:style-name="T3">AmMuchDown<text:tab/>IMG_20170818_023018.jpg</text:span></text:p>
      <text:p text:style-name="P1"><text:span text:style-name="T3">LeftGadOaf<text:tab/>StorageProviderId=OneDrive&amp;id=65DA6F39E7CAFAA0!1182</text:span></text:p>
      <text:p text:style-name="P1"><text:span text:style-name="T3">TheCanBat<text:tab/>IMG_20170818_022703.jpg</text:span></text:p>
      <text:p text:style-name="P1"><text:span text:style-name="T3">BudOrbGem<text:tab/>FB_IMG_1504067213060.jpg</text:span></text:p>
      <text:p text:style-name="P1"><text:span text:style-name="T3">FlyYupEar<text:tab/>IMG_20170703_221957.jpg</text:span></text:p>
      <text:p text:style-name="P1"><text:span text:style-name="T3">WryOrbQuill<text:tab/>StorageProviderId=OneDrive&amp;id=65DA6F39E7CAFAA0!353</text:span></text:p>
      <text:p text:style-name="P1"><text:span text:style-name="T3">GoodIcyDay<text:tab/>65DA6F39E7CAFAA0!101-65DA6F39E7CAFAA0!108-65DA6F39E7CAFAA0!601-0416089fc26901a61c62c73cb77162c1b7df778f</text:span></text:p>
      <text:p text:style-name="P1"><text:span text:style-name="T3">BlueZagBlue<text:tab/>IMG_20170818_030554.jpg</text:span></text:p>
      <text:p text:style-name="P1"><text:span text:style-name="T3">EggZooCan<text:tab/>IMG_20170818_030717.jpg</text:span></text:p>
      <text:p text:style-name="P1"><text:span text:style-name="T3">CanHazGem<text:tab/>65DA6F39E7CAFAA0!712</text:span></text:p>
      <text:p text:style-name="P1"><text:span text:style-name="T3">TadFishWry<text:tab/>StorageProviderId=OneDrive&amp;id=65DA6F39E7CAFAA0!1188</text:span></text:p>
      <text:p text:style-name="P1"><text:span text:style-name="T3">RagYakKid<text:tab/>StorageProviderId=OneDrive&amp;id=65DA6F39E7CAFAA0!1190</text:span></text:p>
      <text:p text:style-name="P1"><text:span text:style-name="T3">ABigMaw<text:tab/>StorageProviderId=OneDrive&amp;id=65DA6F39E7CAFAA0!1191</text:span></text:p>
      <text:p text:style-name="P1"><text:span text:style-name="T3">OwlWowTruck<text:tab/>StorageProviderId=OneDrive&amp;id=65DA6F39E7CAFAA0!1192</text:span></text:p>
      <text:p text:style-name="P1"><text:span text:style-name="T3">FarFarFly<text:tab/>StorageProviderId=OneDrive&amp;id=65DA6F39E7CAFAA0!1193</text:span></text:p>
      <text:p text:style-name="P1"><text:span text:style-name="T3">EarGoodFly<text:tab/>65DA6F39E7CAFAA0!101-65DA6F39E7CAFAA0!108-65DA6F39E7CAFAA0!1195-7020c0b42d8111fc39d4208615e8c0d9d04633e2</text:span></text:p>
      <text:p text:style-name="P1"><text:span text:style-name="T3">NorthOwlAwe<text:tab/>65DA6F39E7CAFAA0!709</text:span></text:p>
      <text:p text:style-name="P1"><text:span text:style-name="T3">CanBatTad<text:tab/>65DA6F39E7CAFAA0!600</text:span></text:p>
      <text:p text:style-name="P1"><text:span text:style-name="T3">HerAWow<text:tab/>65DA6F39E7CAFAA0!614</text:span></text:p>
      <text:p text:style-name="P1"><text:span text:style-name="T3">FlyUrnSew<text:tab/>IMG_20170818_030035.jpg</text:span></text:p>
      <text:p text:style-name="P1"><text:span text:style-name="T3">WolfSeaSum<text:tab/>IMG_20170507_160450.jpg</text:span></text:p>
      <text:p text:style-name="P1"><text:span text:style-name="T3">NorthMawHer<text:tab/>65DA6F39E7CAFAA0!426</text:span></text:p>
      <text:p text:style-name="P1"><text:span text:style-name="T3">WagAweAwe<text:tab/>65DA6F39E7CAFAA0!707</text:span></text:p>
      <text:p text:style-name="P1"><text:span text:style-name="T3">TruckBigWag<text:tab/>65DA6F39E7CAFAA0!352</text:span></text:p>
      <text:p text:style-name="P1"><text:span text:style-name="T3">JokeBarRag<text:tab/>IMG_20170507_160458.jpg</text:span></text:p>
      <text:p text:style-name="P1"><text:span text:style-name="T3">DayEarUrn<text:tab/>StorageProviderId=OneDrive&amp;id=65DA6F39E7CAFAA0!600</text:span></text:p>
      <text:p text:style-name="P1"><text:span text:style-name="T3">ImpGadHis<text:tab/>StorageProviderId=OneDrive&amp;id=65DA6F39E7CAFAA0!607</text:span></text:p>
      <text:p text:style-name="P1"><text:span text:style-name="T3">YakPenBar<text:tab/>1504194519085.jpg</text:span></text:p>
      <text:p text:style-name="P1"><text:span text:style-name="T3">TheSeaZoo<text:tab/>65DA6F39E7CAFAA0!101-65DA6F39E7CAFAA0!108-65DA6F39E7CAFAA0!352-85c795de6e86c9c422496e62cd49c6fdd8574d7c</text:span></text:p>
      <text:p text:style-name="P1"><text:span text:style-name="T3">SumQuillGad<text:tab/>StorageProviderId=OneDrive&amp;id=65DA6F39E7CAFAA0!996</text:span></text:p>
      <text:p text:style-name="P1"><text:span text:style-name="T3">MuchGadPal<text:tab/>65DA6F39E7CAFAA0!671</text:span></text:p>
      <text:p text:style-name="P1"><text:span text:style-name="T3">KidCarCar<text:tab/>received_1674287759310322.jpeg</text:span></text:p>
      <text:p text:style-name="P1"><text:span text:style-name="T3">FooTheWar<text:tab/>65DA6F39E7CAFAA0!101-65DA6F39E7CAFAA0!108-65DA6F39E7CAFAA0!709-b8114e6006f03105915281d43cef29996b21c14a</text:span></text:p>
      <text:p text:style-name="P1"><text:span text:style-name="T3">HazGemDown<text:tab/>StorageProviderId=OneDrive&amp;id=65DA6F39E7CAFAA0!994</text:span></text:p>
      <text:p text:style-name="P1"><text:span text:style-name="T3">CatWarCat<text:tab/>65DA6F39E7CAFAA0!673</text:span></text:p>
      <text:p text:style-name="P1"><text:span text:style-name="T3">MawOwlNorth<text:tab/>3d63684335274223</text:span></text:p>
      <text:p text:style-name="P1"><text:span text:style-name="T3">PewSeaEye<text:tab/>65DA6F39E7CAFAA0!101-65DA6F39E7CAFAA0!108-65DA6F39E7CAFAA0!1229-0f6460c080a564452a383eacc1aa4b8c33f686ab</text:span></text:p>
      <text:p text:style-name="P1"><text:span text:style-name="T3">WarWolfWry<text:tab/>65DA6F39E7CAFAA0!101-65DA6F39E7CAFAA0!108-65DA6F39E7CAFAA0!706-a10b5e0504ad79062f119208228bd1f5641cf1dd</text:span></text:p>
      <text:p text:style-name="P1"><text:span text:style-name="T3">WryPewBag<text:tab/>65DA6F39E7CAFAA0!101-65DA6F39E7CAFAA0!108-65DA6F39E7CAFAA0!675-b5c44cd445e90ae94a9ca097f24118c3eb8a953b</text:span></text:p>
      <text:p text:style-name="P1"><text:span text:style-name="T3">ZagNewFoo<text:tab/>StorageProviderId=OneDrive&amp;id=65DA6F39E7CAFAA0!992</text:span></text:p>
      <text:p text:style-name="P1"><text:span text:style-name="T3">UrnOwlFly<text:tab/>65DA6F39E7CAFAA0!675</text:span></text:p>
      <text:p text:style-name="P1"><text:span text:style-name="T3">MugHamPen<text:tab/>65DA6F39E7CAFAA0!101-65DA6F39E7CAFAA0!108-65DA6F39E7CAFAA0!606-2ea1b579bff02fcf7e42d75c0fbed8ef8a56827d</text:span></text:p>
      <text:p text:style-name="P1"><text:span text:style-name="T3">CarEmuPen<text:tab/>StorageProviderId=OneDrive&amp;id=65DA6F39E7CAFAA0!991</text:span></text:p>
      <text:p text:style-name="P1"><text:span text:style-name="T3">YupPieSwim<text:tab/>65DA6F39E7CAFAA0!676</text:span></text:p>
      <text:p text:style-name="P1"><text:span text:style-name="T3">YewZagWolf<text:tab/>65DA6F39E7CAFAA0!101-65DA6F39E7CAFAA0!108-65DA6F39E7CAFAA0!677-764d5343674f78eb3301863a5d81c9510c1b4016</text:span></text:p>
      <text:p text:style-name="P1"><text:span text:style-name="T3">KidYakTax<text:tab/>65DA6F39E7CAFAA0!679</text:span></text:p>
      <text:p text:style-name="P1"><text:span text:style-name="T3">SumPalPew<text:tab/>65DA6F39E7CAFAA0!101-65DA6F39E7CAFAA0!108-65DA6F39E7CAFAA0!672-b37667572f09cf317e6b7bb3fe127418cdb1e499</text:span></text:p>
      <text:p text:style-name="P1"><text:span text:style-name="T3">YupRedPie<text:tab/>65DA6F39E7CAFAA0!713</text:span></text:p>
      <text:p text:style-name="P1"><text:span text:style-name="T3">BagVoltHis<text:tab/>65DA6F39E7CAFAA0!678</text:span></text:p>
      <text:p text:style-name="P1"><text:span text:style-name="T3">LeftYewRich<text:tab/>65DA6F39E7CAFAA0!101-65DA6F39E7CAFAA0!108-65DA6F39E7CAFAA0!679-3357ce8b576b6dceea061c06bcabc9a4cae8a9b5</text:span></text:p>
      <text:p text:style-name="P1"><text:span text:style-name="T3">LeftZooTad<text:tab/>evil-wizard-tattoo-design.jpg</text:span></text:p>
      <text:p text:style-name="P1"><text:span text:style-name="T3">SumEggOrb<text:tab/>65DA6F39E7CAFAA0!623</text:span></text:p>
      <text:p text:style-name="P1"><text:span text:style-name="T3">WagIcySwim<text:tab/>65DA6F39E7CAFAA0!101-65DA6F39E7CAFAA0!108-65DA6F39E7CAFAA0!678-3bf52aad2d545edf35d12a66bcac5d109ede7364</text:span></text:p>
      <text:p text:style-name="P1"><text:span text:style-name="T3">SeaSumForth<text:tab/>65DA6F39E7CAFAA0!101-65DA6F39E7CAFAA0!108-65DA6F39E7CAFAA0!351-44902183da6c1e710b4f59da708ffda074805a38</text:span></text:p>
      <text:p text:style-name="P1"><text:span text:style-name="T3">EmuLogHog<text:tab/>65DA6F39E7CAFAA0!101-65DA6F39E7CAFAA0!108-65DA6F39E7CAFAA0!128-d29fb986a3c110756af672738dda9fbaeb03ca76</text:span></text:p>
      <text:p text:style-name="P1"><text:span text:style-name="T3">JumpEarNorth<text:tab/>65DA6F39E7CAFAA0!101-65DA6F39E7CAFAA0!108-65DA6F39E7CAFAA0!623-fa6d687c853571b03c1b0195098f62b8e06587f3</text:span></text:p>
      <text:p text:style-name="P1"><text:span text:style-name="T3">CarOneEmu<text:tab/>65DA6F39E7CAFAA0!617</text:span></text:p>
      <text:p text:style-name="P1"><text:span text:style-name="T3">KidKidPen<text:tab/>65DA6F39E7CAFAA0!620</text:span></text:p>
      <text:p text:style-name="P1"><text:span text:style-name="T3">ForthJoyCan<text:tab/>65DA6F39E7CAFAA0!101-65DA6F39E7CAFAA0!108-65DA6F39E7CAFAA0!712-484da1ed89c6c36b49241d08a2fd9d04877231b8</text:span></text:p>
      <text:p text:style-name="P1"><text:span text:style-name="T3">OrbHisYew<text:tab/>StorageProviderId=OneDrive&amp;id=65DA6F39E7CAFAA0!719</text:span></text:p>
      <text:p text:style-name="P1"><text:span text:style-name="T3">VoltZagThe<text:tab/>IMG_20170704_200711.jpg</text:span></text:p>
      <text:p text:style-name="P1"><text:span text:style-name="T3">OafGadHis<text:tab/>201.jpg</text:span></text:p>
      <text:p text:style-name="P1"><text:span text:style-name="T3">HerTruckTruck<text:tab/>1496684217582.jpg</text:span></text:p>
      <text:p text:style-name="P1"><text:span text:style-name="T3">EggZooFoo<text:tab/>IMG_20170427_013913.jpg</text:span></text:p>
      <text:p text:style-name="P1"><text:span text:style-name="T3">FigAteUgh<text:tab/>StorageProviderId=OneDrive&amp;id=65DA6F39E7CAFAA0!629</text:span></text:p>
      <text:p text:style-name="P1"><text:span text:style-name="T3">OrbDogRat<text:tab/>1504698164396.jpg</text:span></text:p>
      <text:p text:style-name="P1"><text:span text:style-name="T3">GadWryAm<text:tab/>IMG_20170414_225650.jpg</text:span></text:p>
      <text:p text:style-name="P1"><text:span text:style-name="T3">OafMadAmaze<text:tab/>StorageProviderId=OneDrive&amp;id=65DA6F39E7CAFAA0!675</text:span></text:p>
      <text:p text:style-name="P1"><text:span text:style-name="T3">RedLawGood<text:tab/>IMG_20170703_221558.jpg</text:span></text:p>
      <text:p text:style-name="P1"><text:span text:style-name="T3">HamFoxEmu<text:tab/>StorageProviderId=OneDrive&amp;id=65DA6F39E7CAFAA0!673</text:span></text:p>
      <text:p text:style-name="P1"><text:span text:style-name="T3">BudHazVat<text:tab/>IMG_20170414_225557.jpg</text:span></text:p>
      <text:p text:style-name="P1"><text:span text:style-name="T3">PenPenMug<text:tab/>StorageProviderId=OneDrive&amp;id=65DA6F39E7CAFAA0!676</text:span></text:p>
      <text:p text:style-name="P1"><text:span text:style-name="T3">LeftCatImp<text:tab/>IMG_20170414_230500.jpg</text:span></text:p>
      <text:p text:style-name="P1"><text:span text:style-name="T3">LeftGadEgg<text:tab/>IMG_20170414_225549.jpg</text:span></text:p>
      <text:p text:style-name="P1"><text:span text:style-name="T3">JokeSoJoke<text:tab/>IMG_20170414_230653.jpg</text:span></text:p>
      <text:p text:style-name="P1"><text:span text:style-name="T3">LogPenJoke<text:tab/>IMG_20170414_230723.jpg</text:span></text:p>
      <text:p text:style-name="P1"><text:span text:style-name="T3">FarWagSwim<text:tab/>StorageProviderId=OneDrive&amp;id=65DA6F39E7CAFAA0!670</text:span></text:p>
      <text:p text:style-name="P1"><text:span text:style-name="T3">ZooEggWolf<text:tab/>IMG_20170414_225504.jpg</text:span></text:p>
      <text:p text:style-name="P1"><text:span text:style-name="T3">WarZooFoo<text:tab/>65DA6F39E7CAFAA0!627</text:span></text:p>
      <text:p text:style-name="P1"><text:span text:style-name="T3">VineLogJoke<text:tab/>65DA6F39E7CAFAA0!101-65DA6F39E7CAFAA0!108-65DA6F39E7CAFAA0!990-3053d401bfb07450de3b4e108ee64e18d1ed042b</text:span></text:p>
      <text:p text:style-name="P1"><text:span text:style-name="T3">HamHamSo<text:tab/>StorageProviderId=OneDrive&amp;id=65DA6F39E7CAFAA0!1229</text:span></text:p>
      <text:p text:style-name="P1"><text:span text:style-name="T3">SewUrnCake<text:tab/>IMG_20170703_222000.jpg</text:span></text:p>
      <text:p text:style-name="P1"><text:span text:style-name="T3">EmuPenZig<text:tab/>65DA6F39E7CAFAA0!101-65DA6F39E7CAFAA0!108-65DA6F39E7CAFAA0!359-9f9c2be0327bc100ed400eba5baa18053fefc477</text:span></text:p>
      <text:p text:style-name="P1"><text:span text:style-name="T3">JoyVatWolf<text:tab/>65DA6F39E7CAFAA0!626</text:span></text:p>
      <text:p text:style-name="P1"><text:span text:style-name="T3">JumpEarSew<text:tab/>65DA6F39E7CAFAA0!624</text:span></text:p>
      <text:p text:style-name="P1"><text:span text:style-name="T3">IcyJumpNorth<text:tab/>65DA6F39E7CAFAA0!628</text:span></text:p>
      <text:p text:style-name="P1"><text:span text:style-name="T3">RodDogOrb<text:tab/>65DA6F39E7CAFAA0!1708</text:span></text:p>
      <text:p text:style-name="P1"><text:span text:style-name="T3">HazRichJoy<text:tab/>IMG_20170507_160207.jpg</text:span></text:p>
      <text:p text:style-name="P1"><text:span text:style-name="T3">JumpSewMaw<text:tab/>StorageProviderId=OneDrive&amp;id=65DA6F39E7CAFAA0!606</text:span></text:p>
      <text:p text:style-name="P1"><text:span text:style-name="T3">KoiCatFoo<text:tab/>65DA6F39E7CAFAA0!1230</text:span></text:p>
      <text:p text:style-name="P1"><text:span text:style-name="T3">AteRagSo<text:tab/>StorageProviderId=OneDrive&amp;id=65DA6F39E7CAFAA0!712</text:span></text:p>
      <text:p text:style-name="P1"><text:span text:style-name="T3">TaxVineEmu<text:tab/>65DA6F39E7CAFAA0!1709</text:span></text:p>
      <text:p text:style-name="P1"><text:span text:style-name="T3">SewSewFar<text:tab/>StorageProviderId=OneDrive&amp;id=65DA6F39E7CAFAA0!1222</text:span></text:p>
      <text:p text:style-name="P1"><text:span text:style-name="T3">BigIcyWag<text:tab/>StorageProviderId=OneDrive&amp;id=65DA6F39E7CAFAA0!359</text:span></text:p>
      <text:p text:style-name="P1"><text:span text:style-name="T3">EggRodMuch<text:tab/>IMG_20170427_061344.jpg</text:span></text:p>
      <text:p text:style-name="P1"><text:span text:style-name="T3">RedYupRed<text:tab/>StorageProviderId=OneDrive&amp;id=65DA6F39E7CAFAA0!620</text:span></text:p>
      <text:p text:style-name="P1"><text:span text:style-name="T3">VineVineEmu<text:tab/>IMG_20170811_183925.jpg</text:span></text:p>
      <text:p text:style-name="P1"><text:span text:style-name="T3">OwlWowCake<text:tab/>received_10155886440618197.jpeg</text:span></text:p>
      <text:p text:style-name="P1"><text:span text:style-name="T3">HamAteVine<text:tab/>IMG_20170425_224900.jpg</text:span></text:p>
      <text:p text:style-name="P1"><text:span text:style-name="T3">TwoSumImp<text:tab/>65DA6F39E7CAFAA0!101-65DA6F39E7CAFAA0!108-65DA6F39E7CAFAA0!615-ad52780bdc3545a46331a349e85479b76f17760b</text:span></text:p>
      <text:p text:style-name="P1"><text:span text:style-name="T3">GoodIcyFly<text:tab/>65DA6F39E7CAFAA0!616</text:span></text:p>
      <text:p text:style-name="P1"><text:span text:style-name="T3">SumHisHaz<text:tab/>65DA6F39E7CAFAA0!619</text:span></text:p>
      <text:p text:style-name="P1"><text:span text:style-name="T3">WowIcyMaw<text:tab/>65DA6F39E7CAFAA0!101-65DA6F39E7CAFAA0!108-65DA6F39E7CAFAA0!617-1b7d1c01e4dfcf61d5673b1bec241bfe3334f6eb</text:span></text:p>
      <text:p text:style-name="P1"><text:span text:style-name="T3">FigHamSo<text:tab/>65DA6F39E7CAFAA0!1246</text:span></text:p>
      <text:p text:style-name="P1"><text:span text:style-name="T3">GemBatHis<text:tab/>65DA6F39E7CAFAA0!1249</text:span></text:p>
      <text:p text:style-name="P1"><text:span text:style-name="T3">SewHerFar<text:tab/>65DA6F39E7CAFAA0!356</text:span></text:p>
      <text:p text:style-name="P1"><text:span text:style-name="T3">JoyVatRod<text:tab/>65DA6F39E7CAFAA0!101-65DA6F39E7CAFAA0!108-65DA6F39E7CAFAA0!124-9ac8211eb72b80d78c292312d90dddf2d9cf0c51</text:span></text:p>
      <text:p text:style-name="P1"><text:span text:style-name="T3">PewWarAm<text:tab/>65DA6F39E7CAFAA0!158</text:span></text:p>
      <text:p text:style-name="P1"><text:span text:style-name="T3">SoJokeVine<text:tab/>65DA6F39E7CAFAA0!101-65DA6F39E7CAFAA0!108-65DA6F39E7CAFAA0!1247-4a6bacbecab1b0217f295a5fc7e71dec7d9734e4</text:span></text:p>
      <text:p text:style-name="P1"><text:span text:style-name="T3">KoiRodKoi<text:tab/>65DA6F39E7CAFAA0!630</text:span></text:p>
      <text:p text:style-name="P1"><text:span text:style-name="T3">OneCarYak<text:tab/>65DA6F39E7CAFAA0!101-65DA6F39E7CAFAA0!108-65DA6F39E7CAFAA0!125-fe2e0f066a48b971cef384103256d0c7204c6872</text:span></text:p>
      <text:p text:style-name="P1"><text:span text:style-name="T3">LeftYewPal<text:tab/>65DA6F39E7CAFAA0!633</text:span></text:p>
      <text:p text:style-name="P1"><text:span text:style-name="T3">WryUpOaf<text:tab/>65DA6F39E7CAFAA0!1252</text:span></text:p>
      <text:p text:style-name="P1"><text:span text:style-name="T3">RedSwimRed<text:tab/>65DA6F39E7CAFAA0!1254</text:span></text:p>
      <text:p text:style-name="P1"><text:span text:style-name="T3">FigFoxUgh<text:tab/>65DA6F39E7CAFAA0!101-65DA6F39E7CAFAA0!108-65DA6F39E7CAFAA0!356-2664804e099c4228fa187a5b319f57f74993c539</text:span></text:p>
      <text:p text:style-name="P1"><text:span text:style-name="T3">UghCarTax<text:tab/>65DA6F39E7CAFAA0!101-65DA6F39E7CAFAA0!108-65DA6F39E7CAFAA0!1254-90f931b96273551c7b3db006bc4d448cd27dfcb0</text:span></text:p>
      <text:p text:style-name="P1"><text:span text:style-name="T3">CanBatWar<text:tab/>65DA6F39E7CAFAA0!1255</text:span></text:p>
      <text:p text:style-name="P1"><text:span text:style-name="T3">BatHisYew<text:tab/>65DA6F39E7CAFAA0!637</text:span></text:p>
      <text:p text:style-name="P1"><text:span text:style-name="T3">VoltPalHaz<text:tab/>65DA6F39E7CAFAA0!101-65DA6F39E7CAFAA0!108-65DA6F39E7CAFAA0!630-30843d2e1e341a780662d6965f1f0bbae42ebe71</text:span></text:p>
      <text:p text:style-name="P1"><text:span text:style-name="T3">EarAweWag<text:tab/>65DA6F39E7CAFAA0!1256</text:span></text:p>
      <text:p text:style-name="P1"><text:span text:style-name="T3">EarWagBig<text:tab/>65DA6F39E7CAFAA0!101-65DA6F39E7CAFAA0!108-65DA6F39E7CAFAA0!1256-1ad3f27de2de0cbdce4204fbe05a6156537fc3ac</text:span></text:p>
      <text:p text:style-name="P1"><text:span text:style-name="T3">YakMugOne<text:tab/>65DA6F39E7CAFAA0!636</text:span></text:p>
      <text:p text:style-name="P1"><text:span text:style-name="T3">BugKidCar<text:tab/>65DA6F39E7CAFAA0!101-65DA6F39E7CAFAA0!108-65DA6F39E7CAFAA0!1255-524bcb07f0d7814d767b73ba052534445a8bf21b</text:span></text:p>
      <text:p text:style-name="P1"><text:span text:style-name="T3">LabAmazeCat<text:tab/>65DA6F39E7CAFAA0!639</text:span></text:p>
      <text:p text:style-name="P1"><text:span text:style-name="T3">VatLabAmaze<text:tab/>65DA6F39E7CAFAA0!101-65DA6F39E7CAFAA0!108-65DA6F39E7CAFAA0!633-408277b4b0a22f9bf2d1aefaf9d314bf0c789734</text:span></text:p>
      <text:p text:style-name="P1"><text:span text:style-name="T3">FlyGoodPie<text:tab/>65DA6F39E7CAFAA0!638</text:span></text:p>
      <text:p text:style-name="P1"><text:span text:style-name="T3">AteUghBar<text:tab/>65DA6F39E7CAFAA0!101-65DA6F39E7CAFAA0!108-65DA6F39E7CAFAA0!392-5fa7b54254ff4ca5e747b8fe9c6bdfd371bea2fc</text:span></text:p>
      <text:p text:style-name="P1"><text:span text:style-name="T3">TadWolfWar<text:tab/>65DA6F39E7CAFAA0!101-65DA6F39E7CAFAA0!108-65DA6F39E7CAFAA0!634-9eee305052f5aab21565eadfc2bf5f6e744ca532</text:span></text:p>
      <text:p text:style-name="P1"><text:span text:style-name="T3">SeaMadGem<text:tab/>65DA6F39E7CAFAA0!355</text:span></text:p>
      <text:p text:style-name="P1"><text:span text:style-name="T3">ZooEggEye<text:tab/>65DA6F39E7CAFAA0!101-65DA6F39E7CAFAA0!108-65DA6F39E7CAFAA0!1259-a2ddb6e8cf2fcc84306a9a7cdd9f08f41f62fe7d</text:span></text:p>
      <text:p text:style-name="P1"><text:span text:style-name="T3">JokeEmuEmu<text:tab/>65DA6F39E7CAFAA0!101-65DA6F39E7CAFAA0!108-65DA6F39E7CAFAA0!1260-9248edb6c3350212b68a23c1d6ad5742ff77c890</text:span></text:p>
      <text:p text:style-name="P1"><text:span text:style-name="T3">FigHogWee<text:tab/>65DA6F39E7CAFAA0!354</text:span></text:p>
      <text:p text:style-name="P1"><text:span text:style-name="T3">RedWagDay<text:tab/>22d534cae83ff52e77ccb128076922c9--leaf-tattoos-rebel-flags.jpg</text:span></text:p>
      <text:p text:style-name="P1"><text:span text:style-name="T3">FigJokeRag<text:tab/>65DA6F39E7CAFAA0!389</text:span></text:p>
      <text:p text:style-name="P1"><text:span text:style-name="T3">YakSoHog<text:tab/>StorageProviderId=OneDrive&amp;id=65DA6F39E7CAFAA0!1252</text:span></text:p>
      <text:p text:style-name="P1"><text:span text:style-name="T3">TheHisLab<text:tab/>09ab675745073a9c95b6f0d65e5ddde3.jpg</text:span></text:p>
      <text:p text:style-name="P1"><text:span text:style-name="T3">ImpUpZag<text:tab/>StorageProviderId=OneDrive&amp;id=65DA6F39E7CAFAA0!1254</text:span></text:p>
      <text:p text:style-name="P1"><text:span text:style-name="T3">CakeGoodA<text:tab/>65DA6F39E7CAFAA0!127</text:span></text:p>
      <text:p text:style-name="P1"><text:span text:style-name="T3">BagVoltGem<text:tab/>Evil-Demon-Face-Tattoo-Design-3.jpg</text:span></text:p>
      <text:p text:style-name="P1"><text:span text:style-name="T3">ImpMadFoo<text:tab/>StorageProviderId=OneDrive&amp;id=65DA6F39E7CAFAA0!610</text:span></text:p>
      <text:p text:style-name="P1"><text:span text:style-name="T3">EggLabSea<text:tab/>567cfcc7a5a5f2c136533f42989a9230.jpg</text:span></text:p>
      <text:p text:style-name="P1"><text:span text:style-name="T3">IcyJumpLaw<text:tab/>StorageProviderId=OneDrive&amp;id=65DA6F39E7CAFAA0!1257</text:span></text:p>
      <text:p text:style-name="P1"><text:span text:style-name="T3">VoltOafRat<text:tab/>crosslilytattooMS-350x300.jpg</text:span></text:p>
      <text:p text:style-name="P1"><text:span text:style-name="T3">CatGemGad<text:tab/>StorageProviderId=OneDrive&amp;id=65DA6F39E7CAFAA0!1256</text:span></text:p>
      <text:p text:style-name="P1"><text:span text:style-name="T3">TruckNorthGood<text:tab/>received_462815620778064.jpeg</text:span></text:p>
      <text:p text:style-name="P1"><text:span text:style-name="T3">KidDogeCar<text:tab/>IMG_20170703_221757.jpg</text:span></text:p>
      <text:p text:style-name="P1"><text:span text:style-name="T3">DayEarDay<text:tab/>StorageProviderId=OneDrive&amp;id=65DA6F39E7CAFAA0!356</text:span></text:p>
      <text:p text:style-name="P1"><text:span text:style-name="T3">DogeHogRag<text:tab/>IMG_20170703_221750.jpg</text:span></text:p>
      <text:p text:style-name="P1"><text:span text:style-name="T3">SeaZooEgg<text:tab/>StorageProviderId=OneDrive&amp;id=65DA6F39E7CAFAA0!357</text:span></text:p>
      <text:p text:style-name="P1"><text:span text:style-name="T3">LogRagPen<text:tab/>1496854906296.jpg</text:span></text:p>
      <text:p text:style-name="P1"><text:span text:style-name="T3">SewHerA<text:tab/>StorageProviderId=OneDrive&amp;id=65DA6F39E7CAFAA0!124</text:span></text:p>
      <text:p text:style-name="P1"><text:span text:style-name="T3">JumpYupFar<text:tab/>IMG_20170502_075528.jpg</text:span></text:p>
      <text:p text:style-name="P1"><text:span text:style-name="T3">EyeOafThe<text:tab/>StorageProviderId=OneDrive&amp;id=65DA6F39E7CAFAA0!614</text:span></text:p>
      <text:p text:style-name="P1"><text:span text:style-name="T3">SewRedEar<text:tab/>StorageProviderId=OneDrive&amp;id=65DA6F39E7CAFAA0!616</text:span></text:p>
      <text:p text:style-name="P1"><text:span text:style-name="T3">ZagWolfWar<text:tab/>IMG_20170427_161259.jpg</text:span></text:p>
      <text:p text:style-name="P1"><text:span text:style-name="T3">FoxWeeRight<text:tab/>StorageProviderId=OneDrive&amp;id=65DA6F39E7CAFAA0!618</text:span></text:p>
      <text:p text:style-name="P1"><text:span text:style-name="T3">OrbBudZoo<text:tab/>IMG_20170427_081654.jpg</text:span></text:p>
      <text:p text:style-name="P1"><text:span text:style-name="T3">MadForthSum<text:tab/>StorageProviderId=OneDrive&amp;id=65DA6F39E7CAFAA0!619</text:span></text:p>
      <text:p text:style-name="P1"><text:span text:style-name="T3">QuillHugWar<text:tab/>IMG_20170423_174011.jpg</text:span></text:p>
      <text:p text:style-name="P1"><text:span text:style-name="T3">MugKidBar<text:tab/>StorageProviderId=OneDrive&amp;id=65DA6F39E7CAFAA0!630</text:span></text:p>
      <text:p text:style-name="P1"><text:span text:style-name="T3">LabDogLab<text:tab/>IMG_20170423_000858.jpg</text:span></text:p>
      <text:p text:style-name="P1"><text:span text:style-name="T3">GadTwoRat<text:tab/>IMG_20170423_000840.jpg</text:span></text:p>
      <text:p text:style-name="P1"><text:span text:style-name="T3">ZigBarRag<text:tab/>65DA6F39E7CAFAA0!281</text:span></text:p>
      <text:p text:style-name="P1"><text:span text:style-name="T3">ForthBlueImp<text:tab/>IMG_20170423_000832.jpg</text:span></text:p>
      <text:p text:style-name="P1"><text:span text:style-name="T3">WowGoodSwim<text:tab/>StorageProviderId=OneDrive&amp;id=65DA6F39E7CAFAA0!1250</text:span></text:p>
      <text:p text:style-name="P1"><text:span text:style-name="T3">LabOafHug<text:tab/>65DA6F39E7CAFAA0!101-65DA6F39E7CAFAA0!108-65DA6F39E7CAFAA0!388-1747c61e427c0d750ef82bdb139702d5102fc66f</text:span></text:p>
      <text:p text:style-name="P1"><text:span text:style-name="T3">VineUghBar<text:tab/>StorageProviderId=OneDrive&amp;id=65DA6F39E7CAFAA0!1255</text:span></text:p>
      <text:p text:style-name="P1"><text:span text:style-name="T3">EarIcyEar<text:tab/>StorageProviderId=OneDrive&amp;id=65DA6F39E7CAFAA0!1246</text:span></text:p>
      <text:p text:style-name="P1"><text:span text:style-name="T3">OneBarYak<text:tab/>65DA6F39E7CAFAA0!101-65DA6F39E7CAFAA0!108-65DA6F39E7CAFAA0!637-b624226ae0fb1737a80d9eed529bc21eafbbfd5b</text:span></text:p>
      <text:p text:style-name="P1"><text:span text:style-name="T3">LogLogRight<text:tab/>65DA6F39E7CAFAA0!1274</text:span></text:p>
      <text:p text:style-name="P1"><text:span text:style-name="T3">LeftPewWar<text:tab/>IMG_20170507_160153.jpg</text:span></text:p>
      <text:p text:style-name="P1"><text:span text:style-name="T3">TadSumMuch<text:tab/>FB_IMG_1493347238199.jpg</text:span></text:p>
      <text:p text:style-name="P1"><text:span text:style-name="T3">BugDogeBug<text:tab/>StorageProviderId=OneDrive&amp;id=65DA6F39E7CAFAA0!615</text:span></text:p>
      <text:p text:style-name="P1"><text:span text:style-name="T3">ZooMuchBlue<text:tab/>StorageProviderId=OneDrive&amp;id=65DA6F39E7CAFAA0!716</text:span></text:p>
      <text:p text:style-name="P1"><text:span text:style-name="T3">MawFlyDay<text:tab/>IMG_20170427_013903.jpg</text:span></text:p>
      <text:p text:style-name="P1"><text:span text:style-name="T3">WowTruckYup<text:tab/>StorageProviderId=OneDrive&amp;id=65DA6F39E7CAFAA0!628</text:span></text:p>
      <text:p text:style-name="P1"><text:span text:style-name="T3">UghJokeFig<text:tab/>65DA6F39E7CAFAA0!101-65DA6F39E7CAFAA0!108-65DA6F39E7CAFAA0!639-4a140e9cb5b11b078e780dc87a777f49b7f9b882</text:span></text:p>
      <text:p text:style-name="P1"><text:span text:style-name="T3">WagTruckHer<text:tab/>65DA6F39E7CAFAA0!101-65DA6F39E7CAFAA0!108-65DA6F39E7CAFAA0!355-7e78dc5f6d1dc1772e8a6d2e1da6a1e8a893c946</text:span></text:p>
      <text:p text:style-name="P1"><text:span text:style-name="T3">WolfTadJoy<text:tab/>65DA6F39E7CAFAA0!101-65DA6F39E7CAFAA0!108-65DA6F39E7CAFAA0!1274-4f83a9a97eb6216c850d41c167a78702593d30ed</text:span></text:p>
      <text:p text:style-name="P1"><text:span text:style-name="T3">ZagRatOaf<text:tab/>65DA6F39E7CAFAA0!388</text:span></text:p>
      <text:p text:style-name="P1"><text:span text:style-name="T3">ZooZagHaz<text:tab/>65DA6F39E7CAFAA0!101-65DA6F39E7CAFAA0!108-65DA6F39E7CAFAA0!638-d0d0699207ea654a7db9c59a1540e230ef19e94a</text:span></text:p>
      <text:p text:style-name="P1"><text:span text:style-name="T3">SumTwoSum<text:tab/>65DA6F39E7CAFAA0!381</text:span></text:p>
      <text:p text:style-name="P1"><text:span text:style-name="T3">LabAmazeHaz<text:tab/>65DA6F39E7CAFAA0!101-65DA6F39E7CAFAA0!108-65DA6F39E7CAFAA0!354-fe38b2c65a86afee787bd9ab0bf891d65e812c65</text:span></text:p>
      <text:p text:style-name="P1"><text:span text:style-name="T3">TheMuchFish<text:tab/>65DA6F39E7CAFAA0!101-65DA6F39E7CAFAA0!108-65DA6F39E7CAFAA0!389-62cc1157353073aa3dd19a24a2895a5b24e0338a</text:span></text:p>
      <text:p text:style-name="P1"><text:span text:style-name="T3">PalFishSea<text:tab/>65DA6F39E7CAFAA0!380</text:span></text:p>
      <text:p text:style-name="P1"><text:span text:style-name="T3">EggRatAmaze<text:tab/>65DA6F39E7CAFAA0!361</text:span></text:p>
      <text:p text:style-name="P1"><text:span text:style-name="T3">DogeHogRag<text:tab/>IMG_20170702_141039.jpg</text:span></text:p>
      <text:p text:style-name="P1"><text:span text:style-name="T3">WarBatKoi<text:tab/>Bio-Mechanical-Monster-Tattoo-Design.jpg</text:span></text:p>
      <text:p text:style-name="P1"><text:span text:style-name="T3">KoiBlueSea<text:tab/>StorageProviderId=OneDrive&amp;id=65DA6F39E7CAFAA0!1259</text:span></text:p>
      <text:p text:style-name="P1"><text:span text:style-name="T3">UrnJumpSew<text:tab/>bc01a7aef9a4a899ae85ab7e7b4bec38--the-vikings-poe.jpg</text:span></text:p>
      <text:p text:style-name="P1"><text:span text:style-name="T3">BarEmuBar<text:tab/>StorageProviderId=OneDrive&amp;id=65DA6F39E7CAFAA0!1260</text:span></text:p>
      <text:p text:style-name="P1"><text:span text:style-name="T3">MawTruckHer<text:tab/>StorageProviderId=OneDrive&amp;id=65DA6F39E7CAFAA0!636</text:span></text:p>
      <text:p text:style-name="P1"><text:span text:style-name="T3">PieIcyIcy<text:tab/>IMG_20170420_182419.jpg</text:span></text:p>
      <text:p text:style-name="P1"><text:span text:style-name="T3">FishPalFish<text:tab/>StorageProviderId=OneDrive&amp;id=65DA6F39E7CAFAA0!637</text:span></text:p>
      <text:p text:style-name="P1"><text:span text:style-name="T3">ForthYewFoo<text:tab/>StorageProviderId=OneDrive&amp;id=65DA6F39E7CAFAA0!639</text:span></text:p>
      <text:p text:style-name="P1"><text:span text:style-name="T3">PieSewUrn<text:tab/>65DA6F39E7CAFAA0!101-65DA6F39E7CAFAA0!108-65DA6F39E7CAFAA0!127-e9ed34fa8d72f8e63e41583a5ec418fd5e62557d</text:span></text:p>
      <text:p text:style-name="P1"><text:span text:style-name="T3">OafWolfEgg<text:tab/>65DA6F39E7CAFAA0!462</text:span></text:p>
      <text:p text:style-name="P1"><text:span text:style-name="T3">FlySewCake<text:tab/>StorageProviderId=OneDrive&amp;id=65DA6F39E7CAFAA0!355</text:span></text:p>
      <text:p text:style-name="P1"><text:span text:style-name="T3">BagCatZag<text:tab/>65DA6F39E7CAFAA0!101-65DA6F39E7CAFAA0!108-65DA6F39E7CAFAA0!381-f0021fd3f25bc550086a87cfe9c72368a982d72a</text:span></text:p>
      <text:p text:style-name="P1"><text:span text:style-name="T3">SumTwoHaz<text:tab/>StorageProviderId=OneDrive&amp;id=65DA6F39E7CAFAA0!426</text:span></text:p>
      <text:p text:style-name="P1"><text:span text:style-name="T3">TadJoyMuch<text:tab/>65DA6F39E7CAFAA0!1711</text:span></text:p>
      <text:p text:style-name="P1"><text:span text:style-name="T3">SwimMawRed<text:tab/>65DA6F39E7CAFAA0!101-65DA6F39E7CAFAA0!108-65DA6F39E7CAFAA0!996-286f2ae8fe36b4b6a00ea23955d6609c70506201</text:span></text:p>
      <text:p text:style-name="P1"><text:span text:style-name="T3">KidDogeVine<text:tab/>65DA6F39E7CAFAA0!101-65DA6F39E7CAFAA0!108-65DA6F39E7CAFAA0!462-9a6efd307a962f77b2dab5af0dcd6e4e7ca7e922</text:span></text:p>
      <text:p text:style-name="P1"><text:span text:style-name="T3">TadDownMuch<text:tab/>65DA6F39E7CAFAA0!1719</text:span></text:p>
      <text:p text:style-name="P1"><text:span text:style-name="T3">YupNorthFar<text:tab/>65DA6F39E7CAFAA0!101-65DA6F39E7CAFAA0!108-65DA6F39E7CAFAA0!992-29a66b66ed35e38645e59247b0d5a1b9b7a1bde8</text:span></text:p>
      <text:p text:style-name="P1"><text:span text:style-name="T3">WarVoltSea<text:tab/>65DA6F39E7CAFAA0!101-65DA6F39E7CAFAA0!108-65DA6F39E7CAFAA0!1278-f4845da099a5f75e912144d36ad7784ac52a2b6d</text:span></text:p>
      <text:p text:style-name="P1"><text:span text:style-name="T3">PieSewEar<text:tab/>65DA6F39E7CAFAA0!363</text:span></text:p>
      <text:p text:style-name="P1"><text:span text:style-name="T3">FlyLawMaw<text:tab/>65DA6F39E7CAFAA0!101-65DA6F39E7CAFAA0!108-65DA6F39E7CAFAA0!361-8ba938218c49f48e5f043a451ef456c7da3dd53b</text:span></text:p>
      <text:p text:style-name="P1"><text:span text:style-name="T3">HamHogWee<text:tab/>65DA6F39E7CAFAA0!509</text:span></text:p>
      <text:p text:style-name="P1"><text:span text:style-name="T3">MuchUpWry<text:tab/>FB_IMG_1504921132733.jpg</text:span></text:p>
      <text:p text:style-name="P1"><text:span text:style-name="T3">BlueBagVolt<text:tab/>StorageProviderId=OneDrive&amp;id=65DA6F39E7CAFAA0!1298</text:span></text:p>
      <text:p text:style-name="P1"><text:span text:style-name="T3">HerGoodFly<text:tab/>StorageProviderId=OneDrive&amp;id=65DA6F39E7CAFAA0!388</text:span></text:p>
      <text:p text:style-name="P1"><text:span text:style-name="T3">PieRedWow<text:tab/>IMG_20170702_141027.jpg</text:span></text:p>
      <text:p text:style-name="P1"><text:span text:style-name="T3">NorthNorthEar<text:tab/>StorageProviderId=OneDrive&amp;id=65DA6F39E7CAFAA0!389</text:span></text:p>
      <text:p text:style-name="P1"><text:span text:style-name="T3">LabGemRat<text:tab/>65DA6F39E7CAFAA0!101-65DA6F39E7CAFAA0!108-65DA6F39E7CAFAA0!509-448dffd7845689fb4bc95b786839d95265be1ec1</text:span></text:p>
      <text:p text:style-name="P1"><text:span text:style-name="T3">OwlEarJump<text:tab/>IMG_20170424_084531.jpg</text:span></text:p>
      <text:p text:style-name="P1"><text:span text:style-name="T3">RagLogAte<text:tab/>1504644198819.jpg</text:span></text:p>
      <text:p text:style-name="P1"><text:span text:style-name="T3">SewWowPie<text:tab/>StorageProviderId=OneDrive&amp;id=65DA6F39E7CAFAA0!1274</text:span></text:p>
      <text:p text:style-name="P1"><text:span text:style-name="T3">FoxEmuJoke<text:tab/>3d63684335826693</text:span></text:p>
      <text:p text:style-name="P1"><text:span text:style-name="T3">CarWeeWee<text:tab/>65DA6F39E7CAFAA0!503</text:span></text:p>
      <text:p text:style-name="P1"><text:span text:style-name="T3">RatKoiBat<text:tab/>65DA6F39E7CAFAA0!101-65DA6F39E7CAFAA0!108-65DA6F39E7CAFAA0!994-ad780e821af554e1d11103e70f513c8e7d012920</text:span></text:p>
      <text:p text:style-name="P1"><text:span text:style-name="T3">OneYakWee<text:tab/>IMG_20170703_221930.jpg</text:span></text:p>
      <text:p text:style-name="P1"><text:span text:style-name="T3">VineEmuAte<text:tab/>StorageProviderId=OneDrive&amp;id=65DA6F39E7CAFAA0!354</text:span></text:p>
      <text:p text:style-name="P1"><text:span text:style-name="T3">TruckCakeCake<text:tab/>65DA6F39E7CAFAA0!502</text:span></text:p>
      <text:p text:style-name="P1"><text:span text:style-name="T3">DayMawEar<text:tab/>65DA6F39E7CAFAA0!101-65DA6F39E7CAFAA0!108-65DA6F39E7CAFAA0!360-b8350d8bb445d071f85e919d8b5c77f4417f780e</text:span></text:p>
      <text:p text:style-name="P1"><text:span text:style-name="T3">HogLogAte<text:tab/>1496684373555.jpg</text:span></text:p>
      <text:p text:style-name="P1"><text:span text:style-name="T3">TadEyeHis<text:tab/>StorageProviderId=OneDrive&amp;id=65DA6F39E7CAFAA0!127</text:span></text:p>
      <text:p text:style-name="P1"><text:span text:style-name="T3">AUrnLaw<text:tab/>IMG_20170420_144547.jpg</text:span></text:p>
      <text:p text:style-name="P1"><text:span text:style-name="T3">VatOrbAmaze<text:tab/>StorageProviderId=OneDrive&amp;id=65DA6F39E7CAFAA0!638</text:span></text:p>
      <text:p text:style-name="P1"><text:span text:style-name="T3">MawTruckJump<text:tab/>65DA6F39E7CAFAA0!101-65DA6F39E7CAFAA0!108-65DA6F39E7CAFAA0!997-bacff3c075194e90e455c8c0c4639d11e745e38e</text:span></text:p>
      <text:p text:style-name="P1"><text:span text:style-name="T3">CanCatGem<text:tab/>65DA6F39E7CAFAA0!362</text:span></text:p>
      <text:p text:style-name="P1"><text:span text:style-name="T3">RatOafUp<text:tab/>65DA6F39E7CAFAA0!101-65DA6F39E7CAFAA0!108-65DA6F39E7CAFAA0!380-9da257efda99a28f41a989ecbecd05f43fc726cf</text:span></text:p>
      <text:p text:style-name="P1"><text:span text:style-name="T3">WagGoodUrn<text:tab/>65DA6F39E7CAFAA0!101-65DA6F39E7CAFAA0!108-65DA6F39E7CAFAA0!363-f2a93b6535d3fec8388472cdfa9ec3b409abf46f</text:span></text:p>
      <text:p text:style-name="P1"><text:span text:style-name="T3">JumpIcyWow<text:tab/>65DA6F39E7CAFAA0!101-65DA6F39E7CAFAA0!108-65DA6F39E7CAFAA0!995-07fadcc22b5f458effa6072e1d2be45b19442ffa</text:span></text:p>
      <text:p text:style-name="P1"><text:span text:style-name="T3">BigIcyFar<text:tab/>StorageProviderId=OneDrive&amp;id=65DA6F39E7CAFAA0!381</text:span></text:p>
      <text:p text:style-name="P1"><text:span text:style-name="T3">SeaMadVat<text:tab/>65DA6F39E7CAFAA0!365</text:span></text:p>
      <text:p text:style-name="P1"><text:span text:style-name="T3">RichDownImp<text:tab/>65DA6F39E7CAFAA0!134</text:span></text:p>
      <text:p text:style-name="P1"><text:span text:style-name="T3">MugDogeFig<text:tab/>StorageProviderId=OneDrive&amp;id=65DA6F39E7CAFAA0!1278</text:span></text:p>
      <text:p text:style-name="P1"><text:span text:style-name="T3">NewVatVolt<text:tab/>StorageProviderId=OneDrive&amp;id=65DA6F39E7CAFAA0!462</text:span></text:p>
      <text:p text:style-name="P1"><text:span text:style-name="T3">YakUghWee<text:tab/>IMG_20170703_221520.jpg</text:span></text:p>
      <text:p text:style-name="P1"><text:span text:style-name="T3">IcyMawGood<text:tab/>StorageProviderId=OneDrive&amp;id=65DA6F39E7CAFAA0!509</text:span></text:p>
      <text:p text:style-name="P1"><text:span text:style-name="T3">PewBudUp<text:tab/>65DA6F39E7CAFAA0!101-65DA6F39E7CAFAA0!108-65DA6F39E7CAFAA0!134-3b8d33e0d9890c4234f1b836570cfe6bc6b04fd8</text:span></text:p>
      <text:p text:style-name="P1"><text:span text:style-name="T3">EyeRichDown<text:tab/>StorageProviderId=OneDrive&amp;id=65DA6F39E7CAFAA0!360</text:span></text:p>
      <text:p text:style-name="P1"><text:span text:style-name="T3">HamBarUgh<text:tab/>65DA6F39E7CAFAA0!101-65DA6F39E7CAFAA0!108-65DA6F39E7CAFAA0!503-7ca47dc6062ee3c2d0fe8b3881ba76d80a0111f8</text:span></text:p>
      <text:p text:style-name="P1"><text:span text:style-name="T3">CarVineLog<text:tab/>received_377083092685706.jpeg</text:span></text:p>
      <text:p text:style-name="P1"><text:span text:style-name="T3">BigMawOwl<text:tab/>StorageProviderId=OneDrive&amp;id=65DA6F39E7CAFAA0!134</text:span></text:p>
      <text:p text:style-name="P1"><text:span text:style-name="T3">HogUghOne<text:tab/>65DA6F39E7CAFAA0!101-65DA6F39E7CAFAA0!108-65DA6F39E7CAFAA0!362-9a980ed7efd06707d405d0047e354a24f0a8066d</text:span></text:p>
      <text:p text:style-name="P1"><text:span text:style-name="T3">SewTruckJump<text:tab/>IMG_20170703_220942.jpg</text:span></text:p>
      <text:p text:style-name="P1"><text:span text:style-name="T3">YupJumpWow<text:tab/>StorageProviderId=OneDrive&amp;id=65DA6F39E7CAFAA0!363</text:span></text:p>
      <text:p text:style-name="P1"><text:span text:style-name="T3">MugCarBug<text:tab/>65DA6F39E7CAFAA0!101-65DA6F39E7CAFAA0!108-65DA6F39E7CAFAA0!502-5643fafa0a77b34575b7e495e28cdfe631a28f5c</text:span></text:p>
      <text:p text:style-name="P1"><text:span text:style-name="T3">VineLogTax<text:tab/>StorageProviderId=OneDrive&amp;id=65DA6F39E7CAFAA0!380</text:span></text:p>
      <text:p text:style-name="P1"><text:span text:style-name="T3">EggOrbWar<text:tab/>65DA6F39E7CAFAA0!367</text:span></text:p>
      <text:p text:style-name="P1"><text:span text:style-name="T3">PenFigBug<text:tab/>65DA6F39E7CAFAA0!101-65DA6F39E7CAFAA0!108-65DA6F39E7CAFAA0!365-43390455b7d486fa56877aa348aefb8cb62718e7</text:span></text:p>
      <text:p text:style-name="P1"><text:span text:style-name="T3">BlueLeftJoy<text:tab/>IMG_20170610_233746.jpg</text:span></text:p>
      <text:p text:style-name="P1"><text:span text:style-name="T3">IcyAweEar<text:tab/>StorageProviderId=OneDrive&amp;id=65DA6F39E7CAFAA0!503</text:span></text:p>
      <text:p text:style-name="P1"><text:span text:style-name="T3">BudHugLeft<text:tab/>IMG_20170703_221018_001_COVER.jpg</text:span></text:p>
      <text:p text:style-name="P1"><text:span text:style-name="T3">KidEmuHam<text:tab/>StorageProviderId=OneDrive&amp;id=65DA6F39E7CAFAA0!362</text:span></text:p>
      <text:p text:style-name="P1"><text:span text:style-name="T3">TwoMadEgg<text:tab/>IMG_20170610_233756.jpg</text:span></text:p>
      <text:p text:style-name="P1"><text:span text:style-name="T3">OafAmHis<text:tab/>StorageProviderId=OneDrive&amp;id=65DA6F39E7CAFAA0!502</text:span></text:p>
      <text:p text:style-name="P1"><text:span text:style-name="T3">UpPalCat<text:tab/>65DA6F39E7CAFAA0!101-65DA6F39E7CAFAA0!108-65DA6F39E7CAFAA0!364-9b31252e6c153df45787784e8e65c1cb5ce5b75b</text:span></text:p>
      <text:p text:style-name="P1"><text:span text:style-name="T3">PenJokeWee<text:tab/>65DA6F39E7CAFAA0!366</text:span></text:p>
      <text:p text:style-name="P1"><text:span text:style-name="T3">WowPieRed<text:tab/>IMG_20170703_220911.jpg</text:span></text:p>
      <text:p text:style-name="P1"><text:span text:style-name="T3">RatImpCat<text:tab/>StorageProviderId=OneDrive&amp;id=65DA6F39E7CAFAA0!365</text:span></text:p>
      <text:p text:style-name="P1"><text:span text:style-name="T3">TadTheWry<text:tab/>65DA6F39E7CAFAA0!369</text:span></text:p>
      <text:p text:style-name="P1"><text:span text:style-name="T3">HisHugBud<text:tab/>IMG_20170703_220913.jpg</text:span></text:p>
      <text:p text:style-name="P1"><text:span text:style-name="T3">PenMugFig<text:tab/>StorageProviderId=OneDrive&amp;id=65DA6F39E7CAFAA0!364</text:span></text:p>
      <text:p text:style-name="P1"><text:span text:style-name="T3">WolfBudHug<text:tab/>IMG_20170703_220720.jpg</text:span></text:p>
      <text:p text:style-name="P1"><text:span text:style-name="T3">PalRodRich<text:tab/>StorageProviderId=OneDrive&amp;id=65DA6F39E7CAFAA0!367</text:span></text:p>
      <text:p text:style-name="P1"><text:span text:style-name="T3">HamLogBug<text:tab/>65DA6F39E7CAFAA0!220</text:span></text:p>
      <text:p text:style-name="P1"><text:span text:style-name="T3">FigWeeZig<text:tab/>IMG_20170812_001931.jpg</text:span></text:p>
      <text:p text:style-name="P1"><text:span text:style-name="T3">RagYakEmu<text:tab/>65DA6F39E7CAFAA0!368</text:span></text:p>
      <text:p text:style-name="P1"><text:span text:style-name="T3">HugZagAm<text:tab/>received_264867547240595.gif</text:span></text:p>
      <text:p text:style-name="P1"><text:span text:style-name="T3">EmuYakBug<text:tab/>65DA6F39E7CAFAA0!101-65DA6F39E7CAFAA0!108-65DA6F39E7CAFAA0!991-9d71e6446aa55edaaad94a0ec4773e9b2f353dd0</text:span></text:p>
      <text:p text:style-name="P1"><text:span text:style-name="T3">FooGadForth<text:tab/>IMG_20170415_143055.jpg</text:span></text:p>
      <text:p text:style-name="P1"><text:span text:style-name="T3">EggRatHis<text:tab/>65DA6F39E7CAFAA0!221</text:span></text:p>
      <text:p text:style-name="P1"><text:span text:style-name="T3">WolfWryAm<text:tab/>65DA6F39E7CAFAA0!101-65DA6F39E7CAFAA0!108-65DA6F39E7CAFAA0!993-26f0bd263ef209390508daac9303f2e3d79c7d6f</text:span></text:p>
      <text:p text:style-name="P1"><text:span text:style-name="T3">EyeBagAm<text:tab/>65DA6F39E7CAFAA0!146</text:span></text:p>
      <text:p text:style-name="P1"><text:span text:style-name="T3">PieLawWag<text:tab/>65DA6F39E7CAFAA0!101-65DA6F39E7CAFAA0!108-65DA6F39E7CAFAA0!366-be3a724cb63dbe150daa57bc31dd23e993ecfd8a</text:span></text:p>
      <text:p text:style-name="P1"><text:span text:style-name="T3">PewHisOrb<text:tab/>StorageProviderId=OneDrive&amp;id=65DA6F39E7CAFAA0!369</text:span></text:p>
      <text:p text:style-name="P1"><text:span text:style-name="T3">UrnPieCake<text:tab/>IMG_20170812_001654.jpg</text:span></text:p>
      <text:p text:style-name="P1"><text:span text:style-name="T3">RatImpJoy<text:tab/>IMG_20170812_001635.jpg</text:span></text:p>
      <text:p text:style-name="P1"><text:span text:style-name="T3">JokeFigHam<text:tab/>IMG_20170703_220903.jpg</text:span></text:p>
      <text:p text:style-name="P1"><text:span text:style-name="T3">NewKoiBat<text:tab/>StorageProviderId=OneDrive&amp;id=65DA6F39E7CAFAA0!366</text:span></text:p>
      <text:p text:style-name="P1"><text:span text:style-name="T3">DogePenFig<text:tab/>65DA6F39E7CAFAA0!101-65DA6F39E7CAFAA0!108-65DA6F39E7CAFAA0!147-a5587aa03c942ea198f2c0ddfce27f1274d29d5a</text:span></text:p>
      <text:p text:style-name="P1"><text:span text:style-name="T3">WolfMuchSum<text:tab/>65DA6F39E7CAFAA0!347</text:span></text:p>
      <text:p text:style-name="P1"><text:span text:style-name="T3">LabRichBlue<text:tab/>65DA6F39E7CAFAA0!156</text:span></text:p>
      <text:p text:style-name="P1"><text:span text:style-name="T3">HerRedWag<text:tab/>65DA6F39E7CAFAA0!101-65DA6F39E7CAFAA0!108-65DA6F39E7CAFAA0!221-67e4d28da7e68eb89388f57aa60516be61b41239</text:span></text:p>
      <text:p text:style-name="P1"><text:span text:style-name="T3">HugRichDown<text:tab/>65DA6F39E7CAFAA0!346</text:span></text:p>
      <text:p text:style-name="P1"><text:span text:style-name="T3">AmDogYew<text:tab/>65DA6F39E7CAFAA0!101-65DA6F39E7CAFAA0!108-65DA6F39E7CAFAA0!346-8709ee22c692d95ae1b84165fdaf3bb8e7f242bd</text:span></text:p>
      <text:p text:style-name="P1"><text:span text:style-name="T3">CanCatDog<text:tab/>65DA6F39E7CAFAA0!101-65DA6F39E7CAFAA0!108-65DA6F39E7CAFAA0!368-d7d62e01603ff3ce531393bf738aeff652b95ace</text:span></text:p>
      <text:p text:style-name="P1"><text:span text:style-name="T3">ZooForthJoy<text:tab/>65DA6F39E7CAFAA0!101-65DA6F39E7CAFAA0!108-65DA6F39E7CAFAA0!347-4775617028e7e36afbd7f4c3a9139944da900f7d</text:span></text:p>
      <text:p text:style-name="P1"><text:span text:style-name="T3">FlyAweFly<text:tab/>65DA6F39E7CAFAA0!393</text:span></text:p>
      <text:p text:style-name="P1"><text:span text:style-name="T3">HogOneKid<text:tab/>received_10209795473743563.jpeg</text:span></text:p>
      <text:p text:style-name="P1"><text:span text:style-name="T3">SumDogWolf<text:tab/>StorageProviderId=OneDrive&amp;id=65DA6F39E7CAFAA0!146</text:span></text:p>
      <text:p text:style-name="P1"><text:span text:style-name="T3">YakSoLog<text:tab/>65DA6F39E7CAFAA0!392</text:span></text:p>
      <text:p text:style-name="P1"><text:span text:style-name="T3">YewQuillDown<text:tab/>received_375748159485866.jpeg</text:span></text:p>
      <text:p text:style-name="P1"><text:span text:style-name="T3">UrnPieFly<text:tab/>StorageProviderId=OneDrive&amp;id=65DA6F39E7CAFAA0!147</text:span></text:p>
      <text:p text:style-name="P1"><text:span text:style-name="T3">YupHerMaw<text:tab/>IMG_20170424_084458.jpg</text:span></text:p>
      <text:p text:style-name="P1"><text:span text:style-name="T3">GoodCakeDay<text:tab/>3d63684335596473</text:span></text:p>
      <text:p text:style-name="P1"><text:span text:style-name="T3">FarNorthAwe<text:tab/>65DA6F39E7CAFAA0!279</text:span></text:p>
      <text:p text:style-name="P1"><text:span text:style-name="T3">TwoBlueDog<text:tab/>65DA6F39E7CAFAA0!391</text:span></text:p>
      <text:p text:style-name="P1"><text:span text:style-name="T3">NorthOwlPie<text:tab/>569ffcda9a83253aba0382eb7c67b933--kiss-lip-tattoos-sister-tattoos.jpg</text:span></text:p>
      <text:p text:style-name="P1"><text:span text:style-name="T3">GadBudPew<text:tab/>StorageProviderId=OneDrive&amp;id=65DA6F39E7CAFAA0!346</text:span></text:p>
      <text:p text:style-name="P1"><text:span text:style-name="T3">TruckMawCake<text:tab/>IMG_20170703_220713.jpg</text:span></text:p>
      <text:p text:style-name="P1"><text:span text:style-name="T3">WarLabMuch<text:tab/>StorageProviderId=OneDrive&amp;id=65DA6F39E7CAFAA0!368</text:span></text:p>
      <text:p text:style-name="P1"><text:span text:style-name="T3">JokeVineRight<text:tab/>IMG_20170703_101343.jpg</text:span></text:p>
      <text:p text:style-name="P1"><text:span text:style-name="T3">KoiZooImp<text:tab/>StorageProviderId=OneDrive&amp;id=65DA6F39E7CAFAA0!347</text:span></text:p>
      <text:p text:style-name="P1"><text:span text:style-name="T3">FishLeftWolf<text:tab/>65DA6F39E7CAFAA0!101-65DA6F39E7CAFAA0!108-65DA6F39E7CAFAA0!279-ced9150eefc315166604ec751d99b38b7329114c</text:span></text:p>
      <text:p text:style-name="P1"><text:span text:style-name="T3">LogMugEmu<text:tab/>65DA6F39E7CAFAA0!1712</text:span></text:p>
      <text:p text:style-name="P1"><text:span text:style-name="T3">QuillOrbSea<text:tab/>65DA6F39E7CAFAA0!396</text:span></text:p>
      <text:p text:style-name="P1"><text:span text:style-name="T3">UpBagAm<text:tab/>1496415556180.jpg</text:span></text:p>
      <text:p text:style-name="P1"><text:span text:style-name="T3">FoxCarUgh<text:tab/>65DA6F39E7CAFAA0!101-65DA6F39E7CAFAA0!108-65DA6F39E7CAFAA0!220-992228e9b6ff2d99c59fade75601c89a2a81d2b1</text:span></text:p>
      <text:p text:style-name="P1"><text:span text:style-name="T3">AmLeftLab<text:tab/>65DA6F39E7CAFAA0!1673</text:span></text:p>
      <text:p text:style-name="P1"><text:span text:style-name="T3">SewNorthWag<text:tab/>65DA6F39E7CAFAA0!101-65DA6F39E7CAFAA0!108-65DA6F39E7CAFAA0!1673-044bf4800e592abadba8aeb9b4df0d6d39f68a6f</text:span></text:p>
      <text:p text:style-name="P1"><text:span text:style-name="T3">AteLogJoke<text:tab/>65DA6F39E7CAFAA0!1674</text:span></text:p>
      <text:p text:style-name="P1"><text:span text:style-name="T3">AmazeVoltSea<text:tab/>65DA6F39E7CAFAA0!101-65DA6F39E7CAFAA0!108-65DA6F39E7CAFAA0!1712-266728519628c29af2a2f35ec73cfe697bea3f0b</text:span></text:p>
      <text:p text:style-name="P1"><text:span text:style-name="T3">EyeTadVolt<text:tab/>received_10202660493191714.gif</text:span></text:p>
      <text:p text:style-name="P1"><text:span text:style-name="T3">VineUghAte<text:tab/>1496349381573.jpg</text:span></text:p>
      <text:p text:style-name="P1"><text:span text:style-name="T3">RichNewSea<text:tab/>StorageProviderId=OneDrive&amp;id=65DA6F39E7CAFAA0!1712</text:span></text:p>
      <text:p text:style-name="P1"><text:span text:style-name="T3">PalUpSea<text:tab/>65DA6F39E7CAFAA0!101-65DA6F39E7CAFAA0!108-65DA6F39E7CAFAA0!1674-5910daa1057a2e7895d4c430f2f13e240e2996c1</text:span></text:p>
      <text:p text:style-name="P1"><text:span text:style-name="T3">BugDogeVine<text:tab/>65DA6F39E7CAFAA0!1699</text:span></text:p>
      <text:p text:style-name="P1"><text:span text:style-name="T3">MadTadLab<text:tab/>65DA6F39E7CAFAA0!101-65DA6F39E7CAFAA0!108-65DA6F39E7CAFAA0!1702-6880da51ceea58814d12b67817e8ee303c6d87ac</text:span></text:p>
      <text:p text:style-name="P1"><text:span text:style-name="T3">WeeSoVine<text:tab/>65DA6F39E7CAFAA0!1710</text:span></text:p>
      <text:p text:style-name="P1"><text:span text:style-name="T3">BugJokeBar<text:tab/>65DA6F39E7CAFAA0!101-65DA6F39E7CAFAA0!108-65DA6F39E7CAFAA0!1710-c247e3eecc4f789cf2f1fed077a624a9ab405ec5</text:span></text:p>
      <text:p text:style-name="P1"><text:span text:style-name="T3">BlueOafZoo<text:tab/>65DA6F39E7CAFAA0!1718</text:span></text:p>
      <text:p text:style-name="P1"><text:span text:style-name="T3">DogeVineSo<text:tab/>StorageProviderId=OneDrive&amp;id=65DA6F39E7CAFAA0!770</text:span></text:p>
      <text:p text:style-name="P1"><text:span text:style-name="T3">HisRodGem<text:tab/>StorageProviderId=OneDrive&amp;id=65DA6F39E7CAFAA0!1674</text:span></text:p>
      <text:p text:style-name="P1"><text:span text:style-name="T3">CatRichLab<text:tab/>received_1579727888749181.jpeg</text:span></text:p>
      <text:p text:style-name="P1"><text:span text:style-name="T3">LawDaySwim<text:tab/>StorageProviderId=OneDrive&amp;id=65DA6F39E7CAFAA0!1702</text:span></text:p>
      <text:p text:style-name="P1"><text:span text:style-name="T3">LogLogHog<text:tab/>received_10155886440493197.jpeg</text:span></text:p>
      <text:p text:style-name="P1"><text:span text:style-name="T3">FarNorthCake<text:tab/>StorageProviderId=OneDrive&amp;id=65DA6F39E7CAFAA0!1710</text:span></text:p>
      <text:p text:style-name="P1"><text:span text:style-name="T3">OafTheQuill<text:tab/>1519315116046.jpg</text:span></text:p>
      <text:p text:style-name="P1"><text:span text:style-name="T3">AIcyMaw<text:tab/>StorageProviderId=OneDrive&amp;id=65DA6F39E7CAFAA0!1699</text:span></text:p>
      <text:p text:style-name="P1"><text:span text:style-name="T3">RodRichRat<text:tab/>20180301_014617_0.jpg</text:span></text:p>
      <text:p text:style-name="P1"><text:span text:style-name="T3">SwimIcyBig<text:tab/>StorageProviderId=OneDrive&amp;id=65DA6F39E7CAFAA0!1718</text:span></text:p>
      <text:p text:style-name="P1"><text:span text:style-name="T3">BugZigUgh<text:tab/>chalee</text:span></text:p>
      <text:p text:style-name="P1"><text:span text:style-name="T3">SwimUrnRed<text:tab/>20excuse.jpg</text:span></text:p>
      <text:p text:style-name="P1"><text:span text:style-name="T3">LabVatGad<text:tab/>StorageProviderId=OneDrive&amp;id=65DA6F39E7CAFAA0!1719</text:span></text:p>
      <text:p text:style-name="P1"><text:span text:style-name="T3">AJumpFly<text:tab/>65DA6F39E7CAFAA0!101-65DA6F39E7CAFAA0!108-65DA6F39E7CAFAA0!974-786a09f044c5fe4d14ecd7e756f4bdd32755c7cc</text:span></text:p>
      <text:p text:style-name="P1"><text:span text:style-name="T3">SoWeeYak<text:tab/>65DA6F39E7CAFAA0!101-65DA6F39E7CAFAA0!108-65DA6F39E7CAFAA0!975-be696949e39b6d10ab2d72a615e2b17ba2449524</text:span></text:p>
      <text:p text:style-name="P1"><text:span text:style-name="T3">ZagGadTad<text:tab/>65DA6F39E7CAFAA0!210</text:span></text:p>
      <text:p text:style-name="P1"><text:span text:style-name="T3">FooYewLeft<text:tab/>65DA6F39E7CAFAA0!280</text:span></text:p>
      <text:p text:style-name="P1"><text:span text:style-name="T3">PenDogeLog<text:tab/>65DA6F39E7CAFAA0!101-65DA6F39E7CAFAA0!108-65DA6F39E7CAFAA0!391-df211e92c83588ae78ab208d51213bc7f7c9cdc8</text:span></text:p>
      <text:p text:style-name="P1"><text:span text:style-name="T3">PewAmazeHug<text:tab/>received_1980516695500789.jpeg</text:span></text:p>
      <text:p text:style-name="P1"><text:span text:style-name="T3">GoodIcyWow<text:tab/>StorageProviderId=OneDrive&amp;id=65DA6F39E7CAFAA0!974</text:span></text:p>
      <text:p text:style-name="P1"><text:span text:style-name="T3">JumpNorthLaw<text:tab/>received_1980516662167459.jpeg</text:span></text:p>
      <text:p text:style-name="P1"><text:span text:style-name="T3">OafWolfMuch<text:tab/>65DA6F39E7CAFAA0!101-65DA6F39E7CAFAA0!108-65DA6F39E7CAFAA0!281-521724b0d0caeac3e01503f581b56b79fb50405c</text:span></text:p>
      <text:p text:style-name="P1"><text:span text:style-name="T3">RatRichCat<text:tab/>65DA6F39E7CAFAA0!282</text:span></text:p>
      <text:p text:style-name="P1"><text:span text:style-name="T3">CakeFarA<text:tab/>65DA6F39E7CAFAA0!284</text:span></text:p>
      <text:p text:style-name="P1"><text:span text:style-name="T3">QuillLabForth<text:tab/>65DA6F39E7CAFAA0!101-65DA6F39E7CAFAA0!108-65DA6F39E7CAFAA0!282-521724b0d0caeac3e01503f581b56b79fb50405c</text:span></text:p>
      <text:p text:style-name="P1"><text:span text:style-name="T3">SeaBlueImp<text:tab/>65DA6F39E7CAFAA0!285</text:span></text:p>
      <text:p text:style-name="P1"><text:span text:style-name="T3">ABigJump<text:tab/>65DA6F39E7CAFAA0!286</text:span></text:p>
      <text:p text:style-name="P1"><text:span text:style-name="T3">RightOneZig<text:tab/>65DA6F39E7CAFAA0!316</text:span></text:p>
      <text:p text:style-name="P1"><text:span text:style-name="T3">PenEmuTax<text:tab/>65DA6F39E7CAFAA0!101-65DA6F39E7CAFAA0!108-65DA6F39E7CAFAA0!286-d6b447223af8f7cffbf4555f12ffbb49be6e22fd</text:span></text:p>
      <text:p text:style-name="P1"><text:span text:style-name="T3">YakBugCar<text:tab/>65DA6F39E7CAFAA0!101-65DA6F39E7CAFAA0!108-65DA6F39E7CAFAA0!210-61ee6f85b935ed20a782d898324adb9c17607eda</text:span></text:p>
      <text:p text:style-name="P1"><text:span text:style-name="T3">NewZagYew<text:tab/>65DA6F39E7CAFAA0!334</text:span></text:p>
      <text:p text:style-name="P1"><text:span text:style-name="T3">NewOafUp<text:tab/>65DA6F39E7CAFAA0!335</text:span></text:p>
      <text:p text:style-name="P1"><text:span text:style-name="T3">SewRedAwe<text:tab/>65DA6F39E7CAFAA0!101-65DA6F39E7CAFAA0!108-65DA6F39E7CAFAA0!313-334d0152d89b5b70c5d92b7ce884140463d725ce</text:span></text:p>
      <text:p text:style-name="P1"><text:span text:style-name="T3">JumpLawFly<text:tab/>StorageProviderId=OneDrive&amp;id=65DA6F39E7CAFAA0!393</text:span></text:p>
      <text:p text:style-name="P1"><text:span text:style-name="T3">LabLeftMad<text:tab/>IMG_20170702_140337.jpg</text:span></text:p>
      <text:p text:style-name="P1"><text:span text:style-name="T3">FlyEarWow<text:tab/>StorageProviderId=OneDrive&amp;id=65DA6F39E7CAFAA0!396</text:span></text:p>
      <text:p text:style-name="P1"><text:span text:style-name="T3">UpVatPew<text:tab/>65DA6F39E7CAFAA0!722</text:span></text:p>
      <text:p text:style-name="P1"><text:span text:style-name="T3">DownWarRat<text:tab/>IMG_20170425_224300.jpg</text:span></text:p>
      <text:p text:style-name="P1"><text:span text:style-name="T3">KoiFishImp<text:tab/>65DA6F39E7CAFAA0!734</text:span></text:p>
      <text:p text:style-name="P1"><text:span text:style-name="T3">DogeBarVine<text:tab/>65DA6F39E7CAFAA0!101-65DA6F39E7CAFAA0!108-65DA6F39E7CAFAA0!722-9d9ec389c39f052008597dfc4160c6e11d99424a</text:span></text:p>
      <text:p text:style-name="P1"><text:span text:style-name="T3">BugHogFox<text:tab/>StorageProviderId=OneDrive&amp;id=65DA6F39E7CAFAA0!281</text:span></text:p>
      <text:p text:style-name="P1"><text:span text:style-name="T3">CanRatKoi<text:tab/>65DA6F39E7CAFAA0!101-65DA6F39E7CAFAA0!108-65DA6F39E7CAFAA0!723-b55b8933da2b4fcc7de11adf8b3e03ed1c3c8b61</text:span></text:p>
      <text:p text:style-name="P1"><text:span text:style-name="T3">WagGoodMaw<text:tab/>StorageProviderId=OneDrive&amp;id=65DA6F39E7CAFAA0!282</text:span></text:p>
      <text:p text:style-name="P1"><text:span text:style-name="T3">HazGemRod<text:tab/>received_10202684153783214.jpeg</text:span></text:p>
      <text:p text:style-name="P1"><text:span text:style-name="T3">WryDownVat<text:tab/>StorageProviderId=OneDrive&amp;id=65DA6F39E7CAFAA0!284</text:span></text:p>
      <text:p text:style-name="P1"><text:span text:style-name="T3">GadDogPew<text:tab/>65DA6F39E7CAFAA0!101-65DA6F39E7CAFAA0!108-65DA6F39E7CAFAA0!767-5038fef5938d6a0968da461ddf28a8e8d32e50ff</text:span></text:p>
      <text:p text:style-name="P1"><text:span text:style-name="T3">GadBagNew<text:tab/>65DA6F39E7CAFAA0!101-65DA6F39E7CAFAA0!108-65DA6F39E7CAFAA0!786-04b05296467d1b97a6377948e2c1edc06fc521a1</text:span></text:p>
      <text:p text:style-name="P1"><text:span text:style-name="T3">AteDogeRag<text:tab/>65DA6F39E7CAFAA0!101-65DA6F39E7CAFAA0!108-65DA6F39E7CAFAA0!887-2a4b6cc7e7c1dc4df8c44dc60163b5eafbc3fb0b</text:span></text:p>
      <text:p text:style-name="P1"><text:span text:style-name="T3">FoxHamHam<text:tab/>65DA6F39E7CAFAA0!101-65DA6F39E7CAFAA0!108-65DA6F39E7CAFAA0!662-9d867c07ad45fa4ac8b1f3cd6fd1576dc90cb57f</text:span></text:p>
      <text:p text:style-name="P1"><text:span text:style-name="T3">HerHerTruck<text:tab/>received_10202696943862958.jpeg</text:span></text:p>
      <text:p text:style-name="P1"><text:span text:style-name="T3">LabSeaBat<text:tab/>received_10202701226930032.jpeg</text:span></text:p>
      <text:p text:style-name="P1"><text:span text:style-name="T3">EggHugSea<text:tab/>StorageProviderId=OneDrive&amp;id=65DA6F39E7CAFAA0!286</text:span></text:p>
      <text:p text:style-name="P1"><text:span text:style-name="T3">AweFlyYup<text:tab/>received_10210333798961357.gif</text:span></text:p>
      <text:p text:style-name="P1"><text:span text:style-name="T3">ZagBlueBud<text:tab/>StorageProviderId=OneDrive&amp;id=65DA6F39E7CAFAA0!313</text:span></text:p>
      <text:p text:style-name="P1"><text:span text:style-name="T3">BarSoTax<text:tab/>received_1165581200149581.jpeg</text:span></text:p>
      <text:p text:style-name="P1"><text:span text:style-name="T3">JoyFooZoo<text:tab/>received_244405872620096.jpeg</text:span></text:p>
      <text:p text:style-name="P1"><text:span text:style-name="T3">AweUrnLaw<text:tab/>received_10202662959453369.gif</text:span></text:p>
      <text:p text:style-name="P1"><text:span text:style-name="T3">TwoEyeZag<text:tab/>StorageProviderId=OneDrive&amp;id=65DA6F39E7CAFAA0!280</text:span></text:p>
      <text:p text:style-name="P1"><text:span text:style-name="T3">RagFoxTax<text:tab/>received_10211424338461764</text:span></text:p>
      <text:p text:style-name="P1"><text:span text:style-name="T3">LogLogUgh<text:tab/>StorageProviderId=OneDrive&amp;id=65DA6F39E7CAFAA0!786</text:span></text:p>
      <text:p text:style-name="P1"><text:span text:style-name="T3">RightRightUgh<text:tab/>65DA6F39E7CAFAA0!101-65DA6F39E7CAFAA0!108-65DA6F39E7CAFAA0!316-991eed4cd16bd19e50ff4aaf2df14daaa96f59d2</text:span></text:p>
      <text:p text:style-name="P1"><text:span text:style-name="T3">BatVatGad<text:tab/>received_10203502615444244.jpeg</text:span></text:p>
      <text:p text:style-name="P1"><text:span text:style-name="T3">DogeOneOne<text:tab/>StorageProviderId=OneDrive&amp;id=65DA6F39E7CAFAA0!767</text:span></text:p>
      <text:p text:style-name="P1"><text:span text:style-name="T3">VatZooGem<text:tab/>received_452480105144949.jpeg</text:span></text:p>
      <text:p text:style-name="P1"><text:span text:style-name="T3">JumpBigNorth<text:tab/>StorageProviderId=OneDrive&amp;id=65DA6F39E7CAFAA0!734</text:span></text:p>
      <text:p text:style-name="P1"><text:span text:style-name="T3">MadQuillRod<text:tab/>received_10153828401841970.jpeg</text:span></text:p>
      <text:p text:style-name="P1"><text:span text:style-name="T3">GoodTruckSew<text:tab/>StorageProviderId=OneDrive&amp;id=65DA6F39E7CAFAA0!722</text:span></text:p>
      <text:p text:style-name="P1"><text:span text:style-name="T3">VineRightMug<text:tab/>received_1165581246816243.jpeg</text:span></text:p>
      <text:p text:style-name="P1"><text:span text:style-name="T3">GadOafBlue<text:tab/>StorageProviderId=OneDrive&amp;id=65DA6F39E7CAFAA0!335</text:span></text:p>
      <text:p text:style-name="P1"><text:span text:style-name="T3">TheDogEye<text:tab/>StorageProviderId=OneDrive&amp;id=65DA6F39E7CAFAA0!662</text:span></text:p>
      <text:p text:style-name="P1"><text:span text:style-name="T3">RagBugFig<text:tab/>StorageProviderId=OneDrive&amp;id=65DA6F39E7CAFAA0!316</text:span></text:p>
      <text:p text:style-name="P1"><text:span text:style-name="T3">NorthRedIcy<text:tab/>3d63684335826930</text:span></text:p>
      <text:p text:style-name="P1"><text:span text:style-name="T3">PalLabImp<text:tab/>3d63684336110773</text:span></text:p>
      <text:p text:style-name="P1"><text:span text:style-name="T3">RodZagZoo<text:tab/>3d63684336399117</text:span></text:p>
      <text:p text:style-name="P1"><text:span text:style-name="T3">TadEyeWry<text:tab/>3d63684336625320</text:span></text:p>
      <text:p text:style-name="P1"><text:span text:style-name="T3">QuillBlueSea<text:tab/>3d63684336625760</text:span></text:p>
      <text:p text:style-name="P1"><text:span text:style-name="T3">KoiWolfTad<text:tab/>3d63684336836040</text:span></text:p>
      <text:p text:style-name="P1"><text:span text:style-name="T3">BigUrnGood<text:tab/>3d63684336997963</text:span></text:p>
      <text:p text:style-name="P1"><text:span text:style-name="T3">DayOwlCake<text:tab/>3d63684336998353</text:span></text:p>
      <text:p text:style-name="P1"><text:span text:style-name="T3">TaxAteYak<text:tab/>3d63684337207950</text:span></text:p>
      <text:p text:style-name="P1"><text:span text:style-name="T3">ZooHisVolt<text:tab/>3d63684337321403</text:span></text:p>
      <text:p text:style-name="P1"><text:span text:style-name="T3">VatUpFoo<text:tab/>3d63684337411433</text:span></text:p>
      <text:p text:style-name="P1"><text:span text:style-name="T3">UrnMawYup<text:tab/>3d63684337597777</text:span></text:p>
      <text:p text:style-name="P1"><text:span text:style-name="T3">KidFoxBug<text:tab/>3d63684337740170</text:span></text:p>
      <text:p text:style-name="P1"><text:span text:style-name="T3">ADayMaw<text:tab/>3d63684337740403</text:span></text:p>
      <text:p text:style-name="P1"><text:span text:style-name="T3">RightHogUgh<text:tab/>3d63684337957433</text:span></text:p>
      <text:p text:style-name="P1"><text:span text:style-name="T3">LabMuchYew<text:tab/>3d63684337957700</text:span></text:p>
      <text:p text:style-name="P1"><text:span text:style-name="T3">60302252638</text:span></text:p>
      <text:p text:style-name="P1"><text:span text:style-name="T3">FishVatRod<text:tab/>received_315922268801789</text:span></text:p>
      <text:p text:style-name="P1"><text:span text:style-name="T3">YupTruckAwe<text:tab/>received_312580495802633</text:span></text:p>
      <text:p text:style-name="P1"><text:span text:style-name="T3">PieFlyPie<text:tab/>IMG_20170910_150929</text:span></text:p>
      <text:p text:style-name="P1"><text:span text:style-name="T3">GadHisAm<text:tab/>634763789945623</text:span></text:p>
      <text:p text:style-name="P1"><text:span text:style-name="T3">RightJokeEmu<text:tab/>FB_IMG_1478667492788</text:span></text:p>
      <text:p text:style-name="P1"><text:span text:style-name="T3">PenTaxJoke<text:tab/>65DA6F39E7CAFAA0!717</text:span></text:p>
      <text:p text:style-name="P1"><text:span text:style-name="T3">FlySwimGood<text:tab/>received_312580492469300</text:span></text:p>
      <text:p text:style-name="P1"><text:span text:style-name="T3">AmazePewKoi<text:tab/>IMG_20170930_180633</text:span></text:p>
      <text:p text:style-name="P1"><text:span text:style-name="T3">JokePenFox<text:tab/>received_312580489135967</text:span></text:p>
      <text:p text:style-name="P1"><text:span text:style-name="T3">MawNorthCake<text:tab/>721181787970489</text:span></text:p>
      <text:p text:style-name="P1"><text:span text:style-name="T3">WolfImpHug<text:tab/>received_306169819776222</text:span></text:p>
      <text:p text:style-name="P1"><text:span text:style-name="T3">WryLabHis<text:tab/>893770554044944</text:span></text:p>
      <text:p text:style-name="P1"><text:span text:style-name="T3">ForthCatSea<text:tab/>received_303418020051402</text:span></text:p>
      <text:p text:style-name="P1"><text:span text:style-name="T3">PenWeeCar<text:tab/>received_292709084456441</text:span></text:p>
      <text:p text:style-name="P1"><text:span text:style-name="T3">JoyVatEye<text:tab/>received_264867547240595-kerilynn88</text:span></text:p>
      <text:p text:style-name="P1"><text:span text:style-name="T3">WryBlueHis<text:tab/>received_258111291249554-kerilynn88</text:span></text:p>
      <text:p text:style-name="P1"><text:span text:style-name="T3">DownPalUp<text:tab/>received_244405872620096-kerilynn88</text:span></text:p>
      <text:p text:style-name="P1"><text:span text:style-name="T3">HisHazWar<text:tab/>601930173228985</text:span></text:p>
      <text:p text:style-name="P1"><text:span text:style-name="T3">PewKoiNew<text:tab/>received_244405872620096 1</text:span></text:p>
      <text:p text:style-name="P1"><text:span text:style-name="T3">AweEarA<text:tab/>received_240698326307497</text:span></text:p>
      <text:p text:style-name="P1"><text:span text:style-name="T3">LogRightMug<text:tab/>528062140615789</text:span></text:p>
      <text:p text:style-name="P1"><text:span text:style-name="T3">UghFigCar<text:tab/>received_240617509648912</text:span></text:p>
      <text:p text:style-name="P1"><text:span text:style-name="T3">PewPalMad<text:tab/>762534610501873</text:span></text:p>
      <text:p text:style-name="P1"><text:span text:style-name="T3">AteOneHog<text:tab/>received_240617202982276</text:span></text:p>
      <text:p text:style-name="P1"><text:span text:style-name="T3">WarPewTad<text:tab/>received_240617202982276 1</text:span></text:p>
      <text:p text:style-name="P1"><text:span text:style-name="T3">WryOrbForth<text:tab/>received_1735725493424464</text:span></text:p>
      <text:p text:style-name="P1"><text:span text:style-name="T3">JoyMuchBat<text:tab/>515060341915969</text:span></text:p>
      <text:p text:style-name="P1"><text:span text:style-name="T3">SwimJumpAwe<text:tab/>received_240616059649057</text:span></text:p>
      <text:p text:style-name="P1"><text:span text:style-name="T3">WeeRightMug<text:tab/>received_240616049649058 1</text:span></text:p>
      <text:p text:style-name="P1"><text:span text:style-name="T3">CakeGoodGood<text:tab/>721541704601164</text:span></text:p>
      <text:p text:style-name="P1"><text:span text:style-name="T3">QuillHugLeft<text:tab/>736655463089788</text:span></text:p>
      <text:p text:style-name="P1"><text:span text:style-name="T3">EarFarSew<text:tab/>received_240616039649059 1</text:span></text:p>
      <text:p text:style-name="P1"><text:span text:style-name="T3">ZagYewAmaze<text:tab/>received_240615659649097 1</text:span></text:p>
      <text:p text:style-name="P1"><text:span text:style-name="T3">JoyLeftWolf<text:tab/>received_240615582982438 1</text:span></text:p>
      <text:p text:style-name="P1"><text:span text:style-name="T3">HerAwePie<text:tab/>698479436907391</text:span></text:p>
      <text:p text:style-name="P1"><text:span text:style-name="T3">UpMuchHug<text:tab/>received_237430473386850</text:span></text:p>
      <text:p text:style-name="P1"><text:span text:style-name="T3">NorthWagPie<text:tab/>929631247125541</text:span></text:p>
      <text:p text:style-name="P1"><text:span text:style-name="T3">LeftPewDog<text:tab/>received_237430440053520</text:span></text:p>
      <text:p text:style-name="P1"><text:span text:style-name="T3">BagYewFoo<text:tab/>700625986692736</text:span></text:p>
      <text:p text:style-name="P1"><text:span text:style-name="T3">ZigYakLog<text:tab/>received_1980516695500789-kerilynn88</text:span></text:p>
      <text:p text:style-name="P1"><text:span text:style-name="T3">AmVatHug<text:tab/>received_1980516662167459-kerilynn88</text:span></text:p>
      <text:p text:style-name="P1"><text:span text:style-name="T3">ZigJokeJoke<text:tab/>received_1898340687051724</text:span></text:p>
      <text:p text:style-name="P1"><text:span text:style-name="T3">UghOneBug<text:tab/>received_1898340680385058</text:span></text:p>
      <text:p text:style-name="P1"><text:span text:style-name="T3">AYupIcy<text:tab/>received_1898340657051727</text:span></text:p>
      <text:p text:style-name="P1"><text:span text:style-name="T3">VatOrbSea<text:tab/>received_1881619485445172 1</text:span></text:p>
      <text:p text:style-name="P1"><text:span text:style-name="T3">JumpFarFar<text:tab/>774448149310519</text:span></text:p>
      <text:p text:style-name="P1"><text:span text:style-name="T3">DogWolfBag<text:tab/>received_1866060930279700</text:span></text:p>
      <text:p text:style-name="P1"><text:span text:style-name="T3">FarBigDay<text:tab/>received_1865543746998085</text:span></text:p>
      <text:p text:style-name="P1"><text:span text:style-name="T3">AmRichSum<text:tab/>65DA6F39E7CAFAA0!873</text:span></text:p>
      <text:p text:style-name="P1"><text:span text:style-name="T3">CakeNorthGood<text:tab/>received_1454069201316771 1</text:span></text:p>
      <text:p text:style-name="P1"><text:span text:style-name="T3">WowAweRed<text:tab/>received_1359743484057425</text:span></text:p>
      <text:p text:style-name="P1"><text:span text:style-name="T3">OafBlueForth<text:tab/>received_1344952395550881</text:span></text:p>
      <text:p text:style-name="P1"><text:span text:style-name="T3">BugKidAte<text:tab/>FB_IMG_1478668722312</text:span></text:p>
      <text:p text:style-name="P1"><text:span text:style-name="T3">OafEyeEgg<text:tab/>received_1344952382217549</text:span></text:p>
      <text:p text:style-name="P1"><text:span text:style-name="T3">CanHazPal<text:tab/>received_1343216452362982</text:span></text:p>
      <text:p text:style-name="P1"><text:span text:style-name="T3">HerWowLaw<text:tab/>700622936693041</text:span></text:p>
      <text:p text:style-name="P1"><text:span text:style-name="T3">BigDayA<text:tab/>received_1343155132369114</text:span></text:p>
      <text:p text:style-name="P1"><text:span text:style-name="T3">AmazeHazFoo<text:tab/>received_1317893801601720</text:span></text:p>
      <text:p text:style-name="P1"><text:span text:style-name="T3">JoyCanHaz<text:tab/>841811522574181</text:span></text:p>
      <text:p text:style-name="P1"><text:span text:style-name="T3">RagHamPen<text:tab/>received_1313491272050725</text:span></text:p>
      <text:p text:style-name="P1"><text:span text:style-name="T3">FishEggFish<text:tab/>received_1295358210521946</text:span></text:p>
      <text:p text:style-name="P1"><text:span text:style-name="T3">EyeDogBat<text:tab/>received_1204997699592227</text:span></text:p>
      <text:p text:style-name="P1"><text:span text:style-name="T3">SwimPieCake<text:tab/>received_1179965592080169</text:span></text:p>
      <text:p text:style-name="P1"><text:span text:style-name="T3">SoBugOne<text:tab/>IMG_20170826_150907-kerilynn88</text:span></text:p>
      <text:p text:style-name="P1"><text:span text:style-name="T3">MugBugBug<text:tab/>received_1168278859930778</text:span></text:p>
      <text:p text:style-name="P1"><text:span text:style-name="T3">EyeWryFish<text:tab/>received_1165581246816243-kerilynn88</text:span></text:p>
      <text:p text:style-name="P1"><text:span text:style-name="T3">JokeVineFig<text:tab/>65DA6F39E7CAFAA0!1033</text:span></text:p>
      <text:p text:style-name="P1"><text:span text:style-name="T3">BagFishRich<text:tab/>received_1164219193635849-kerilynn88</text:span></text:p>
      <text:p text:style-name="P1"><text:span text:style-name="T3">SeaUpGem<text:tab/>770696426352358</text:span></text:p>
      <text:p text:style-name="P1"><text:span text:style-name="T3">FigRightJoke<text:tab/>received_1164219193635849 1</text:span></text:p>
      <text:p text:style-name="P1"><text:span text:style-name="T3">TaxTaxRight<text:tab/>received_1141288915907708</text:span></text:p>
      <text:p text:style-name="P1"><text:span text:style-name="T3">TaxKidZig<text:tab/>received_1141288905907709</text:span></text:p>
      <text:p text:style-name="P1"><text:span text:style-name="T3">NewRichUp<text:tab/>received_1141288902574376</text:span></text:p>
      <text:p text:style-name="P1"><text:span text:style-name="T3">BarRagSo<text:tab/>received_1132448070125126</text:span></text:p>
      <text:p text:style-name="P1"><text:span text:style-name="T3">LogSoVine<text:tab/>received_10212043953831761</text:span></text:p>
      <text:p text:style-name="P1"><text:span text:style-name="T3">DownZagDown<text:tab/>received_10212043411338199</text:span></text:p>
      <text:p text:style-name="P1"><text:span text:style-name="T3">VatBluePal<text:tab/>FB_IMG_1478668341198</text:span></text:p>
      <text:p text:style-name="P1"><text:span text:style-name="T3">ZagZooRich<text:tab/>received_10212028256759344</text:span></text:p>
      <text:p text:style-name="P1"><text:span text:style-name="T3">BlueRichAm<text:tab/>received_10211732127836306-kerilynn88</text:span></text:p>
      <text:p text:style-name="P1"><text:span text:style-name="T3">AGoodUrn<text:tab/>received_10211685050539403-kerilynn88</text:span></text:p>
      <text:p text:style-name="P1"><text:span text:style-name="T3">PieFarUrn<text:tab/>received_10211673146561811-kerilynn88</text:span></text:p>
      <text:p text:style-name="P1"><text:span text:style-name="T3">CanPewAmaze<text:tab/>700627093359292</text:span></text:p>
      <text:p text:style-name="P1"><text:span text:style-name="T3">RightKidHam<text:tab/>888638274558172</text:span></text:p>
      <text:p text:style-name="P1"><text:span text:style-name="T3">LeftEyeAmaze<text:tab/>700620960026572</text:span></text:p>
      <text:p text:style-name="P1"><text:span text:style-name="T3">HazWarRod<text:tab/>received_10211672844914270 1</text:span></text:p>
      <text:p text:style-name="P1"><text:span text:style-name="T3">MuchVoltWry<text:tab/>received_10211424338461764 1-kerilynn88</text:span></text:p>
      <text:p text:style-name="P1"><text:span text:style-name="T3">RagBugEmu<text:tab/>528061843949152</text:span></text:p>
      <text:p text:style-name="P1"><text:span text:style-name="T3">TheRichPew<text:tab/>received_10210496296392851-kerilynn88</text:span></text:p>
      <text:p text:style-name="P1"><text:span text:style-name="T3">EggZooLeft<text:tab/>IMG_20170401_153220</text:span></text:p>
      <text:p text:style-name="P1"><text:span text:style-name="T3">KidWeeEmu<text:tab/>received_10210496294832812-kerilynn88</text:span></text:p>
      <text:p text:style-name="P1"><text:span text:style-name="T3">PewMuchWolf<text:tab/>65DA6F39E7CAFAA0!1049</text:span></text:p>
      <text:p text:style-name="P1"><text:span text:style-name="T3">TadFishKoi<text:tab/>received_10210166942067640</text:span></text:p>
      <text:p text:style-name="P1"><text:span text:style-name="T3">VoltImpThe<text:tab/>received_10210018539477668</text:span></text:p>
      <text:p text:style-name="P1"><text:span text:style-name="T3">WeeMugRag<text:tab/>received_10210003506701858</text:span></text:p>
      <text:p text:style-name="P1"><text:span text:style-name="T3">HamLogKid<text:tab/>received_10209975874931081</text:span></text:p>
      <text:p text:style-name="P1"><text:span text:style-name="T3">KoiZooAmaze<text:tab/>received_10209966290771483</text:span></text:p>
      <text:p text:style-name="P1"><text:span text:style-name="T3">ForthHugKoi<text:tab/>received_10209833485011422</text:span></text:p>
      <text:p text:style-name="P1"><text:span text:style-name="T3">ALawGood<text:tab/>received_10209830739902796</text:span></text:p>
      <text:p text:style-name="P1"><text:span text:style-name="T3">HazPalVolt<text:tab/>received_10209823276196208</text:span></text:p>
      <text:p text:style-name="P1"><text:span text:style-name="T3">JokeDogeFig<text:tab/>received_10209795473743563-kerilynn88</text:span></text:p>
      <text:p text:style-name="P1"><text:span text:style-name="T3">JumpEarSew<text:tab/>65DA6F39E7CAFAA0!624</text:span></text:p>
      <text:p text:style-name="P1"><text:span text:style-name="T3">WolfGemLab<text:tab/>FB_IMG_1487108978275 1</text:span></text:p>
      <text:p text:style-name="P1"><text:span text:style-name="T3">MawBigSew<text:tab/>received_10209779236175235</text:span></text:p>
      <text:p text:style-name="P1"><text:span text:style-name="T3">PenPenAte<text:tab/>IMG_20170424_170251-kerilynn88</text:span></text:p>
      <text:p text:style-name="P1"><text:span text:style-name="T3">VoltVatPew<text:tab/>received_10209644206599580</text:span></text:p>
      <text:p text:style-name="P1"><text:span text:style-name="T3">WeeEmuUgh<text:tab/>received_10209621065541068</text:span></text:p>
      <text:p text:style-name="P1"><text:span text:style-name="T3">HazWryPew<text:tab/>65DA6F39E7CAFAA0!1103</text:span></text:p>
      <text:p text:style-name="P1"><text:span text:style-name="T3">LeftHugMuch<text:tab/>received_10209575853130786</text:span></text:p>
      <text:p text:style-name="P1"><text:span text:style-name="T3">JokeOneDoge<text:tab/>65DA6F39E7CAFAA0!230</text:span></text:p>
      <text:p text:style-name="P1"><text:span text:style-name="T3">NorthTruckFar<text:tab/>received_10209496974481268</text:span></text:p>
      <text:p text:style-name="P1"><text:span text:style-name="T3">CakeNorthRed<text:tab/>received_10209248720232668</text:span></text:p>
      <text:p text:style-name="P1"><text:span text:style-name="T3">TheKoiUp<text:tab/>received_10209201247887681</text:span></text:p>
      <text:p text:style-name="P1"><text:span text:style-name="T3">WarMadVat<text:tab/>808280135927320</text:span></text:p>
      <text:p text:style-name="P1"><text:span text:style-name="T3">RagWeeYak<text:tab/>received_10209201247127662</text:span></text:p>
      <text:p text:style-name="P1"><text:span text:style-name="T3">CakeWagYup<text:tab/>IMG_20170403_235745</text:span></text:p>
      <text:p text:style-name="P1"><text:span text:style-name="T3">FarWowCake<text:tab/>received_10209201246047635</text:span></text:p>
      <text:p text:style-name="P1"><text:span text:style-name="T3">RodDogYew<text:tab/>received_10209110526017899</text:span></text:p>
      <text:p text:style-name="P1"><text:span text:style-name="T3">DownKoiLab<text:tab/>895904147164918</text:span></text:p>
      <text:p text:style-name="P1"><text:span text:style-name="T3">PieWowIcy<text:tab/>888738497881483</text:span></text:p>
      <text:p text:style-name="P1"><text:span text:style-name="T3">ABigGood<text:tab/>received_10209093647595949</text:span></text:p>
      <text:p text:style-name="P1"><text:span text:style-name="T3">DogeFigKid<text:tab/>received_10209089410892433</text:span></text:p>
      <text:p text:style-name="P1"><text:span text:style-name="T3">WolfMuchYew<text:tab/>459569457465058</text:span></text:p>
      <text:p text:style-name="P1"><text:span text:style-name="T3">SeaRatKoi<text:tab/>received_10209084801414800</text:span></text:p>
      <text:p text:style-name="P1"><text:span text:style-name="T3">OafWolfWry<text:tab/>received_10209038275534081</text:span></text:p>
      <text:p text:style-name="P1"><text:span text:style-name="T3">AmTwoWolf<text:tab/>received_10208761727860562</text:span></text:p>
      <text:p text:style-name="P1"><text:span text:style-name="T3">EarIcyAwe<text:tab/>received_10208044646533977</text:span></text:p>
      <text:p text:style-name="P1"><text:span text:style-name="T3">KoiEyeForth<text:tab/>823238941098106</text:span></text:p>
      <text:p text:style-name="P1"><text:span text:style-name="T3">OafSumKoi<text:tab/>received_10208029337267680</text:span></text:p>
      <text:p text:style-name="P1"><text:span text:style-name="T3">TadFishRich<text:tab/>received_10208029335987648</text:span></text:p>
      <text:p text:style-name="P1"><text:span text:style-name="T3">TwoFishAmaze<text:tab/>CqfxwdAWIAAATuN</text:span></text:p>
      <text:p text:style-name="P1"><text:span text:style-name="T3">SumWarEye<text:tab/>received_10207939654629245</text:span></text:p>
      <text:p text:style-name="P1"><text:span text:style-name="T3">AmazeAmSea<text:tab/>700621313359870</text:span></text:p>
      <text:p text:style-name="P1"><text:span text:style-name="T3">LawOwlWag<text:tab/>logo</text:span></text:p>
      <text:p text:style-name="P1"><text:span text:style-name="T3">RedLawWow<text:tab/>received_10204249022540684</text:span></text:p>
      <text:p text:style-name="P1"><text:span text:style-name="T3">AweRedSwim<text:tab/>700620986693236 1</text:span></text:p>
      <text:p text:style-name="P1"><text:span text:style-name="T3">ZooDogJoy<text:tab/>received_10203502615444244-kerilynn88</text:span></text:p>
      <text:p text:style-name="P1"><text:span text:style-name="T3">GadTwoLab<text:tab/>received_10202696943862958-kerilynn88</text:span></text:p>
      <text:p text:style-name="P1"><text:span text:style-name="T3">KoiVoltEgg<text:tab/>received_10202668288906602-kerilynn88</text:span></text:p>
      <text:p text:style-name="P1"><text:span text:style-name="T3">TadDownWar<text:tab/>IMG_20170420_144410</text:span></text:p>
      <text:p text:style-name="P1"><text:span text:style-name="T3">FoxHamTax<text:tab/>679567905465211</text:span></text:p>
      <text:p text:style-name="P1"><text:span text:style-name="T3">CanDownTad<text:tab/>received_10202662959453369-kerilynn88</text:span></text:p>
      <text:p text:style-name="P1"><text:span text:style-name="T3">NorthJumpTruck<text:tab/>received_10153828401841970-kerilynn88</text:span></text:p>
      <text:p text:style-name="P1"><text:span text:style-name="T3">UrnSewGood<text:tab/>F4CB3AC280B840DA!5293</text:span></text:p>
      <text:p text:style-name="P1"><text:span text:style-name="T3">OafDownLeft<text:tab/>724112417677426</text:span></text:p>
      <text:p text:style-name="P1"><text:span text:style-name="T3">LogFigHam<text:tab/>received_10202591646190582</text:span></text:p>
      <text:p text:style-name="P1"><text:span text:style-name="T3">KidDogeAte<text:tab/>received_10202311423505190</text:span></text:p>
      <text:p text:style-name="P1"><text:span text:style-name="T3">EggHazForth<text:tab/>824795770942423</text:span></text:p>
      <text:p text:style-name="P1"><text:span text:style-name="T3">MuchCatSea<text:tab/>580672162021453</text:span></text:p>
      <text:p text:style-name="P1"><text:span text:style-name="T3">HerAAwe<text:tab/>received_10153828401826970 1</text:span></text:p>
      <text:p text:style-name="P1"><text:span text:style-name="T3">GoodFarHer<text:tab/>PART_1492172006260</text:span></text:p>
      <text:p text:style-name="P1"><text:span text:style-name="T3">WarRodHis<text:tab/>PART_1492172004419</text:span></text:p>
      <text:p text:style-name="P1"><text:span text:style-name="T3">UghBarKid<text:tab/>IMG_20170826_153240-kerilynn88</text:span></text:p>
      <text:p text:style-name="P1"><text:span text:style-name="T3">LabCanHug<text:tab/>PART_1490812024431</text:span></text:p>
      <text:p text:style-name="P1"><text:span text:style-name="T3">FarYupGood<text:tab/>PART_1490812004820</text:span></text:p>
      <text:p text:style-name="P1"><text:span text:style-name="T3">TadTheWar<text:tab/>575104235911579</text:span></text:p>
      <text:p text:style-name="P1"><text:span text:style-name="T3">KoiWolfPal<text:tab/>PART_1490727821559</text:span></text:p>
      <text:p text:style-name="P1"><text:span text:style-name="T3">KoiGadQuill<text:tab/>700629013359100</text:span></text:p>
      <text:p text:style-name="P1"><text:span text:style-name="T3">CakeUrnTruck<text:tab/>779012915520709</text:span></text:p>
      <text:p text:style-name="P1"><text:span text:style-name="T3">BudRodHis<text:tab/>light</text:span></text:p>
      <text:p text:style-name="P1"><text:span text:style-name="T3">BudGadLeft<text:tab/>873114282777238</text:span></text:p>
      <text:p text:style-name="P1"><text:span text:style-name="T3">VineFigOne<text:tab/>808263125929021</text:span></text:p>
      <text:p text:style-name="P1"><text:span text:style-name="T3">AmazeUpHis<text:tab/>528050897283580</text:span></text:p>
      <text:p text:style-name="P1"><text:span text:style-name="T3">GemMadWry<text:tab/>letterbox_dark</text:span></text:p>
      <text:p text:style-name="P1"><text:span text:style-name="T3">PenMugLog<text:tab/>ipttikdkugcteburuakn</text:span></text:p>
      <text:p text:style-name="P1"><text:span text:style-name="T3">TadVoltEgg<text:tab/>700626566692678</text:span></text:p>
      <text:p text:style-name="P1"><text:span text:style-name="T3">MawAweLaw<text:tab/>IMG_20171012_195712</text:span></text:p>
      <text:p text:style-name="P1"><text:span text:style-name="T3">KoiHugCan<text:tab/>65DA6F39E7CAFAA0!510</text:span></text:p>
      <text:p text:style-name="P1"><text:span text:style-name="T3">SewUrnEar<text:tab/>IMG_20171007_134923</text:span></text:p>
      <text:p text:style-name="P1"><text:span text:style-name="T3">UghLogPen<text:tab/>IMG_20171003_235047</text:span></text:p>
      <text:p text:style-name="P1"><text:span text:style-name="T3">RodForthCat<text:tab/>IMG_20171003_234756</text:span></text:p>
      <text:p text:style-name="P1"><text:span text:style-name="T3">LeftCatWar<text:tab/>566211940134142</text:span></text:p>
      <text:p text:style-name="P1"><text:span text:style-name="T3">WryTheSea<text:tab/>IMG_20171003_234715</text:span></text:p>
      <text:p text:style-name="P1"><text:span text:style-name="T3">TadUpCan<text:tab/>65DA6F39E7CAFAA0!413</text:span></text:p>
      <text:p text:style-name="P1"><text:span text:style-name="T3">TwoWolfVat<text:tab/>IMG_20171003_071336</text:span></text:p>
      <text:p text:style-name="P1"><text:span text:style-name="T3">BagOrbDog<text:tab/>65DA6F39E7CAFAA0!736</text:span></text:p>
      <text:p text:style-name="P1"><text:span text:style-name="T3">OneBugHam<text:tab/>IMG_20171003_071310</text:span></text:p>
      <text:p text:style-name="P1"><text:span text:style-name="T3">OneRightRag<text:tab/>65DA6F39E7CAFAA0!642</text:span></text:p>
      <text:p text:style-name="P1"><text:span text:style-name="T3">LeftLabOaf<text:tab/>846318878790112</text:span></text:p>
      <text:p text:style-name="P1"><text:span text:style-name="T3">AweSwimNorth<text:tab/>IMG_20171003_071220</text:span></text:p>
      <text:p text:style-name="P1"><text:span text:style-name="T3">VoltWarEye<text:tab/>IMG_20171003_071204</text:span></text:p>
      <text:p text:style-name="P1"><text:span text:style-name="T3">OafVoltAmaze<text:tab/>528052370616766</text:span></text:p>
      <text:p text:style-name="P1"><text:span text:style-name="T3">DaySwimWag<text:tab/>IMG_20171003_071133</text:span></text:p>
      <text:p text:style-name="P1"><text:span text:style-name="T3">MuchVoltSea<text:tab/>IMG_20171002_001506</text:span></text:p>
      <text:p text:style-name="P1"><text:span text:style-name="T3">JoyGemBat<text:tab/>IMG_20171001_232534</text:span></text:p>
      <text:p text:style-name="P1"><text:span text:style-name="T3">FoxWeeFig<text:tab/>IMG_20171001_232528</text:span></text:p>
      <text:p text:style-name="P1"><text:span text:style-name="T3">LabTadGad<text:tab/>IMG_20170930_233028640</text:span></text:p>
      <text:p text:style-name="P1"><text:span text:style-name="T3">CanCatPal<text:tab/>IMG_20170930_232430</text:span></text:p>
      <text:p text:style-name="P1"><text:span text:style-name="T3">ImpMadBag<text:tab/>IMG_20170930_232424</text:span></text:p>
      <text:p text:style-name="P1"><text:span text:style-name="T3">YakUghBug<text:tab/>IMG_20170930_232415</text:span></text:p>
      <text:p text:style-name="P1"><text:span text:style-name="T3">BarPenOne<text:tab/>IMG_20170930_232406_BURST016</text:span></text:p>
      <text:p text:style-name="P1"><text:span text:style-name="T3">CakeDayGood<text:tab/>642631485825520</text:span></text:p>
      <text:p text:style-name="P1"><text:span text:style-name="T3">FarMawNorth<text:tab/>IMG_20170930_232406_BURST015</text:span></text:p>
      <text:p text:style-name="P1"><text:span text:style-name="T3">RatForthFish<text:tab/>721177817970886</text:span></text:p>
      <text:p text:style-name="P1"><text:span text:style-name="T3">CatRichLab<text:tab/>IMG_20170930_232406_BURST013</text:span></text:p>
      <text:p text:style-name="P1"><text:span text:style-name="T3">RodSeaMad<text:tab/>IMG_20170930_232406_BURST012</text:span></text:p>
      <text:p text:style-name="P1"><text:span text:style-name="T3">PalRatZag<text:tab/>768378813250786</text:span></text:p>
      <text:p text:style-name="P1"><text:span text:style-name="T3">ZooTwoCat<text:tab/>IMG_20170930_232406_BURST011</text:span></text:p>
      <text:p text:style-name="P1"><text:span text:style-name="T3">UghMugSo<text:tab/>771074626314538</text:span></text:p>
      <text:p text:style-name="P1"><text:span text:style-name="T3">MadLeftAm<text:tab/>762533730501961</text:span></text:p>
      <text:p text:style-name="P1"><text:span text:style-name="T3">BagPewHis<text:tab/>IMG_20170930_232406_BURST009</text:span></text:p>
      <text:p text:style-name="P1"><text:span text:style-name="T3">MadLeftWolf<text:tab/>FB_IMG_1478667177571</text:span></text:p>
      <text:p text:style-name="P1"><text:span text:style-name="T3">BarHogBar<text:tab/>510950278993642</text:span></text:p>
      <text:p text:style-name="P1"><text:span text:style-name="T3">HamHamSo<text:tab/>IMG_20170930_232406_BURST007</text:span></text:p>
      <text:p text:style-name="P1"><text:span text:style-name="T3">VoltZagBlue<text:tab/>IMG_20170930_232406_BURST006</text:span></text:p>
      <text:p text:style-name="P1"><text:span text:style-name="T3">BlueWarOrb<text:tab/>FB_IMG_1504793099234</text:span></text:p>
      <text:p text:style-name="P1"><text:span text:style-name="T3">ZagRodForth<text:tab/>IMG_20170930_232406_BURST004</text:span></text:p>
      <text:p text:style-name="P1"><text:span text:style-name="T3">RodHisRat<text:tab/>IMG_20170930_232406_BURST001_COVER</text:span></text:p>
      <text:p text:style-name="P1"><text:span text:style-name="T3">PieWowFar<text:tab/>IMG_20170930_232400</text:span></text:p>
      <text:p text:style-name="P1"><text:span text:style-name="T3">RichGadSea<text:tab/>65DA6F39E7CAFAA0!262</text:span></text:p>
      <text:p text:style-name="P1"><text:span text:style-name="T3">BugHogFig<text:tab/>IMG_20170930_232201</text:span></text:p>
      <text:p text:style-name="P1"><text:span text:style-name="T3">CatQuillMad<text:tab/>726581290763872</text:span></text:p>
      <text:p text:style-name="P1"><text:span text:style-name="T3">DayOwlIcy<text:tab/>IMG_20170930_183657</text:span></text:p>
      <text:p text:style-name="P1"><text:span text:style-name="T3">BatBudPew<text:tab/>IMG_20170930_180910</text:span></text:p>
      <text:p text:style-name="P1"><text:span text:style-name="T3">JumpBigEar<text:tab/>IMG_20170930_180817</text:span></text:p>
      <text:p text:style-name="P1"><text:span text:style-name="T3">ASwimRed<text:tab/>65DA6F39E7CAFAA0!711</text:span></text:p>
      <text:p text:style-name="P1"><text:span text:style-name="T3">HazWryVolt<text:tab/>3d63677582576993</text:span></text:p>
      <text:p text:style-name="P1"><text:span text:style-name="T3">HisRatQuill<text:tab/>IMG_20170930_180635</text:span></text:p>
      <text:p text:style-name="P1"><text:span text:style-name="T3">SeaRodEgg<text:tab/>755064814582186</text:span></text:p>
      <text:p text:style-name="P1"><text:span text:style-name="T3">TadPewLeft<text:tab/>IMG_20170930_180628</text:span></text:p>
      <text:p text:style-name="P1"><text:span text:style-name="T3">ZagLabGem<text:tab/>IMG_20170930_180615</text:span></text:p>
      <text:p text:style-name="P1"><text:span text:style-name="T3">UpFooLab<text:tab/>IMG_20170930_180614</text:span></text:p>
      <text:p text:style-name="P1"><text:span text:style-name="T3">UrnGoodRed<text:tab/>586396361449033</text:span></text:p>
      <text:p text:style-name="P1"><text:span text:style-name="T3">OrbForthFish<text:tab/>IMG_20170930_180611</text:span></text:p>
      <text:p text:style-name="P1"><text:span text:style-name="T3">WarMadBag<text:tab/>65DA6F39E7CAFAA0!735</text:span></text:p>
      <text:p text:style-name="P1"><text:span text:style-name="T3">ZooVatSum<text:tab/>IMG_20170930_180210</text:span></text:p>
      <text:p text:style-name="P1"><text:span text:style-name="T3">ImpJoyPal<text:tab/>IMG_20170930_180151</text:span></text:p>
      <text:p text:style-name="P1"><text:span text:style-name="T3">GoodPieUrn<text:tab/>IMG_20170930_132803</text:span></text:p>
      <text:p text:style-name="P1"><text:span text:style-name="T3">HisEyeSea<text:tab/>784039145018086</text:span></text:p>
      <text:p text:style-name="P1"><text:span text:style-name="T3">WowSewMaw<text:tab/>IMG_20170930_132549</text:span></text:p>
      <text:p text:style-name="P1"><text:span text:style-name="T3">AmazeNewOaf<text:tab/>IMG_20170929_221417</text:span></text:p>
      <text:p text:style-name="P1"><text:span text:style-name="T3">UrnSewWow<text:tab/>IMG_20170818_023136-kerilynn88</text:span></text:p>
      <text:p text:style-name="P1"><text:span text:style-name="T3">PewTwoNew<text:tab/>893770730711593</text:span></text:p>
      <text:p text:style-name="P1"><text:span text:style-name="T3">BlueBagSum<text:tab/>IMG_20170929_220616</text:span></text:p>
      <text:p text:style-name="P1"><text:span text:style-name="T3">SewFarDay<text:tab/>791540730934594</text:span></text:p>
      <text:p text:style-name="P1"><text:span text:style-name="T3">BatLeftGad<text:tab/>IMG_20170926_210815</text:span></text:p>
      <text:p text:style-name="P1"><text:span text:style-name="T3">BarFoxSo<text:tab/>IMG_20170926_210751</text:span></text:p>
      <text:p text:style-name="P1"><text:span text:style-name="T3">AFarBig<text:tab/>911088788979787</text:span></text:p>
      <text:p text:style-name="P1"><text:span text:style-name="T3">OneLogDoge<text:tab/>IMG_20170917_135512</text:span></text:p>
      <text:p text:style-name="P1"><text:span text:style-name="T3">MuchRodWry<text:tab/>IMG_20170917_135440</text:span></text:p>
      <text:p text:style-name="P1"><text:span text:style-name="T3">JokeTaxRight<text:tab/>IMG_20170910_154136</text:span></text:p>
      <text:p text:style-name="P1"><text:span text:style-name="T3">HazLeftLab<text:tab/>IMG_20170910_153608</text:span></text:p>
      <text:p text:style-name="P1"><text:span text:style-name="T3">JoyDogGad<text:tab/>IMG_20170910_153456</text:span></text:p>
      <text:p text:style-name="P1"><text:span text:style-name="T3">HugBudHug<text:tab/>IMG_20170614_213035-kerilynn88</text:span></text:p>
      <text:p text:style-name="P1"><text:span text:style-name="T3">FooOrbImp<text:tab/>IMG_20170910_153432</text:span></text:p>
      <text:p text:style-name="P1"><text:span text:style-name="T3">CakeFarAwe<text:tab/>IMG_20170910_151955</text:span></text:p>
      <text:p text:style-name="P1"><text:span text:style-name="T3">TheBudPew<text:tab/>892080030880663</text:span></text:p>
      <text:p text:style-name="P1"><text:span text:style-name="T3">YewMuchBlue<text:tab/>IMG_20170910_151841</text:span></text:p>
      <text:p text:style-name="P1"><text:span text:style-name="T3">EyeWarJoy<text:tab/>IMG_20170910_151737</text:span></text:p>
      <text:p text:style-name="P1"><text:span text:style-name="T3">RightFoxYak<text:tab/>459569730798364</text:span></text:p>
      <text:p text:style-name="P1"><text:span text:style-name="T3">NewMuchRat<text:tab/>IMG_20170910_151726</text:span></text:p>
      <text:p text:style-name="P1"><text:span text:style-name="T3">BatEggHug<text:tab/>568696406552362</text:span></text:p>
      <text:p text:style-name="P1"><text:span text:style-name="T3">ZagUpDog<text:tab/>F4CB3AC280B840DA!3194</text:span></text:p>
      <text:p text:style-name="P1"><text:span text:style-name="T3">GoodLawFar<text:tab/>IMG_20170910_151719</text:span></text:p>
      <text:p text:style-name="P1"><text:span text:style-name="T3">NewGemAm<text:tab/>3d3</text:span></text:p>
      <text:p text:style-name="P1"><text:span text:style-name="T3">FigTaxCar<text:tab/>700629083359093</text:span></text:p>
      <text:p text:style-name="P1"><text:span text:style-name="T3">VoltDogRod<text:tab/>814739675281366</text:span></text:p>
      <text:p text:style-name="P1"><text:span text:style-name="T3">FarWagPie<text:tab/>65DA6F39E7CAFAA0!1723</text:span></text:p>
      <text:p text:style-name="P1"><text:span text:style-name="T3">BagPewQuill<text:tab/>660288484059820</text:span></text:p>
      <text:p text:style-name="P1"><text:span text:style-name="T3">BugEmuHam<text:tab/>IMG_20170910_151709</text:span></text:p>
      <text:p text:style-name="P1"><text:span text:style-name="T3">AmMuchPew<text:tab/>700624493359552</text:span></text:p>
      <text:p text:style-name="P1"><text:span text:style-name="T3">YupFlyIcy<text:tab/>IMG_20170910_151457</text:span></text:p>
      <text:p text:style-name="P1"><text:span text:style-name="T3">QuillRatQuill<text:tab/>FB_IMG_1505868143419</text:span></text:p>
      <text:p text:style-name="P1"><text:span text:style-name="T3">BugKidLog<text:tab/>IMG_20170910_150933</text:span></text:p>
      <text:p text:style-name="P1"><text:span text:style-name="T3">AmSeaFish<text:tab/>628872623868073</text:span></text:p>
      <text:p text:style-name="P1"><text:span text:style-name="T3">BudRatForth<text:tab/>IMG_20170826_153252-kerilynn88</text:span></text:p>
      <text:p text:style-name="P1"><text:span text:style-name="T3">HazFooEye<text:tab/>IMG_20170826_153112-kerilynn88</text:span></text:p>
      <text:p text:style-name="P1"><text:span text:style-name="T3">TheAmazeSum<text:tab/>IMG_20170826_153057-kerilynn88</text:span></text:p>
      <text:p text:style-name="P1"><text:span text:style-name="T3">MugMugHam<text:tab/>628871973868138</text:span></text:p>
      <text:p text:style-name="P1"><text:span text:style-name="T3">PalEyeSea<text:tab/>IMG_20170826_153046-kerilynn88</text:span></text:p>
      <text:p text:style-name="P1"><text:span text:style-name="T3">ImpOrbKoi<text:tab/>814741318614535</text:span></text:p>
      <text:p text:style-name="P1"><text:span text:style-name="T3">ForthCatDog<text:tab/>612803458808323</text:span></text:p>
      <text:p text:style-name="P1"><text:span text:style-name="T3">CakeOwlPie<text:tab/>700621146693220</text:span></text:p>
      <text:p text:style-name="P1"><text:span text:style-name="T3">MugZigHog<text:tab/>IMG_20170826_151024-kerilynn88</text:span></text:p>
      <text:p text:style-name="P1"><text:span text:style-name="T3">FoxCarEmu<text:tab/>IMG_20170826_151005-kerilynn88</text:span></text:p>
      <text:p text:style-name="P1"><text:span text:style-name="T3">AmazePewBud<text:tab/>IMG_20170826_151001-kerilynn88</text:span></text:p>
      <text:p text:style-name="P1"><text:span text:style-name="T3">MawHerDay<text:tab/>IMG_20170826_150936-kerilynn88</text:span></text:p>
      <text:p text:style-name="P1"><text:span text:style-name="T3">AmazeCatLeft<text:tab/>830192817069385</text:span></text:p>
      <text:p text:style-name="P1"><text:span text:style-name="T3">TruckJumpFly<text:tab/>IMG_20170818_232224-kerilynn88</text:span></text:p>
      <text:p text:style-name="P1"><text:span text:style-name="T3">MawLawFly<text:tab/>IMG_20170818_232201-kerilynn88</text:span></text:p>
      <text:p text:style-name="P1"><text:span text:style-name="T3">BudFishAmaze<text:tab/>IMG_20170818_190944-kerilynn88</text:span></text:p>
      <text:p text:style-name="P1"><text:span text:style-name="T3">FishQuillCat<text:tab/>845510122204321</text:span></text:p>
      <text:p text:style-name="P1"><text:span text:style-name="T3">WeeUghBar<text:tab/>IMG_20170818_190922-kerilynn88</text:span></text:p>
      <text:p text:style-name="P1"><text:span text:style-name="T3">ZigPenMug<text:tab/>IMG_20170818_031333-kerilynn88</text:span></text:p>
      <text:p text:style-name="P1"><text:span text:style-name="T3">FoxPenTax<text:tab/>IMG_20170818_030717-kerilynn88</text:span></text:p>
      <text:p text:style-name="P1"><text:span text:style-name="T3">FishSeaJoy<text:tab/>IMG_20170818_030250-kerilynn88</text:span></text:p>
      <text:p text:style-name="P1"><text:span text:style-name="T3">NewSeaDown<text:tab/>917476568341009</text:span></text:p>
      <text:p text:style-name="P1"><text:span text:style-name="T3">MadSeaPew<text:tab/>IMG_20170818_030035-kerilynn88</text:span></text:p>
      <text:p text:style-name="P1"><text:span text:style-name="T3">WarEyeImp<text:tab/>IMG_20170818_023332-kerilynn88</text:span></text:p>
      <text:p text:style-name="P1"><text:span text:style-name="T3">BatEggPew<text:tab/>F4CB3AC280B840DA!5255</text:span></text:p>
      <text:p text:style-name="P1"><text:span text:style-name="T3">ZooAmazeHug<text:tab/>IMG_20170818_023034-kerilynn88</text:span></text:p>
      <text:p text:style-name="P1"><text:span text:style-name="T3">DownRichJoy<text:tab/>IMG_20170818_023018-kerilynn88</text:span></text:p>
      <text:p text:style-name="P1"><text:span text:style-name="T3">UrnWowOwl<text:tab/>IMG_20170818_022959-kerilynn88</text:span></text:p>
      <text:p text:style-name="P1"><text:span text:style-name="T3">OrbFooHug<text:tab/>IMG_20170818_022710-kerilynn88</text:span></text:p>
      <text:p text:style-name="P1"><text:span text:style-name="T3">YewImpDown<text:tab/>IMG_20170818_022655-kerilynn88</text:span></text:p>
      <text:p text:style-name="P1"><text:span text:style-name="T3">DownBagThe<text:tab/>577671382321531</text:span></text:p>
      <text:p text:style-name="P1"><text:span text:style-name="T3">DownRichWolf<text:tab/>IMG_20170812_001931-kerilynn88</text:span></text:p>
      <text:p text:style-name="P1"><text:span text:style-name="T3">HazEggGad<text:tab/>IMG_20170812_001654-kerilynn88</text:span></text:p>
      <text:p text:style-name="P1"><text:span text:style-name="T3">YewDogBlue<text:tab/>IMG_20170811_183944-kerilynn88</text:span></text:p>
      <text:p text:style-name="P1"><text:span text:style-name="T3">FlyCakeIcy<text:tab/>65DA6F39E7CAFAA0!1682</text:span></text:p>
      <text:p text:style-name="P1"><text:span text:style-name="T3">ForthYewBag<text:tab/>IMG_20170811_183925-kerilynn88</text:span></text:p>
      <text:p text:style-name="P1"><text:span text:style-name="T3">BatBagUp<text:tab/>F4CB3AC280B840DA!5364</text:span></text:p>
      <text:p text:style-name="P1"><text:span text:style-name="T3">CakeDaySew<text:tab/>IMG_20170811_141601-kerilynn88</text:span></text:p>
      <text:p text:style-name="P1"><text:span text:style-name="T3">NorthWagHer<text:tab/>IMG_20170811_141124-kerilynn88</text:span></text:p>
      <text:p text:style-name="P1"><text:span text:style-name="T3">DogUpLeft<text:tab/>IMG_20170809_095148-kerilynn88</text:span></text:p>
      <text:p text:style-name="P1"><text:span text:style-name="T3">AmRichGad<text:tab/>IMG_20170729_204255-kerilynn88</text:span></text:p>
      <text:p text:style-name="P1"><text:span text:style-name="T3">OwlDayUrn<text:tab/>IMG_20170729_204251-kerilynn88</text:span></text:p>
      <text:p text:style-name="P1"><text:span text:style-name="T3">PewWrySum<text:tab/>IMG_20170729_204148-kerilynn88</text:span></text:p>
      <text:p text:style-name="P1"><text:span text:style-name="T3">SumLeftEye<text:tab/>776322402456427</text:span></text:p>
      <text:p text:style-name="P1"><text:span text:style-name="T3">JokeEmuFox<text:tab/>666888986733103</text:span></text:p>
      <text:p text:style-name="P1"><text:span text:style-name="T3">QuillMadFoo<text:tab/>IMG_20170704_200711-kerilynn88</text:span></text:p>
      <text:p text:style-name="P1"><text:span text:style-name="T3">DogeYakEmu<text:tab/>IMG_20170704_200239-kerilynn88</text:span></text:p>
      <text:p text:style-name="P1"><text:span text:style-name="T3">WagAweEar<text:tab/>IMG_20170704_200001-kerilynn88</text:span></text:p>
      <text:p text:style-name="P1"><text:span text:style-name="T3">FooBlueLeft<text:tab/>IMG_20170703_221558-kerilynn88</text:span></text:p>
      <text:p text:style-name="P1"><text:span text:style-name="T3">MuchSumRich<text:tab/>IMG_20170703_221526-kerilynn88</text:span></text:p>
      <text:p text:style-name="P1"><text:span text:style-name="T3">VineVineMug<text:tab/>images-1</text:span></text:p>
      <text:p text:style-name="P1"><text:span text:style-name="T3">ZagHugGem<text:tab/>721541251267876</text:span></text:p>
      <text:p text:style-name="P1"><text:span text:style-name="T3">EyeQuillBat<text:tab/>IMG_20170703_221520-kerilynn88</text:span></text:p>
      <text:p text:style-name="P1"><text:span text:style-name="T3">WagMawAwe<text:tab/>IMG_20170702_140949-kerilynn88</text:span></text:p>
      <text:p text:style-name="P1"><text:span text:style-name="T3">GemMadHis<text:tab/>700621850026483</text:span></text:p>
      <text:p text:style-name="P1"><text:span text:style-name="T3">PieWagPie<text:tab/>IMG_20170701_205935-kerilynn88</text:span></text:p>
      <text:p text:style-name="P1"><text:span text:style-name="T3">ZigSoBar<text:tab/>IMG_20170630_215501-kerilynn88</text:span></text:p>
      <text:p text:style-name="P1"><text:span text:style-name="T3">GoodMawWag<text:tab/>IMG_20170620_155005-kerilynn88</text:span></text:p>
      <text:p text:style-name="P1"><text:span text:style-name="T3">PalSumTad<text:tab/>776226992465968</text:span></text:p>
      <text:p text:style-name="P1"><text:span text:style-name="T3">FishBagNew<text:tab/>IMG_20170619_014803-kerilynn88</text:span></text:p>
      <text:p text:style-name="P1"><text:span text:style-name="T3">AweWowTruck<text:tab/>IMG_20170618_082542-kerilynn88</text:span></text:p>
      <text:p text:style-name="P1"><text:span text:style-name="T3">WarUpWar<text:tab/>IMG_20170618_082449-kerilynn88</text:span></text:p>
      <text:p text:style-name="P1"><text:span text:style-name="T3">CanRodZag<text:tab/>IMG_20170618_042526-kerilynn88</text:span></text:p>
      <text:p text:style-name="P1"><text:span text:style-name="T3">QuillVoltEgg<text:tab/>FB_IMG_1503085675231-kerilynn88</text:span></text:p>
      <text:p text:style-name="P1"><text:span text:style-name="T3">OneWeeAte<text:tab/>IMG_20170618_041501-kerilynn88</text:span></text:p>
      <text:p text:style-name="P1"><text:span text:style-name="T3">SumTwoBat<text:tab/>device.ra.live.com</text:span></text:p>
      <text:p text:style-name="P1"><text:span text:style-name="T3">GoodCakeWow<text:tab/>IMG_20170617_200700-kerilynn88</text:span></text:p>
      <text:p text:style-name="P1"><text:span text:style-name="T3">KidSoBar<text:tab/>IMG_20170617_200624-kerilynn88</text:span></text:p>
      <text:p text:style-name="P1"><text:span text:style-name="T3">GoodPieDay<text:tab/>IMG_20170617_165507-kerilynn88</text:span></text:p>
      <text:p text:style-name="P1"><text:span text:style-name="T3">HogRagSo<text:tab/>908122629276403</text:span></text:p>
      <text:p text:style-name="P1"><text:span text:style-name="T3">OafJoyWar<text:tab/>791537730934894</text:span></text:p>
      <text:p text:style-name="P1"><text:span text:style-name="T3">BatWryZoo<text:tab/>IMG_20170615_215852-kerilynn88</text:span></text:p>
      <text:p text:style-name="P1"><text:span text:style-name="T3">NewVatBlue<text:tab/>IMG_20170614_194714-kerilynn88</text:span></text:p>
      <text:p text:style-name="P1"><text:span text:style-name="T3">UpImpSum<text:tab/>IMG_20170610_233756-kerilynn88</text:span></text:p>
      <text:p text:style-name="P1"><text:span text:style-name="T3">VinePenVine<text:tab/>IMG_20170610_233746-kerilynn88</text:span></text:p>
      <text:p text:style-name="P1"><text:span text:style-name="T3">RedOwlEar<text:tab/>IMG_20170510_195822-kerilynn88</text:span></text:p>
      <text:p text:style-name="P1"><text:span text:style-name="T3">HerNorthSwim<text:tab/>c</text:span></text:p>
      <text:p text:style-name="P1"><text:span text:style-name="T3">HogUghLog<text:tab/>IMG_20170507_160450-kerilynn88</text:span></text:p>
      <text:p text:style-name="P1"><text:span text:style-name="T3">HerSewMaw<text:tab/>IMG_20170507_160207-kerilynn88</text:span></text:p>
      <text:p text:style-name="P1"><text:span text:style-name="T3">JokeVineHog<text:tab/>F4CB3AC280B840DA!5289</text:span></text:p>
      <text:p text:style-name="P1"><text:span text:style-name="T3">ForthHazBag<text:tab/>F4CB3AC280B840DA!5290</text:span></text:p>
      <text:p text:style-name="P1"><text:span text:style-name="T3">TwoCatHis<text:tab/>588371557918180</text:span></text:p>
      <text:p text:style-name="P1"><text:span text:style-name="T3">UpKoiWolf<text:tab/>F4CB3AC280B840DA!5292</text:span></text:p>
      <text:p text:style-name="P1"><text:span text:style-name="T3">KidFigWee<text:tab/>IMG_20170507_160153-kerilynn88</text:span></text:p>
      <text:p text:style-name="P1"><text:span text:style-name="T3">LogMugYak<text:tab/>65DA6F39E7CAFAA0!2223</text:span></text:p>
      <text:p text:style-name="P1"><text:span text:style-name="T3">SoRightHog<text:tab/>IMG_20170504_062329</text:span></text:p>
      <text:p text:style-name="P1"><text:span text:style-name="T3">VoltTadNew<text:tab/>919104468178219</text:span></text:p>
      <text:p text:style-name="P1"><text:span text:style-name="T3">NorthGoodPie<text:tab/>IMG_20170427_161311-kerilynn88</text:span></text:p>
      <text:p text:style-name="P1"><text:span text:style-name="T3">ForthMadLeft<text:tab/>F4CB3AC280B840DA!6615</text:span></text:p>
      <text:p text:style-name="P1"><text:span text:style-name="T3">HazLeftAm<text:tab/>847214818700518</text:span></text:p>
      <text:p text:style-name="P1"><text:span text:style-name="T3">NorthMawHer<text:tab/>65DA6F39E7CAFAA0!426</text:span></text:p>
      <text:p text:style-name="P1"><text:span text:style-name="T3">JoyZagMad<text:tab/>65DA6F39E7CAFAA0!114</text:span></text:p>
      <text:p text:style-name="P1"><text:span text:style-name="T3">JokeHamPen<text:tab/>65DA6F39E7CAFAA0!332</text:span></text:p>
      <text:p text:style-name="P1"><text:span text:style-name="T3">AmLeftLab<text:tab/>65DA6F39E7CAFAA0!1673</text:span></text:p>
      <text:p text:style-name="P1"><text:span text:style-name="T3">TaxJokeWee<text:tab/>IMG_20170426_091018-kerilynn88</text:span></text:p>
      <text:p text:style-name="P1"><text:span text:style-name="T3">NorthJumpIcy<text:tab/>IMG_20170425_224900-kerilynn88</text:span></text:p>
      <text:p text:style-name="P1"><text:span text:style-name="T3">MugRightBug<text:tab/>645031675585501</text:span></text:p>
      <text:p text:style-name="P1"><text:span text:style-name="T3">IcyYupJump<text:tab/>IMG_20170425_224858</text:span></text:p>
      <text:p text:style-name="P1"><text:span text:style-name="T3">JumpFarRed<text:tab/>IMG_20170425_224717</text:span></text:p>
      <text:p text:style-name="P1"><text:span text:style-name="T3">BudVoltSea<text:tab/>781941415227859</text:span></text:p>
      <text:p text:style-name="P1"><text:span text:style-name="T3">LawGoodSew<text:tab/>688474817907853</text:span></text:p>
      <text:p text:style-name="P1"><text:span text:style-name="T3">DayWagA<text:tab/>IMG_20170425_224632</text:span></text:p>
      <text:p text:style-name="P1"><text:span text:style-name="T3">RagTaxHog<text:tab/>804758012946199</text:span></text:p>
      <text:p text:style-name="P1"><text:span text:style-name="T3">AmImpBlue<text:tab/>65DA6F39E7CAFAA0!275</text:span></text:p>
      <text:p text:style-name="P1"><text:span text:style-name="T3">ImpSumBag<text:tab/>F4CB3AC280B840DA!5565</text:span></text:p>
      <text:p text:style-name="P1"><text:span text:style-name="T3">SewBigEar<text:tab/>626293264126009</text:span></text:p>
      <text:p text:style-name="P1"><text:span text:style-name="T3">SoEmuHam<text:tab/>IMG_20170425_224300-kerilynn88</text:span></text:p>
      <text:p text:style-name="P1"><text:span text:style-name="T3">PenAteSo<text:tab/>F4CB3AC280B840DA!5564</text:span></text:p>
      <text:p text:style-name="P1"><text:span text:style-name="T3">OneDogeKid<text:tab/>F4CB3AC280B840DA!3185</text:span></text:p>
      <text:p text:style-name="P1"><text:span text:style-name="T3">DogYewTad<text:tab/>F4CB3AC280B840DA!2905</text:span></text:p>
      <text:p text:style-name="P1"><text:span text:style-name="T3">MadSeaMad<text:tab/>F4CB3AC280B840DA!3187</text:span></text:p>
      <text:p text:style-name="P1"><text:span text:style-name="T3">RatLeftHaz<text:tab/>873577096064290</text:span></text:p>
      <text:p text:style-name="P1"><text:span text:style-name="T3">RodAmazeAm<text:tab/>657101784378490</text:span></text:p>
      <text:p text:style-name="P1"><text:span text:style-name="T3">MawBigGood<text:tab/>F4CB3AC280B840DA!3186</text:span></text:p>
      <text:p text:style-name="P1"><text:span text:style-name="T3">FoxBarRag<text:tab/>1504644198819-kerilynn88</text:span></text:p>
      <text:p text:style-name="P1"><text:span text:style-name="T3">AteZigWee<text:tab/>899494036805929</text:span></text:p>
      <text:p text:style-name="P1"><text:span text:style-name="T3">TaxYakTax<text:tab/>IMG_20170424_084531-kerilynn88</text:span></text:p>
      <text:p text:style-name="P1"><text:span text:style-name="T3">BudJoyWry<text:tab/>713166738771994</text:span></text:p>
      <text:p text:style-name="P1"><text:span text:style-name="T3">WryYewTad<text:tab/>IMG_20170424_084458-kerilynn88</text:span></text:p>
      <text:p text:style-name="P1"><text:span text:style-name="T3">WagCakeRed<text:tab/>816146385140695</text:span></text:p>
      <text:p text:style-name="P1"><text:span text:style-name="T3">PewMuchRat<text:tab/>888701977885135</text:span></text:p>
      <text:p text:style-name="P1"><text:span text:style-name="T3">BatPalJoy<text:tab/>IMG_20170423_174011-kerilynn88</text:span></text:p>
      <text:p text:style-name="P1"><text:span text:style-name="T3">DayWowRed<text:tab/>IMG_20170423_174006</text:span></text:p>
      <text:p text:style-name="P1"><text:span text:style-name="T3">PieWowPie<text:tab/>ranotificationmanager.cpp</text:span></text:p>
      <text:p text:style-name="P1"><text:span text:style-name="T3">HugBagDown<text:tab/>a</text:span></text:p>
      <text:p text:style-name="P1"><text:span text:style-name="T3">FoxKidMug<text:tab/>65DA6F39E7CAFAA0!270</text:span></text:p>
      <text:p text:style-name="P1"><text:span text:style-name="T3">LogVineZig<text:tab/>IMG_20170423_000832-kerilynn88</text:span></text:p>
      <text:p text:style-name="P1"><text:span text:style-name="T3">HazBudBat<text:tab/>65DA6F39E7CAFAA0!1687</text:span></text:p>
      <text:p text:style-name="P1"><text:span text:style-name="T3">SoFigUgh<text:tab/>IMG_20170420_144547-kerilynn88</text:span></text:p>
      <text:p text:style-name="P1"><text:span text:style-name="T3">SumVatZoo<text:tab/>FB_IMG_1471957535869</text:span></text:p>
      <text:p text:style-name="P1"><text:span text:style-name="T3">BatWryPew<text:tab/>IMG_20170420_144422</text:span></text:p>
      <text:p text:style-name="P1"><text:span text:style-name="T3">GoodNorthOwl<text:tab/>IMG_20170414_230723-kerilynn88</text:span></text:p>
      <text:p text:style-name="P1"><text:span text:style-name="T3">PalMadZag<text:tab/>IMG_20170414_230500-kerilynn88</text:span></text:p>
      <text:p text:style-name="P1"><text:span text:style-name="T3">SumTwoOrb<text:tab/>e</text:span></text:p>
      <text:p text:style-name="P1"><text:span text:style-name="T3">CakeUrnUrn<text:tab/>660288247393177</text:span></text:p>
      <text:p text:style-name="P1"><text:span text:style-name="T3">MadLeftMad<text:tab/>IMG_20170414_130539</text:span></text:p>
      <text:p text:style-name="P1"><text:span text:style-name="T3">LabPalEye<text:tab/>IMG_20170414_072431</text:span></text:p>
      <text:p text:style-name="P1"><text:span text:style-name="T3">RodZagJoy<text:tab/>IMG_20170409_204047</text:span></text:p>
      <text:p text:style-name="P1"><text:span text:style-name="T3">FarFlyPie<text:tab/>IMG_20170404_124744</text:span></text:p>
      <text:p text:style-name="P1"><text:span text:style-name="T3">FishForthHaz<text:tab/>N3CDFCCSFKQURDZ4L6LAUSBPZY</text:span></text:p>
      <text:p text:style-name="P1"><text:span text:style-name="T3">FooFishBag<text:tab/>IMG_20170329_145929</text:span></text:p>
      <text:p text:style-name="P1"><text:span text:style-name="T3">CatKoiRod<text:tab/>IMG_20161120_161821</text:span></text:p>
      <text:p text:style-name="P1"><text:span text:style-name="T3">EmuUghEmu<text:tab/>IMG_20161120_161725</text:span></text:p>
      <text:p text:style-name="P1"><text:span text:style-name="T3">OrbEggRat<text:tab/>IMG_1490817888707</text:span></text:p>
      <text:p text:style-name="P1"><text:span text:style-name="T3">HugQuillEye<text:tab/>920629791359020</text:span></text:p>
      <text:p text:style-name="P1"><text:span text:style-name="T3">HamOneYak<text:tab/>images</text:span></text:p>
      <text:p text:style-name="P1"><text:span text:style-name="T3">BlueMuchBlue<text:tab/>images-8</text:span></text:p>
      <text:p text:style-name="P1"><text:span text:style-name="T3">YewPalVolt<text:tab/>621362114619124</text:span></text:p>
      <text:p text:style-name="P1"><text:span text:style-name="T3">OwlFarEar<text:tab/>images-6</text:span></text:p>
      <text:p text:style-name="P1"><text:span text:style-name="T3">JokeMugDoge<text:tab/>840461186042548</text:span></text:p>
      <text:p text:style-name="P1"><text:span text:style-name="T3">MawYupTruck<text:tab/>images-5</text:span></text:p>
      <text:p text:style-name="P1"><text:span text:style-name="T3">FooTheCan<text:tab/>704359389652729</text:span></text:p>
      <text:p text:style-name="P1"><text:span text:style-name="T3">BugCarTax<text:tab/>images-2</text:span></text:p>
      <text:p text:style-name="P1"><text:span text:style-name="T3">KidRightVine<text:tab/>IMAG00832</text:span></text:p>
      <text:p text:style-name="P1"><text:span text:style-name="T3">LawUrnTruck<text:tab/>finger 1</text:span></text:p>
      <text:p text:style-name="P1"><text:span text:style-name="T3">BagYewImp<text:tab/>FB_IMG_1508180023470</text:span></text:p>
      <text:p text:style-name="P1"><text:span text:style-name="T3">OwlBigRed<text:tab/>900211523400847</text:span></text:p>
      <text:p text:style-name="P1"><text:span text:style-name="T3">FigVineUgh<text:tab/>FB_IMG_1507092304772</text:span></text:p>
      <text:p text:style-name="P1"><text:span text:style-name="T3">FoxBugBar<text:tab/>65DA6F39E7CAFAA0!1118</text:span></text:p>
      <text:p text:style-name="P1"><text:span text:style-name="T3">RedRedHer<text:tab/>FB_IMG_1507092279859</text:span></text:p>
      <text:p text:style-name="P1"><text:span text:style-name="T3">CatLeftCat<text:tab/>FB_IMG_1504793940575</text:span></text:p>
      <text:p text:style-name="P1"><text:span text:style-name="T3">GoodNorthRed<text:tab/>698540866901248</text:span></text:p>
      <text:p text:style-name="P1"><text:span text:style-name="T3">WagUrnA<text:tab/>FB_IMG_1504792127043</text:span></text:p>
      <text:p text:style-name="P1"><text:span text:style-name="T3">UrnIcyCake<text:tab/>FB_IMG_1504792083000</text:span></text:p>
      <text:p text:style-name="P1"><text:span text:style-name="T3">LeftPewKoi<text:tab/>FB_IMG_1478667611414</text:span></text:p>
      <text:p text:style-name="P1"><text:span text:style-name="T3">BarLogEmu<text:tab/>FB_IMG_1504067213060-kerilynn88</text:span></text:p>
      <text:p text:style-name="P1"><text:span text:style-name="T3">TruckYupA<text:tab/>678362555585746</text:span></text:p>
      <text:p text:style-name="P1"><text:span text:style-name="T3">FigTaxHog<text:tab/>FB_IMG_1504029371354-kerilynn88</text:span></text:p>
      <text:p text:style-name="P1"><text:span text:style-name="T3">EarNorthUrn<text:tab/>F4CB3AC280B840DA!3191</text:span></text:p>
      <text:p text:style-name="P1"><text:span text:style-name="T3">ZigKidFox<text:tab/>F4CB3AC280B840DA!2910</text:span></text:p>
      <text:p text:style-name="P1"><text:span text:style-name="T3">RedNorthHer<text:tab/>F4CB3AC280B840DA!3196</text:span></text:p>
      <text:p text:style-name="P1"><text:span text:style-name="T3">TadNewForth<text:tab/>700627876692547</text:span></text:p>
      <text:p text:style-name="P1"><text:span text:style-name="T3">OafPewCan<text:tab/>FB_IMG_1503085427623-kerilynn88</text:span></text:p>
      <text:p text:style-name="P1"><text:span text:style-name="T3">RatWryPew<text:tab/>F4CB3AC280B840DA!3198</text:span></text:p>
      <text:p text:style-name="P1"><text:span text:style-name="T3">WagWagGood<text:tab/>F4CB3AC280B840DA!2907</text:span></text:p>
      <text:p text:style-name="P1"><text:span text:style-name="T3">BigHerMaw<text:tab/>FB_IMG_1496533360624-kerilynn88</text:span></text:p>
      <text:p text:style-name="P1"><text:span text:style-name="T3">LeftBlueQuill<text:tab/>FB_IMG_1493347238199-kerilynn88</text:span></text:p>
      <text:p text:style-name="P1"><text:span text:style-name="T3">ZigFoxEmu<text:tab/>FB_IMG_1489160722964</text:span></text:p>
      <text:p text:style-name="P1"><text:span text:style-name="T3">UghFoxFox<text:tab/>FB_IMG_1484860561119</text:span></text:p>
      <text:p text:style-name="P1"><text:span text:style-name="T3">ImpFishDog<text:tab/>824794487609218</text:span></text:p>
      <text:p text:style-name="P1"><text:span text:style-name="T3">IcyYupPie<text:tab/>FB_IMG_1484234068840</text:span></text:p>
      <text:p text:style-name="P1"><text:span text:style-name="T3">WowUrnHer<text:tab/>696197157135619</text:span></text:p>
      <text:p text:style-name="P1"><text:span text:style-name="T3">WolfWarDown<text:tab/>FB_IMG_1484232628683</text:span></text:p>
      <text:p text:style-name="P1"><text:span text:style-name="T3">SumForthSum<text:tab/>FB_IMG_1484230829682</text:span></text:p>
      <text:p text:style-name="P1"><text:span text:style-name="T3">WowUrnFly<text:tab/>811725298916137</text:span></text:p>
      <text:p text:style-name="P1"><text:span text:style-name="T3">VatLabOaf<text:tab/>FB_IMG_1481881211540</text:span></text:p>
      <text:p text:style-name="P1"><text:span text:style-name="T3">VatMadGem<text:tab/>F4CB3AC280B840DA!3189</text:span></text:p>
      <text:p text:style-name="P1"><text:span text:style-name="T3">DayUrnOwl<text:tab/>FB_IMG_1478668744141</text:span></text:p>
      <text:p text:style-name="P1"><text:span text:style-name="T3">JoyVatDown<text:tab/>FB_IMG_1478668670449</text:span></text:p>
      <text:p text:style-name="P1"><text:span text:style-name="T3">BarWeeBar<text:tab/>FB_IMG_1478668602088</text:span></text:p>
      <text:p text:style-name="P1"><text:span text:style-name="T3">RagBarBug<text:tab/>FB_IMG_1478668520673</text:span></text:p>
      <text:p text:style-name="P1"><text:span text:style-name="T3">RodCanMad<text:tab/>FB_IMG_1478668492133</text:span></text:p>
      <text:p text:style-name="P1"><text:span text:style-name="T3">WryDownBag<text:tab/>FB_IMG_1478667469193</text:span></text:p>
      <text:p text:style-name="P1"><text:span text:style-name="T3">DayHerPie<text:tab/>FB_IMG_1478668445974</text:span></text:p>
      <text:p text:style-name="P1"><text:span text:style-name="T3">CatBudVolt<text:tab/>FB_IMG_1478668433412</text:span></text:p>
      <text:p text:style-name="P1"><text:span text:style-name="T3">BagMadCan<text:tab/>691585360930132</text:span></text:p>
      <text:p text:style-name="P1"><text:span text:style-name="T3">RagWeeUgh<text:tab/>FB_IMG_1478668323042</text:span></text:p>
      <text:p text:style-name="P1"><text:span text:style-name="T3">KoiJoyTad<text:tab/>FB_IMG_1478668305318</text:span></text:p>
      <text:p text:style-name="P1"><text:span text:style-name="T3">LawJumpWag<text:tab/>FB_IMG_1478668278396</text:span></text:p>
      <text:p text:style-name="P1"><text:span text:style-name="T3">FigFoxOne<text:tab/>FB_IMG_1478668231414</text:span></text:p>
      <text:p text:style-name="P1"><text:span text:style-name="T3">EarRedJump<text:tab/>FB_IMG_1478667772490</text:span></text:p>
      <text:p text:style-name="P1"><text:span text:style-name="T3">DayAWag<text:tab/>762740957147905</text:span></text:p>
      <text:p text:style-name="P1"><text:span text:style-name="T3">ZigFoxYak<text:tab/>F4CB3AC280B840DA!3193</text:span></text:p>
      <text:p text:style-name="P1"><text:span text:style-name="T3">HugOafMad<text:tab/>FB_IMG_1478667636380</text:span></text:p>
      <text:p text:style-name="P1"><text:span text:style-name="T3">WeeDogeBug<text:tab/>869539449801388 1</text:span></text:p>
      <text:p text:style-name="P1"><text:span text:style-name="T3">DownVatHug<text:tab/>FB_IMG_1478667600990</text:span></text:p>
      <text:p text:style-name="P1"><text:span text:style-name="T3">HugWryNew<text:tab/>884633634958636</text:span></text:p>
      <text:p text:style-name="P1"><text:span text:style-name="T3">HerWagCake<text:tab/>FB_IMG_1478667573191</text:span></text:p>
      <text:p text:style-name="P1"><text:span text:style-name="T3">FishLeftBlue<text:tab/>FB_IMG_1478667438400</text:span></text:p>
      <text:p text:style-name="P1"><text:span text:style-name="T3">LogPenHog<text:tab/>FB_IMG_1478667421729</text:span></text:p>
      <text:p text:style-name="P1"><text:span text:style-name="T3">FooAmMuch<text:tab/>F4CB3AC280B840DA!3190</text:span></text:p>
      <text:p text:style-name="P1"><text:span text:style-name="T3">WolfWryAm<text:tab/>758114847610516</text:span></text:p>
      <text:p text:style-name="P1"><text:span text:style-name="T3">SumForthFish<text:tab/>FB_IMG_1478667402518</text:span></text:p>
      <text:p text:style-name="P1"><text:span text:style-name="T3">MugUghKid<text:tab/>FB_IMG_1478667338100</text:span></text:p>
      <text:p text:style-name="P1"><text:span text:style-name="T3">OrbHisBlue<text:tab/>FB_IMG_1478667326430</text:span></text:p>
      <text:p text:style-name="P1"><text:span text:style-name="T3">VineWeeFig<text:tab/>FB_IMG_1478667314498</text:span></text:p>
      <text:p text:style-name="P1"><text:span text:style-name="T3">FarGoodPie<text:tab/>FB_IMG_1478667235757</text:span></text:p>
      <text:p text:style-name="P1"><text:span text:style-name="T3">RagTaxOne<text:tab/>FB_IMG_1478667220124</text:span></text:p>
      <text:p text:style-name="P1"><text:span text:style-name="T3">DogeLogHam<text:tab/>FB_IMG_1471957342559</text:span></text:p>
      <text:p text:style-name="P1"><text:span text:style-name="T3">MugBugTax<text:tab/>FB_IMG_1478667158683</text:span></text:p>
      <text:p text:style-name="P1"><text:span text:style-name="T3">VatUpMuch<text:tab/>F4CB3AC280B840DA!3192</text:span></text:p>
      <text:p text:style-name="P1"><text:span text:style-name="T3">VatPewCan<text:tab/>FB_IMG_1478667128322</text:span></text:p>
      <text:p text:style-name="P1"><text:span text:style-name="T3">BatVatFish<text:tab/>621340964621239</text:span></text:p>
      <text:p text:style-name="P1"><text:span text:style-name="T3">SumQuillRod<text:tab/>FB_IMG_1478667069238</text:span></text:p>
      <text:p text:style-name="P1"><text:span text:style-name="T3">YupFarSwim<text:tab/>FB_IMG_1478666973132</text:span></text:p>
      <text:p text:style-name="P1"><text:span text:style-name="T3">BarRightJoke<text:tab/>FB_IMG_1478265199235</text:span></text:p>
      <text:p text:style-name="P1"><text:span text:style-name="T3">FigHamLog<text:tab/>FB_IMG_1478265019046</text:span></text:p>
      <text:p text:style-name="P1"><text:span text:style-name="T3">KidHogAte<text:tab/>899170606838272</text:span></text:p>
      <text:p text:style-name="P1"><text:span text:style-name="T3">HugDogRod<text:tab/>F4CB3AC280B840DA!2912</text:span></text:p>
      <text:p text:style-name="P1"><text:span text:style-name="T3">YupAweGood<text:tab/>FB_IMG_1471960163013</text:span></text:p>
      <text:p text:style-name="P1"><text:span text:style-name="T3">FishTadFish<text:tab/>FB_IMG_1471960111048</text:span></text:p>
      <text:p text:style-name="P1"><text:span text:style-name="T3">PieWowUrn<text:tab/>FB_IMG_1471958079535</text:span></text:p>
      <text:p text:style-name="P1"><text:span text:style-name="T3">CakeDayBig<text:tab/>932677693487563</text:span></text:p>
      <text:p text:style-name="P1"><text:span text:style-name="T3">SewLawTruck<text:tab/>FB_IMG_1471957998503</text:span></text:p>
      <text:p text:style-name="P1"><text:span text:style-name="T3">AmazeDownTwo<text:tab/>FB_IMG_1471957815149</text:span></text:p>
      <text:p text:style-name="P1"><text:span text:style-name="T3">UghHogRag<text:tab/>FB_IMG_1464614362014</text:span></text:p>
      <text:p text:style-name="P1"><text:span text:style-name="T3">JokeJokeYak<text:tab/>fabulous</text:span></text:p>
      <text:p text:style-name="P1"><text:span text:style-name="T3">HisYewHis<text:tab/>775466219208712</text:span></text:p>
      <text:p text:style-name="P1"><text:span text:style-name="T3">WeeRagFig<text:tab/>607661225989213</text:span></text:p>
      <text:p text:style-name="P1"><text:span text:style-name="T3">FigFoxTax<text:tab/>fabric</text:span></text:p>
      <text:p text:style-name="P1"><text:span text:style-name="T3">TwoNewBag<text:tab/>65DA6F39E7CAFAA0!2216</text:span></text:p>
      <text:p text:style-name="P1"><text:span text:style-name="T3">RichYewBag<text:tab/>65DA6F39E7CAFAA0!1042</text:span></text:p>
      <text:p text:style-name="P1"><text:span text:style-name="T3">AwePieOwl<text:tab/>65DA6F39E7CAFAA0!238</text:span></text:p>
      <text:p text:style-name="P1"><text:span text:style-name="T3">HisDownHis<text:tab/>580677308687605</text:span></text:p>
      <text:p text:style-name="P1"><text:span text:style-name="T3">HisOrbHis<text:tab/>evil-wizard-tattoo-design-kerilynn88</text:span></text:p>
      <text:p text:style-name="P1"><text:span text:style-name="T3">DogeTaxZig<text:tab/>65DA6F39E7CAFAA0!1123</text:span></text:p>
      <text:p text:style-name="P1"><text:span text:style-name="T3">JumpBigCake<text:tab/>Evil-Demon-Face-Tattoo-Design-3-kerilynn88</text:span></text:p>
      <text:p text:style-name="P1"><text:span text:style-name="T3">YewBudNew<text:tab/>e755c2fb119624d5d886497a714d1585</text:span></text:p>
      <text:p text:style-name="P1"><text:span text:style-name="T3">EmuAteBug<text:tab/>default_theme_package_3.firstPreView</text:span></text:p>
      <text:p text:style-name="P1"><text:span text:style-name="T3">RagDogeSo<text:tab/>65DA6F39E7CAFAA0!1119</text:span></text:p>
      <text:p text:style-name="P1"><text:span text:style-name="T3">EyeGemNew<text:tab/>884633814958618</text:span></text:p>
      <text:p text:style-name="P1"><text:span text:style-name="T3">WagFarNorth<text:tab/>d8bec4152c756c8a41cb634da06146be--teddy-bear-tattoos-drawing-tattoos-kerilynn88</text:span></text:p>
      <text:p text:style-name="P1"><text:span text:style-name="T3">MuchNewHis<text:tab/>884633844958615</text:span></text:p>
      <text:p text:style-name="P1"><text:span text:style-name="T3">LeftWolfZag<text:tab/>cta</text:span></text:p>
      <text:p text:style-name="P1"><text:span text:style-name="T3">KoiBlueEgg<text:tab/>cta 1</text:span></text:p>
      <text:p text:style-name="P1"><text:span text:style-name="T3">PieOwlSew<text:tab/>65DA6F39E7CAFAA0!1121</text:span></text:p>
      <text:p text:style-name="P1"><text:span text:style-name="T3">WowDayWag<text:tab/>com.facebook.katana</text:span></text:p>
      <text:p text:style-name="P1"><text:span text:style-name="T3">TruckMawUrn<text:tab/>c45f3bdc832075eabeab627ecd31ce0f</text:span></text:p>
      <text:p text:style-name="P1"><text:span text:style-name="T3">RedLawLaw<text:tab/>65DA6F39E7CAFAA0!762</text:span></text:p>
      <text:p text:style-name="P1"><text:span text:style-name="T3">AmTadAm<text:tab/>bg</text:span></text:p>
      <text:p text:style-name="P1"><text:span text:style-name="T3">FoxUghVine<text:tab/>bg 1</text:span></text:p>
      <text:p text:style-name="P1"><text:span text:style-name="T3">AEarRed<text:tab/>888639467891386</text:span></text:p>
      <text:p text:style-name="P1"><text:span text:style-name="T3">RedMawAwe<text:tab/>batman-logo</text:span></text:p>
      <text:p text:style-name="P1"><text:span text:style-name="T3">CarCarRag<text:tab/>batman-logo-1</text:span></text:p>
      <text:p text:style-name="P1"><text:span text:style-name="T3">YupEarGood<text:tab/>769919963096671</text:span></text:p>
      <text:p text:style-name="P1"><text:span text:style-name="T3">CatRichEye<text:tab/>698486653573336</text:span></text:p>
      <text:p text:style-name="P1"><text:span text:style-name="T3">TaxPenRight<text:tab/>b</text:span></text:p>
      <text:p text:style-name="P1"><text:span text:style-name="T3">SoMugHog<text:tab/>abstract_heart_tribal_tattoo_3</text:span></text:p>
      <text:p text:style-name="P1"><text:span text:style-name="T3">HugLeftPew<text:tab/>65DA6F39E7CAFAA0!1116</text:span></text:p>
      <text:p text:style-name="P1"><text:span text:style-name="T3">CatDogBat<text:tab/>951931478228851</text:span></text:p>
      <text:p text:style-name="P1"><text:span text:style-name="T3">HugTwoEye<text:tab/>946557275432938</text:span></text:p>
      <text:p text:style-name="P1"><text:span text:style-name="T3">WeeOnePen<text:tab/>945440072211325</text:span></text:p>
      <text:p text:style-name="P1"><text:span text:style-name="T3">ZooMuchNew<text:tab/>840461416042525</text:span></text:p>
      <text:p text:style-name="P1"><text:span text:style-name="T3">LogTaxKid<text:tab/>945439995544666</text:span></text:p>
      <text:p text:style-name="P1"><text:span text:style-name="T3">CanLabVat<text:tab/>945439665544699</text:span></text:p>
      <text:p text:style-name="P1"><text:span text:style-name="T3">PenVineOne<text:tab/>65DA6F39E7CAFAA0!815</text:span></text:p>
      <text:p text:style-name="P1"><text:span text:style-name="T3">FoxBarAte<text:tab/>945318202223512</text:span></text:p>
      <text:p text:style-name="P1"><text:span text:style-name="T3">VoltImpWolf<text:tab/>945317888890210</text:span></text:p>
      <text:p text:style-name="P1"><text:span text:style-name="T3">PenTaxWee<text:tab/>893509707404362</text:span></text:p>
      <text:p text:style-name="P1"><text:span text:style-name="T3">RatGemRod<text:tab/>942850392470293</text:span></text:p>
      <text:p text:style-name="P1"><text:span text:style-name="T3">QuillNewVat<text:tab/>939329476155718</text:span></text:p>
      <text:p text:style-name="P1"><text:span text:style-name="T3">MadQuillRat<text:tab/>939328106155855</text:span></text:p>
      <text:p text:style-name="P1"><text:span text:style-name="T3">WolfDogHug<text:tab/>935287366559929</text:span></text:p>
      <text:p text:style-name="P1"><text:span text:style-name="T3">ForthBlueOaf<text:tab/>724089047679763</text:span></text:p>
      <text:p text:style-name="P1"><text:span text:style-name="T3">GadHisBat<text:tab/>935287126559953</text:span></text:p>
      <text:p text:style-name="P1"><text:span text:style-name="T3">IcyJumpSew<text:tab/>935286996559966</text:span></text:p>
      <text:p text:style-name="P1"><text:span text:style-name="T3">BagBatVat<text:tab/>935283159893683</text:span></text:p>
      <text:p text:style-name="P1"><text:span text:style-name="T3">TheSeaFish<text:tab/>933066443448688</text:span></text:p>
      <text:p text:style-name="P1"><text:span text:style-name="T3">CarAteWee<text:tab/>65DA6F39E7CAFAA0!424</text:span></text:p>
      <text:p text:style-name="P1"><text:span text:style-name="T3">FoxKidFig<text:tab/>932945403460792</text:span></text:p>
      <text:p text:style-name="P1"><text:span text:style-name="T3">TadCatTwo<text:tab/>932677176820948</text:span></text:p>
      <text:p text:style-name="P1"><text:span text:style-name="T3">HisYewPal<text:tab/>932505233504809</text:span></text:p>
      <text:p text:style-name="P1"><text:span text:style-name="T3">SumImpBat<text:tab/>932504816838184</text:span></text:p>
      <text:p text:style-name="P1"><text:span text:style-name="T3">GemNewRich<text:tab/>923607247727941</text:span></text:p>
      <text:p text:style-name="P1"><text:span text:style-name="T3">ZagZooWry<text:tab/>840464369375563</text:span></text:p>
      <text:p text:style-name="P1"><text:span text:style-name="T3">OwlEarYup<text:tab/>923386134416719</text:span></text:p>
      <text:p text:style-name="P1"><text:span text:style-name="T3">BlueCanJoy<text:tab/>923024557786210</text:span></text:p>
      <text:p text:style-name="P1"><text:span text:style-name="T3">EyeDogRat<text:tab/>922968574458475</text:span></text:p>
      <text:p text:style-name="P1"><text:span text:style-name="T3">DownWryAm<text:tab/>922520071169992</text:span></text:p>
      <text:p text:style-name="P1"><text:span text:style-name="T3">TruckWowTruck<text:tab/>771075959647738</text:span></text:p>
      <text:p text:style-name="P1"><text:span text:style-name="T3">KoiWolfZag<text:tab/>513675365387800</text:span></text:p>
      <text:p text:style-name="P1"><text:span text:style-name="T3">NorthCakeWow<text:tab/>922519301170069</text:span></text:p>
      <text:p text:style-name="P1"><text:span text:style-name="T3">LawTruckDay<text:tab/>920630301358969</text:span></text:p>
      <text:p text:style-name="P1"><text:span text:style-name="T3">WryMadWar<text:tab/>920630051358994</text:span></text:p>
      <text:p text:style-name="P1"><text:span text:style-name="T3">BugTaxYak<text:tab/>919506011471398</text:span></text:p>
      <text:p text:style-name="P1"><text:span text:style-name="T3">WarZooTad<text:tab/>884636238291709</text:span></text:p>
      <text:p text:style-name="P1"><text:span text:style-name="T3">RodOafRod<text:tab/>919505681471431</text:span></text:p>
      <text:p text:style-name="P1"><text:span text:style-name="T3">HogBarUgh<text:tab/>919505061471493</text:span></text:p>
      <text:p text:style-name="P1"><text:span text:style-name="T3">FlyUrnIcy<text:tab/>835587549863245</text:span></text:p>
      <text:p text:style-name="P1"><text:span text:style-name="T3">AmBudHaz<text:tab/>919105351511464</text:span></text:p>
      <text:p text:style-name="P1"><text:span text:style-name="T3">BatQuillRod<text:tab/>628733747215294</text:span></text:p>
      <text:p text:style-name="P1"><text:span text:style-name="T3">MadAmazeVolt<text:tab/>919104818178184</text:span></text:p>
      <text:p text:style-name="P1"><text:span text:style-name="T3">ZooEggLab<text:tab/>919104388178227</text:span></text:p>
      <text:p text:style-name="P1"><text:span text:style-name="T3">WeeBugFig<text:tab/>652612234827445</text:span></text:p>
      <text:p text:style-name="P1"><text:span text:style-name="T3">VineDogeUgh<text:tab/>919104034844929</text:span></text:p>
      <text:p text:style-name="P1"><text:span text:style-name="T3">HerWowAwe<text:tab/>919103961511603</text:span></text:p>
      <text:p text:style-name="P1"><text:span text:style-name="T3">RagPenEmu<text:tab/>695622093859792</text:span></text:p>
      <text:p text:style-name="P1"><text:span text:style-name="T3">OafVoltRich<text:tab/>788762434545757</text:span></text:p>
      <text:p text:style-name="P1"><text:span text:style-name="T3">ImpSumGem<text:tab/>917311381690861</text:span></text:p>
      <text:p text:style-name="P1"><text:span text:style-name="T3">GadTadRat<text:tab/>836469289775071</text:span></text:p>
      <text:p text:style-name="P1"><text:span text:style-name="T3">RatDogDown<text:tab/>914890415266291</text:span></text:p>
      <text:p text:style-name="P1"><text:span text:style-name="T3">RedPieUrn<text:tab/>914890335266299</text:span></text:p>
      <text:p text:style-name="P1"><text:span text:style-name="T3">WryWolfGem<text:tab/>912991265456206</text:span></text:p>
      <text:p text:style-name="P1"><text:span text:style-name="T3">BigYupIcy<text:tab/>912466152175384</text:span></text:p>
      <text:p text:style-name="P1"><text:span text:style-name="T3">LawUrnAwe<text:tab/>911088335646499</text:span></text:p>
      <text:p text:style-name="P1"><text:span text:style-name="T3">JoyQuillPew<text:tab/>1291643001</text:span></text:p>
      <text:p text:style-name="P1"><text:span text:style-name="T3">WarUpQuill<text:tab/>912466135508719</text:span></text:p>
      <text:p text:style-name="P1"><text:span text:style-name="T3">EmuFigVine<text:tab/>911093042312695</text:span></text:p>
      <text:p text:style-name="P1"><text:span text:style-name="T3">CakeYupDay<text:tab/>721540701267931</text:span></text:p>
      <text:p text:style-name="P1"><text:span text:style-name="T3">RightEmuRight<text:tab/>911092202312779</text:span></text:p>
      <text:p text:style-name="P1"><text:span text:style-name="T3">ForthSumImp<text:tab/>528062173949119</text:span></text:p>
      <text:p text:style-name="P1"><text:span text:style-name="T3">RagFoxEmu<text:tab/>700624510026217</text:span></text:p>
      <text:p text:style-name="P1"><text:span text:style-name="T3">CanDownFoo<text:tab/>911092025646130</text:span></text:p>
      <text:p text:style-name="P1"><text:span text:style-name="T3">ZigRightFox<text:tab/>656964387725563</text:span></text:p>
      <text:p text:style-name="P1"><text:span text:style-name="T3">BatSeaVolt<text:tab/>911088758979790</text:span></text:p>
      <text:p text:style-name="P1"><text:span text:style-name="T3">GoodPieA<text:tab/>911088488979817</text:span></text:p>
      <text:p text:style-name="P1"><text:span text:style-name="T3">AweSewUrn<text:tab/>908122592609740</text:span></text:p>
      <text:p text:style-name="P1"><text:span text:style-name="T3">FoxHogKid<text:tab/>908122232609776</text:span></text:p>
      <text:p text:style-name="P1"><text:span text:style-name="T3">HerUrnIcy<text:tab/>65DA6F39E7CAFAA0!1691</text:span></text:p>
      <text:p text:style-name="P1"><text:span text:style-name="T3">JoyFooVolt<text:tab/>908122179276448</text:span></text:p>
      <text:p text:style-name="P1"><text:span text:style-name="T3">EarGoodFar<text:tab/>904937096261623</text:span></text:p>
      <text:p text:style-name="P1"><text:span text:style-name="T3">FlyFlyBig<text:tab/>3d63677583083953</text:span></text:p>
      <text:p text:style-name="P1"><text:span text:style-name="T3">PalRodTwo<text:tab/>904936939594972</text:span></text:p>
      <text:p text:style-name="P1"><text:span text:style-name="T3">JokeDogeRag<text:tab/>743042925784375</text:span></text:p>
      <text:p text:style-name="P1"><text:span text:style-name="T3">EggVoltForth<text:tab/>904936059595060</text:span></text:p>
      <text:p text:style-name="P1"><text:span text:style-name="T3">OafNewEgg<text:tab/>106443086111032</text:span></text:p>
      <text:p text:style-name="P1"><text:span text:style-name="T3">CatTwoBat<text:tab/>904935869595079</text:span></text:p>
      <text:p text:style-name="P1"><text:span text:style-name="T3">AUrnWag<text:tab/>628753450546657</text:span></text:p>
      <text:p text:style-name="P1"><text:span text:style-name="T3">WagRedDay<text:tab/>904935552928444</text:span></text:p>
      <text:p text:style-name="P1"><text:span text:style-name="T3">RichNewTad<text:tab/>904919139596752</text:span></text:p>
      <text:p text:style-name="P1"><text:span text:style-name="T3">RatTadAm<text:tab/>904796229609043</text:span></text:p>
      <text:p text:style-name="P1"><text:span text:style-name="T3">SumImpDown<text:tab/>890315194390480</text:span></text:p>
      <text:p text:style-name="P1"><text:span text:style-name="T3">YewGemMad<text:tab/>577683205653682</text:span></text:p>
      <text:p text:style-name="P1"><text:span text:style-name="T3">RedPieJump<text:tab/>904779422944057</text:span></text:p>
      <text:p text:style-name="P1"><text:span text:style-name="T3">FishBagDown<text:tab/>900301386725194</text:span></text:p>
      <text:p text:style-name="P1"><text:span text:style-name="T3">RodWarLab<text:tab/>900210796734253</text:span></text:p>
      <text:p text:style-name="P1"><text:span text:style-name="T3">SewCakeOwl<text:tab/>900196996735633</text:span></text:p>
      <text:p text:style-name="P1"><text:span text:style-name="T3">CanJoyVat<text:tab/>899604423461557</text:span></text:p>
      <text:p text:style-name="P1"><text:span text:style-name="T3">BudPewKoi<text:tab/>899593673462632</text:span></text:p>
      <text:p text:style-name="P1"><text:span text:style-name="T3">QuillOrbSea<text:tab/>583443531744316</text:span></text:p>
      <text:p text:style-name="P1"><text:span text:style-name="T3">TheKoiUp<text:tab/>899589796796353</text:span></text:p>
      <text:p text:style-name="P1"><text:span text:style-name="T3">MuchOrbVat<text:tab/>899493983472601</text:span></text:p>
      <text:p text:style-name="P1"><text:span text:style-name="T3">VoltKoiGad<text:tab/>899493726805960</text:span></text:p>
      <text:p text:style-name="P1"><text:span text:style-name="T3">ImpSumGem<text:tab/>899493573472642</text:span></text:p>
      <text:p text:style-name="P1"><text:span text:style-name="T3">SewIcyYup<text:tab/>700629106692424</text:span></text:p>
      <text:p text:style-name="P1"><text:span text:style-name="T3">JumpSwimMaw<text:tab/>899493553472644</text:span></text:p>
      <text:p text:style-name="P1"><text:span text:style-name="T3">LabHisWolf<text:tab/>742885999133401</text:span></text:p>
      <text:p text:style-name="P1"><text:span text:style-name="T3">CarRightDoge<text:tab/>899168383505161</text:span></text:p>
      <text:p text:style-name="P1"><text:span text:style-name="T3">OwlYupSew<text:tab/>899168053505194</text:span></text:p>
      <text:p text:style-name="P1"><text:span text:style-name="T3">HazPalVolt<text:tab/>899167593505240</text:span></text:p>
      <text:p text:style-name="P1"><text:span text:style-name="T3">GoodLawGood<text:tab/>899022440186422</text:span></text:p>
      <text:p text:style-name="P1"><text:span text:style-name="T3">RightHamHam<text:tab/>895444950544171</text:span></text:p>
      <text:p text:style-name="P1"><text:span text:style-name="T3">BagBatAmaze<text:tab/>895444903877509</text:span></text:p>
      <text:p text:style-name="P1"><text:span text:style-name="T3">BlueEggUp<text:tab/>893771594044840</text:span></text:p>
      <text:p text:style-name="P1"><text:span text:style-name="T3">EyeTwoHaz<text:tab/>797609380327729</text:span></text:p>
      <text:p text:style-name="P1"><text:span text:style-name="T3">GoodFlyMaw<text:tab/>893770777378255</text:span></text:p>
      <text:p text:style-name="P1"><text:span text:style-name="T3">BagFishRich<text:tab/>893770687378264</text:span></text:p>
      <text:p text:style-name="P1"><text:span text:style-name="T3">MawWowTruck<text:tab/>893509640737702</text:span></text:p>
      <text:p text:style-name="P1"><text:span text:style-name="T3">BudTheKoi<text:tab/>893509520737714</text:span></text:p>
      <text:p text:style-name="P1"><text:span text:style-name="T3">SoAteJoke<text:tab/>893504454071554</text:span></text:p>
      <text:p text:style-name="P1"><text:span text:style-name="T3">KoiRatForth<text:tab/>893501927405140</text:span></text:p>
      <text:p text:style-name="P1"><text:span text:style-name="T3">ZooZagYew<text:tab/>893500654071934</text:span></text:p>
      <text:p text:style-name="P1"><text:span text:style-name="T3">LawRedFly<text:tab/>893500537405279</text:span></text:p>
      <text:p text:style-name="P1"><text:span text:style-name="T3">FishDogGad<text:tab/>65DA6F39E7CAFAA0!1626</text:span></text:p>
      <text:p text:style-name="P1"><text:span text:style-name="T3">SumAmazeVolt<text:tab/>893500474071952</text:span></text:p>
      <text:p text:style-name="P1"><text:span text:style-name="T3">RightMugFig<text:tab/>892633570825309</text:span></text:p>
      <text:p text:style-name="P1"><text:span text:style-name="T3">AmazeGadPal<text:tab/>1780658418851341_POAGVILLE_TungstenBook_FFFFFFFF_2-1</text:span></text:p>
      <text:p text:style-name="P1"><text:span text:style-name="T3">WowAweWag<text:tab/>892633517491981</text:span></text:p>
      <text:p text:style-name="P1"><text:span text:style-name="T3">TheFooAm<text:tab/>892633484158651</text:span></text:p>
      <text:p text:style-name="P1"><text:span text:style-name="T3">FooWolfHis<text:tab/>892288600859806</text:span></text:p>
      <text:p text:style-name="P1"><text:span text:style-name="T3">YakHogUgh<text:tab/>781949121893755</text:span></text:p>
      <text:p text:style-name="P1"><text:span text:style-name="T3">ZigLogOne<text:tab/>892079870880679</text:span></text:p>
      <text:p text:style-name="P1"><text:span text:style-name="T3">SwimYupIcy<text:tab/>891616530927013</text:span></text:p>
      <text:p text:style-name="P1"><text:span text:style-name="T3">FoxMugHam<text:tab/>628654213889914</text:span></text:p>
      <text:p text:style-name="P1"><text:span text:style-name="T3">FoxZigWee<text:tab/>891616464260353</text:span></text:p>
      <text:p text:style-name="P1"><text:span text:style-name="T3">HogTaxHam<text:tab/>690901174331884</text:span></text:p>
      <text:p text:style-name="P1"><text:span text:style-name="T3">WryNewKoi<text:tab/>891614627593870</text:span></text:p>
      <text:p text:style-name="P1"><text:span text:style-name="T3">ZigZigTax<text:tab/>890454221043244</text:span></text:p>
      <text:p text:style-name="P1"><text:span text:style-name="T3">FishAmazeAm<text:tab/>890454151043251</text:span></text:p>
      <text:p text:style-name="P1"><text:span text:style-name="T3">RatFooOrb<text:tab/>890315141057152</text:span></text:p>
      <text:p text:style-name="P1"><text:span text:style-name="T3">KoiGadGem<text:tab/>890315041057162</text:span></text:p>
      <text:p text:style-name="P1"><text:span text:style-name="T3">NewEggMad<text:tab/>890295484392451</text:span></text:p>
      <text:p text:style-name="P1"><text:span text:style-name="T3">KidMugMug<text:tab/>888639034558096</text:span></text:p>
      <text:p text:style-name="P1"><text:span text:style-name="T3">WagCakeDay<text:tab/>888638467891486</text:span></text:p>
      <text:p text:style-name="P1"><text:span text:style-name="T3">QuillHugPal<text:tab/>888638424558157</text:span></text:p>
      <text:p text:style-name="P1"><text:span text:style-name="T3">FishTwoLab<text:tab/>888638401224826</text:span></text:p>
      <text:p text:style-name="P1"><text:span text:style-name="T3">AmazeFishZag<text:tab/>888638357891497</text:span></text:p>
      <text:p text:style-name="P1"><text:span text:style-name="T3">YakPenHam<text:tab/>65DA6F39E7CAFAA0!1248</text:span></text:p>
      <text:p text:style-name="P1"><text:span text:style-name="T3">KoiNewEgg<text:tab/>888638217891511</text:span></text:p>
      <text:p text:style-name="P1"><text:span text:style-name="T3">JoyAmazeZoo<text:tab/>888638134558186</text:span></text:p>
      <text:p text:style-name="P1"><text:span text:style-name="T3">SewWagCake<text:tab/>888589364563063</text:span></text:p>
      <text:p text:style-name="P1"><text:span text:style-name="T3">AmazeRodRich<text:tab/>887868191301847</text:span></text:p>
      <text:p text:style-name="P1"><text:span text:style-name="T3">CanWolfZag<text:tab/>887669784655021</text:span></text:p>
      <text:p text:style-name="P1"><text:span text:style-name="T3">ZagBlueWry<text:tab/>885216601567006</text:span></text:p>
      <text:p text:style-name="P1"><text:span text:style-name="T3">KoiDownKoi<text:tab/>884653398289993</text:span></text:p>
      <text:p text:style-name="P1"><text:span text:style-name="T3">VatDownPal<text:tab/>884645091624157</text:span></text:p>
      <text:p text:style-name="P1"><text:span text:style-name="T3">OwlGoodDay<text:tab/>884636501625016</text:span></text:p>
      <text:p text:style-name="P1"><text:span text:style-name="T3">CatForthNew<text:tab/>884633681625298</text:span></text:p>
      <text:p text:style-name="P1"><text:span text:style-name="T3">NewFooPew<text:tab/>884630151625651</text:span></text:p>
      <text:p text:style-name="P1"><text:span text:style-name="T3">HisBatBag<text:tab/>884629874959012</text:span></text:p>
      <text:p text:style-name="P1"><text:span text:style-name="T3">TruckCakeA<text:tab/>884629774959022</text:span></text:p>
      <text:p text:style-name="P1"><text:span text:style-name="T3">DownBudLab<text:tab/>884629614959038</text:span></text:p>
      <text:p text:style-name="P1"><text:span text:style-name="T3">OwlCakeWow<text:tab/>884629434959056</text:span></text:p>
      <text:p text:style-name="P1"><text:span text:style-name="T3">AmDogLab<text:tab/>882426528512680</text:span></text:p>
      <text:p text:style-name="P1"><text:span text:style-name="T3">TadHugHis<text:tab/>882424791846187</text:span></text:p>
      <text:p text:style-name="P1"><text:span text:style-name="T3">ZagSumZag<text:tab/>881126791975987</text:span></text:p>
      <text:p text:style-name="P1"><text:span text:style-name="T3">ImpRodPal<text:tab/>879673272121339</text:span></text:p>
      <text:p text:style-name="P1"><text:span text:style-name="T3">DogPewSea<text:tab/>876872472401419</text:span></text:p>
      <text:p text:style-name="P1"><text:span text:style-name="T3">SwimYupWag<text:tab/>876854322403234</text:span></text:p>
      <text:p text:style-name="P1"><text:span text:style-name="T3">BudBatGem<text:tab/>876854289069904</text:span></text:p>
      <text:p text:style-name="P1"><text:span text:style-name="T3">CakeOwlWag<text:tab/>876854202403246</text:span></text:p>
      <text:p text:style-name="P1"><text:span text:style-name="T3">MuchJoyTad<text:tab/>874439485978051</text:span></text:p>
      <text:p text:style-name="P1"><text:span text:style-name="T3">SewMawOwl<text:tab/>873578626064137</text:span></text:p>
      <text:p text:style-name="P1"><text:span text:style-name="T3">RatTwoDown<text:tab/>873578552730811</text:span></text:p>
      <text:p text:style-name="P1"><text:span text:style-name="T3">AmMuchPew<text:tab/>873578526064147</text:span></text:p>
      <text:p text:style-name="P1"><text:span text:style-name="T3">HogDogeBar<text:tab/>873412506080749</text:span></text:p>
      <text:p text:style-name="P1"><text:span text:style-name="T3">MuchMadTwo<text:tab/>872847959470537</text:span></text:p>
      <text:p text:style-name="P1"><text:span text:style-name="T3">NewLeftGad<text:tab/>603300459758623</text:span></text:p>
      <text:p text:style-name="P1"><text:span text:style-name="T3">EyeCanHaz<text:tab/>700625546692780</text:span></text:p>
      <text:p text:style-name="P1"><text:span text:style-name="T3">PenKidLog<text:tab/>858842994204367</text:span></text:p>
      <text:p text:style-name="P1"><text:span text:style-name="T3">YewGemSum<text:tab/>858842960871037</text:span></text:p>
      <text:p text:style-name="P1"><text:span text:style-name="T3">FooAmSea<text:tab/>858842900871043</text:span></text:p>
      <text:p text:style-name="P1"><text:span text:style-name="T3">HerDayRed<text:tab/>857097964378870</text:span></text:p>
      <text:p text:style-name="P1"><text:span text:style-name="T3">MadGemHaz<text:tab/>856738267748173</text:span></text:p>
      <text:p text:style-name="P1"><text:span text:style-name="T3">RatEggVolt<text:tab/>823973794357954</text:span></text:p>
      <text:p text:style-name="P1"><text:span text:style-name="T3">APieYup<text:tab/>856097801145553</text:span></text:p>
      <text:p text:style-name="P1"><text:span text:style-name="T3">ZooWryThe<text:tab/>853587894729877</text:span></text:p>
      <text:p text:style-name="P1"><text:span text:style-name="T3">CatVatLab<text:tab/>853570368064963</text:span></text:p>
      <text:p text:style-name="P1"><text:span text:style-name="T3">HugMuchThe<text:tab/>853570268064973</text:span></text:p>
      <text:p text:style-name="P1"><text:span text:style-name="T3">FlyIcyTruck<text:tab/>853570144731652</text:span></text:p>
      <text:p text:style-name="P1"><text:span text:style-name="T3">RichOrbBag<text:tab/>852299201525413</text:span></text:p>
      <text:p text:style-name="P1"><text:span text:style-name="T3">BarYakBug<text:tab/>850657331689600</text:span></text:p>
      <text:p text:style-name="P1"><text:span text:style-name="T3">NewEggWolf<text:tab/>847215345367132</text:span></text:p>
      <text:p text:style-name="P1"><text:span text:style-name="T3">IcyHerWag<text:tab/>847211492034184</text:span></text:p>
      <text:p text:style-name="P1"><text:span text:style-name="T3">LogOneHam<text:tab/>847209305367736</text:span></text:p>
      <text:p text:style-name="P1"><text:span text:style-name="T3">VatBatCan<text:tab/>846319918790008</text:span></text:p>
      <text:p text:style-name="P1"><text:span text:style-name="T3">OneEmuFox<text:tab/>846317922123541</text:span></text:p>
      <text:p text:style-name="P1"><text:span text:style-name="T3">FigZigRag<text:tab/>846127685475898</text:span></text:p>
      <text:p text:style-name="P1"><text:span text:style-name="T3">MuchHazSea<text:tab/>846127652142568</text:span></text:p>
      <text:p text:style-name="P1"><text:span text:style-name="T3">TaxBarWee<text:tab/>808269025928431</text:span></text:p>
      <text:p text:style-name="P1"><text:span text:style-name="T3">EggJoyDog<text:tab/>754215168000484</text:span></text:p>
      <text:p text:style-name="P1"><text:span text:style-name="T3">YakVineWee<text:tab/>846072382148095</text:span></text:p>
      <text:p text:style-name="P1"><text:span text:style-name="T3">AteRagFox<text:tab/>846072255481441</text:span></text:p>
      <text:p text:style-name="P1"><text:span text:style-name="T3">ZigMugFox<text:tab/>846051678816832</text:span></text:p>
      <text:p text:style-name="P1"><text:span text:style-name="T3">LeftPewVat<text:tab/>843521902403143</text:span></text:p>
      <text:p text:style-name="P1"><text:span text:style-name="T3">EyeRichHaz<text:tab/>691173684304633</text:span></text:p>
      <text:p text:style-name="P1"><text:span text:style-name="T3">WarBatSea<text:tab/>709307252491276</text:span></text:p>
      <text:p text:style-name="P1"><text:span text:style-name="T3">LeftPewGem<text:tab/>840466336042033</text:span></text:p>
      <text:p text:style-name="P1"><text:span text:style-name="T3">EyeFooRat<text:tab/>617400288348640</text:span></text:p>
      <text:p text:style-name="P1"><text:span text:style-name="T3">GadHisJoy<text:tab/>840466199375380</text:span></text:p>
      <text:p text:style-name="P1"><text:span text:style-name="T3">PieNorthNorth<text:tab/>840462626042404</text:span></text:p>
      <text:p text:style-name="P1"><text:span text:style-name="T3">OneDogeBug<text:tab/>840462599375740</text:span></text:p>
      <text:p text:style-name="P1"><text:span text:style-name="T3">HisVoltForth<text:tab/>840461329375867</text:span></text:p>
      <text:p text:style-name="P1"><text:span text:style-name="T3">SumCanAm<text:tab/>840461109375889</text:span></text:p>
      <text:p text:style-name="P1"><text:span text:style-name="T3">WagNorthBig<text:tab/>840456306043036</text:span></text:p>
      <text:p text:style-name="P1"><text:span text:style-name="T3">HamRagPen<text:tab/>840455666043100</text:span></text:p>
      <text:p text:style-name="P1"><text:span text:style-name="T3">DogTheSea<text:tab/>839773232778010</text:span></text:p>
      <text:p text:style-name="P1"><text:span text:style-name="T3">TaxFoxBug<text:tab/>839507432804590</text:span></text:p>
      <text:p text:style-name="P1"><text:span text:style-name="T3">EmuZigMug<text:tab/>839503379471662</text:span></text:p>
      <text:p text:style-name="P1"><text:span text:style-name="T3">QuillPewTwo<text:tab/>836468763108457</text:span></text:p>
      <text:p text:style-name="P1"><text:span text:style-name="T3">HogPenOne<text:tab/>836468039775196</text:span></text:p>
      <text:p text:style-name="P1"><text:span text:style-name="T3">YewOafWolf<text:tab/>835587976529869</text:span></text:p>
      <text:p text:style-name="P1"><text:span text:style-name="T3">DayMawIcy<text:tab/>65DA6F39E7CAFAA0!1011</text:span></text:p>
      <text:p text:style-name="P1"><text:span text:style-name="T3">AmMuchSum<text:tab/>748416661913668</text:span></text:p>
      <text:p text:style-name="P1"><text:span text:style-name="T3">WarTheZag<text:tab/>761789753909692</text:span></text:p>
      <text:p text:style-name="P1"><text:span text:style-name="T3">ForthHazSea<text:tab/>835587499863250</text:span></text:p>
      <text:p text:style-name="P1"><text:span text:style-name="T3">AmazeSumWry<text:tab/>831839933571340</text:span></text:p>
      <text:p text:style-name="P1"><text:span text:style-name="T3">SumHisHaz<text:tab/>65DA6F39E7CAFAA0!619</text:span></text:p>
      <text:p text:style-name="P1"><text:span text:style-name="T3">QuillZooGem<text:tab/>831839700238030</text:span></text:p>
      <text:p text:style-name="P1"><text:span text:style-name="T3">CanHugImp<text:tab/>830321627056504</text:span></text:p>
      <text:p text:style-name="P1"><text:span text:style-name="T3">NewEggYew<text:tab/>830192433736090</text:span></text:p>
      <text:p text:style-name="P1"><text:span text:style-name="T3">WowDayCake<text:tab/>829788293776504</text:span></text:p>
      <text:p text:style-name="P1"><text:span text:style-name="T3">AmKoiVolt<text:tab/>808264049262262</text:span></text:p>
      <text:p text:style-name="P1"><text:span text:style-name="T3">WryHazForth<text:tab/>611784412243561</text:span></text:p>
      <text:p text:style-name="P1"><text:span text:style-name="T3">EarPieSew<text:tab/>829786760443324</text:span></text:p>
      <text:p text:style-name="P1"><text:span text:style-name="T3">KoiRodCan<text:tab/>621361201285882</text:span></text:p>
      <text:p text:style-name="P1"><text:span text:style-name="T3">AMawRed<text:tab/>829785450443455</text:span></text:p>
      <text:p text:style-name="P1"><text:span text:style-name="T3">PenUghFig<text:tab/>824794724275861</text:span></text:p>
      <text:p text:style-name="P1"><text:span text:style-name="T3">ZigEmuRag<text:tab/>824794617609205</text:span></text:p>
      <text:p text:style-name="P1"><text:span text:style-name="T3">HugDogJoy<text:tab/>824742804281053</text:span></text:p>
      <text:p text:style-name="P1"><text:span text:style-name="T3">AmMuchHug<text:tab/>824734100948590</text:span></text:p>
      <text:p text:style-name="P1"><text:span text:style-name="T3">HugQuillVolt<text:tab/>824734047615262</text:span></text:p>
      <text:p text:style-name="P1"><text:span text:style-name="T3">FoxDogeUgh<text:tab/>824733960948604</text:span></text:p>
      <text:p text:style-name="P1"><text:span text:style-name="T3">EarAweNorth<text:tab/>784035301685137</text:span></text:p>
      <text:p text:style-name="P1"><text:span text:style-name="T3">AweLawFar<text:tab/>823972921024708</text:span></text:p>
      <text:p text:style-name="P1"><text:span text:style-name="T3">HazBudCat<text:tab/>783270591761608</text:span></text:p>
      <text:p text:style-name="P1"><text:span text:style-name="T3">GadCanMad<text:tab/>616793168409352</text:span></text:p>
      <text:p text:style-name="P1"><text:span text:style-name="T3">VoltForthEye<text:tab/>823972217691445</text:span></text:p>
      <text:p text:style-name="P1"><text:span text:style-name="T3">ARedSew<text:tab/>823087181113282</text:span></text:p>
      <text:p text:style-name="P1"><text:span text:style-name="T3">RightBugOne<text:tab/>700621753359826</text:span></text:p>
      <text:p text:style-name="P1"><text:span text:style-name="T3">BagRatSea<text:tab/>724112564344078</text:span></text:p>
      <text:p text:style-name="P1"><text:span text:style-name="T3">YakYakFig<text:tab/>823086767779990</text:span></text:p>
      <text:p text:style-name="P1"><text:span text:style-name="T3">YupPieUrn<text:tab/>819992631422737</text:span></text:p>
      <text:p text:style-name="P1"><text:span text:style-name="T3">IcyWowMaw<text:tab/>817398858348781</text:span></text:p>
      <text:p text:style-name="P1"><text:span text:style-name="T3">SwimNorthA<text:tab/>817398798348787</text:span></text:p>
      <text:p text:style-name="P1"><text:span text:style-name="T3">FoxWeeHog<text:tab/>816898751732125</text:span></text:p>
      <text:p text:style-name="P1"><text:span text:style-name="T3">JumpWagSwim<text:tab/>816898671732133</text:span></text:p>
      <text:p text:style-name="P1"><text:span text:style-name="T3">PewForthRod<text:tab/>816898475065486</text:span></text:p>
      <text:p text:style-name="P1"><text:span text:style-name="T3">KoiRatImp<text:tab/>816146195140714</text:span></text:p>
      <text:p text:style-name="P1"><text:span text:style-name="T3">MawDayJump<text:tab/>816143021807698</text:span></text:p>
      <text:p text:style-name="P1"><text:span text:style-name="T3">FarMawWow<text:tab/>816142831807717</text:span></text:p>
      <text:p text:style-name="P1"><text:span text:style-name="T3">ForthDownMuch<text:tab/>816142765141057</text:span></text:p>
      <text:p text:style-name="P1"><text:span text:style-name="T3">GoodNorthGood<text:tab/>815864348502232</text:span></text:p>
      <text:p text:style-name="P1"><text:span text:style-name="T3">WowASwim<text:tab/>65DA6F39E7CAFAA0!1098</text:span></text:p>
      <text:p text:style-name="P1"><text:span text:style-name="T3">UpKoiOrb<text:tab/>815862408502426</text:span></text:p>
      <text:p text:style-name="P1"><text:span text:style-name="T3">BigLawUrn<text:tab/>815559681866032</text:span></text:p>
      <text:p text:style-name="P1"><text:span text:style-name="T3">DogLabImp<text:tab/>815053548583312</text:span></text:p>
      <text:p text:style-name="P1"><text:span text:style-name="T3">OrbKoiDown<text:tab/>815051858583481</text:span></text:p>
      <text:p text:style-name="P1"><text:span text:style-name="T3">PieJumpPie<text:tab/>814741345281199</text:span></text:p>
      <text:p text:style-name="P1"><text:span text:style-name="T3">FooCatFoo<text:tab/>814741291947871</text:span></text:p>
      <text:p text:style-name="P1"><text:span text:style-name="T3">HisNewQuill<text:tab/>814741198614547</text:span></text:p>
      <text:p text:style-name="P1"><text:span text:style-name="T3">UrnYupEar<text:tab/>785665034855497</text:span></text:p>
      <text:p text:style-name="P1"><text:span text:style-name="T3">HugZagGad<text:tab/>814740721947928</text:span></text:p>
      <text:p text:style-name="P1"><text:span text:style-name="T3">BudYewTwo<text:tab/>814739368614730</text:span></text:p>
      <text:p text:style-name="P1"><text:span text:style-name="T3">RightEmuPen<text:tab/>814699201952080</text:span></text:p>
      <text:p text:style-name="P1"><text:span text:style-name="T3">WowFlyOwl<text:tab/>768664343222233</text:span></text:p>
      <text:p text:style-name="P1"><text:span text:style-name="T3">KidSoWee<text:tab/>811737505581583</text:span></text:p>
      <text:p text:style-name="P1"><text:span text:style-name="T3">NorthFlyFly<text:tab/>811737415581592</text:span></text:p>
      <text:p text:style-name="P1"><text:span text:style-name="T3">BigRedJump<text:tab/>810754149013252</text:span></text:p>
      <text:p text:style-name="P1"><text:span text:style-name="T3">BatKoiHug<text:tab/>641227389299263</text:span></text:p>
      <text:p text:style-name="P1"><text:span text:style-name="T3">MadTadMad<text:tab/>810754125679921</text:span></text:p>
      <text:p text:style-name="P1"><text:span text:style-name="T3">VoltLeftPew<text:tab/>574100716011931</text:span></text:p>
      <text:p text:style-name="P1"><text:span text:style-name="T3">SumHisNew<text:tab/>810688735686460</text:span></text:p>
      <text:p text:style-name="P1"><text:span text:style-name="T3">RatLeftEye<text:tab/>810688619019805</text:span></text:p>
      <text:p text:style-name="P1"><text:span text:style-name="T3">FigMugRight<text:tab/>810677789020888</text:span></text:p>
      <text:p text:style-name="P1"><text:span text:style-name="T3">GadEggAm<text:tab/>810677259020941</text:span></text:p>
      <text:p text:style-name="P1"><text:span text:style-name="T3">AweAWag<text:tab/>810677095687624</text:span></text:p>
      <text:p text:style-name="P1"><text:span text:style-name="T3">EggTheZag<text:tab/>810676395687694</text:span></text:p>
      <text:p text:style-name="P1"><text:span text:style-name="T3">AweEarFar<text:tab/>810675959021071</text:span></text:p>
      <text:p text:style-name="P1"><text:span text:style-name="T3">FooCatForth<text:tab/>65DA6F39E7CAFAA0!632</text:span></text:p>
      <text:p text:style-name="P1"><text:span text:style-name="T3">RagLogZig<text:tab/>757182964370371</text:span></text:p>
      <text:p text:style-name="P1"><text:span text:style-name="T3">SoJokeRag<text:tab/>810675605687773</text:span></text:p>
      <text:p text:style-name="P1"><text:span text:style-name="T3">HerSewNorth<text:tab/>703176529771015</text:span></text:p>
      <text:p text:style-name="P1"><text:span text:style-name="T3">OneBarHam<text:tab/>808957692526231</text:span></text:p>
      <text:p text:style-name="P1"><text:span text:style-name="T3">VatAmMuch<text:tab/>808955452526455</text:span></text:p>
      <text:p text:style-name="P1"><text:span text:style-name="T3">SewYupFar<text:tab/>808953952526605</text:span></text:p>
      <text:p text:style-name="P1"><text:span text:style-name="T3">EarDayLaw<text:tab/>808319749256692</text:span></text:p>
      <text:p text:style-name="P1"><text:span text:style-name="T3">JokeWeeBug<text:tab/>808319615923372</text:span></text:p>
      <text:p text:style-name="P1"><text:span text:style-name="T3">SumBudNew<text:tab/>808295059259161</text:span></text:p>
      <text:p text:style-name="P1"><text:span text:style-name="T3">MadQuillMad<text:tab/>808281005927233</text:span></text:p>
      <text:p text:style-name="P1"><text:span text:style-name="T3">MawAEar<text:tab/>808279925927341</text:span></text:p>
      <text:p text:style-name="P1"><text:span text:style-name="T3">LabWarZoo<text:tab/>808268939261773</text:span></text:p>
      <text:p text:style-name="P1"><text:span text:style-name="T3">CarLogBar<text:tab/>808264102595590</text:span></text:p>
      <text:p text:style-name="P1"><text:span text:style-name="T3">WowFarUrn<text:tab/>804758252946175</text:span></text:p>
      <text:p text:style-name="P1"><text:span text:style-name="T3">SoRagAte<text:tab/>803988839689783</text:span></text:p>
      <text:p text:style-name="P1"><text:span text:style-name="T3">EmuHogSo<text:tab/>803988736356460</text:span></text:p>
      <text:p text:style-name="P1"><text:span text:style-name="T3">YewZagNew<text:tab/>803912253030775</text:span></text:p>
      <text:p text:style-name="P1"><text:span text:style-name="T3">WeePenBar<text:tab/>803910646364269</text:span></text:p>
      <text:p text:style-name="P1"><text:span text:style-name="T3">UghMugUgh<text:tab/>803910256364308</text:span></text:p>
      <text:p text:style-name="P1"><text:span text:style-name="T3">GemYewRich<text:tab/>803910166364317</text:span></text:p>
      <text:p text:style-name="P1"><text:span text:style-name="T3">MadAmazeRod<text:tab/>798342430254424</text:span></text:p>
      <text:p text:style-name="P1"><text:span text:style-name="T3">CanCatBag<text:tab/>798342403587760</text:span></text:p>
      <text:p text:style-name="P1"><text:span text:style-name="T3">WowMawTruck<text:tab/>791542530934414</text:span></text:p>
      <text:p text:style-name="P1"><text:span text:style-name="T3">PewBudLab<text:tab/>700629033359098</text:span></text:p>
      <text:p text:style-name="P1"><text:span text:style-name="T3">CarVineJoke<text:tab/>791537787601555</text:span></text:p>
      <text:p text:style-name="P1"><text:span text:style-name="T3">UghAteRight<text:tab/>791537574268243</text:span></text:p>
      <text:p text:style-name="P1"><text:span text:style-name="T3">WrySumDog<text:tab/>768054946616506</text:span></text:p>
      <text:p text:style-name="P1"><text:span text:style-name="T3">PieSewPie<text:tab/>790100867745247</text:span></text:p>
      <text:p text:style-name="P1"><text:span text:style-name="T3">TaxBarOne<text:tab/>790045744417426</text:span></text:p>
      <text:p text:style-name="P1"><text:span text:style-name="T3">BlueOafZoo<text:tab/>65DA6F39E7CAFAA0!1718</text:span></text:p>
      <text:p text:style-name="P1"><text:span text:style-name="T3">RightFigFox<text:tab/>790045234417477</text:span></text:p>
      <text:p text:style-name="P1"><text:span text:style-name="T3">WagADay<text:tab/>788283417926992</text:span></text:p>
      <text:p text:style-name="P1"><text:span text:style-name="T3">BudRodFoo<text:tab/>786745428080791</text:span></text:p>
      <text:p text:style-name="P1"><text:span text:style-name="T3">OneAteYak<text:tab/>786667364755264</text:span></text:p>
      <text:p text:style-name="P1"><text:span text:style-name="T3">RedAweIcy<text:tab/>775432619212072</text:span></text:p>
      <text:p text:style-name="P1"><text:span text:style-name="T3">NorthLawOwl<text:tab/>785689768186357</text:span></text:p>
      <text:p text:style-name="P1"><text:span text:style-name="T3">PieHerFly<text:tab/>785664248188909</text:span></text:p>
      <text:p text:style-name="P1"><text:span text:style-name="T3">MuchRodImp<text:tab/>784039711684696</text:span></text:p>
      <text:p text:style-name="P1"><text:span text:style-name="T3">UpAmazeRat<text:tab/>65DA6F39E7CAFAA0!1086</text:span></text:p>
      <text:p text:style-name="P1"><text:span text:style-name="T3">SeaSumMuch<text:tab/>784039031684764</text:span></text:p>
      <text:p text:style-name="P1"><text:span text:style-name="T3">RagMugBar<text:tab/>784035581685109</text:span></text:p>
      <text:p text:style-name="P1"><text:span text:style-name="T3">PieMawEar<text:tab/>459116764176994</text:span></text:p>
      <text:p text:style-name="P1"><text:span text:style-name="T3">GoodBigUrn<text:tab/>784035471685120</text:span></text:p>
      <text:p text:style-name="P1"><text:span text:style-name="T3">HerBigNorth<text:tab/>783276785094322</text:span></text:p>
      <text:p text:style-name="P1"><text:span text:style-name="T3">ZigHamJoke<text:tab/>783270965094904</text:span></text:p>
      <text:p text:style-name="P1"><text:span text:style-name="T3">NorthIcyJump<text:tab/>782757238479610</text:span></text:p>
      <text:p text:style-name="P1"><text:span text:style-name="T3">GadWryWolf<text:tab/>782057661882901</text:span></text:p>
      <text:p text:style-name="P1"><text:span text:style-name="T3">PewRichRat<text:tab/>763393033749364</text:span></text:p>
      <text:p text:style-name="P1"><text:span text:style-name="T3">PewHisBat<text:tab/>782057615216239</text:span></text:p>
      <text:p text:style-name="P1"><text:span text:style-name="T3">VinePenJoke<text:tab/>782057548549579</text:span></text:p>
      <text:p text:style-name="P1"><text:span text:style-name="T3">NorthSwimDay<text:tab/>781941341894533</text:span></text:p>
      <text:p text:style-name="P1"><text:span text:style-name="T3">JoyEggSum<text:tab/>577985538956782</text:span></text:p>
      <text:p text:style-name="P1"><text:span text:style-name="T3">ZooDogBlue<text:tab/>779083898846944</text:span></text:p>
      <text:p text:style-name="P1"><text:span text:style-name="T3">RatImpHaz<text:tab/>777522822336385</text:span></text:p>
      <text:p text:style-name="P1"><text:span text:style-name="T3">AtePenKid<text:tab/>777522799003054 1</text:span></text:p>
      <text:p text:style-name="P1"><text:span text:style-name="T3">WowNorthYup<text:tab/>776322659123068</text:span></text:p>
      <text:p text:style-name="P1"><text:span text:style-name="T3">DogeAteCar<text:tab/>776308135791187</text:span></text:p>
      <text:p text:style-name="P1"><text:span text:style-name="T3">YakVineFig<text:tab/>698478906907444</text:span></text:p>
      <text:p text:style-name="P1"><text:span text:style-name="T3">HamCarHam<text:tab/>776299212458746</text:span></text:p>
      <text:p text:style-name="P1"><text:span text:style-name="T3">HamBugLog<text:tab/>776249099130424</text:span></text:p>
      <text:p text:style-name="P1"><text:span text:style-name="T3">TaxYakPen<text:tab/>776247732463894</text:span></text:p>
      <text:p text:style-name="P1"><text:span text:style-name="T3">RagVineMug<text:tab/>776226315799369</text:span></text:p>
      <text:p text:style-name="P1"><text:span text:style-name="T3">MawGoodWow<text:tab/>775466912541976</text:span></text:p>
      <text:p text:style-name="P1"><text:span text:style-name="T3">RagZigWee<text:tab/>65DA6F39E7CAFAA0!611</text:span></text:p>
      <text:p text:style-name="P1"><text:span text:style-name="T3">CanYewGem<text:tab/>775466899208644</text:span></text:p>
      <text:p text:style-name="P1"><text:span text:style-name="T3">JokeVineBug<text:tab/>775466889208645</text:span></text:p>
      <text:p text:style-name="P1"><text:span text:style-name="T3">YewBagEye<text:tab/>774508349304499</text:span></text:p>
      <text:p text:style-name="P1"><text:span text:style-name="T3">MawEarNorth<text:tab/>774507195971281</text:span></text:p>
      <text:p text:style-name="P1"><text:span text:style-name="T3">TruckYupFar<text:tab/>774507059304628</text:span></text:p>
      <text:p text:style-name="P1"><text:span text:style-name="T3">ImpRatLeft<text:tab/>774008609354473</text:span></text:p>
      <text:p text:style-name="P1"><text:span text:style-name="T3">WarUpAmaze<text:tab/>774008499354484</text:span></text:p>
      <text:p text:style-name="P1"><text:span text:style-name="T3">FishGemHug<text:tab/>774008452687822</text:span></text:p>
      <text:p text:style-name="P1"><text:span text:style-name="T3">FoxHamJoke<text:tab/>774008396021161</text:span></text:p>
      <text:p text:style-name="P1"><text:span text:style-name="T3">BatAmazePew<text:tab/>502511683170835</text:span></text:p>
      <text:p text:style-name="P1"><text:span text:style-name="T3">HugBudPew<text:tab/>773172059438128</text:span></text:p>
      <text:p text:style-name="P1"><text:span text:style-name="T3">KoiBlueImp<text:tab/>773133369441997</text:span></text:p>
      <text:p text:style-name="P1"><text:span text:style-name="T3">RichBlueRich<text:tab/>754216944666973</text:span></text:p>
      <text:p text:style-name="P1"><text:span text:style-name="T3">TaxVinePen<text:tab/>773112496110751</text:span></text:p>
      <text:p text:style-name="P1"><text:span text:style-name="T3">TaxSoOne<text:tab/>773105886111412</text:span></text:p>
      <text:p text:style-name="P1"><text:span text:style-name="T3">MuchDownRich<text:tab/>65DA6F39E7CAFAA0!353</text:span></text:p>
      <text:p text:style-name="P1"><text:span text:style-name="T3">PieBigDay<text:tab/>771702036251797</text:span></text:p>
      <text:p text:style-name="P1"><text:span text:style-name="T3">PieRedWow<text:tab/>771263552962312</text:span></text:p>
      <text:p text:style-name="P1"><text:span text:style-name="T3">FlyNorthMaw<text:tab/>771084539646880</text:span></text:p>
      <text:p text:style-name="P1"><text:span text:style-name="T3">HisJoyLeft<text:tab/>771079539647380</text:span></text:p>
      <text:p text:style-name="P1"><text:span text:style-name="T3">GemRatTad<text:tab/>771077662980901</text:span></text:p>
      <text:p text:style-name="P1"><text:span text:style-name="T3">OafPewEgg<text:tab/>771076539647680</text:span></text:p>
      <text:p text:style-name="P1"><text:span text:style-name="T3">QuillCatGem<text:tab/>770745839680750</text:span></text:p>
      <text:p text:style-name="P1"><text:span text:style-name="T3">LabHisSum<text:tab/>767403463348321</text:span></text:p>
      <text:p text:style-name="P1"><text:span text:style-name="T3">RodLeftUp<text:tab/>767403010015033</text:span></text:p>
      <text:p text:style-name="P1"><text:span text:style-name="T3">CanWolfSea<text:tab/>764497220305612</text:span></text:p>
      <text:p text:style-name="P1"><text:span text:style-name="T3">OneLogRight<text:tab/>763501110405223</text:span></text:p>
      <text:p text:style-name="P1"><text:span text:style-name="T3">VatMadPal<text:tab/>763151740440160</text:span></text:p>
      <text:p text:style-name="P1"><text:span text:style-name="T3">BudEyeTad<text:tab/>762741830481151</text:span></text:p>
      <text:p text:style-name="P1"><text:span text:style-name="T3">MuchMadOaf<text:tab/>762740770481257</text:span></text:p>
      <text:p text:style-name="P1"><text:span text:style-name="T3">AweHerWow<text:tab/>762734450481889</text:span></text:p>
      <text:p text:style-name="P1"><text:span text:style-name="T3">CarSoZig<text:tab/>762533997168601</text:span></text:p>
      <text:p text:style-name="P1"><text:span text:style-name="T3">SoWeeHam<text:tab/>762533050502029</text:span></text:p>
      <text:p text:style-name="P1"><text:span text:style-name="T3">VineWeeRag<text:tab/>762532263835441</text:span></text:p>
      <text:p text:style-name="P1"><text:span text:style-name="T3">VoltWryGad<text:tab/>762531990502135</text:span></text:p>
      <text:p text:style-name="P1"><text:span text:style-name="T3">EggRatImp<text:tab/>711957485559586</text:span></text:p>
      <text:p text:style-name="P1"><text:span text:style-name="T3">BlueKoiFish<text:tab/>761789950576339</text:span></text:p>
      <text:p text:style-name="P1"><text:span text:style-name="T3">JokeOneMug<text:tab/>761758987246102</text:span></text:p>
      <text:p text:style-name="P1"><text:span text:style-name="T3">SeaPewPal<text:tab/>761705420584792</text:span></text:p>
      <text:p text:style-name="P1"><text:span text:style-name="T3">NewPalCat<text:tab/>761703247251676</text:span></text:p>
      <text:p text:style-name="P1"><text:span text:style-name="T3">UrnTruckSew<text:tab/>761703010585033</text:span></text:p>
      <text:p text:style-name="P1"><text:span text:style-name="T3">BudTheLeft<text:tab/>761702537251747</text:span></text:p>
      <text:p text:style-name="P1"><text:span text:style-name="T3">BarWeeJoke<text:tab/>761702243918443</text:span></text:p>
      <text:p text:style-name="P1"><text:span text:style-name="T3">ZagNewQuill<text:tab/>759311660824168</text:span></text:p>
      <text:p text:style-name="P1"><text:span text:style-name="T3">AteYakEmu<text:tab/>757751697646831</text:span></text:p>
      <text:p text:style-name="P1"><text:span text:style-name="T3">JumpOwlNorth<text:tab/>757233384365329</text:span></text:p>
      <text:p text:style-name="P1"><text:span text:style-name="T3">PenBarWee<text:tab/>757182721037062</text:span></text:p>
      <text:p text:style-name="P1"><text:span text:style-name="T3">OneBugMug<text:tab/>757182337703767</text:span></text:p>
      <text:p text:style-name="P1"><text:span text:style-name="T3">WagJumpIcy<text:tab/>757181924370475</text:span></text:p>
      <text:p text:style-name="P1"><text:span text:style-name="T3">WowBigWag<text:tab/>757181617703839</text:span></text:p>
      <text:p text:style-name="P1"><text:span text:style-name="T3">VineHamMug<text:tab/>757118684376799</text:span></text:p>
      <text:p text:style-name="P1"><text:span text:style-name="T3">JumpWowFar<text:tab/>755087481246586</text:span></text:p>
      <text:p text:style-name="P1"><text:span text:style-name="T3">WryBatCan<text:tab/>755071054581562</text:span></text:p>
      <text:p text:style-name="P1"><text:span text:style-name="T3">BudEyeEgg<text:tab/>755070597914941</text:span></text:p>
      <text:p text:style-name="P1"><text:span text:style-name="T3">YakHamHam<text:tab/>628224157266253</text:span></text:p>
      <text:p text:style-name="P1"><text:span text:style-name="T3">ForthCatVat<text:tab/>755065747915426</text:span></text:p>
      <text:p text:style-name="P1"><text:span text:style-name="T3">YakLogFox<text:tab/>755064114582256</text:span></text:p>
      <text:p text:style-name="P1"><text:span text:style-name="T3">FlyJumpNorth<text:tab/>755061054582562</text:span></text:p>
      <text:p text:style-name="P1"><text:span text:style-name="T3">KoiUpEgg<text:tab/>754219018000099</text:span></text:p>
      <text:p text:style-name="P1"><text:span text:style-name="T3">GemDownGem<text:tab/>721541774601157</text:span></text:p>
      <text:p text:style-name="P1"><text:span text:style-name="T3">SewTruckA<text:tab/>754218154666852</text:span></text:p>
      <text:p text:style-name="P1"><text:span text:style-name="T3">MawWagYup<text:tab/>754217781333556</text:span></text:p>
      <text:p text:style-name="P1"><text:span text:style-name="T3">EyeOafJoy<text:tab/>754217558000245</text:span></text:p>
      <text:p text:style-name="P1"><text:span text:style-name="T3">RightSoRight<text:tab/>754217354666932</text:span></text:p>
      <text:p text:style-name="P1"><text:span text:style-name="T3">WagEarFly<text:tab/>754217194666948</text:span></text:p>
      <text:p text:style-name="P1"><text:span text:style-name="T3">PewForthVolt<text:tab/>754216821333652</text:span></text:p>
      <text:p text:style-name="P1"><text:span text:style-name="T3">HugImpRod<text:tab/>754215784667089</text:span></text:p>
      <text:p text:style-name="P1"><text:span text:style-name="T3">KoiZooCan<text:tab/>748535078568493</text:span></text:p>
      <text:p text:style-name="P1"><text:span text:style-name="T3">FooSumRich<text:tab/>748513725237295</text:span></text:p>
      <text:p text:style-name="P1"><text:span text:style-name="T3">CatImpHug<text:tab/>748411955247472</text:span></text:p>
      <text:p text:style-name="P1"><text:span text:style-name="T3">JokePenCar<text:tab/>459118874176783</text:span></text:p>
      <text:p text:style-name="P1"><text:span text:style-name="T3">RodFooBlue<text:tab/>748402991915035</text:span></text:p>
      <text:p text:style-name="P1"><text:span text:style-name="T3">GoodJumpPie<text:tab/>748399125248755</text:span></text:p>
      <text:p text:style-name="P1"><text:span text:style-name="T3">ImpZooZag<text:tab/>65DA6F39E7CAFAA0!1678</text:span></text:p>
      <text:p text:style-name="P1"><text:span text:style-name="T3">NorthJumpMaw<text:tab/>748388885249779</text:span></text:p>
      <text:p text:style-name="P1"><text:span text:style-name="T3">SeaWolfPal<text:tab/>748381388583862</text:span></text:p>
      <text:p text:style-name="P1"><text:span text:style-name="T3">CanHugCan<text:tab/>743042539117747</text:span></text:p>
      <text:p text:style-name="P1"><text:span text:style-name="T3">SeaSumGem<text:tab/>743022712453063</text:span></text:p>
      <text:p text:style-name="P1"><text:span text:style-name="T3">BigGoodIcy<text:tab/>580887891999880</text:span></text:p>
      <text:p text:style-name="P1"><text:span text:style-name="T3">DownFooRat<text:tab/>742282729193728</text:span></text:p>
      <text:p text:style-name="P1"><text:span text:style-name="T3">HamLogRag<text:tab/>739078452847489</text:span></text:p>
      <text:p text:style-name="P1"><text:span text:style-name="T3">WarHugPal<text:tab/>739074916181176</text:span></text:p>
      <text:p text:style-name="P1"><text:span text:style-name="T3">LabVatMad<text:tab/>738662462889088</text:span></text:p>
      <text:p text:style-name="P1"><text:span text:style-name="T3">HisHazZag<text:tab/>738077392947595</text:span></text:p>
      <text:p text:style-name="P1"><text:span text:style-name="T3">ZooForthPew<text:tab/>737538586334809</text:span></text:p>
      <text:p text:style-name="P1"><text:span text:style-name="T3">HazDogPew<text:tab/>737008613054473</text:span></text:p>
      <text:p text:style-name="P1"><text:span text:style-name="T3">TruckAWag<text:tab/>736654106423257</text:span></text:p>
      <text:p text:style-name="P1"><text:span text:style-name="T3">YewQuillJoy<text:tab/>616656025089733</text:span></text:p>
      <text:p text:style-name="P1"><text:span text:style-name="T3">KidSoBar<text:tab/>732020820219919</text:span></text:p>
      <text:p text:style-name="P1"><text:span text:style-name="T3">CatLeftUp<text:tab/>731586783596656</text:span></text:p>
      <text:p text:style-name="P1"><text:span text:style-name="T3">YewBagOrb<text:tab/>670780983010570</text:span></text:p>
      <text:p text:style-name="P1"><text:span text:style-name="T3">FooAmDog<text:tab/>726581150763886</text:span></text:p>
      <text:p text:style-name="P1"><text:span text:style-name="T3">QuillBlueKoi<text:tab/>726580610763940</text:span></text:p>
      <text:p text:style-name="P1"><text:span text:style-name="T3">OrbForthFish<text:tab/>725528597535808</text:span></text:p>
      <text:p text:style-name="P1"><text:span text:style-name="T3">SwimNorthJump<text:tab/>725528354202499</text:span></text:p>
      <text:p text:style-name="P1"><text:span text:style-name="T3">TadGadTad<text:tab/>724112654344069</text:span></text:p>
      <text:p text:style-name="P1"><text:span text:style-name="T3">YupAweTruck<text:tab/>724112577677410</text:span></text:p>
      <text:p text:style-name="P1"><text:span text:style-name="T3">VatTheDog<text:tab/>724112547677413</text:span></text:p>
      <text:p text:style-name="P1"><text:span text:style-name="T3">UghSoMug<text:tab/>724112484344086</text:span></text:p>
      <text:p text:style-name="P1"><text:span text:style-name="T3">FarRedNorth<text:tab/>724112381010763</text:span></text:p>
      <text:p text:style-name="P1"><text:span text:style-name="T3">ZigFoxCar<text:tab/>724089001013101</text:span></text:p>
      <text:p text:style-name="P1"><text:span text:style-name="T3">SeaZooWry<text:tab/>724088971013104</text:span></text:p>
      <text:p text:style-name="P1"><text:span text:style-name="T3">RagUghMug<text:tab/>724088944346440</text:span></text:p>
      <text:p text:style-name="P1"><text:span text:style-name="T3">DogeTaxMug<text:tab/>723008384454496</text:span></text:p>
      <text:p text:style-name="P1"><text:span text:style-name="T3">LeftPewFoo<text:tab/>723007947787873</text:span></text:p>
      <text:p text:style-name="P1"><text:span text:style-name="T3">BudBlueGem<text:tab/>723004031121598</text:span></text:p>
      <text:p text:style-name="P1"><text:span text:style-name="T3">HogJokeBug<text:tab/>722239037864764</text:span></text:p>
      <text:p text:style-name="P1"><text:span text:style-name="T3">JoyZagFish<text:tab/>721541901267811</text:span></text:p>
      <text:p text:style-name="P1"><text:span text:style-name="T3">SumPalHaz<text:tab/>721541834601151</text:span></text:p>
      <text:p text:style-name="P1"><text:span text:style-name="T3">FigMugWee<text:tab/>721541531267848</text:span></text:p>
      <text:p text:style-name="P1"><text:span text:style-name="T3">BigFlyRed<text:tab/>721541444601190</text:span></text:p>
      <text:p text:style-name="P1"><text:span text:style-name="T3">YewVatVolt<text:tab/>708758395879495</text:span></text:p>
      <text:p text:style-name="P1"><text:span text:style-name="T3">DogeJokeOne<text:tab/>721541374601197</text:span></text:p>
      <text:p text:style-name="P1"><text:span text:style-name="T3">ImpTheOaf<text:tab/>721541164601218</text:span></text:p>
      <text:p text:style-name="P1"><text:span text:style-name="T3">BudMadWry<text:tab/>721541054601229</text:span></text:p>
      <text:p text:style-name="P1"><text:span text:style-name="T3">SewHerFar<text:tab/>721540801267921</text:span></text:p>
      <text:p text:style-name="P1"><text:span text:style-name="T3">DogeDogeRag<text:tab/>654461874642481</text:span></text:p>
      <text:p text:style-name="P1"><text:span text:style-name="T3">HazAmazeBat<text:tab/>721540594601275</text:span></text:p>
      <text:p text:style-name="P1"><text:span text:style-name="T3">YakVineKid<text:tab/>721540054601329</text:span></text:p>
      <text:p text:style-name="P1"><text:span text:style-name="T3">JumpYupOwl<text:tab/>721539827934685</text:span></text:p>
      <text:p text:style-name="P1"><text:span text:style-name="T3">WarNewBag<text:tab/>721298147958853</text:span></text:p>
      <text:p text:style-name="P1"><text:span text:style-name="T3">SwimNorthNorth<text:tab/>721177994637535</text:span></text:p>
      <text:p text:style-name="P1"><text:span text:style-name="T3">TwoZooDog<text:tab/>721177954637539</text:span></text:p>
      <text:p text:style-name="P1"><text:span text:style-name="T3">RichRatMuch<text:tab/>721177877970880</text:span></text:p>
      <text:p text:style-name="P1"><text:span text:style-name="T3">AmBudCat<text:tab/>721177791304222</text:span></text:p>
      <text:p text:style-name="P1"><text:span text:style-name="T3">MugTaxFox<text:tab/>721177714637563</text:span></text:p>
      <text:p text:style-name="P1"><text:span text:style-name="T3">WolfEggBat<text:tab/>721177657970902</text:span></text:p>
      <text:p text:style-name="P1"><text:span text:style-name="T3">SewFlyUrn<text:tab/>721152384640096</text:span></text:p>
      <text:p text:style-name="P1"><text:span text:style-name="T3">RodGemBat<text:tab/>65DA6F39E7CAFAA0!543</text:span></text:p>
      <text:p text:style-name="P1"><text:span text:style-name="T3">WolfEggHaz<text:tab/>720884464666888</text:span></text:p>
      <text:p text:style-name="P1"><text:span text:style-name="T3">WowYupMaw<text:tab/>713102922111709</text:span></text:p>
      <text:p text:style-name="P1"><text:span text:style-name="T3">CarRightLog<text:tab/>720884361333565</text:span></text:p>
      <text:p text:style-name="P1"><text:span text:style-name="T3">HogRightVine<text:tab/>720876521334349</text:span></text:p>
      <text:p text:style-name="P1"><text:span text:style-name="T3">WolfLeftThe<text:tab/>459118517510152</text:span></text:p>
      <text:p text:style-name="P1"><text:span text:style-name="T3">DownTadGad<text:tab/>720363211385680</text:span></text:p>
      <text:p text:style-name="P1"><text:span text:style-name="T3">WagWagFly<text:tab/>720361638052504</text:span></text:p>
      <text:p text:style-name="P1"><text:span text:style-name="T3">AweNorthOwl<text:tab/>720361491385852</text:span></text:p>
      <text:p text:style-name="P1"><text:span text:style-name="T3">VoltPalYew<text:tab/>688479157907419</text:span></text:p>
      <text:p text:style-name="P1"><text:span text:style-name="T3">WeeZigRag<text:tab/>719993421422659</text:span></text:p>
      <text:p text:style-name="P1"><text:span text:style-name="T3">RightHogFox<text:tab/>719993018089366</text:span></text:p>
      <text:p text:style-name="P1"><text:span text:style-name="T3">VatOrbForth<text:tab/>719904741431527</text:span></text:p>
      <text:p text:style-name="P1"><text:span text:style-name="T3">OwlWagDay<text:tab/>719537701468231</text:span></text:p>
      <text:p text:style-name="P1"><text:span text:style-name="T3">VatRatCan<text:tab/>718128131609188</text:span></text:p>
      <text:p text:style-name="P1"><text:span text:style-name="T3">MadLeftBlue<text:tab/>718127914942543</text:span></text:p>
      <text:p text:style-name="P1"><text:span text:style-name="T3">CarZigHog<text:tab/>717935458295122</text:span></text:p>
      <text:p text:style-name="P1"><text:span text:style-name="T3">FishPalNew<text:tab/>718074181614583</text:span></text:p>
      <text:p text:style-name="P1"><text:span text:style-name="T3">MawWagRed<text:tab/>717935521628449</text:span></text:p>
      <text:p text:style-name="P1"><text:span text:style-name="T3">VineZigHog<text:tab/>717935488295119</text:span></text:p>
      <text:p text:style-name="P1"><text:span text:style-name="T3">MawLawPie<text:tab/>717935431628458</text:span></text:p>
      <text:p text:style-name="P1"><text:span text:style-name="T3">RedRedNorth<text:tab/>714029942019007</text:span></text:p>
      <text:p text:style-name="P1"><text:span text:style-name="T3">UrnAFar<text:tab/>65DA6F39E7CAFAA0!407</text:span></text:p>
      <text:p text:style-name="P1"><text:span text:style-name="T3">YupFlyFly<text:tab/>713444642077537</text:span></text:p>
      <text:p text:style-name="P1"><text:span text:style-name="T3">HogCarOne<text:tab/>713444625410872</text:span></text:p>
      <text:p text:style-name="P1"><text:span text:style-name="T3">MuchHazBud<text:tab/>645028598919142</text:span></text:p>
      <text:p text:style-name="P1"><text:span text:style-name="T3">FigDogeBar<text:tab/>713444568744211</text:span></text:p>
      <text:p text:style-name="P1"><text:span text:style-name="T3">RodBagNew<text:tab/>713444568744211 1</text:span></text:p>
      <text:p text:style-name="P1"><text:span text:style-name="T3">WolfBudYew<text:tab/>713166448772023</text:span></text:p>
      <text:p text:style-name="P1"><text:span text:style-name="T3">MadWarBlue<text:tab/>713166428772025</text:span></text:p>
      <text:p text:style-name="P1"><text:span text:style-name="T3">PalZooOaf<text:tab/>713166332105368</text:span></text:p>
      <text:p text:style-name="P1"><text:span text:style-name="T3">SeaZooRich<text:tab/>713166288772039</text:span></text:p>
      <text:p text:style-name="P1"><text:span text:style-name="T3">CanCatCan<text:tab/>576730405748962</text:span></text:p>
      <text:p text:style-name="P1"><text:span text:style-name="T3">EarGoodIcy<text:tab/>713166262105375</text:span></text:p>
      <text:p text:style-name="P1"><text:span text:style-name="T3">OwlBigJump<text:tab/>713103022111699</text:span></text:p>
      <text:p text:style-name="P1"><text:span text:style-name="T3">CarFigTax<text:tab/>713102542111747</text:span></text:p>
      <text:p text:style-name="P1"><text:span text:style-name="T3">WeeLogDoge<text:tab/>712136935541641</text:span></text:p>
      <text:p text:style-name="P1"><text:span text:style-name="T3">MawFarWag<text:tab/>712129315542403</text:span></text:p>
      <text:p text:style-name="P1"><text:span text:style-name="T3">QuillPewImp<text:tab/>711957442226257</text:span></text:p>
      <text:p text:style-name="P1"><text:span text:style-name="T3">SeaBlueOaf<text:tab/>711957218892946</text:span></text:p>
      <text:p text:style-name="P1"><text:span text:style-name="T3">TruckAweRed<text:tab/>711837328904935</text:span></text:p>
      <text:p text:style-name="P1"><text:span text:style-name="T3">RatKoiBat<text:tab/>711566165598718</text:span></text:p>
      <text:p text:style-name="P1"><text:span text:style-name="T3">TadDownMuch<text:tab/>65DA6F39E7CAFAA0!1719</text:span></text:p>
      <text:p text:style-name="P1"><text:span text:style-name="T3">UrnGoodBig<text:tab/>711317088956959</text:span></text:p>
      <text:p text:style-name="P1"><text:span text:style-name="T3">VoltLeftEye<text:tab/>711122335643101</text:span></text:p>
      <text:p text:style-name="P1"><text:span text:style-name="T3">CanGadZag<text:tab/>710977492324252</text:span></text:p>
      <text:p text:style-name="P1"><text:span text:style-name="T3">WeeUghLog<text:tab/>710963415658993</text:span></text:p>
      <text:p text:style-name="P1"><text:span text:style-name="T3">UrnPieSew<text:tab/>710963102325691</text:span></text:p>
      <text:p text:style-name="P1"><text:span text:style-name="T3">LabHisUp<text:tab/>654453334643335</text:span></text:p>
      <text:p text:style-name="P1"><text:span text:style-name="T3">VatBlueBag<text:tab/>710138692408132</text:span></text:p>
      <text:p text:style-name="P1"><text:span text:style-name="T3">AmazeZooVat<text:tab/>709305419158126</text:span></text:p>
      <text:p text:style-name="P1"><text:span text:style-name="T3">SeaVoltTwo<text:tab/>709303999158268</text:span></text:p>
      <text:p text:style-name="P1"><text:span text:style-name="T3">OafPewEgg<text:tab/>709301682491833</text:span></text:p>
      <text:p text:style-name="P1"><text:span text:style-name="T3">BugBarAte<text:tab/>709295939159074</text:span></text:p>
      <text:p text:style-name="P1"><text:span text:style-name="T3">VatTheDog<text:tab/>709172605838074</text:span></text:p>
      <text:p text:style-name="P1"><text:span text:style-name="T3">CanEyeOaf<text:tab/>709172415838093</text:span></text:p>
      <text:p text:style-name="P1"><text:span text:style-name="T3">VineUghMug<text:tab/>708808372541164</text:span></text:p>
      <text:p text:style-name="P1"><text:span text:style-name="T3">BlueZagAm<text:tab/>708758292546172</text:span></text:p>
      <text:p text:style-name="P1"><text:span text:style-name="T3">SoCarSo<text:tab/>708639662558035</text:span></text:p>
      <text:p text:style-name="P1"><text:span text:style-name="T3">YakWeeTax<text:tab/>708636205891714</text:span></text:p>
      <text:p text:style-name="P1"><text:span text:style-name="T3">AweNorthYup<text:tab/>708635369225131</text:span></text:p>
      <text:p text:style-name="P1"><text:span text:style-name="T3">KidOneWee<text:tab/>708397479248920</text:span></text:p>
      <text:p text:style-name="P1"><text:span text:style-name="T3">PenBugSo<text:tab/>708277609260907</text:span></text:p>
      <text:p text:style-name="P1"><text:span text:style-name="T3">PalHugLeft<text:tab/>707871739301494</text:span></text:p>
      <text:p text:style-name="P1"><text:span text:style-name="T3">NewAmazeSum<text:tab/>579265922162077</text:span></text:p>
      <text:p text:style-name="P1"><text:span text:style-name="T3">RagEmuTax<text:tab/>707825402639461</text:span></text:p>
      <text:p text:style-name="P1"><text:span text:style-name="T3">TruckPieWow<text:tab/>707823322639669</text:span></text:p>
      <text:p text:style-name="P1"><text:span text:style-name="T3">RightFoxVine<text:tab/>707721782649823</text:span></text:p>
      <text:p text:style-name="P1"><text:span text:style-name="T3">PieFarCake<text:tab/>704359819652686</text:span></text:p>
      <text:p text:style-name="P1"><text:span text:style-name="T3">PenCarHam<text:tab/>700628863359115</text:span></text:p>
      <text:p text:style-name="P1"><text:span text:style-name="T3">ZagJoyForth<text:tab/>704359712986030</text:span></text:p>
      <text:p text:style-name="P1"><text:span text:style-name="T3">LawDayIcy<text:tab/>704359546319380</text:span></text:p>
      <text:p text:style-name="P1"><text:span text:style-name="T3">QuillRodLeft<text:tab/>704359506319384</text:span></text:p>
      <text:p text:style-name="P1"><text:span text:style-name="T3">VatYewHis<text:tab/>704359419652726</text:span></text:p>
      <text:p text:style-name="P1"><text:span text:style-name="T3">BigTruckSew<text:tab/>527559290666074</text:span></text:p>
      <text:p text:style-name="P1"><text:span text:style-name="T3">MawRedGood<text:tab/>537942072961129</text:span></text:p>
      <text:p text:style-name="P1"><text:span text:style-name="T3">LabTadEye<text:tab/>704359222986079</text:span></text:p>
      <text:p text:style-name="P1"><text:span text:style-name="T3">BigBigLaw<text:tab/>704358906319444</text:span></text:p>
      <text:p text:style-name="P1"><text:span text:style-name="T3">HamSoEmu<text:tab/>704358639652804</text:span></text:p>
      <text:p text:style-name="P1"><text:span text:style-name="T3">RightMugUgh<text:tab/>700629263359075</text:span></text:p>
      <text:p text:style-name="P1"><text:span text:style-name="T3">AteCarPen<text:tab/>700629226692412</text:span></text:p>
      <text:p text:style-name="P1"><text:span text:style-name="T3">UghBarAte<text:tab/>700629210025747</text:span></text:p>
      <text:p text:style-name="P1"><text:span text:style-name="T3">TwoLabPal<text:tab/>700629156692419</text:span></text:p>
      <text:p text:style-name="P1"><text:span text:style-name="T3">BudFishQuill<text:tab/>700629063359095</text:span></text:p>
      <text:p text:style-name="P1"><text:span text:style-name="T3">EarDayEar<text:tab/>700628980025770</text:span></text:p>
      <text:p text:style-name="P1"><text:span text:style-name="T3">SumRichOrb<text:tab/>700628956692439</text:span></text:p>
      <text:p text:style-name="P1"><text:span text:style-name="T3">VatTheGem<text:tab/>700628920025776</text:span></text:p>
      <text:p text:style-name="P1"><text:span text:style-name="T3">GemMadRich<text:tab/>700628900025778</text:span></text:p>
      <text:p text:style-name="P1"><text:span text:style-name="T3">SumGemHaz<text:tab/>700628883359113</text:span></text:p>
      <text:p text:style-name="P1"><text:span text:style-name="T3">LeftJoyZag<text:tab/>700627953359206</text:span></text:p>
      <text:p text:style-name="P1"><text:span text:style-name="T3">GemJoyBag<text:tab/>700627723359229</text:span></text:p>
      <text:p text:style-name="P1"><text:span text:style-name="T3">CarOneLog<text:tab/>700627686692566</text:span></text:p>
      <text:p text:style-name="P1"><text:span text:style-name="T3">DownSeaWolf<text:tab/>700627656692569</text:span></text:p>
      <text:p text:style-name="P1"><text:span text:style-name="T3">JoyEggAm<text:tab/>700627596692575</text:span></text:p>
      <text:p text:style-name="P1"><text:span text:style-name="T3">ZagRatFoo<text:tab/>652706651484670</text:span></text:p>
      <text:p text:style-name="P1"><text:span text:style-name="T3">TwoWolfCan<text:tab/>700627546692580</text:span></text:p>
      <text:p text:style-name="P1"><text:span text:style-name="T3">RodCanRat<text:tab/>65DA6F39E7CAFAA0!246</text:span></text:p>
      <text:p text:style-name="P1"><text:span text:style-name="T3">HugCanRat<text:tab/>700627506692584</text:span></text:p>
      <text:p text:style-name="P1"><text:span text:style-name="T3">GoodYupPie<text:tab/>700627356692599</text:span></text:p>
      <text:p text:style-name="P1"><text:span text:style-name="T3">WowLawCake<text:tab/>700627246692610</text:span></text:p>
      <text:p text:style-name="P1"><text:span text:style-name="T3">IcyIcyPie<text:tab/>700627130025955</text:span></text:p>
      <text:p text:style-name="P1"><text:span text:style-name="T3">CatFooNew<text:tab/>700627073359294</text:span></text:p>
      <text:p text:style-name="P1"><text:span text:style-name="T3">OrbRichLab<text:tab/>65DA6F39E7CAFAA0!357</text:span></text:p>
      <text:p text:style-name="P1"><text:span text:style-name="T3">VoltCanNew<text:tab/>566211856800817</text:span></text:p>
      <text:p text:style-name="P1"><text:span text:style-name="T3">AweBigPie<text:tab/>700627050025963</text:span></text:p>
      <text:p text:style-name="P1"><text:span text:style-name="T3">TadGadKoi<text:tab/>700627023359299</text:span></text:p>
      <text:p text:style-name="P1"><text:span text:style-name="T3">ForthTheMuch<text:tab/>700627003359301</text:span></text:p>
      <text:p text:style-name="P1"><text:span text:style-name="T3">MuchBatImp<text:tab/>700626950025973</text:span></text:p>
      <text:p text:style-name="P1"><text:span text:style-name="T3">FoxWeeFox<text:tab/>700626803359321</text:span></text:p>
      <text:p text:style-name="P1"><text:span text:style-name="T3">BarZigDoge<text:tab/>106442732777734</text:span></text:p>
      <text:p text:style-name="P1"><text:span text:style-name="T3">MawFarNorth<text:tab/>700626773359324</text:span></text:p>
      <text:p text:style-name="P1"><text:span text:style-name="T3">LabMuchBlue<text:tab/>700626713359330</text:span></text:p>
      <text:p text:style-name="P1"><text:span text:style-name="T3">HazHisNew<text:tab/>700626660026002</text:span></text:p>
      <text:p text:style-name="P1"><text:span text:style-name="T3">FlyBigCake<text:tab/>694990680589600</text:span></text:p>
      <text:p text:style-name="P1"><text:span text:style-name="T3">TruckLawHer<text:tab/>700626640026004</text:span></text:p>
      <text:p text:style-name="P1"><text:span text:style-name="T3">ImpZooZag<text:tab/>65DA6F39E7CAFAA0!226</text:span></text:p>
      <text:p text:style-name="P1"><text:span text:style-name="T3">WryBlueBud<text:tab/>700626540026014</text:span></text:p>
      <text:p text:style-name="P1"><text:span text:style-name="T3">FishBagRod<text:tab/>65DA6F39E7CAFAA0!967</text:span></text:p>
      <text:p text:style-name="P1"><text:span text:style-name="T3">AmazeOrbKoi<text:tab/>700626503359351</text:span></text:p>
      <text:p text:style-name="P1"><text:span text:style-name="T3">MadFooLab<text:tab/>700626440026024</text:span></text:p>
      <text:p text:style-name="P1"><text:span text:style-name="T3">MugTaxKid<text:tab/>700626346692700</text:span></text:p>
      <text:p text:style-name="P1"><text:span text:style-name="T3">RatFooHug<text:tab/>700626030026065</text:span></text:p>
      <text:p text:style-name="P1"><text:span text:style-name="T3">AweUrnAwe<text:tab/>700625950026073</text:span></text:p>
      <text:p text:style-name="P1"><text:span text:style-name="T3">PieMawUrn<text:tab/>700625923359409</text:span></text:p>
      <text:p text:style-name="P1"><text:span text:style-name="T3">DayHerRed<text:tab/>700625876692747</text:span></text:p>
      <text:p text:style-name="P1"><text:span text:style-name="T3">FooHugDog<text:tab/>700625843359417</text:span></text:p>
      <text:p text:style-name="P1"><text:span text:style-name="T3">ZagHugFoo<text:tab/>700625746692760</text:span></text:p>
      <text:p text:style-name="P1"><text:span text:style-name="T3">DownOafHug<text:tab/>700625723359429</text:span></text:p>
      <text:p text:style-name="P1"><text:span text:style-name="T3">SewPieDay<text:tab/>65DA6F39E7CAFAA0!1701</text:span></text:p>
      <text:p text:style-name="P1"><text:span text:style-name="T3">FooHazQuill<text:tab/>700625700026098</text:span></text:p>
      <text:p text:style-name="P1"><text:span text:style-name="T3">SeaFishWar<text:tab/>700625640026104</text:span></text:p>
      <text:p text:style-name="P1"><text:span text:style-name="T3">PieEarLaw<text:tab/>700625613359440</text:span></text:p>
      <text:p text:style-name="P1"><text:span text:style-name="T3">PewHisCat<text:tab/>700625590026109</text:span></text:p>
      <text:p text:style-name="P1"><text:span text:style-name="T3">WagLawFly<text:tab/>700625510026117</text:span></text:p>
      <text:p text:style-name="P1"><text:span text:style-name="T3">VatUpPal<text:tab/>700625486692786</text:span></text:p>
      <text:p text:style-name="P1"><text:span text:style-name="T3">WagRedFar<text:tab/>65DA6F39E7CAFAA0!635</text:span></text:p>
      <text:p text:style-name="P1"><text:span text:style-name="T3">VatNewForth<text:tab/>700625446692790</text:span></text:p>
      <text:p text:style-name="P1"><text:span text:style-name="T3">AteMugDoge<text:tab/>700625393359462</text:span></text:p>
      <text:p text:style-name="P1"><text:span text:style-name="T3">ImpHazLeft<text:tab/>700625356692799</text:span></text:p>
      <text:p text:style-name="P1"><text:span text:style-name="T3">CanRodAmaze<text:tab/>700625303359471</text:span></text:p>
      <text:p text:style-name="P1"><text:span text:style-name="T3">LogKidUgh<text:tab/>700625276692807</text:span></text:p>
      <text:p text:style-name="P1"><text:span text:style-name="T3">TadBatPal<text:tab/>513675505387786</text:span></text:p>
      <text:p text:style-name="P1"><text:span text:style-name="T3">BagBlueOaf<text:tab/>700625226692812</text:span></text:p>
      <text:p text:style-name="P1"><text:span text:style-name="T3">SeaEyeVat<text:tab/>700625200026148</text:span></text:p>
      <text:p text:style-name="P1"><text:span text:style-name="T3">CatDogThe<text:tab/>700625163359485</text:span></text:p>
      <text:p text:style-name="P1"><text:span text:style-name="T3">BugMugHog<text:tab/>538096956278974</text:span></text:p>
      <text:p text:style-name="P1"><text:span text:style-name="T3">DogeUghEmu<text:tab/>700625116692823</text:span></text:p>
      <text:p text:style-name="P1"><text:span text:style-name="T3">AmTwoYew<text:tab/>693554320733236</text:span></text:p>
      <text:p text:style-name="P1"><text:span text:style-name="T3">MugKidAte<text:tab/>700625066692828</text:span></text:p>
      <text:p text:style-name="P1"><text:span text:style-name="T3">FishDogVolt<text:tab/>700625050026163</text:span></text:p>
      <text:p text:style-name="P1"><text:span text:style-name="T3">EyeFooWolf<text:tab/>700624966692838</text:span></text:p>
      <text:p text:style-name="P1"><text:span text:style-name="T3">BagMadEgg<text:tab/>621340774621258</text:span></text:p>
      <text:p text:style-name="P1"><text:span text:style-name="T3">HazCanYew<text:tab/>700624856692849</text:span></text:p>
      <text:p text:style-name="P1"><text:span text:style-name="T3">OwlWowLaw<text:tab/>700624820026186</text:span></text:p>
      <text:p text:style-name="P1"><text:span text:style-name="T3">BlueBagBlue<text:tab/>700624743359527</text:span></text:p>
      <text:p text:style-name="P1"><text:span text:style-name="T3">AmQuillEye<text:tab/>700624580026210</text:span></text:p>
      <text:p text:style-name="P1"><text:span text:style-name="T3">FoxRightDoge<text:tab/>700624546692880</text:span></text:p>
      <text:p text:style-name="P1"><text:span text:style-name="T3">LabEggHaz<text:tab/>491489007606436</text:span></text:p>
      <text:p text:style-name="P1"><text:span text:style-name="T3">BugWeeDoge<text:tab/>700624240026244</text:span></text:p>
      <text:p text:style-name="P1"><text:span text:style-name="T3">YupWagLaw<text:tab/>700624196692915</text:span></text:p>
      <text:p text:style-name="P1"><text:span text:style-name="T3">BatWryYew<text:tab/>700624130026255</text:span></text:p>
      <text:p text:style-name="P1"><text:span text:style-name="T3">UpDogEye<text:tab/>700624080026260</text:span></text:p>
      <text:p text:style-name="P1"><text:span text:style-name="T3">HogUghSo<text:tab/>578199578935378</text:span></text:p>
      <text:p text:style-name="P1"><text:span text:style-name="T3">PieUrnHer<text:tab/>700624046692930</text:span></text:p>
      <text:p text:style-name="P1"><text:span text:style-name="T3">HazFooWolf<text:tab/>597512570337412</text:span></text:p>
      <text:p text:style-name="P1"><text:span text:style-name="T3">BatHisRod<text:tab/>700624000026268</text:span></text:p>
      <text:p text:style-name="P1"><text:span text:style-name="T3">CatTadYew<text:tab/>700623926692942</text:span></text:p>
      <text:p text:style-name="P1"><text:span text:style-name="T3">FarAweIcy<text:tab/>700623883359613</text:span></text:p>
      <text:p text:style-name="P1"><text:span text:style-name="T3">CarHogZig<text:tab/>700623860026282</text:span></text:p>
      <text:p text:style-name="P1"><text:span text:style-name="T3">RedJumpRed<text:tab/>700623713359630</text:span></text:p>
      <text:p text:style-name="P1"><text:span text:style-name="T3">BarFoxRight<text:tab/>700623683359633</text:span></text:p>
      <text:p text:style-name="P1"><text:span text:style-name="T3">DogEyeAmaze<text:tab/>700623653359636</text:span></text:p>
      <text:p text:style-name="P1"><text:span text:style-name="T3">RatImpSum<text:tab/>700623630026305</text:span></text:p>
      <text:p text:style-name="P1"><text:span text:style-name="T3">BatLeftBat<text:tab/>700623576692977</text:span></text:p>
      <text:p text:style-name="P1"><text:span text:style-name="T3">AWagRed<text:tab/>700623526692982</text:span></text:p>
      <text:p text:style-name="P1"><text:span text:style-name="T3">SoSoZig<text:tab/>700623510026317</text:span></text:p>
      <text:p text:style-name="P1"><text:span text:style-name="T3">MadAmazeHug<text:tab/>65DA6F39E7CAFAA0!906</text:span></text:p>
      <text:p text:style-name="P1"><text:span text:style-name="T3">PieBigCake<text:tab/>700623363359665</text:span></text:p>
      <text:p text:style-name="P1"><text:span text:style-name="T3">GemBlueRich<text:tab/>700623296693005</text:span></text:p>
      <text:p text:style-name="P1"><text:span text:style-name="T3">UghJokeMug<text:tab/>700623156693019</text:span></text:p>
      <text:p text:style-name="P1"><text:span text:style-name="T3">KoiOrbRich<text:tab/>700623110026357</text:span></text:p>
      <text:p text:style-name="P1"><text:span text:style-name="T3">ZigJokeCar<text:tab/>700622970026371</text:span></text:p>
      <text:p text:style-name="P1"><text:span text:style-name="T3">FigBugRag<text:tab/>700622876693047</text:span></text:p>
      <text:p text:style-name="P1"><text:span text:style-name="T3">TwoPewHis<text:tab/>700622803359721</text:span></text:p>
      <text:p text:style-name="P1"><text:span text:style-name="T3">TheDogThe<text:tab/>700622696693065</text:span></text:p>
      <text:p text:style-name="P1"><text:span text:style-name="T3">WolfFooLab<text:tab/>700622616693073</text:span></text:p>
      <text:p text:style-name="P1"><text:span text:style-name="T3">YakCarBar<text:tab/>700622593359742</text:span></text:p>
      <text:p text:style-name="P1"><text:span text:style-name="T3">RagHogHam<text:tab/>700622166693118</text:span></text:p>
      <text:p text:style-name="P1"><text:span text:style-name="T3">BarJokeAte<text:tab/>700621976693137</text:span></text:p>
      <text:p text:style-name="P1"><text:span text:style-name="T3">HugKoiFish<text:tab/>700621923359809</text:span></text:p>
      <text:p text:style-name="P1"><text:span text:style-name="T3">BudRatFoo<text:tab/>700621880026480</text:span></text:p>
      <text:p text:style-name="P1"><text:span text:style-name="T3">DogSumQuill<text:tab/>700621726693162</text:span></text:p>
      <text:p text:style-name="P1"><text:span text:style-name="T3">HazGemSum<text:tab/>700621700026498</text:span></text:p>
      <text:p text:style-name="P1"><text:span text:style-name="T3">AmazeNewMuch<text:tab/>700621486693186</text:span></text:p>
      <text:p text:style-name="P1"><text:span text:style-name="T3">OneOneUgh<text:tab/>700621426693192</text:span></text:p>
      <text:p text:style-name="P1"><text:span text:style-name="T3">SewLawMaw<text:tab/>700621280026540</text:span></text:p>
      <text:p text:style-name="P1"><text:span text:style-name="T3">MadLeftLab<text:tab/>528049000617103</text:span></text:p>
      <text:p text:style-name="P1"><text:span text:style-name="T3">BigEarIcy<text:tab/>700621233359878</text:span></text:p>
      <text:p text:style-name="P1"><text:span text:style-name="T3">WryAmSea<text:tab/>700621186693216</text:span></text:p>
      <text:p text:style-name="P1"><text:span text:style-name="T3">LeftSumTad<text:tab/>700621126693222</text:span></text:p>
      <text:p text:style-name="P1"><text:span text:style-name="T3">YakAteUgh<text:tab/>700621010026567</text:span></text:p>
      <text:p text:style-name="P1"><text:span text:style-name="T3">IcyRedAwe<text:tab/>700620936693241</text:span></text:p>
      <text:p text:style-name="P1"><text:span text:style-name="T3">DogePenCar<text:tab/>700620833359918</text:span></text:p>
      <text:p text:style-name="P1"><text:span text:style-name="T3">OafVoltGem<text:tab/>700620546693280</text:span></text:p>
      <text:p text:style-name="P1"><text:span text:style-name="T3">UpPalSum<text:tab/>700619553360046</text:span></text:p>
      <text:p text:style-name="P1"><text:span text:style-name="T3">TadHazMuch<text:tab/>698869980201670</text:span></text:p>
      <text:p text:style-name="P1"><text:span text:style-name="T3">FigJokeVine<text:tab/>698581813563820</text:span></text:p>
      <text:p text:style-name="P1"><text:span text:style-name="T3">FlyGoodGood<text:tab/>698541550234513</text:span></text:p>
      <text:p text:style-name="P1"><text:span text:style-name="T3">GemBatWry<text:tab/>698541253567876</text:span></text:p>
      <text:p text:style-name="P1"><text:span text:style-name="T3">AmKoiDown<text:tab/>698540696901265</text:span></text:p>
      <text:p text:style-name="P1"><text:span text:style-name="T3">RagAteJoke<text:tab/>698540656901269</text:span></text:p>
      <text:p text:style-name="P1"><text:span text:style-name="T3">LawOwlIcy<text:tab/>698540636901271</text:span></text:p>
      <text:p text:style-name="P1"><text:span text:style-name="T3">WowEarDay<text:tab/>698540536901281</text:span></text:p>
      <text:p text:style-name="P1"><text:span text:style-name="T3">KidRightMug<text:tab/>698533376901997</text:span></text:p>
      <text:p text:style-name="P1"><text:span text:style-name="T3">BlueOafThe<text:tab/>698533326902002</text:span></text:p>
      <text:p text:style-name="P1"><text:span text:style-name="T3">AmazeRodGem<text:tab/>698533213568680</text:span></text:p>
      <text:p text:style-name="P1"><text:span text:style-name="T3">ZigTaxOne<text:tab/>698533176902017</text:span></text:p>
      <text:p text:style-name="P1"><text:span text:style-name="T3">PieFlyFar<text:tab/>698533116902023</text:span></text:p>
      <text:p text:style-name="P1"><text:span text:style-name="T3">BagBatSea<text:tab/>698533116902023 1</text:span></text:p>
      <text:p text:style-name="P1"><text:span text:style-name="T3">FarFarFly<text:tab/>698532990235369</text:span></text:p>
      <text:p text:style-name="P1"><text:span text:style-name="T3">FigWeeHam<text:tab/>698532793568722</text:span></text:p>
      <text:p text:style-name="P1"><text:span text:style-name="T3">FoxYakRight<text:tab/>698532636902071</text:span></text:p>
      <text:p text:style-name="P1"><text:span text:style-name="T3">LeftWolfRich<text:tab/>698486693573332</text:span></text:p>
      <text:p text:style-name="P1"><text:span text:style-name="T3">OrbLeftEye<text:tab/>698486670240001</text:span></text:p>
      <text:p text:style-name="P1"><text:span text:style-name="T3">JumpTruckCake<text:tab/>610712832350719</text:span></text:p>
      <text:p text:style-name="P1"><text:span text:style-name="T3">GoodPieFar<text:tab/>698486630240005</text:span></text:p>
      <text:p text:style-name="P1"><text:span text:style-name="T3">SwimTruckSwim<text:tab/>697061923715809</text:span></text:p>
      <text:p text:style-name="P1"><text:span text:style-name="T3">OafZooVat<text:tab/>696844553737546</text:span></text:p>
      <text:p text:style-name="P1"><text:span text:style-name="T3">SeaEyeFoo<text:tab/>696411200447548</text:span></text:p>
      <text:p text:style-name="P1"><text:span text:style-name="T3">ZooPalDown<text:tab/>695627290525939</text:span></text:p>
      <text:p text:style-name="P1"><text:span text:style-name="T3">HazAmazeHaz<text:tab/>695622307193104</text:span></text:p>
      <text:p text:style-name="P1"><text:span text:style-name="T3">TheImpRod<text:tab/>695590580529610</text:span></text:p>
      <text:p text:style-name="P1"><text:span text:style-name="T3">MadAmazeWolf<text:tab/>695147060573962</text:span></text:p>
      <text:p text:style-name="P1"><text:span text:style-name="T3">WagSwimMaw<text:tab/>694394980649170</text:span></text:p>
      <text:p text:style-name="P1"><text:span text:style-name="T3">WowCakeFar<text:tab/>586389694783033</text:span></text:p>
      <text:p text:style-name="P1"><text:span text:style-name="T3">GoodNorthFly<text:tab/>694391380649530</text:span></text:p>
      <text:p text:style-name="P1"><text:span text:style-name="T3">WolfKoiFish<text:tab/>693654704056531</text:span></text:p>
      <text:p text:style-name="P1"><text:span text:style-name="T3">RodRichDown<text:tab/>693653980723270</text:span></text:p>
      <text:p text:style-name="P1"><text:span text:style-name="T3">BatMuchThe<text:tab/>693653857389949</text:span></text:p>
      <text:p text:style-name="P1"><text:span text:style-name="T3">SoRightOne<text:tab/>693653774056624</text:span></text:p>
      <text:p text:style-name="P1"><text:span text:style-name="T3">WowSewJump<text:tab/>693653737389961</text:span></text:p>
      <text:p text:style-name="P1"><text:span text:style-name="T3">RichMadTad<text:tab/>693653594056642</text:span></text:p>
      <text:p text:style-name="P1"><text:span text:style-name="T3">OneEmuTax<text:tab/>2130837551</text:span></text:p>
      <text:p text:style-name="P1"><text:span text:style-name="T3">UghMugMug<text:tab/>693560877399247</text:span></text:p>
      <text:p text:style-name="P1"><text:span text:style-name="T3">JoyVatPew<text:tab/>693151160773552</text:span></text:p>
      <text:p text:style-name="P1"><text:span text:style-name="T3">WryFishWry<text:tab/>691672180921450</text:span></text:p>
      <text:p text:style-name="P1"><text:span text:style-name="T3">LogRagHog<text:tab/>691585427596792</text:span></text:p>
      <text:p text:style-name="P1"><text:span text:style-name="T3">DogOrbPal<text:tab/>691585387596796</text:span></text:p>
      <text:p text:style-name="P1"><text:span text:style-name="T3">ZagWolfTad<text:tab/>691193460969322</text:span></text:p>
      <text:p text:style-name="P1"><text:span text:style-name="T3">YewWarUp<text:tab/>691193430969325</text:span></text:p>
      <text:p text:style-name="P1"><text:span text:style-name="T3">GadWarOrb<text:tab/>691193404302661</text:span></text:p>
      <text:p text:style-name="P1"><text:span text:style-name="T3">TwoBlueCan<text:tab/>691173660971302</text:span></text:p>
      <text:p text:style-name="P1"><text:span text:style-name="T3">ImpAmPal<text:tab/>691173647637970</text:span></text:p>
      <text:p text:style-name="P1"><text:span text:style-name="T3">SwimGoodUrn<text:tab/>690901134331888</text:span></text:p>
      <text:p text:style-name="P1"><text:span text:style-name="T3">BarUghKid<text:tab/>65DA6F39E7CAFAA0!153</text:span></text:p>
      <text:p text:style-name="P1"><text:span text:style-name="T3">RightFigPen<text:tab/>690901080998560</text:span></text:p>
      <text:p text:style-name="P1"><text:span text:style-name="T3">DownOafBat<text:tab/>688821881206480</text:span></text:p>
      <text:p text:style-name="P1"><text:span text:style-name="T3">HamRagVine<text:tab/>688821777873157</text:span></text:p>
      <text:p text:style-name="P1"><text:span text:style-name="T3">JumpTruckJump<text:tab/>F4CB3AC280B840DA!5234</text:span></text:p>
      <text:p text:style-name="P1"><text:span text:style-name="T3">SewYupBig<text:tab/>688479367907398</text:span></text:p>
      <text:p text:style-name="P1"><text:span text:style-name="T3">WarTheRich<text:tab/>688477931240875</text:span></text:p>
      <text:p text:style-name="P1"><text:span text:style-name="T3">RodImpVolt<text:tab/>687078488047486</text:span></text:p>
      <text:p text:style-name="P1"><text:span text:style-name="T3">WarRodQuill<text:tab/>685352348220100</text:span></text:p>
      <text:p text:style-name="P1"><text:span text:style-name="T3">OafOrbZag<text:tab/>681766255245376</text:span></text:p>
      <text:p text:style-name="P1"><text:span text:style-name="T3">FarEarBig<text:tab/>681766201912048</text:span></text:p>
      <text:p text:style-name="P1"><text:span text:style-name="T3">SwimTruckFar<text:tab/>681766041912064</text:span></text:p>
      <text:p text:style-name="P1"><text:span text:style-name="T3">FlyYupCake<text:tab/>681766015245400</text:span></text:p>
      <text:p text:style-name="P1"><text:span text:style-name="T3">FarTruckUrn<text:tab/>681765968578738</text:span></text:p>
      <text:p text:style-name="P1"><text:span text:style-name="T3">WowDayTruck<text:tab/>681765361912132</text:span></text:p>
      <text:p text:style-name="P1"><text:span text:style-name="T3">LawDayOwl<text:tab/>681763758578959</text:span></text:p>
      <text:p text:style-name="P1"><text:span text:style-name="T3">DaySwimIcy<text:tab/>681763665245635</text:span></text:p>
      <text:p text:style-name="P1"><text:span text:style-name="T3">RagJokeFox<text:tab/>681762041912464</text:span></text:p>
      <text:p text:style-name="P1"><text:span text:style-name="T3">KidFigOne<text:tab/>681760138579321</text:span></text:p>
      <text:p text:style-name="P1"><text:span text:style-name="T3">PewBagPew<text:tab/>681760061912662</text:span></text:p>
      <text:p text:style-name="P1"><text:span text:style-name="T3">SewPieNorth<text:tab/>681756761912992</text:span></text:p>
      <text:p text:style-name="P1"><text:span text:style-name="T3">TruckIcyGood<text:tab/>681748048580530</text:span></text:p>
      <text:p text:style-name="P1"><text:span text:style-name="T3">WowCakeOwl<text:tab/>679567665465235</text:span></text:p>
      <text:p text:style-name="P1"><text:span text:style-name="T3">HazBudMad<text:tab/>679562875465714</text:span></text:p>
      <text:p text:style-name="P1"><text:span text:style-name="T3">NorthSewBig<text:tab/>679527882135880</text:span></text:p>
      <text:p text:style-name="P1"><text:span text:style-name="T3">JumpIcyGood<text:tab/>679527425469259</text:span></text:p>
      <text:p text:style-name="P1"><text:span text:style-name="T3">QuillBatGem<text:tab/>678361782252490</text:span></text:p>
      <text:p text:style-name="P1"><text:span text:style-name="T3">AteBugFox<text:tab/>678360392252629</text:span></text:p>
      <text:p text:style-name="P1"><text:span text:style-name="T3">WagPieA<text:tab/>678021632286505</text:span></text:p>
      <text:p text:style-name="P1"><text:span text:style-name="T3">BatVatThe<text:tab/>673145576107444</text:span></text:p>
      <text:p text:style-name="P1"><text:span text:style-name="T3">WowSwimSwim<text:tab/>673145422774126</text:span></text:p>
      <text:p text:style-name="P1"><text:span text:style-name="T3">BagLabQuill<text:tab/>673145389440796</text:span></text:p>
      <text:p text:style-name="P1"><text:span text:style-name="T3">SeaSumCan<text:tab/>673145362774132</text:span></text:p>
      <text:p text:style-name="P1"><text:span text:style-name="T3">MadWryJoy<text:tab/>670780883010580</text:span></text:p>
      <text:p text:style-name="P1"><text:span text:style-name="T3">BugFigZig<text:tab/>65DA6F39E7CAFAA0!1689</text:span></text:p>
      <text:p text:style-name="P1"><text:span text:style-name="T3">JumpGoodWow<text:tab/>670780759677259</text:span></text:p>
      <text:p text:style-name="P1"><text:span text:style-name="T3">HerSewYup<text:tab/>669918043096864</text:span></text:p>
      <text:p text:style-name="P1"><text:span text:style-name="T3">ImpCatMuch<text:tab/>666064326815569</text:span></text:p>
      <text:p text:style-name="P1"><text:span text:style-name="T3">ImpFishMuch<text:tab/>665990353489633</text:span></text:p>
      <text:p text:style-name="P1"><text:span text:style-name="T3">HisFishOaf<text:tab/>665633943525274</text:span></text:p>
      <text:p text:style-name="P1"><text:span text:style-name="T3">CatDogDown<text:tab/>665484903540178</text:span></text:p>
      <text:p text:style-name="P1"><text:span text:style-name="T3">SoUghEmu<text:tab/>664955260259809</text:span></text:p>
      <text:p text:style-name="P1"><text:span text:style-name="T3">AmHisVolt<text:tab/>664954933593175</text:span></text:p>
      <text:p text:style-name="P1"><text:span text:style-name="T3">FlyHerIcy<text:tab/>1503340995559-kerilynn88</text:span></text:p>
      <text:p text:style-name="P1"><text:span text:style-name="T3">AteLogWee<text:tab/>661216943966974</text:span></text:p>
      <text:p text:style-name="P1"><text:span text:style-name="T3">EggHazDog<text:tab/>660288620726473</text:span></text:p>
      <text:p text:style-name="P1"><text:span text:style-name="T3">CanBlueImp<text:tab/>660288580726477</text:span></text:p>
      <text:p text:style-name="P1"><text:span text:style-name="T3">WowRedSwim<text:tab/>660288507393151</text:span></text:p>
      <text:p text:style-name="P1"><text:span text:style-name="T3">FoxHamPen<text:tab/>660288460726489</text:span></text:p>
      <text:p text:style-name="P1"><text:span text:style-name="T3">FishBagVolt<text:tab/>660288440726491</text:span></text:p>
      <text:p text:style-name="P1"><text:span text:style-name="T3">PalUpFoo<text:tab/>660288390726496</text:span></text:p>
      <text:p text:style-name="P1"><text:span text:style-name="T3">OneBarMug<text:tab/>660288304059838</text:span></text:p>
      <text:p text:style-name="P1"><text:span text:style-name="T3">BlueRichFish<text:tab/>660288227393179</text:span></text:p>
      <text:p text:style-name="P1"><text:span text:style-name="T3">CakeHerCake<text:tab/>660288097393192</text:span></text:p>
      <text:p text:style-name="P1"><text:span text:style-name="T3">HogKidBug<text:tab/>65DA6F39E7CAFAA0!1345</text:span></text:p>
      <text:p text:style-name="P1"><text:span text:style-name="T3">RichLabBag<text:tab/>659398704148798</text:span></text:p>
      <text:p text:style-name="P1"><text:span text:style-name="T3">HugLeftLab<text:tab/>657504467671555</text:span></text:p>
      <text:p text:style-name="P1"><text:span text:style-name="T3">RightYakBar<text:tab/>657218447700157</text:span></text:p>
      <text:p text:style-name="P1"><text:span text:style-name="T3">AmazeCatMuch<text:tab/>657218404366828</text:span></text:p>
      <text:p text:style-name="P1"><text:span text:style-name="T3">TadRatZag<text:tab/>657218331033502</text:span></text:p>
      <text:p text:style-name="P1"><text:span text:style-name="T3">RatWryHaz<text:tab/>657218291033506</text:span></text:p>
      <text:p text:style-name="P1"><text:span text:style-name="T3">CarWeeBug<text:tab/>65DA6F39E7CAFAA0!726</text:span></text:p>
      <text:p text:style-name="P1"><text:span text:style-name="T3">FigOneCar<text:tab/>656972791058056</text:span></text:p>
      <text:p text:style-name="P1"><text:span text:style-name="T3">RatPalCat<text:tab/>656972514391417</text:span></text:p>
      <text:p text:style-name="P1"><text:span text:style-name="T3">MugBugWee<text:tab/>656784601076875</text:span></text:p>
      <text:p text:style-name="P1"><text:span text:style-name="T3">HazQuillGad<text:tab/>656773764411292</text:span></text:p>
      <text:p text:style-name="P1"><text:span text:style-name="T3">HazQuillRod<text:tab/>656294027792599</text:span></text:p>
      <text:p text:style-name="P1"><text:span text:style-name="T3">EggPewRich<text:tab/>656293931125942</text:span></text:p>
      <text:p text:style-name="P1"><text:span text:style-name="T3">FooRatWar<text:tab/>654476957974306</text:span></text:p>
      <text:p text:style-name="P1"><text:span text:style-name="T3">EmuZigWee<text:tab/>652726691482666</text:span></text:p>
      <text:p text:style-name="P1"><text:span text:style-name="T3">BatAmazePew<text:tab/>652707591484576</text:span></text:p>
      <text:p text:style-name="P1"><text:span text:style-name="T3">JoyEggJoy<text:tab/>652706691484666</text:span></text:p>
      <text:p text:style-name="P1"><text:span text:style-name="T3">DownTwoBat<text:tab/>588689131219756</text:span></text:p>
      <text:p text:style-name="P1"><text:span text:style-name="T3">LabTadVolt<text:tab/>652653468156655</text:span></text:p>
      <text:p text:style-name="P1"><text:span text:style-name="T3">UghHamYak<text:tab/>652653448156657</text:span></text:p>
      <text:p text:style-name="P1"><text:span text:style-name="T3">JoyForthYew<text:tab/>652653424823326</text:span></text:p>
      <text:p text:style-name="P1"><text:span text:style-name="T3">LabAmazeHug<text:tab/>652653401489995</text:span></text:p>
      <text:p text:style-name="P1"><text:span text:style-name="T3">WarJoyOaf<text:tab/>652653351490000</text:span></text:p>
      <text:p text:style-name="P1"><text:span text:style-name="T3">FarWowGood<text:tab/>652653231490012</text:span></text:p>
      <text:p text:style-name="P1"><text:span text:style-name="T3">YewFooBlue<text:tab/>652653164823352</text:span></text:p>
      <text:p text:style-name="P1"><text:span text:style-name="T3">RatZagBat<text:tab/>652653151490020</text:span></text:p>
      <text:p text:style-name="P1"><text:span text:style-name="T3">TruckFarBig<text:tab/>652653101490025</text:span></text:p>
      <text:p text:style-name="P1"><text:span text:style-name="T3">NorthIcyIcy<text:tab/>652653048156697</text:span></text:p>
      <text:p text:style-name="P1"><text:span text:style-name="T3">TadNewBag<text:tab/>652652508156751</text:span></text:p>
      <text:p text:style-name="P1"><text:span text:style-name="T3">BudJoyHis<text:tab/>652612798160722</text:span></text:p>
      <text:p text:style-name="P1"><text:span text:style-name="T3">FoxVineJoke<text:tab/>652612711494064</text:span></text:p>
      <text:p text:style-name="P1"><text:span text:style-name="T3">FooGadEgg<text:tab/>652563461498989</text:span></text:p>
      <text:p text:style-name="P1"><text:span text:style-name="T3">PewForthOrb<text:tab/>652563444832324</text:span></text:p>
      <text:p text:style-name="P1"><text:span text:style-name="T3">CarBarAte<text:tab/>652068358215166</text:span></text:p>
      <text:p text:style-name="P1"><text:span text:style-name="T3">KidHogAte<text:tab/>645029055585763</text:span></text:p>
      <text:p text:style-name="P1"><text:span text:style-name="T3">KidEmuRag<text:tab/>650842355004433</text:span></text:p>
      <text:p text:style-name="P1"><text:span text:style-name="T3">TheQuillEye<text:tab/>649571658464836</text:span></text:p>
      <text:p text:style-name="P1"><text:span text:style-name="T3">CakeCakeCake<text:tab/>649505098471492</text:span></text:p>
      <text:p text:style-name="P1"><text:span text:style-name="T3">GemZooDog<text:tab/>649264305162238</text:span></text:p>
      <text:p text:style-name="P1"><text:span text:style-name="T3">RightFoxFig<text:tab/>646251198796882</text:span></text:p>
      <text:p text:style-name="P1"><text:span text:style-name="T3">AARed<text:tab/>646251155463553</text:span></text:p>
      <text:p text:style-name="P1"><text:span text:style-name="T3">WryBluePal<text:tab/>645885288833473</text:span></text:p>
      <text:p text:style-name="P1"><text:span text:style-name="T3">CarKidFig<text:tab/>645818872173448</text:span></text:p>
      <text:p text:style-name="P1"><text:span text:style-name="T3">JokeSoRight<text:tab/>645729845515684</text:span></text:p>
      <text:p text:style-name="P1"><text:span text:style-name="T3">GemCatKoi<text:tab/>645031848918817</text:span></text:p>
      <text:p text:style-name="P1"><text:span text:style-name="T3">EyeRichPew<text:tab/>459110044177666</text:span></text:p>
      <text:p text:style-name="P1"><text:span text:style-name="T3">OrbPalOrb<text:tab/>645031588918843</text:span></text:p>
      <text:p text:style-name="P1"><text:span text:style-name="T3">LeftCatTad<text:tab/>645028668919135</text:span></text:p>
      <text:p text:style-name="P1"><text:span text:style-name="T3">DownGemRat<text:tab/>645028532252482</text:span></text:p>
      <text:p text:style-name="P1"><text:span text:style-name="T3">EyeZagVolt<text:tab/>644549882300347</text:span></text:p>
      <text:p text:style-name="P1"><text:span text:style-name="T3">BugKidEmu<text:tab/>644549852300350</text:span></text:p>
      <text:p text:style-name="P1"><text:span text:style-name="T3">KidSoFig<text:tab/>644536475635021</text:span></text:p>
      <text:p text:style-name="P1"><text:span text:style-name="T3">QuillYewTad<text:tab/>644536392301696</text:span></text:p>
      <text:p text:style-name="P1"><text:span text:style-name="T3">DogeTaxFox<text:tab/>644536372301698</text:span></text:p>
      <text:p text:style-name="P1"><text:span text:style-name="T3">TheVatMad<text:tab/>65DA6F39E7CAFAA0!539</text:span></text:p>
      <text:p text:style-name="P1"><text:span text:style-name="T3">VatSumMuch<text:tab/>644536348968367</text:span></text:p>
      <text:p text:style-name="P1"><text:span text:style-name="T3">ForthHugVat<text:tab/>644536318968370</text:span></text:p>
      <text:p text:style-name="P1"><text:span text:style-name="T3">VineSoBug<text:tab/>644536278968374</text:span></text:p>
      <text:p text:style-name="P1"><text:span text:style-name="T3">ZagUpHis<text:tab/>644517795636889</text:span></text:p>
      <text:p text:style-name="P1"><text:span text:style-name="T3">BarUghRight<text:tab/>644517615636907</text:span></text:p>
      <text:p text:style-name="P1"><text:span text:style-name="T3">IcyAweEar<text:tab/>644517425636926</text:span></text:p>
      <text:p text:style-name="P1"><text:span text:style-name="T3">RodBudHaz<text:tab/>642648839157118</text:span></text:p>
      <text:p text:style-name="P1"><text:span text:style-name="T3">WeeEmuDoge<text:tab/>642631572492178</text:span></text:p>
      <text:p text:style-name="P1"><text:span text:style-name="T3">BugFoxEmu<text:tab/>641227482632587</text:span></text:p>
      <text:p text:style-name="P1"><text:span text:style-name="T3">OwlCakeNorth<text:tab/>639747026113966</text:span></text:p>
      <text:p text:style-name="P1"><text:span text:style-name="T3">LogUghCar<text:tab/>636588193096516</text:span></text:p>
      <text:p text:style-name="P1"><text:span text:style-name="T3">LabRichBlue<text:tab/>65DA6F39E7CAFAA0!156</text:span></text:p>
      <text:p text:style-name="P1"><text:span text:style-name="T3">SoPenZig<text:tab/>636137983141537</text:span></text:p>
      <text:p text:style-name="P1"><text:span text:style-name="T3">LawBigTruck<text:tab/>636137629808239</text:span></text:p>
      <text:p text:style-name="P1"><text:span text:style-name="T3">VoltZagYew<text:tab/>636075779814424</text:span></text:p>
      <text:p text:style-name="P1"><text:span text:style-name="T3">TaxKidBar<text:tab/>635273323228003</text:span></text:p>
      <text:p text:style-name="P1"><text:span text:style-name="T3">MadLeftSum<text:tab/>630365187052150</text:span></text:p>
      <text:p text:style-name="P1"><text:span text:style-name="T3">WryUpDog<text:tab/>628955243859811</text:span></text:p>
      <text:p text:style-name="P1"><text:span text:style-name="T3">HamEmuTax<text:tab/>628954537193215</text:span></text:p>
      <text:p text:style-name="P1"><text:span text:style-name="T3">SumCanMad<text:tab/>628872733868062</text:span></text:p>
      <text:p text:style-name="P1"><text:span text:style-name="T3">FoxPenUgh<text:tab/>628872617201407</text:span></text:p>
      <text:p text:style-name="P1"><text:span text:style-name="T3">HerSwimUrn<text:tab/>628751170546885</text:span></text:p>
      <text:p text:style-name="P1"><text:span text:style-name="T3">BatKoiZoo<text:tab/>577317809023555</text:span></text:p>
      <text:p text:style-name="P1"><text:span text:style-name="T3">RatWryBat<text:tab/>628751167213552</text:span></text:p>
      <text:p text:style-name="P1"><text:span text:style-name="T3">WolfQuillUp<text:tab/>628751163880219</text:span></text:p>
      <text:p text:style-name="P1"><text:span text:style-name="T3">TwoMadFoo<text:tab/>628751157213553</text:span></text:p>
      <text:p text:style-name="P1"><text:span text:style-name="T3">MawLawJump<text:tab/>628733753881960</text:span></text:p>
      <text:p text:style-name="P1"><text:span text:style-name="T3">RodDogOrb<text:tab/>65DA6F39E7CAFAA0!1708</text:span></text:p>
      <text:p text:style-name="P1"><text:span text:style-name="T3">WagNorthOwl<text:tab/>628654217223247</text:span></text:p>
      <text:p text:style-name="P1"><text:span text:style-name="T3">OafBatBud<text:tab/>628224177266251</text:span></text:p>
      <text:p text:style-name="P1"><text:span text:style-name="T3">FooNewHis<text:tab/>628224170599585</text:span></text:p>
      <text:p text:style-name="P1"><text:span text:style-name="T3">OrbFooBlue<text:tab/>628193283936007</text:span></text:p>
      <text:p text:style-name="P1"><text:span text:style-name="T3">CarBarVine<text:tab/>625270064228329</text:span></text:p>
      <text:p text:style-name="P1"><text:span text:style-name="T3">JoyForthRat<text:tab/>623228621099140</text:span></text:p>
      <text:p text:style-name="P1"><text:span text:style-name="T3">ImpNewQuill<text:tab/>607661419322527</text:span></text:p>
      <text:p text:style-name="P1"><text:span text:style-name="T3">BatImpBlue<text:tab/>623227474432588</text:span></text:p>
      <text:p text:style-name="P1"><text:span text:style-name="T3">SoSoBug<text:tab/>623226021099400</text:span></text:p>
      <text:p text:style-name="P1"><text:span text:style-name="T3">SeaSumBag<text:tab/>623225821099420</text:span></text:p>
      <text:p text:style-name="P1"><text:span text:style-name="T3">LabTwoBat<text:tab/>623200271101975</text:span></text:p>
      <text:p text:style-name="P1"><text:span text:style-name="T3">PieWowGood<text:tab/>623199391102063</text:span></text:p>
      <text:p text:style-name="P1"><text:span text:style-name="T3">AmazeHugRich<text:tab/>622766381145364</text:span></text:p>
      <text:p text:style-name="P1"><text:span text:style-name="T3">NorthFlyNorth<text:tab/>622364541185548</text:span></text:p>
      <text:p text:style-name="P1"><text:span text:style-name="T3">AteHamRag<text:tab/>621362381285764</text:span></text:p>
      <text:p text:style-name="P1"><text:span text:style-name="T3">TaxJokeYak<text:tab/>621361537952515</text:span></text:p>
      <text:p text:style-name="P1"><text:span text:style-name="T3">ImpGadWar<text:tab/>621340941287908</text:span></text:p>
      <text:p text:style-name="P1"><text:span text:style-name="T3">ForthMadCan<text:tab/>621340587954610</text:span></text:p>
      <text:p text:style-name="P1"><text:span text:style-name="T3">CanHugTwo<text:tab/>65DA6F39E7CAFAA0!2225</text:span></text:p>
      <text:p text:style-name="P1"><text:span text:style-name="T3">ZagOrbAmaze<text:tab/>65DA6F39E7CAFAA0!1071</text:span></text:p>
      <text:p text:style-name="P1"><text:span text:style-name="T3">ForthFishForth<text:tab/>621340364621299</text:span></text:p>
      <text:p text:style-name="P1"><text:span text:style-name="T3">ZigBarFox<text:tab/>621340247954644</text:span></text:p>
      <text:p text:style-name="P1"><text:span text:style-name="T3">SoBarOne<text:tab/>621339927954676</text:span></text:p>
      <text:p text:style-name="P1"><text:span text:style-name="T3">GoodUrnWow<text:tab/>621320417956627</text:span></text:p>
      <text:p text:style-name="P1"><text:span text:style-name="T3">LeftSumWry<text:tab/>617400961681906</text:span></text:p>
      <text:p text:style-name="P1"><text:span text:style-name="T3">FooUpHis<text:tab/>617400125015323</text:span></text:p>
      <text:p text:style-name="P1"><text:span text:style-name="T3">DogOrbQuill<text:tab/>617039391718063</text:span></text:p>
      <text:p text:style-name="P1"><text:span text:style-name="T3">PenCarSo<text:tab/>616920451729957</text:span></text:p>
      <text:p text:style-name="P1"><text:span text:style-name="T3">LawHerBig<text:tab/>616920411729961</text:span></text:p>
      <text:p text:style-name="P1"><text:span text:style-name="T3">FishDogUp<text:tab/>616920381729964</text:span></text:p>
      <text:p text:style-name="P1"><text:span text:style-name="T3">CarKidEmu<text:tab/>616676111754391</text:span></text:p>
      <text:p text:style-name="P1"><text:span text:style-name="T3">UghPenBar<text:tab/>616786511743351</text:span></text:p>
      <text:p text:style-name="P1"><text:span text:style-name="T3">TheWarEye<text:tab/>616723935082942</text:span></text:p>
      <text:p text:style-name="P1"><text:span text:style-name="T3">PieIcyJump<text:tab/>65DA6F39E7CAFAA0!1101</text:span></text:p>
      <text:p text:style-name="P1"><text:span text:style-name="T3">HugZagVolt<text:tab/>616723895082946</text:span></text:p>
      <text:p text:style-name="P1"><text:span text:style-name="T3">SewLawWag<text:tab/>615502615205074</text:span></text:p>
      <text:p text:style-name="P1"><text:span text:style-name="T3">GemBatTad<text:tab/>615499901872012</text:span></text:p>
      <text:p text:style-name="P1"><text:span text:style-name="T3">FishOafNew<text:tab/>615499518538717</text:span></text:p>
      <text:p text:style-name="P1"><text:span text:style-name="T3">FoxRightYak<text:tab/>615499351872067</text:span></text:p>
      <text:p text:style-name="P1"><text:span text:style-name="T3">BlueOafDown<text:tab/>615499321872070</text:span></text:p>
      <text:p text:style-name="P1"><text:span text:style-name="T3">FishSeaHug<text:tab/>615499245205411</text:span></text:p>
      <text:p text:style-name="P1"><text:span text:style-name="T3">UghAteVine<text:tab/>615499195205416</text:span></text:p>
      <text:p text:style-name="P1"><text:span text:style-name="T3">YupSewAwe<text:tab/>614647798623889</text:span></text:p>
      <text:p text:style-name="P1"><text:span text:style-name="T3">AmazeOrbEgg<text:tab/>614638815291454</text:span></text:p>
      <text:p text:style-name="P1"><text:span text:style-name="T3">PalNewZag<text:tab/>614638515291484</text:span></text:p>
      <text:p text:style-name="P1"><text:span text:style-name="T3">KidBugFox<text:tab/>614637608624908</text:span></text:p>
      <text:p text:style-name="P1"><text:span text:style-name="T3">SewSwimYup<text:tab/>65DA6F39E7CAFAA0!1717</text:span></text:p>
      <text:p text:style-name="P1"><text:span text:style-name="T3">PalYewHis<text:tab/>614637545291581</text:span></text:p>
      <text:p text:style-name="P1"><text:span text:style-name="T3">FlySewYup<text:tab/>614637485291587</text:span></text:p>
      <text:p text:style-name="P1"><text:span text:style-name="T3">WeeKidCar<text:tab/>614633931958609</text:span></text:p>
      <text:p text:style-name="P1"><text:span text:style-name="T3">EarSewNorth<text:tab/>614633068625362</text:span></text:p>
      <text:p text:style-name="P1"><text:span text:style-name="T3">RatFooHaz<text:tab/>614632861958716</text:span></text:p>
      <text:p text:style-name="P1"><text:span text:style-name="T3">ZigRagYak<text:tab/>611786058910063</text:span></text:p>
      <text:p text:style-name="P1"><text:span text:style-name="T3">KoiBatHis<text:tab/>610628922359110</text:span></text:p>
      <text:p text:style-name="P1"><text:span text:style-name="T3">HerIcyWow<text:tab/>610442592377743</text:span></text:p>
      <text:p text:style-name="P1"><text:span text:style-name="T3">SewHerNorth<text:tab/>588668634555139</text:span></text:p>
      <text:p text:style-name="P1"><text:span text:style-name="T3">ZooPalBlue<text:tab/>607678775987458</text:span></text:p>
      <text:p text:style-name="P1"><text:span text:style-name="T3">OwlCakeSwim<text:tab/>607661379322531</text:span></text:p>
      <text:p text:style-name="P1"><text:span text:style-name="T3">OrbEggUp<text:tab/>607661332655869</text:span></text:p>
      <text:p text:style-name="P1"><text:span text:style-name="T3">WolfLeftGad<text:tab/>607258372696165</text:span></text:p>
      <text:p text:style-name="P1"><text:span text:style-name="T3">WrySumZag<text:tab/>606054052816597</text:span></text:p>
      <text:p text:style-name="P1"><text:span text:style-name="T3">PewKoiBat<text:tab/>605171676238168</text:span></text:p>
      <text:p text:style-name="P1"><text:span text:style-name="T3">AmForthBat<text:tab/>602875383134464</text:span></text:p>
      <text:p text:style-name="P1"><text:span text:style-name="T3">ZooBagZoo<text:tab/>602659013156101</text:span></text:p>
      <text:p text:style-name="P1"><text:span text:style-name="T3">ImpHazWar<text:tab/>601941346561201</text:span></text:p>
      <text:p text:style-name="P1"><text:span text:style-name="T3">BarUghSo<text:tab/>580672465354756</text:span></text:p>
      <text:p text:style-name="P1"><text:span text:style-name="T3">OneHogCar<text:tab/>601918153230187</text:span></text:p>
      <text:p text:style-name="P1"><text:span text:style-name="T3">YewWarBlue<text:tab/>601882363233766</text:span></text:p>
      <text:p text:style-name="P1"><text:span text:style-name="T3">JokeLogHog<text:tab/>601252253296777</text:span></text:p>
      <text:p text:style-name="P1"><text:span text:style-name="T3">PalMadOaf<text:tab/>601243919964277</text:span></text:p>
      <text:p text:style-name="P1"><text:span text:style-name="T3">YewGemFish<text:tab/>598656733556329</text:span></text:p>
      <text:p text:style-name="P1"><text:span text:style-name="T3">OneWeeBug<text:tab/>598264523595550</text:span></text:p>
      <text:p text:style-name="P1"><text:span text:style-name="T3">MuchThePal<text:tab/>598166406938695</text:span></text:p>
      <text:p text:style-name="P1"><text:span text:style-name="T3">TaxZigLog<text:tab/>598166376938698</text:span></text:p>
      <text:p text:style-name="P1"><text:span text:style-name="T3">TruckFlyPie<text:tab/>597598816995454</text:span></text:p>
      <text:p text:style-name="P1"><text:span text:style-name="T3">TheWryAm<text:tab/>597111440377525</text:span></text:p>
      <text:p text:style-name="P1"><text:span text:style-name="T3">MawMawA<text:tab/>597111100377559</text:span></text:p>
      <text:p text:style-name="P1"><text:span text:style-name="T3">EmuTaxOne<text:tab/>581148808640455</text:span></text:p>
      <text:p text:style-name="P1"><text:span text:style-name="T3">DogGadFoo<text:tab/>597111020377567</text:span></text:p>
      <text:p text:style-name="P1"><text:span text:style-name="T3">VineAteJoke<text:tab/>596571130431556</text:span></text:p>
      <text:p text:style-name="P1"><text:span text:style-name="T3">AmazeVoltRich<text:tab/>592267987528537</text:span></text:p>
      <text:p text:style-name="P1"><text:span text:style-name="T3">IcyNorthRed<text:tab/>591949814227021</text:span></text:p>
      <text:p text:style-name="P1"><text:span text:style-name="T3">AmImpOrb<text:tab/>591528554269147</text:span></text:p>
      <text:p text:style-name="P1"><text:span text:style-name="T3">HogWeeYak<text:tab/>591522384269764</text:span></text:p>
      <text:p text:style-name="P1"><text:span text:style-name="T3">FarOwlSwim<text:tab/>591522060936463</text:span></text:p>
      <text:p text:style-name="P1"><text:span text:style-name="T3">PewBagAm<text:tab/>591507670937902</text:span></text:p>
      <text:p text:style-name="P1"><text:span text:style-name="T3">UpQuillThe<text:tab/>591507247604611</text:span></text:p>
      <text:p text:style-name="P1"><text:span text:style-name="T3">FooNewVat<text:tab/>591507104271292</text:span></text:p>
      <text:p text:style-name="P1"><text:span text:style-name="T3">PieLawNorth<text:tab/>590549397700396</text:span></text:p>
      <text:p text:style-name="P1"><text:span text:style-name="T3">FishLeftAm<text:tab/>590199761068693</text:span></text:p>
      <text:p text:style-name="P1"><text:span text:style-name="T3">PalSumHis<text:tab/>590199684402034</text:span></text:p>
      <text:p text:style-name="P1"><text:span text:style-name="T3">FarYupEar<text:tab/>590199647735371</text:span></text:p>
      <text:p text:style-name="P1"><text:span text:style-name="T3">KoiJoyQuill<text:tab/>589102994511703</text:span></text:p>
      <text:p text:style-name="P1"><text:span text:style-name="T3">OafBlueKoi<text:tab/>580888238666512</text:span></text:p>
      <text:p text:style-name="P1"><text:span text:style-name="T3">EyeOafOrb<text:tab/>589097207845615</text:span></text:p>
      <text:p text:style-name="P1"><text:span text:style-name="T3">GoodWagA<text:tab/>589097051178964</text:span></text:p>
      <text:p text:style-name="P1"><text:span text:style-name="T3">MugTaxBug<text:tab/>589090374512965</text:span></text:p>
      <text:p text:style-name="P1"><text:span text:style-name="T3">TadBatOaf<text:tab/>588689007886435</text:span></text:p>
      <text:p text:style-name="P1"><text:span text:style-name="T3">WolfBagThe<text:tab/>588670987888237</text:span></text:p>
      <text:p text:style-name="P1"><text:span text:style-name="T3">MugAteCar<text:tab/>588670831221586</text:span></text:p>
      <text:p text:style-name="P1"><text:span text:style-name="T3">EggCatOaf<text:tab/>588670014555001</text:span></text:p>
      <text:p text:style-name="P1"><text:span text:style-name="T3">WagWowSew<text:tab/>588669881221681</text:span></text:p>
      <text:p text:style-name="P1"><text:span text:style-name="T3">ZigHogWee<text:tab/>588668751221794</text:span></text:p>
      <text:p text:style-name="P1"><text:span text:style-name="T3">VatRodPal<text:tab/>588372614584741</text:span></text:p>
      <text:p text:style-name="P1"><text:span text:style-name="T3">AteZigLog<text:tab/>588372551251414</text:span></text:p>
      <text:p text:style-name="P1"><text:span text:style-name="T3">FigUghRag<text:tab/>588371861251483</text:span></text:p>
      <text:p text:style-name="P1"><text:span text:style-name="T3">RagTaxOne<text:tab/>588371491251520</text:span></text:p>
      <text:p text:style-name="P1"><text:span text:style-name="T3">MugDogeWee<text:tab/>586397561448913</text:span></text:p>
      <text:p text:style-name="P1"><text:span text:style-name="T3">RichDownGem<text:tab/>586397484782254</text:span></text:p>
      <text:p text:style-name="P1"><text:span text:style-name="T3">LabEggBlue<text:tab/>586397284782274</text:span></text:p>
      <text:p text:style-name="P1"><text:span text:style-name="T3">UpMuchSum<text:tab/>586396434782359</text:span></text:p>
      <text:p text:style-name="P1"><text:span text:style-name="T3">HugHisCat<text:tab/>586395688115767</text:span></text:p>
      <text:p text:style-name="P1"><text:span text:style-name="T3">LabTwoBat<text:tab/>583444281744241</text:span></text:p>
      <text:p text:style-name="P1"><text:span text:style-name="T3">ImpBatTwo<text:tab/>583443151744354</text:span></text:p>
      <text:p text:style-name="P1"><text:span text:style-name="T3">PewTadAm<text:tab/>583442365077766</text:span></text:p>
      <text:p text:style-name="P1"><text:span text:style-name="T3">FlyYupMaw<text:tab/>583442301744439</text:span></text:p>
      <text:p text:style-name="P1"><text:span text:style-name="T3">VoltRichDown<text:tab/>581257721962897</text:span></text:p>
      <text:p text:style-name="P1"><text:span text:style-name="T3">WolfDogPew<text:tab/>65DA6F39E7CAFAA0!1129</text:span></text:p>
      <text:p text:style-name="P1"><text:span text:style-name="T3">BarLogRag<text:tab/>581220841966585</text:span></text:p>
      <text:p text:style-name="P1"><text:span text:style-name="T3">TaxSoFig<text:tab/>581209981967671</text:span></text:p>
      <text:p text:style-name="P1"><text:span text:style-name="T3">HazOafEye<text:tab/>581209601967709</text:span></text:p>
      <text:p text:style-name="P1"><text:span text:style-name="T3">LeftOrbWar<text:tab/>580887975333205</text:span></text:p>
      <text:p text:style-name="P1"><text:span text:style-name="T3">RatPalDown<text:tab/>580672352021434</text:span></text:p>
      <text:p text:style-name="P1"><text:span text:style-name="T3">VineFigWee<text:tab/>579266072162062</text:span></text:p>
      <text:p text:style-name="P1"><text:span text:style-name="T3">HamOneOne<text:tab/>579255468829789</text:span></text:p>
      <text:p text:style-name="P1"><text:span text:style-name="T3">EyeForthSum<text:tab/>577985902290079</text:span></text:p>
      <text:p text:style-name="P1"><text:span text:style-name="T3">BagVoltTwo<text:tab/>577983155623687</text:span></text:p>
      <text:p text:style-name="P1"><text:span text:style-name="T3">HogKidLog<text:tab/>577758975646105</text:span></text:p>
      <text:p text:style-name="P1"><text:span text:style-name="T3">HazAmazeWolf<text:tab/>577758888979447</text:span></text:p>
      <text:p text:style-name="P1"><text:span text:style-name="T3">WeeVineDoge<text:tab/>577758855646117</text:span></text:p>
      <text:p text:style-name="P1"><text:span text:style-name="T3">NewBudBat<text:tab/>577682765653726</text:span></text:p>
      <text:p text:style-name="P1"><text:span text:style-name="T3">UpAmazeYew<text:tab/>577670765654926</text:span></text:p>
      <text:p text:style-name="P1"><text:span text:style-name="T3">DogePenFox<text:tab/>577670538988282</text:span></text:p>
      <text:p text:style-name="P1"><text:span text:style-name="T3">HazRichHaz<text:tab/>577315455690457</text:span></text:p>
      <text:p text:style-name="P1"><text:span text:style-name="T3">HerSwimWag<text:tab/>577031545718848</text:span></text:p>
      <text:p text:style-name="P1"><text:span text:style-name="T3">FarAweDay<text:tab/>576627189092617</text:span></text:p>
      <text:p text:style-name="P1"><text:span text:style-name="T3">GemMadTwo<text:tab/>575918472496822</text:span></text:p>
      <text:p text:style-name="P1"><text:span text:style-name="T3">GoodGoodBig<text:tab/>574147706007232</text:span></text:p>
      <text:p text:style-name="P1"><text:span text:style-name="T3">FlyIcyUrn<text:tab/>574108772677792</text:span></text:p>
      <text:p text:style-name="P1"><text:span text:style-name="T3">HamUghHog<text:tab/>574100769345259</text:span></text:p>
      <text:p text:style-name="P1"><text:span text:style-name="T3">SumTwoSum<text:tab/>65DA6F39E7CAFAA0!381</text:span></text:p>
      <text:p text:style-name="P1"><text:span text:style-name="T3">ZigMugDoge<text:tab/>573936956028307</text:span></text:p>
      <text:p text:style-name="P1"><text:span text:style-name="T3">ALawFar<text:tab/>106442686111072</text:span></text:p>
      <text:p text:style-name="P1"><text:span text:style-name="T3">AteFoxFig<text:tab/>573850152703654</text:span></text:p>
      <text:p text:style-name="P1"><text:span text:style-name="T3">BagRatQuill<text:tab/>467521100003227</text:span></text:p>
      <text:p text:style-name="P1"><text:span text:style-name="T3">RightMugYak<text:tab/>573849516037051</text:span></text:p>
      <text:p text:style-name="P1"><text:span text:style-name="T3">VatUpBag<text:tab/>573849379370398</text:span></text:p>
      <text:p text:style-name="P1"><text:span text:style-name="T3">WeeRagVine<text:tab/>573848886037114</text:span></text:p>
      <text:p text:style-name="P1"><text:span text:style-name="T3">EggZooZag<text:tab/>573310499424286</text:span></text:p>
      <text:p text:style-name="P1"><text:span text:style-name="T3">VatRatTwo<text:tab/>573309236091079</text:span></text:p>
      <text:p text:style-name="P1"><text:span text:style-name="T3">MawWowWow<text:tab/>65DA6F39E7CAFAA0!1644</text:span></text:p>
      <text:p text:style-name="P1"><text:span text:style-name="T3">FooPewKoi<text:tab/>571716006250402</text:span></text:p>
      <text:p text:style-name="P1"><text:span text:style-name="T3">HerMawA<text:tab/>F4CB3AC280B840DA!6766</text:span></text:p>
      <text:p text:style-name="P1"><text:span text:style-name="T3">FarSewPie<text:tab/>510949722327031</text:span></text:p>
      <text:p text:style-name="P1"><text:span text:style-name="T3">BigOwlCake<text:tab/>569884153100254</text:span></text:p>
      <text:p text:style-name="P1"><text:span text:style-name="T3">BatPalJoy<text:tab/>568700449885291</text:span></text:p>
      <text:p text:style-name="P1"><text:span text:style-name="T3">SeaOrbOaf<text:tab/>567cfcc7a5a5f2c136533f42989a9230-kerilynn88</text:span></text:p>
      <text:p text:style-name="P1"><text:span text:style-name="T3">WagMawUrn<text:tab/>566586260096710</text:span></text:p>
      <text:p text:style-name="P1"><text:span text:style-name="T3">BatHisUp<text:tab/>566586153430054</text:span></text:p>
      <text:p text:style-name="P1"><text:span text:style-name="T3">PieFlyCake<text:tab/>566211613467508</text:span></text:p>
      <text:p text:style-name="P1"><text:span text:style-name="T3">HugQuillHaz<text:tab/>566211220134214</text:span></text:p>
      <text:p text:style-name="P1"><text:span text:style-name="T3">YewKoiRat<text:tab/>566154046806598</text:span></text:p>
      <text:p text:style-name="P1"><text:span text:style-name="T3">VoltVatUp<text:tab/>563426343746035</text:span></text:p>
      <text:p text:style-name="P1"><text:span text:style-name="T3">EarTruckSwim<text:tab/>561491387272864</text:span></text:p>
      <text:p text:style-name="P1"><text:span text:style-name="T3">GadKoiWolf<text:tab/>560438037378199</text:span></text:p>
      <text:p text:style-name="P1"><text:span text:style-name="T3">JokeHamWee<text:tab/>549056358516367</text:span></text:p>
      <text:p text:style-name="P1"><text:span text:style-name="T3">DogFishCan<text:tab/>546087292146607</text:span></text:p>
      <text:p text:style-name="P1"><text:span text:style-name="T3">YupRedRed<text:tab/>545566378865365</text:span></text:p>
      <text:p text:style-name="P1"><text:span text:style-name="T3">LeftMadAmaze<text:tab/>545243395564330</text:span></text:p>
      <text:p text:style-name="P1"><text:span text:style-name="T3">DogSumBag<text:tab/>545212178900785</text:span></text:p>
      <text:p text:style-name="P1"><text:span text:style-name="T3">NorthDayGood<text:tab/>545212072234129</text:span></text:p>
      <text:p text:style-name="P1"><text:span text:style-name="T3">FooCatMuch<text:tab/>545212025567467</text:span></text:p>
      <text:p text:style-name="P1"><text:span text:style-name="T3">TwoJoyCan<text:tab/>545211942234142</text:span></text:p>
      <text:p text:style-name="P1"><text:span text:style-name="T3">GemHugTwo<text:tab/>541823565906313</text:span></text:p>
      <text:p text:style-name="P1"><text:span text:style-name="T3">FarARed<text:tab/>541823182573018</text:span></text:p>
      <text:p text:style-name="P1"><text:span text:style-name="T3">ZigCarUgh<text:tab/>541822245906445</text:span></text:p>
      <text:p text:style-name="P1"><text:span text:style-name="T3">KoiUpFoo<text:tab/>541821555906514</text:span></text:p>
      <text:p text:style-name="P1"><text:span text:style-name="T3">CanBatTad<text:tab/>65DA6F39E7CAFAA0!600</text:span></text:p>
      <text:p text:style-name="P1"><text:span text:style-name="T3">BatGemWolf<text:tab/>541821112573225</text:span></text:p>
      <text:p text:style-name="P1"><text:span text:style-name="T3">AIcySew<text:tab/>541820775906592</text:span></text:p>
      <text:p text:style-name="P1"><text:span text:style-name="T3">RightWeeMug<text:tab/>541820429239960</text:span></text:p>
      <text:p text:style-name="P1"><text:span text:style-name="T3">DogAmAmaze<text:tab/>541819979240005</text:span></text:p>
      <text:p text:style-name="P1"><text:span text:style-name="T3">CakeTruckEar<text:tab/>540363379385665</text:span></text:p>
      <text:p text:style-name="P1"><text:span text:style-name="T3">LawEarCake<text:tab/>540362646052405</text:span></text:p>
      <text:p text:style-name="P1"><text:span text:style-name="T3">CatTadThe<text:tab/>538096772945659</text:span></text:p>
      <text:p text:style-name="P1"><text:span text:style-name="T3">LabPalZoo<text:tab/>459109110844426</text:span></text:p>
      <text:p text:style-name="P1"><text:span text:style-name="T3">IcyFlyEar<text:tab/>537987426289927</text:span></text:p>
      <text:p text:style-name="P1"><text:span text:style-name="T3">TwoFishAmaze<text:tab/>537986666290003</text:span></text:p>
      <text:p text:style-name="P1"><text:span text:style-name="T3">UghBarFox<text:tab/>537942046294465</text:span></text:p>
      <text:p text:style-name="P1"><text:span text:style-name="T3">CarVineWee<text:tab/>533938996694770</text:span></text:p>
      <text:p text:style-name="P1"><text:span text:style-name="T3">LogBugHog<text:tab/>533938033361533</text:span></text:p>
      <text:p text:style-name="P1"><text:span text:style-name="T3">OrbWryLab<text:tab/>532558833499453</text:span></text:p>
      <text:p text:style-name="P1"><text:span text:style-name="T3">CarZigTax<text:tab/>532558523499484</text:span></text:p>
      <text:p text:style-name="P1"><text:span text:style-name="T3">HugLeftWolf<text:tab/>528061803949156</text:span></text:p>
      <text:p text:style-name="P1"><text:span text:style-name="T3">DogeLogYak<text:tab/>528050837283586</text:span></text:p>
      <text:p text:style-name="P1"><text:span text:style-name="T3">DownBudEye<text:tab/>527795930642410</text:span></text:p>
      <text:p text:style-name="P1"><text:span text:style-name="T3">NorthFarPie<text:tab/>523772144378122</text:span></text:p>
      <text:p text:style-name="P1"><text:span text:style-name="T3">LeftCatQuill<text:tab/>522784391143564</text:span></text:p>
      <text:p text:style-name="P1"><text:span text:style-name="T3">EarNorthYup<text:tab/>516670668421603</text:span></text:p>
      <text:p text:style-name="P1"><text:span text:style-name="T3">PewImpLab<text:tab/>515374731884530</text:span></text:p>
      <text:p text:style-name="P1"><text:span text:style-name="T3">TwoLabDog<text:tab/>3d63677582575853</text:span></text:p>
      <text:p text:style-name="P1"><text:span text:style-name="T3">HugQuillLab<text:tab/>515374385217898</text:span></text:p>
      <text:p text:style-name="P1"><text:span text:style-name="T3">BatAmazeThe<text:tab/>515073985247938</text:span></text:p>
      <text:p text:style-name="P1"><text:span text:style-name="T3">HisZooCan<text:tab/>515072705248066</text:span></text:p>
      <text:p text:style-name="P1"><text:span text:style-name="T3">FarMawUrn<text:tab/>515072705248066 1</text:span></text:p>
      <text:p text:style-name="P1"><text:span text:style-name="T3">FigJokeEmu<text:tab/>514980735257263</text:span></text:p>
      <text:p text:style-name="P1"><text:span text:style-name="T3">AwePieSwim<text:tab/>510950408993629</text:span></text:p>
      <text:p text:style-name="P1"><text:span text:style-name="T3">VineVineMug<text:tab/>510950338993636</text:span></text:p>
      <text:p text:style-name="P1"><text:span text:style-name="T3">WarPewAmaze<text:tab/>65DA6F39E7CAFAA0!2221</text:span></text:p>
      <text:p text:style-name="P1"><text:span text:style-name="T3">PenSoHog<text:tab/>510949272327076</text:span></text:p>
      <text:p text:style-name="P1"><text:span text:style-name="T3">LawOwlGood<text:tab/>510093149079355</text:span></text:p>
      <text:p text:style-name="P1"><text:span text:style-name="T3">DogeCarYak<text:tab/>510092762412727</text:span></text:p>
      <text:p text:style-name="P1"><text:span text:style-name="T3">IcyCakeMaw<text:tab/>507143719374298</text:span></text:p>
      <text:p text:style-name="P1"><text:span text:style-name="T3">FarGoodLaw<text:tab/>484922354929768</text:span></text:p>
      <text:p text:style-name="P1"><text:span text:style-name="T3">YupJumpSew<text:tab/>483411528414184</text:span></text:p>
      <text:p text:style-name="P1"><text:span text:style-name="T3">BagRatForth<text:tab/>483411371747533</text:span></text:p>
      <text:p text:style-name="P1"><text:span text:style-name="T3">BudHugCan<text:tab/>483411208414216</text:span></text:p>
      <text:p text:style-name="P1"><text:span text:style-name="T3">RichVoltFoo<text:tab/>473298316092172</text:span></text:p>
      <text:p text:style-name="P1"><text:span text:style-name="T3">RightHogHam<text:tab/>460079990747338</text:span></text:p>
      <text:p text:style-name="P1"><text:span text:style-name="T3">BigHerMaw<text:tab/>459120920843245</text:span></text:p>
      <text:p text:style-name="P1"><text:span text:style-name="T3">OafCatTwo<text:tab/>459120797509924</text:span></text:p>
      <text:p text:style-name="P1"><text:span text:style-name="T3">NorthSewGood<text:tab/>459119390843398</text:span></text:p>
      <text:p text:style-name="P1"><text:span text:style-name="T3">IcyNorthAwe<text:tab/>459117410843596</text:span></text:p>
      <text:p text:style-name="P1"><text:span text:style-name="T3">YewTadRat<text:tab/>459111210844216</text:span></text:p>
      <text:p text:style-name="P1"><text:span text:style-name="T3">WagHerOwl<text:tab/>459110910844246</text:span></text:p>
      <text:p text:style-name="P1"><text:span text:style-name="T3">FarEarMaw<text:tab/>459110580844279</text:span></text:p>
      <text:p text:style-name="P1"><text:span text:style-name="T3">HugZagVolt<text:tab/>459108514177819</text:span></text:p>
      <text:p text:style-name="P1"><text:span text:style-name="T3">PieEarOwl<text:tab/>457138877708116</text:span></text:p>
      <text:p text:style-name="P1"><text:span text:style-name="T3">MadForthMad<text:tab/>455854094503261</text:span></text:p>
      <text:p text:style-name="P1"><text:span text:style-name="T3">KidHamSo<text:tab/>455853171170020</text:span></text:p>
      <text:p text:style-name="P1"><text:span text:style-name="T3">EggOrbBag<text:tab/>451003988321605</text:span></text:p>
      <text:p text:style-name="P1"><text:span text:style-name="T3">LeftRodRich<text:tab/>2130837562</text:span></text:p>
      <text:p text:style-name="P1"><text:span text:style-name="T3">RatTwoMad<text:tab/>1780658418851341_POAGVILLE_TungstenBook_FFFFFFFF_1-1</text:span></text:p>
      <text:p text:style-name="P1"><text:span text:style-name="T3">FoxZigUgh<text:tab/>1504292758380-kerilynn88</text:span></text:p>
      <text:p text:style-name="P1"><text:span text:style-name="T3">OafCatWar<text:tab/>1504194519085-kerilynn88</text:span></text:p>
      <text:p text:style-name="P1"><text:span text:style-name="T3">LogYakCar<text:tab/>1504034610235-kerilynn88</text:span></text:p>
      <text:p text:style-name="P1"><text:span text:style-name="T3">DayEarA<text:tab/>1492190022902</text:span></text:p>
      <text:p text:style-name="P1"><text:span text:style-name="T3">WolfRichJoy<text:tab/>1490725262483</text:span></text:p>
      <text:p text:style-name="P1"><text:span text:style-name="T3">HamVineYak<text:tab/>1481693869164</text:span></text:p>
      <text:p text:style-name="P1"><text:span text:style-name="T3">BagRodBag<text:tab/>1478658998764</text:span></text:p>
      <text:p text:style-name="P1"><text:span text:style-name="T3">SoEmuRag<text:tab/>1478658756647</text:span></text:p>
      <text:p text:style-name="P1"><text:span text:style-name="T3">IcyAweAwe<text:tab/>1146380798783917</text:span></text:p>
      <text:p text:style-name="P1"><text:span text:style-name="T3">FoxHamHog<text:tab/>1065453956876602</text:span></text:p>
      <text:p text:style-name="P1"><text:span text:style-name="T3">BlueCanEye<text:tab/>106443032777704</text:span></text:p>
      <text:p text:style-name="P1"><text:span text:style-name="T3">OneFigJoke<text:tab/>106442992777708</text:span></text:p>
      <text:p text:style-name="P1"><text:span text:style-name="T3">WarJoyAmaze<text:tab/>106442856111055</text:span></text:p>
      <text:p text:style-name="P1"><text:span text:style-name="T3">FishTwoLab<text:tab/>106442826111058</text:span></text:p>
      <text:p text:style-name="P1"><text:span text:style-name="T3">SumGemPew<text:tab/>106442786111062</text:span></text:p>
      <text:p text:style-name="P1"><text:span text:style-name="T3">BigIcyUrn<text:tab/>0325171936</text:span></text:p>
      <text:p text:style-name="P1"><text:span text:style-name="T3">VoltImpBlue<text:tab/>65DA6F39E7CAFAA0!669</text:span></text:p>
      <text:p text:style-name="P1"><text:span text:style-name="T3">EggOrbDog<text:tab/>Saved Pictures</text:span></text:p>
      <text:p text:style-name="P1"><text:span text:style-name="T3">JoyCanRod<text:tab/>PowerDVD14</text:span></text:p>
      <text:p text:style-name="P1"><text:span text:style-name="T3">DogeYakMug<text:tab/>65DA6F39E7CAFAA0!1141</text:span></text:p>
      <text:p text:style-name="P1"><text:span text:style-name="T3">LeftNewGem<text:tab/>tattoos</text:span></text:p>
      <text:p text:style-name="P1"><text:span text:style-name="T3">RatGemZoo<text:tab/>F4CB3AC280B840DA!5229</text:span></text:p>
      <text:p text:style-name="P1"><text:span text:style-name="T3">ZigAteVine<text:tab/>F4CB3AC280B840DA!5233</text:span></text:p>
      <text:p text:style-name="P1"><text:span text:style-name="T3">SeaGadTad<text:tab/>F4CB3AC280B840DA!5240</text:span></text:p>
      <text:p text:style-name="P1"><text:span text:style-name="T3">AweDayNorth<text:tab/>65DA6F39E7CAFAA0!272</text:span></text:p>
      <text:p text:style-name="P1"><text:span text:style-name="T3">MugYakMug<text:tab/>65DA6F39E7CAFAA0!273</text:span></text:p>
      <text:p text:style-name="P1"><text:span text:style-name="T3">RatRichCat<text:tab/>65DA6F39E7CAFAA0!282</text:span></text:p>
      <text:p text:style-name="P1"><text:span text:style-name="T3">EmuEmuCar<text:tab/>65DA6F39E7CAFAA0!274</text:span></text:p>
      <text:p text:style-name="P1"><text:span text:style-name="T3">MadHisPew<text:tab/>F4CB3AC280B840DA!5064</text:span></text:p>
      <text:p text:style-name="P1"><text:span text:style-name="T3">PenUghWee<text:tab/>F4CB3AC280B840DA!5063</text:span></text:p>
      <text:p text:style-name="P1"><text:span text:style-name="T3">WeeRagWee<text:tab/>F4CB3AC280B840DA!5061</text:span></text:p>
      <text:p text:style-name="P1"><text:span text:style-name="T3">SwimYupMaw<text:tab/>3d63677582573213</text:span></text:p>
      <text:p text:style-name="P1"><text:span text:style-name="T3">TruckUrnCake<text:tab/>3d63677582573480</text:span></text:p>
      <text:p text:style-name="P1"><text:span text:style-name="T3">FoxBugPen<text:tab/>3d63677582574133</text:span></text:p>
      <text:p text:style-name="P1"><text:span text:style-name="T3">TaxYakHam<text:tab/>3d63677582576400</text:span></text:p>
      <text:p text:style-name="P1"><text:span text:style-name="T3">HerGoodHer<text:tab/>3d63677582577277</text:span></text:p>
      <text:p text:style-name="P1"><text:span text:style-name="T3">GemNewMuch<text:tab/>3d63677582578103</text:span></text:p>
      <text:p text:style-name="P1"><text:span text:style-name="T3">HazForthThe<text:tab/>3d63677582578603</text:span></text:p>
      <text:p text:style-name="P1"><text:span text:style-name="T3">GemZooImp<text:tab/>3d63677582578917</text:span></text:p>
      <text:p text:style-name="P1"><text:span text:style-name="T3">FigHamSo<text:tab/>65DA6F39E7CAFAA0!1246</text:span></text:p>
      <text:p text:style-name="P1"><text:span text:style-name="T3">FooPewGem<text:tab/>3d63677582579183</text:span></text:p>
      <text:p text:style-name="P1"><text:span text:style-name="T3">GoodBigCake<text:tab/>c256x256</text:span></text:p>
      <text:p text:style-name="P1"><text:span text:style-name="T3">BarYakBar<text:tab/>65DA6F39E7CAFAA0!891</text:span></text:p>
      <text:p text:style-name="P1"><text:span text:style-name="T3">RagHamJoke<text:tab/>65DA6F39E7CAFAA0!737</text:span></text:p>
      <text:p text:style-name="P1"><text:span text:style-name="T3">DogBatGem<text:tab/>65DA6F39E7CAFAA0!1257</text:span></text:p>
      <text:p text:style-name="P1"><text:span text:style-name="T3">GadForthThe<text:tab/>65DA6F39E7CAFAA0!817</text:span></text:p>
      <text:p text:style-name="P1"><text:span text:style-name="T3">ZooBudAm<text:tab/>65DA6F39E7CAFAA0!1247</text:span></text:p>
      <text:p text:style-name="P1"><text:span text:style-name="T3">DownRichPew<text:tab/>65DA6F39E7CAFAA0!916</text:span></text:p>
      <text:p text:style-name="P1"><text:span text:style-name="T3">PewWarAm<text:tab/>65DA6F39E7CAFAA0!158</text:span></text:p>
      <text:p text:style-name="P1"><text:span text:style-name="T3">MugWeePen<text:tab/>65DA6F39E7CAFAA0!157</text:span></text:p>
      <text:p text:style-name="P1"><text:span text:style-name="T3">DogeVineFig<text:tab/>65DA6F39E7CAFAA0!128</text:span></text:p>
      <text:p text:style-name="P1"><text:span text:style-name="T3">CakeGoodA<text:tab/>65DA6F39E7CAFAA0!127</text:span></text:p>
      <text:p text:style-name="P1"><text:span text:style-name="T3">VoltKoiNew<text:tab/>65DA6F39E7CAFAA0!688</text:span></text:p>
      <text:p text:style-name="P1"><text:span text:style-name="T3">BagVoltHis<text:tab/>65DA6F39E7CAFAA0!678</text:span></text:p>
      <text:p text:style-name="P1"><text:span text:style-name="T3">YupPieSwim<text:tab/>65DA6F39E7CAFAA0!676</text:span></text:p>
      <text:p text:style-name="P1"><text:span text:style-name="T3">UrnOwlFly<text:tab/>65DA6F39E7CAFAA0!675</text:span></text:p>
      <text:p text:style-name="P1"><text:span text:style-name="T3">FlyRedMaw<text:tab/>65DA6F39E7CAFAA0!674</text:span></text:p>
      <text:p text:style-name="P1"><text:span text:style-name="T3">MuchGadPal<text:tab/>65DA6F39E7CAFAA0!671</text:span></text:p>
      <text:p text:style-name="P1"><text:span text:style-name="T3">CanWolfDog<text:tab/>65DA6F39E7CAFAA0!670</text:span></text:p>
      <text:p text:style-name="P1"><text:span text:style-name="T3">LawOwlWag<text:tab/>65DA6F39E7CAFAA0!668</text:span></text:p>
      <text:p text:style-name="P1"><text:span text:style-name="T3">PewMuchEye<text:tab/>65DA6F39E7CAFAA0!117</text:span></text:p>
      <text:p text:style-name="P1"><text:span text:style-name="T3">OrbRichBat<text:tab/>65DA6F39E7CAFAA0!116</text:span></text:p>
      <text:p text:style-name="P1"><text:span text:style-name="T3">RightUghVine<text:tab/>65DA6F39E7CAFAA0!239</text:span></text:p>
      <text:p text:style-name="P1"><text:span text:style-name="T3">EyeTwoBat<text:tab/>65DA6F39E7CAFAA0!615</text:span></text:p>
      <text:p text:style-name="P1"><text:span text:style-name="T3">DogDownTwo<text:tab/>65DA6F39E7CAFAA0!550</text:span></text:p>
      <text:p text:style-name="P1"><text:span text:style-name="T3">LeftLabHis<text:tab/>65DA6F39E7CAFAA0!549</text:span></text:p>
      <text:p text:style-name="P1"><text:span text:style-name="T3">VoltRichGad<text:tab/>65DA6F39E7CAFAA0!548</text:span></text:p>
      <text:p text:style-name="P1"><text:span text:style-name="T3">RodEggDown<text:tab/>65DA6F39E7CAFAA0!547</text:span></text:p>
      <text:p text:style-name="P1"><text:span text:style-name="T3">TaxTaxYak<text:tab/>65DA6F39E7CAFAA0!546</text:span></text:p>
      <text:p text:style-name="P1"><text:span text:style-name="T3">JokeHamPen<text:tab/>65DA6F39E7CAFAA0!545</text:span></text:p>
      <text:p text:style-name="P1"><text:span text:style-name="T3">DownFooFish<text:tab/>65DA6F39E7CAFAA0!544</text:span></text:p>
      <text:p text:style-name="P1"><text:span text:style-name="T3">PalNewEgg<text:tab/>65DA6F39E7CAFAA0!733</text:span></text:p>
      <text:p text:style-name="P1"><text:span text:style-name="T3">YewImpZoo<text:tab/>65DA6F39E7CAFAA0!746</text:span></text:p>
      <text:p text:style-name="P1"><text:span text:style-name="T3">WolfWryThe<text:tab/>65DA6F39E7CAFAA0!756</text:span></text:p>
      <text:p text:style-name="P1"><text:span text:style-name="T3">OrbVatZoo<text:tab/>65DA6F39E7CAFAA0!784</text:span></text:p>
      <text:p text:style-name="P1"><text:span text:style-name="T3">BugHogRag<text:tab/>65DA6F39E7CAFAA0!886</text:span></text:p>
      <text:p text:style-name="P1"><text:span text:style-name="T3">TaxMugCar<text:tab/>65DA6F39E7CAFAA0!1048</text:span></text:p>
      <text:p text:style-name="P1"><text:span text:style-name="T3">CatEggRod<text:tab/>65DA6F39E7CAFAA0!1260</text:span></text:p>
      <text:p text:style-name="P1"><text:span text:style-name="T3">PewTadCat<text:tab/>65DA6F39E7CAFAA0!508</text:span></text:p>
      <text:p text:style-name="P1"><text:span text:style-name="T3">WarDownTwo<text:tab/>65DA6F39E7CAFAA0!125</text:span></text:p>
      <text:p text:style-name="P1"><text:span text:style-name="T3">BatOafThe<text:tab/>65DA6F39E7CAFAA0!449</text:span></text:p>
      <text:p text:style-name="P1"><text:span text:style-name="T3">KoiLabOaf<text:tab/>65DA6F39E7CAFAA0!816</text:span></text:p>
      <text:p text:style-name="P1"><text:span text:style-name="T3">WarAmBag<text:tab/>65DA6F39E7CAFAA0!209</text:span></text:p>
      <text:p text:style-name="P1"><text:span text:style-name="T3">YakKidUgh<text:tab/>65DA6F39E7CAFAA0!258</text:span></text:p>
      <text:p text:style-name="P1"><text:span text:style-name="T3">EggZooZag<text:tab/>65DA6F39E7CAFAA0!257</text:span></text:p>
      <text:p text:style-name="P1"><text:span text:style-name="T3">PalNewQuill<text:tab/>65DA6F39E7CAFAA0!254</text:span></text:p>
      <text:p text:style-name="P1"><text:span text:style-name="T3">LeftZooSea<text:tab/>65DA6F39E7CAFAA0!253</text:span></text:p>
      <text:p text:style-name="P1"><text:span text:style-name="T3">DayIcyYup<text:tab/>65DA6F39E7CAFAA0!252</text:span></text:p>
      <text:p text:style-name="P1"><text:span text:style-name="T3">BarJokeFig<text:tab/>65DA6F39E7CAFAA0!250</text:span></text:p>
      <text:p text:style-name="P1"><text:span text:style-name="T3">BlueHisOrb<text:tab/>65DA6F39E7CAFAA0!249</text:span></text:p>
      <text:p text:style-name="P1"><text:span text:style-name="T3">FlyOwlWag<text:tab/>65DA6F39E7CAFAA0!248</text:span></text:p>
      <text:p text:style-name="P1"><text:span text:style-name="T3">ZagCatHis<text:tab/>65DA6F39E7CAFAA0!247</text:span></text:p>
      <text:p text:style-name="P1"><text:span text:style-name="T3">BigLawGood<text:tab/>65DA6F39E7CAFAA0!538</text:span></text:p>
      <text:p text:style-name="P1"><text:span text:style-name="T3">SumTadLab<text:tab/>65DA6F39E7CAFAA0!528</text:span></text:p>
      <text:p text:style-name="P1"><text:span text:style-name="T3">DogeMugTax<text:tab/>65DA6F39E7CAFAA0!526</text:span></text:p>
      <text:p text:style-name="P1"><text:span text:style-name="T3">BigGoodMaw<text:tab/>65DA6F39E7CAFAA0!511</text:span></text:p>
      <text:p text:style-name="P1"><text:span text:style-name="T3">WeeJokeVine<text:tab/>65DA6F39E7CAFAA0!1261</text:span></text:p>
      <text:p text:style-name="P1"><text:span text:style-name="T3">HamHogWee<text:tab/>65DA6F39E7CAFAA0!509</text:span></text:p>
      <text:p text:style-name="P1"><text:span text:style-name="T3">VatEyeOaf<text:tab/>65DA6F39E7CAFAA0!433</text:span></text:p>
      <text:p text:style-name="P1"><text:span text:style-name="T3">PalRodBag<text:tab/>65DA6F39E7CAFAA0!318</text:span></text:p>
      <text:p text:style-name="P1"><text:span text:style-name="T3">EyeEggCat<text:tab/>65DA6F39E7CAFAA0!1175</text:span></text:p>
      <text:p text:style-name="P1"><text:span text:style-name="T3">AwePieMaw<text:tab/>65DA6F39E7CAFAA0!1197</text:span></text:p>
      <text:p text:style-name="P1"><text:span text:style-name="T3">TwoHugEgg<text:tab/>65DA6F39E7CAFAA0!1298</text:span></text:p>
      <text:p text:style-name="P1"><text:span text:style-name="T3">UpQuillCat<text:tab/>65DA6F39E7CAFAA0!1617</text:span></text:p>
      <text:p text:style-name="P1"><text:span text:style-name="T3">GoodFlyBig<text:tab/>65DA6F39E7CAFAA0!1642</text:span></text:p>
      <text:p text:style-name="P1"><text:span text:style-name="T3">VatEyeBud<text:tab/>65DA6F39E7CAFAA0!1643</text:span></text:p>
      <text:p text:style-name="P1"><text:span text:style-name="T3">OneHamFox<text:tab/>65DA6F39E7CAFAA0!211</text:span></text:p>
      <text:p text:style-name="P1"><text:span text:style-name="T3">VoltRichYew<text:tab/>65DA6F39E7CAFAA0!269</text:span></text:p>
      <text:p text:style-name="P1"><text:span text:style-name="T3">IcyJumpOwl<text:tab/>65DA6F39E7CAFAA0!268</text:span></text:p>
      <text:p text:style-name="P1"><text:span text:style-name="T3">LawCakeHer<text:tab/>65DA6F39E7CAFAA0!379</text:span></text:p>
      <text:p text:style-name="P1"><text:span text:style-name="T3">ImpHazDog<text:tab/>65DA6F39E7CAFAA0!890</text:span></text:p>
      <text:p text:style-name="P1"><text:span text:style-name="T3">WagAweAwe<text:tab/>65DA6F39E7CAFAA0!707</text:span></text:p>
      <text:p text:style-name="P1"><text:span text:style-name="T3">BlueKoiEye<text:tab/>65DA6F39E7CAFAA0!705</text:span></text:p>
      <text:p text:style-name="P1"><text:span text:style-name="T3">LabAmazeCat<text:tab/>65DA6F39E7CAFAA0!639</text:span></text:p>
      <text:p text:style-name="P1"><text:span text:style-name="T3">BatHisYew<text:tab/>65DA6F39E7CAFAA0!637</text:span></text:p>
      <text:p text:style-name="P1"><text:span text:style-name="T3">YakMugOne<text:tab/>65DA6F39E7CAFAA0!636</text:span></text:p>
      <text:p text:style-name="P1"><text:span text:style-name="T3">LeftYewPal<text:tab/>65DA6F39E7CAFAA0!633</text:span></text:p>
      <text:p text:style-name="P1"><text:span text:style-name="T3">KoiRodKoi<text:tab/>65DA6F39E7CAFAA0!630</text:span></text:p>
      <text:p text:style-name="P1"><text:span text:style-name="T3">EggRatHis<text:tab/>65DA6F39E7CAFAA0!221</text:span></text:p>
      <text:p text:style-name="P1"><text:span text:style-name="T3">WryCatGem<text:tab/>65DA6F39E7CAFAA0!629</text:span></text:p>
      <text:p text:style-name="P1"><text:span text:style-name="T3">ZagHazDog<text:tab/>65DA6F39E7CAFAA0!708</text:span></text:p>
      <text:p text:style-name="P1"><text:span text:style-name="T3">ZagGadTad<text:tab/>65DA6F39E7CAFAA0!210</text:span></text:p>
      <text:p text:style-name="P1"><text:span text:style-name="T3">JoyAmazeMad<text:tab/>65DA6F39E7CAFAA0!664</text:span></text:p>
      <text:p text:style-name="P1"><text:span text:style-name="T3">BagZooQuill<text:tab/>65DA6F39E7CAFAA0!622</text:span></text:p>
      <text:p text:style-name="P1"><text:span text:style-name="T3">TheZagFish<text:tab/>65DA6F39E7CAFAA0!621</text:span></text:p>
      <text:p text:style-name="P1"><text:span text:style-name="T3">KidKidPen<text:tab/>65DA6F39E7CAFAA0!620</text:span></text:p>
      <text:p text:style-name="P1"><text:span text:style-name="T3">HugTwoLab<text:tab/>65DA6F39E7CAFAA0!610</text:span></text:p>
      <text:p text:style-name="P1"><text:span text:style-name="T3">EarMawTruck<text:tab/>65DA6F39E7CAFAA0!606</text:span></text:p>
      <text:p text:style-name="P1"><text:span text:style-name="T3">LawUrnGood<text:tab/>65DA6F39E7CAFAA0!603</text:span></text:p>
      <text:p text:style-name="P1"><text:span text:style-name="T3">TadUpDog<text:tab/>65DA6F39E7CAFAA0!601</text:span></text:p>
      <text:p text:style-name="P1"><text:span text:style-name="T3">KidUghRag<text:tab/>65DA6F39E7CAFAA0!208</text:span></text:p>
      <text:p text:style-name="P1"><text:span text:style-name="T3">SumEggOrb<text:tab/>65DA6F39E7CAFAA0!623</text:span></text:p>
      <text:p text:style-name="P1"><text:span text:style-name="T3">SeaMadGem<text:tab/>65DA6F39E7CAFAA0!355</text:span></text:p>
      <text:p text:style-name="P1"><text:span text:style-name="T3">FigHogWee<text:tab/>65DA6F39E7CAFAA0!354</text:span></text:p>
      <text:p text:style-name="P1"><text:span text:style-name="T3">TruckBigWag<text:tab/>65DA6F39E7CAFAA0!352</text:span></text:p>
      <text:p text:style-name="P1"><text:span text:style-name="T3">IcyIcyYup<text:tab/>65DA6F39E7CAFAA0!351</text:span></text:p>
      <text:p text:style-name="P1"><text:span text:style-name="T3">ADayWow<text:tab/>65DA6F39E7CAFAA0!710</text:span></text:p>
      <text:p text:style-name="P1"><text:span text:style-name="T3">CanHazGem<text:tab/>65DA6F39E7CAFAA0!712</text:span></text:p>
      <text:p text:style-name="P1"><text:span text:style-name="T3">YupRedPie<text:tab/>65DA6F39E7CAFAA0!713</text:span></text:p>
      <text:p text:style-name="P1"><text:span text:style-name="T3">NorthPieTruck<text:tab/>65DA6F39E7CAFAA0!714</text:span></text:p>
      <text:p text:style-name="P1"><text:span text:style-name="T3">FishCanGad<text:tab/>65DA6F39E7CAFAA0!719</text:span></text:p>
      <text:p text:style-name="P1"><text:span text:style-name="T3">WolfFooLab<text:tab/>65DA6F39E7CAFAA0!738</text:span></text:p>
      <text:p text:style-name="P1"><text:span text:style-name="T3">WagGoodFly<text:tab/>65DA6F39E7CAFAA0!739</text:span></text:p>
      <text:p text:style-name="P1"><text:span text:style-name="T3">LawCakeEar<text:tab/>65DA6F39E7CAFAA0!1325</text:span></text:p>
      <text:p text:style-name="P1"><text:span text:style-name="T3">DayLawFly<text:tab/>65DA6F39E7CAFAA0!1346</text:span></text:p>
      <text:p text:style-name="P1"><text:span text:style-name="T3">WowPieWag<text:tab/>65DA6F39E7CAFAA0!1348</text:span></text:p>
      <text:p text:style-name="P1"><text:span text:style-name="T3">SwimFarSwim<text:tab/>65DA6F39E7CAFAA0!1721</text:span></text:p>
      <text:p text:style-name="P1"><text:span text:style-name="T3">LabEggAm<text:tab/>65DA6F39E7CAFAA0!515</text:span></text:p>
      <text:p text:style-name="P1"><text:span text:style-name="T3">TruckEarYup<text:tab/>65DA6F39E7CAFAA0!1262</text:span></text:p>
      <text:p text:style-name="P1"><text:span text:style-name="T3">QuillHugWar<text:tab/>65DA6F39E7CAFAA0!1313</text:span></text:p>
      <text:p text:style-name="P1"><text:span text:style-name="T3">BarFigYak<text:tab/>65DA6F39E7CAFAA0!1316</text:span></text:p>
      <text:p text:style-name="P1"><text:span text:style-name="T3">OafWolfWry<text:tab/>65DA6F39E7CAFAA0!1317</text:span></text:p>
      <text:p text:style-name="P1"><text:span text:style-name="T3">JoyForthEye<text:tab/>65DA6F39E7CAFAA0!1722</text:span></text:p>
      <text:p text:style-name="P1"><text:span text:style-name="T3">MawMawFar<text:tab/>65DA6F39E7CAFAA0!155</text:span></text:p>
      <text:p text:style-name="P1"><text:span text:style-name="T3">DogSumQuill<text:tab/>65DA6F39E7CAFAA0!765</text:span></text:p>
      <text:p text:style-name="P1"><text:span text:style-name="T3">BigEarLaw<text:tab/>65DA6F39E7CAFAA0!2180</text:span></text:p>
      <text:p text:style-name="P1"><text:span text:style-name="T3">RedUrnOwl<text:tab/>65DA6F39E7CAFAA0!154</text:span></text:p>
      <text:p text:style-name="P1"><text:span text:style-name="T3">TaxPenUgh<text:tab/>65DA6F39E7CAFAA0!168</text:span></text:p>
      <text:p text:style-name="P1"><text:span text:style-name="T3">DownEggHaz<text:tab/>65DA6F39E7CAFAA0!1128</text:span></text:p>
      <text:p text:style-name="P1"><text:span text:style-name="T3">ACakeOwl<text:tab/>65DA6F39E7CAFAA0!813</text:span></text:p>
      <text:p text:style-name="P1"><text:span text:style-name="T3">RatBagHaz<text:tab/>65DA6F39E7CAFAA0!883</text:span></text:p>
      <text:p text:style-name="P1"><text:span text:style-name="T3">RodGemThe<text:tab/>65DA6F39E7CAFAA0!1179</text:span></text:p>
      <text:p text:style-name="P1"><text:span text:style-name="T3">RagHogVine<text:tab/>65DA6F39E7CAFAA0!928</text:span></text:p>
      <text:p text:style-name="P1"><text:span text:style-name="T3">TheDogCat<text:tab/>65DA6F39E7CAFAA0!399</text:span></text:p>
      <text:p text:style-name="P1"><text:span text:style-name="T3">RedDayWow<text:tab/>65DA6F39E7CAFAA0!403</text:span></text:p>
      <text:p text:style-name="P1"><text:span text:style-name="T3">VineZigPen<text:tab/>65DA6F39E7CAFAA0!406</text:span></text:p>
      <text:p text:style-name="P1"><text:span text:style-name="T3">YupGoodEar<text:tab/>65DA6F39E7CAFAA0!408</text:span></text:p>
      <text:p text:style-name="P1"><text:span text:style-name="T3">AmazeBatTwo<text:tab/>65DA6F39E7CAFAA0!409</text:span></text:p>
      <text:p text:style-name="P1"><text:span text:style-name="T3">CakeGoodDay<text:tab/>65DA6F39E7CAFAA0!410</text:span></text:p>
      <text:p text:style-name="P1"><text:span text:style-name="T3">OafJoyOaf<text:tab/>F4CB3AC280B840DA!7021</text:span></text:p>
      <text:p text:style-name="P1"><text:span text:style-name="T3">RightOneZig<text:tab/>65DA6F39E7CAFAA0!316</text:span></text:p>
      <text:p text:style-name="P1"><text:span text:style-name="T3">BigFlyYup<text:tab/>65DA6F39E7CAFAA0!459</text:span></text:p>
      <text:p text:style-name="P1"><text:span text:style-name="T3">ZagYewRich<text:tab/>65DA6F39E7CAFAA0!460</text:span></text:p>
      <text:p text:style-name="P1"><text:span text:style-name="T3">NorthLawEar<text:tab/>65DA6F39E7CAFAA0!497</text:span></text:p>
      <text:p text:style-name="P1"><text:span text:style-name="T3">OrbVatYew<text:tab/>65DA6F39E7CAFAA0!585</text:span></text:p>
      <text:p text:style-name="P1"><text:span text:style-name="T3">SumWryThe<text:tab/>65DA6F39E7CAFAA0!587</text:span></text:p>
      <text:p text:style-name="P1"><text:span text:style-name="T3">SumOafHaz<text:tab/>65DA6F39E7CAFAA0!604</text:span></text:p>
      <text:p text:style-name="P1"><text:span text:style-name="T3">DayAweFly<text:tab/>65DA6F39E7CAFAA0!605</text:span></text:p>
      <text:p text:style-name="P1"><text:span text:style-name="T3">WryJoyRich<text:tab/>65DA6F39E7CAFAA0!419</text:span></text:p>
      <text:p text:style-name="P1"><text:span text:style-name="T3">MadTadZoo<text:tab/>65DA6F39E7CAFAA0!418</text:span></text:p>
      <text:p text:style-name="P1"><text:span text:style-name="T3">GadTadGad<text:tab/>65DA6F39E7CAFAA0!417</text:span></text:p>
      <text:p text:style-name="P1"><text:span text:style-name="T3">GoodDayJump<text:tab/>65DA6F39E7CAFAA0!415</text:span></text:p>
      <text:p text:style-name="P1"><text:span text:style-name="T3">MugFoxVine<text:tab/>65DA6F39E7CAFAA0!414</text:span></text:p>
      <text:p text:style-name="P1"><text:span text:style-name="T3">LogMugEmu<text:tab/>65DA6F39E7CAFAA0!1712</text:span></text:p>
      <text:p text:style-name="P1"><text:span text:style-name="T3">TaxVineEmu<text:tab/>65DA6F39E7CAFAA0!1709</text:span></text:p>
      <text:p text:style-name="P1"><text:span text:style-name="T3">WeeSoVine<text:tab/>65DA6F39E7CAFAA0!1710</text:span></text:p>
      <text:p text:style-name="P1"><text:span text:style-name="T3">MadVatSum<text:tab/>65DA6F39E7CAFAA0!1702</text:span></text:p>
      <text:p text:style-name="P1"><text:span text:style-name="T3">VatBatImp<text:tab/>65DA6F39E7CAFAA0!1695</text:span></text:p>
      <text:p text:style-name="P1"><text:span text:style-name="T3">FigMugFox<text:tab/>65DA6F39E7CAFAA0!1677</text:span></text:p>
      <text:p text:style-name="P1"><text:span text:style-name="T3">BagAmHis<text:tab/>65DA6F39E7CAFAA0!1625</text:span></text:p>
      <text:p text:style-name="P1"><text:span text:style-name="T3">EyeBudFish<text:tab/>65DA6F39E7CAFAA0!1679</text:span></text:p>
      <text:p text:style-name="P1"><text:span text:style-name="T3">DownHisOrb<text:tab/>65DA6F39E7CAFAA0!1681</text:span></text:p>
      <text:p text:style-name="P1"><text:span text:style-name="T3">TadBatTwo<text:tab/>65DA6F39E7CAFAA0!1675</text:span></text:p>
      <text:p text:style-name="P1"><text:span text:style-name="T3">VatMadDog<text:tab/>65DA6F39E7CAFAA0!1672</text:span></text:p>
      <text:p text:style-name="P1"><text:span text:style-name="T3">AmSeaAm<text:tab/>65DA6F39E7CAFAA0!1665</text:span></text:p>
      <text:p text:style-name="P1"><text:span text:style-name="T3">CakeUrnA<text:tab/>65DA6F39E7CAFAA0!829</text:span></text:p>
      <text:p text:style-name="P1"><text:span text:style-name="T3">DogeBarDoge<text:tab/>65DA6F39E7CAFAA0!1010</text:span></text:p>
      <text:p text:style-name="P1"><text:span text:style-name="T3">GoodCakeOwl<text:tab/>65DA6F39E7CAFAA0!1012</text:span></text:p>
      <text:p text:style-name="P1"><text:span text:style-name="T3">PewKoiYew<text:tab/>65DA6F39E7CAFAA0!228</text:span></text:p>
      <text:p text:style-name="P1"><text:span text:style-name="T3">RightYakSo<text:tab/>65DA6F39E7CAFAA0!229</text:span></text:p>
      <text:p text:style-name="P1"><text:span text:style-name="T3">SwimLawOwl<text:tab/>65DA6F39E7CAFAA0!660</text:span></text:p>
      <text:p text:style-name="P1"><text:span text:style-name="T3">DayTruckYup<text:tab/>65DA6F39E7CAFAA0!661</text:span></text:p>
      <text:p text:style-name="P1"><text:span text:style-name="T3">RodEggRat<text:tab/>65DA6F39E7CAFAA0!631</text:span></text:p>
      <text:p text:style-name="P1"><text:span text:style-name="T3">RodWarRat<text:tab/>65DA6F39E7CAFAA0!263</text:span></text:p>
      <text:p text:style-name="P1"><text:span text:style-name="T3">DownBudWolf<text:tab/>65DA6F39E7CAFAA0!260</text:span></text:p>
      <text:p text:style-name="P1"><text:span text:style-name="T3">AmazeDownPal<text:tab/>65DA6F39E7CAFAA0!259</text:span></text:p>
      <text:p text:style-name="P1"><text:span text:style-name="T3">HamHamKid<text:tab/>65DA6F39E7CAFAA0!245</text:span></text:p>
      <text:p text:style-name="P1"><text:span text:style-name="T3">CanBatWar<text:tab/>65DA6F39E7CAFAA0!1255</text:span></text:p>
      <text:p text:style-name="P1"><text:span text:style-name="T3">EggEyeCan<text:tab/>65DA6F39E7CAFAA0!1026</text:span></text:p>
      <text:p text:style-name="P1"><text:span text:style-name="T3">HerEarWag<text:tab/>65DA6F39E7CAFAA0!236</text:span></text:p>
      <text:p text:style-name="P1"><text:span text:style-name="T3">ZooCanGad<text:tab/>65DA6F39E7CAFAA0!718</text:span></text:p>
      <text:p text:style-name="P1"><text:span text:style-name="T3">DogeKidTax<text:tab/>65DA6F39E7CAFAA0!716</text:span></text:p>
      <text:p text:style-name="P1"><text:span text:style-name="T3">AmazeGadLeft<text:tab/>65DA6F39E7CAFAA0!715</text:span></text:p>
      <text:p text:style-name="P1"><text:span text:style-name="T3">AmazeLabTad<text:tab/>65DA6F39E7CAFAA0!703</text:span></text:p>
      <text:p text:style-name="P1"><text:span text:style-name="T3">SwimLawWow<text:tab/>65DA6F39E7CAFAA0!1017</text:span></text:p>
      <text:p text:style-name="P1"><text:span text:style-name="T3">DogeTaxOne<text:tab/>65DA6F39E7CAFAA0!1018</text:span></text:p>
      <text:p text:style-name="P1"><text:span text:style-name="T3">TadUpTad<text:tab/>65DA6F39E7CAFAA0!2237</text:span></text:p>
      <text:p text:style-name="P1"><text:span text:style-name="T3">SeaUpOaf<text:tab/>65DA6F39E7CAFAA0!1063</text:span></text:p>
      <text:p text:style-name="P1"><text:span text:style-name="T3">FishKoiBlue<text:tab/>65DA6F39E7CAFAA0!2231</text:span></text:p>
      <text:p text:style-name="P1"><text:span text:style-name="T3">BlueForthRat<text:tab/>65DA6F39E7CAFAA0!1065</text:span></text:p>
      <text:p text:style-name="P1"><text:span text:style-name="T3">VineUghCar<text:tab/>65DA6F39E7CAFAA0!1058</text:span></text:p>
      <text:p text:style-name="P1"><text:span text:style-name="T3">UghFigUgh<text:tab/>65DA6F39E7CAFAA0!2211</text:span></text:p>
      <text:p text:style-name="P1"><text:span text:style-name="T3">MugUghZig<text:tab/>65DA6F39E7CAFAA0!1045</text:span></text:p>
      <text:p text:style-name="P1"><text:span text:style-name="T3">HerBigYup<text:tab/>65DA6F39E7CAFAA0!1109</text:span></text:p>
      <text:p text:style-name="P1"><text:span text:style-name="T3">YupBigFar<text:tab/>65DA6F39E7CAFAA0!1107</text:span></text:p>
      <text:p text:style-name="P1"><text:span text:style-name="T3">UghBarKid<text:tab/>65DA6F39E7CAFAA0!1312</text:span></text:p>
      <text:p text:style-name="P1"><text:span text:style-name="T3">UpImpPew<text:tab/>65DA6F39E7CAFAA0!1106</text:span></text:p>
      <text:p text:style-name="P1"><text:span text:style-name="T3">PieFlyBig<text:tab/>65DA6F39E7CAFAA0!1104</text:span></text:p>
      <text:p text:style-name="P1"><text:span text:style-name="T3">AFlyA<text:tab/>65DA6F39E7CAFAA0!1105</text:span></text:p>
      <text:p text:style-name="P1"><text:span text:style-name="T3">FarSwimIcy<text:tab/>65DA6F39E7CAFAA0!1099</text:span></text:p>
      <text:p text:style-name="P1"><text:span text:style-name="T3">JokeBugEmu<text:tab/>65DA6F39E7CAFAA0!1100</text:span></text:p>
      <text:p text:style-name="P1"><text:span text:style-name="T3">PenCarTax<text:tab/>65DA6F39E7CAFAA0!1102</text:span></text:p>
      <text:p text:style-name="P1"><text:span text:style-name="T3">CanLabAmaze<text:tab/>65DA6F39E7CAFAA0!1091</text:span></text:p>
      <text:p text:style-name="P1"><text:span text:style-name="T3">TruckYupTruck<text:tab/>65DA6F39E7CAFAA0!1095</text:span></text:p>
      <text:p text:style-name="P1"><text:span text:style-name="T3">RightTaxZig<text:tab/>65DA6F39E7CAFAA0!1088</text:span></text:p>
      <text:p text:style-name="P1"><text:span text:style-name="T3">WolfRichRat<text:tab/>65DA6F39E7CAFAA0!1085</text:span></text:p>
      <text:p text:style-name="P1"><text:span text:style-name="T3">ZooWarYew<text:tab/>65DA6F39E7CAFAA0!1135</text:span></text:p>
      <text:p text:style-name="P1"><text:span text:style-name="T3">ZooKoiHug<text:tab/>65DA6F39E7CAFAA0!1132</text:span></text:p>
      <text:p text:style-name="P1"><text:span text:style-name="T3">TruckNorthFly<text:tab/>65DA6F39E7CAFAA0!1127</text:span></text:p>
      <text:p text:style-name="P1"><text:span text:style-name="T3">BluePalUp<text:tab/>65DA6F39E7CAFAA0!1125</text:span></text:p>
      <text:p text:style-name="P1"><text:span text:style-name="T3">KoiDownImp<text:tab/>65DA6F39E7CAFAA0!1138</text:span></text:p>
      <text:p text:style-name="P1"><text:span text:style-name="T3">UpFooPew<text:tab/>65DA6F39E7CAFAA0!1139</text:span></text:p>
      <text:p text:style-name="P1"><text:span text:style-name="T3">BlueWryPew<text:tab/>65DA6F39E7CAFAA0!2191</text:span></text:p>
      <text:p text:style-name="P1"><text:span text:style-name="T3">VoltBudMad<text:tab/>65DA6F39E7CAFAA0!2187</text:span></text:p>
      <text:p text:style-name="P1"><text:span text:style-name="T3">IcyMawHer<text:tab/>65DA6F39E7CAFAA0!2184</text:span></text:p>
      <text:p text:style-name="P1"><text:span text:style-name="T3">TwoHugForth<text:tab/>3d63677582856040</text:span></text:p>
      <text:p text:style-name="P1"><text:span text:style-name="T3">TaxYakZig<text:tab/>65DA6F39E7CAFAA0!1636</text:span></text:p>
      <text:p text:style-name="P1"><text:span text:style-name="T3">YakOneOne<text:tab/>65DA6F39E7CAFAA0!1637</text:span></text:p>
      <text:p text:style-name="P1"><text:span text:style-name="T3">RedSewLaw<text:tab/>65DA6F39E7CAFAA0!2222</text:span></text:p>
      <text:p text:style-name="P1"><text:span text:style-name="T3">UrnHerEar<text:tab/>65DA6F39E7CAFAA0!2182</text:span></text:p>
      <text:p text:style-name="P1"><text:span text:style-name="T3">BigUrnCake<text:tab/>65DA6F39E7CAFAA0!2220</text:span></text:p>
      <text:p text:style-name="P1"><text:span text:style-name="T3">VoltAmazeUp<text:tab/>65DA6F39E7CAFAA0!2192</text:span></text:p>
      <text:p text:style-name="P1"><text:span text:style-name="T3">BudHugHis<text:tab/>65DA6F39E7CAFAA0!2189</text:span></text:p>
      <text:p text:style-name="P1"><text:span text:style-name="T3">FoxUghDoge<text:tab/>~$lblock_636553881505628719 (1)</text:span></text:p>
      <text:p text:style-name="P1"><text:span text:style-name="T3">OrbWarFish<text:tab/>65DA6F39E7CAFAA0!2219</text:span></text:p>
      <text:p text:style-name="P1"><text:span text:style-name="T3">SoDogeHam<text:tab/>65DA6F39E7CAFAA0!2195</text:span></text:p>
      <text:p text:style-name="P1"><text:span text:style-name="T3">SewGoodUrn<text:tab/>65DA6F39E7CAFAA0!2185</text:span></text:p>
      <text:p text:style-name="P1"><text:span text:style-name="T3">LeftRatGem<text:tab/>65DA6F39E7CAFAA0!2226</text:span></text:p>
      <text:p text:style-name="P1"><text:span text:style-name="T3">LabDogLab<text:tab/>3d63677582969260</text:span></text:p>
      <text:p text:style-name="P1"><text:span text:style-name="T3">RichGadOaf<text:tab/>65DA6F39E7CAFAA0!2254</text:span></text:p>
      <text:p text:style-name="P1"><text:span text:style-name="T3">OafBatMuch<text:tab/>3d63677583084500</text:span></text:p>
      <text:p text:style-name="P1"><text:span text:style-name="T3">ogLabRich<text:tab/>65DA6F39E7CAFAA0!917</text:span></text:p>
      <text:p text:style-name="P1"><text:span text:style-name="T3">NewZagMad<text:tab/>65DA6F39E7CAFAA0!101-65DA6F39E7CAFAA0!108-65DA6F39E7CAFAA0!917-6e06defcf2212fbf1477d1d005b6245d</text:span></text:p>
      <text:p text:style-name="P1"><text:span text:style-name="T3">EyeForthNew<text:tab/>65DA6F39E7CAFAA0!695</text:span></text:p>
      <text:p text:style-name="P1"><text:span text:style-name="T3">BagNewMuch<text:tab/>65DA6F39E7CAFAA0!101-65DA6F39E7CAFAA0!108-65DA6F39E7CAFAA0!695-2d72592184314f43027addfd41fe6f49</text:span></text:p>
      <text:p text:style-name="P1"><text:span text:style-name="T3">DownRichPew<text:tab/>65DA6F39E7CAFAA0!916</text:span></text:p>
      <text:p text:style-name="P1"><text:span text:style-name="T3">HogLogRag<text:tab/>65DA6F39E7CAFAA0!101-65DA6F39E7CAFAA0!108-65DA6F39E7CAFAA0!916-ede54d0d51949ce4b346d0912b3f92be</text:span></text:p>
      <text:p text:style-name="P1"><text:span text:style-name="T3">PieAUrn<text:tab/>y4phxlf4mb6LPy4yeZsxmCIIwTYeOrbswJAjUIbEa_SmtNpnfKHc8hFZrQs0e43V6DGTcOAi0_TZynSb8zTdVX2bhBjHTLQh0lbrwC6RMfKf78uHe8AChakFOCkFyz3Dby81LFzNeTuNfohGGFOzpZiOOunkuxzrioaiyNe4b2aYJR4AFxn7iBcZk6Dy7g_G3UK</text:span></text:p>
      <text:p text:style-name="P1"><text:span text:style-name="T3">SwimOwlWow<text:tab/>65DA6F39E7CAFAA0!101-65DA6F39E7CAFAA0!108-65DA6F39E7CAFAA0!698-502d09ca6038219bf6ccd0345d77036a</text:span></text:p>
      <text:p text:style-name="P1"><text:span text:style-name="T3">WryLabRich<text:tab/>65DA6F39E7CAFAA0!696</text:span></text:p>
      <text:p text:style-name="P1"><text:span text:style-name="T3">HamBarHam<text:tab/>65DA6F39E7CAFAA0!101-65DA6F39E7CAFAA0!108-65DA6F39E7CAFAA0!696-8aa447c7b458c386e966af18923f1fdf</text:span></text:p>
      <text:p text:style-name="P1"><text:span text:style-name="T3">PieLawYup<text:tab/>65DA6F39E7CAFAA0!101-65DA6F39E7CAFAA0!108-65DA6F39E7CAFAA0!702-c6e8bb9aca4c1c94f002f07345098067</text:span></text:p>
      <text:p text:style-name="P1"><text:span text:style-name="T3">CakeWagEar<text:tab/>y4paT1OOrdWtLhrANzyWR_Jc2BzKWXR_PvY-CzwezMofjZjQ-7GyWCQoyTOEKehUjC4joHttcgGytZ-6chjydrumZRLKN59xe1y-UlMbWEGKvUPxtYMZHc_pVjLp0Xt2E__oNj9EcxgFOQCLkuvM5qNCIlE1PEhnaF4lSxVQUU2QuYoQmOKXy5q0g4a-bWkoTqJ</text:span></text:p>
      <text:p text:style-name="P1"><text:span text:style-name="T3">WagCakeCake<text:tab/>65DA6F39E7CAFAA0!101-65DA6F39E7CAFAA0!108-65DA6F39E7CAFAA0!704-0c3608ec934bd1cb02937d8660fbcf72</text:span></text:p>
      <text:p text:style-name="P1"><text:span text:style-name="T3">CanMadOaf<text:tab/>65DA6F39E7CAFAA0!699</text:span></text:p>
      <text:p text:style-name="P1"><text:span text:style-name="T3">UpEggLab<text:tab/>65DA6F39E7CAFAA0!101-65DA6F39E7CAFAA0!108-65DA6F39E7CAFAA0!699-7afb36ac7dd6bf1a9f664db565495e78</text:span></text:p>
      <text:p text:style-name="P1"><text:span text:style-name="T3">RagFigWee<text:tab/>y4pL8dDBLkJjm4ly3CFAM0u-UkhSoBQ3kMg8boxXg5fnFBj5ZgJn0X0ycTYDt2DC_B2psRFNOjZucGXuoHVjau5oeuM9QlsZH8dO9txKTdXRrTDg1puZJKJpoVHLoEck2-eKpv7z7KNLRZe6kwMTKNy38LwkcqG5zc-Cym_3oF8vhbPOoMT0Kp5awjLWlrb6IJw</text:span></text:p>
      <text:p text:style-name="P1"><text:span text:style-name="T3">ASwimRed<text:tab/>65DA6F39E7CAFAA0!711</text:span></text:p>
      <text:p text:style-name="P1"><text:span text:style-name="T3">AteWeeHog<text:tab/>65DA6F39E7CAFAA0!101-65DA6F39E7CAFAA0!108-65DA6F39E7CAFAA0!711-829805972c4be4c64896e8cb0b8a7e99</text:span></text:p>
      <text:p text:style-name="P1"><text:span text:style-name="T3">JoyLeftVolt<text:tab/>y4pLt5v2OYJmNSw0d7EjkdaDstOR1fy6FCZvDVxHCiqZjOCTnOKJ3bh0b-Yq8RMEpuaGt6vs8N3YvQrb8strkDNGXAY3maKGTYR_FCNRo2z1u94v-2jmC7dHuan-hF8ihdQpUZ6sMm-ujQ8_sjMqtKR5wKZ5T3twVX0qWeZiLVFR_lt0hnZGUTu6UeVWUfhLF-o</text:span></text:p>
      <text:p text:style-name="P1"><text:span text:style-name="T3">ADayWow<text:tab/>65DA6F39E7CAFAA0!710</text:span></text:p>
      <text:p text:style-name="P1"><text:span text:style-name="T3">VoltCanDown<text:tab/>65DA6F39E7CAFAA0!101-65DA6F39E7CAFAA0!108-65DA6F39E7CAFAA0!710-bfceeef374325675f16e467fdbc41e71</text:span></text:p>
      <text:p text:style-name="P1"><text:span text:style-name="T3">RodTadThe<text:tab/>y4p7fkmIkfgbP0ycshtBWYOH-qGFIpFC7UbnGnhsIpr4CfZK3SlY9UexjYUiYoKvlhqZQeAGrMMvtWxHC7-2nNwdX09wwK3k67Ua7LAO2e6lLYMcibQJpKauR7iPzwTGw4dGluGJ9knYl0N7n5B5NJNzNkf_8vYRxwj3D91c2TsNbhrgMDNEAEqC7iSj2y6KLa5</text:span></text:p>
      <text:p text:style-name="P1"><text:span text:style-name="T3">LeftSumZag<text:tab/>65DA6F39E7CAFAA0!101-65DA6F39E7CAFAA0!108-65DA6F39E7CAFAA0!715-47d1c3125b3ea8628744071806efe80b</text:span></text:p>
      <text:p text:style-name="P1"><text:span text:style-name="T3">DogeKidTax<text:tab/>65DA6F39E7CAFAA0!716</text:span></text:p>
      <text:p text:style-name="P1"><text:span text:style-name="T3">JumpSwimBig<text:tab/>65DA6F39E7CAFAA0!101-65DA6F39E7CAFAA0!108-65DA6F39E7CAFAA0!716-16008f594f8bc2f719ef10d93b90f62e</text:span></text:p>
      <text:p text:style-name="P1"><text:span text:style-name="T3">WowIcyMaw<text:tab/>y4p7bT3cBo_mdsF7Ott1LSdxjNAtLHPAP-Kd8N0LK45UONl-nD7ibdagv4xg_mZfUK4V6k9UkoIFdnR6h7fc5etQZns7AHiHX2nZZPsdZthGlDfQh3uh-ej4A_yatlK37XPuxqT1626zZiHltNnoAM-_e1Kxzgc2jLM4mx5zPxfNbT8FSSJW9mgWphiubHaOR9B</text:span></text:p>
      <text:p text:style-name="P1"><text:span text:style-name="T3">PenTaxJoke<text:tab/>65DA6F39E7CAFAA0!717</text:span></text:p>
      <text:p text:style-name="P1"><text:span text:style-name="T3">DownRichBlue<text:tab/>65DA6F39E7CAFAA0!101-65DA6F39E7CAFAA0!108-65DA6F39E7CAFAA0!717-b67ef95156150da5e35bd4eb293a5c26</text:span></text:p>
      <text:p text:style-name="P1"><text:span text:style-name="T3">NewHisBlue<text:tab/>y4p29IoUf2HS1UyPLjJwnk320dIK3ebsBB-90YztgdofpC86C7gb6eisGmcny3Wc2r0IW5amsNWCBBgAKiKakMgNvqMnNVyf0etoTbYNzuiW-u1rwDnL4D3gRAYnrGMFhSzmZRiii7n_mFWgs425zlxpMKO7Ibed3qUiYVI189dzgNs8Z1UzmKgSnMJGQdnm4Rg</text:span></text:p>
      <text:p text:style-name="P1"><text:span text:style-name="T3">JumpJumpAwe<text:tab/>3d63652758579207</text:span></text:p>
      <text:p text:style-name="P1"><text:span text:style-name="T3">LeftSumAmaze<text:tab/>y4pzSbkDk9RurgzE5A7zMSTeMPMPdWHBbVqHSTi_BvPMUPVXScViLExNlN28oU8izm_UetDiwICCJaJ2tmlpBhvEf-5wuXO29UYcJ9hzAJ9Dr72g5fxqMK2v2Rale6K6Xi0rpJEDgCocIrjVBD6bcIkLxNxkOSxZomN6NMTdC7a-1brDMjKVCRpAw7PLLwV82WJ</text:span></text:p>
      <text:p text:style-name="P1"><text:span text:style-name="T3">JoyKoiPew<text:tab/>65DA6F39E7CAFAA0!101-65DA6F39E7CAFAA0!108-65DA6F39E7CAFAA0!722-9d9ec389c39f052008597dfc4160c6e1</text:span></text:p>
      <text:p text:style-name="P1"><text:span text:style-name="T3">WeeHamFox<text:tab/>y4p0XzsJ6wrJloS6qAEzsKwvMd4fnKkDPwCqkWD7IM3ANCQwFk41690Z8KJqaTlyzcWiEFYpewJAnFjBIJ7znubrEnHflbNxxd9UhybsWA_mVYzB1nJd9g4P8bmAPxGcqTZYnVPwpxkG9YfOfbcKlcstewjVT_h_VNU3y2iDh2kuZNqjQNBK39cvjyLVIEtmTX7</text:span></text:p>
      <text:p text:style-name="P1"><text:span text:style-name="T3">SoEmuWee<text:tab/>65DA6F39E7CAFAA0!724</text:span></text:p>
      <text:p text:style-name="P1"><text:span text:style-name="T3">WryBatGem<text:tab/>y4pVdlnL2Wu2pzgawYGGTV0Hv6P-7FPcOdVyq7TyiAKGxlgRi7a8YZDI0v7ZwnxoUulTEti3FSaVP2pgVV9krXCt--JUAfZMqGL9Dzgymtn4Bpl1j4tgAADhuklt9g44Nwoi1ahys2n3zcS2HAzb5KUsljPCHRZfYgFMCtd590uG4KbqMtnxXGjuY6Yk4yvBREm</text:span></text:p>
      <text:p text:style-name="P1"><text:span text:style-name="T3">BatDogRod<text:tab/>65DA6F39E7CAFAA0!101-65DA6F39E7CAFAA0!108-65DA6F39E7CAFAA0!721-bc5041b03f087ad4f45fac2f62ddf41d</text:span></text:p>
      <text:p text:style-name="P1"><text:span text:style-name="T3">TheEggYew<text:tab/>y4pXFdP_ITqcUKFoVgBJbIlK1KkkIU7B555RnhotPmqGAzPPm0B4dmbtpmk0ejCKesLElX5gXzwDLznpqrnpkprdB1i81aOctMpkIJyFC3Qn1zH0CQNjJ5jSYZdDmTtvUHfBaXkGEiLW0xks0YhzKG4RAucHOyz_1idSErh7VhmOhZGM5PJfdAVdo2QanbHvL0m</text:span></text:p>
      <text:p text:style-name="P1"><text:span text:style-name="T3">CarWeeBug<text:tab/>65DA6F39E7CAFAA0!726</text:span></text:p>
      <text:p text:style-name="P1"><text:span text:style-name="T3">FlySwimUrn<text:tab/>65DA6F39E7CAFAA0!720</text:span></text:p>
      <text:p text:style-name="P1"><text:span text:style-name="T3">TwoLabBud<text:tab/>65DA6F39E7CAFAA0!101-65DA6F39E7CAFAA0!108-65DA6F39E7CAFAA0!720-2ad36ade7b2c0846e83a43d10277b436</text:span></text:p>
      <text:p text:style-name="P1"><text:span text:style-name="T3">LawGoodUrn<text:tab/>y4pULS-kTTHY2cgEn0AC1BNQx-VbR9cPsMrq3Bh9BoKhNnXHH4DqnAtg-UHXnEuC0taNKUQQ08cp2o-e5wNI4af5wywyfvvfHqa097pOwHh1MZMK-mUK1gXXgDgpOOUEmcQZFGsRINtCgDvHs3sN61YHyVS1Klkzn4AXnRS8Mtx2kT74njrXj7giF1UnRVKN6Xj</text:span></text:p>
      <text:p text:style-name="P1"><text:span text:style-name="T3">YakEmuAte<text:tab/>y4pcu0ngzKg2jtFGzktgWPCdLe7Qtthdh9cPSmxRbADrGxvxymHh52CkowxVPmbgyAe5t5gSJrhNv9Gtc1nVfzcmacavNRc3NwyRPf7reSSM9H3jo8iolnk1EPmPg8QQlzSGaVmnUgfJ-REal2lmAqdReUQywyA5mf4Mv05W_Oi3YrsTdEZcO6CZp5oW1oMTWd5</text:span></text:p>
      <text:p text:style-name="P1"><text:span text:style-name="T3">EmuOneLog<text:tab/>65DA6F39E7CAFAA0!725</text:span></text:p>
      <text:p text:style-name="P1"><text:span text:style-name="T3">FigVineTax<text:tab/>y4p4PQJiORxIgL7zTXhuAtcQQXyXpNZfrLdkydMJaOQs22T4WHO3vZtS8qvvingn1VwIBVKKtbkiwHYxYCSv0ZcrIR5YoLc4RVsWblj2KK2mgMqvS6YBdlDL9rz0Kvk392F33OynWDDNdHlQ__p4WvWu1FKsfEz8OyJP5_SL-joBI4qQyYV8CM2BI8pHaG8suRD</text:span></text:p>
      <text:p text:style-name="P1"><text:span text:style-name="T3">MugLogVine<text:tab/>65DA6F39E7CAFAA0!101-65DA6F39E7CAFAA0!108-65DA6F39E7CAFAA0!714-527751f73e7c1820ec955d63b51d3180</text:span></text:p>
      <text:p text:style-name="P1"><text:span text:style-name="T3">UghHogCar<text:tab/>y4piPNaGr1Ty2d5Zw6jHbJscEm4W03V6GCuMVwLpSBNc68b5aYEsZGS0cPre1DW4AiD08kMIcC4Wep0S6tuWWef6ZjPYExag1BDqH7YTNL0RzojDrYrl9tpuTonH7IDSkEuSQphqgiGFqupEr1Kz8NQpvPFNnFZWbFiHE7tDqo8yxUyR-13fDoM1nGHsXwaRjiG</text:span></text:p>
      <text:p text:style-name="P1"><text:span text:style-name="T3">LabBagWolf<text:tab/>65DA6F39E7CAFAA0!101-65DA6F39E7CAFAA0!108-65DA6F39E7CAFAA0!733-7058fe83386645d5eefd02b053d26473</text:span></text:p>
      <text:p text:style-name="P1"><text:span text:style-name="T3">CatMuchBlue<text:tab/>65DA6F39E7CAFAA0!101-65DA6F39E7CAFAA0!108-65DA6F39E7CAFAA0!732-1df6730dcd6ded82bef1b94bf4f5de1b</text:span></text:p>
      <text:p text:style-name="P1"><text:span text:style-name="T3">LawUrnBig<text:tab/>65DA6F39E7CAFAA0!101-65DA6F39E7CAFAA0!108-65DA6F39E7CAFAA0!727-7e07222da27e9df3cc09e63f5404e211</text:span></text:p>
      <text:p text:style-name="P1"><text:span text:style-name="T3">YupPieA<text:tab/>y4pgHU4jIVT-J0uF1qKQgir3L1-5tFW07arss3Y5N-OxfPMY6rRLvoeJ3SAXL07_6pe1c_GFcGLe-C08-3hbuqdEkhQ0079JKpnnuhGeIBXZWb8K3gWIXnvcSAoRh4cGfvlWT8W8FLYA050xK4NK-5yJV2BSSaAKIaHDQ6Ekx6093ZzajS89ygKnjQf26OtlSYR</text:span></text:p>
      <text:p text:style-name="P1"><text:span text:style-name="T3">ZigRightWee<text:tab/>65DA6F39E7CAFAA0!101-65DA6F39E7CAFAA0!108-65DA6F39E7CAFAA0!735-00a2f403a63da65b69b34307d61ac792</text:span></text:p>
      <text:p text:style-name="P1"><text:span text:style-name="T3">WagGoodFly<text:tab/>65DA6F39E7CAFAA0!739</text:span></text:p>
      <text:p text:style-name="P1"><text:span text:style-name="T3">SoEmuMug<text:tab/>65DA6F39E7CAFAA0!101-65DA6F39E7CAFAA0!108-65DA6F39E7CAFAA0!739-d0f46307d7373289ecf360475a8fd42f</text:span></text:p>
      <text:p text:style-name="P1"><text:span text:style-name="T3">RedSwimCake<text:tab/>y4p8qEZYSfXpSRsPoHNGs74m-wDHX7qt35qVFVRKy2Ng_-7bodXhjAzblkmqe-te7Ofa5IKuPY0mPFWEZ0xk8MMa3LI5_Z6sR3TwhiADaquzEDck3zOt_O1BlSgR6gIpwF5UzW2r3NYI0KJkCEv_3RRfkteyocz-vXZd6CLcjAknSb-zMB-hP3evLlo3J304EFD</text:span></text:p>
      <text:p text:style-name="P1"><text:span text:style-name="T3">WolfFooLab<text:tab/>65DA6F39E7CAFAA0!738</text:span></text:p>
      <text:p text:style-name="P1"><text:span text:style-name="T3">RagWeeHam<text:tab/>y4pTm55X7N1wL1SW4kiBPaBLnu_RiOKuDfx49__q3oz5zItIE92wuC8FxZTCPXn84--U94bqLFj_EYX2eRWRVK01seN6CblHoc9V4Z3_C-A7fDHIoY7kEks3YZGBEY3yfSUSGVD4AaGJBbdrJAFmFCKqsVvQfzznoVHHWwK9BoT9v6eXpG9H2p0iuKis7IxhV6_</text:span></text:p>
      <text:p text:style-name="P1"><text:span text:style-name="T3">FoxCarFig<text:tab/>65DA6F39E7CAFAA0!101-65DA6F39E7CAFAA0!108-65DA6F39E7CAFAA0!738-a9ec591a8caf1d414dd2a05aba6dc097</text:span></text:p>
      <text:p text:style-name="P1"><text:span text:style-name="T3">rUjW17U4RxWO0E7p2KvXDaYq1pdWMsSWQQ2vqp_oZeN3LJ3UhPwyTHMRvPqQ2Oy9x_XYcC308hYQwe6E5DIQjnqz9qGvN-sZMhyU4GR0GI0tZLUDqFqDYJ2SsM5znNPyq9ayw3WcIeg1wbEcdrmfV2Qnzo2dmLZrulpk_dFue4MYDoukHyeU6</text:span></text:p>
      <text:p text:style-name="P1"><text:span text:style-name="T3">UpTadPew<text:tab/>65DA6F39E7CAFAA0!101-65DA6F39E7CAFAA0!108-65DA6F39E7CAFAA0!1316-dc1941e6f314c180d9fdeba7934563a9</text:span></text:p>
      <text:p text:style-name="P1"><text:span text:style-name="T3">LawSewTruck<text:tab/>y4pPb4EjZC-RWzUI308ordyFSC46V7unkATwgXU9Qbdt_aXXuObl6xCKQb2PekbVJF0v3AbHgJ9kaNGQweXlabSuRfMmwkglor0lAfNO1euYWXmJdfkkoVbt6Jh1F0N32KQ5-8NSAFwk6_iFGuO1qDobTR5Hh8XjJpEnbEEjL9AvU1S6uH3TYQDdgwN3jCzfr24</text:span></text:p>
      <text:p text:style-name="P1"><text:span text:style-name="T3">AmazeEyeTad<text:tab/>65DA6F39E7CAFAA0!101-65DA6F39E7CAFAA0!108-65DA6F39E7CAFAA0!1158-8843fadb0e05415e3f5a96dc4d1de477</text:span></text:p>
      <text:p text:style-name="P1"><text:span text:style-name="T3">BluePalUp<text:tab/>65DA6F39E7CAFAA0!1125</text:span></text:p>
      <text:p text:style-name="P1"><text:span text:style-name="T3">WeeFoxEmu<text:tab/>65DA6F39E7CAFAA0!477</text:span></text:p>
      <text:p text:style-name="P1"><text:span text:style-name="T3">OrbKoiWolf<text:tab/>uxyp2w-dm2305.files.1drv.com</text:span></text:p>
      <text:p text:style-name="P1"><text:span text:style-name="T3">AAFar<text:tab/>y4pGYXQWmiCKKaQSuwowaANspddkNGb5OnJ-Vn-CnVu1CAoh6u8DJhPddntpNTMEkv47tvg1JY3j_iM3cI8BZpqJjdYRhRk3WOulFZHRhNr6GU-0sSyQN3vTqh1t2y2DX7ZgLioOtEVxLCAoUs8Pc91BBZZY81DukoDrGpAZKK_A3z_SF6LM0Rn-LAGIxaWnCxQ</text:span></text:p>
      <text:p text:style-name="P1"><text:span text:style-name="T3">TadTheWry<text:tab/>65DA6F39E7CAFAA0!369</text:span></text:p>
      <text:p text:style-name="P1"><text:span text:style-name="T3">FoxBugJoke<text:tab/>65DA6F39E7CAFAA0!1126</text:span></text:p>
      <text:p text:style-name="P1"><text:span text:style-name="T3">TaxUghLog<text:tab/>65DA6F39E7CAFAA0!979</text:span></text:p>
      <text:p text:style-name="P1"><text:span text:style-name="T3">HazImpThe<text:tab/>65DA6F39E7CAFAA0!101-65DA6F39E7CAFAA0!108-65DA6F39E7CAFAA0!979-ba73b16138b7cc567a2249eb35266978</text:span></text:p>
      <text:p text:style-name="P1"><text:span text:style-name="T3">RagYakEmu<text:tab/>65DA6F39E7CAFAA0!368</text:span></text:p>
      <text:p text:style-name="P1"><text:span text:style-name="T3">TruckNorthFly<text:tab/>65DA6F39E7CAFAA0!1127</text:span></text:p>
      <text:p text:style-name="P1"><text:span text:style-name="T3">CanCatForth<text:tab/>65DA6F39E7CAFAA0!476</text:span></text:p>
      <text:p text:style-name="P1"><text:span text:style-name="T3">NorthMawMaw<text:tab/>ixqtuq-dm2305.files.1drv.com</text:span></text:p>
      <text:p text:style-name="P1"><text:span text:style-name="T3">FarBigJump<text:tab/>y4pyPQmsfPsh0BZQ3E1B2bXYsMpYibyh2tmT8hLtEo35eXOJYpf9fhFp6b0-cCKty86l5eAoWoinFoFtkWDseFh1MiJaTTmdH6-Oqi462QLVhL9_7D45ugJXUgMAIUPM5E4mNXKVPnNNzgryMK215wigtn7uVK9pav9rDiNB3S09yImBq9Gl_eCswe3qQLV24k3</text:span></text:p>
      <text:p text:style-name="P1"><text:span text:style-name="T3">NorthRedWag<text:tab/>uhz0zg-dm2305.files.1drv.com</text:span></text:p>
      <text:p text:style-name="P1"><text:span text:style-name="T3">PenBugAte<text:tab/>y4pbVhqXOwI9n8TXb9ib2R1yj6wuGqDDkX0WJnJwIRn3JiNhTP8_mboleHSGbyhW6LDIweUPRBRMDcnPRCvg91mucIk5lMI54qaSULnuJ_Vyt8IkVWpDw6LkILZ_sDX_d909YQ_BWG2A3VTQmmMvc-3ryj_6RSMqie_6EykEfIvoJymYTRwrEF1tDZdQZUTni5m</text:span></text:p>
      <text:p text:style-name="P1"><text:span text:style-name="T3">EggZooPal<text:tab/>65DA6F39E7CAFAA0!113</text:span></text:p>
      <text:p text:style-name="P1"><text:span text:style-name="T3">VineOneTax<text:tab/>65DA6F39E7CAFAA0!101-65DA6F39E7CAFAA0!108-65DA6F39E7CAFAA0!113-a56b8b086c5f90fb6e04c5f181c43370</text:span></text:p>
      <text:p text:style-name="P1"><text:span text:style-name="T3">HugWarRod<text:tab/>y4plHSWBVhq-_2MoIPQ-8wL3wYqLL1K8KLy1Z8HQ922X0ci0L-NuDg5NExGwH7M2xL63IuB72ftC669W4m6pj3Nbd7U0KyGdMck8qarwmTOD4eFIABPoE-rcPhs7jGgT4Fu1avlplKPuMJBjs7V_DprPid9In8sgyAhn9XuFRwuP3mT50IvwB4czxXkT05-E3eZ</text:span></text:p>
      <text:p text:style-name="P1"><text:span text:style-name="T3">BudWolfQuill<text:tab/>65DA6F39E7CAFAA0!101-65DA6F39E7CAFAA0!108-65DA6F39E7CAFAA0!302-e5c78016e2a62c0e4a8824f745f8fd91</text:span></text:p>
      <text:p text:style-name="P1"><text:span text:style-name="T3">RightVineMug<text:tab/>65DA6F39E7CAFAA0!1131</text:span></text:p>
      <text:p text:style-name="P1"><text:span text:style-name="T3">BugLogDoge<text:tab/>65DA6F39E7CAFAA0!101-65DA6F39E7CAFAA0!108-65DA6F39E7CAFAA0!1130-62c1af0b26530b541c048f3045bbcbd8</text:span></text:p>
      <text:p text:style-name="P1"><text:span text:style-name="T3">NorthYupHer<text:tab/>65DA6F39E7CAFAA0!101-65DA6F39E7CAFAA0!108-65DA6F39E7CAFAA0!994-ad780e821af554e1d11103e70f513c8e</text:span></text:p>
      <text:p text:style-name="P1"><text:span text:style-name="T3">OwlFlyOwl<text:tab/>ubz0zg-dm2305.files.1drv.com</text:span></text:p>
      <text:p text:style-name="P1"><text:span text:style-name="T3">BarLogEmu<text:tab/>y4pHUoijtIlxAaArCgCN97FLv7FWOc7fUOedxH9YYysAf1sKOvSVebkMYyJkiGzjJKY95q1rJRdDJqGDPLUN8AMWAb-XHEinFPhIS4tdSXEvONuQIdIDsKfUdeUq9CVMzYorm0EV-8dJqrDYXqAlrCjVz0awl-UgjLtXyc-IeVkoASk96InPB0ApdT7MLEXTwv3</text:span></text:p>
      <text:p text:style-name="P1"><text:span text:style-name="T3">TheBudYew<text:tab/>65DA6F39E7CAFAA0!101-65DA6F39E7CAFAA0!108-65DA6F39E7CAFAA0!1133-e18a35493371b5c257849df6cae92965</text:span></text:p>
      <text:p text:style-name="P1"><text:span text:style-name="T3">JumpWagRed<text:tab/>y4pQYaAn1LEnX-P6dttNoQILBi8As7kngQz9vhKMVKZK3nKDJnJ7XPVYH0mquKNEfvGxknBeFDR0eJZmOl-4borCQnxL3T3nSjSzb5ElNK5ieFnPLcUWN7YYiD80Ul6HVYiHjAy_mabWx1kVNVgF7MrHVQC8zlrlYhk8CQKvE57pGUPm5Ym1P6WwXHHLTyj40VK</text:span></text:p>
      <text:p text:style-name="P1"><text:span text:style-name="T3">MugYakWee<text:tab/>y4pNxJ67A4KAY_HoEjTi7pdXl_IcqrKIXvBd58Dibsm_fS2WEDP9KmflrHkiqpP6uM3qKOahBIKXeOYC92VsavpD28siPS5Bk6ZaOVkaFKR1ttWIOvN-ytgq1OmDqvLx_MUuFynBLB4pXL1aBDcrXSYrZ5yFU6dakn99LJwCvoXhUUpmJchXy6GH2FEhvkPX_Wc</text:span></text:p>
      <text:p text:style-name="P1"><text:span text:style-name="T3">GemZooWar<text:tab/>65DA6F39E7CAFAA0!101-65DA6F39E7CAFAA0!108-65DA6F39E7CAFAA0!443-19ed416fc9a812c8622f8e0861144345</text:span></text:p>
      <text:p text:style-name="P1"><text:span text:style-name="T3">OwlEarPie<text:tab/>y4pQmIMvKrcqHEVZL6oKkTfPeiaftnuLNIIUBrwvppOzobVddqCqYo_otT8VGHkx5huIVUi0Sgl44XnGSOeL0WUiF1wsFDhTyyKaVfFMqlm8nHbKjxn06udefBZcZCSn1_gp_4GE7ou66m3eOFcuzxEhPHXuIy2kVhKZa2Effvv6H8btF6TgOoIHNw4vP2hz3x4</text:span></text:p>
      <text:p text:style-name="P1"><text:span text:style-name="T3">SoCarBug<text:tab/>65DA6F39E7CAFAA0!440</text:span></text:p>
      <text:p text:style-name="P1"><text:span text:style-name="T3">HerJumpWag<text:tab/>65DA6F39E7CAFAA0!101-65DA6F39E7CAFAA0!108-65DA6F39E7CAFAA0!1189-e9861f978adc35f1be074ace530095cf</text:span></text:p>
      <text:p text:style-name="P1"><text:span text:style-name="T3">ForthVoltWry<text:tab/>y4p9LfT_HuRhoM4Y_d1dGCe2Kjb6WDdw_Luranr8SL4WcPuJgwtexxq9O_HGgonk3L6NVWYAzbEFqWgFaJpdrRo7Z2II-S4KvlVLDaPrXDjcT7eleDuEGv-C-ul2-eeN0luaUzvawLC0KZAE_qVn3qUsrm6lnF1ueKY5pmOiDhtezsHKfq9dXAzI_qggzyQyvup</text:span></text:p>
      <text:p text:style-name="P1"><text:span text:style-name="T3">HazFooOrb<text:tab/>65DA6F39E7CAFAA0!447</text:span></text:p>
      <text:p text:style-name="P1"><text:span text:style-name="T3">IcyNorthEar<text:tab/>y4paw0Ws8GFouI81PUx8_Q2PjbBoV4c1IkNVOSkw6b9i-MgOvEbiYqWp3Qvk7cPvMu-0859kPR5rYwxxYaLvV-JYLQvwZiloqCwKLVfggPHnvTWb89eF1lQir5J0-xYg5HIkbd7ovumUqlQk94rYbgm__xB4mNJFyc8X3LiJINYd090ljkeKdDhTEUQaPYkzBxD</text:span></text:p>
      <text:p text:style-name="P1"><text:span text:style-name="T3">LogYakYak<text:tab/>65DA6F39E7CAFAA0!101-65DA6F39E7CAFAA0!108-65DA6F39E7CAFAA0!447-3364365928d51da59ba2bc9520a16340</text:span></text:p>
      <text:p text:style-name="P1"><text:span text:style-name="T3">CakeGoodDay<text:tab/>65DA6F39E7CAFAA0!410</text:span></text:p>
      <text:p text:style-name="P1"><text:span text:style-name="T3">ZooWarYew<text:tab/>65DA6F39E7CAFAA0!1135</text:span></text:p>
      <text:p text:style-name="P1"><text:span text:style-name="T3">RagZigWee<text:tab/>65DA6F39E7CAFAA0!611</text:span></text:p>
      <text:p text:style-name="P1"><text:span text:style-name="T3">LabTadHug<text:tab/>65DA6F39E7CAFAA0!101-65DA6F39E7CAFAA0!108-65DA6F39E7CAFAA0!410-14d7574a473c500bf675bc2e3843db2f</text:span></text:p>
      <text:p text:style-name="P1"><text:span text:style-name="T3">SewOwlSew<text:tab/>y4p2aRThL2_VcggVIe6ad4gLNsQ2d6NA07WEeNXWz_xsDF-LQAj485cjTznicWwswFvRx0HWtVh3ETl55j9joHe6gjzdTC-lJbfcvSP2bgtLfXmFYXDZbiWgRRibCHOk48upKUa_fLkzi39gRnhsZhv2AZM8ve7XpRfkuvQPZae6baQoNF8P6YWZn7c92Gzaoe4</text:span></text:p>
      <text:p text:style-name="P1"><text:span text:style-name="T3">LogCarLog<text:tab/>y4pKoefzn6056OX4dA60BL9S6qJMrz4_wHQ-1t_EK2VcsYvYspgF_wAheWqy5qVIwNXHftLYC2H_v3OLr3qoYK1bRXVG0De0SRYMp4OD2jjx9QdAwh6-2Yi1LboHHpZ5OF6S3YbR7HDrfXiwKptAuhgjEuDUVfShjkpdMqoCVelA01McjAh_EmeoR-Exh201Dkw</text:span></text:p>
      <text:p text:style-name="P1"><text:span text:style-name="T3">FoxJokeHog<text:tab/>65DA6F39E7CAFAA0!446</text:span></text:p>
      <text:p text:style-name="P1"><text:span text:style-name="T3">BagAmAmaze<text:tab/>uxz0zg-dm2305.files.1drv.com</text:span></text:p>
      <text:p text:style-name="P1"><text:span text:style-name="T3">TruckSwimWow<text:tab/>y4pqtYnZOW05U7JUopi3NHHBLi5HJFqryUuPqxsncGkfbC1nN1m_2iRDYxNgzxpH1MS9bFpf-IDyzFE-PCsytWsikuoUzJdCnau5-cFBiICdtkcomBnuqI59Jzu2fnVHkT-0vWehu4c4-w49nR2mi00qumFYCqabg-4Sa3Tu1uDsokApATAbobyGmQWJC5UZR90</text:span></text:p>
      <text:p text:style-name="P1"><text:span text:style-name="T3">RatHisMad<text:tab/>65DA6F39E7CAFAA0!445</text:span></text:p>
      <text:p text:style-name="P1"><text:span text:style-name="T3">BarCarZig<text:tab/>65DA6F39E7CAFAA0!1181</text:span></text:p>
      <text:p text:style-name="P1"><text:span text:style-name="T3">LogEmuAte<text:tab/>65DA6F39E7CAFAA0!101-65DA6F39E7CAFAA0!108-65DA6F39E7CAFAA0!1135-e18a35493371b5c257849df6cae92965</text:span></text:p>
      <text:p text:style-name="P1"><text:span text:style-name="T3">MuchBatCan<text:tab/>y4p0j-qQZemfK9_fCDOnv8lZ3OmrxgNPaRrD3JAv3dqMVhOUx0yCfE3J98ipawIpaJ5Wr9ZcR8lb5JtHoqpdCFEgVBeH0qSywJEBvlRdIDik9eqmmDBa03SyTNmpbJb0VML-sQ9cL6iC2TdLHgxgExieBScWKvS207foRxBNZRAwG6YdNFL7F56uBbs1WOkmxZE</text:span></text:p>
      <text:p text:style-name="P1"><text:span text:style-name="T3">RedSewSwim<text:tab/>65DA6F39E7CAFAA0!101-65DA6F39E7CAFAA0!108-65DA6F39E7CAFAA0!446-e7d1fdd501b7562602784886b851835a</text:span></text:p>
      <text:p text:style-name="P1"><text:span text:style-name="T3">AmazeBlueForth<text:tab/>whz0zg-dm2305.files.1drv.com</text:span></text:p>
      <text:p text:style-name="P1"><text:span text:style-name="T3">VineAteDoge<text:tab/>y4pOBGiZklVPBOrTl-ZSTYWovXJeofkOjzE6kCNk3cCNrXwctQMP37hsQ-PNYoXO3ZPbgpmxVuqiGpl-HIHQ_HX9LWERRw7r4FDwap50k8IL7ttmPs28edxk_efJhFkBIDNeu9z9qtVEH2EcBgEPtkfDWVcGCMsXqT7GZGB0qOorUOQRJFaXKoEikS8J66E7w7D</text:span></text:p>
      <text:p text:style-name="P1"><text:span text:style-name="T3">LawDayWow<text:tab/>65DA6F39E7CAFAA0!101-65DA6F39E7CAFAA0!108-65DA6F39E7CAFAA0!445-2511c5de96cd9cc31534aad90b65d3fc</text:span></text:p>
      <text:p text:style-name="P1"><text:span text:style-name="T3">KoiSumForth<text:tab/>y4pryCpQS84LRPoaGGF6CJjXJW688z5XRpqD7eSho1kTLytM_553BsvpsHWSIgSBAFXfEF7p-IZTGqAGcq7gCaN-qMlMkjolwq22xiRtkq0xjs_iCOjnksGWSasLTbH1bqF_8j3dng9sqbKHXIdDcdCJUMxhZNzck44pXDHViulc49_GpnaeW5gGSt-eNnzRzRr</text:span></text:p>
      <text:p text:style-name="P1"><text:span text:style-name="T3">FlyDayYup<text:tab/>65DA6F39E7CAFAA0!1177</text:span></text:p>
      <text:p text:style-name="P1"><text:span text:style-name="T3">OafHugMuch<text:tab/>y4pIuEFz6k2U8R9D_sNs5khJpREHYrLlEizoBYr8aaeXMzopBnwxHoIDPwcVxm6YgAGmQ2PMpzVEsFfpmItFNxVBOHLDEj8vnPRDaP-Z0kUWsl5vwP70yFgK-h0UcgL9KB6KYz6JxmamqU3C2mNO3jcYb6Qp-oBJO3ciATzCslRF0YuEvhOCKMjdRO0uH_lCz84</text:span></text:p>
      <text:p text:style-name="P1"><text:span text:style-name="T3">AteLogZig<text:tab/>65DA6F39E7CAFAA0!441</text:span></text:p>
      <text:p text:style-name="P1"><text:span text:style-name="T3">WeeHamEmu<text:tab/>65DA6F39E7CAFAA0!101-65DA6F39E7CAFAA0!108-65DA6F39E7CAFAA0!441-55eea6a4221ae637d572f15d65886b34</text:span></text:p>
      <text:p text:style-name="P1"><text:span text:style-name="T3">UrnGoodWag<text:tab/>y4pBl7zBTKBeDGTZHsYeRbIkSpO7TZdEjpszfSUxOEhFLYGPuD8KglW44aSTYYFK9Q3Exut0nRpz34WDePO6gO7hIiOxaqMWs7Vf4vKSgz7QQuFOrnrjk7PSRV-aI6wcZCO2Dckav0rUIguXvHEVXpySCzSmHK88BqSb58oa1LPqh0e2OumZOy0CX6G0lY0FoRZ</text:span></text:p>
      <text:p text:style-name="P1"><text:span text:style-name="T3">KoiDownImp<text:tab/>65DA6F39E7CAFAA0!1138</text:span></text:p>
      <text:p text:style-name="P1"><text:span text:style-name="T3">MadFooMad<text:tab/>65DA6F39E7CAFAA0!444</text:span></text:p>
      <text:p text:style-name="P1"><text:span text:style-name="T3">ZigKidOne<text:tab/>65DA6F39E7CAFAA0!101-65DA6F39E7CAFAA0!108-65DA6F39E7CAFAA0!1175-f355ebde6167286cce7b508285ad9b59</text:span></text:p>
      <text:p text:style-name="P1"><text:span text:style-name="T3">HugAmazeCat<text:tab/>65DA6F39E7CAFAA0!101-65DA6F39E7CAFAA0!108-65DA6F39E7CAFAA0!1138-fe2d7adc3e6abc01d7f14271baeba703</text:span></text:p>
      <text:p text:style-name="P1"><text:span text:style-name="T3">LeftUpTwo<text:tab/>65DA6F39E7CAFAA0!305</text:span></text:p>
      <text:p text:style-name="P1"><text:span text:style-name="T3">YupSwimA<text:tab/>y4pgQrFG6pY4koKEiy8DVWr6QqPtMu3kSamNOo-RWUqVN0qwFBEvSV4Too1IcMy9Z7INfhxdCkFirOQlFrv1BfJ7NeSSabjs8OEUmbXAfu1UDfZRInL1B6QTzxYhzbp-HLgUtm5MR9tQR3qn5rvbRWxkaGzIwAK3WFHqiDi3H060FxEibG80n2RDexJl5uNJ9ky</text:span></text:p>
      <text:p text:style-name="P1"><text:span text:style-name="T3">AmFooOrb<text:tab/>65DA6F39E7CAFAA0!101-65DA6F39E7CAFAA0!108-65DA6F39E7CAFAA0!444-9f4279ffd8a5b16851ca11e8599b51da</text:span></text:p>
      <text:p text:style-name="P1"><text:span text:style-name="T3">JoyMuchPew<text:tab/>y4pHBtrNFVUZPeQOl2iHbaccSAqovVo2tM4ph0v6lkH5BIzbefWWhY8NpFEbvesPhe3cgg37v7lHi1leNaSEtaUFMtY_rXLeILOjhOyCJDUNRSB_3BmMsEjbtOiZvcZo5QmiPBfLN-sM8TBwGEffGmMEZOAm4-o8Oe61k6XEtAuJVIwmtV_ddxN_5zUGXaXidaT</text:span></text:p>
      <text:p text:style-name="P1"><text:span text:style-name="T3">BagRodLeft<text:tab/>65DA6F39E7CAFAA0!101-65DA6F39E7CAFAA0!108-65DA6F39E7CAFAA0!305-a5587aa03c942ea198f2c0ddfce27f12</text:span></text:p>
      <text:p text:style-name="P1"><text:span text:style-name="T3">JoyZagMad<text:tab/>65DA6F39E7CAFAA0!114</text:span></text:p>
      <text:p text:style-name="P1"><text:span text:style-name="T3">LeftTheRich<text:tab/>uraxlg-dm2305.files.1drv.com</text:span></text:p>
      <text:p text:style-name="P1"><text:span text:style-name="T3">SumRichGad<text:tab/>65DA6F39E7CAFAA0!101-65DA6F39E7CAFAA0!108-65DA6F39E7CAFAA0!1139-790823ebf64b13b40f69630b89872c72</text:span></text:p>
      <text:p text:style-name="P1"><text:span text:style-name="T3">LogTaxFig<text:tab/>y4pqy8av03hdHiS73AXFWE7_JGLRD9njdCAr3eKFVhPG_BlpkRbiXpwsGCp4pwXbHxg6JD0MHqVXcK62Vb713HybtriNaco4b5_tRosX4bM0EbWdd8iBtphl8zBigZFnzl4z2VFzcHkShKlVycn3f9-FiTf7THRIeO7_FZzkKrYXr20Uxou76_furrvTirpVIVQ</text:span></text:p>
      <text:p text:style-name="P1"><text:span text:style-name="T3">UghHogBug<text:tab/>ubaxlg-dm2305.files.1drv.com</text:span></text:p>
      <text:p text:style-name="P1"><text:span text:style-name="T3">BatBagYew<text:tab/>y4pNQFvlB5gR4MmbASAOchnIsPhkSLvHNb1osc-O2RHB5n-56w7ddRuRst5O-qXUzVje1YY5rPiU_lnSdnjX_8vbwhDjSt2pY01q-4D0JWgWZwZI39tnVYvaDgb0t55aveKlQv9fBL2sQ1PhxpwN0gcC6q0pFOPl2ysKFFSvEnfRasdE8l6Md9aifOheUAD4LN9</text:span></text:p>
      <text:p text:style-name="P1"><text:span text:style-name="T3">MuchRodAmaze<text:tab/>65DA6F39E7CAFAA0!453</text:span></text:p>
      <text:p text:style-name="P1"><text:span text:style-name="T3">LawAweBig<text:tab/>65DA6F39E7CAFAA0!101-65DA6F39E7CAFAA0!108-65DA6F39E7CAFAA0!453-82ab35a52babfb3ae142ecb37edc2c8b</text:span></text:p>
      <text:p text:style-name="P1"><text:span text:style-name="T3">DogeYakMug<text:tab/>65DA6F39E7CAFAA0!1141</text:span></text:p>
      <text:p text:style-name="P1"><text:span text:style-name="T3">AweCakeEar<text:tab/>y4pB5ruD_8RhBKfbNfecKsMdO2NktVdP8spOtYLptOCY-hVne9ObXHUF899u5TXIWgeRO5-hjfyOE_K43RAkdRbiZW13d8gBQd5dMS9RdCk-qFXaU8rN8T1MKnaVcjmUjsrLfnoXi028eBUfoZ2gpQhRIz58a1VvKoqGwqk-vx2CGJ84PFD5Zf_0nNxR4TQHxbL</text:span></text:p>
      <text:p text:style-name="P1"><text:span text:style-name="T3">WagSewMaw<text:tab/>y4p87u87OoPC5Q_5bsuweZATMGhqlXshCxkHiM-HucU55GnsgGHD3nudq0WE-FpnEXWMEm3SF6aUWpH2BEmW_r4Ki796ByP3pZ0dvKM4Ng0dcUblA1CL8MR7eGM1Ir3Pcn4KjHzKCeMZHI741Kj9N0bXjsOPr3lLuUw-kNXXGnxB3Vpwe2icyR2cH_sdcDX59Ja</text:span></text:p>
      <text:p text:style-name="P1"><text:span text:style-name="T3">IcyAwePie<text:tab/>65DA6F39E7CAFAA0!101-65DA6F39E7CAFAA0!108-65DA6F39E7CAFAA0!1141-1d55a3740ea408962561c808622362b0</text:span></text:p>
      <text:p text:style-name="P1"><text:span text:style-name="T3">SewMawHer<text:tab/>65DA6F39E7CAFAA0!349</text:span></text:p>
      <text:p text:style-name="P1"><text:span text:style-name="T3">OneBarOne<text:tab/>65DA6F39E7CAFAA0!1142</text:span></text:p>
      <text:p text:style-name="P1"><text:span text:style-name="T3">JoyTwoDown<text:tab/>txaxlg-dm2305.files.1drv.com</text:span></text:p>
      <text:p text:style-name="P1"><text:span text:style-name="T3">NorthSewWag<text:tab/>y4preHblkgv6i4f6iRqe6KDu01Xugey6cJDCTu6xnNn2UPHyjcgM38TBBaecBiy6RbNF0LN5df2RXk0cTrKXu7QILMr5SR41WEsT1PploWObiaqr4St2PbXCXYipMf96B-AdV2smu5PfsGlgmh8PQt54h0QEartVxamnHqQDVxeCK0EdcJD15dVz5E3sEodYhvv</text:span></text:p>
      <text:p text:style-name="P1"><text:span text:style-name="T3">AteLogZig<text:tab/>y4pI09HlvCe6wU-WKIqva2WSV5CUHN4nMgKkPtFLFjcNY7xcE0lDYqbpRcOQYQRFC6wVhZLTL4-KTaU3fcEPHHq2uNgxakLYur6vvZ5b3iagsTB_5nTxvvYq8m5L8L9Vkw0qLBJSuDDgoOI0eOWtOLLSFO6DmYGUzXUhcquSnRn8jD-UcPPXAflga9Rbgv6-UfV</text:span></text:p>
      <text:p text:style-name="P1"><text:span text:style-name="T3">FigVineFox<text:tab/>65DA6F39E7CAFAA0!101-65DA6F39E7CAFAA0!108-65DA6F39E7CAFAA0!451-d466ba583e6e4f3767e1d48819430527</text:span></text:p>
      <text:p text:style-name="P1"><text:span text:style-name="T3">OrbCanGad<text:tab/>65DA6F39E7CAFAA0!101-65DA6F39E7CAFAA0!108-65DA6F39E7CAFAA0!1143-4fe0706de83e5cde5d25cfec88945cab</text:span></text:p>
      <text:p text:style-name="P1"><text:span text:style-name="T3">MawNorthIcy<text:tab/>65DA6F39E7CAFAA0!455</text:span></text:p>
      <text:p text:style-name="P1"><text:span text:style-name="T3">FigFoxVine<text:tab/>vraxlg-dm2305.files.1drv.com</text:span></text:p>
      <text:p text:style-name="P1"><text:span text:style-name="T3">ImpOrbKoi<text:tab/>y4pCQrdOTxqwz3S3sFWWlLXrw4Di5tfEKMbImjXGxPoCcKUEKezUP-_5ndsUHVdLs-5964B6UZ1CukkJwnsk6RCoHb1HemPrx38rcvcN-C2Uqr_07dViCywyC9tDh7C2YuJVAFzK6DhRmilKt7ItbNiEAmGxIYNc86OjJKNVJUdgpGAhQkbVEjvtl1FbftVgLYe</text:span></text:p>
      <text:p text:style-name="P1"><text:span text:style-name="T3">AmazeRatLeft<text:tab/>65DA6F39E7CAFAA0!450</text:span></text:p>
      <text:p text:style-name="P1"><text:span text:style-name="T3">PewLeftSum<text:tab/>65DA6F39E7CAFAA0!101-65DA6F39E7CAFAA0!108-65DA6F39E7CAFAA0!450-362ebdc3c465203aede830edd9035b7d</text:span></text:p>
      <text:p text:style-name="P1"><text:span text:style-name="T3">DogeFoxBar<text:tab/>65DA6F39E7CAFAA0!452</text:span></text:p>
      <text:p text:style-name="P1"><text:span text:style-name="T3">DownGemDown<text:tab/>vbaxlg-dm2305.files.1drv.com</text:span></text:p>
      <text:p text:style-name="P1"><text:span text:style-name="T3">BagPewFoo<text:tab/>65DA6F39E7CAFAA0!1145</text:span></text:p>
      <text:p text:style-name="P1"><text:span text:style-name="T3">CanTheVat<text:tab/>65DA6F39E7CAFAA0!101-65DA6F39E7CAFAA0!108-65DA6F39E7CAFAA0!1145-d5a8ccd535ccbf7154ea2f72fdedfdb2</text:span></text:p>
      <text:p text:style-name="P1"><text:span text:style-name="T3">AteFoxEmu<text:tab/>y4p0oW8k4HUGNxkFdiX8Mcwco_swzTy0Y_hk915WuW_ogwpjXo1ef-lOdjs8y97Oil6OR3ljcEVQSjfdB2RXP7zONP8WZzPazrCdttzBnbZCoAm6-V1La5AtiIjgpze_L7KsV4DaG9y7DDxSxBy39LQNXidJbsTO_D4OZFeUzrnqlzGURZrSI62PnGwxUb-RTdx</text:span></text:p>
      <text:p text:style-name="P1"><text:span text:style-name="T3">SewNorthEar<text:tab/>65DA6F39E7CAFAA0!1144</text:span></text:p>
      <text:p text:style-name="P1"><text:span text:style-name="T3">LawFarYup<text:tab/>y4pZnZ0I18d9mKh50wfjC_jty1G_Gr5uY4-7E6qzpcsFZcPJp_hU6ebo3nDJLJP6pN3SCsid1OZdSy-1ASseJhiGiA6nWDrgC1k5TrGvG_zuHQg6EViX8hoH_Uyqy8_zdZuJNIqXNBkgudC1T3r1jWhIwOb3bhJ2H6lI6Z6lgF9OLaVNEv9YuKdm1mu9f20T7Hz</text:span></text:p>
      <text:p text:style-name="P1"><text:span text:style-name="T3">FooPewSea<text:tab/>65DA6F39E7CAFAA0!1146</text:span></text:p>
      <text:p text:style-name="P1"><text:span text:style-name="T3">SwimRedCake<text:tab/>65DA6F39E7CAFAA0!101-65DA6F39E7CAFAA0!108-65DA6F39E7CAFAA0!629-47b91ce931a421e72d2683d5b78fba72</text:span></text:p>
      <text:p text:style-name="P1"><text:span text:style-name="T3">YupUrnWag<text:tab/>65DA6F39E7CAFAA0!101-65DA6F39E7CAFAA0!108-65DA6F39E7CAFAA0!1146-b68bbe38daa85968771fbd3c9a48d438</text:span></text:p>
      <text:p text:style-name="P1"><text:span text:style-name="T3">SwimFlyUrn<text:tab/>65DA6F39E7CAFAA0!101-65DA6F39E7CAFAA0!108-65DA6F39E7CAFAA0!454-f45e6c5a047a3800a0ee0c3f36272f1d</text:span></text:p>
      <text:p text:style-name="P1"><text:span text:style-name="T3">UrnEarBig<text:tab/>y4pmsKEX_hO2C6S9xBEJX_VB44AGp1gcuqKByZyyRayjG6zctA59P3_vNCYNTVmKG9owcBv-XIMOHBQ4sTiL_IqTmAiqfqri_e0g7WWiLFuoDpbIawUIhlNTo9LwBDD0oWaJIwPcjEe9P2xXY16qkjAMj5RLQ7Mq1hOlZ_pbnWkgtuRwUc-2nnOKqmd3qmWW01g</text:span></text:p>
      <text:p text:style-name="P1"><text:span text:style-name="T3">UrnJumpSwim<text:tab/>65DA6F39E7CAFAA0!456</text:span></text:p>
      <text:p text:style-name="P1"><text:span text:style-name="T3">YakDogeAte<text:tab/>65DA6F39E7CAFAA0!101-65DA6F39E7CAFAA0!108-65DA6F39E7CAFAA0!158-63a6ce68715c6a6c4b8976eb31c1c7d3</text:span></text:p>
      <text:p text:style-name="P1"><text:span text:style-name="T3">FooZooBud<text:tab/>65DA6F39E7CAFAA0!101-65DA6F39E7CAFAA0!108-65DA6F39E7CAFAA0!456-c0c8749e2c0b03b56e379b3212623338</text:span></text:p>
      <text:p text:style-name="P1"><text:span text:style-name="T3">RagLogCar<text:tab/>y4ptYHI0Xl4ERP4Bjhwy2BJyN1YLozkueUZC1OTwJN1zrxyztOIByPCDvnV91fie-WBPS4LGaQiHwjoqspMT0CZl0yba5GzHGLaaxAr8KwwzG5VDPgg5-6Il4KLOQFkFxwgTyMfbHK0yvG3ZYLo-Pts-YGWKgcOfN8zKFfqr2oFoMMvdWz2hDNHtprxJg40s_1L</text:span></text:p>
      <text:p text:style-name="P1"><text:span text:style-name="T3">FigRagDoge<text:tab/>65DA6F39E7CAFAA0!457</text:span></text:p>
      <text:p text:style-name="P1"><text:span text:style-name="T3">BatSeaGad<text:tab/>65DA6F39E7CAFAA0!101-65DA6F39E7CAFAA0!108-65DA6F39E7CAFAA0!457-f6f2f3d5aa569ffd61bf08721ff95ce7</text:span></text:p>
      <text:p text:style-name="P1"><text:span text:style-name="T3">OrbGemOrb<text:tab/>65DA6F39E7CAFAA0!458</text:span></text:p>
      <text:p text:style-name="P1"><text:span text:style-name="T3">TaxUghRag<text:tab/>y4pnJxR70dFZcdqsPKOp19fsJf_xAw5RbFS-NtcuaFqSK3ivwKka-7TAFyD0o4-qCAySOfkntkbSUx1x4ZPGJVBH0XaWsT5yr1FGbr6RsSoxpagf0Uu4F8_RMy93nQndOkBVAq2gFOhFdjx1X8389QkBqW6x89lBdIFyTwOLEnDIq7O8xXUkdnpdGzheks2GGu2</text:span></text:p>
      <text:p text:style-name="P1"><text:span text:style-name="T3">ZigKidLog<text:tab/>65DA6F39E7CAFAA0!101-65DA6F39E7CAFAA0!108-65DA6F39E7CAFAA0!458-64e78bb9262b2f5a8c2e5844726bb58f</text:span></text:p>
      <text:p text:style-name="P1"><text:span text:style-name="T3">OrbBudFish<text:tab/>y4pdSRZutzHqajEjqajPexNlJv4WN6NoVNpZ-oD0WWyJQNZHPBffv1WHV4HWQ6fvamOWR6gJOAPKhpUs_rlGFhZF979vq-o9VF7wlQczC4uFCdHNh3EhitlN9cSheKqdGmPR6yyhQmt-3Yut6TkxyfXlZgXNY_9R5kWC8JoWg-QrNHDXI8PwWwMJHljPHmMleQn</text:span></text:p>
      <text:p text:style-name="P1"><text:span text:style-name="T3">CanLabMuch<text:tab/>y4pOVxGxdKUjh3EvCFswF3pQPoO_yD71nI9h6t61BDq5EZESyK-MyD8yowcWOloa2JY6Khl0qKjMfxICstQQr-vEPWGqRoZrHSOaRkKgvuNMjxOeDpUHqlb2ah_JYFl2FB9ep6adU9V-QHHYi2PRS5Ac-yxUyrrp64s1JrPx42LEevYeXv6Of178BxlRFchWOmi</text:span></text:p>
      <text:p text:style-name="P1"><text:span text:style-name="T3">AteHamRag<text:tab/>65DA6F39E7CAFAA0!304</text:span></text:p>
      <text:p text:style-name="P1"><text:span text:style-name="T3">FoxOneMug<text:tab/>y4pdMtFALwOeGHXvNMMf2_e0_eEYEb26tejczqVJ4mrU_RkxK64QTUDOzdHy_WB_fXUWZkJ11dXxNZSRFPkHGCmm25Qdp1uQMA2hdvmO7PbW2O19NZuA0KPTVV3gbuYA1CH6l3KAUMf-kgarB9542lcCOQvBfqoheLHt90xHpt8pLjv4vTIdPfg5riVl5iqFaGC</text:span></text:p>
      <text:p text:style-name="P1"><text:span text:style-name="T3">LogBugEmu<text:tab/>y4ptQdpi_Dr137BIZoxqdsjHwmvkucRyQLH6dBWi7ztjj9joYLXpfndW8yGt_lFV1g_qudy3hpPn_--YKlN4m8f8vTg7i5kq7Tp0Xy-H2akmugycM-DGlpznV1vtJIHXJewU-lijD6XWMeyO4d_a57Jgs2rpQ-MNvcBuexD7Nt8f1aqrbigxlr7ywFpj12668ci</text:span></text:p>
      <text:p text:style-name="P1"><text:span text:style-name="T3">PewFooDown<text:tab/>65DA6F39E7CAFAA0!1151</text:span></text:p>
      <text:p text:style-name="P1"><text:span text:style-name="T3">WowNorthSwim<text:tab/>65DA6F39E7CAFAA0!101-65DA6F39E7CAFAA0!108-65DA6F39E7CAFAA0!1151-4d76ac9b4ae81c64c3cfbedeb94b9ff6</text:span></text:p>
      <text:p text:style-name="P1"><text:span text:style-name="T3">ZigYakPen<text:tab/>y4p6HjEQCfWi7ROH9HtjkD3N8Cv0NNs3nghQfh2bOulljEd-04Av6zlz_uvHG2pxuV0jjxQbklAt52vKEZzV9UipCHauM9xqBUAQ88IOKjUU3L9Z3oyLdRzFsaNVlxWWL3X_JlHRwDrDDyQrXjtBD1AveDMPdycqxFZMrxxo5AC9PoBN_jMIHjwIq_JoqaOqN7g</text:span></text:p>
      <text:p text:style-name="P1"><text:span text:style-name="T3">AHerLaw<text:tab/>65DA6F39E7CAFAA0!1150</text:span></text:p>
      <text:p text:style-name="P1"><text:span text:style-name="T3">PenUghKid<text:tab/>65DA6F39E7CAFAA0!101-65DA6F39E7CAFAA0!108-65DA6F39E7CAFAA0!1150-d275892e3f7e803c1c57aa446a4606dc</text:span></text:p>
      <text:p text:style-name="P1"><text:span text:style-name="T3">UghFigMug<text:tab/>65DA6F39E7CAFAA0!342</text:span></text:p>
      <text:p text:style-name="P1"><text:span text:style-name="T3">ZigHamOne<text:tab/>65DA6F39E7CAFAA0!1149</text:span></text:p>
      <text:p text:style-name="P1"><text:span text:style-name="T3">BagMadKoi<text:tab/>65DA6F39E7CAFAA0!101-65DA6F39E7CAFAA0!108-65DA6F39E7CAFAA0!1149-c8647b918ea72ed4d01115137496772c</text:span></text:p>
      <text:p text:style-name="P1"><text:span text:style-name="T3">SwimLawOwl<text:tab/>65DA6F39E7CAFAA0!101-65DA6F39E7CAFAA0!108-65DA6F39E7CAFAA0!1134-e18a35493371b5c257849df6cae92965</text:span></text:p>
      <text:p text:style-name="P1"><text:span text:style-name="T3">JokeEmuOne<text:tab/>y4p3rCtIkqnIVsVZx1sc2-OdoCIDagV6CZbKYKqux3olZm96qd38ZJLf3B7c32ui0KFqWNgRvXNWPFE6qS8O8KSMMYUtcEEQEUXHUs99xClkgDdhzjPLwcwrueg3XC_IDVW0kECUiMvXZ8pVNBUpi-FIvaGIfZajonJ1bu1BUHrbCQMjER5qKGEROuygW0AD9u3</text:span></text:p>
      <text:p text:style-name="P1"><text:span text:style-name="T3">FarYupYup<text:tab/>y4pEY_enNhIpTyKmgLOSF6oY7ua6XL3gC8mJI-4hGJ4urWvfgn8HgluSsukHlehKzN_XJTzHMLsYO9rfXJgFHDJst7vrVx0UOuUaro0OYZvGDmyPoI9KRYLUcXs62MkPDRelaJySd2LwbLIF8XaRMzcjpOIGvS2PGusjBo03Cigq9o5cffSxDvHgWGyMnOU2JrD</text:span></text:p>
      <text:p text:style-name="P1"><text:span text:style-name="T3">WeeLogTax<text:tab/>65DA6F39E7CAFAA0!1153</text:span></text:p>
      <text:p text:style-name="P1"><text:span text:style-name="T3">ZigZigCar<text:tab/>65DA6F39E7CAFAA0!101-65DA6F39E7CAFAA0!108-65DA6F39E7CAFAA0!126-273ced58f425941ece48a503075d2ef1</text:span></text:p>
      <text:p text:style-name="P1"><text:span text:style-name="T3">MuchJoyZag<text:tab/>65DA6F39E7CAFAA0!101-65DA6F39E7CAFAA0!108-65DA6F39E7CAFAA0!1153-13b3d198e7d18d42b4aa259338c67b43</text:span></text:p>
      <text:p text:style-name="P1"><text:span text:style-name="T3">SumWryVolt<text:tab/>y4pAj7Hjvsjy9XVeabxAJ41KtEkuLcBoJElPky9Ytd4dpyXDrz6ydWatKpL5Wze9UBnmN24goO-nos-7ZIUK3-ErhRi0kHx5gmoTvpCwWrufN96G1oyKwKGse3eK1QFhidIDkpBmfsjsBEM3dvvLKJjgCzAcnZ_ILIV2g0aWsmlWow-PEK9-8V89ir3JR0mTC6q</text:span></text:p>
      <text:p text:style-name="P1"><text:span text:style-name="T3">FoxYakDoge<text:tab/>65DA6F39E7CAFAA0!101-65DA6F39E7CAFAA0!108-65DA6F39E7CAFAA0!1152-1eb11e2dcd05a4894dbafadaeed04471</text:span></text:p>
      <text:p text:style-name="P1"><text:span text:style-name="T3">DownHisEye<text:tab/>65DA6F39E7CAFAA0!1154</text:span></text:p>
      <text:p text:style-name="P1"><text:span text:style-name="T3">FoxPenWee<text:tab/>65DA6F39E7CAFAA0!101-65DA6F39E7CAFAA0!108-65DA6F39E7CAFAA0!1154-05d912041203772cb5363c9a123d2fa0</text:span></text:p>
      <text:p text:style-name="P1"><text:span text:style-name="T3">TaxLogZig<text:tab/>65DA6F39E7CAFAA0!1155</text:span></text:p>
      <text:p text:style-name="P1"><text:span text:style-name="T3">VatNewBag<text:tab/>65DA6F39E7CAFAA0!101-65DA6F39E7CAFAA0!108-65DA6F39E7CAFAA0!1155-8d8987fff8a6f087fcc73ce175b4cd50</text:span></text:p>
      <text:p text:style-name="P1"><text:span text:style-name="T3">FigEmuEmu<text:tab/>y4pJ7AGmf3wlXiSLXyH-T9C6NgFlhgY5rkwo_7ByrZhmoCUH5nNZg5X6hOXQ7VJbOKYn12ytHU9mItWSn8-dM2qW6M2AoSIYaZgamBeChmaULNuxsfg7I368W0SnFhuYrMmpmZU_n1P4OdIWrin-pNHEU_32B8IDWrS_Q5Stv0DZFUKqmjPP1rLXZIKpr9UbwHd</text:span></text:p>
      <text:p text:style-name="P1"><text:span text:style-name="T3">HazEggSum<text:tab/>y4pzcqWAC9gTQ9cY6Aqeoanzhk-fg6415y817EFL6t9tnnPzwZOu1kQB7yYLLW8VSEYxsrg4DGP0vu-llSJyXu41_hEkUfLMOvyYtAbmU4ujOdpquaK-_NOwPmP4TV4F0JvkO98-0-OeINxubhg7v0-Wy8NwWbB19SpQ7LjNU6RY5DCbrs5fX6OCiFxvOWmqZPJ</text:span></text:p>
      <text:p text:style-name="P1"><text:span text:style-name="T3">OneWeeLog<text:tab/>y4pHUjq9OVC-yntzNQqj9JCJwNoQ3OfXZNgVF13DW2VkkC-cBwajq3FQHjyXMevuTeZ_TFc_BwxD6jcncHADLh6UO1EG21PXYMLhWfgLv2ID3BdTiAJfB4XtieoFy04KPAK2SxWKcwNFvTfuA2_5_hM7NgiqN7nkHaYXjl43J8TZ8xpdlp_apTgicshC3m9W1jf</text:span></text:p>
      <text:p text:style-name="P1"><text:span text:style-name="T3">FarPieUrn<text:tab/>y4p-JdKbLj-UqD9_ZPwlvqk61dvbvQRCQHUL3YhyHCoUdNWQjxwZ4Jzo8zu5VaSXq1x4Q0Q6I5uQUj0oHj4AjE61hJMBrr49Z-Yt4pUHJsTn3NEuY8qFZ4uiM_VUHeV5G4Bc2yr2_20-C7UsywZ2fWsQir6ptz271QVrrLu1ajo_tccuUAdiBNE8PDMiIXXC3aS</text:span></text:p>
      <text:p text:style-name="P1"><text:span text:style-name="T3">HisTheImp<text:tab/>65DA6F39E7CAFAA0!1158</text:span></text:p>
      <text:p text:style-name="P1"><text:span text:style-name="T3">HazTwoWolf<text:tab/>y4pDWDNvFwv1JY22l_RdDrs_4hZn3bIQjJwqEKOXlTT9u4bvH_Jo2vQzf4pYOByzAGw8CkWip27UV_yNJL32N5RIWUQ9tJVrTv2gyUN1P3aRPImaqLwxTFihWtLwTZpHkTxS-vrwMFL6HtLEtBu1Ns6cex5GzSWqKVTJW-XCdSgPdCl9bsYxG_TijuY57YH69Km</text:span></text:p>
      <text:p text:style-name="P1"><text:span text:style-name="T3">BugMugOne<text:tab/>65DA6F39E7CAFAA0!1156</text:span></text:p>
      <text:p text:style-name="P1"><text:span text:style-name="T3">BugFigVine<text:tab/>65DA6F39E7CAFAA0!101-65DA6F39E7CAFAA0!108-65DA6F39E7CAFAA0!1156-838f74009b6a8de849e836825be89e12</text:span></text:p>
      <text:p text:style-name="P1"><text:span text:style-name="T3">BudMadWar<text:tab/>65DA6F39E7CAFAA0!101-65DA6F39E7CAFAA0!108-65DA6F39E7CAFAA0!307-72efaa56d0412adeb7207e7967f2c1ce</text:span></text:p>
      <text:p text:style-name="P1"><text:span text:style-name="T3">YupBigA<text:tab/>y4pteeMdUy7vMo7P8zZUm0wjMbXjX2-Pg95wjGzHUwp8ea4xHUbElZCa353ppQ3XJHGCqs9ZVmC9pcVIxkf1p6W5ybaFvSzydCg1LLx98bRfKa_8Wi3jxk5DiBccwkqKNDO0ZvnbBYB4tbj6_JAKpapKNCNdx-3rG47Zbyc5R0_yHB6HNIDAAkECGuyc6QRjJ9-</text:span></text:p>
      <text:p text:style-name="P1"><text:span text:style-name="T3">OrbRichBat<text:tab/>65DA6F39E7CAFAA0!116</text:span></text:p>
      <text:p text:style-name="P1"><text:span text:style-name="T3">OafYewDog<text:tab/>65DA6F39E7CAFAA0!101-65DA6F39E7CAFAA0!108-65DA6F39E7CAFAA0!623-fa6d687c853571b03c1b0195098f62b8</text:span></text:p>
      <text:p text:style-name="P1"><text:span text:style-name="T3">BugBugBug<text:tab/>y4pjSfKAQB6g_Hcw4iUq_QGcpD_TtdDAta0PKAlLkkWxdTFvAHoTTrSuCX9nlt-nr8R9NSVd-vHaYLjfVN2WQLCF6XsNOEjDwuyk1vjgiAeYW7fQBnTez-2aw8ZzuRjbjjhruzPxAZGCaq9RBA14PQMGmX5HTSa0eMt-BJogjfBBybYe7Z5onGEQxROR0OFAMOz</text:span></text:p>
      <text:p text:style-name="P1"><text:span text:style-name="T3">ImpVoltWry<text:tab/>65DA6F39E7CAFAA0!1162</text:span></text:p>
      <text:p text:style-name="P1"><text:span text:style-name="T3">KoiCatGem<text:tab/>y4pvA-9ZYINlW78NbiIiPFCGdVvF9UTwotajBuWrIRv1RM1ENJaTXdyMuqdH1IBUz6k2txYGMHLoVnRi2rX16E9o47ZFeWwoWTdV9X-v0-NJ8MjupA4zlYK6kUvgturSSJ0LqUR39mtvokJry5ODHE6JlUWxZMg-RBdfDFdeNUHmd_HFb1BD64OKKUSO32Y12Gy</text:span></text:p>
      <text:p text:style-name="P1"><text:span text:style-name="T3">HogJokeLog<text:tab/>65DA6F39E7CAFAA0!1160</text:span></text:p>
      <text:p text:style-name="P1"><text:span text:style-name="T3">JumpJumpOwl<text:tab/>65DA6F39E7CAFAA0!101-65DA6F39E7CAFAA0!108-65DA6F39E7CAFAA0!1160-5d2db4ce982e85eda4d1505a121ca596</text:span></text:p>
      <text:p text:style-name="P1"><text:span text:style-name="T3">FooBatAmaze<text:tab/>y4pVsl1JrKD71gj_BEn-3aI-7u6JKW4ndWd5372EUqKRnHAEbjDaSvHXR6xSd0SZRwZudJ-9r1vfK-DddOF1xynYvvM2F3Ba46JhaN-8vtSYig7CqyRjvRRW7jIXLFa133aefBLsr8ZAuEjd2lQ-HlzEO-4_I-CsEAEtss7F-46u22cgHVLZrIXAqcrEzZYUNIz</text:span></text:p>
      <text:p text:style-name="P1"><text:span text:style-name="T3">ImpBatBag<text:tab/>65DA6F39E7CAFAA0!1161</text:span></text:p>
      <text:p text:style-name="P1"><text:span text:style-name="T3">BigFlyAwe<text:tab/>65DA6F39E7CAFAA0!101-65DA6F39E7CAFAA0!108-65DA6F39E7CAFAA0!350-ef8128e1f99f7644ea0c73e60b56dc24</text:span></text:p>
      <text:p text:style-name="P1"><text:span text:style-name="T3">VineUghVine<text:tab/>65DA6F39E7CAFAA0!101-65DA6F39E7CAFAA0!108-65DA6F39E7CAFAA0!1161-d86858f9700794694a8843b185edcf06</text:span></text:p>
      <text:p text:style-name="P1"><text:span text:style-name="T3">FlyTruckTruck<text:tab/>65DA6F39E7CAFAA0!101-65DA6F39E7CAFAA0!108-65DA6F39E7CAFAA0!1163-05e463ce2e70cc3501d1eda9c3cc96ec</text:span></text:p>
      <text:p text:style-name="P1"><text:span text:style-name="T3">GemMadAmaze<text:tab/>65DA6F39E7CAFAA0!1164</text:span></text:p>
      <text:p text:style-name="P1"><text:span text:style-name="T3">LogUghEmu<text:tab/>65DA6F39E7CAFAA0!1167</text:span></text:p>
      <text:p text:style-name="P1"><text:span text:style-name="T3">YewKoiHug<text:tab/>65DA6F39E7CAFAA0!101-65DA6F39E7CAFAA0!108-65DA6F39E7CAFAA0!1167-5e950112d56554e61b6289e8480c1ce0</text:span></text:p>
      <text:p text:style-name="P1"><text:span text:style-name="T3">EyeImpZoo<text:tab/>65DA6F39E7CAFAA0!1166</text:span></text:p>
      <text:p text:style-name="P1"><text:span text:style-name="T3">AAweSew<text:tab/>y4pYtCjo_ywoZ9OGUJVacKpzc84qcHmjavyEUCR5IEfY2xPdiqgjKF94mIHhgxXICGvkpiBj48f5XTC6dcOjlzkYU1cUu1N7iGj_q5_pO_vZxLrI5MBMWM7dJ-Hrc-xgC9OZ7Kl0-P9gNR1Y1amRocligAf3iYdP3TBP0u6ggNfYI55U_2MsQmDOQXR__fFpQSf</text:span></text:p>
      <text:p text:style-name="P1"><text:span text:style-name="T3">PewMuchEye<text:tab/>65DA6F39E7CAFAA0!117</text:span></text:p>
      <text:p text:style-name="P1"><text:span text:style-name="T3">RichEyeLeft<text:tab/>65DA6F39E7CAFAA0!101-65DA6F39E7CAFAA0!108-65DA6F39E7CAFAA0!117-d71065b1b52bab9bcb17a338afbddda3</text:span></text:p>
      <text:p text:style-name="P1"><text:span text:style-name="T3">QuillZooVat<text:tab/>y4pBk5Z-RmIWrO0eS7CaHiOS33tndPuPKSTJY8JBtlg9Vd6ZWXsfEw8PgHwBzCzlPOFuThmg9FckwhxYKNVT1DG7HD0AymFwDk1mosoXHjiG83yzpGObpYbrJ4_e4j6uxZH9ksMJuixc246ZZsYMkFtuTv4yxqGn-fVLU-a2V1wHAVVA3_YrgZ2cB3DYPOZCSzs</text:span></text:p>
      <text:p text:style-name="P1"><text:span text:style-name="T3">JumpRedOwl<text:tab/>65DA6F39E7CAFAA0!101-65DA6F39E7CAFAA0!108-65DA6F39E7CAFAA0!401-04b73ddaf5a119eaa750890d06c3dcbf</text:span></text:p>
      <text:p text:style-name="P1"><text:span text:style-name="T3">RatCanRat<text:tab/>65DA6F39E7CAFAA0!482</text:span></text:p>
      <text:p text:style-name="P1"><text:span text:style-name="T3">DownImpWolf<text:tab/>y4pzn0707DB1r--KvNTegKNyjBSJ6JXB4hFFQvRo16XF61SghhP-Yb2wyEXt4oXF-SkGpN4GeDkM51LNC2HwOmSHIMJQb9EhxGf1f4UoOVybW70QO7-S5RnYBTvzxSs0sqpyUDedmSJzolt3IqM3fgU4auybYQ7CIzKlE_w56nLKZ8yzjDzZiTbV7J0jRXyS7iR</text:span></text:p>
      <text:p text:style-name="P1"><text:span text:style-name="T3">FooBlueQuill<text:tab/>y4pc4Jc7iEDPueVKcQW1LYzCLpOu8Hbi9CVNAfq3QyMr1nBxdfO7THQfzd7i7o1ChnpZz4I6z8wUjvygb520xFi7Ype4PWqgvraHg7aexr2fO4BAWOHWMidbd5Q3vbmbQPjeA61ycD5G0jJtwkf4EO0KV4suZKaz-08rWvhKzQbqYcLrcdK-zciILYvumIQczck</text:span></text:p>
      <text:p text:style-name="P1"><text:span text:style-name="T3">CatWryCat<text:tab/>65DA6F39E7CAFAA0!101-65DA6F39E7CAFAA0!108-65DA6F39E7CAFAA0!1172-d54218bfcf3ec2071aba331e943d8433</text:span></text:p>
      <text:p text:style-name="P1"><text:span text:style-name="T3">YakWeeRight<text:tab/>y4pxHbQ3tNUZYdPYJzD6ayPnQNAVkL-lEIKY_BTHYOM2BSLU_39nYk2Uw6r8gLCgebHCW4kKH2AkH6ANidm01-UudWLnImct7yWsNsaqtlAdCXzMnCLYZm4q7etXH11b7TFmqGdnrSd1W83e2I9feGj9Oss3Ot53GXkUqppWP9CiT9nFi3uSj1Un7tCyLl1QEFB</text:span></text:p>
      <text:p text:style-name="P1"><text:span text:style-name="T3">LogAteFox<text:tab/>65DA6F39E7CAFAA0!101-65DA6F39E7CAFAA0!108-65DA6F39E7CAFAA0!1171-e08b19f40d0dc3867e1c08097d0225a7</text:span></text:p>
      <text:p text:style-name="P1"><text:span text:style-name="T3">HogWeeCar<text:tab/>y4pO5I_0QORa9AcHtSAD7YM0zornKEtDM_hIOZdpSwDU-cSf2hExfEifYKmghXECoN4q_PhRx6lIBuuk4ITgcBWo_mMKmOaakCZd5M2u17-2MUys6WM2eBQQweuUVYIWCDpb66F0dvnsGzKyR2gAP91eo1U80GwZpKcKKFYWO-KyMmasvV2l6r99Vcj57GaTlQs</text:span></text:p>
      <text:p text:style-name="P1"><text:span text:style-name="T3">APieSew<text:tab/>65DA6F39E7CAFAA0!1170</text:span></text:p>
      <text:p text:style-name="P1"><text:span text:style-name="T3">ZagYewTwo<text:tab/>65DA6F39E7CAFAA0!101-65DA6F39E7CAFAA0!108-65DA6F39E7CAFAA0!1170-2b1e0b13a40115890f264e0746ffab86</text:span></text:p>
      <text:p text:style-name="P1"><text:span text:style-name="T3">EyeImpJoy<text:tab/>y4pWGW1EXlGVC3a8XzP_QSuY9_VfvlwPiHkYBStZzoIpbuVSEIwnHwea71wHmqPxJZ0xxmcpJlT-cBaEP1CwdZZXIoAM7hHNx3PBSV9cUFmahbUvefmT-aG0qTBiWo7yuy0tDfoFJUm0VCu_JqmKnrxb8F53-Tw0XVAdNAkH7Xy9JCEfMu14PFKmRD1hjqNS8SY</text:span></text:p>
      <text:p text:style-name="P1"><text:span text:style-name="T3">RedWagBig<text:tab/>65DA6F39E7CAFAA0!306</text:span></text:p>
      <text:p text:style-name="P1"><text:span text:style-name="T3">JoyAmazeEye<text:tab/>y4pTkQtGyetpMiLci-dR1rDDvA09hujbA_VVfBMUFxGztX60X9UbNBi0_OZlio8i5EBd1Z1twSUMM2_HWZq31uJ8y5NtVLNKhwCnXtR054OxNEUiAsyzP7PrK38b4jyVIwidVaiYOdO1huLDuyCNxM2ZXmldk3_3BL0Ye0kx4G25Bjs92SgdGa7W-8mbMgixG-8</text:span></text:p>
      <text:p text:style-name="P1"><text:span text:style-name="T3">SoRagBar<text:tab/>65DA6F39E7CAFAA0!101-65DA6F39E7CAFAA0!108-65DA6F39E7CAFAA0!1173-43c1370aa48e229641bf2637f2be9b42</text:span></text:p>
      <text:p text:style-name="P1"><text:span text:style-name="T3">FarTruckCake<text:tab/>65DA6F39E7CAFAA0!486</text:span></text:p>
      <text:p text:style-name="P1"><text:span text:style-name="T3">GoodAweWag<text:tab/>y4pW_LQq4jIWtEqYknE5QSrii9MiGVOw36lgeXgfeuKYpk5HSAJZDGefp3bVBicPdCO05IhV6kbyCQVm2hRu_S6hGb-ZXlMbUNPqcDV5rv1416EG7NizLolUsbJBMlguo4nSdnYAjsKybIWZdjnliY-e7-HjiuaGtNw_2V9abcXZ_LAw9zuOX4N5GSX2hkCKED3</text:span></text:p>
      <text:p text:style-name="P1"><text:span text:style-name="T3">YewImpZoo<text:tab/>65DA6F39E7CAFAA0!480</text:span></text:p>
      <text:p text:style-name="P1"><text:span text:style-name="T3">TaxZigHam<text:tab/>65DA6F39E7CAFAA0!101-65DA6F39E7CAFAA0!108-65DA6F39E7CAFAA0!1203-1dc246e609b24e35319683de5afe4c81</text:span></text:p>
      <text:p text:style-name="P1"><text:span text:style-name="T3">EmuWeeCar<text:tab/>65DA6F39E7CAFAA0!485</text:span></text:p>
      <text:p text:style-name="P1"><text:span text:style-name="T3">CanTheHis<text:tab/>65DA6F39E7CAFAA0!129</text:span></text:p>
      <text:p text:style-name="P1"><text:span text:style-name="T3">UghRightHog<text:tab/>65DA6F39E7CAFAA0!101-65DA6F39E7CAFAA0!108-65DA6F39E7CAFAA0!485-e76ebafda4aa0a2ba915d8a957910ec7</text:span></text:p>
      <text:p text:style-name="P1"><text:span text:style-name="T3">TwoHugGem<text:tab/>65DA6F39E7CAFAA0!484</text:span></text:p>
      <text:p text:style-name="P1"><text:span text:style-name="T3">HisSumImp<text:tab/>65DA6F39E7CAFAA0!101-65DA6F39E7CAFAA0!108-65DA6F39E7CAFAA0!484-4f30d8aadf57d1a002cfd416cc817c48</text:span></text:p>
      <text:p text:style-name="P1"><text:span text:style-name="T3">LogZigLog<text:tab/>y4p4YBJ_Tn0a5pJsnxMUfKScvvO59R9PywNezngEr89-5XHptBzVAvafwc6_4vpF3hPUSs9YFy7aMEb23zxxxszsTJQkaxltg_GSv7GdfpTN589jUNPFfP-fX-6Y-8eCLDzGlltqi8RWudAuUAu6PwLj5Mwybueh8GeJnDICfmypRWiOInXWX9OPY5oSH8xLN4y</text:span></text:p>
      <text:p text:style-name="P1"><text:span text:style-name="T3">AmDogRat<text:tab/>65DA6F39E7CAFAA0!972</text:span></text:p>
      <text:p text:style-name="P1"><text:span text:style-name="T3">MawMawBig<text:tab/>65DA6F39E7CAFAA0!101-65DA6F39E7CAFAA0!108-65DA6F39E7CAFAA0!972-2ad435bea121aac32a5b50b93b62a479</text:span></text:p>
      <text:p text:style-name="P1"><text:span text:style-name="T3">DogZooTad<text:tab/>y4pE8qGf-rqNaTHPrP8GK9_9aAX2vUt5EvHHOvjQPR0SxzBxOuds-Of4eCqoNRojTHTdNSzp6qTnx-2dW6JvRiALgC9JfV1i705x-vQ3LX6bDQ0CBKFHkDs1CLFW0dOkhL_d3k4tM2ksp83SdukgG9x84kjFOAW2eQ36VoAkEtVo2pFofCeACb_zJ_2Euvyeozv</text:span></text:p>
      <text:p text:style-name="P1"><text:span text:style-name="T3">AweTruckYup<text:tab/>65DA6F39E7CAFAA0!101-65DA6F39E7CAFAA0!108-65DA6F39E7CAFAA0!309-a5587aa03c942ea198f2c0ddfce27f12</text:span></text:p>
      <text:p text:style-name="P1"><text:span text:style-name="T3">WeeWeeBug<text:tab/>y4p7h7jgLoPRruM80VGzvgZzMuUktOjWGyE8g8COedd_xO9v_QjUq_NEhE8PsSuH8-LDXCyy0tsVEsrkX1cTSOL5z8EEjedisul_wdibVbzHb6vhVOvIGgHpCJtq4pJcSwFYV70r25wFdZgeBSPstP2cPFdEWmHtRvrzFZNXWVh4TlhxS9zF2adzhgMKIN7u_v1</text:span></text:p>
      <text:p text:style-name="P1"><text:span text:style-name="T3">ZigRagUgh<text:tab/>65DA6F39E7CAFAA0!101-65DA6F39E7CAFAA0!108-65DA6F39E7CAFAA0!118-e870e911c18c2f14400790e003a9e1e6</text:span></text:p>
      <text:p text:style-name="P1"><text:span text:style-name="T3">BatBagDown<text:tab/>65DA6F39E7CAFAA0!101-65DA6F39E7CAFAA0!108-65DA6F39E7CAFAA0!1344-ee2b814983c1db9d8adff94a1e0c3ee3</text:span></text:p>
      <text:p text:style-name="P1"><text:span text:style-name="T3">HerCakeTruck<text:tab/>y4p_AqjP_XZC1IINMM_jHWRxjvUxjHp4Pctj55xiIiPScHzz442koCkFdAecYw7AvbVK335y6qzs0_oljA3igQ_R2VsIu5BLBwrtnZXjEUs4qzKwYcqmJvoqZjLHzDPRMBWj-XqIkrAi8s2YT5-CKuyxNmEI05ZZmuHivo_MZsRdSp9MCpSqmfThFicfKIz33LF</text:span></text:p>
      <text:p text:style-name="P1"><text:span text:style-name="T3">GoodTruckLaw<text:tab/>65DA6F39E7CAFAA0!101-65DA6F39E7CAFAA0!108-65DA6F39E7CAFAA0!343-5a82c65c36d12b9e281af15413cbe355</text:span></text:p>
      <text:p text:style-name="P1"><text:span text:style-name="T3">BigFlyYup<text:tab/>65DA6F39E7CAFAA0!459</text:span></text:p>
      <text:p text:style-name="P1"><text:span text:style-name="T3">HamRightHog<text:tab/>65DA6F39E7CAFAA0!101-65DA6F39E7CAFAA0!108-65DA6F39E7CAFAA0!459-58f17907ff8b1321be69711ee891b70a</text:span></text:p>
      <text:p text:style-name="P1"><text:span text:style-name="T3">WolfWarSum<text:tab/>65DA6F39E7CAFAA0!200</text:span></text:p>
      <text:p text:style-name="P1"><text:span text:style-name="T3">TwoZooBud<text:tab/>y4poez9TcVYLYDelxPAs6RADOghdSsDj0f-ZEu3RaArLlRrLDCyJ75WDnm4auQX4drImncUWJ-JDopSi8GvVWXs6N_keY4ISaZCdG4N0rk1Yp09Yfun8IiRZFxdtWIN-CFvMZ6XIQZ9raGvS--L9bgbUfbI-khE4M83yuNeSOUlTHWvJjY8o7OxbrcWY5LbhC7U</text:span></text:p>
      <text:p text:style-name="P1"><text:span text:style-name="T3">BagBatOaf<text:tab/>65DA6F39E7CAFAA0!1180</text:span></text:p>
      <text:p text:style-name="P1"><text:span text:style-name="T3">ForthNewKoi<text:tab/>y4pQmRNqgu91jg7xjXOm6CWmEAPU8rpxL04IvByuySmWlLDj74PXbCrEeVKeztexl9FospEQMRsMgelE071T6NQsy8LBTOwaWB7DzjpHAnohzRi7_r9UljD6q2HnV68nTaScwon0Vxy4XxY9nLSl9h24z_ZwG_rMkgRXQiBb-VVWhRIh2pA7ugoflukbD7kAEoy</text:span></text:p>
      <text:p text:style-name="P1"><text:span text:style-name="T3">LogBarCar<text:tab/>65DA6F39E7CAFAA0!101-65DA6F39E7CAFAA0!108-65DA6F39E7CAFAA0!1181-74756f95f0805953ef86626ef70c1d20</text:span></text:p>
      <text:p text:style-name="P1"><text:span text:style-name="T3">DogeYakTax<text:tab/>65DA6F39E7CAFAA0!1184</text:span></text:p>
      <text:p text:style-name="P1"><text:span text:style-name="T3">BigAweFly<text:tab/>y4paLHkFAXdacK5CM95Hbv-ye3Md4Y6HtUQT_oX1URs_iLSxCh3lV3u9xsMZYjNBE2MtMUKyJjuxrT9xHuKT6jB319WzMEkdsUJSLMRMigvi2nS6r0L9P8WmqOAWb1mFuP52HKlbGnNEeIM91qSA8voYPjpHqz2piK8e3auWuNefy7WOXWaWSo4UC_cvE6NqJ8o</text:span></text:p>
      <text:p text:style-name="P1"><text:span text:style-name="T3">RedRedHer<text:tab/>65DA6F39E7CAFAA0!1185</text:span></text:p>
      <text:p text:style-name="P1"><text:span text:style-name="T3">LogLogDoge<text:tab/>65DA6F39E7CAFAA0!1187</text:span></text:p>
      <text:p text:style-name="P1"><text:span text:style-name="T3">RichPewRich<text:tab/>65DA6F39E7CAFAA0!101-65DA6F39E7CAFAA0!108-65DA6F39E7CAFAA0!1187-f44a354cd05592d143067286c283e3f1</text:span></text:p>
      <text:p text:style-name="P1"><text:span text:style-name="T3">IcyYupHer<text:tab/>y4piym_ay8t_Fki82UgdrJ-KMBfmFUVN-fiRsbZ3qo-0p9-V9op1XiNMFqPTXT0PvCeYPbfJpQyrIKSYQJ1e-XOUTRkgutaINW1y-Crg2PiZzn8pY2laKryKKuBQ6_izYVA8W69GxMs_MgaWpp0fhoI6AA_rpO06dVvhUsqmbydS5KcI7DQjfN-kTj1XVhIxI2D</text:span></text:p>
      <text:p text:style-name="P1"><text:span text:style-name="T3">AmVatPew<text:tab/>65DA6F39E7CAFAA0!1182</text:span></text:p>
      <text:p text:style-name="P1"><text:span text:style-name="T3">HamVineCar<text:tab/>65DA6F39E7CAFAA0!1186</text:span></text:p>
      <text:p text:style-name="P1"><text:span text:style-name="T3">FigBarFox<text:tab/>y4pZygPm7Z6lu_xMUGLBKzOxXPlCTPWyWuj_f4YEOEBJJN4n-S0RC-FXweaYoQo8S7s4JNWbbva01lYkTqk-UxjGIHEV1ArmPf18qAFDBwwxJfPVWJTvbVAXTQQ2JzGGRtifm-sos9FfGtGAgME9Th8Lh2YLWK47_6PwYOstJnQBCdCWISiJ58IOussHrIGCs6O</text:span></text:p>
      <text:p text:style-name="P1"><text:span text:style-name="T3">RodSeaOrb<text:tab/>65DA6F39E7CAFAA0!973</text:span></text:p>
      <text:p text:style-name="P1"><text:span text:style-name="T3">MawGoodHer<text:tab/>y4pdAQl6nZKjwI5pRwsKh8df_KVQa82AO9lfBkzkh16Dl30bmyQCxOUuQFvMTW1YYXNQySATCmGFUlJNy8L4WOeqRo3UAwMeG_EksKciYnK1Z9gzwVSLn36TufTTX8_QhW-Qozw2w9q7ELySHHuRU9YkmRmWYqOMO3CjjBNJX9Hriqh8adOxl-lWsmOYilrtaNr</text:span></text:p>
      <text:p text:style-name="P1"><text:span text:style-name="T3">TadHugPal<text:tab/>y4piZpG3TWWBMq8K_cF69bxI2uTueBo6XNlFu8NEARVkGM6nXC8rIsv8Ut8hRkkFuiL79wLJmuVjgMEm5w4DLwWCSK_gjM3h1ti-lmpG-t3uoJV3y8w6J-MdQBx2V8yQ_GUVAX6f1OfU40gSsla4_NYtskrNm-mfO-pX_4mB_4ODFB3X1sYTEroyQ5giG-0n3nu</text:span></text:p>
      <text:p text:style-name="P1"><text:span text:style-name="T3">ZagYewDog<text:tab/>65DA6F39E7CAFAA0!101-65DA6F39E7CAFAA0!108-65DA6F39E7CAFAA0!308-a5587aa03c942ea198f2c0ddfce27f12</text:span></text:p>
      <text:p text:style-name="P1"><text:span text:style-name="T3">YewForthNew<text:tab/>y4pyEojOq-KrVKcZQou5q4e2GL3QW3m1FT5Jh6tsrzhziKKld7PY93OoJadtQlVjIV1AVL6-nBJz2C8X7kjWwpS5h6940HbfC6Yu1LoP-_fas2UcR1JiDmi4nuVc2cAIOagwU0wWX5okGvzrga4fOA2FYcqimCfurQtOljSmWOEvLqwv0eR5ya_CUjnOx901HXT</text:span></text:p>
      <text:p text:style-name="P1"><text:span text:style-name="T3">SewNorthA<text:tab/>65DA6F39E7CAFAA0!201</text:span></text:p>
      <text:p text:style-name="P1"><text:span text:style-name="T3">CakeNorthIcy<text:tab/>y4pWWX6CO8nnHxSlYu-X-ywFUJy2t8c3HYfbqzC6DObV6R3Mul8vkZFO11TQ5_mws6Ndm94gGTl9m9aQNGP3-qcpT4m7HgbBrARmJV60xF99lnw8gdBL1zPV5cqygxWsKIAy9QtxEuxPjUBiDh2VyjjrDI5EDn8HkajluBIB3XsOwk48XyUje9iyMR3IfUsET-o</text:span></text:p>
      <text:p text:style-name="P1"><text:span text:style-name="T3">PieMawHer<text:tab/>65DA6F39E7CAFAA0!101-65DA6F39E7CAFAA0!108-65DA6F39E7CAFAA0!351-44902183da6c1e710b4f59da708ffda0</text:span></text:p>
      <text:p text:style-name="P1"><text:span text:style-name="T3">EarSewYup<text:tab/>65DA6F39E7CAFAA0!1183</text:span></text:p>
      <text:p text:style-name="P1"><text:span text:style-name="T3">WolfZagUp<text:tab/>65DA6F39E7CAFAA0!101-65DA6F39E7CAFAA0!108-65DA6F39E7CAFAA0!1217-d727258b28058c0a4472539766f834aa</text:span></text:p>
      <text:p text:style-name="P1"><text:span text:style-name="T3">GadTadBlue<text:tab/>65DA6F39E7CAFAA0!101-65DA6F39E7CAFAA0!108-65DA6F39E7CAFAA0!1183-0181cd81624d5577f0c7d2d88599c000</text:span></text:p>
      <text:p text:style-name="P1"><text:span text:style-name="T3">PenFoxFox<text:tab/>65DA6F39E7CAFAA0!101-65DA6F39E7CAFAA0!108-65DA6F39E7CAFAA0!119-07d34a481f69d6cec42daedd37cee2c6</text:span></text:p>
      <text:p text:style-name="P1"><text:span text:style-name="T3">CanGadAmaze<text:tab/>y4p6jLralB19ZJxdigGB4yawv6ejE7r3ddBDFcADof2SIoyIIgvm-3biemapJKcmnNZofGOkEt2Lfk_xMy4nh3zhPKmxiJPGuj4ldZ7oNDpjtb1r72k8x_TDyOyH23m6MlpksxaIT9hZMmV6BApJDUNBLo4DMnmst8cnzTbklxMbwm8lZrinC1URrE6oh0TX_TP</text:span></text:p>
      <text:p text:style-name="P1"><text:span text:style-name="T3">GoodCakeFar<text:tab/>65DA6F39E7CAFAA0!1189</text:span></text:p>
      <text:p text:style-name="P1"><text:span text:style-name="T3">AteCarBar<text:tab/>65DA6F39E7CAFAA0!1190</text:span></text:p>
      <text:p text:style-name="P1"><text:span text:style-name="T3">NewHisHaz<text:tab/>jhsnfg-dm2305.files.1drv.com</text:span></text:p>
      <text:p text:style-name="P1"><text:span text:style-name="T3">AmazeAmOaf<text:tab/>65DA6F39E7CAFAA0!101-65DA6F39E7CAFAA0!108-65DA6F39E7CAFAA0!1190-def5588d86cea5dbf2c751b7240f1a2a</text:span></text:p>
      <text:p text:style-name="P1"><text:span text:style-name="T3">EggSumHis<text:tab/>65DA6F39E7CAFAA0!101-65DA6F39E7CAFAA0!108-65DA6F39E7CAFAA0!1286-1ecfb064db90eed94d8a3e798d60f197</text:span></text:p>
      <text:p text:style-name="P1"><text:span text:style-name="T3">CarBarUgh<text:tab/>65DA6F39E7CAFAA0!1191</text:span></text:p>
      <text:p text:style-name="P1"><text:span text:style-name="T3">WagAweAwe<text:tab/>65DA6F39E7CAFAA0!707</text:span></text:p>
      <text:p text:style-name="P1"><text:span text:style-name="T3">MuchBatGem<text:tab/>y4pGI7p_VLbcGBftFx69cwiSwNBkH5FuAsSxllOwOhKrt8cSvh085m5RyE5BmN0VA7VivssMSbKGjohoPaFCwJtuijxMEMxGfIVNRWcKKLAbzRQa_UX_ictSqYKj_Ht02snZJqdssvV--qRistoR3WIMSCE1z9kUjnBmfpdeD6xT5HRUg8B6-O9TnFA0zK2Hqhe</text:span></text:p>
      <text:p text:style-name="P1"><text:span text:style-name="T3">DogAmAmaze<text:tab/>65DA6F39E7CAFAA0!101-65DA6F39E7CAFAA0!108-65DA6F39E7CAFAA0!1201-6c74a5d67a93ecef6be4a14e201a532e</text:span></text:p>
      <text:p text:style-name="P1"><text:span text:style-name="T3">PalBlueForth<text:tab/>65DA6F39E7CAFAA0!1188</text:span></text:p>
      <text:p text:style-name="P1"><text:span text:style-name="T3">HerFarSwim<text:tab/>y4ppwu2ZWhrpGPzulRV0ehLqj4SNp87UpxR89dEn-rDE-tH5NZDHMwFRtNdFcOOJ2SxH0CE-vqVSnw3NUD3vEEBCjIbBDs8JLP9Gv_my5KVh_1rMEuD_HMFHxtmBxV-_nXyBn8fXfa9mDkCFzBBmuwPCcFIL8EmY_TOkcuTzvfRVM6O1z2ciTOUVyaIOYcA3Bx0</text:span></text:p>
      <text:p text:style-name="P1"><text:span text:style-name="T3">YupOwlFly<text:tab/>65DA6F39E7CAFAA0!101-65DA6F39E7CAFAA0!108-65DA6F39E7CAFAA0!1196-55e7e93ec26f2c84507a68eb8dca725d</text:span></text:p>
      <text:p text:style-name="P1"><text:span text:style-name="T3">FoxOneBug<text:tab/>65DA6F39E7CAFAA0!101-65DA6F39E7CAFAA0!108-65DA6F39E7CAFAA0!365-43390455b7d486fa56877aa348aefb8c</text:span></text:p>
      <text:p text:style-name="P1"><text:span text:style-name="T3">AwePieMaw<text:tab/>65DA6F39E7CAFAA0!1197</text:span></text:p>
      <text:p text:style-name="P1"><text:span text:style-name="T3">LeftYewTad<text:tab/>65DA6F39E7CAFAA0!101-65DA6F39E7CAFAA0!108-65DA6F39E7CAFAA0!1197-977a476983f04d9cfeae692345ca021b</text:span></text:p>
      <text:p text:style-name="P1"><text:span text:style-name="T3">MugSoUgh<text:tab/>65DA6F39E7CAFAA0!101-65DA6F39E7CAFAA0!108-65DA6F39E7CAFAA0!1198-605991e43058766c64f17116d90b9a8d</text:span></text:p>
      <text:p text:style-name="P1"><text:span text:style-name="T3">MadRichZoo<text:tab/>y4pFWGm7cZoalYRjG2yr1XLYQXslmuh_DFloWGtdN8lp_h_NuPFIyv9Td3thXS1wibmiNE5AIeAentYa5cfPXlR7LoyFQXkwSljlrzWOGlGM6fVAhw8dKomFDX33tCoXdra6Gj2M0FJepsUkJZQvtzu15uHGTcfIunnDqMIE98tkAshhOEL1ppm5UEPgzrGnkgw</text:span></text:p>
      <text:p text:style-name="P1"><text:span text:style-name="T3">PieYupOwl<text:tab/>65DA6F39E7CAFAA0!1195</text:span></text:p>
      <text:p text:style-name="P1"><text:span text:style-name="T3">MugUghWee<text:tab/>y4pKIQa_-fVyeNwwMz09pAaQSRBgPKH-uNfUn2TlSKif3VN9I7GlDlRuFp3fTgZ8FM4x_59q3jP0m5CfIO8f9TzmDxEEjH8LXzQyZaWgy25bvZIsDcRbNkUGgRJ_GMGcDizW23dsF2V0J-6CDyst7kKu0nM05gQJuIR8KOKsoUZm-5v_VuXFv1sVd7G9Imno46l</text:span></text:p>
      <text:p text:style-name="P1"><text:span text:style-name="T3">MuchDownRich<text:tab/>65DA6F39E7CAFAA0!353</text:span></text:p>
      <text:p text:style-name="P1"><text:span text:style-name="T3">TwoOrbDog<text:tab/>y4pwAPT_ORir_2GpnHTT1ZpjWvdkHoIBCtL4fBD8N41G7glOuNqkbJk_fkix5Fosk-0zbI0TZsvF9lqPBcuU_Yj70tVZ-pSpIEGpj-1HS4B4cLBFrQ4NN73ayBRXADjl-d7ALtNjnPOqeRH-b05YHY_z4ytZVl5Z09WH8a87LsNBfFTOHh0Vm1DQngMHnDl0bfp</text:span></text:p>
      <text:p text:style-name="P1"><text:span text:style-name="T3">AteKidTax<text:tab/>65DA6F39E7CAFAA0!101-65DA6F39E7CAFAA0!108-65DA6F39E7CAFAA0!120-b60a8e42cb13ef6e3170a374ab1784c4</text:span></text:p>
      <text:p text:style-name="P1"><text:span text:style-name="T3">KoiGadHis<text:tab/>y4pAH0bH8aTnO1c-kty77SIyOpzOywETctid2h1I9fdEpQIznGKOa40p96_gXF0oie_W63B2PLwNNUBYFCgm5vbdxz4AATmMuiYza8QR7axekNSRtEX_CIsfRs9NxmSbIhViYCYEMEMrblhTD19d8cFYDhSEL4MX70M17BnhTft7MDbAl4O7b4f9wF4d6lZ_AEt</text:span></text:p>
      <text:p text:style-name="P1"><text:span text:style-name="T3">DownAmazeZoo<text:tab/>65DA6F39E7CAFAA0!1199</text:span></text:p>
      <text:p text:style-name="P1"><text:span text:style-name="T3">NorthSewHer<text:tab/>65DA6F39E7CAFAA0!101-65DA6F39E7CAFAA0!108-65DA6F39E7CAFAA0!1199-d8ec4cc64bc91730dd60cc5dad0fcc75</text:span></text:p>
      <text:p text:style-name="P1"><text:span text:style-name="T3">SewFarA<text:tab/>y4p2A_lEDyPw2ZPGPTcWx2ybY4pYXp9SAORWHOXPXVyTWs7b7X1IclVXOcRF2rmHHPKFZQkB1p61xOnU5flw0pLK5RSev8hwN4UzeWybMmadHzoZ4wiQAK80DgJamHUJGw_QjJbDno73223IUP3HGNLrtyv46RwxOFCFnzI0kV4DM4aQSw8d3xLvoWBOWyNd-9u</text:span></text:p>
      <text:p text:style-name="P1"><text:span text:style-name="T3">DownTwoMad<text:tab/>65DA6F39E7CAFAA0!101-65DA6F39E7CAFAA0!108-65DA6F39E7CAFAA0!1193-01c1e43db7ca354700e60f40cd38c094</text:span></text:p>
      <text:p text:style-name="P1"><text:span text:style-name="T3">FlyAweFly<text:tab/>65DA6F39E7CAFAA0!393</text:span></text:p>
      <text:p text:style-name="P1"><text:span text:style-name="T3">EarNorthYup<text:tab/>y4pwgAYV4fdhfwHGwVB77xkrQFqUz6ydB2y9KnBgGbzbnx3K0jjszUqA6OvCGU-jWsDoECSIB8c5OiXGLeWz8Rk2vxyI0uZwn5Kqygmsnf6G9nBgRciy7QXm-MnPVq5WfyfCSMrQSjuu9NFY6CIgzxhGFygrI8jqMwWEGyd-SNXN-cVwbpDJeLNft8tYWtCLxay</text:span></text:p>
      <text:p text:style-name="P1"><text:span text:style-name="T3">BagMadDog<text:tab/>y4pR5g1ymhgwH7YDrilk0CLgLLOUXp_9dN222raNOUCEEqG4abpGRDBC8dgLSvZLPWotpLaeTPgtqXzqXo9tIVSJxFbs6hnmdHSzUzMn2qqXTLrdSwkeEj_owf5_peiF3lshb3sfVoRCWW6Lpad461Um5QOwu1qqC-UxWLsLpVBberxrOQr4-Jbrq8rKkODLLZJ</text:span></text:p>
      <text:p text:style-name="P1"><text:span text:style-name="T3">QuillVoltBag<text:tab/>65DA6F39E7CAFAA0!101-65DA6F39E7CAFAA0!108-65DA6F39E7CAFAA0!1200-992375efd4da2e3c65be039c7d6cd7b9</text:span></text:p>
      <text:p text:style-name="P1"><text:span text:style-name="T3">CatRichHug<text:tab/>y4pbgTivZzV856bqi3LIOwBV-JVVoHeZARMnzZJbxVjGesBBdOHKqbI55NZqb6s7zo1zlRGyRZDKgPtXDyApcodbd8QR6DBvknVpWDc-en0KifJdHpLGhoxzDqrUO2RtYWfoFJGW5X3O_6CKFNuN_BimFgh-x5U7UX1yQXercSK_4GJbmOUmHzUMoaLUkhRkYz_</text:span></text:p>
      <text:p text:style-name="P1"><text:span text:style-name="T3">SeaBatLeft<text:tab/>65DA6F39E7CAFAA0!101-65DA6F39E7CAFAA0!108-65DA6F39E7CAFAA0!1228-f4eaf5309d8722c65cc68c9836432da6</text:span></text:p>
      <text:p text:style-name="P1"><text:span text:style-name="T3">ForthFishBud<text:tab/>65DA6F39E7CAFAA0!1322</text:span></text:p>
      <text:p text:style-name="P1"><text:span text:style-name="T3">BugRagTax<text:tab/>65DA6F39E7CAFAA0!1201</text:span></text:p>
      <text:p text:style-name="P1"><text:span text:style-name="T3">CakeNorthBig<text:tab/>y4p8uJWwCKKlGLCnazgBjlQACzJlMc7L09ILFSwRzFAVn_1kmHAcNjlvKnB1ctlNa9q6h1ezcAy3bMeKixKTlVqaK_essv6r88hlSrRRAUbz5sX9gT5SQX9BzrNl6qCOtzjsCCclg9NNt-ZTS6ZsUXJK2IvOrXty9ziDq-mfRowFXpqre6C6R6Op39LPAB-ovIz</text:span></text:p>
      <text:p text:style-name="P1"><text:span text:style-name="T3">MadTadUp<text:tab/>65DA6F39E7CAFAA0!1202</text:span></text:p>
      <text:p text:style-name="P1"><text:span text:style-name="T3">OafVoltForth<text:tab/>65DA6F39E7CAFAA0!101-65DA6F39E7CAFAA0!108-65DA6F39E7CAFAA0!1202-a365b1f08372ba87741038648bedbfa8</text:span></text:p>
      <text:p text:style-name="P1"><text:span text:style-name="T3">FishVatDown<text:tab/>65DA6F39E7CAFAA0!101-65DA6F39E7CAFAA0!108-65DA6F39E7CAFAA0!607-6135f9025f81f84cdce2b6679faa9c9a</text:span></text:p>
      <text:p text:style-name="P1"><text:span text:style-name="T3">EyeForthPew<text:tab/>y4pVl8zfQJCqQjGbn9D676Ds-PYQlz-oTeAkmx9qp_p8GTnqJ28liAis0MqN5km41__x7SxjFosZ0cPGOV0CkCuM63WzscUxV6p3h9vxKWlJHvmvBYfu-j-0b1-95yikdE0RwURyPag1-wYLp8U721Mpb3kddX1qCskqXmJiVvUQURB1Kf6e3urXQQJ9YSwTy_p</text:span></text:p>
      <text:p text:style-name="P1"><text:span text:style-name="T3">BlueBudDown<text:tab/>65DA6F39E7CAFAA0!1192</text:span></text:p>
      <text:p text:style-name="P1"><text:span text:style-name="T3">HamSoPen<text:tab/>65DA6F39E7CAFAA0!101-65DA6F39E7CAFAA0!108-65DA6F39E7CAFAA0!1192-23d59a4ca7fe5f4f667185d9f327d64e</text:span></text:p>
      <text:p text:style-name="P1"><text:span text:style-name="T3">ZooLeftOrb<text:tab/>65DA6F39E7CAFAA0!1203</text:span></text:p>
      <text:p text:style-name="P1"><text:span text:style-name="T3">VoltAmazeAm<text:tab/>y4pQyy4mLo_Z4LFaUgGDCpDZcPqi26_yCnMrsqhyd_jC9c-Mr42kWZ_atfNZZkeRp-zHJEasnGvoT9F_ljoA-8qGbgwkSXjkDu0QTIrBt6MJduIeK8RW7kQk0Epdo02EebQdw8OWTWXzUm7NeE4tSBg-zaaw1fR3cE18b--WA7isTBHLlwwWm75xnT-t_1MYpPl</text:span></text:p>
      <text:p text:style-name="P1"><text:span text:style-name="T3">LawUrnSew<text:tab/>65DA6F39E7CAFAA0!1327</text:span></text:p>
      <text:p text:style-name="P1"><text:span text:style-name="T3">VatBlueImp<text:tab/>65DA6F39E7CAFAA0!1204</text:span></text:p>
      <text:p text:style-name="P1"><text:span text:style-name="T3">SumZagRod<text:tab/>65DA6F39E7CAFAA0!101-65DA6F39E7CAFAA0!108-65DA6F39E7CAFAA0!1204-301edee2fc9dd3b71803a40c85a4fa87</text:span></text:p>
      <text:p text:style-name="P1"><text:span text:style-name="T3">WryCatGem<text:tab/>65DA6F39E7CAFAA0!629</text:span></text:p>
      <text:p text:style-name="P1"><text:span text:style-name="T3">HerTruckCake<text:tab/>65DA6F39E7CAFAA0!101-65DA6F39E7CAFAA0!108-65DA6F39E7CAFAA0!1205-2b66f1ca2f9f57ac8c42d7fc500b0eb2</text:span></text:p>
      <text:p text:style-name="P1"><text:span text:style-name="T3">TwoBlueDog<text:tab/>65DA6F39E7CAFAA0!391</text:span></text:p>
      <text:p text:style-name="P1"><text:span text:style-name="T3">TadHugPal<text:tab/>y4pWGnf2HLzKlF1wyiS94wcpWXrHVQ2Ibb5-XvPwndpFA2HT16rA5Jy0KdAvQj6consnvsHG2MQn5uEKbDI90WieAvGFgs69lI9u2MXZEDkKtKQHu9NPnAL7pOI6xsLLWbOcaHUMtduKERGb-EUUtf2QpGVlq1sN51wfe5r6-VdxUfQHKRdAgrNOuwQEONINhEY</text:span></text:p>
      <text:p text:style-name="P1"><text:span text:style-name="T3">EarMawTruck<text:tab/>65DA6F39E7CAFAA0!606</text:span></text:p>
      <text:p text:style-name="P1"><text:span text:style-name="T3">ZagHazDog<text:tab/>65DA6F39E7CAFAA0!708</text:span></text:p>
      <text:p text:style-name="P1"><text:span text:style-name="T3">RatForthJoy<text:tab/>65DA6F39E7CAFAA0!101-65DA6F39E7CAFAA0!108-65DA6F39E7CAFAA0!601-0416089fc26901a61c62c73cb77162c1</text:span></text:p>
      <text:p text:style-name="P1"><text:span text:style-name="T3">DownForthSum<text:tab/>65DA6F39E7CAFAA0!602</text:span></text:p>
      <text:p text:style-name="P1"><text:span text:style-name="T3">CakeOwlSew<text:tab/>y4plmjw59jegZ_MCpH_c4Oc2NPaC9eeglHGtPB_IO46AvGYarLF3q1Ka6KMU7O_OM_4dATlM0yHKzSYsfAyatg7Q42U-EH21qQNZwCvKL9QAIkYfdVn3GCR7zYq6XSuCC6uNbGN3k63c0n5V32eW_9yezGYIgN3VHWBauVcAAQ7EhxEIj9ryKtqjnfngbzy0B9h</text:span></text:p>
      <text:p text:style-name="P1"><text:span text:style-name="T3">BagZooQuill<text:tab/>65DA6F39E7CAFAA0!622</text:span></text:p>
      <text:p text:style-name="P1"><text:span text:style-name="T3">FooAmGem<text:tab/>65DA6F39E7CAFAA0!101-65DA6F39E7CAFAA0!108-65DA6F39E7CAFAA0!709-b8114e6006f03105915281d43cef2999</text:span></text:p>
      <text:p text:style-name="P1"><text:span text:style-name="T3">DownDogBlue<text:tab/>y4pQKkTASPzEnY-x3CNU9haT8t-eGnAj8DxhQcw4agwBjcwFH_h6W8tTCwwSSTdnXsB7ALMif2gZqEQYxw4tlY43QtIhzw0KcIBHWQYJzZff06XWTB2ihaxR-gb0QazQ8nMUt9sVg9hgFgSjihWFSD-szHxxf6nQy7ms3jPbiBT9av6tSue-Xo9UbBilhfrzW6B</text:span></text:p>
      <text:p text:style-name="P1"><text:span text:style-name="T3">DayAweFly<text:tab/>65DA6F39E7CAFAA0!605</text:span></text:p>
      <text:p text:style-name="P1"><text:span text:style-name="T3">CanVoltSea<text:tab/>65DA6F39E7CAFAA0!101-65DA6F39E7CAFAA0!108-65DA6F39E7CAFAA0!605-e0e50ea5e391b193a5af32366c819f2d</text:span></text:p>
      <text:p text:style-name="P1"><text:span text:style-name="T3">DayMawJump<text:tab/>65DA6F39E7CAFAA0!101-65DA6F39E7CAFAA0!108-65DA6F39E7CAFAA0!613-ab89b75a65edf7a141ab280cb507499a</text:span></text:p>
      <text:p text:style-name="P1"><text:span text:style-name="T3">GemEyeRich<text:tab/>y4p-GGxAYGUWzrxZkxcLR9rzsIYTy-1Bd7JuwE3H0zfrEbu5Hwyo0nc-gUofCRs3d5-JCqTUcm5orfQusJLc4It0kaCTJjliBGvgch766nDE-cUc0jIhlvcJLNVhZ8PjqRXWwhzpDX5pg89UIEZYhqeqJ_1hQvlFQ1J9xYYEheAfHDiN_GmTtg-qxqerO_a8iJn</text:span></text:p>
      <text:p text:style-name="P1"><text:span text:style-name="T3">CatImpBat<text:tab/>65DA6F39E7CAFAA0!101-65DA6F39E7CAFAA0!108-65DA6F39E7CAFAA0!1206-8f72c6c7d1405c2b9fada315e6187eab</text:span></text:p>
      <text:p text:style-name="P1"><text:span text:style-name="T3">UpAmazeMad<text:tab/>y4psHG3PzeCNLm3p-uFcfiuSHkPy6CZn3FVNkLDaw--_Tu4ndcaHaf2YF7lPSmZPGFcXf0fS9BfE7CW6dbqNIHRyDLIplNn4V0DUfdLdwycNXdFxn3zrg4WZBPkyiSRkB0kXcSbcAXbEBUxdvymBEkxjX99DOrbaIl43-tbU1LxY8YRs7E4oq0_wO-NGMTuEEzq</text:span></text:p>
      <text:p text:style-name="P1"><text:span text:style-name="T3">MawPieFar<text:tab/>65DA6F39E7CAFAA0!1324</text:span></text:p>
      <text:p text:style-name="P1"><text:span text:style-name="T3">QuillRodImp<text:tab/>65DA6F39E7CAFAA0!1207</text:span></text:p>
      <text:p text:style-name="P1"><text:span text:style-name="T3">NewHisNew<text:tab/>y4pjQZLE9Q7I_IT9Y3MwFiJJe_2xw4uRL1ELBaaF3LqeHA3LGunmptAcw8mdj3fJROQlJSKixRcgSh2NgxIdEbMWtScjs2Xt8bv0_ztVOSGvypQDSEBcayvCyawxsLqzfRxGd3V4d-9PEOSroyyYebXX-UCkvv_J4Z2LzDVANkeO-w5-2-z3ujTCLQDNLSPB1G9</text:span></text:p>
      <text:p text:style-name="P1"><text:span text:style-name="T3">AweSewWag<text:tab/>65DA6F39E7CAFAA0!1209</text:span></text:p>
      <text:p text:style-name="P1"><text:span text:style-name="T3">RatRichHaz<text:tab/>65DA6F39E7CAFAA0!101-65DA6F39E7CAFAA0!108-65DA6F39E7CAFAA0!1209-75e3751066e94a0012ebd385d2707332</text:span></text:p>
      <text:p text:style-name="P1"><text:span text:style-name="T3">WagASwim<text:tab/>65DA6F39E7CAFAA0!1208</text:span></text:p>
      <text:p text:style-name="P1"><text:span text:style-name="T3">JoyMuchWolf<text:tab/>j3qmcg-dm2305.files.1drv.com</text:span></text:p>
      <text:p text:style-name="P1"><text:span text:style-name="T3">HisPewCan<text:tab/>65DA6F39E7CAFAA0!706</text:span></text:p>
      <text:p text:style-name="P1"><text:span text:style-name="T3">FigDogeBug<text:tab/>65DA6F39E7CAFAA0!101-65DA6F39E7CAFAA0!108-65DA6F39E7CAFAA0!706-a10b5e0504ad79062f119208228bd1f5</text:span></text:p>
      <text:p text:style-name="P1"><text:span text:style-name="T3">OrbSeaLab<text:tab/>65DA6F39E7CAFAA0!101-65DA6F39E7CAFAA0!108-65DA6F39E7CAFAA0!352-85c795de6e86c9c422496e62cd49c6fd</text:span></text:p>
      <text:p text:style-name="P1"><text:span text:style-name="T3">WarMadBud<text:tab/>65DA6F39E7CAFAA0!101-65DA6F39E7CAFAA0!108-65DA6F39E7CAFAA0!707-cb9e1ecabaf343d97671dd4f52f2ac4d</text:span></text:p>
      <text:p text:style-name="P1"><text:span text:style-name="T3">OrbPalNew<text:tab/>65DA6F39E7CAFAA0!101-65DA6F39E7CAFAA0!108-65DA6F39E7CAFAA0!121-b60a8e42cb13ef6e3170a374ab1784c4</text:span></text:p>
      <text:p text:style-name="P1"><text:span text:style-name="T3">FoxFigEmu<text:tab/>65DA6F39E7CAFAA0!101-65DA6F39E7CAFAA0!108-65DA6F39E7CAFAA0!993-26f0bd263ef209390508daac9303f2e3</text:span></text:p>
      <text:p text:style-name="P1"><text:span text:style-name="T3">HerJumpMaw<text:tab/>y4pqrBd_aFp2XkK98Sb_tCI6rADRrGqWRM3GgtEUjS1H0qJiIr4a929K7cBGSMJrRS12EnkwIPEiQ35JDnRis9ITN8UBvzkJwFGCQPdNRsPnjZS87FvCg4j9672vzMHIFiy4p-qPQt1hZO-GgvRXGteK2-NqYFB3zSF4Xt4ghNUppnnWZySSfJgPNRxF9L3y-1K</text:span></text:p>
      <text:p text:style-name="P1"><text:span text:style-name="T3">GoodFlyRed<text:tab/>65DA6F39E7CAFAA0!101-65DA6F39E7CAFAA0!108-65DA6F39E7CAFAA0!157-35fb2a933bd28bf5617034ff6ff9025e</text:span></text:p>
      <text:p text:style-name="P1"><text:span text:style-name="T3">MuchGadPal<text:tab/>65DA6F39E7CAFAA0!671</text:span></text:p>
      <text:p text:style-name="P1"><text:span text:style-name="T3">CarJokePen<text:tab/>65DA6F39E7CAFAA0!101-65DA6F39E7CAFAA0!108-65DA6F39E7CAFAA0!672-b37667572f09cf317e6b7bb3fe127418</text:span></text:p>
      <text:p text:style-name="P1"><text:span text:style-name="T3">WolfForthGad<text:tab/>65DA6F39E7CAFAA0!101-65DA6F39E7CAFAA0!108-65DA6F39E7CAFAA0!671-d1987807ef15185fd65ba4d8620e0152</text:span></text:p>
      <text:p text:style-name="P1"><text:span text:style-name="T3">TadRodFoo<text:tab/>65DA6F39E7CAFAA0!1229</text:span></text:p>
      <text:p text:style-name="P1"><text:span text:style-name="T3">MugPenHam<text:tab/>65DA6F39E7CAFAA0!101-65DA6F39E7CAFAA0!108-65DA6F39E7CAFAA0!1229-0f6460c080a564452a383eacc1aa4b8c</text:span></text:p>
      <text:p text:style-name="P1"><text:span text:style-name="T3">FigCarJoke<text:tab/>65DA6F39E7CAFAA0!101-65DA6F39E7CAFAA0!108-65DA6F39E7CAFAA0!1211-c007780e46c2c229f5115f82aecab35f</text:span></text:p>
      <text:p text:style-name="P1"><text:span text:style-name="T3">ZooCanGad<text:tab/>65DA6F39E7CAFAA0!718</text:span></text:p>
      <text:p text:style-name="P1"><text:span text:style-name="T3">BarJokeCar<text:tab/>65DA6F39E7CAFAA0!101-65DA6F39E7CAFAA0!108-65DA6F39E7CAFAA0!1210-e823edd981d9075b84f50ed3942ca36d</text:span></text:p>
      <text:p text:style-name="P1"><text:span text:style-name="T3">AmDogSum<text:tab/>y4pZggCZBoi9lfrPeTn_EqjuxnyJZTozpxoYaxrFRdgWwKCLOkLwswW1r1KigH97YH6_Bi09USQaUBY5asf42bko6nL44mmE8e357TLCsMadDfYrPn-i4XZi3o11SNsMOg33YCjSxfAfgWSW72I2GSwA6LGI1b_2AgprKTU_Dr2grcMV46eKenp1bPfrjpgDd0t</text:span></text:p>
      <text:p text:style-name="P1"><text:span text:style-name="T3">KidHogZig<text:tab/>y4p5EJdS1rlk95BV8R8BK8VaVNw9bhfJlyfn_9qR-ZvtSxO5TNsXlIcZCuueESbg13QQcaKNSmsn_3MmhDHIX1rd7DNl7oFn1gzje4s3tf-w25zNIUk29Mjqpmors9jZDccd7-eL00Hc3ZKvvGGbRaqIilHjfRIf5fcmrqEgypu_xHuu9zDoHNvwdT2F98V_g28</text:span></text:p>
      <text:p text:style-name="P1"><text:span text:style-name="T3">JumpADay<text:tab/>65DA6F39E7CAFAA0!101-65DA6F39E7CAFAA0!108-65DA6F39E7CAFAA0!1212-ed484f728f35e2d6c3548ca44f0c1d1d</text:span></text:p>
      <text:p text:style-name="P1"><text:span text:style-name="T3">FishCanGad<text:tab/>65DA6F39E7CAFAA0!719</text:span></text:p>
      <text:p text:style-name="P1"><text:span text:style-name="T3">MawAweGood<text:tab/>65DA6F39E7CAFAA0!101-65DA6F39E7CAFAA0!108-65DA6F39E7CAFAA0!719-64587db8276f053f72381acf6171ebcb</text:span></text:p>
      <text:p text:style-name="P1"><text:span text:style-name="T3">LogMugHam<text:tab/>65DA6F39E7CAFAA0!672</text:span></text:p>
      <text:p text:style-name="P1"><text:span text:style-name="T3">LabGemCat<text:tab/>y4pz0mjdI0fn4QkV1A_YU1ypI7VwIiXPUER46Is8OXVdeEmZNXSRrj6S_e5Tmhhi0RtajHi52MQA2lrqxX4guJGfM7NlSo-GdzE6RZj0nc1A910wWKkRtiY5ngJ13ajNKGaUysrERK5MZsHbtjoEmMHKdxK-x6OPLnBpqUlUc0wlTJwhiGkIPHRuQYpCTJ5_ocH</text:span></text:p>
      <text:p text:style-name="P1"><text:span text:style-name="T3">WowSewCake<text:tab/>65DA6F39E7CAFAA0!101-65DA6F39E7CAFAA0!108-65DA6F39E7CAFAA0!1213-5d2cd6a98c333355bcc3ee54fca8f597</text:span></text:p>
      <text:p text:style-name="P1"><text:span text:style-name="T3">BigWagTruck<text:tab/>y4poRoRE3nn-w2j29lSBN2OrSN7f3CPDUHiCXx86nJvLMOaDtNy4ZwFqlQ3LHdW-swrI1GLAFCLqUip_TY6vCOl-FTQ6I28n3u_nRouqI3QhxW_7GnFHC5JPi9BU19l21M4-AUeZPVkpylv6KqQ0muBudTumo6ioBDJ_EdB-3Sorn6WTfuoQxkCJ8foM0dQrKfE</text:span></text:p>
      <text:p text:style-name="P1"><text:span text:style-name="T3">TheBudGad<text:tab/>65DA6F39E7CAFAA0!101-65DA6F39E7CAFAA0!108-65DA6F39E7CAFAA0!675-b5c44cd445e90ae94a9ca097f24118c3</text:span></text:p>
      <text:p text:style-name="P1"><text:span text:style-name="T3">FlyRedMaw<text:tab/>65DA6F39E7CAFAA0!674</text:span></text:p>
      <text:p text:style-name="P1"><text:span text:style-name="T3">NorthRedRed<text:tab/>65DA6F39E7CAFAA0!101-65DA6F39E7CAFAA0!108-65DA6F39E7CAFAA0!674-296067987822654b07c3d7436f783701</text:span></text:p>
      <text:p text:style-name="P1"><text:span text:style-name="T3">TaxHogYak<text:tab/>y4pE0H0wCMOGn6x6fxdqeTO8Lu5TPRQfnd7th-hkBxb_X7dVtH0Nmlx-p2pgkOTDZcDzS8C2FhSWyFPrzoPr4C27vYO7iwnFOHcASAUyL3FRgwzNxUE5nY9gYWtxeNbbrmikF0tSX0UzpRoj4TcggUgkXAdbo6dP5uXOhTDQx02DuvWwbfi13LuEmXOGKGVlf2p</text:span></text:p>
      <text:p text:style-name="P1"><text:span text:style-name="T3">FlyDaySew<text:tab/>y4pZfG93EudJWh6j-_LzYHqIWiw9sd3e6H1UTmKRsHQDjX69Zwn3lJ6dF83KroP_6h5aREtuvXNL7Kj0WTSeCqg1xTsH7Q7F5oqiPo-TsSkFhN8dYcp8yQGg_5LjkfDiwGW2zIXnzxN1Qm9svqTzXlaKyDFMjDnfzN0YEwJr6ZfW0TCKVqfbg88X3dgVYnHxAfS</text:span></text:p>
      <text:p text:style-name="P1"><text:span text:style-name="T3">DayFarMaw<text:tab/>65DA6F39E7CAFAA0!677</text:span></text:p>
      <text:p text:style-name="P1"><text:span text:style-name="T3">YupPieSwim<text:tab/>65DA6F39E7CAFAA0!676</text:span></text:p>
      <text:p text:style-name="P1"><text:span text:style-name="T3">PewBudGad<text:tab/>65DA6F39E7CAFAA0!101-65DA6F39E7CAFAA0!108-65DA6F39E7CAFAA0!676-d15d9e8dab4a7e3194e0529f75b5178c</text:span></text:p>
      <text:p text:style-name="P1"><text:span text:style-name="T3">HamSoBar<text:tab/>y4pMDU7mZ0641CciXxdwL3vXFMlVJ_7CemI4Z5gUKjEzOsDP_YUFM-vOUlqh4gRQCiTpKRt_mBxwGTUsyN_OtvHIqEWU1vhffI7wliaprVCQbz8TFyhElVUO-_yhUQ1Z2xbYlotS_Vk2X-hT6RNDmLUxzjtbSbbJVNaThwE_46jZ6KXzZk90s2s_mOVJIqZlDza</text:span></text:p>
      <text:p text:style-name="P1"><text:span text:style-name="T3">QuillHugWar<text:tab/>65DA6F39E7CAFAA0!1215</text:span></text:p>
      <text:p text:style-name="P1"><text:span text:style-name="T3">BigFarBig<text:tab/>y4pF4PUDaVdf_EdCr5X32c45DNGBsOACmg82OkenxibmmgTqM5YguSOHtTV1sNLx5jkzHqQRRCr_dT16DtU6hnIRr3M8oAxZuRWjdfYVR0tVAe7ERlD2B74Ntfi5xpEgqE6TmITbrOY_AolHYZH9TSDDK4HmPsy8zSGsTxsIu8UXtY9gtnu6geYSNeHaQ9RdE_I</text:span></text:p>
      <text:p text:style-name="P1"><text:span text:style-name="T3">EarHerCake<text:tab/>y4pA45SbcpvY4qVtJyybQM2hAvwCZ_qNHnt1WV-HnHg_m_gUYNPsptJqW8FyZfWCCZnvRrcANjnCaerdr8Gxry9sbZmjcN3L11mWkV6Te-cZOdqnkQJK_IFz_Hnitwln4X6ii4OgtJ-oVXfGDIQARx4-hF-hcG2AaEmvlGNRdJeRC8SpanOTuKYfpeWjVID_vjR</text:span></text:p>
      <text:p text:style-name="P1"><text:span text:style-name="T3">SumGemRat<text:tab/>65DA6F39E7CAFAA0!1214</text:span></text:p>
      <text:p text:style-name="P1"><text:span text:style-name="T3">UghCarLog<text:tab/>y4pNC8iWvcuFYqOrbvwb0-FV9gXDyxPA2BRna1kh4e7Fq1BTdr_a8kdAB4_fmjYr-v25Y0buIdbyH1n4F-ZT6rRoz3qCkLg3xc9cR47V0aY06TAisltfYi9g6X2e91JL8XSXt1ZkBNrYSODEWSm1QBq-UPSnNjuCBZ1zId15pl2COU5mrhHPdMF2HucjwMq2dMk</text:span></text:p>
      <text:p text:style-name="P1"><text:span text:style-name="T3">TaxOneMug<text:tab/>y4pqlGc3433lF1NorpDIaneeRGOg7Li6r6O0FJtdAxNV5neUAzDlQhQ2PutUS_3VUoOgoYt0ZqaBJ0GJkuLx5IOK-PxNZy6ZYq2fBTnM45dbnQH8RPKpF8jaU6vvUHzTv88dwJu5WL6Hz8pjsNKQ35VI77D_6o_inVm8tP79FCn-rIFO_z3fiIaN9ACvPJpj_98</text:span></text:p>
      <text:p text:style-name="P1"><text:span text:style-name="T3">OafPewForth<text:tab/>y4pVRm26OCVY7BwDiLmNfqL9VWMAzfQwFL4-4it-SsFqF_hLY6pfpPWVqD8PKeGI6vahtzPIXYE0Hbwvzc7P36WVNLlhTsyjbvmmDsU9NDkOF2NBEwem_0iNi5QB3PRn8Uap3guxVuw4PsW44Sx3w9QZMgMmZXe8uPcEVsh9OGz4x1kH6CoLr8UJQY4sAjhDLOE</text:span></text:p>
      <text:p text:style-name="P1"><text:span text:style-name="T3">SeaWolfDog<text:tab/>65DA6F39E7CAFAA0!101-65DA6F39E7CAFAA0!108-65DA6F39E7CAFAA0!1218-5df25a60afdd33a29ca5befa04931415</text:span></text:p>
      <text:p text:style-name="P1"><text:span text:style-name="T3">EmuHogWee<text:tab/>65DA6F39E7CAFAA0!101-65DA6F39E7CAFAA0!108-65DA6F39E7CAFAA0!713-2870db19568e88a51f78714174cae219</text:span></text:p>
      <text:p text:style-name="P1"><text:span text:style-name="T3">AteVineEmu<text:tab/>y4pP9QyQq0pAz8LjmJ2XI1qsxRwp03lCfpHwUDa6_idEp84GvTrHVaxV25Eb38RL_5QVQzXFzradmpeiKoShWfz8leDfI7sQ9QzhatGzQct4DJMpMJVNkGMxLWGkaX4tTM8Ru0GIGy-CNDze07KGmGP9TjIWNlajJFkJw_SkL3_HTlm5JGNRpzUlZr6JEA6pZ2Z</text:span></text:p>
      <text:p text:style-name="P1"><text:span text:style-name="T3">BagVoltHis<text:tab/>65DA6F39E7CAFAA0!678</text:span></text:p>
      <text:p text:style-name="P1"><text:span text:style-name="T3">WowSwimLaw<text:tab/>65DA6F39E7CAFAA0!101-65DA6F39E7CAFAA0!108-65DA6F39E7CAFAA0!678-3bf52aad2d545edf35d12a66bcac5d10</text:span></text:p>
      <text:p text:style-name="P1"><text:span text:style-name="T3">CanHazGem<text:tab/>65DA6F39E7CAFAA0!712</text:span></text:p>
      <text:p text:style-name="P1"><text:span text:style-name="T3">GadQuillYew<text:tab/>y4p0a8sceBVLwnRGCV71KeUqOP5MXwMZ2IK11AHZsaTWlpATNGGuC6pZwbrJNuvePcxcKVOQ6VKcD-fMIUnLBLz1hGVOkgaUENZTTqRNhG3om9me6Pyi39DsTW-2mdyYPVpVlDmsgJgB_NHhVBkD2KUN79Hg_hLGdu-_SMPj2UHWiI5MoPIEZFRFk9Mgz4fQuav</text:span></text:p>
      <text:p text:style-name="P1"><text:span text:style-name="T3">EmuHamEmu<text:tab/>65DA6F39E7CAFAA0!122</text:span></text:p>
      <text:p text:style-name="P1"><text:span text:style-name="T3">BagNewSea<text:tab/>65DA6F39E7CAFAA0!101-65DA6F39E7CAFAA0!108-65DA6F39E7CAFAA0!1255-524bcb07f0d7814d767b73ba05253444</text:span></text:p>
      <text:p text:style-name="P1"><text:span text:style-name="T3">MuchNewOaf<text:tab/>65DA6F39E7CAFAA0!101-65DA6F39E7CAFAA0!108-65DA6F39E7CAFAA0!122-b60a8e42cb13ef6e3170a374ab1784c4</text:span></text:p>
      <text:p text:style-name="P1"><text:span text:style-name="T3">VoltBagThe<text:tab/>y4pb9NqcZxTfN3bLIS2LMgKmSHO0fdneq6nmel1qVSamZ11YrVS6jhEQmyWfWdL8tr2Jqk_ncJarD8ri2M9nDF06uhWf9jEVQOzklEmINyK3wbUcqA-QW-f8gkRpbsY52xjehafEVmsF4gNIpgeOvnYkKVhKdK7ux6Jridmc8HeCG6tVUsJKtCt11u1kSCjqNyW</text:span></text:p>
      <text:p text:style-name="P1"><text:span text:style-name="T3">EarRedFly<text:tab/>y4pXq2Af1cVsRwP7MToyyusdc3nAsB6o9G8bghQAdLIZI8VBXP7rDbVFFVCLSP7sHAIVnI7c4MHGyRbyMojyJLJDbDmsxcPUQJzzsuj3fSm8EM651JO62AC64RUWJRz4b-IPYgI-zYAabqHktCXlinnD5rXENTtNlpy1j86MVmvts45F85Js38c6aWjn2ibHDjO</text:span></text:p>
      <text:p text:style-name="P1"><text:span text:style-name="T3">DogeVineFig<text:tab/>65DA6F39E7CAFAA0!128</text:span></text:p>
      <text:p text:style-name="P1"><text:span text:style-name="T3">OwlTruckFly<text:tab/>65DA6F39E7CAFAA0!101-65DA6F39E7CAFAA0!108-65DA6F39E7CAFAA0!229-a5587aa03c942ea198f2c0ddfce27f12</text:span></text:p>
      <text:p text:style-name="P1"><text:span text:style-name="T3">CarWeeBar<text:tab/>y4pSj76QgTG6jgSOS2l-qrxOrCKbPA8J24RnosJOix9fXxQCouxddQckf1SB2_-D-cAQgcbKONbXq-duNgTtU_rnUxUeDmPCA0KlO5s2LJQGWDcRNIIJgPhKu3lytHRu7TU2NsVTnlHdcCzgEz7X19rNR80ORJ0uWe4MnbMQfwZ1-yDe8la0fFIrU_hR1oMEDxt</text:span></text:p>
      <text:p text:style-name="P1"><text:span text:style-name="T3">BugCarFox<text:tab/>65DA6F39E7CAFAA0!1220</text:span></text:p>
      <text:p text:style-name="P1"><text:span text:style-name="T3">OneFigPen<text:tab/>y4pgEemREQyV57XWe7VVLF1mucKF5NPlQeVOkOoav5kFlTsRF6Yl2DDTbMRXuSNa7aSRDnBqcZN6IqMCSWe-Jle0vtz2oRaGnZoInQCM6r3gRmpOmEoeCptTQB9lo5OrBXVXIxckuM7Odtr8ghHLqd0T7CjTWiI8Q9HT_sZ9oN7XtNu1Zzq5xaxCo-KTIMyQiK9</text:span></text:p>
      <text:p text:style-name="P1"><text:span text:style-name="T3">GemWolfDog<text:tab/>y4p3Owwy55ILiutXzDH4Fdy_iAuw0Jmj0kXyMOlomCfTmkkPDyQXPs-dek_sQHsboE0awoHn1DJ8hiIhEhBOhfIJjhOsIDy0MjXpHbyN8bambQFJOe4rTKqL-ecqQsGw5l9X4VyYzt7-TZ7HKhe3h9InTjGY1dBBTWGyssFMu_0nosQP34UaFElB8X7zyiO8nNy</text:span></text:p>
      <text:p text:style-name="P1"><text:span text:style-name="T3">SeaYewEgg<text:tab/>y4pz6jU5Z7Tsd-4KSN06rDu9m5vFCgnWKOaciuZGidDn1wlA09levF22s55L2vzwWv6MwbbM8ccjWRaCwjkLAb5i15ssYcSAOf0SQrXqCLghERSkOea02jXL1K1CcZo7wRd_tDwqxx1MAG4tvr8qipc3wAiKkgPjFGwomB_A-AmRI35LpzOYXG_FshvSJEZFDHT</text:span></text:p>
      <text:p text:style-name="P1"><text:span text:style-name="T3">AteWeeYak<text:tab/>y4pVGe-JM8yzecgh3oqFehN8FaKV9txELCgG6iFLnlUTSrBcafgWeTQ_GlJ0E2OSBB06wf6OENorTN6V3rJAh315ADMx86hEAMXLBvBSF97IPrQZ_-mtwlB5YxK9eAMTZ-FOBQFBaOOF7o2k_RHdmhMl7f_3djh-JxnKakGDRGponSTYtx_KaAb0BrU3FnrsGxJ</text:span></text:p>
      <text:p text:style-name="P1"><text:span text:style-name="T3">HugImpLab<text:tab/>65DA6F39E7CAFAA0!101-65DA6F39E7CAFAA0!108-65DA6F39E7CAFAA0!359-9f9c2be0327bc100ed400eba5baa1805</text:span></text:p>
      <text:p text:style-name="P1"><text:span text:style-name="T3">OwlYupAwe<text:tab/>65DA6F39E7CAFAA0!101-65DA6F39E7CAFAA0!108-65DA6F39E7CAFAA0!622-2a9fe6d08376750a15e4474fe397c199</text:span></text:p>
      <text:p text:style-name="P1"><text:span text:style-name="T3">BagDownKoi<text:tab/>ihqfww-dm2305.files.1drv.com</text:span></text:p>
      <text:p text:style-name="P1"><text:span text:style-name="T3">OafMadWry<text:tab/>65DA6F39E7CAFAA0!101-65DA6F39E7CAFAA0!108-65DA6F39E7CAFAA0!621-797f9bd2fcbb266b702de1bcaa13748e</text:span></text:p>
      <text:p text:style-name="P1"><text:span text:style-name="T3">OrbKoiDown<text:tab/>65DA6F39E7CAFAA0!101-65DA6F39E7CAFAA0!108-65DA6F39E7CAFAA0!1222-bdff5f2943d7c0800268ca767d225a3e</text:span></text:p>
      <text:p text:style-name="P1"><text:span text:style-name="T3">NorthHerHer<text:tab/>y4p93gG43T9JmCuQ0hqydP1uI-J38QLTO7--G_FJy3dyYivG_AG5qaspUhmIDCun_8oLOAjnZzbbJm21y7K6nD41qXWda8c62nU4zWQatJXSlQD3AcPL2VINXj1FdZGkDR0p75KtG2px1UPWy-m8vjBbZ2T6YL4yYAhAj-MrzgOFzlk8Hn4bPK2rkLhkCw0KFnv</text:span></text:p>
      <text:p text:style-name="P1"><text:span text:style-name="T3">RedMawCake<text:tab/>65DA6F39E7CAFAA0!1223</text:span></text:p>
      <text:p text:style-name="P1"><text:span text:style-name="T3">KidKidPen<text:tab/>65DA6F39E7CAFAA0!620</text:span></text:p>
      <text:p text:style-name="P1"><text:span text:style-name="T3">AmAmazeBlue<text:tab/>65DA6F39E7CAFAA0!101-65DA6F39E7CAFAA0!108-65DA6F39E7CAFAA0!620-d0fc8a6a875c890b98194aa03f3c70dd</text:span></text:p>
      <text:p text:style-name="P1"><text:span text:style-name="T3">QuillZooCan<text:tab/>y4pkrfPc-ADbg9FmVELi6YwIgKMnZD4PQdwn5TX1seb-a-uxm1ropW9e4QDWJOMxRV8uQweDN3aQoUIQzaJXb0SieRdIC_sHAdW_N-SK0p4-HuuAIWv62pMNQP0ppTefppMCi737ZxaY9VEqz22eJyQMu0vg--4-WOetnJOJ4006TrLwj_5K9OoO7FhG81vWU5g</text:span></text:p>
      <text:p text:style-name="P1"><text:span text:style-name="T3">TruckCakeFly<text:tab/>65DA6F39E7CAFAA0!101-65DA6F39E7CAFAA0!108-65DA6F39E7CAFAA0!627-47e09ac21b9c22539a2c2bb2394c544b</text:span></text:p>
      <text:p text:style-name="P1"><text:span text:style-name="T3">BagBlueVat<text:tab/>y4pH-Fae37fntgGD7-zAvvHVXc5U6EURcJOHjqYonzCavxjtTQiJdu5QL7yF4SCCLLPsTbIB30VGZYgs6lUInd3Lf7yxvw7jTpRBLp7MILz39cH2vrZPsHVQ0XcHtqi0Q4RHhacwj3pyvysMWRI7v7xCw8uU94LR2sKIbVzS7EJ_kQc08NvRGVlBrdzvgDH0EBF</text:span></text:p>
      <text:p text:style-name="P1"><text:span text:style-name="T3">RodGemThe<text:tab/>65DA6F39E7CAFAA0!1179</text:span></text:p>
      <text:p text:style-name="P1"><text:span text:style-name="T3">ForthWolfHis<text:tab/>y4ptl-9wgtbu6W3fn34ccn1KpqEronaJCtj88aqtljAWMPOmS_4Gg1yZXsexIme_a-dICVTLqfRNoOfOchVwLJc3A7Hdyss3UIcmhmsi_ylc5npgqg5xEu_ds9pNBO4UEAbxbvr49ymqZha06KL-99c8IJRV5_Ka6Q3EqKTtxVqdSug3sdhcnjcMNhxtJ_UaMWs</text:span></text:p>
      <text:p text:style-name="P1"><text:span text:style-name="T3">LabOafUp<text:tab/>65DA6F39E7CAFAA0!1224</text:span></text:p>
      <text:p text:style-name="P1"><text:span text:style-name="T3">DayGoodWow<text:tab/>65DA6F39E7CAFAA0!101-65DA6F39E7CAFAA0!108-65DA6F39E7CAFAA0!1224-1d5d7c9d8cff2297896294ed69452e4d</text:span></text:p>
      <text:p text:style-name="P1"><text:span text:style-name="T3">UpBudCat<text:tab/>65DA6F39E7CAFAA0!101-65DA6F39E7CAFAA0!108-65DA6F39E7CAFAA0!628-8b3d03138de1d1055e1533539c793d33</text:span></text:p>
      <text:p text:style-name="P1"><text:span text:style-name="T3">TwoBatRich<text:tab/>y4pGeWFU4hXinCGKZLRMgrOB-ohDF20Xwx08DEu6rMvy_BoEo14mL6DOUK5xM4hcQ2a2CyZ5vewTnpSHjcSVBBfmSBwkim9cyoxhaHnHj_pT3R1XaiUW90nWX3kOubF4frWrxR7rC6KKym51vfIvlQjJBYo_yAxiLvezGtEGxrucml7Kv0_ByabhM7BJt-l7mau</text:span></text:p>
      <text:p text:style-name="P1"><text:span text:style-name="T3">HamUghJoke<text:tab/>65DA6F39E7CAFAA0!123</text:span></text:p>
      <text:p text:style-name="P1"><text:span text:style-name="T3">CakeDayGood<text:tab/>y4pNw5yrVmhP7GAwF042bOrBy7ftMyNPuSOi4oQJQOOntTbdAjzfPnQnlkC5VS3h2cTV7M_-3YXCbA38zKYErYjiKobeL5UtUqfIJcMeLcHbhDzU3e4RRiVtdZLJYvrN_xHefTFrMp2x7mutyGsbnOwIyUDBDLPrqw3Q2Z16g5l19C2Tyfws6T7SuIX-TCnRARJ</text:span></text:p>
      <text:p text:style-name="P1"><text:span text:style-name="T3">FarSewPie<text:tab/>65DA6F39E7CAFAA0!101-65DA6F39E7CAFAA0!108-65DA6F39E7CAFAA0!624-fac0f64d57a81ed2b980aa0fb5ae6ae5</text:span></text:p>
      <text:p text:style-name="P1"><text:span text:style-name="T3">HogTaxHog<text:tab/>y4pfrkwaZrNCfBzCMKpvrhjUZg_LHzhs4WUEnxbLYnQKPHJCGARXf6rl4ZNnsA7ggnhJHd9tu9YIUMusHZ9JJzPD4j3pZORMKifLY3mTSsF7ULgC88EFamloe6CR5oqbQg7uOwnHAQ_biJYzB8lzCzeLG6NUmVTZR-N7CZ-ihIBzc9_5XiJaULXf1PUyma1W0eP</text:span></text:p>
      <text:p text:style-name="P1"><text:span text:style-name="T3">AweIcyUrn<text:tab/>y4pC4vYP-EUpdhZMEHlAs4LirhvBFsGA7goKWQdDZaK3MnLSo92DxUc7ag7M4oDy5qBUgk9e_B0V9t7MbZpTXhhOfnwcSvepK3lLip4sO9cqJVPnsSJ0VDFOo7yaa5Xyei5xlVmq1G-0yP1Abgq4O-MCIiHZoY4ut6kvoDklC07ct0LrnbKFAIWcyrA7PKUHmWL</text:span></text:p>
      <text:p text:style-name="P1"><text:span text:style-name="T3">JoyVatWolf<text:tab/>65DA6F39E7CAFAA0!626</text:span></text:p>
      <text:p text:style-name="P1"><text:span text:style-name="T3">OneBugWee<text:tab/>65DA6F39E7CAFAA0!101-65DA6F39E7CAFAA0!108-65DA6F39E7CAFAA0!611-7e70ed4270658f691a5e8d5d40d5eb58</text:span></text:p>
      <text:p text:style-name="P1"><text:span text:style-name="T3">RedCakeBig<text:tab/>65DA6F39E7CAFAA0!1330</text:span></text:p>
      <text:p text:style-name="P1"><text:span text:style-name="T3">VoltZagRod<text:tab/>65DA6F39E7CAFAA0!1231</text:span></text:p>
      <text:p text:style-name="P1"><text:span text:style-name="T3">NorthOwlCake<text:tab/>65DA6F39E7CAFAA0!101-65DA6F39E7CAFAA0!108-65DA6F39E7CAFAA0!1231-3ff4d8ce1cb6c048595d40d7ce020b9f</text:span></text:p>
      <text:p text:style-name="P1"><text:span text:style-name="T3">PenWeeVine<text:tab/>y4pEuYl5BLU0q85_Ev0s5O9y4Kgx9LLf1_PObLlCjTPXrIiC43-ZZAEMUZoQSw2DUvCVFkckqn7G7XWym6HhZNbv6yGob8nY65D7kdalUYG8Qn30VivrheIi00O0KAIYU6yeuLJWq7Va6QaueTuKQVfxpeTlx7Ir72JeUUyfqPTslShpYI2-SDWWgX5C10hfHSo</text:span></text:p>
      <text:p text:style-name="P1"><text:span text:style-name="T3">VineFigLog<text:tab/>65DA6F39E7CAFAA0!1331</text:span></text:p>
      <text:p text:style-name="P1"><text:span text:style-name="T3">KoiCatFoo<text:tab/>65DA6F39E7CAFAA0!1230</text:span></text:p>
      <text:p text:style-name="P1"><text:span text:style-name="T3">UrnWowEar<text:tab/>y4p2nt_p3BpwTq8bF9u60GxHw4wPIh-EU2i6qthDYsnQJRmeF_xmaFHuLTy8d2RRedjEFaEXd-xjmKVFZBHB1X0pQR3hc2y0HkYsJvUJ9dO7-O0pXEiIDZEfVY5oq4hhDrZJGdmeEIqdnWM-72fHKDVppfwLJocMwWmnkTcjn7t-83aqy_7GYGKd1_gobhM3t-Y</text:span></text:p>
      <text:p text:style-name="P1"><text:span text:style-name="T3">DogeFigAte<text:tab/>y4psc2H97C4pg0K1i0l7mfGmLFB_CnIUYQL9rekXK7X4dbYYb5vXqOvBvJG6Lam9xSNsrF7a7MXX2gmnd9loTW5gU59zCh1I-iCy13rjF5qFOefxARaAE76KGm63C5qWn0j6b0mvMZc0dyH-AyeEe5KTnIQBrze2f_CyGTLrNqkhEb2-8b4APvpyZRchiYbbkk5</text:span></text:p>
      <text:p text:style-name="P1"><text:span text:style-name="T3">MugAteWee<text:tab/>65DA6F39E7CAFAA0!1333</text:span></text:p>
      <text:p text:style-name="P1"><text:span text:style-name="T3">VoltBudEye<text:tab/>65DA6F39E7CAFAA0!1232</text:span></text:p>
      <text:p text:style-name="P1"><text:span text:style-name="T3">HugMuchAm<text:tab/>65DA6F39E7CAFAA0!1227</text:span></text:p>
      <text:p text:style-name="P1"><text:span text:style-name="T3">ForthGadBag<text:tab/>65DA6F39E7CAFAA0!101-65DA6F39E7CAFAA0!108-65DA6F39E7CAFAA0!1227-6e7a7fe32c9f95578a82ab39acf95b6f</text:span></text:p>
      <text:p text:style-name="P1"><text:span text:style-name="T3">ADayYup<text:tab/>y4p1VTsW36JvKsbsDju19N97nQgTtYzMUnNBbHcE3DXyUUlyy-wFiM0BZzsEc7Kt1n5dxErhYxITC71dbV8wYiA4nRjG-EqFjnOWv8gjY-sBdNZ8X7ZhB1QV9vjay3cwjQ50gIQPIDd3fqCPwNl7WcnMm0tlWNKGi_93s_-tZQ0-xRgeXnMlTf8R7lnlS4YCM4S</text:span></text:p>
      <text:p text:style-name="P1"><text:span text:style-name="T3">RedFlyMaw<text:tab/>y4pUMFuWaZ0QV69-IAvjkGKQYwtCjfp6Xkc1UJL9OV1yHv39YVDxUaEcfFrHC4yAZ4USYlBOg2gzLCQZxEoNJVnONELW8mpXR2HxgKxKAvu-2znf-80XJFAPZe5VNmgZW3L3-aDA_gfpv9wGXM41s1fNGRGaT84j_5V5NvkyKyvmE5DWZVlIn7tQSuQ7ghhb7PH</text:span></text:p>
      <text:p text:style-name="P1"><text:span text:style-name="T3">LeftRodForth<text:tab/>65DA6F39E7CAFAA0!101-65DA6F39E7CAFAA0!108-65DA6F39E7CAFAA0!612-b414be950542262a8232b5a43b124146</text:span></text:p>
      <text:p text:style-name="P1"><text:span text:style-name="T3">SeaWolfForth<text:tab/>y4pr5j034od8hEZ7d5zbPGEkcxAkOmuHNWcPuowfHm5pftA4mEoNag-1beYngtYrJ5w4VROP0W3DS5GnCeDyx1bvvny-13-vZZfK-LgWIVTsL0QpnlJyiJ6OA8FloWMOJmjzXVa2Awd2rswwltXpbqZ1EvyStfXn9rFOyIG-v7qufZaS2Rd4FqogJMGEuyPq7c3</text:span></text:p>
      <text:p text:style-name="P1"><text:span text:style-name="T3">HugTwoLab<text:tab/>65DA6F39E7CAFAA0!610</text:span></text:p>
      <text:p text:style-name="P1"><text:span text:style-name="T3">BagBlueOaf<text:tab/>65DA6F39E7CAFAA0!101-65DA6F39E7CAFAA0!108-65DA6F39E7CAFAA0!610-8d62972ed31de9c5285df63dc1efd965</text:span></text:p>
      <text:p text:style-name="P1"><text:span text:style-name="T3">CarJokeCar<text:tab/>y4pIntqV1f4aV0jboxAfiY5fJwXPyXioOhXYy0FSH6U9-Re9ha1nKg2L33wbubP7kCK9XvoPxWIjNifjadgCHVlSvtluimaO0VOIfSTJTHyre0JS0qibSLjwJ3UnHYDEpOlcbpd-FbQSubmk7U7G0L252Ij9T5N_OyGL0y42IuegCddvaSWOUJEbOdJ2WBpkbPd</text:span></text:p>
      <text:p text:style-name="P1"><text:span text:style-name="T3">RagBarWee<text:tab/>y4pO5DaRTHyMqsc5p2IyiW2vtXkKf_zC-CIw39ziJ97sdQ2sv_TRBiqO0nN1J-kjY4EIK03-_s4a73ccVJ7v-YzrFLKWRXhpawOAW7hXN5irWLGjn7bYo1rQcvSRg7_USP-C0ZXMGJzAAgXrFannOR53VcrYqRi7EpoRkShCkqcd8pV8CGDDX1nhA6CkmzaZzqL</text:span></text:p>
      <text:p text:style-name="P1"><text:span text:style-name="T3">AAA<text:tab/>65DA6F39E7CAFAA0!101-65DA6F39E7CAFAA0!108-65DA6F39E7CAFAA0!1234-86e387f41dead93bfaefa4599c4b48f4</text:span></text:p>
      <text:p text:style-name="P1"><text:span text:style-name="T3">FigHogWee<text:tab/>65DA6F39E7CAFAA0!354</text:span></text:p>
      <text:p text:style-name="P1"><text:span text:style-name="T3">FoxFoxDoge<text:tab/>y4pIdX2s_SJjrl_q4Cmt7lnBn5pHKBFhto9eyk4R7VMjNau4wpg7PpShpOvYYKGj1t1pS8Dh6qvhoB2uUTo3H4uQSIkadG1C_EV_E0-Fi62c8bcsq6xsFspM846YQgU7JUm6_RjRnhw5iCw1DOmDqM5GwM4mibUGvNpTmV2i_0Km01EfQZ1lgBdtZfVoBk-G0_E</text:span></text:p>
      <text:p text:style-name="P1"><text:span text:style-name="T3">LeftUpRich<text:tab/>y4pROAHF2d7DtMiMloSdBG0Ob_UbNWQtJVcgw4dXUKxjvVL77dSrpVYpd49UIPyh4zxG16GG4tHU1_OzGQkVz4wJ6gH_ChR1bZn4NToNL7_1XeVCHy60NU_2A47LVVQKqWYije--6CQiUlRoLiwEXaOt52auvUo7j2q3rUhFqaz6cwrqSMInRenlHtHcPNwriZ2</text:span></text:p>
      <text:p text:style-name="P1"><text:span text:style-name="T3">GemUpZag<text:tab/>65DA6F39E7CAFAA0!1334</text:span></text:p>
      <text:p text:style-name="P1"><text:span text:style-name="T3">BlueHisOrb<text:tab/>65DA6F39E7CAFAA0!1235</text:span></text:p>
      <text:p text:style-name="P1"><text:span text:style-name="T3">MawJumpA<text:tab/>y4pNI-rQvunHWfKo6SIJgx5zK3WOZGDGfhxjU4dRxWSmUp3lYB554c4dV8uh5n5WGe2IDV0AiaTKjvHxp7IH4z661rGcnlihj4M9-QraD1CsHZMFKj03Ac9P77ritKheqhu8to5b7Jm_0qseOZXNUraBCfj2NRAxB8VCfOGfDqO7LE8WHnIwEW4r3T0nVLqhf6s</text:span></text:p>
      <text:p text:style-name="P1"><text:span text:style-name="T3">WagNorthOwl<text:tab/>y4pCGJwjOYu6WmqubS5mbcpxdlSgwX8q3Z2Gn05uG9K4SSGE5t6MWLM-xap3Ti1qY0s4-GaixmolzYCT0rXMyqkWTnIynCgw3zoI9Oa-6WUAuW0U6xlpK-4czt7xKHPCHH4StqnJxhXsHtA3nvrnz-yHIHTWm17hb69ME-bUVvbrfkXB0Aoatlb3zzJB3iRNKCX</text:span></text:p>
      <text:p text:style-name="P1"><text:span text:style-name="T3">VoltLeftLab<text:tab/>65DA6F39E7CAFAA0!101-65DA6F39E7CAFAA0!108-65DA6F39E7CAFAA0!1237-b25dc930074511fb368f705902466959</text:span></text:p>
      <text:p text:style-name="P1"><text:span text:style-name="T3">PieDayTruck<text:tab/>65DA6F39E7CAFAA0!101-65DA6F39E7CAFAA0!108-65DA6F39E7CAFAA0!1293-8f1081c71d1059b66b805a8480c6dc0a</text:span></text:p>
      <text:p text:style-name="P1"><text:span text:style-name="T3">HamZigMug<text:tab/>65DA6F39E7CAFAA0!101-65DA6F39E7CAFAA0!108-65DA6F39E7CAFAA0!617-1b7d1c01e4dfcf61d5673b1bec241bfe</text:span></text:p>
      <text:p text:style-name="P1"><text:span text:style-name="T3">KidBarCar<text:tab/>y4ptALcudAXt3GZzRY43JFaby_FejUVUY8TwkjOjQTJ7Fi6Mqhb-UoPGQBMNkWxlXlMDFSguXCZSI4HF7jqED5dTWMnClUQgj0e3lXOdHWhK5goPFNRr3nzz1XdRUQ0FKMc5srBxxA6wL_MsFBv8Vgee4BddzNc5l0NapYD1XM2nLE4qykGqz9lz8xZ2vhZ6b8z</text:span></text:p>
      <text:p text:style-name="P1"><text:span text:style-name="T3">SumHisHaz<text:tab/>65DA6F39E7CAFAA0!619</text:span></text:p>
      <text:p text:style-name="P1"><text:span text:style-name="T3">RichBatImp<text:tab/>65DA6F39E7CAFAA0!101-65DA6F39E7CAFAA0!108-65DA6F39E7CAFAA0!619-d70bea22e021dd354dc8406d11affb49</text:span></text:p>
      <text:p text:style-name="P1"><text:span text:style-name="T3">GadVatFish<text:tab/>y4pn9vsnwepsgLsGUdOceAeWEWuETKzxmq9ihLaWeVpgwOyR3BJSlK0Kfg2H4b9rydmz3SJPP878-RAS6ntNpvg9x-iRGbfpZnISXWsLBA0ZZ5JEa64dcXnJ9-LDec1hS3eL72fsVsfOy3sMVqxQZRZJ4KUZShbZFIFNcXGDoXyeeOl4r7jlwTuRSxeHR0mH6r6</text:span></text:p>
      <text:p text:style-name="P1"><text:span text:style-name="T3">DogeUghYak<text:tab/>65DA6F39E7CAFAA0!124</text:span></text:p>
      <text:p text:style-name="P1"><text:span text:style-name="T3">MadTadThe<text:tab/>65DA6F39E7CAFAA0!101-65DA6F39E7CAFAA0!108-65DA6F39E7CAFAA0!124-9ac8211eb72b80d78c292312d90dddf2</text:span></text:p>
      <text:p text:style-name="P1"><text:span text:style-name="T3">HugWarUp<text:tab/>65DA6F39E7CAFAA0!149</text:span></text:p>
      <text:p text:style-name="P1"><text:span text:style-name="T3">CatSeaThe<text:tab/>65DA6F39E7CAFAA0!101-65DA6F39E7CAFAA0!108-65DA6F39E7CAFAA0!143-1d4439a33ed9284da1a45f76e081c95e</text:span></text:p>
      <text:p text:style-name="P1"><text:span text:style-name="T3">RodEggSum<text:tab/>y4pti8ZCQTRIb5zvrNjgWnb255C7eINqCkxskYLCVB7qCtDEqQz1k0dTgIFfs7jJBG7tmbgZXiMn_1IBx-bk6tzkV19ezNzB5FNg8gTrqGQKWCtzuc876kAQv0Ax1FkAIDXA-HkL5JgxvPhBDvQpwOJ2Em5w1HDp6KIVzze7fZbVRlxBBGHuZDzPYISv_tr0kus</text:span></text:p>
      <text:p text:style-name="P1"><text:span text:style-name="T3">ForthCatGem<text:tab/>65DA6F39E7CAFAA0!101-65DA6F39E7CAFAA0!108-65DA6F39E7CAFAA0!149-a8fc90e5ae13d8b57170382207785c03</text:span></text:p>
      <text:p text:style-name="P1"><text:span text:style-name="T3">MuchNewBud<text:tab/>65DA6F39E7CAFAA0!101-65DA6F39E7CAFAA0!108-65DA6F39E7CAFAA0!357-1eb3d2676b5667f2ddc4b0b8e29f2f9d</text:span></text:p>
      <text:p text:style-name="P1"><text:span text:style-name="T3">LeftFishTad<text:tab/>y4pPYewlh7Dq_n-I9I7NFmE8fD-YbFN2rbWs3Hfi2-cMxg2vK5nwHEqRmX7GPosFtWYjVBPWQmE63ogsyoDIf7nHOEXTkfNrRmIb52cI7sOH4uYDQgAGRphDcraJngCQyRd_gSgnAAoa2344IMiG45hOeOe-n6hwblkbtu32eGxJwHynEctr3-uJ6dF9uIQcvLl</text:span></text:p>
      <text:p text:style-name="P1"><text:span text:style-name="T3">PalWolfLeft<text:tab/>65DA6F39E7CAFAA0!101-65DA6F39E7CAFAA0!108-65DA6F39E7CAFAA0!1246-044a05e463e4a076ceef252d95b4784b</text:span></text:p>
      <text:p text:style-name="P1"><text:span text:style-name="T3">ZooBudAm<text:tab/>65DA6F39E7CAFAA0!1247</text:span></text:p>
      <text:p text:style-name="P1"><text:span text:style-name="T3">RodImpOrb<text:tab/>65DA6F39E7CAFAA0!101-65DA6F39E7CAFAA0!108-65DA6F39E7CAFAA0!1247-4a6bacbecab1b0217f295a5fc7e71dec</text:span></text:p>
      <text:p text:style-name="P1"><text:span text:style-name="T3">GemSumEgg<text:tab/>65DA6F39E7CAFAA0!101-65DA6F39E7CAFAA0!108-65DA6F39E7CAFAA0!1282-290111e2d95dc670fee7b31f658198f8</text:span></text:p>
      <text:p text:style-name="P1"><text:span text:style-name="T3">AYupSwim<text:tab/>65DA6F39E7CAFAA0!101-65DA6F39E7CAFAA0!108-65DA6F39E7CAFAA0!1242-3bab0adefc3aa1177663e7192fce4fa1</text:span></text:p>
      <text:p text:style-name="P1"><text:span text:style-name="T3">CakeJumpPie<text:tab/>k3snfg-dm2305.files.1drv.com</text:span></text:p>
      <text:p text:style-name="P1"><text:span text:style-name="T3">YakDogeYak<text:tab/>y4p8EmMnsR4tfeqJuSlV7CydiduH6Wl1mbq0cnGjT4uH5uqG0w6FezYl9mmYToveGQtOt0FuDOZ-ekFAbF83Dsu5kTJaLcYPkNl9NdAX8QuKOJJTixrB8Do-hQpuzZ2y_rxq1uk5C50e-RnCc8kf5x2JKDuEp6R-zJSv3_ILGn2VO_6rWDnSX-L3Y2CyAsbQ44s</text:span></text:p>
      <text:p text:style-name="P1"><text:span text:style-name="T3">DogMadCan<text:tab/>65DA6F39E7CAFAA0!101-65DA6F39E7CAFAA0!108-65DA6F39E7CAFAA0!1245-2212f7fcc7162b65722647ead58d34b8</text:span></text:p>
      <text:p text:style-name="P1"><text:span text:style-name="T3">PewGemYew<text:tab/>y4pcTNLeKiF3qY9Udk41LHcwelbDA4QE7xUBoSY9b4OCb0-KT3zA-cquEz146ywdjZMx67I3WDNrVsO6vaIf7sa6KRzLX4XZFEsWPYdrZ42Fdl1XY8bwst7bavBTuExDRwyJi6lcOzHyxCmg2P6HSIWE_vGt8Zh-0KGsLK5Ne-9dH8Ddf-gIihhrhthcmGFKt_C</text:span></text:p>
      <text:p text:style-name="P1"><text:span text:style-name="T3">HamEmuCar<text:tab/>65DA6F39E7CAFAA0!1243</text:span></text:p>
      <text:p text:style-name="P1"><text:span text:style-name="T3">WagFlyWow<text:tab/>knsnfg-dm2305.files.1drv.com</text:span></text:p>
      <text:p text:style-name="P1"><text:span text:style-name="T3">ForthBlueBag<text:tab/>y4pO6uc6wql-skjt0TrzMdzO8j0FqJmG-aSmoT0yTO2npSc3YH8nYw1NGPDfX5w_AWdpcVHfysOhEvk0bLr3ono7_qLZaO3WG44CORe4LKeD4G9iERm7y9BRjqhUJhBR2kCxPnzup5eSpVEUR287MtIPlU5QNtesUw_v9_j3qcBItxlOe7ZlQTC8FHUb5nh0yw9</text:span></text:p>
      <text:p text:style-name="P1"><text:span text:style-name="T3">HamPenSo<text:tab/>65DA6F39E7CAFAA0!101-65DA6F39E7CAFAA0!108-65DA6F39E7CAFAA0!1244-dc8cccdd59118d8daa355f31d1fd89ea</text:span></text:p>
      <text:p text:style-name="P1"><text:span text:style-name="T3">ForthEyeSea<text:tab/>65DA6F39E7CAFAA0!141</text:span></text:p>
      <text:p text:style-name="P1"><text:span text:style-name="T3">UrnGoodYup<text:tab/>y4p5JI0Uqrv_OtFXkO0Ig7OIU0KgGF18AR74JhndsPP-SkdMLfJr-DSs8e6ptOulsMTAi-n5TSPlTfAT6sXv3HTHqm-aXq0HpQw1ghxMVewxLs6CX7vzX3UfuIGhNn1VPHIlHGRmz3wYdxeI-7T03F8clBwZn3Jnrany8Olb4D_GvRySUGS-ehoybqVgSHUhkTm</text:span></text:p>
      <text:p text:style-name="P1"><text:span text:style-name="T3">PewVatHaz<text:tab/>y4p5yrs9OIKMlgjB_tI6LGYE-4-KJT9Hhffrmk81gF1tG9jL6M4qObT7mZJLddmioFL1wW9fsdZ6wvGM457_jAS3A1lPfpHDDdfKPADJas7wj-95B2JaW5ZwweevrW8x7FNHoG2u5Ypw5EeDUv26J4PNstsTno62h5gNdcoCytdgALUENkLc7c6OEI6qcRp2dgN</text:span></text:p>
      <text:p text:style-name="P1"><text:span text:style-name="T3">TaxBarFox<text:tab/>y4pPd1gu1xDu9rxH7x3FxDpsXllsTL_77klUHUKK1frAM2e6G0Fm52oFL1dH-em6j7q2iDuoKoaKTvSywTYRDH6onZVXDEQNXDT8FBJ9UHL-d39xLgp8Kzo4Uc-5fEEIj0SxAuu_bQJ7LqAA7-ZCmUgXyC_a7NzOypva92vDGIq9j_WoV89bfm1vv8wuDG_UTyN</text:span></text:p>
      <text:p text:style-name="P1"><text:span text:style-name="T3">GemCatMuch<text:tab/>y4pHpr-qmIyxOxva2tBJFrqFjpoHsgGs5fgvaszkW_UrHMVTU4mzRMCQlo4Sd4hmGVZhyAqU3As6NCWzioFoHmZrumrqo8v3FiDd5QPt52zUQKnY5u4S7ryH1WqEV7uUxL6pgTWlE4f4e_u_eUhEbRN1uU1w1DxihvGCOSVhB8PXCu2uKLMkFL6xEoyRSNoj0AD</text:span></text:p>
      <text:p text:style-name="P1"><text:span text:style-name="T3">AweEarHer<text:tab/>y4pqPakVJKnmRUS79Jvjm34JiPqIRKLoDk-yLYHhQ7ujcXTQHrWiDtT79tT8c5YOWOD0kUHpgdCK_myyjoeIeHyOkbAR_16i5KT75-HQusKxTpoKwtf6Lid_8NtkWgmqkK2bumjy5ZlnMTRFI5wO-KmnTASc0QN_3AnYDkZOGEX8LGWaPGeUkwvdB935c_iio2M</text:span></text:p>
      <text:p text:style-name="P1"><text:span text:style-name="T3">SwimTruckIcy<text:tab/>y4p7DMrIB_VwQ5F2FzK24WeuXBp33OOC3__fCkM3QKzQUEAuR_29aqEru9imhsxsoUWmQHa4siC1t6ngggu3zX2hlz_ZIMVn6Pr5PWRu5yf6lwt2o7VUjLFoRXWqnrbXWelMzvlVWIlikbdXsZVVv4f4TX26ipdwZ5vaAFMXlpt1gZh1PRyIw1ZQ7oXK6yLYfoZ</text:span></text:p>
      <text:p text:style-name="P1"><text:span text:style-name="T3">AmRichRat<text:tab/>y4ps3obPYZlyx2FNRKRU8n9hzWZGz16ZPNczd0P1oHx05__cJH-ve5O408yQfT0nlS0CDLag9f0BzhTM9Abyswoc_uc8b_WMAxUMUSqjEwY1I74TMxMjt7NBPX7Mwz87XtbUK35bWPh-u5YzuHnGMYGjYYLSWgwvsGorMuB95i7i3DT5aiAgsoclsBNRSqYk2Al</text:span></text:p>
      <text:p text:style-name="P1"><text:span text:style-name="T3">YakPenHam<text:tab/>65DA6F39E7CAFAA0!1248</text:span></text:p>
      <text:p text:style-name="P1"><text:span text:style-name="T3">RodEggRat<text:tab/>65DA6F39E7CAFAA0!631</text:span></text:p>
      <text:p text:style-name="P1"><text:span text:style-name="T3">LogTaxMug<text:tab/>y4plVMQaIkyx3UE8-vWAdGnwcdraMEGYAIIjDjOExchnd6j-wPQIRYfyuX_qpMomNa9qJTLRNtTn4bhMVlhBuNOoAelETha2itFqlZJTW0cfYa07CuSyZMUsFqbewStrHbt0J_3H3D8-aW0FDPj70nnJvRJ65-B3ALw0utGX6lSt2pnMRAmJ1ZiIOObJ-pxMMWi</text:span></text:p>
      <text:p text:style-name="P1"><text:span text:style-name="T3">HamFigYak<text:tab/>65DA6F39E7CAFAA0!101-65DA6F39E7CAFAA0!108-65DA6F39E7CAFAA0!1249-14e9423a58a58974b73753a4325a7551</text:span></text:p>
      <text:p text:style-name="P1"><text:span text:style-name="T3">ForthZooAmaze<text:tab/>65DA6F39E7CAFAA0!101-65DA6F39E7CAFAA0!108-65DA6F39E7CAFAA0!1248-afcb9af65bc2b2066d2c27fa8cd53372</text:span></text:p>
      <text:p text:style-name="P1"><text:span text:style-name="T3">SewHerFar<text:tab/>65DA6F39E7CAFAA0!356</text:span></text:p>
      <text:p text:style-name="P1"><text:span text:style-name="T3">KoiVoltForth<text:tab/>65DA6F39E7CAFAA0!101-65DA6F39E7CAFAA0!108-65DA6F39E7CAFAA0!356-2664804e099c4228fa187a5b319f57f7</text:span></text:p>
      <text:p text:style-name="P1"><text:span text:style-name="T3">BagNewRich<text:tab/>y4pAu8LGYflRGCyKmcOm5cvrVxqUqFZ5oGpD4JdUdgBuVt3hsblvElodoBMpV2O4XSWTKFnsr0AQpvp7VX5ughAjp-uqp_5OgCQ2Y-EhbiuWY36hQhV4jWrgbPOs5EFbkYvPOfoZAmQ6wVboxQzPCaJN_83bwY8whoU-k-q2TulKERwx6HcPe5U_SmbDHZ0sdWj</text:span></text:p>
      <text:p text:style-name="P1"><text:span text:style-name="T3">OwlSwimYup<text:tab/>65DA6F39E7CAFAA0!101-65DA6F39E7CAFAA0!108-65DA6F39E7CAFAA0!1250-cd661f8da21e467ac78e31aa9a0ab663</text:span></text:p>
      <text:p text:style-name="P1"><text:span text:style-name="T3">CakeUrnFar<text:tab/>inqmcg-dm2305.files.1drv.com</text:span></text:p>
      <text:p text:style-name="P1"><text:span text:style-name="T3">QuillDownQuill<text:tab/>y4pa_ck3cZzkmnwNS4jGb0vMBAxiMjAKjcwfTd25gpLMl6kgsIHmnup2xdlsoDBh8GiqUoK0KxAflNEONW3xbzT3YwfMj7plIAvjmPXEma4nu9zVUYGQe-tCh0qcIzKngoN__wdekPD5CYqSQwl83RmAsJ_PnBXXczaVfnnzpyXmanzWvrR2kOFTN17WXRx1LPh</text:span></text:p>
      <text:p text:style-name="P1"><text:span text:style-name="T3">MawSwimRed<text:tab/>y4pDh6ch6dzzkw-FSTv1mP_EcsbgdE4Kle_VYzuQPbdw4Mq7IibrvqFX0J7JaqYCmiCgzXaWdwGZdV61PEs9mhZ8QtFlAZ59j6qlNIDyoSC6c_2l2NVZ_Wh3scx2CeoQ5TQhYjOXQHYXNvG__bcC27seCsHkN1_HmYal-jIq42j50FqaH3m8ojnCy7rhFsJq5Fu</text:span></text:p>
      <text:p text:style-name="P1"><text:span text:style-name="T3">RagWeeEmu<text:tab/>65DA6F39E7CAFAA0!159</text:span></text:p>
      <text:p text:style-name="P1"><text:span text:style-name="T3">KoiRodKoi<text:tab/>65DA6F39E7CAFAA0!630</text:span></text:p>
      <text:p text:style-name="P1"><text:span text:style-name="T3">PewWarAm<text:tab/>65DA6F39E7CAFAA0!158</text:span></text:p>
      <text:p text:style-name="P1"><text:span text:style-name="T3">LeftPewGem<text:tab/>y4p73SQVtxGulKDU8Z5RzU5UX37_nI8yaj_OV3THfGgShVN_ORGgWp98NHYyOhoNpuEvNB7IRY3m1G_dkmhiNlE4gQAFibeNLsD75-57oq2hUgrHW9VftDAPoyR9oXTHFlGIUHJqRNSp7Cpn91PGNtbRLC2oQYDeCFDN0L4Apfl_YiKQNOgxAtCdDc1ebW6Rz6I</text:span></text:p>
      <text:p text:style-name="P1"><text:span text:style-name="T3">BlueDogOrb<text:tab/>65DA6F39E7CAFAA0!101-65DA6F39E7CAFAA0!108-65DA6F39E7CAFAA0!630-30843d2e1e341a780662d6965f1f0bba</text:span></text:p>
      <text:p text:style-name="P1"><text:span text:style-name="T3">CarVineFig<text:tab/>y4pEARsIRdr1IIuNM6kwRks7AgI9UoiWcshD6pAiJLUuUDaqLjDa5pT2prkQEfq9yhlEv8wGTttsNfYXnQMDerfnaq5x4IfZTsN3XXBnpxxjomsmuSPmeZQ83LvhJhAhENOQqAwxoBj3DynXyueYYMw2Noq4l91jBPDS91awfkD_4-2QbHJJFwfFReruLC_Nga2</text:span></text:p>
      <text:p text:style-name="P1"><text:span text:style-name="T3">BugDogeRag<text:tab/>y4pfSmuGN-vy5RPbwfprVzfOUcrHBxtuK_nZIjpd7utdwTI9nX_UgjmmkWgNK-oUYtrWJEH-135TP6hsusZUUt9w0R68GZa808hyvWVErI8M5r5tfHABE-vYAtEpu_0kBOpXesnz_Qiv7y_7ojTcotcPyW7X45QwvBHy6bxqt0o8NL4us3pJumZCTWU731NRpG5</text:span></text:p>
      <text:p text:style-name="P1"><text:span text:style-name="T3">EarYupSwim<text:tab/>65DA6F39E7CAFAA0!101-65DA6F39E7CAFAA0!108-65DA6F39E7CAFAA0!634-9eee305052f5aab21565eadfc2bf5f6e</text:span></text:p>
      <text:p text:style-name="P1"><text:span text:style-name="T3">FooCatForth<text:tab/>65DA6F39E7CAFAA0!632</text:span></text:p>
      <text:p text:style-name="P1"><text:span text:style-name="T3">TadZooHis<text:tab/>65DA6F39E7CAFAA0!101-65DA6F39E7CAFAA0!108-65DA6F39E7CAFAA0!228-4d80f9c623db2949e5e6a86a25bededb</text:span></text:p>
      <text:p text:style-name="P1"><text:span text:style-name="T3">MadVatWolf<text:tab/>65DA6F39E7CAFAA0!101-65DA6F39E7CAFAA0!108-65DA6F39E7CAFAA0!1251-d80e462bfa522ea8937fb5d7d80b30cb</text:span></text:p>
      <text:p text:style-name="P1"><text:span text:style-name="T3">JokeSoMug<text:tab/>y4pTQ6JdtNyF_JzRMuyVdAE1DhdiDbIeTHHa62wLLFNnij20fFRdciheIB93I4uuAMNMM_tTXZQjpiVUSyiSo_ssFY9PzidrTcyjbMLBnNphpq-yLle8JIHwn-0m-ufRrrcAYuUKJWvCAYe0lX71-jFv_KiJX0l_M2dZbTWobqyx5gnhb7qSSnUPcQfgHPM9d3J</text:span></text:p>
      <text:p text:style-name="P1"><text:span text:style-name="T3">PewRichUp<text:tab/>65DA6F39E7CAFAA0!1253</text:span></text:p>
      <text:p text:style-name="P1"><text:span text:style-name="T3">FarIcyUrn<text:tab/>65DA6F39E7CAFAA0!101-65DA6F39E7CAFAA0!108-65DA6F39E7CAFAA0!1253-19d9481149a653a595161ef0f73daf23</text:span></text:p>
      <text:p text:style-name="P1"><text:span text:style-name="T3">WryUpOaf<text:tab/>65DA6F39E7CAFAA0!1252</text:span></text:p>
      <text:p text:style-name="P1"><text:span text:style-name="T3">RodHisEye<text:tab/>65DA6F39E7CAFAA0!101-65DA6F39E7CAFAA0!108-65DA6F39E7CAFAA0!1252-ff8549e03f33081ab3a4e3e820c3abb0</text:span></text:p>
      <text:p text:style-name="P1"><text:span text:style-name="T3">ZigCarHog<text:tab/>65DA6F39E7CAFAA0!101-65DA6F39E7CAFAA0!108-65DA6F39E7CAFAA0!134-3b8d33e0d9890c4234f1b836570cfe6b</text:span></text:p>
      <text:p text:style-name="P1"><text:span text:style-name="T3">MawLawWag<text:tab/>y4pjevi9MqEEjwkgPZHY16jKBhLtVi-v1npfqpMuw9VZEWxXy_V2DyDK4lhOs2GUBwF_C68djeoRPQPG64VJNdbkWgekBSabKcmByUsi_E0nIhSeBvSz6fo8fmcE1IoMYWNVYnEit7BGpPKdyw1OewG5MvaFdhCtoOMQjAqNvtcKQzZz0M_ro3sHcVQkDsJZDET</text:span></text:p>
      <text:p text:style-name="P1"><text:span text:style-name="T3">CanBatWar<text:tab/>65DA6F39E7CAFAA0!1255</text:span></text:p>
      <text:p text:style-name="P1"><text:span text:style-name="T3">UghJokeYak<text:tab/>y4pVzAjqvMDqEtHWlS6vmB6i7XrSJey6poAadKswPIsJFjlENRRfK_sldXF4VkpNsOq4H4lsKaRuJlRjWheSccwJWOs1NYUPpQWZENTD0bVL_5COnV-MpZl6zZmj-pM_74q0BaNjJVUKagGWNxWvWWeBtYs12ZPRWk-nkGuDq9TF2l9VLrevhyFAdqRRj8elFZh</text:span></text:p>
      <text:p text:style-name="P1"><text:span text:style-name="T3">LeftYewPal<text:tab/>65DA6F39E7CAFAA0!633</text:span></text:p>
      <text:p text:style-name="P1"><text:span text:style-name="T3">RagMugRight<text:tab/>65DA6F39E7CAFAA0!135</text:span></text:p>
      <text:p text:style-name="P1"><text:span text:style-name="T3">RichGadBag<text:tab/>65DA6F39E7CAFAA0!101-65DA6F39E7CAFAA0!108-65DA6F39E7CAFAA0!633-408277b4b0a22f9bf2d1aefaf9d314bf</text:span></text:p>
      <text:p text:style-name="P1"><text:span text:style-name="T3">FarPieFly<text:tab/>65DA6F39E7CAFAA0!101-65DA6F39E7CAFAA0!108-65DA6F39E7CAFAA0!635-8914845fe0f2369222955ab8bc3eb2ec</text:span></text:p>
      <text:p text:style-name="P1"><text:span text:style-name="T3">WarSumForth<text:tab/>y4pLGC9yEKiu3y74b3FFzAS7itlequSrtp9sJ7LMxmiCPlWgprc18vFUPI89xBeyXd5cWAUxVIdWTk5tKL539CGh9AunbVjLhGAQOMsdW1nr9ipUY83PJQXh2elj8GDhrK6OOiCeAOBmnrF-Db3NqNoXokQSiwbAmYok_cp4DKJOPY9hepokHEho6wM0nsU6m0q</text:span></text:p>
      <text:p text:style-name="P1"><text:span text:style-name="T3">VatBatPal<text:tab/>y4piX25Povq6aNsLagasItKe9o9hnA-Oeqnl5CjKzeQlWvcUbxH9DyMxcdB1uuIfYSEgL-kwbGXypWfuD6MOmx2lQhsD5t9PTiLyptQtiPnZouMV9v9GVu4L3SVWavBeqhPN7CJNWu9BOa2319hJOSKNnPemCW9RJsWdNhWOMe-nPEa3fG46RixW0udXofCJlJc</text:span></text:p>
      <text:p text:style-name="P1"><text:span text:style-name="T3">TaxSoWee<text:tab/>65DA6F39E7CAFAA0!101-65DA6F39E7CAFAA0!108-65DA6F39E7CAFAA0!1257-2da4f850f92f53c596941099af485104</text:span></text:p>
      <text:p text:style-name="P1"><text:span text:style-name="T3">LogHamDoge<text:tab/>y4p1ZwCgmvs4jcmcm6YRCdu9XVVdezY1nEGnNF83CoU_PuOYtvuPKj3SJZKr7Xk4-95GI7VqhsPRLASaL7XviO7GvS9CszTeBcpaU0By1-oeA2-KxiekYgCr6GqgJToHr_-1nukmJTnLrdkc679kh5RmEOQmy5_1mXQrRHt23YK2Mvhu4qgfeDbB7WUyfU0xXuD</text:span></text:p>
      <text:p text:style-name="P1"><text:span text:style-name="T3">SeaNewCan<text:tab/>y4p6OglCW1P80lQ2ZdEyTJrSrwvI_Uql_i5BuB79VoK6xy1SLyFmdyKtwTJibGjYajNIcjL0WVT7pAdh2vlO_yWqYakqw7V-xNmivHA0t4qgxbHDjJLoJYQJetdKSaKY-wI63TV2NTT8YEYRYvuWUDga4BTashUlcJ2GabdZ9WbXtPF7V0M_xURUjdKRmBU6H4x</text:span></text:p>
      <text:p text:style-name="P1"><text:span text:style-name="T3">BatHisYew<text:tab/>65DA6F39E7CAFAA0!637</text:span></text:p>
      <text:p text:style-name="P1"><text:span text:style-name="T3">LabRichAm<text:tab/>65DA6F39E7CAFAA0!364</text:span></text:p>
      <text:p text:style-name="P1"><text:span text:style-name="T3">HugBudDown<text:tab/>65DA6F39E7CAFAA0!101-65DA6F39E7CAFAA0!108-65DA6F39E7CAFAA0!637-b624226ae0fb1737a80d9eed529bc21e</text:span></text:p>
      <text:p text:style-name="P1"><text:span text:style-name="T3">TruckRedTruck<text:tab/>y4p9uBKyDXylUn9SwlmnODnS3555_l2L1nBcJbpvKEQU-axo8gMXKHwj9e9z8cSOxA-YvkDNTBA-kRN8Mqpk_ESJCp_05o6N6vi2uAy9phv7ABGlfX1tqkTfdBCpW0lPrvS5gz7POyLQskTXDWxuivMrYnftsbsud4ZOQam7J_v3g1yFHWCZl2f3sjHr3Si6KdI</text:span></text:p>
      <text:p text:style-name="P1"><text:span text:style-name="T3">KidJokeBar<text:tab/>65DA6F39E7CAFAA0!340</text:span></text:p>
      <text:p text:style-name="P1"><text:span text:style-name="T3">HerOwlMaw<text:tab/>y4p4mLVI4foWDRalh00NCrt0m43Bm_h4gQ9xnEKd-gMCCAxIDYWcMPl7KchrLdG6UccI3KAK-utqG9bp8VuzXcalqjQ54OF23eQHhH2VG89gqU4awEum7PAVDwZPM8C9FItdOFs5ziWM0R3K0i5yiig1aO6w-lPvEIGkNJHTpnVwB0Kc9pJcBLZo4-XEyhlAKG9</text:span></text:p>
      <text:p text:style-name="P1"><text:span text:style-name="T3">WeeKidKid<text:tab/>65DA6F39E7CAFAA0!1258</text:span></text:p>
      <text:p text:style-name="P1"><text:span text:style-name="T3">JoyWryOrb<text:tab/>y4phndYVMlLhYYKhML0qOzw8ChcvGmbhg38W6Z3Cqs2W0GgCGSFxrU0N81MJZkoEq4S5aEYvjkiv9mXhwtXkSRGwaaC0e1DLyVWeTPo-rfqus4KQfABs7KccrTfFYX_fbk1gJvq5LtN4M3F1ohPw9IzqP4QWHbn3DbpL6BDeyle9PRW9aDNB8fc7-22LHFbZ4uH</text:span></text:p>
      <text:p text:style-name="P1"><text:span text:style-name="T3">WolfKoiVolt<text:tab/>65DA6F39E7CAFAA0!126</text:span></text:p>
      <text:p text:style-name="P1"><text:span text:style-name="T3">NorthNorthUrn<text:tab/>y4pq-CFgX6gcztR9YYpio8uMst1JSN2bh0XrLmzARAccCtwjn9zU1zHcykOHhVx5OTrLrU_YPW8pXCIvUHaKV0nvkJ-luesvQ5IfIArRwRLhBSNWZqKakFmC27PVWffU6t5ae69q5YJmO782U4Kg5W2Gv2AG1N7GGGboJ215crG8JHILZJ3_ihPsva8RpHgfbM-</text:span></text:p>
      <text:p text:style-name="P1"><text:span text:style-name="T3">ZagRatQuill<text:tab/>y4pmp-QmAVj4Wru_hBE-mQzoYl1rExWIl4mB1XW_sKqYGLEj5nocbkhL97iY5lJQd-dKg9i_kq-SvpcwuiH8mWPpYUoaj06Qgd2mtNXhM9sPXaQ1SgOjd6ACUVfkEiirxOuW9HPgpvAvmD0c2IjCY45vbTNhr5hUBT-AjUqEhTbh-sJn7PSepNWIkG05D9gMjQG</text:span></text:p>
      <text:p text:style-name="P1"><text:span text:style-name="T3">DogBlueEgg<text:tab/>y4pUUIeBvOVZIv3hBjJ-1CmK7_ZPGBJozfcfqg-o7MqdiJlKbYFHUfRhIxCg0OnIMiQ4nPJHkWo_s-2sHL5YLrNbgmkZHbg93Xgyr6NjNiBu37YrYL8sEqhmNVO4gxCXQjonHPaoyOgLaHPWhmYguSP48Yvmtu-L6vKKYOfWKgMYojV4e297RQhIJfhUw9xxIhn</text:span></text:p>
      <text:p text:style-name="P1"><text:span text:style-name="T3">ForthCatImp<text:tab/>65DA6F39E7CAFAA0!101-65DA6F39E7CAFAA0!108-65DA6F39E7CAFAA0!1260-9248edb6c3350212b68a23c1d6ad5742</text:span></text:p>
      <text:p text:style-name="P1"><text:span text:style-name="T3">BudEyeEgg<text:tab/>y4pCoGTbHYBhofgiYsRFN8gJC4YCK2hEiHuBUcsXj_xr8Wf5RkoGwbbnjvNTM3K2Xf6MIar2NHK906PJsUebdtMQ9Bf0LnmQNgeuvfJMIo7BYx_qfMlaw_WFlKDPvlmNJRNsOIGOG_kfJ06JdOV1l3_ECNXgWa5jLkJhBZc6oiTPWA48PzrtQpI3cuCwPe2EGDH</text:span></text:p>
      <text:p text:style-name="P1"><text:span text:style-name="T3">SeaMadGem<text:tab/>65DA6F39E7CAFAA0!355</text:span></text:p>
      <text:p text:style-name="P1"><text:span text:style-name="T3">HugCanBlue<text:tab/>65DA6F39E7CAFAA0!1304</text:span></text:p>
      <text:p text:style-name="P1"><text:span text:style-name="T3">HogBugVine<text:tab/>65DA6F39E7CAFAA0!1263</text:span></text:p>
      <text:p text:style-name="P1"><text:span text:style-name="T3">BarPenHam<text:tab/>65DA6F39E7CAFAA0!101-65DA6F39E7CAFAA0!108-65DA6F39E7CAFAA0!1263-4581f002683c3227005a56a15d664c93</text:span></text:p>
      <text:p text:style-name="P1"><text:span text:style-name="T3">TwoYewQuill<text:tab/>y4pUw1uGdt_pAw1U4TkC1QuTgTWONJ0RbUWS2d6IR_f_cQbWyNINQ8QoHM8SyYTjn9-QFbBAqPsmsS6IE_wiEy88UeBc-20xcMuHFvHLrl3aRffj4GnAt7gUmQZ0a8VXiE5IfxEXoDxk6qPtLlbxNuG8YzydSwGNoU9l87RdwXrQuPGjBwcKUbh-iZBOMLUvePW</text:span></text:p>
      <text:p text:style-name="P1"><text:span text:style-name="T3">YakMugOne<text:tab/>65DA6F39E7CAFAA0!636</text:span></text:p>
      <text:p text:style-name="P1"><text:span text:style-name="T3">TaxOneHam<text:tab/>65DA6F39E7CAFAA0!101-65DA6F39E7CAFAA0!108-65DA6F39E7CAFAA0!636-dae2e70b5ca84e687a0b60c68438d2ec</text:span></text:p>
      <text:p text:style-name="P1"><text:span text:style-name="T3">FlyFlyA<text:tab/>65DA6F39E7CAFAA0!101-65DA6F39E7CAFAA0!108-65DA6F39E7CAFAA0!1266-ae28a2d882b87d8d2bc431d1ac730168</text:span></text:p>
      <text:p text:style-name="P1"><text:span text:style-name="T3">PalMadBag<text:tab/>y4pm-WBw2U8d9OMrjqrP9bwMAqJxdpLaW062UBeK_Gy0aSR7HobF5iFTaJPCInd1JBz6SWtdfHtvi3cT1552bVlbQEbFVfEjQJKQNutcnaTqrGyO6jFhLSEOwlfn74ZXZXZkGbnZbX_fquDFT29S84oOclyRK2Okn7viGYTP887clxD69JoOHIRILXHxN87vQcX</text:span></text:p>
      <text:p text:style-name="P1"><text:span text:style-name="T3">EyeCanGad<text:tab/>y4pQ_mxWA48HIddwd1r5ZK1IN5s-pgCfgfcFgiQ1o4dM1znLfR9B8QukbPI0C_w1UaWEcrrttEEFgx2Vfm1uWR81uohOUyQfkPCvOMoyultiY7eD98BhtcuDJ0rkuBPSfSde_NGf2DGanIdaThTIQFBmbKlRoM4MdK4fPDj_UQ49_arIMfcr2T8z6YA9XrOzwTS</text:span></text:p>
      <text:p text:style-name="P1"><text:span text:style-name="T3">DogHugMuch<text:tab/>65DA6F39E7CAFAA0!101-65DA6F39E7CAFAA0!108-65DA6F39E7CAFAA0!1265-675630d0558f4180292cef2388273a47</text:span></text:p>
      <text:p text:style-name="P1"><text:span text:style-name="T3">WolfKoiPew<text:tab/>y4pw-zN8Rcrx_cozBykZLx6lJfBhAj2MuCy1nOyHqNY5PxJSoJPBcG3vNV0MyaqIqlA20XEhbppPbMG2Knq6cFaogPUF7hzH6onQke6kyA2PgElZJesR4LkVoBFxHpeG50LUiB2904EFqex3NppKQWMIXdhMggjfW0GjGFDnJxlexUvsxfiuM_Bg3fikBumn0ig</text:span></text:p>
      <text:p text:style-name="P1"><text:span text:style-name="T3">TheOafFish<text:tab/>65DA6F39E7CAFAA0!101-65DA6F39E7CAFAA0!108-65DA6F39E7CAFAA0!1267-527b31bfc2e605d59b75ebabe92d7d22</text:span></text:p>
      <text:p text:style-name="P1"><text:span text:style-name="T3">AteFoxWee<text:tab/>r8qc7w-dm2305.files.1drv.com</text:span></text:p>
      <text:p text:style-name="P1"><text:span text:style-name="T3">FoxZigLog<text:tab/>y4pjQIYYzbyz8Ir3Fo7D7c9uQU77L_iPazNbb5Mx63zmJJhRp2y4sOrhE2L0rknqicK7JW3x0ZiVr9wAc358ybj9JmRUJKokNYtC8RHVxIED8kkGVMgg5nV8L5KAiGAMYBHgT9nMPIzm4kAPUcJ1ga5faXVzSSGj_zHUe6KUvQNZMV1Fn0xNVFenVj_yXcsbxG2</text:span></text:p>
      <text:p text:style-name="P1"><text:span text:style-name="T3">SumGemOrb<text:tab/>65DA6F39E7CAFAA0!101-65DA6F39E7CAFAA0!108-65DA6F39E7CAFAA0!349-41348ad3a31c5ed908f5b536d214ff54</text:span></text:p>
      <text:p text:style-name="P1"><text:span text:style-name="T3">SwimYupJump<text:tab/>y4pQQLbPrQEWf-AiUxNX-f-xbZSS55rTFtxmEW1OgMII_CdiHAw24FkDwbR-c9k7WYcAmbVZQMug4PQY7VNGMal271xp4CdicOw5Y4W9ftl8RymaGFg1PW-CAEDRlDZU7G3GhHR_bKIwfYlvxM7aK-xkv6gJjMHpt9GDeSVMNL1nLxCyP9fOBjz92QKuWlt7C_-</text:span></text:p>
      <text:p text:style-name="P1"><text:span text:style-name="T3">MawTruckWow<text:tab/>65DA6F39E7CAFAA0!1268</text:span></text:p>
      <text:p text:style-name="P1"><text:span text:style-name="T3">SeaBlueTwo<text:tab/>y4pyeekL6Y_5M76gB7Mgv68HBmSFkopDKgzSV3R-EL3UT5ejpNXHiesf3b760oZZ0XP3APs7yyrY2BxWNyHIU9Tf-CHa0sVFN-2q6qKDafp87Ro6bb1GUoywG6jEKGnEIuDrLt3aoIBIcA9Tk0OhKwJRPKELVrzPOZMpuUD5-naDUELX0hSw44g694zCIJacJu8</text:span></text:p>
      <text:p text:style-name="P1"><text:span text:style-name="T3">DogeEmuUgh<text:tab/>65DA6F39E7CAFAA0!1273</text:span></text:p>
      <text:p text:style-name="P1"><text:span text:style-name="T3">CarCarHog<text:tab/>y4ph0SU0Uudp2DXdrNSjVr-J-Q3LEJT39Pa6VXRWN2iTRm3SVc8eVjrRBY74QH8fjekCuFTjvryFXZKP6Teih-qEtigVU5H53_3AUYDqlvhTdLHqqldzHS1y6xMVxItL361MWA8cS0ZPNG6B9YGT96JEGMDl5SBiKCkvwAlTDLVK0AwEH6PoodY5VK2jxxJJTXK</text:span></text:p>
      <text:p text:style-name="P1"><text:span text:style-name="T3">EarJumpUrn<text:tab/>65DA6F39E7CAFAA0!101-65DA6F39E7CAFAA0!108-65DA6F39E7CAFAA0!1268-37944145c39deded37540ec079ba335e</text:span></text:p>
      <text:p text:style-name="P1"><text:span text:style-name="T3">HazEggEye<text:tab/>65DA6F39E7CAFAA0!101-65DA6F39E7CAFAA0!108-65DA6F39E7CAFAA0!1272-69bdf4f2c3e5a0d6f2fe7651bcca710e</text:span></text:p>
      <text:p text:style-name="P1"><text:span text:style-name="T3">QuillDownPal<text:tab/>y4p1r7QNmAIq0aoCp_3cY0ua_AOUtnPvKMAYxmYsV76A1JggM47O1oyDTa1ejTKFMorwkqOrHgIfo1fJ3sdX3GggXMQgCFBwmnH4Amxi1QLe-6TaBrsUadNnFYAZO6SZGyWq86b3d740iWZV8f0huT76XGzoDfT2YRZaOFYRsbG01lcnpkTxA_BS1jk060YUP6F</text:span></text:p>
      <text:p text:style-name="P1"><text:span text:style-name="T3">DogeFoxHam<text:tab/>y4p1vMeQPbXOJWwR4vdzTuTyprJDQzxs6O3XYuanaZogDwmhlHogGhlFQw7JuDp3uwB2Bh8iAcngduPqn3GBZUupKBiQ2CpBOer8cJkwNreN1sriTccZ9V8BGpUiZwBlPHrrkOX7hOsm24HMDkbdfNzyTWtGtttQ7d_NtEjllPhjXuC1M7Tif7CjdaCM_HiPfpx</text:span></text:p>
      <text:p text:style-name="P1"><text:span text:style-name="T3">WryRodEgg<text:tab/>65DA6F39E7CAFAA0!101-65DA6F39E7CAFAA0!108-65DA6F39E7CAFAA0!1333-c2401b63d383bcc90b34813b04dcc5b4</text:span></text:p>
      <text:p text:style-name="P1"><text:span text:style-name="T3">CakeGoodA<text:tab/>65DA6F39E7CAFAA0!127</text:span></text:p>
      <text:p text:style-name="P1"><text:span text:style-name="T3">VoltOafGad<text:tab/>65DA6F39E7CAFAA0!101-65DA6F39E7CAFAA0!108-65DA6F39E7CAFAA0!127-e9ed34fa8d72f8e63e41583a5ec418fd</text:span></text:p>
      <text:p text:style-name="P1"><text:span text:style-name="T3">WolfHisHug<text:tab/>y4pTDCumfDpHGqbzzi-Z_bJHWv3CvwAajERU5-gfZ3RMEJREkuC2XIOUXp7QiY451PUOGOE_5QN9SoIbRe9GPTi6zZM4KTQZ9EmteYrN-2MEI-WxLpVexUFYe-NDYvK_LovX03evLRxomBB4PZPRj58l3RPaQGxGtQdVDD4wlAsPZGWRIByVVGPHdLcfpC4omaB</text:span></text:p>
      <text:p text:style-name="P1"><text:span text:style-name="T3">AmTwoRod<text:tab/>65DA6F39E7CAFAA0!101-65DA6F39E7CAFAA0!108-65DA6F39E7CAFAA0!1324-96ee17838a535f967da8ccbf9fa263b8</text:span></text:p>
      <text:p text:style-name="P1"><text:span text:style-name="T3">OrbKoiRod<text:tab/>65DA6F39E7CAFAA0!1270</text:span></text:p>
      <text:p text:style-name="P1"><text:span text:style-name="T3">IcyLawA<text:tab/>65DA6F39E7CAFAA0!101-65DA6F39E7CAFAA0!108-65DA6F39E7CAFAA0!1271-0b24db3b752e81bc403ddd88f12b38ec</text:span></text:p>
      <text:p text:style-name="P1"><text:span text:style-name="T3">TheWryHug<text:tab/>y4pJSiBk6b_oAHgEKgsaHWyaAL-bIDgWaMMJTWM0CGehQ2XzNk-ZqyPuXFYlNmO2gMa-z3N3mCVaFCdE6Yzlq3-XfY13v5l7K1Y9hSN4uo7gdkYeTzYdU5pRD4gtG93J94CXCBvAwBfQ2hSHTLl7FYoCiL10PTb8l220BVpBkmRPy_yah3UAXm7pTOgKedG7x69</text:span></text:p>
      <text:p text:style-name="P1"><text:span text:style-name="T3">VineJokePen<text:tab/>65DA6F39E7CAFAA0!1275</text:span></text:p>
      <text:p text:style-name="P1"><text:span text:style-name="T3">EarRedCake<text:tab/>65DA6F39E7CAFAA0!101-65DA6F39E7CAFAA0!108-65DA6F39E7CAFAA0!1275-71582b44dc0a035d56a99884a1471fd5</text:span></text:p>
      <text:p text:style-name="P1"><text:span text:style-name="T3">OrbMuchCat<text:tab/>65DA6F39E7CAFAA0!1279</text:span></text:p>
      <text:p text:style-name="P1"><text:span text:style-name="T3">CakeHerTruck<text:tab/>65DA6F39E7CAFAA0!101-65DA6F39E7CAFAA0!108-65DA6F39E7CAFAA0!1279-338fbe0392bf3876f39d52f47ecd42d1</text:span></text:p>
      <text:p text:style-name="P1"><text:span text:style-name="T3">FigWeeZig<text:tab/>65DA6F39E7CAFAA0!1280</text:span></text:p>
      <text:p text:style-name="P1"><text:span text:style-name="T3">TaxHamRag<text:tab/>y4pleEBedBEZe5BHpUYF_O7ITgLnhEHQufvy60VJpQhma6n89GvG0choCMEISzJeZBLl0LsJN07dZoP6V55WjlpBvKiR7HJKNzKzYcQWPMmLGX5Op5UvhLH6ZCuKwdAbUoZoCvB0Gj-Vc6ZB6Jac0SaDogX1RqhLeUgPnl3fEF5fWIKQEx2NV5VCGMMvhNrWER6</text:span></text:p>
      <text:p text:style-name="P1"><text:span text:style-name="T3">SeaNewPal<text:tab/>65DA6F39E7CAFAA0!133</text:span></text:p>
      <text:p text:style-name="P1"><text:span text:style-name="T3">BigRedLaw<text:tab/>65DA6F39E7CAFAA0!101-65DA6F39E7CAFAA0!108-65DA6F39E7CAFAA0!1280-261723cb22f91327bad2d7a131e889e1</text:span></text:p>
      <text:p text:style-name="P1"><text:span text:style-name="T3">CarRagWee<text:tab/>65DA6F39E7CAFAA0!1281</text:span></text:p>
      <text:p text:style-name="P1"><text:span text:style-name="T3">UpTwoFish<text:tab/>y4p7g60wCeOzqv2fEF014FSCiUEWPh8x9XtWViMTWr5CQYrRJ1rJTcD3wltWdnMjIGRMi9CvKit9UVyJcwYUye5VKHv6A1YxomCO8OEKJxc64YVinMXbQVCpueudyVGfrk_x7V1dMCZ4XEGE77rUZ7PfImi968R9zeft2GV7QzlhRV9FJ_Z-T02KqaNYMeK-jBn</text:span></text:p>
      <text:p text:style-name="P1"><text:span text:style-name="T3">KoiTheImp<text:tab/>65DA6F39E7CAFAA0!144</text:span></text:p>
      <text:p text:style-name="P1"><text:span text:style-name="T3">CarSoPen<text:tab/>65DA6F39E7CAFAA0!101-65DA6F39E7CAFAA0!108-65DA6F39E7CAFAA0!1278-f4845da099a5f75e912144d36ad7784a</text:span></text:p>
      <text:p text:style-name="P1"><text:span text:style-name="T3">WowAAwe<text:tab/>j3qtuq-dm2305.files.1drv.com</text:span></text:p>
      <text:p text:style-name="P1"><text:span text:style-name="T3">MawJumpFar<text:tab/>y4pc90NsSJkqi7yBd8C3wXsxurqJkLflWhccjoOxzF9smh_mNv_cgF_wrhyZcSMvSnRF3Pym7xEz3hy0XaTorAlBboWdudM0XQXYorKMU4Nvl_LI_ZkfYDXylOak6tywJTodo9b4r5wzffTS7IIxEJbbdANuqJXEPWUJWUwdVeLzbxfsyyhIyfP7dmdvTplB5Qo</text:span></text:p>
      <text:p text:style-name="P1"><text:span text:style-name="T3">WolfRichEye<text:tab/>65DA6F39E7CAFAA0!1284</text:span></text:p>
      <text:p text:style-name="P1"><text:span text:style-name="T3">DayIcyHer<text:tab/>65DA6F39E7CAFAA0!1277</text:span></text:p>
      <text:p text:style-name="P1"><text:span text:style-name="T3">TaxFigRight<text:tab/>65DA6F39E7CAFAA0!1285</text:span></text:p>
      <text:p text:style-name="P1"><text:span text:style-name="T3">TruckTruckEar<text:tab/>65DA6F39E7CAFAA0!101-65DA6F39E7CAFAA0!108-65DA6F39E7CAFAA0!1285-2339313ba1c1088f465e241351b27b46</text:span></text:p>
      <text:p text:style-name="P1"><text:span text:style-name="T3">NorthNorthWag<text:tab/>knqtuq-dm2305.files.1drv.com</text:span></text:p>
      <text:p text:style-name="P1"><text:span text:style-name="T3">WowNorthIcy<text:tab/>y4pg-Tpx9BlFryQgTlBeofyMTpH70ope4ICraYW2MO2KIPWBD9pal8pg2HDgrRIxAs_QU3E2Itm9pvBPRhwtzSDEnveseosabRxKLDdTiVVsoQmMkVfs2xbBBjqP-cCKaWLyyFg8G2SBqsfz9QNzQnLw6yHL3kSgSAr80scLoMehCYA8v7uj550brpuBupmSXKS</text:span></text:p>
      <text:p text:style-name="P1"><text:span text:style-name="T3">AmazeAmVat<text:tab/>65DA6F39E7CAFAA0!1288</text:span></text:p>
      <text:p text:style-name="P1"><text:span text:style-name="T3">YewLeftJoy<text:tab/>65DA6F39E7CAFAA0!101-65DA6F39E7CAFAA0!108-65DA6F39E7CAFAA0!1288-fe6c554c179da6a7d9638d87f336f4d5</text:span></text:p>
      <text:p text:style-name="P1"><text:span text:style-name="T3">FigJokeRag<text:tab/>65DA6F39E7CAFAA0!389</text:span></text:p>
      <text:p text:style-name="P1"><text:span text:style-name="T3">EggTheZag<text:tab/>65DA6F39E7CAFAA0!101-65DA6F39E7CAFAA0!108-65DA6F39E7CAFAA0!389-62cc1157353073aa3dd19a24a2895a5b</text:span></text:p>
      <text:p text:style-name="P1"><text:span text:style-name="T3">FarMawHer<text:tab/>65DA6F39E7CAFAA0!101-65DA6F39E7CAFAA0!108-65DA6F39E7CAFAA0!1290-8e612b9063d297c4add020b9c04e28a2</text:span></text:p>
      <text:p text:style-name="P1"><text:span text:style-name="T3">HisJoyHis<text:tab/>65DA6F39E7CAFAA0!1289</text:span></text:p>
      <text:p text:style-name="P1"><text:span text:style-name="T3">OafEyeDog<text:tab/>65DA6F39E7CAFAA0!101-65DA6F39E7CAFAA0!108-65DA6F39E7CAFAA0!1289-a8266dea5c1dbd50898e9e39be991389</text:span></text:p>
      <text:p text:style-name="P1"><text:span text:style-name="T3">NewSeaUp<text:tab/>65DA6F39E7CAFAA0!1287</text:span></text:p>
      <text:p text:style-name="P1"><text:span text:style-name="T3">OafBlueQuill<text:tab/>65DA6F39E7CAFAA0!101-65DA6F39E7CAFAA0!108-65DA6F39E7CAFAA0!1287-576526bf83727b74c6cea37c0b030a0e</text:span></text:p>
      <text:p text:style-name="P1"><text:span text:style-name="T3">WolfTadWolf<text:tab/>ihr43a-dm2305.files.1drv.com</text:span></text:p>
      <text:p text:style-name="P1"><text:span text:style-name="T3">QuillTheWar<text:tab/>y4pxYYcfKv4FH-kvK2NgwGyVbNgKhftQCv7UVKPhkMJkLZR8cwE1nxbPLjL8zSSB_-79IUH-2pqLDJwIbDTV3SYHqkq3EazFRHCRcuB3vgfsVw-b9jclE0cAUyZlsI5q59z1niTN5UxcVBH2R04MMyyyFRbqRMc0wz09a8XPQiAsqTEg_sgLZnlIf3E2QYTHfUw</text:span></text:p>
      <text:p text:style-name="P1"><text:span text:style-name="T3">VineMugSo<text:tab/>jnr43a-dm2305.files.1drv.com</text:span></text:p>
      <text:p text:style-name="P1"><text:span text:style-name="T3">RodBagJoy<text:tab/>65DA6F39E7CAFAA0!1291</text:span></text:p>
      <text:p text:style-name="P1"><text:span text:style-name="T3">UghHamJoke<text:tab/>y4pVVJ8_SD5eKQj2erMdc6E7g1GMcHTyNToeFhR_2O-hn7K2_McrGOtsznt7xUPYwEkFX54BGB6D5PAluyHfM0BMZlokpKx1UQl0OX1k_oSQonlLaGCKSmFwoqIaTQUkeIETqz_mfeUFC9LXlE6Txp9GIwj3O52XV5QpQ-3zNAUn8bIW9cgfotUuD7K13IIyRtI</text:span></text:p>
      <text:p text:style-name="P1"><text:span text:style-name="T3">HazGemNew<text:tab/>65DA6F39E7CAFAA0!1294</text:span></text:p>
      <text:p text:style-name="P1"><text:span text:style-name="T3">FishGemCat<text:tab/>y4p5Wor1mLBuaGop7T0inaqLCz-2lKuyv4qynbAETHqOtqlzRWkLAdgBFMaeUnxdGnVJ3B9BWGeVpQgJmzdxTaJySeUq9QcluyWJTq83L7JAezeqexM_Je7vm_wU_PTFbwv-yGIPVL0cjNJigP2EqJBed1e2KWSLJ0EM4hTsFwTLAOCbhXPieY4aJrJM3LJb1sJ</text:span></text:p>
      <text:p text:style-name="P1"><text:span text:style-name="T3">UpWryOrb<text:tab/>y4pyenCnkhRVDCCZvr-CiQWTBm6eOmbwoRvTLQsJx_YH50ZBGvX7MlHN-ml48pelyOIgrPwnw6OH7p16eK4_CXQ8IYmTyjIVEFs7633PjGw5Lx3a_AhELR3XBAGYrScnCcmw_w5YhdvSvL5l9PRRTRPrfZlFHHtyeKsBOc5QLgNFCT39v-UXLg86TsjOPzAio29</text:span></text:p>
      <text:p text:style-name="P1"><text:span text:style-name="T3">ZagRatOaf<text:tab/>65DA6F39E7CAFAA0!388</text:span></text:p>
      <text:p text:style-name="P1"><text:span text:style-name="T3">DogeFigUgh<text:tab/>65DA6F39E7CAFAA0!101-65DA6F39E7CAFAA0!108-65DA6F39E7CAFAA0!388-1747c61e427c0d750ef82bdb139702d5</text:span></text:p>
      <text:p text:style-name="P1"><text:span text:style-name="T3">OafYewLeft<text:tab/>65DA6F39E7CAFAA0!101-65DA6F39E7CAFAA0!108-65DA6F39E7CAFAA0!154-e6e4b58a972cef719f85a01248179597</text:span></text:p>
      <text:p text:style-name="P1"><text:span text:style-name="T3">HugWryUp<text:tab/>y4pigDR7LH3r-2J_g02C2dfr_BOpyhE7QEexEQrkdltvC--_ZqSoEV0XkMJT1YcnYw1NKP008jjipibAnHS8RAh9j0m2RLNGdVCyEMEuFvYD4A7ZkIZut6zPz6uFvwXg9e8QwOfXhKTYfD04SJ_zId6JKZDq06hahyEueTDA_VapZ1EQ_sYcBbEF69fH4MYfr4D</text:span></text:p>
      <text:p text:style-name="P1"><text:span text:style-name="T3">SumTwoSum<text:tab/>65DA6F39E7CAFAA0!381</text:span></text:p>
      <text:p text:style-name="P1"><text:span text:style-name="T3">EmuWeePen<text:tab/>65DA6F39E7CAFAA0!996</text:span></text:p>
      <text:p text:style-name="P1"><text:span text:style-name="T3">LabWryWolf<text:tab/>65DA6F39E7CAFAA0!1293</text:span></text:p>
      <text:p text:style-name="P1"><text:span text:style-name="T3">PewKoiYew<text:tab/>65DA6F39E7CAFAA0!228</text:span></text:p>
      <text:p text:style-name="P1"><text:span text:style-name="T3">WolfEggBlue<text:tab/>y4pUZFLcjsJNTgkI08fTSXGJF9UImgJlkxaHYtaa2s4CRDDF5WPaMQIk29KRlgfQ1wDEnM7UUqVQJhQptA_tKwzn0DzPSfIrVLIQYuhLifzbR6J-NmtyO1KhJF9ZToUdTrx4fcuwzBeij0rBMZ1Uw6la-nPwwh4h56s-6vJy9LIew5X3aXORKxMgfhD1YIbsoGk</text:span></text:p>
      <text:p text:style-name="P1"><text:span text:style-name="T3">GoodSewLaw<text:tab/>y4pNPKm_XSKDKPYXvqOqYVRIDmjPKyrb0Emi3lh1vKBzkQDFIPZXucc3hIhTOzWM35ugB1ogdcrESWbbkvv_hmexb6hVjGkjASznIm3wXzeGh0Swh4fvJvWpnD1Jpp5cjSAjJA13b44tCFhGwgrqf29CS987RDZLuXc-DuZDeWBql8pn_6qqdUJ7gxcXLtmNMHj</text:span></text:p>
      <text:p text:style-name="P1"><text:span text:style-name="T3">FlySwimWag<text:tab/>65DA6F39E7CAFAA0!1299</text:span></text:p>
      <text:p text:style-name="P1"><text:span text:style-name="T3">OwlWagA<text:tab/>y4pdvci5X18RYDcLcM6xUtFn2d2tnU2VED97rrK1hCxL4NYY0eqjHPI_KaKJMQzduH3d-zopuFw5wZh8i8sycDRUyBG7JC6jouolxVVbHWJ41hEU9rzyhoIYXvE0oEpE2WuIjSrsZoVqEhIr_8f1XmhwqDTtDqMtFszwOSfVOqmzTuYuZ5ds-kSMSMT9G9cFYVh</text:span></text:p>
      <text:p text:style-name="P1"><text:span text:style-name="T3">OafWolfEgg<text:tab/>65DA6F39E7CAFAA0!462</text:span></text:p>
      <text:p text:style-name="P1"><text:span text:style-name="T3">HugGemMad<text:tab/>65DA6F39E7CAFAA0!101-65DA6F39E7CAFAA0!108-65DA6F39E7CAFAA0!462-9a6efd307a962f77b2dab5af0dcd6e4e</text:span></text:p>
      <text:p text:style-name="P1"><text:span text:style-name="T3">EggRatAmaze<text:tab/>65DA6F39E7CAFAA0!361</text:span></text:p>
      <text:p text:style-name="P1"><text:span text:style-name="T3">AmazeWolfOaf<text:tab/>65DA6F39E7CAFAA0!101-65DA6F39E7CAFAA0!108-65DA6F39E7CAFAA0!361-8ba938218c49f48e5f043a451ef456c7</text:span></text:p>
      <text:p text:style-name="P1"><text:span text:style-name="T3">MugZigPen<text:tab/>y4pke_Y8b9SJjpN9gQirs-heQP57Rif54LJDo60qsldS962Zu2yZAk85t_-gsUORWEtBptYE003_xIYw7pcx45QQiBr9QNUzms-84PGPdU99im_eM-GAgwE-Iuk1-6K8dQo3to5vdW2VLBWucXjPZvLdqYib6mwWYBXrIDthWkr_i4dE9xRd0R0WQ8NUWVLQOgw</text:span></text:p>
      <text:p text:style-name="P1"><text:span text:style-name="T3">RightYakSo<text:tab/>65DA6F39E7CAFAA0!229</text:span></text:p>
      <text:p text:style-name="P1"><text:span text:style-name="T3">PenWeeFox<text:tab/>y4pBNBMiv_cmcmTDCQ32V2lW7ZKuOYNNCLDQ3W73S5cq5bNtm0j_7BOa-cNEgbYsMYnpAlldYEvrHp24G9VbA1ohQ4Wi6lxfcITTw6VT1W9F0KSoNhXdqfgOayiNbR8vDxX4CJSbbc0KhGvW7345PqWnXoXvzdOyOmZ4xw-IgX0Esiba_EpJIvs1X2wQZG7YjZm</text:span></text:p>
      <text:p text:style-name="P1"><text:span text:style-name="T3">CanJoySea<text:tab/>65DA6F39E7CAFAA0!101-65DA6F39E7CAFAA0!108-65DA6F39E7CAFAA0!1304-3b06f35afb324290d4af57116ac1749e</text:span></text:p>
      <text:p text:style-name="P1"><text:span text:style-name="T3">UghAteUgh<text:tab/>y4pVMbB3iP702rT3Xm3EZWWGgExjDjgedIsRDE3NX8exVXwbduaBq5jY5IkrpZJvQpzebTCyZ8HIs7-I7-nbEN1ib4TzIyNARJV5a3sUZvw57dy18Ta8ZNGCs6SQJBZTl5gf9IgbhNnDVsNvLqZahvEbHqWMhkCd1WfDqU2CExGId2tHTlVFDYRcZVs_SyRZt-D</text:span></text:p>
      <text:p text:style-name="P1"><text:span text:style-name="T3">JumpJumpCake<text:tab/>65DA6F39E7CAFAA0!131</text:span></text:p>
      <text:p text:style-name="P1"><text:span text:style-name="T3">UpTadCat<text:tab/>65DA6F39E7CAFAA0!101-65DA6F39E7CAFAA0!108-65DA6F39E7CAFAA0!131-26091ef162e9ecac499281ac1a6c6a8b</text:span></text:p>
      <text:p text:style-name="P1"><text:span text:style-name="T3">FarMawLaw<text:tab/>7pplba-dm2305.files.1drv.com</text:span></text:p>
      <text:p text:style-name="P1"><text:span text:style-name="T3">TaxBarFig<text:tab/>y4pUm4Izfev31oIK7rfEb7gvM4cr8nzDf9S7PD8AuRY1HYoaVD2fnhNaOLuRjwRbgmdn4LshC0znWJov0B8PUiB_DkRLYLbvwUHv1TKg4cuUsQjlHp5Ki5IfOjOwn36Lt9bEGWZnTkyGMmZ2eqJemy7lPkO_MbXS8IZvohMUCA6BeKnN5eoVYD4tg6K0jdIHe1T</text:span></text:p>
      <text:p text:style-name="P1"><text:span text:style-name="T3">TwoHugEgg<text:tab/>65DA6F39E7CAFAA0!1298</text:span></text:p>
      <text:p text:style-name="P1"><text:span text:style-name="T3">JokeOneZig<text:tab/>hq9dia-dm2305.files.1drv.com</text:span></text:p>
      <text:p text:style-name="P1"><text:span text:style-name="T3">OwlNorthOwl<text:tab/>65DA6F39E7CAFAA0!132</text:span></text:p>
      <text:p text:style-name="P1"><text:span text:style-name="T3">PieSewEar<text:tab/>65DA6F39E7CAFAA0!363</text:span></text:p>
      <text:p text:style-name="P1"><text:span text:style-name="T3">PieLawGood<text:tab/>65DA6F39E7CAFAA0!101-65DA6F39E7CAFAA0!108-65DA6F39E7CAFAA0!363-f2a93b6535d3fec8388472cdfa9ec3b4</text:span></text:p>
      <text:p text:style-name="P1"><text:span text:style-name="T3">DayDayJump<text:tab/>y4pMpqBDS28bxbFJB0atkfUNSe0yRPBLSlP5f6ZYC-higatkI4jtP9fPM6EdZEmMYSDKTkQe-EZf9EVEjWRlZsbMVlo1lgQdR6KwN9_XjGq0rYfPiSNKE9xiI-YYENUIoOAcEUbo37J4DOBdM-lJnijTthUKp2xJ8V0hiXWCzuwVIu-7EYPineZwEQXg_UoAY-g</text:span></text:p>
      <text:p text:style-name="P1"><text:span text:style-name="T3">HamRightUgh<text:tab/>65DA6F39E7CAFAA0!101-65DA6F39E7CAFAA0!108-65DA6F39E7CAFAA0!360-b8350d8bb445d071f85e919d8b5c77f4</text:span></text:p>
      <text:p text:style-name="P1"><text:span text:style-name="T3">RedLawTruck<text:tab/>y4pb_NTeibQ_TbAFAwXyTXZM4wo-ZPMFBNOF1tHWKTvT6yoi6LMtSPfgjOochN3IRc6nrU9iFgG9BC1dHWrq8Fm5Rx2W_74elr3e8dtbrxxtrCbWXEUzinsehgr-BOm6VGinrOCw6HnL7PKPOe34PrrHcXNOwoRcH0_GxEcP--NsgFnmj4iDWOM5eqKcaMFgHUm</text:span></text:p>
      <text:p text:style-name="P1"><text:span text:style-name="T3">LabImpMad<text:tab/>65DA6F39E7CAFAA0!101-65DA6F39E7CAFAA0!108-65DA6F39E7CAFAA0!1254-90f931b96273551c7b3db006bc4d448c</text:span></text:p>
      <text:p text:style-name="P1"><text:span text:style-name="T3">OrbOafNew<text:tab/>y4pJXzAPq06pM7YYf2ELKut5HKa1ZGZg4CO6whD8O_N7Ms4s3ChqfL8w5QdQuoluhnfpzZyszoQpHt2uP363_h39_jX8t8j6jYB_iGuW71TW5RVbZG34QSw6vCwkYMkmQDb9ZYT7mpqjFYBk94lMXvLh76SRqCCFhU3drKBa0UmF7aAp_Ri2oK-3831Y1xF7ywQ</text:span></text:p>
      <text:p text:style-name="P1"><text:span text:style-name="T3">WarNewTad<text:tab/>65DA6F39E7CAFAA0!101-65DA6F39E7CAFAA0!108-65DA6F39E7CAFAA0!1326-61990f77cd7d849560da676ca1bbe58b</text:span></text:p>
      <text:p text:style-name="P1"><text:span text:style-name="T3">UrnAFar<text:tab/>65DA6F39E7CAFAA0!407</text:span></text:p>
      <text:p text:style-name="P1"><text:span text:style-name="T3">ZooRichMad<text:tab/>y4pqiJDMIxWaINQ_myCm4qwLcmfir_1zBmGTFBLydziLTW0k9eiy9YIyFBxNakOYzMwV2JNMtcMsuV6KRsGJ38QTgaxdmOEt1MEOBOwISw7j4JAcBHo3RKzhzgrg3_xMNUAUcBDaHsrjI6YgjK6Jtlf-zwZbHOeDGkViFOkcW_RpI4VeYvHsxr0IUd1_xVm2trk</text:span></text:p>
      <text:p text:style-name="P1"><text:span text:style-name="T3">WolfTadPew<text:tab/>y4pGS_CoMFKyx4yKztltLMqa78r2Vhkphqgh-N_wPso3XQcpiSQaUgT_vWVcBfLhsGCnG7LY3Cb1IzFXwwHs6MeNdiycNRLr4IU7WqzniHAwy0l_WOgc0eQoUEAXGpIMUVLS4FDi1lUx49Qdy3WF6LiNuTVyLbTRpcFWcufv78j-xdcK_H3VfM8EojbYKQNCQp7</text:span></text:p>
      <text:p text:style-name="P1"><text:span text:style-name="T3">CarWeeWee<text:tab/>65DA6F39E7CAFAA0!503</text:span></text:p>
      <text:p text:style-name="P1"><text:span text:style-name="T3">BudUpTad<text:tab/>65DA6F39E7CAFAA0!101-65DA6F39E7CAFAA0!108-65DA6F39E7CAFAA0!503-7ca47dc6062ee3c2d0fe8b3881ba76d8</text:span></text:p>
      <text:p text:style-name="P1"><text:span text:style-name="T3">ImpEyeFoo<text:tab/>y4p0BSbaQQmCK3DnoRoRvNCTQok-Fo_A5CrYNrzDkFX8LaoDzWoROtuE8QWr8KsGqn3kL4LPg2sBu4UCzhHyPTDToJOsjRuPHCHYAgiqnTEjBE9ZZxBBxMnlecMBQeVg37XYTb0e4cBLrOWgkdciKBDEjHVnIuutdIhjmIsBjHGLUKHWfUIfKKplKFNvcdIRcJm</text:span></text:p>
      <text:p text:style-name="P1"><text:span text:style-name="T3">EarHerFar<text:tab/>65DA6F39E7CAFAA0!101-65DA6F39E7CAFAA0!108-65DA6F39E7CAFAA0!1328-3a5f7aa607ee7802344defb0fdb64404</text:span></text:p>
      <text:p text:style-name="P1"><text:span text:style-name="T3">TruckCakeCake<text:tab/>65DA6F39E7CAFAA0!502</text:span></text:p>
      <text:p text:style-name="P1"><text:span text:style-name="T3">OafVoltVat<text:tab/>65DA6F39E7CAFAA0!101-65DA6F39E7CAFAA0!108-65DA6F39E7CAFAA0!502-5643fafa0a77b34575b7e495e28cdfe6</text:span></text:p>
      <text:p text:style-name="P1"><text:span text:style-name="T3">RatZagAm<text:tab/>y4pn1Pzv6HnuLtSI58uRPqX2IA73jomMWtVl8xEIxR-sJSLuX_zfogIEhWzc_e9HFHU05vkqaV8VOS2T20Tsrb8qUD_xlzNodM1WUBOo2Lh-L_RwuaCdfNiUfaZ6LEd6HN8ymS5yNmb3fNVWvaLckZsAJGZB0rpw0ONOYOz_-0w1faIYz7_zQ2yxCxL-8q8oC7r</text:span></text:p>
      <text:p text:style-name="P1"><text:span text:style-name="T3">JumpIcyBig<text:tab/>65DA6F39E7CAFAA0!101-65DA6F39E7CAFAA0!108-65DA6F39E7CAFAA0!406-9a1f9be4a5d87f89a41ae176678b0124</text:span></text:p>
      <text:p text:style-name="P1"><text:span text:style-name="T3">MadKoiVolt<text:tab/>y4pl3obWfMjCXDm310yPasNmcWAZtCRNernKhKzgOHKg4hhLdXzngSAmjcRtOkDaZKy72XPMb7vBgFyZu2QLMkpBXRILBY7xVTcL9u4N8CyAo5dmnFzc_Qv79NCWT78TmmG92rs4SI_N95hqwqjHyImxwIigRqIKT5j7QRswg5OWFBe2MujLzc7QEJ_EKHgGxvz</text:span></text:p>
      <text:p text:style-name="P1"><text:span text:style-name="T3">TaxJokeOne<text:tab/>65DA6F39E7CAFAA0!995</text:span></text:p>
      <text:p text:style-name="P1"><text:span text:style-name="T3">DogeEmuCar<text:tab/>y4pL8h6hiHzEr9ndUaoqcQRsXjWQaSjO1PHQlBe8dpt2yhRXdVOFYJ3sIOQpS5h2pTnbWLYDW-hW6BaeiiRdBfzPgZuWtYbu_AUk4UmyL8J8UpZBIv9TCdYPQenUTX2pv394Si9zLlxKvbv1pB09BS7AX0DmjodiYtkiT9czybtiwdFZz0tErVSy9j547dnTmh_</text:span></text:p>
      <text:p text:style-name="P1"><text:span text:style-name="T3">MadBudOrb<text:tab/>65DA6F39E7CAFAA0!101-65DA6F39E7CAFAA0!108-65DA6F39E7CAFAA0!995-07fadcc22b5f458effa6072e1d2be45b</text:span></text:p>
      <text:p text:style-name="P1"><text:span text:style-name="T3">VineMugAte<text:tab/>65DA6F39E7CAFAA0!1329</text:span></text:p>
      <text:p text:style-name="P1"><text:span text:style-name="T3">MuchSumHis<text:tab/>65DA6F39E7CAFAA0!101-65DA6F39E7CAFAA0!108-65DA6F39E7CAFAA0!1329-27c86bee8151521475b6ad777d68b128</text:span></text:p>
      <text:p text:style-name="P1"><text:span text:style-name="T3">EggWolfHis<text:tab/>y4pnjCadH-g3SXygaxHLGadYPFYhUTrzzZU3y_zMXXydyzH8uf1x22fEuakFV0KD9jPYMlMG9o6QNFckmIhi3Oxg-JoLSK2XuVPKITKcmbaWGfDjt8YulltwRUPY_sTe-VvvRg7ozKoHyM1zZ9bEND0xPJpW_aRWKa6nZe7eTYDcfhRvk6G1z7UPh9h9vnjSUny</text:span></text:p>
      <text:p text:style-name="P1"><text:span text:style-name="T3">MugBugFox<text:tab/>65DA6F39E7CAFAA0!101-65DA6F39E7CAFAA0!108-65DA6F39E7CAFAA0!133-e2a403eb7899326483fb3f9ba157e19a</text:span></text:p>
      <text:p text:style-name="P1"><text:span text:style-name="T3">CanCatGem<text:tab/>65DA6F39E7CAFAA0!362</text:span></text:p>
      <text:p text:style-name="P1"><text:span text:style-name="T3">VineFoxPen<text:tab/>65DA6F39E7CAFAA0!101-65DA6F39E7CAFAA0!108-65DA6F39E7CAFAA0!1330-c52a1249cef2c8ff1a7f6d2a2192467a</text:span></text:p>
      <text:p text:style-name="P1"><text:span text:style-name="T3">YakBarDoge<text:tab/>y4pRxh8mmBmGc1MTDYFm7oiXFW6u17PlUEhlWaEdyp3J64nw3Cu5-ShzMRy0T5M52SSXaqF_hZfDZ-WXYjnfA5ZrN5jaacoUPFGc19HOVbJEo4VkJx4SqyXXjwYf16JWsVadlWRl7_MWMoKiDLj_YdOlB5-UmhquqOA0GDNyKdyDgJjuGLnssGcFjqpYkvRPiwj</text:span></text:p>
      <text:p text:style-name="P1"><text:span text:style-name="T3">FishTadDown<text:tab/>65DA6F39E7CAFAA0!101-65DA6F39E7CAFAA0!108-65DA6F39E7CAFAA0!1332-dc2bf47c73dbf35abcf809a387621b11</text:span></text:p>
      <text:p text:style-name="P1"><text:span text:style-name="T3">LogVineAte<text:tab/>y4pBFIk0jKPihd4h1AKRYvl2vVMVdM38NUUvivvprz9ih7PlP2VIIT4NUv-OBdAlf1G3LYWMaBvKc0bxG2iYtCa7HT_CroZLHF3dnajbnnkOCnCRfpJ_j0s4Sqo27F7pRvfY_rDT6qsLdKUom3DTfopJKr851NoPXo8Z3SNTAplrpIspgLrQzT5A9qAax4Dr8GD</text:span></text:p>
      <text:p text:style-name="P1"><text:span text:style-name="T3">SumDogNew<text:tab/>y4pJhuhNh_tiIWPsG_NEI_t8T-M9tW_dwAN2hule5j7UfjkisyxexF7BXHyg5np7xRBc543buwZeOVmemBiXczTWSxuyXh5C_vySh3fh_AbzWUTv5_S1BfLVfjZ647BvSHw4LztofZsV9ZHuQcihnG_0wAjJhrMCvCx4ZNVIxZjofIUd4auBUFU5tkG8k5v9FNr</text:span></text:p>
      <text:p text:style-name="P1"><text:span text:style-name="T3">GoodAweTruck<text:tab/>65DA6F39E7CAFAA0!101-65DA6F39E7CAFAA0!108-65DA6F39E7CAFAA0!1334-5771516f412acbb5223c08a427c63312</text:span></text:p>
      <text:p text:style-name="P1"><text:span text:style-name="T3">BatZagUp<text:tab/>r8pmbg-dm2305.files.1drv.com</text:span></text:p>
      <text:p text:style-name="P1"><text:span text:style-name="T3">SeaLabImp<text:tab/>y4pckYC05HxwhvNpHgWPQn5ZIZJhmX-8Rvsae9N5kfhesCITSnrbNwx0rvl05jFoW-kZlgAdanAb21sh60vy-3fJO9J26vaBUl-oHDxro81uuzVWSG6NRDHhpN-GtU09L4813MvBQ95oMP2Pdfd-_wMrg6H77dBpj-hGDra8_7uS_E_GqQ-3ODoVtlFLjGGTNFJ</text:span></text:p>
      <text:p text:style-name="P1"><text:span text:style-name="T3">BugVineEmu<text:tab/>65DA6F39E7CAFAA0!101-65DA6F39E7CAFAA0!108-65DA6F39E7CAFAA0!400-37faee2562e39014dc632d2af6627663</text:span></text:p>
      <text:p text:style-name="P1"><text:span text:style-name="T3">WolfEggRod<text:tab/>y4pHUNsSeD2isSRsylcesVVEWj1u2b4eCNnwOKKvLHKRqpzhom0mDzy3Oq0kaX04tiWfNkqdKoWpXPn_U91c8xsBu6ArPBwaO_x0q6p4J8Dvn4M-nARcMFDmy0Y1TwQR-71Fj6T80yKPD776HQgzYOuB6nqkM9FhDmhD2rT04uA5LaQxkkdPVYyxummzk6rbVtP</text:span></text:p>
      <text:p text:style-name="P1"><text:span text:style-name="T3">IcyRedPie<text:tab/>y4pJ8x98fqPqdiXWHNLq8x7xkH4xYQ3FfXiaKmhx_NNwdiJMdPtcFFxw6FWM_8IbqK-PPhQv8-HQY2mh-fcFfocaAm29zfBDEE_oGJ-9EUEk9h5fv9O4PssuAAsDDnU2xQZrxC1blqi_y_4dHUi4X2HHVo9UQyuJBjBgOeFOuYUZatFL8V0fIPWDB1JUnIC0Yrc</text:span></text:p>
      <text:p text:style-name="P1"><text:span text:style-name="T3">EyeOafJoy<text:tab/>65DA6F39E7CAFAA0!992</text:span></text:p>
      <text:p text:style-name="P1"><text:span text:style-name="T3">NorthPieOwl<text:tab/>y4ppZM0Kf4Waewkozed-nJA5hLF9zGufDx2wO7DDKiPme_us8qNgTuPSzbPuFGcO0_O52l38X9_lsVkILpLjZhonA_W09SEdCzPbGwNhommRKmS5HdUBgiwY3rtbK9a8pUGjS-E5lCV_NrsU__U2KdBbRk8Aa42v9AuL57ulrEJq_uS9PTTb-wYwZyYrdgPcTKf</text:span></text:p>
      <text:p text:style-name="P1"><text:span text:style-name="T3">YewWryZoo<text:tab/>65DA6F39E7CAFAA0!1340</text:span></text:p>
      <text:p text:style-name="P1"><text:span text:style-name="T3">DogeVineSo<text:tab/>y4p6KcwxJcjHZNBG0lWLID6VLpWCzN_CK8ZN5ayhk-sln2dD8Wz9Ec9jr_GXJiMbtmZm-whX6mR18MQqEtTzmBk0eosu4tSJH2JdQXA3l55k8b5uW6sYHRIZdH-kV-MH1w73Uubx2_9pPBWPuDQBAQALjjrP7cDOVR8ixaOhRbt-_8HH8tpLNxOSv2Zm0SjaePq</text:span></text:p>
      <text:p text:style-name="P1"><text:span text:style-name="T3">YewKoiPew<text:tab/>65DA6F39E7CAFAA0!101-65DA6F39E7CAFAA0!108-65DA6F39E7CAFAA0!992-29a66b66ed35e38645e59247b0d5a1b9</text:span></text:p>
      <text:p text:style-name="P1"><text:span text:style-name="T3">SewYupWag<text:tab/>65DA6F39E7CAFAA0!101-65DA6F39E7CAFAA0!108-65DA6F39E7CAFAA0!1340-c359ca2c353660d042733c9191aa153e</text:span></text:p>
      <text:p text:style-name="P1"><text:span text:style-name="T3">ZagOrbHis<text:tab/>65DA6F39E7CAFAA0!1342</text:span></text:p>
      <text:p text:style-name="P1"><text:span text:style-name="T3">DayLawFly<text:tab/>65DA6F39E7CAFAA0!1346</text:span></text:p>
      <text:p text:style-name="P1"><text:span text:style-name="T3">PenRagRight<text:tab/>65DA6F39E7CAFAA0!101-65DA6F39E7CAFAA0!108-65DA6F39E7CAFAA0!1343-21fd901c33d68298cb66b9e35a19e640</text:span></text:p>
      <text:p text:style-name="P1"><text:span text:style-name="T3">BugTaxOne<text:tab/>65DA6F39E7CAFAA0!101-65DA6F39E7CAFAA0!108-65DA6F39E7CAFAA0!1346-15a900f533daacdadfbd6f7ef20e6967</text:span></text:p>
      <text:p text:style-name="P1"><text:span text:style-name="T3">PalRatOaf<text:tab/>y4ptCd7YCpd9m7CLwPU5HhmTJV7MVG6cz6FXTwZ-cScoL5hczQfNvpt9WDZBn3UhH48eQt1Jo4wCNsEueUj5ELxQbvIXW0o8YMYKYb91E35QZPJSWajLs8eFnRLr36eaghb5WcMvIb1YXIw-CAafHB40Oy6XRwP2qnHLQWovkC3DNQHd41ZrenlpDDbExsUAUTB</text:span></text:p>
      <text:p text:style-name="P1"><text:span text:style-name="T3">SoAteOne<text:tab/>65DA6F39E7CAFAA0!101-65DA6F39E7CAFAA0!108-65DA6F39E7CAFAA0!1348-14c76ad3e5fef0e8ddc03a22fe70d664</text:span></text:p>
      <text:p text:style-name="P1"><text:span text:style-name="T3">NewTwoMad<text:tab/>y4plVeFg9MmKLrLhRreuC6uoWXvPrxSpy2bZWWsdKiTk3N0RtZ_PNXTjKjtNzLhqEAv3VANpM1BmY4AGhbHSsouNwLrU_KGXrBWGlGBVWJ1dkBQEErgeNOHnKSCn22QFtGvwNjZ7IjvvpccyELbf4jxvPcQHMDFUhDqIQj581D7Kxy0vYxsuCNkf2SHSjjwMYQr</text:span></text:p>
      <text:p text:style-name="P1"><text:span text:style-name="T3">SwimOwlUrn<text:tab/>65DA6F39E7CAFAA0!136</text:span></text:p>
      <text:p text:style-name="P1"><text:span text:style-name="T3">DogeOneOne<text:tab/>65DA6F39E7CAFAA0!101-65DA6F39E7CAFAA0!108-65DA6F39E7CAFAA0!136-06a2ff0d7fc6663649b98fe2555bae48</text:span></text:p>
      <text:p text:style-name="P1"><text:span text:style-name="T3">TruckNorthGood<text:tab/>r8obew-dm2305.files.1drv.com</text:span></text:p>
      <text:p text:style-name="P1"><text:span text:style-name="T3">LeftAmBag<text:tab/>y4pWB1AXaji-eybW6HjXMNrpRQ1NqABNCrtCIaYIBZ7e7xAU4CCmem-0fcRlSw7aZ67JVeMsdydOzzpSGdYah_wOLwOvxvlLDIMzmgBGL50ThJpQWGPGNAlRZN6EYW5Qc-W1fIr0wUYKJk-txRB8oJVvoiCaEgw5slTieu1J9S9BlJgs2wMLAntZTsek2EfJjvK</text:span></text:p>
      <text:p text:style-name="P1"><text:span text:style-name="T3">ForthPewImp<text:tab/>65DA6F39E7CAFAA0!137</text:span></text:p>
      <text:p text:style-name="P1"><text:span text:style-name="T3">VatBatWry<text:tab/>65DA6F39E7CAFAA0!101-65DA6F39E7CAFAA0!108-65DA6F39E7CAFAA0!137-838bbe756a27dbcdb70145b075ab3d7e</text:span></text:p>
      <text:p text:style-name="P1"><text:span text:style-name="T3">HamFigDoge<text:tab/>65DA6F39E7CAFAA0!138</text:span></text:p>
      <text:p text:style-name="P1"><text:span text:style-name="T3">ForthTheOaf<text:tab/>65DA6F39E7CAFAA0!101-65DA6F39E7CAFAA0!108-65DA6F39E7CAFAA0!220-992228e9b6ff2d99c59fade75601c89a</text:span></text:p>
      <text:p text:style-name="P1"><text:span text:style-name="T3">OwlWowAwe<text:tab/>65DA6F39E7CAFAA0!101-65DA6F39E7CAFAA0!108-65DA6F39E7CAFAA0!991-9d71e6446aa55edaaad94a0ec4773e9b</text:span></text:p>
      <text:p text:style-name="P1"><text:span text:style-name="T3">AweEarCake<text:tab/>y4p2XccxnycczSOU-uFB37TGeHGbalBheCUuM3poHSqpDTO1qGzG5nqVLFMapOp55M1dIc1QMvg914mGKiUOCx75-YYLRBdP2nfgTzZIDp1B4NqIWyMmI1sdvYasOdIYcnIUIyS9JVFTHiw8cXeEXBUhGq2xhRzCFLOnPBaWHgNd9SfhBuWE4CfUEDJ4Yz53D9d</text:span></text:p>
      <text:p text:style-name="P1"><text:span text:style-name="T3">OafJoyBud<text:tab/>65DA6F39E7CAFAA0!101-65DA6F39E7CAFAA0!108-65DA6F39E7CAFAA0!369-94b13b43f0fe76d0b0a779c6a9e784fd</text:span></text:p>
      <text:p text:style-name="P1"><text:span text:style-name="T3">FooBlueFoo<text:tab/>y4p_q8V4I4LcTzzIIrwq7bNpgMlOFFhEIr1-XRU1Zs-p3fpx5tMy41bsQnZCA3QLecjZ_Lc1KFIXgzFx7cREtVnKpMHTXKlvYmjIXLVbfflVApCnbejBZ-ZgCnEiKDbshjz9v69s9PF3-TB5rMuiT2CXTlZ9Hzu6g8fiobFjdv78p4kardbEmSkZSxHs5xHUy-O</text:span></text:p>
      <text:p text:style-name="P1"><text:span text:style-name="T3">BatVatUp<text:tab/>65DA6F39E7CAFAA0!101-65DA6F39E7CAFAA0!108-65DA6F39E7CAFAA0!139-99a828d1d3d379fbbc36fb37a3a081be</text:span></text:p>
      <text:p text:style-name="P1"><text:span text:style-name="T3">EyeRichHaz<text:tab/>65DA6F39E7CAFAA0!101-65DA6F39E7CAFAA0!108-65DA6F39E7CAFAA0!142-1a59f4303ed08714e928caa7846ea52b</text:span></text:p>
      <text:p text:style-name="P1"><text:span text:style-name="T3">KidJokeFig<text:tab/>y4pStDA85kJoVDmiTAS3QMtVnB2xAsSlGhz9z3Kfg6oIx98O4obu6C8QlKmLOvszG-izkCxmnPw_HQ3YGo54zYBjeYI4kAjeNH8DsV7HLbkc0S7J_ikE_MNccSQzmpfqNnt6YGVxURgIrhWy9igP4Hq3B3SH9cZmwP0rAbhDCA52awo2MeOGNiU2s4tMJn6jyDA</text:span></text:p>
      <text:p text:style-name="P1"><text:span text:style-name="T3">TruckYupIcy<text:tab/>65DA6F39E7CAFAA0!101-65DA6F39E7CAFAA0!108-65DA6F39E7CAFAA0!221-67e4d28da7e68eb89388f57aa60516be</text:span></text:p>
      <text:p text:style-name="P1"><text:span text:style-name="T3">JokeDogeUgh<text:tab/>y4pl6TDRbAH39fx5eZeRlfJvJcK74NeP1LPyzZuX3BZNM4FImt1HEMx439ZbPmom2W0tygyIL_gyzrpkfJQ6mzdCfg0_dIbosjwXrO8U0KeBI_k1068J-vmiHPiycGpAMPPmv6ftMYJKqTaIKOklH4h91SKvh2idcLGkR7ItkCBb3Wl8_7Qz0WTCE45014hqgum</text:span></text:p>
      <text:p text:style-name="P1"><text:span text:style-name="T3">JokeCarTax<text:tab/>65DA6F39E7CAFAA0!145</text:span></text:p>
      <text:p text:style-name="P1"><text:span text:style-name="T3">EyeBagAm<text:tab/>65DA6F39E7CAFAA0!146</text:span></text:p>
      <text:p text:style-name="P1"><text:span text:style-name="T3">AmGemDown<text:tab/>65DA6F39E7CAFAA0!101-65DA6F39E7CAFAA0!108-65DA6F39E7CAFAA0!368-d7d62e01603ff3ce531393bf738aeff6</text:span></text:p>
      <text:p text:style-name="P1"><text:span text:style-name="T3">EyeWryDown<text:tab/>65DA6F39E7CAFAA0!101-65DA6F39E7CAFAA0!108-65DA6F39E7CAFAA0!147-a5587aa03c942ea198f2c0ddfce27f12</text:span></text:p>
      <text:p text:style-name="P1"><text:span text:style-name="T3">RagPenHam<text:tab/>65DA6F39E7CAFAA0!101-65DA6F39E7CAFAA0!108-65DA6F39E7CAFAA0!152-9710d1eb2b675cd1a136d5520a6c3d53</text:span></text:p>
      <text:p text:style-name="P1"><text:span text:style-name="T3">PenRightHam<text:tab/>y4pNuzh6IgUp4NmPe6HGvLb6K3RFRuW4BtJwB0nqpv0s-OtKrSucmkXQK8bkRA7yrzHadl_pFscRgAiuY1KZA4OBaGNe-puql_111VhFtRr9228GKp07ECuUaSabkafp4VO9q5vKxsq64IcKb88yNc8qQ990EqLCbZVMPf2RTi9mZlvQR3aFIH0EEZbIsgHhdDV</text:span></text:p>
      <text:p text:style-name="P1"><text:span text:style-name="T3">QuillDownFoo<text:tab/>65DA6F39E7CAFAA0!405</text:span></text:p>
      <text:p text:style-name="P1"><text:span text:style-name="T3">HogJokeFox<text:tab/>65DA6F39E7CAFAA0!345</text:span></text:p>
      <text:p text:style-name="P1"><text:span text:style-name="T3">BarUghKid<text:tab/>65DA6F39E7CAFAA0!153</text:span></text:p>
      <text:p text:style-name="P1"><text:span text:style-name="T3">MawWowBig<text:tab/>y4p-jASWLADTCCG9ra2vr7hyqScpOaI5cehtOfH11ArKnHJUfu7lxJu_ZxjzqzhWhJu2wRJZlp27ALjROdeTZ4w6Fx7RkI4JcrMMiKA-TrEJCK8TUQFYXymZB8S0wo2bM_icNThs42SaYg6bh1hZX32pY_8w-57Ox5pwVF4PrkxaJdboI5c-6p-rOHGqLhmoIiM</text:span></text:p>
      <text:p text:style-name="P1"><text:span text:style-name="T3">RedUrnOwl<text:tab/>65DA6F39E7CAFAA0!154</text:span></text:p>
      <text:p text:style-name="P1"><text:span text:style-name="T3">IcyAweSew<text:tab/>65DA6F39E7CAFAA0!101-65DA6F39E7CAFAA0!108-65DA6F39E7CAFAA0!405-c985813a009f074a542acf06de4156f0</text:span></text:p>
      <text:p text:style-name="P1"><text:span text:style-name="T3">LabRichBlue<text:tab/>65DA6F39E7CAFAA0!156</text:span></text:p>
      <text:p text:style-name="P1"><text:span text:style-name="T3">EmuFoxFig<text:tab/>y4p2HdSwReLQsWgmW1uM_EiDOSLWX6ksfhG_1_4elPlqItPUQoLNwiJ0FPs2EQlGks9mArmA1Im2meBKV3jpSqxQNiJA9DAq5SXYS1MPCu9IFuikgkRSnu9KIwSNnQ8wO6DWaRQ2y0Kq0znUOQ2kbaaZIq1a4oTRZM7Ikwxb4YSmVs-LvdK8tQIE4Vpx-_vmWL1</text:span></text:p>
      <text:p text:style-name="P1"><text:span text:style-name="T3">RagRagUgh<text:tab/>65DA6F39E7CAFAA0!101-65DA6F39E7CAFAA0!108-65DA6F39E7CAFAA0!156-2a6e4cab7d9dace4fc46d6f70e277d1d</text:span></text:p>
      <text:p text:style-name="P1"><text:span text:style-name="T3">MadZagVolt<text:tab/>65DA6F39E7CAFAA0!101-65DA6F39E7CAFAA0!108-65DA6F39E7CAFAA0!346-8709ee22c692d95ae1b84165fdaf3bb8</text:span></text:p>
      <text:p text:style-name="P1"><text:span text:style-name="T3">MugWeePen<text:tab/>65DA6F39E7CAFAA0!157</text:span></text:p>
      <text:p text:style-name="P1"><text:span text:style-name="T3">ZagEyePal<text:tab/>65DA6F39E7CAFAA0!101-65DA6F39E7CAFAA0!108-65DA6F39E7CAFAA0!160-9fa48874666d341315c535a412ba200d</text:span></text:p>
      <text:p text:style-name="P1"><text:span text:style-name="T3">ForthDownKoi<text:tab/>65DA6F39E7CAFAA0!101-65DA6F39E7CAFAA0!108-65DA6F39E7CAFAA0!393-1b4b6befafe771b8b927beac0cc5a299</text:span></text:p>
      <text:p text:style-name="P1"><text:span text:style-name="T3">WowOwlFar<text:tab/>65DA6F39E7CAFAA0!101-65DA6F39E7CAFAA0!108-65DA6F39E7CAFAA0!161-f90d1245b48c48f4ed8ccea24a200452</text:span></text:p>
      <text:p text:style-name="P1"><text:span text:style-name="T3">FarNorthAwe<text:tab/>65DA6F39E7CAFAA0!279</text:span></text:p>
      <text:p text:style-name="P1"><text:span text:style-name="T3">ZooWryBlue<text:tab/>65DA6F39E7CAFAA0!101-65DA6F39E7CAFAA0!108-65DA6F39E7CAFAA0!279-ced9150eefc315166604ec751d99b38b</text:span></text:p>
      <text:p text:style-name="P1"><text:span text:style-name="T3">YakSoLog<text:tab/>65DA6F39E7CAFAA0!392</text:span></text:p>
      <text:p text:style-name="P1"><text:span text:style-name="T3">ACakeBig<text:tab/>65DA6F39E7CAFAA0!101-65DA6F39E7CAFAA0!108-65DA6F39E7CAFAA0!392-5fa7b54254ff4ca5e747b8fe9c6bdfd3</text:span></text:p>
      <text:p text:style-name="P1"><text:span text:style-name="T3">WeeJokeHog<text:tab/>65DA6F39E7CAFAA0!101-65DA6F39E7CAFAA0!108-65DA6F39E7CAFAA0!163-a5587aa03c942ea198f2c0ddfce27f12</text:span></text:p>
      <text:p text:style-name="P1"><text:span text:style-name="T3">VineFoxFig<text:tab/>65DA6F39E7CAFAA0!101-65DA6F39E7CAFAA0!108-65DA6F39E7CAFAA0!391-df211e92c83588ae78ab208d51213bc7</text:span></text:p>
      <text:p text:style-name="P1"><text:span text:style-name="T3">SwimEarFly<text:tab/>65DA6F39E7CAFAA0!101-65DA6F39E7CAFAA0!108-65DA6F39E7CAFAA0!165-8dbd324843fd51a5024ff5db3dffc924</text:span></text:p>
      <text:p text:style-name="P1"><text:span text:style-name="T3">CarRightZig<text:tab/>65DA6F39E7CAFAA0!278</text:span></text:p>
      <text:p text:style-name="P1"><text:span text:style-name="T3">DogTheForth<text:tab/>65DA6F39E7CAFAA0!101-65DA6F39E7CAFAA0!108-65DA6F39E7CAFAA0!278-4b0938799ed5f9b61c22589f10d2493e</text:span></text:p>
      <text:p text:style-name="P1"><text:span text:style-name="T3">VineHamCar<text:tab/>y4pjCwOzdXFhBNNkd8GXpTS-danCBARWjQAmHOTRcZFfnx8SPc78R5Z8Yt8-p4mk7QitpybRyuB_yR0aKh5WD1mYK6S0GZ4NggkJQa_AmqGHo3kA6MVaMcg5F6OUfoP849UJrNVGEOXCAhDPj0GHzw34UhjUgiE8FIEMdK3I5twaymXYwNXJto-MtGsyXP_8Rry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